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yansk Directive Russian Army Sheled Kamyanka, Pietro-Ivanivka, Novomolinsk, Dvorichny, to ...</text:span>
</text:h>
      <text:p text:style-name="P4">
Authors: liveuamap (Language: en)</text:p>
      <text:p text:style-name="P4">
Time: 2023-04-04T-60:40:00</text:p>
      <text:p text:style-name="P4">
Location: Donetsk (Latitude:48.91641 Longtitude:38.13063)</text:p>
      <text:p text:style-name="P4">
Videos: []</text:p>
      <text:p text:style-name="P4">
Images: []</text:p>
      <text:p text:style-name="P4">
Tags: ["Russia"]</text:p>
      <text:p text:style-name="P4">
Id: 22553592</text:p>
      <!--METADATA-->
      <text:p text:style-name="P4">
At Kupiansk direction Russian army shelled Kamyanka, Petro-Ivanivka,Novomlynsk, Dvorichna, Kutkivka, Zapadne, Masutivka of Kharkiv region;Krokhmalne of Luhansk region and Terny and Serebryanka of Donetsk region, -General Staff of Armed Forces of Ukraine says in the morning report</text:p>
      <text:p text:style-name="P4">
News Collection Link: <text:a xlink:type="simple" xlink:href="https://liveuamap.com/en/2023/4-april-at-kupiansk-direction-russian-army-shelled-kamyanka" text:style-name="Internet_20_link" text:visited-style-name="Visited_20_Internet_20_Link">
https://liveuamap.com/en/2023/4-april-at-kupiansk-direction-russian-army-shelled-kamyanka</text:a>
</text:p>
      <text:p text:style-name="P4">
News Source: <text:a xlink:type="simple" xlink:href="https://t.me/lumsrc/4407" text:style-name="Internet_20_link" text:visited-style-name="Visited_20_Internet_20_Link">
https://t.me/lumsrc/4407</text:a>
</text:p>
      <!--NEWS-->
      <text:h text:style-name="P10" text:outline-level="1">
<text:span text:style-name="T4">
AT LIMAN DIRETIIN RUSSIAN Army Shelled Makeevka, Nedske, Kreminna, Dibrova, Bigorivka of ...</text:span>
</text:h>
      <text:p text:style-name="P4">
Authors: liveuamap (Language: en)</text:p>
      <text:p text:style-name="P4">
Time: 2023-04-04T-62:40:00</text:p>
      <text:p text:style-name="P4">
Location: Donetsk (Latitude:48.75438 Longtitude:38.07518)</text:p>
      <text:p text:style-name="P4">
Videos: []</text:p>
      <text:p text:style-name="P4">
Images: []</text:p>
      <text:p text:style-name="P4">
Tags: ["Russia"]</text:p>
      <text:p text:style-name="P4">
Id: 22553591</text:p>
      <!--METADATA-->
      <text:p text:style-name="P4">
At Lyman direction Russian army shelled Makiyivka, Nevske, Kreminna, Dibrova,Bilohorivka of Luhansk region and Terny, Vesele, Zvanivka, Spirne andRozdolivka of Donetsk region, - General Staff of Armed Forces of Ukraine saysin the morning report</text:p>
      <text:p text:style-name="P4">
News Collection Link: <text:a xlink:type="simple" xlink:href="https://liveuamap.com/en/2023/4-april-at-lyman-direction-russian-army-shelled-makiyivka" text:style-name="Internet_20_link" text:visited-style-name="Visited_20_Internet_20_Link">
https://liveuamap.com/en/2023/4-april-at-lyman-direction-russian-army-shelled-makiyivka</text:a>
</text:p>
      <text:p text:style-name="P4">
News Source: <text:a xlink:type="simple" xlink:href="https://t.me/lumsrc/4408" text:style-name="Internet_20_link" text:visited-style-name="Visited_20_Internet_20_Link">
https://t.me/lumsrc/4408</text:a>
</text:p>
      <!--NEWS-->
      <text:h text:style-name="P10" text:outline-level="1">
<text:span text:style-name="T4">
Bakhmut Directio Rusian Army Shelled Vasukivka, Orikhovo-Vasylivka, Novomarka, Bogdan ...</text:span>
</text:h>
      <text:p text:style-name="P4">
Authors: liveuamap (Language: en)</text:p>
      <text:p text:style-name="P4">
Time: 2023-04-04T-64:40:00</text:p>
      <text:p text:style-name="P4">
Location: Bakhmut (Latitude:48.41512 Longtitude:37.87943)</text:p>
      <text:p text:style-name="P4">
Videos: []</text:p>
      <text:p text:style-name="P4">
Images: []</text:p>
      <text:p text:style-name="P4">
Tags: ["Russia"]</text:p>
      <text:p text:style-name="P4">
Id: 22553590</text:p>
      <!--METADATA-->
      <text:p text:style-name="P4">
Report</text:p>
      <text:p text:style-name="P4">
News Collection Link:(https://liveuamap.com/en/2023/4-april-at-bakhmut-direction-russian-army-shelled-vasukivka)</text:p>
      <text:p text:style-name="P4">
News Source: <text:a xlink:type="simple" xlink:href="https://t.me/lumsrc/4409" text:style-name="Internet_20_link" text:visited-style-name="Visited_20_Internet_20_Link">
https://t.me/lumsrc/4409</text:a>
</text:p>
      <!--NEWS-->
      <text:h text:style-name="P10" text:outline-level="1">
<text:span text:style-name="T4">
JSC Avdiivka And Marynka Directiones Roussian Army Shelled Avdiivka, Vodyane, Severne, Netha ...</text:span>
</text:h>
      <text:p text:style-name="P4">
Authors: liveuamap (Language: en)</text:p>
      <text:p text:style-name="P4">
Time: 2023-04-04T-66:40:00</text:p>
      <text:p text:style-name="P4">
Location: Donetsk Oblast (Latitude:47.916 Longtitude:37.4608)</text:p>
      <text:p text:style-name="P4">
Videos: []</text:p>
      <text:p text:style-name="P4">
Images: []</text:p>
      <text:p text:style-name="P4">
Tags: ["Russia"]</text:p>
      <text:p text:style-name="P4">
Id: 22553589</text:p>
      <!--METADATA-->
      <text:p text:style-name="P4">
At Avdiyivka and Maryinka directions Russian army shelled Avdiyivka, Vodyane,Syeverne, Netaylove, Pervomayske, Krasnohorivka, Heorhiyivka, Maryinka andPobyeda of Donetsk region, - General Staff of Armed Forces of Ukraine says inthe morning report</text:p>
      <text:p text:style-name="P4">
News Collection Link: <text:a xlink:type="simple" xlink:href="https://liveuamap.com/en/2023/4-april-at-avdiyivka-and-maryinka-directions-russian-army" text:style-name="Internet_20_link" text:visited-style-name="Visited_20_Internet_20_Link">
https://liveuamap.com/en/2023/4-april-at-avdiyivka-and-maryinka-directions-russian-army</text:a>
</text:p>
      <text:p text:style-name="P4">
News Source: <text:a xlink:type="simple" xlink:href="https://t.me/lumsrc/4410" text:style-name="Internet_20_link" text:visited-style-name="Visited_20_Internet_20_Link">
https://t.me/lumsrc/4410</text:a>
</text:p>
      <!--NEWS-->
      <text:h text:style-name="P10" text:outline-level="1">
<text:span text:style-name="T4">
JSC Shaktarske Directio Rusian of the Army Shelled Novomikhailivka, Coal, Wondering, Golden ...</text:span>
</text:h>
      <text:p text:style-name="P4">
Authors: liveuamap (Language: en)</text:p>
      <text:p text:style-name="P4">
Time: 2023-04-04T-68:40:00</text:p>
      <text:p text:style-name="P4">
Location: Velyka Novosilka (Latitude:47.8324 Longtitude:36.81467)</text:p>
      <text:p text:style-name="P4">
Videos: []</text:p>
      <text:p text:style-name="P4">
Images: []</text:p>
      <text:p text:style-name="P4">
Tags: ["Russia"]</text:p>
      <text:p text:style-name="P4">
Id: 22553588</text:p>
      <!--METADATA-->
      <text:p text:style-name="P4">
At Shaktarske direction Russian army shelled Novomykhaylivka, Vuhledar,Prechystivka, Zolota Nyva, Velyka Novosilka and Vremivka of Donetsk region, -General Staff of Armed Forces of Ukraine says in the morning report</text:p>
      <text:p text:style-name="P4">
News Collection Link: <text:a xlink:type="simple" xlink:href="https://liveuamap.com/en/2023/4-april-at-shaktarske-direction-russian-army-shelled-novomykhaylivka" text:style-name="Internet_20_link" text:visited-style-name="Visited_20_Internet_20_Link">
https://liveuamap.com/en/2023/4-april-at-shaktarske-direction-russian-army-shelled-novomykhaylivka</text:a>
</text:p>
      <text:p text:style-name="P4">
News Source: <text:a xlink:type="simple" xlink:href="https://t.me/lumsrc/4411" text:style-name="Internet_20_link" text:visited-style-name="Visited_20_Internet_20_Link">
https://t.me/lumsrc/4411</text:a>
</text:p>
      <!--NEWS-->
      <text:h text:style-name="P10" text:outline-level="1">
<text:span text:style-name="T4">
At Zaporizhzhia and Kherson directions Russian army shelled Olhivske, Huliaipole, Charivne, B...</text:span>
</text:h>
      <text:p text:style-name="P4">
Authors: liveuamap (Language: en)</text:p>
      <text:p text:style-name="P4">
Time: 2023-04-04T-70:40:00</text:p>
      <text:p text:style-name="P4">
Location: Kherson, Khersons'ka oblast (Latitude:46.6122 Longtitude:32.59109)</text:p>
      <text:p text:style-name="P4">
Videos: []</text:p>
      <text:p text:style-name="P4">
Images: []</text:p>
      <text:p text:style-name="P4">
Tags: ["Russia"]</text:p>
      <text:p text:style-name="P4">
Id: 22553587</text:p>
      <!--METADATA-->
      <text:p text:style-name="P4">
At Zaporizhzhia and Kherson directions Russian army shelled Olhivske,Huliaipole, Charivne, Bilohirya, Mala Tokmachka, Novodanylivka, Kamyanske ofZaporizhzhia region, also Antonivka of Kherson region and Kherson city, -General Staff of Armed Forces of Ukraine says in the morning report</text:p>
      <text:p text:style-name="P4">
News Collection Link: <text:a xlink:type="simple" xlink:href="https://liveuamap.com/en/2023/4-april-at-zaporizhzhia-and-kherson-directions-russian-army" text:style-name="Internet_20_link" text:visited-style-name="Visited_20_Internet_20_Link">
https://liveuamap.com/en/2023/4-april-at-zaporizhzhia-and-kherson-directions-russian-army</text:a>
</text:p>
      <text:p text:style-name="P4">
News Source: <text:a xlink:type="simple" xlink:href="https://t.me/lumsrc/4412" text:style-name="Internet_20_link" text:visited-style-name="Visited_20_Internet_20_Link">
https://t.me/lumsrc/4412</text:a>
</text:p>
      <!--NEWS-->
      <text:h text:style-name="P10" text:outline-level="1">
<text:span text:style-name="T4">
Kharkiv, Kharkiv region, Donetsk region, Zaporizhzhya region, Dnipro, Dnipropetrovsk region (...</text:span>
</text:h>
      <text:p text:style-name="P4">
Authors: liveuamap (Language: en)</text:p>
      <text:p text:style-name="P4">
Time: 2023-04-04T16:38:00</text:p>
      <text:p text:style-name="P4">
Location: Kharkiv (Latitude:49.98081000 Longtitude:36.25272000)</text:p>
      <text:p text:style-name="P4">
Videos: []</text:p>
      <text:p text:style-name="P4">
Images: []</text:p>
      <text:p text:style-name="P4">
Tags: ["Europe", "Central and Eastern Europe"]</text:p>
      <text:p text:style-name="P4">
Id: 22553751</text:p>
      <!--METADATA-->
      <text:p text:style-name="P4">
Kharkiv, Kharkiv region, Donetsk region, Zaporizhzhya region, Dnipro, Dnipropetrovsk region(22:37). Red Alert: aerial threat. Sirens sounding. Takecover now!</text:p>
      <text:p text:style-name="P4">
News Collection Link: <text:a xlink:type="simple" xlink:href="https://liveuamap.com/en/2023/04-april-kharkiv-kharkivska-oblast-donetsk-obg" text:style-name="Internet_20_link" text:visited-style-name="Visited_20_Internet_20_Link">
https://liveuamap.com/en/2023/04-april-kharkiv-kharkivska-oblast-donetsk-obg</text:a>
</text:p>
      <text:p text:style-name="P4">
News Source: <text:a xlink:type="simple" xlink:href="https://t.me/air_alert_ua/42613" text:style-name="Internet_20_link" text:visited-style-name="Visited_20_Internet_20_Link">
https://t.me/air_alert_ua/42613</text:a>
</text:p>
      <!--NEWS-->
      <text:h text:style-name="P10" text:outline-level="1">
<text:span text:style-name="T4">
Zaporizka Oblast(01:27). Red Alert: aerial threat. Sirens sounding. Take cover now!</text:span>
</text:h>
      <text:p text:style-name="P4">
Authors: liveuamap (Language: en)</text:p>
      <text:p text:style-name="P4">
Time: 2023-04-04T19:28:00</text:p>
      <text:p text:style-name="P4">
Location: Zaporizka Oblast (Latitude:47.612021 Longtitude:35.765261)</text:p>
      <text:p text:style-name="P4">
Videos: []</text:p>
      <text:p text:style-name="P4">
Images: []</text:p>
      <text:p text:style-name="P4">
Tags: ["Europe", "Central and Eastern Europe"]</text:p>
      <text:p text:style-name="P4">
Id: 22553756</text:p>
      <!--METADATA-->
      <text:p text:style-name="P4">
Zaporizhzhia region(01:27). Red Alert: aerial threat. Sirens sounding. Take covernow!</text:p>
      <text:p text:style-name="P4">
News Collection Link: <text:a xlink:type="simple" xlink:href="https://liveuamap.com/en/2023/04-april-zaporizka-oblast0127-red-alert-aeriag" text:style-name="Internet_20_link" text:visited-style-name="Visited_20_Internet_20_Link">
https://liveuamap.com/en/2023/04-april-zaporizka-oblast0127-red-alert-aeriag</text:a>
</text:p>
      <text:p text:style-name="P4">
News Source: <text:a xlink:type="simple" xlink:href="https://t.me/air_alert_ua/42618" text:style-name="Internet_20_link" text:visited-style-name="Visited_20_Internet_20_Link">
https://t.me/air_alert_ua/42618</text:a>
</text:p>
      <!--NEWS-->
      <text:h text:style-name="P10" text:outline-level="1">
<text:span text:style-name="T4">
Donetsk Oblast(01:30). Red Alert: aerial threat. Sirens sounding. Take cover now!</text:span>
</text:h>
      <text:p text:style-name="P4">
Authors: liveuamap (Language: en)</text:p>
      <text:p text:style-name="P4">
Time: 2023-04-04T19:32:00</text:p>
      <text:p text:style-name="P4">
Location: Donetsk Oblast (Latitude:48.72744 Longtitude:37.5781)</text:p>
      <text:p text:style-name="P4">
Videos: []</text:p>
      <text:p text:style-name="P4">
Images: []</text:p>
      <text:p text:style-name="P4">
Tags: ["Europe", "Central and Eastern Europe"]</text:p>
      <text:p text:style-name="P4">
Id: 22553757</text:p>
      <!--METADATA-->
      <text:p text:style-name="P4">
Donetsk Oblast(01:30). Red Alert: aerial threat. Sirens sounding. Take covernow!</text:p>
      <text:p text:style-name="P4">
News Collection Link: <text:a xlink:type="simple" xlink:href="https://liveuamap.com/en/2023/04-april-donetsk-oblast0130-red-alert-aerial-g" text:style-name="Internet_20_link" text:visited-style-name="Visited_20_Internet_20_Link">
https://liveuamap.com/en/2023/04-april-donetsk-oblast0130-red-alert-aerial-g</text:a>
</text:p>
      <text:p text:style-name="P4">
News Source: <text:a xlink:type="simple" xlink:href="https://t.me/air_alert_ua/42619" text:style-name="Internet_20_link" text:visited-style-name="Visited_20_Internet_20_Link">
https://t.me/air_alert_ua/42619</text:a>
</text:p>
      <!--NEWS-->
      <text:h text:style-name="P10" text:outline-level="1">
<text:span text:style-name="T4">
The Netherlands has allocated a 274 million euros aid for Ukraine</text:span>
</text:h>
      <text:p text:style-name="P4">
Author: ['АРМІЯINFORM']</text:p>
      <text:p text:style-name="P4">
Time: 2023-04-04T45:00:00-04:00</text:p>
      <text:p text:style-name="P4">
Description: Niruserlandy put a Ukrainian dopomoga in the Rosemir 274 million єvro. Tse Persh Iz ... War with Ukraine 2022, War with Ukraine latest news today, News War with Ukraine 2022 Last for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3/04/netherland_ukraine.jpg" text:style-name="Internet_20_link" text:visited-style-name="Visited_20_Internet_20_Link">
netherland_ukraine.jpg</text:a>
']</text:p>
      <text:p text:style-name="P4">
Tags: ['ДОПОМОГА ПАРТНЕРІВ', 'НІДЕРЛАНДИ', 'СВІТ ПІДТРИМУЄ УКРАЇНУ']</text:p>
      <text:p text:style-name="P4">
Category: News</text:p>
      <!--METADATA-->
      <text:p text:style-name="P4">
<draw:frame draw:style-name="fr1" draw:name="Image2" text:anchor-type="as-char" svg:width="6.9236in" svg:height="3.894525in" draw:z-index="0">
<draw:image xlink:href="../Images/AРМІЯINFORM/2023-04-04T45-00-00-04-00/netherland_ukraine.jpg" xlink:type="simple" xlink:show="embed" xlink:actuate="onLoad" draw:mime-type="image/jpeg"/>
</draw:frame>
The Netherlands provided Ukraine with a new package of 274 million euros. The first tranche of the funds provided by the Dutch government of 2.5 billionuros for 2023.</text:p>
      <text:p text:style-name="P4">
This was reported by the Minister of Foreign Trade and Development of Cooperation of Vanierdland Liesye Schreneacher and the Minister of Foreign Affairs of the Netherlands Vopkegukstra. The decision about it <text:a xlink:type="simple" xlink:href="https://www.rijksoverheid.nl/actueel/nieuws/2023/04/03/eerste-steunpakket-voor-oekraine-in-2023-274-miljoen-euro-voor-strijd-en-herstel" text:style-name="Internet_20_link" text:visited-style-name="Visited_20_Internet_20_Link">
placed</text:a>
The Netherlands Government.</text:p>
      <text:p text:style-name="P4">
According to the report, 180 million euros are assigned to humanitarian aid, agriculture and rehabilitation work. Of this amount, 20 million euros will come for humanitarian aid, 10 million euros for mental health and psychosocial support programs, and 10 million for the mine -agricultural land. The Netherlands will also allocate 40 million euros for seeds and equipment for Ukrainian agriculture. In addition, 100 million euros will go to the restoration of hospitals and protection institutions, energy, housing and infrastructure.</text:p>
      <text:p text:style-name="P4">
The remaining 94 million euros will go for non -lethal support for the Armed Forces of Ukraine, the fight against impunity and the preservation of cultural heritage.</text:p>
      <text:p text:style-name="P4">
News Source: <text:a xlink:type="simple" xlink:href="https://armyinform.com.ua/2023/04/04/niderlandy-vydilyly-ukrayini-paket-dopomogy-na-274-miljony-yevro/" text:style-name="Internet_20_link" text:visited-style-name="Visited_20_Internet_20_Link">
https://armyinform.com.ua/2023/04/04/niderlandy-vydilyly-ukrayini-paket-dopomogy-na-274-miljony-yevro/</text:a>
</text:p>
      <!--NEWS-->
      <text:h text:style-name="P10" text:outline-level="1">
<text:span text:style-name="T4">
As a result of the establishment of an unlicensed program, a cyberincident has occurred - the State Secretariat of Communications</text:span>
</text:h>
      <text:p text:style-name="P4">
Author: ['АРМІЯINFORM']</text:p>
      <text:p text:style-name="P4">
Time: 2023-04-04T46:00:00-04:00</text:p>
      <text:p text:style-name="P4">
Description: URYAVARA REPARONNIA OF THE COMPARTERNIA OBSVICHENISHINISARY CERT-UA, ShO DIX under ... War with Ukraine 2022, War with Ukraine Latest news today, News War with Ukraine 2022 Last for today, will there be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3/rosijski-hakery.jpg" text:style-name="Internet_20_link" text:visited-style-name="Visited_20_Internet_20_Link">
rosijski-hakery.jpg</text:a>
']</text:p>
      <text:p text:style-name="P4">
Tags: ['ДЕРЖСПЕЦЗВ’ЯЗКУ', 'КІБЕРБЕЗПЕКА', 'КІБЕРІНЦИДЕНТИ', 'ХАКЕРСЬКА АТАКА']</text:p>
      <text:p text:style-name="P4">
Category: News</text:p>
      <!--METADATA-->
      <text:p text:style-name="P4">
<draw:frame draw:style-name="fr1" draw:name="Image3" text:anchor-type="as-char" svg:width="6.9236in" svg:height="4.615733in" draw:z-index="0">
<draw:image xlink:href="../Images/AРМІЯINFORM/2023-04-04T46-00-00-04-00/rosijski-hakery.jpg" xlink:type="simple" xlink:show="embed" xlink:actuate="onLoad" draw:mime-type="image/jpeg"/>
</draw:frame>
Hackers. Illustrative photo</text:p>
      <text:p text:style-name="P4">
The Government Response Team of Ukraine Cert-UA, which operates under the State Secretariat, reports the cyber-funding that has been established by the establishment of an unlicensed program. Pirate programs open the hackers to computer systems of enterprises and organizations.</text:p>
      <text:p text:style-name="P4">
About it <text:a xlink:type="simple" xlink:href="https://www.facebook.com/dsszzi/posts/pfbid0nBxBmDd1R1ZRxzyxyqCMYrrVmcRfburNoHt8vysAF9fMLb6EBWCFTVks5tPo74uQl" text:style-name="Internet_20_link" text:visited-style-name="Visited_20_Internet_20_Link">
reports</text:a>
State Service for Special Communication and Information Protection of Ukraine.</text:p>
      <text:p text:style-name="P4">
In March 2023, team specialists received data on detection of trait access to the information and communication system(X)One of the utility companies. During the computer-technical research of electronic-computing machines, experts found that the primary compromise was made in January this year. Then one of the Users of the Uploaded License version of Microsoft Office 2019. Together with it, the Darkcrystal RAT was installed on the device and a remote Dwagent administration. This created the preconditions for unauthorized accessible to the MPS from January 19 to March 22, 2023.</text:p>
      <text:p text:style-name="P4">
Cert-UA points out that such a vector of primary compromise is not found. There are known cases of device infection not only after use of Microsoft Office's non -licensing programs, but also when downloading from informal operating systems from informal sources, as well as other programs(scanners, password -renewal tools, etc.).</text:p>
      <text:p text:style-name="P4">
Водночас реалізації зловмисного задуму сприяє виконання згаданих дій накомп’ютері системного адміністратора або від імені привілейованогокористувача. Детальніше про інцидент та дослідження – на<text:a xlink:type="simple" xlink:href="https://cert.gov.ua/article/4279195" text:style-name="Internet_20_link" text:visited-style-name="Visited_20_Internet_20_Link">
сайті</text:a>
CERT-UA.</text:p>
      <text:p text:style-name="P4">
The State Secretariat is reminiscent of:</text:p>
      <ul>
        <li>
Always use licensing software, do not trust pirate versions, * Download programs from official sites of developers, * Set the software update in time, * Do not open suspicious links and investments sent by unknown sends, and follow other cybergiene rules.</li>
      </ul>
      <text:p text:style-name="P4">
News Source: <text:a xlink:type="simple" xlink:href="https://armyinform.com.ua/2023/04/04/vnaslidok-vstanovlennya-neliczenzijnoyi-programy-stavsya-kiberinczydent-derzhspeczzvyazku/" text:style-name="Internet_20_link" text:visited-style-name="Visited_20_Internet_20_Link">
https://armyinform.com.ua/2023/04/04/vnaslidok-vstanovlennya-neliczenzijnoyi-programy-stavsya-kiberinczydent-derzhspeczzvyazku/</text:a>
</text:p>
      <!--NEWS-->
      <text:h text:style-name="P10" text:outline-level="1">
<text:span text:style-name="T4">
Volodymyr Zelenskyy thanked Denmark and Norway for providing arts</text:span>
</text:h>
      <text:p text:style-name="P4">
Author: ['АРМІЯINFORM']</text:p>
      <text:p text:style-name="P4">
Time: 2023-04-04T47:00:00-04:00</text:p>
      <text:p text:style-name="P4">
Description: President of Ukraine Volodymyr Zelensky, having packed the URIDAMS TA Norwegia for Nadanny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c227ee3df7f0da52474a4fa0d8e93bb36a900c32.jpg" text:style-name="Internet_20_link" text:visited-style-name="Visited_20_Internet_20_Link">
c227ee3df7f0da52474a4fa0d8e93bb36a900c32.jpg</text:a>
']</text:p>
      <text:p text:style-name="P4">
Tags: ['STOPRUSSIA', 'ДАНІЯ', 'НОРВЕГІЯ', 'ПІДТРИМКА УКРАЇНИ', 'ПРЕЗИДЕНТ']</text:p>
      <text:p text:style-name="P4">
Category: News</text:p>
      <!--METADATA-->
      <text:p text:style-name="P4">
<draw:frame draw:style-name="fr1" draw:name="Image4" text:anchor-type="as-char" svg:width="6.9236in" svg:height="3.892313in" draw:z-index="0">
<draw:image xlink:href="../Images/AРМІЯINFORM/2023-04-04T47-00-00-04-00/c227ee3df7f0da52474a4fa0d8e93bb36a900c32.jpg" xlink:type="simple" xlink:show="embed" xlink:actuate="onLoad" draw:mime-type="image/jpeg"/>
</draw:frame>
President of Ukraine Volodymyr Zelensky thanked the governments of Denmark and Norway to Ukrainian Caliber for Ukraine for the Caesar SAU.</text:p>
      <text:p text:style-name="P4">
About this <text:a xlink:type="simple" xlink:href="https://twitter.com/ZelenskyyUa/status/1642899923669512193" text:style-name="Internet_20_link" text:visited-style-name="Visited_20_Internet_20_Link">
it is referred</text:a>
In his tweet.</text:p>
      <text:p text:style-name="P4">
“I am grateful to the Danish and Norwegian governments, led by Matte Frederixen Tayonas Garo Stere, for a joint initiative to transfer to Ukraine additional artillery shells. Timely military assistance of partners - a cordant approaching our common victory!” - the head of state wrote.</text:p>
      <text:p text:style-name="P4">
As <text:a xlink:type="simple" xlink:href="https://armyinform.com.ua/2023/04/03/daniya-i-norvegiya-peredayut-ukrayini-tysyachi-artylerijskyh-snaryadiv/" text:style-name="Internet_20_link" text:visited-style-name="Visited_20_Internet_20_Link">
reported</text:a>
In the Ministry of Defense, they will transfer 155 mm of caliber to Ukraine with Norway with Norway.</text:p>
      <text:p text:style-name="P4">
News Source: <text:a xlink:type="simple" xlink:href="https://armyinform.com.ua/2023/04/04/volodymyr-zelenskyj-podyakuvav-daniyi-ta-norvegiyi-za-nadannya-artsnaryadiv/" text:style-name="Internet_20_link" text:visited-style-name="Visited_20_Internet_20_Link">
https://armyinform.com.ua/2023/04/04/volodymyr-zelenskyj-podyakuvav-daniyi-ta-norvegiyi-za-nadannya-artsnaryadiv/</text:a>
</text:p>
      <!--NEWS-->
      <text:h text:style-name="P10" text:outline-level="1">
<text:span text:style-name="T4">
Warsaw discussed the harmonization of the Ukrainian cybersecurity system with EU standards</text:span>
</text:h>
      <text:p text:style-name="P4">
Author: ['АРМІЯINFORM']</text:p>
      <text:p text:style-name="P4">
Time: 2023-04-04T48:00:00-04:00</text:p>
      <text:p text:style-name="P4">
Description: The Polshi Vidbuloi XVIII ZAIDANNA of the National Cluster Kіberbezpeky on the topic: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39484705_779940476895715_1958536264276706596_n.jpg" text:style-name="Internet_20_link" text:visited-style-name="Visited_20_Internet_20_Link">
339484705_779940476895715_1958536264276706596_n.jpg</text:a>
']</text:p>
      <text:p text:style-name="P4">
Tags: ['CRDF GLOBAL', 'НАЦІОНАЛЬНИЙ КЛАСТЕР КІБЕРБЕЗПЕКИ', 'НКЦК', 'РНБО УКРАЇНИ']</text:p>
      <text:p text:style-name="P4">
Category: News</text:p>
      <!--METADATA-->
      <text:p text:style-name="P4">
<draw:frame draw:style-name="fr1" draw:name="Image5" text:anchor-type="as-char" svg:width="6.9236in" svg:height="4.615733in" draw:z-index="0">
<draw:image xlink:href="../Images/AРМІЯINFORM/2023-04-04T48-00-00-04-00/339484705_779940476895715_1958536264276706596_n.jpg" xlink:type="simple" xlink:show="embed" xlink:actuate="onLoad" draw:mime-type="image/jpeg"/>
</draw:frame>
In Poland, the eighteenth meetings of the National Cybersecurity Cluster of Naza took place: "Harmonization of Cybersecurity Systems of Critical Infrastructure EU States." The event was organized by the National Coordination Center for Civil Safety with the US Department of Civil Studies and the Development of the US Department of State Department.</text:p>
      <text:p text:style-name="P4">
About it <text:a xlink:type="simple" xlink:href="https://www.rnbo.gov.ua/ua/Diialnist/6229.html" text:style-name="Internet_20_link" text:visited-style-name="Visited_20_Internet_20_Link">
reports</text:a>
National Security and Defense of Ukraine.</text:p>
      <text:p text:style-name="P4">
The meeting was attended by online and offline about 300 representatives of the state sector, the international and donor community, embassies and private institutions.</text:p>
      <text:p text:style-name="P4">
“This is the first cluster outside Ukraine. It examines an extremely relevant issue - the harmonization of the Ukrainian cybersecurity system with EU with EU. But it is worth noting that in this process we must take into account our country in the war with the Russian Federation. Therefore, our meeting not only contributes to a more deep understanding of the specifics of the EU cybersecurity sphere, but also allows you to share the unique experience of Ukraine in cyberwar, ”said the Deputy Secretary of the National Security and Defense Council Sergey Demedyuk, opening a cluster meeting.</text:p>
      <text:p text:style-name="P4">
The head of the NCCC's activities of the NSDC of the National Security Service of Ukraine Serhiypropenko thanked Poland for the fact that in these difficult times the country remains a close friend, ally and partner of Ukraine, as well as co -organizers - CRDF Global and US Department of State for almost three years. Cybersecurity and approaching victory.</text:p>
      <text:p text:style-name="P4">
“The National Cybersecurity Cluster was created as a platform for communication of the Ukrainian main cybersecurity entities with our foreign partners. We have gone a fairly great way, considering urgent cyber defense and cybersecurity. And I am glad that today we are discussing the development of the stability of our country in cyberspace, ” - said Sergiy Prokopenko.</text:p>
      <text:p text:style-name="P4">
The CRDF Global operating manager in Ukraine, Mikhail Verichz, has made that the activities of the National Cybersecurity Cluster have the main purpose - effort.The participants of the event discussed the peculiarities of the legislation in the spheresiber security of Ukraine and the EU, practical steps for rapprochement, the importance of state-private partnership in this process, and also considered the best practices and experience of the European Union.</text:p>
      <text:p text:style-name="P4">
News Source: <text:a xlink:type="simple" xlink:href="https://armyinform.com.ua/2023/04/04/u-varshavi-obgovoryly-garmonizacziyu-ukrayinskoyi-systemy-kiberbezpeky-zi-standartamy-yes/" text:style-name="Internet_20_link" text:visited-style-name="Visited_20_Internet_20_Link">
https://armyinform.com.ua/2023/04/04/u-varshavi-obgovoryly-garmonizacziyu-ukrayinskoyi-systemy-kiberbezpeky-zi-standartamy-yes/</text:a>
</text:p>
      <!--NEWS-->
      <text:h text:style-name="P10" text:outline-level="1">
<text:span text:style-name="T4">
In Ukraine, a unique humanitarian mine project will begin</text:span>
</text:h>
      <text:p text:style-name="P4">
Author: ['Євген Проворний']</text:p>
      <text:p text:style-name="P4">
Time: 2023-04-04T49:00:00-04:00</text:p>
      <text:p text:style-name="P4">
Description: Zustych, Pershny's Persian Ministan Defense of Ukraine, Lieutenant General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8878403300aae70e621e1f199bfdf0235a36de8b-e1680592673793.jpg" text:style-name="Internet_20_link" text:visited-style-name="Visited_20_Internet_20_Link">
8878403300aae70e621e1f199bfdf0235a36de8b-e1680592673793.jpg</text:a>
', '<text:a xlink:type="simple" xlink:href="https://armyinform.com.ua/wp-content/uploads/2023/04/93d012eb0f7eb9afce66afe8112a2c01bbc84be0.jpg" text:style-name="Internet_20_link" text:visited-style-name="Visited_20_Internet_20_Link">
93d012eb0f7eb9afce66afe8112a2c01bbc84be0.jpg</text:a>
', '<text:a xlink:type="simple" xlink:href="https://armyinform.com.ua/wp-content/uploads/2023/04/84008806e10e2e8cec521cb3519306313a89300c.jpg" text:style-name="Internet_20_link" text:visited-style-name="Visited_20_Internet_20_Link">
84008806e10e2e8cec521cb3519306313a89300c.jpg</text:a>
']</text:p>
      <text:p text:style-name="P4">
Tags: ['STOPRUSSIA', 'TETRA TECH', 'АГРЕСІЯ РФ', 'ГУМАНІТАРНЕ РОЗМІНУВАННЯ']</text:p>
      <text:p text:style-name="P4">
Category: News</text:p>
      <!--METADATA-->
      <text:p text:style-name="P4">
<draw:frame draw:style-name="fr1" draw:name="Image6" text:anchor-type="as-char" svg:width="6.9236in" svg:height="3.738744in" draw:z-index="0">
<draw:image xlink:href="../Images/AРМІЯINFORM/2023-04-04T49-00-00-04-00/8878403300aae70e621e1f199bfdf0235a36de8b-e1680592673793.jpg" xlink:type="simple" xlink:show="embed" xlink:actuate="onLoad" draw:mime-type="image/jpeg"/>
</draw:frame>
The meeting of the First Deputy Minister of Defense of Ukraine Lieutenant General Alexander Pavlyuk with representatives of the American company Tetratech was held.</text:p>
      <text:p text:style-name="P4">
<text:span text:style-name="T4">
 Tetra Tech </text:span>
 is the main partner of Ukraine for the implementation of the US State Department. It helps to develop the capable country in the field of humanitarian demining.</text:p>
      <ul>
        <li>
We do everything in order to maximize the ability of our unchanging to clean up the territories of Ukraine from the "gifts" that the state has left. To do this, we attract foreign partners as much as possible. One example of working is working with Tetra Tech. She is ready to deploy the centers of training of miners, which according to preliminary information will prepare about 500 of our specialists during the year. This is a powerful step and one of the components of our general mine mine,-said the First Deputy Minister of Defense of Ukraine during the meeting, Lieutenant General Pavlyuk.</li>
      </ul>
      <text:p text:style-name="P4">
<draw:frame draw:style-name="fr1" draw:name="Image7" text:anchor-type="as-char" svg:width="6.9236in" svg:height="4.777284in" draw:z-index="0">
<draw:image xlink:href="../Images/AРМІЯINFORM/2023-04-04T49-00-00-04-00/93d012eb0f7eb9afce66afe8112a2c01bbc84be0.jpg" xlink:type="simple" xlink:show="embed" xlink:actuate="onLoad" draw:mime-type="image/jpeg"/>
</draw:frame>
He added that this will make it possible to speed up the demining process significantly:</text:p>
      <ul>
        <li>
It is difficult to talk about specific numbers, because we do not know what awaits us in the tuberrators where hostilities are currently underway. But if we planned to deploy in all directions, then in a short time we will be able to exchanging the absolute objects. That after our victory, people come back to normal life.</li>
      </ul>
      <text:p text:style-name="P4">
The meeting was also attended by the Head of the Department of Environmental Safety and Oblast Activities of the Ministry of Defense of Ukraine Colonel Ruslan Beregul.</text:p>
      <ul>
        <li>
Tetra Tech has extensive experience, has been engaged and engaged in the implementation of projects in many corners of the world where there were similar problems(large explosive objects of the territory - ed.). Сьогодні цякомпанія презентувала будівництво тимчасового навчального центру, де одні знайкращих у світі фахівців, які мають передовий досвід проведення операцій зрозмінування у різних країнах, готуватимуть наших спеціалістів. До цьогопроєкту долучатимуться як фахівці від Міністерства оборони України, так і відінших органів центральної виконавчої влади, — розповів Руслан Берегуля.</li>
      </ul>
      <text:p text:style-name="P4">
<draw:frame draw:style-name="fr1" draw:name="Image8" text:anchor-type="as-char" svg:width="6.9236in" svg:height="4.650914in" draw:z-index="0">
<draw:image xlink:href="../Images/AРМІЯINFORM/2023-04-04T49-00-00-04-00/84008806e10e2e8cec521cb3519306313a89300c.jpg" xlink:type="simple" xlink:show="embed" xlink:actuate="onLoad" draw:mime-type="image/jpeg"/>
</draw:frame>
</text:p>
      <text:p text:style-name="P4">
-The uniqueness of this project is that we have not been able to preparing attention on the training of our humanitarian experts. +, - the officer emphasized.</text:p>
      <text:p text:style-name="P4">
Vice president of Tetra Tech Steve Priestley noted during the meeting that there are many branches in their company:</text:p>
      <ul>
        <li>
It is America and the United Kingdom, and countries that have problems with explosive objects, as well as Ukraine. Our project, which is going on here and is funded by the United States, is working closely with the government of your country of mine. One of the agencies we will cooperate with is the ceminism of Ukraine's defense, which is the main player in the field of mine -activity. We will carry out our projected activity under the coordination of the Secretariat of the National Authority on Mine Activities, in the framework of this project we will provide specialized equipment for the recipients, - said Priestley.</li>
      </ul>
      <text:p text:style-name="P4">
He mentioned that he first came to Ukraine in 2019 and was extraordinary opportunities that Ukrainians had already had at that time.</text:p>
      <ul>
        <li>
Our goal is to support the Ukrainian government so that it can effectively and safely enforce the humanitarian demining so that the Ukrainians return to their homes, and that your country will be economically recovered, - said the vice -presidential company.</li>
      </ul>
      <text:p text:style-name="P4">
He added that 40 Tetra Tech representatives are now in Ukraine.</text:p>
      <ul>
        <li>
We hired 70 people in your country who help us work. We also brought international staff to Ukraine who already had experience in the skiter. Their goal is to teach, support and convey the experience of other countries who have the same problems that are now in Ukraine. The main purpose is to release your country from explosive objects, because it is important not for Ukraine, but for the whole world. It is very nice that the Ministry of Defense has been supporting us since last year. And we look forward to long -term work, - said Vice president of Tetra Tech Steve Pristyley.</li>
      </ul>
      <text:p text:style-name="P4">
News Source: <text:a xlink:type="simple" xlink:href="https://armyinform.com.ua/2023/04/04/v-ukrayini-rozpochnetsya-unikalnyj-proyekt-z-gumanitarnogo-rozminuvannya/" text:style-name="Internet_20_link" text:visited-style-name="Visited_20_Internet_20_Link">
https://armyinform.com.ua/2023/04/04/v-ukrayini-rozpochnetsya-unikalnyj-proyekt-z-gumanitarnogo-rozminuvannya/</text:a>
</text:p>
      <!--NEWS-->
      <text:h text:style-name="P10" text:outline-level="1">
<text:span text:style-name="T4">
Dmytro Kuleba discussed with Josep Borrel steps to accelerate the purchase of ammunition for Ukraine</text:span>
</text:h>
      <text:p text:style-name="P4">
Author: ['АРМІЯINFORM']</text:p>
      <text:p text:style-name="P4">
Time: 2023-04-04T50:00:00-04:00</text:p>
      <text:p text:style-name="P4">
Description: Minist of the law enforcement reports of Ukraine Dmitro Kuleba I is the Tosky representation є С Peda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s2zickwwaesbo6.jpg" text:style-name="Internet_20_link" text:visited-style-name="Visited_20_Internet_20_Link">
fs2zickwwaesbo6.jpg</text:a>
']</text:p>
      <text:p text:style-name="P4">
Tags: ['ДМИТРО КУЛЕБА', 'ЄС - УКРАЇНА', 'ЖОЗЕП БОРРЕЛЬ']</text:p>
      <text:p text:style-name="P4">
Category: News</text:p>
      <!--METADATA-->
      <text:p text:style-name="P4">
<draw:frame draw:style-name="fr1" draw:name="Image9" text:anchor-type="as-char" svg:width="6.9236in" svg:height="4.615733in" draw:z-index="0">
<draw:image xlink:href="../Images/AРМІЯINFORM/2023-04-04T50-00-00-04-00/fs2zickwwaesbo6.jpg" xlink:type="simple" xlink:show="embed" xlink:actuate="onLoad" draw:mime-type="image/jpeg"/>
</draw:frame>
Foreign Minister of Ukraine Dmitry Kuleba and the High EU representative of foreign and security policy were bilateral in Brussels, which discussed steps that will help accelerate the initiative to purchase ammunition for Ukraine.</text:p>
      <text:p text:style-name="P4">
The Foreign Minister of Ukraine [wrote] about it(https://twitter.com/DmytroKuleba/status/1643138265464164353?cxt=HHwWgsC-3f7izM0tAAAA)In his tweet.</text:p>
      <text:p text:style-name="P4">
“I started my visit to Brussels with a meeting with the Head of Diplomacy by the European Union Borrel. We focused on steps to accelerate the initiative of the purchase of ammunition for Ukraine, as well as on ways to extend the support of the European Peace Fund. In addition, we discussed future contacts between the EU and China, ”his post reads.</text:p>
      <text:p text:style-name="P4">
Josep Borrel <text:a xlink:type="simple" xlink:href="https://twitter.com/JosepBorrellF/status/1643001117150674951" text:style-name="Internet_20_link" text:visited-style-name="Visited_20_Internet_20_Link">
noted</text:a>
that is glad to greet Dmitry Kulebo in the European Foreign Affairs Service.</text:p>
      <text:p text:style-name="P4">
"We will continue to support Ukraine as much as it will be necessary, to tasks Russia to pay a high price for its aggression until it stops," Wesep Borrel wrote.</text:p>
      <text:p text:style-name="P4">
News Source: <text:a xlink:type="simple" xlink:href="https://armyinform.com.ua/2023/04/04/dmytro-kuleba-obgovoryv-z-zhozepom-borrelem-kroky-dlya-pryskorennya-zakupivli-boyeprypasiv-dlya-ukrayiny/" text:style-name="Internet_20_link" text:visited-style-name="Visited_20_Internet_20_Link">
https://armyinform.com.ua/2023/04/04/dmytro-kuleba-obgovoryv-z-zhozepom-borrelem-kroky-dlya-pryskorennya-zakupivli-boyeprypasiv-dlya-ukrayiny/</text:a>
</text:p>
      <!--NEWS-->
      <text:h text:style-name="P10" text:outline-level="1">
<text:span text:style-name="T4">
In Ukraine a day as a result of Russian shelling killed five 8217;</text:span>
</text:h>
      <text:p text:style-name="P4">
Author: ['АРМІЯINFORM']</text:p>
      <text:p text:style-name="P4">
Time: 2023-04-04T51: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287300132779444091_x.jpg" text:style-name="Internet_20_link" text:visited-style-name="Visited_20_Internet_20_Link">
photo_5287300132779444091_x.jpg</text:a>
']</text:p>
      <text:p text:style-name="P4">
Tags: ['MILITARY MEDIA CENTER', 'STOPRUSSIA', 'АГРЕСІЯ РФ', 'ХАРКІВСЬКИЙ ТРИБУНАЛ']</text:p>
      <text:p text:style-name="P4">
Category: News</text:p>
      <!--METADATA-->
      <text:p text:style-name="P4">
<draw:frame draw:style-name="fr1" draw:name="Image10" text:anchor-type="as-char" svg:width="6.9236in" svg:height="4.933065in" draw:z-index="0">
<draw:image xlink:href="../Images/AРМІЯINFORM/2023-04-04T51-00-00-04-00/photo_5287300132779444091_x.jpg" xlink:type="simple" xlink:show="embed" xlink:actuate="onLoad" draw:mime-type="image/jpeg"/>
</draw:frame>
According to the situational center of the Ministry of Defense of Ukraine information, during the last day Russian troops fired the territory of 7 regions of Ukraine.</text:p>
      <text:p text:style-name="P4">
About it in Telegram <text:a xlink:type="simple" xlink:href="https://t.me/militarymediacenter/1614" text:style-name="Internet_20_link" text:visited-style-name="Visited_20_Internet_20_Link">
informs</text:a>
MilitaryMedia Center.</text:p>
      <text:p text:style-name="P4">
“In general from different types of weapons(mortars, tanks, artillery, RSZV, S-300 ZRK, UAV, tactical aviation)The shelling of 111 settlements was carried out, the defeat of 55 infrastructure objects was confirmed, ”the message reads.</text:p>
      <text:p text:style-name="P4">
According to preliminary information, 5 people were killed and 5 more were injured.</text:p>
      <text:p text:style-name="P4">
News Source: <text:a xlink:type="simple" xlink:href="https://armyinform.com.ua/2023/04/04/v-ukrayini-za-dobu-vnaslidok-rosijskyh-obstriliv-zagynuly-pyat-czyvilnyh/" text:style-name="Internet_20_link" text:visited-style-name="Visited_20_Internet_20_Link">
https://armyinform.com.ua/2023/04/04/v-ukrayini-za-dobu-vnaslidok-rosijskyh-obstriliv-zagynuly-pyat-czyvilnyh/</text:a>
</text:p>
      <!--NEWS-->
      <text:h text:style-name="P10" text:outline-level="1">
<text:span text:style-name="T4">
The enemy continues to apply from 10 to 20 airbombs a day across the line of demarcation - Yuri Ignat</text:span>
</text:h>
      <text:p text:style-name="P4">
Author: ['Ольга Вікарчук']</text:p>
      <text:p text:style-name="P4">
Time: 2023-04-04T52:00:00-04:00</text:p>
      <text:p text:style-name="P4">
Description: So bombing you can get up to 70 kilometer. Launches to be healthy to LITKIV Su-35 that Su-34,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034.jpg" text:style-name="Internet_20_link" text:visited-style-name="Visited_20_Internet_20_Link">
1034.jpg</text:a>
']</text:p>
      <text:p text:style-name="P4">
Tags: ['ЮРІЙ ІГНАТ']</text:p>
      <text:p text:style-name="P4">
Category: News</text:p>
      <!--METADATA-->
      <text:p text:style-name="P4">
<draw:frame draw:style-name="fr1" draw:name="Image11" text:anchor-type="as-char" svg:width="6.9236in" svg:height="3.892602in" draw:z-index="0">
<draw:image xlink:href="../Images/AРМІЯINFORM/2023-04-04T52-00-00-04-00/1034.jpg" xlink:type="simple" xlink:show="embed" xlink:actuate="onLoad" draw:mime-type="image/jpeg"/>
</draw:frame>
Such bombs can fly up to 70 kilometers. Launches are made from aircraft-35 and Su-34, which are not included in the area of lesions of our air defense.(https://www.youtube.com/watch?v=WY8sDvZdWEA)During the period of the "One News" ether, Colonel Yuriy Ignat, a spokesman for the Air Force Command.</text:p>
      <ul>
        <li>
This poses a new threat to us that we need to respond promptly. In order to drive these aircraft from our borders, we need to have dialing systems and air defense systems, for example, Patriot.Thim, we also note that we also need fighters that can use air-air-air rates,-the officer noted.</li>
      </ul>
      <text:p text:style-name="P4">
In addition, Colonel Yuri Ignat noted that "we will try to increase efforts to get a decision to transfer to Ukraine modern multi -target fighters that will effectively resist the enemy aviation."</text:p>
      <ul>
        <li>
Without aviation, it will be very difficult for us to fight. About this(Transfer of modern seizures. - Ed.)Recently, Colonel Logachev Tamor Voroshilov was talking to the press. On the eve of the creation of an aviation coalition, on Zstaltankova, both the chief of aviation, Brigadny General Sergey Golubtsov, and the self-commander of the Air Force of the Armed Forces, Lieutenant General Mykola Oleshchuk, spoke. They also discussed the symposium with NATO representatives, ”the Armed Forces Air Force spokesman.</li>
      </ul>
      <text:p text:style-name="P4">
News Source: <text:a xlink:type="simple" xlink:href="https://armyinform.com.ua/2023/04/04/protyvnyk-prodovzhuye-zastosovuvaty-vid-10-do-20-aviabomb-za-dobu-po-vsij-liniyi-rozmezhuvannya-yurij-ignat/" text:style-name="Internet_20_link" text:visited-style-name="Visited_20_Internet_20_Link">
https://armyinform.com.ua/2023/04/04/protyvnyk-prodovzhuye-zastosovuvaty-vid-10-do-20-aviabomb-za-dobu-po-vsij-liniyi-rozmezhuvannya-yurij-ignat/</text:a>
</text:p>
      <!--NEWS-->
      <text:h text:style-name="P10" text:outline-level="1">
<text:span text:style-name="T4">
US support and military assistance is one of the key to our success in the battlefield - Andriy Shevchenko</text:span>
</text:h>
      <text:p text:style-name="P4">
Author: ['АРМІЯINFORM']</text:p>
      <text:p text:style-name="P4">
Time: 2023-04-04T53:00:00-04:00</text:p>
      <text:p text:style-name="P4">
Description: The intercessor of the Ministan defense of Ukraine Zwan єvropeiyko ilpyskoi Andriy Shevchenk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c6f288381043796a742784bcdc25507604fddcb-e1680594952791.jpg" text:style-name="Internet_20_link" text:visited-style-name="Visited_20_Internet_20_Link">
3c6f288381043796a742784bcdc25507604fddcb-e1680594952791.jpg</text:a>
', '<text:a xlink:type="simple" xlink:href="https://armyinform.com.ua/wp-content/uploads/2023/04/071c90d9157f2f728d18b761c47a1e6c8414d509.jpg" text:style-name="Internet_20_link" text:visited-style-name="Visited_20_Internet_20_Link">
071c90d9157f2f728d18b761c47a1e6c8414d509.jpg</text:a>
']</text:p>
      <text:p text:style-name="P4">
Tags: ['АНДРІЙ ШЕВЧЕНКО', 'БЕЗПЕКОВА ДОПОМОГА', 'ЗАСТУПНИК МІНІСТРА ОБОРОНИ УКРАЇНИ', 'РІЧ МАККОРМІК', 'США']</text:p>
      <text:p text:style-name="P4">
Category: News</text:p>
      <!--METADATA-->
      <text:p text:style-name="P4">
<draw:frame draw:style-name="fr1" draw:name="Image12" text:anchor-type="as-char" svg:width="6.9236in" svg:height="3.877216in" draw:z-index="0">
<draw:image xlink:href="../Images/AРМІЯINFORM/2023-04-04T53-00-00-04-00/3c6f288381043796a742784bcdc25507604fddcb-e1680594952791.jpg" xlink:type="simple" xlink:show="embed" xlink:actuate="onLoad" draw:mime-type="image/jpeg"/>
</draw:frame>
The Deputy Minister of Defense of Ukraine for European Integration Andriyshevchenko met in Kiev with a representative of the US Congress Dr. Richmakokmik.</text:p>
      <text:p text:style-name="P4">
The Deputy Head of the Ministry of Defense thanked the government and the US for comprehensive support from Ukraine from the first days of a large -scale invasion of the Russian Federation. He noted that the US US Aid is one of the key to our success in the battlefield.</text:p>
      <text:p text:style-name="P4">
About it <text:a xlink:type="simple" xlink:href="https://www.mil.gov.ua/news/2023/04/04/pidtrimka-ta-vijskova-dopomoga-ssha-e-odnieyu-z-klyuchovih-dlya-nashih-uspihiv-na-poli-boyu-%E2%80%93-andrij-shevchenko/" text:style-name="Internet_20_link" text:visited-style-name="Visited_20_Internet_20_Link">
informs</text:a>
Ministry of Defence Ukraine.</text:p>
      <ul>
        <li>
The US should be proud of helping Ukraine. It is necessary to continue our friendly countries to continue to work and stay together. Time is very important, and it also understands the enemy well. That is why we ask the Armed Forces to be necessary resources as quickly as possible. We need an increase in our army. In order to succeed in landwater, Ukraine requires air advantage and corresponding weapons of foreign partners. The role of the United States in this process is crucial, - said Andriyshevchenko.</li>
      </ul>
      <text:p text:style-name="P4">
The Deputy Minister of Defense also stressed that Ukraine is the first state, which uses the most modern Western weapons during real fighting.</text:p>
      <ul>
        <li>
We share a unique combat experience with partners. All interested in the ally like Ukraine. These knowledge should be transmitted to the countries that support us now, - Andrey Shevchenko commented.</li>
      </ul>
      <text:p text:style-name="P4">
<draw:frame draw:style-name="fr1" draw:name="Image13" text:anchor-type="as-char" svg:width="6.9236in" svg:height="4.165699in" draw:z-index="0">
<draw:image xlink:href="../Images/AРМІЯINFORM/2023-04-04T53-00-00-04-00/071c90d9157f2f728d18b761c47a1e6c8414d509.jpg" xlink:type="simple" xlink:show="embed" xlink:actuate="onLoad" draw:mime-type="image/jpeg"/>
</draw:frame>
He expressed his hope for the future NATO summit, which will be held in Vilnius in 2023.</text:p>
      <ul>
        <li>
We hope that Ukraine will receive not only a positive signal from partners, but also practical decisions and proposals for full membership in NATO. Our military experience in the war with Russia will be a significant contribution of the support of the defense capabilities of the Alliance, - said Andrey Shevchenko.</li>
      </ul>
      <text:p text:style-name="P4">
The American Congressman was introduced to the LOGFAS Ministry of Defense Program, which is used by all NATO members, and which allows to monitor the supply of weapons to Ukraine and control the MTD from partner countries.</text:p>
      <text:p text:style-name="P4">
The thing McCormik expressed admiration for the struggle of our people, the courage of defenders and assured the further support of Ukraine on the way to victory.</text:p>
      <text:p text:style-name="P4">
News Source: <text:a xlink:type="simple" xlink:href="https://armyinform.com.ua/2023/04/04/pidtrymka-ta-vijskova-dopomoga-ssha-ye-odniyeyu-z-klyuchovyh-dlya-nashyh-uspihiv-na-poli-boyu-andrij-shevchenko/" text:style-name="Internet_20_link" text:visited-style-name="Visited_20_Internet_20_Link">
https://armyinform.com.ua/2023/04/04/pidtrymka-ta-vijskova-dopomoga-ssha-ye-odniyeyu-z-klyuchovyh-dlya-nashyh-uspihiv-na-poli-boyu-andrij-shevchenko/</text:a>
</text:p>
      <!--NEWS-->
      <text:h text:style-name="P10" text:outline-level="1">
<text:span text:style-name="T4">
For Ukraine is very important comprehensive American support - Head of State</text:span>
</text:h>
      <text:p text:style-name="P4">
Author: ['АРМІЯINFORM']</text:p>
      <text:p text:style-name="P4">
Time: 2023-04-04T54:00:00-04:00</text:p>
      <text:p text:style-name="P4">
Description: President of Ukraine Volodymyr Zelensky PID Hour of Zustychi Iz delegasyyu Poliki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e0148c373bdbf9dbb6e64ea68e72024_1680549959_extra_large.jpeg" text:style-name="Internet_20_link" text:visited-style-name="Visited_20_Internet_20_Link">
fe0148c373bdbf9dbb6e64ea68e72024_1680549959_extra_large.jpeg</text:a>
', '<text:a xlink:type="simple" xlink:href="https://www.president.gov.ua/storage/j-image-storage/32/28/77/242fc07126853cfc0f2214ecb777eee0_1680549959_wysiwyg.jpeg" text:style-name="Internet_20_link" text:visited-style-name="Visited_20_Internet_20_Link">
242fc07126853cfc0f2214ecb777eee0_1680549959_wysiwyg.jpeg</text:a>
']</text:p>
      <text:p text:style-name="P4">
Tags: ['STOPRUSSIA', 'ВОЛОДИМИР ЗЕЛЕНСЬКИЙ', 'ОФІС ПРЕЗИДЕНТА УКРАЇНИ', 'СВІТ ПІДТРИМУЄ УКРАЇНУ']</text:p>
      <text:p text:style-name="P4">
Category: News</text:p>
      <!--METADATA-->
      <text:p text:style-name="P4">
<draw:frame draw:style-name="fr1" draw:name="Image14" text:anchor-type="as-char" svg:width="6.9236in" svg:height="4.617948in" draw:z-index="0">
<draw:image xlink:href="../Images/AРМІЯINFORM/2023-04-04T54-00-00-04-00/fe0148c373bdbf9dbb6e64ea68e72024_1680549959_extra_large.jpeg" xlink:type="simple" xlink:show="embed" xlink:actuate="onLoad" draw:mime-type="image/jpeg"/>
</draw:frame>
President of Ukraine Volodymyr Zelensky, during a meeting with a delegation of politicians, businessmen and representatives of charitable organizations of the United States of America, headed by former US Secretary of State Michak Pompeo, stressed that such meetings are a powerful signal of support for Ukrainians in our Freedom and Democracy.</text:p>
      <text:p text:style-name="P4">
<text:a xlink:type="simple" xlink:href="https://www.president.gov.ua/storage/j-image-storage/32/28/77/242fc07126853cfc0f2214ecb777eee0_1680549959_extra_large.jpeg" text:style-name="Internet_20_link" text:visited-style-name="Visited_20_Internet_20_Link">
!(Images/AРМІЯINFORM/2023-04-04T54-00-00-04-00/242fc07126853cfc0f2214ecb777eee0_1680549959_wysiwyg.jpeg)</text:a>
"I am glad to see that you came with your friends," the President of Ukraine said, addressing Mike Pompeo. "A comprehensive American support is extraordinary to us."</text:p>
      <text:p text:style-name="P4">
Volodymyr Zelenskyy also thanked the entire American people.</text:p>
      <text:p text:style-name="P4">
“Unfortunately, the war has been going on for over a year, and we are pleased that the United States is struggling with us for common goals. We also feel two -party support and support from the White House, ”he stressed.</text:p>
      <text:p text:style-name="P4">
The President also emphasized the importance of continuing and strengthening defense assistance and joint development of defense technologies, taking into account the experience gained during the war.</text:p>
      <text:p text:style-name="P4">
“Invest in business because business is what creates jobs. Misauasic are that people can find a job, and the budget receives a passage to strengthen our capabilities on the battlefield, ”the heads summarized.</text:p>
      <text:p text:style-name="P4">
A number of other topical issues were also discussed, including the Movement of Ukraine, and the importance of further strengthening of sanction pressure on the Russian Federation.</text:p>
      <text:p text:style-name="P4">
Volodymyr Zelensky noted the activities of American charity organizations, whose representatives were present at a meeting concentrated by displaced persons, reconstruction of destroyed housing stock, providing medical assistance, providing drinking water and products of those who are most required.</text:p>
      <text:p text:style-name="P4">
_ <text:span text:style-name="T4">
 Source: </text:span>
 <text:a xlink:type="simple" xlink:href="https://www.president.gov.ua/news/volodimir-zelenskij-zustrivsya-z-delegaciyeyu-politikiv-bizn-82081" text:style-name="Internet_20_link" text:visited-style-name="Visited_20_Internet_20_Link">
office</text:a>
<text:a xlink:type="simple" xlink:href="https://www.president.gov.ua/news/volodimir-zelenskij-zustrivsya-z-delegaciyeyu-politikiv-bizn-82081" text:style-name="Internet_20_link" text:visited-style-name="Visited_20_Internet_20_Link">
Presidentiality</text:a>
_</text:p>
      <text:p text:style-name="P4">
News Source: <text:a xlink:type="simple" xlink:href="https://armyinform.com.ua/2023/04/04/dlya-nas-duzhe-vazhlyva-vsebichna-amerykanska-pidtrymka-glava-derzhavy/" text:style-name="Internet_20_link" text:visited-style-name="Visited_20_Internet_20_Link">
https://armyinform.com.ua/2023/04/04/dlya-nas-duzhe-vazhlyva-vsebichna-amerykanska-pidtrymka-glava-derzhavy/</text:a>
</text:p>
      <!--NEWS-->
      <text:h text:style-name="P10" text:outline-level="1">
<text:span text:style-name="T4">
SES units neutralized 266 explosive items during the day</text:span>
</text:h>
      <text:p text:style-name="P4">
Author: ['АРМІЯINFORM']</text:p>
      <text:p text:style-name="P4">
Time: 2023-04-04T55:00:00-04:00</text:p>
      <text:p text:style-name="P4">
Description: Lent out, 3 kvіtynya, pirotechnici pirdrodili of the Holders of Ukraine W ... War with Ukraine 2022, the war with Ukraine Latest news today,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medium.jpg" text:style-name="Internet_20_link" text:visited-style-name="Visited_20_Internet_20_Link">
medium.jpg</text:a>
', '<text:a xlink:type="simple" xlink:href="https://armyinform.com.ua/wp-content/uploads/2023/04/photo_5287351582192683317_y.jpg" text:style-name="Internet_20_link" text:visited-style-name="Visited_20_Internet_20_Link">
photo_5287351582192683317_y.jpg</text:a>
']</text:p>
      <text:p text:style-name="P4">
Tags: ['STOPRUSSIA', 'ДСНС УКРАЇНИ']</text:p>
      <text:p text:style-name="P4">
Category: News</text:p>
      <!--METADATA-->
      <text:p text:style-name="P4">
<draw:frame draw:style-name="fr1" draw:name="Image15" text:anchor-type="as-char" svg:width="6.9236in" svg:height="3.89908in" draw:z-index="0">
<draw:image xlink:href="../Images/AРМІЯINFORM/2023-04-04T55-00-00-04-00/medium.jpg" xlink:type="simple" xlink:show="embed" xlink:actuate="onLoad" draw:mime-type="image/jpeg"/>
</draw:frame>
Illustrative photo</text:p>
      <text:p text:style-name="P4">
<text:span text:style-name="T4">
 Over the past day, 3 </text:span>
 <text:span text:style-name="T4">
 April </text:span>
 <text:span text:style-name="T4">
, </text:span>
 pyrotechnic units of Ukraine for emergency situations <text:span text:style-name="T4">
 130 times </text:span>
 have been involved in finishing tasks.</text:p>
      <text:p text:style-name="P4">
About this <text:a xlink:type="simple" xlink:href="https://t.me/dsns_telegram/15514" text:style-name="Internet_20_link" text:visited-style-name="Visited_20_Internet_20_Link">
_ reports_</text:a>
SES of Ukraine.</text:p>
      <text:p text:style-name="P4">
Pyrotechnic units found, seized and disposed of <text:span text:style-name="T4">
 266 </text:span>
 explosive objects. Examined(cleared)territory more than <text:span text:style-name="T4">
 38.65 </text:span>
 hectares.</text:p>
      <text:p text:style-name="P4">
Reference: in total from the beginning of large -scale aggression of the Russian Federation of Ukrainian Pyrotechnical units of the SES of Ukraine involved <text:span text:style-name="T4">
 49 425 times </text:span>
 to perform demining tasks. Disposed of <text:span text:style-name="T4">
 340 011Domae hasty item </text:span>
, including <text:span text:style-name="T4">
 2 200 aviation bombs </text:span>
. Examined(cleared)area area <text:span text:style-name="T4">
 81 601 hectares </text:span>
.</text:p>
      <text:p text:style-name="P4">
<draw:frame draw:style-name="fr1" draw:name="Image16" text:anchor-type="as-char" svg:width="6.9236in" svg:height="5.804039in" draw:z-index="0">
<draw:image xlink:href="../Images/AРМІЯINFORM/2023-04-04T55-00-00-04-00/photo_5287351582192683317_y.jpg" xlink:type="simple" xlink:show="embed" xlink:actuate="onLoad" draw:mime-type="image/jpeg"/>
</draw:frame>
A total of 174 thousand square meters remain. km of potentially dangerous territories, measuring 30% of the total area of the state.</text:p>
      <text:p text:style-name="P4">
News Source: <text:a xlink:type="simple" xlink:href="https://armyinform.com.ua/2023/04/04/pidrozdily-dsns-zneshkodyly-266-vybuhonebezpechnyh-predmetiv-protyagom-doby/" text:style-name="Internet_20_link" text:visited-style-name="Visited_20_Internet_20_Link">
https://armyinform.com.ua/2023/04/04/pidrozdily-dsns-zneshkodyly-266-vybuhonebezpechnyh-predmetiv-protyagom-doby/</text:a>
</text:p>
      <!--NEWS-->
      <text:h text:style-name="P10" text:outline-level="1">
<text:span text:style-name="T4">
Drained the enemy of the Armed Forces aircraft - exposed Russian agent</text:span>
</text:h>
      <text:p text:style-name="P4">
Author: ['АРМІЯINFORM']</text:p>
      <text:p text:style-name="P4">
Time: 2023-04-04T56:00:00-04:00</text:p>
      <text:p text:style-name="P4">
Description: The head of the head management of the General Staff of the ZS of the Russian Federation (Bilsh Vidomoy Yak GRU) has a sketchy of the war ... war with Ukraine 2022, the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f9b4ec7d9820c6cec7e5264fc26a6aca-e1680593248513.jpeg" text:style-name="Internet_20_link" text:visited-style-name="Visited_20_Internet_20_Link">
f9b4ec7d9820c6cec7e5264fc26a6aca-e1680593248513.jpeg</text:a>
']</text:p>
      <text:p text:style-name="P4">
Tags: ['STOPRUSSIA', 'АГРЕСІЯ РФ', 'ВТОРГНЕННЯ РФ', 'КОЛАБОРАНТ', 'СБУ']</text:p>
      <text:p text:style-name="P4">
Category: News</text:p>
      <!--METADATA-->
      <text:p text:style-name="P4">
<draw:frame draw:style-name="fr1" draw:name="Image17" text:anchor-type="as-char" svg:width="6.9236in" svg:height="4.104798in" draw:z-index="0">
<draw:image xlink:href="../Images/AРМІЯINFORM/2023-04-04T56-00-00-04-00/f9b4ec7d9820c6cec7e5264fc26a6aca-e1680593248513.jpeg" xlink:type="simple" xlink:show="embed" xlink:actuate="onLoad" draw:mime-type="image/jpeg"/>
</draw:frame>
The agent of the General Directorate of the General Staff of the Armed Forces of the Russian Federation was detained(a better game)During the special operation in Dnipropetrovsk region, which collected the intelligence of the base of the base of defense and movement of defense forces in the region.</text:p>
      <text:p text:style-name="P4">
About it <text:a xlink:type="simple" xlink:href="https://ssu.gov.ua/novyny/sbu-zatrymala-rosiiskoho-ahenta-yakyi-poliuvav-za-ukrainskoiu-aviatsiieiu-na-dnipropetrovshchyni" text:style-name="Internet_20_link" text:visited-style-name="Visited_20_Internet_20_Link">
informs</text:a>
SBU.</text:p>
      <text:p text:style-name="P4">
First of all, the enemy was interested in locations and modes of operation of Ukrainian military aircraft in the region. In particular, the agent recorded regularity, the number of aircraft, etc.</text:p>
      <text:p text:style-name="P4">
In addition, he conveyed information about the consequences of air hostile to the city. The occupiers planned to use this information to prepare the tag of massive aircraft in the region.</text:p>
      <text:p text:style-name="P4">
According to the investigation, the attacker was a local resident, whom the military intelligence of the Russian Federation was remotely involved in unspoken cooperation.</text:p>
      <text:p text:style-name="P4">
For the recruitment, the enemy was used by one of the pro-Russian telegrams, the shortage actively distributed his "posts" to support the invaders.</text:p>
      <text:p text:style-name="P4">
On the basis of the evidence collected, investigators of the Security Service informed him of the suspicion by articles of the Criminal Code of Ukraine:</text:p>
      <ul>
        <li>
State betrayal committed in the conditions of martial law; * Unauthorized dissemination of information on the direction, movement of weapons, weapons and ammunition to Ukraine, movement, movement or placement of the Armed Forces or other military formations formed in accordance with the laws of Ukraine.</li>
      </ul>
      <text:p text:style-name="P4">
The court chose the traitor a preventive measure - detention. Investigation is ongoing to establish all the circumstances of the crime.</text:p>
      <text:p text:style-name="P4">
News Source: <text:a xlink:type="simple" xlink:href="https://armyinform.com.ua/2023/04/04/zlyvav-vorogu-roztashuvannya-litakiv-zsu-vykryto-rosijskogo-agenta/" text:style-name="Internet_20_link" text:visited-style-name="Visited_20_Internet_20_Link">
https://armyinform.com.ua/2023/04/04/zlyvav-vorogu-roztashuvannya-litakiv-zsu-vykryto-rosijskogo-agenta/</text:a>
</text:p>
      <!--NEWS-->
      <text:h text:style-name="P10" text:outline-level="1">
<text:span text:style-name="T4">
Volodymyr Zelenskyy: Russian evil will fall here in Ukraine, and will no longer be able to rise</text:span>
</text:h>
      <text:p text:style-name="P4">
Author: ['АРМІЯINFORM']</text:p>
      <text:p text:style-name="P4">
Time: 2023-04-04T57:00:00-04:00</text:p>
      <text:p text:style-name="P4">
Description: The 405th day of defense President Volodymyr Zelensky is attached, ShO on ours,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photo_5287452312060676439_y-e1680598749578.jpg" text:style-name="Internet_20_link" text:visited-style-name="Visited_20_Internet_20_Link">
photo_5287452312060676439_y-e1680598749578.jpg</text:a>
', '<text:a xlink:type="simple" xlink:href="https://armyinform.com.ua/wp-content/uploads/2023/04/photo_5287452312060676436_y-150x150.jpg" text:style-name="Internet_20_link" text:visited-style-name="Visited_20_Internet_20_Link">
photo_5287452312060676436_y-150x150.jpg</text:a>
', '<text:a xlink:type="simple" xlink:href="https://armyinform.com.ua/wp-content/uploads/2023/04/photo_5287452312060676435_x-150x150.jpg" text:style-name="Internet_20_link" text:visited-style-name="Visited_20_Internet_20_Link">
photo_5287452312060676435_x-150x150.jpg</text:a>
', '<text:a xlink:type="simple" xlink:href="https://armyinform.com.ua/wp-content/uploads/2023/04/photo_5287452312060676431_y-1-150x150.jpg" text:style-name="Internet_20_link" text:visited-style-name="Visited_20_Internet_20_Link">
photo_5287452312060676431_y-1-150x150.jpg</text:a>
', '<text:a xlink:type="simple" xlink:href="https://armyinform.com.ua/wp-content/uploads/2023/04/photo_5287452312060676432_y-e1680599197775-150x150.jpg" text:style-name="Internet_20_link" text:visited-style-name="Visited_20_Internet_20_Link">
photo_5287452312060676432_y-e1680599197775-150x150.jpg</text:a>
']</text:p>
      <text:p text:style-name="P4">
Tags: []</text:p>
      <text:p text:style-name="P4">
Category: News</text:p>
      <!--METADATA-->
      <text:p text:style-name="P4">
<draw:frame draw:style-name="fr1" draw:name="Image18" text:anchor-type="as-char" svg:width="6.9236in" svg:height="4.256732in" draw:z-index="0">
<draw:image xlink:href="../Images/AРМІЯINFORM/2023-04-04T57-00-00-04-00/photo_5287452312060676439_y-e1680598749578.jpg" xlink:type="simple" xlink:show="embed" xlink:actuate="onLoad" draw:mime-type="image/jpeg"/>
</draw:frame>
On the 405th Day of Defense, President of Ukraine Volodymyr Zelensky noted that Nanashii, Ukrainian, land is the battle as the basis of the free world.</text:p>
      <text:p text:style-name="P4">
About it <text:a xlink:type="simple" xlink:href="https://t.me/V_Zelenskiy_official/5751" text:style-name="Internet_20_link" text:visited-style-name="Visited_20_Internet_20_Link">
stressed</text:a>
Head of State of Utelegra.</text:p>
      <text:p text:style-name="P4">
“We will definitely win in this battle. Russian evil will fall here, in Ukraine, will not be able to rise. Humanity will win, ”Vladimirzelensky emphasized.</text:p>
      <text:p text:style-name="P4">
<text:a xlink:type="simple" xlink:href="https://armyinform.com.ua/wp-content/uploads/2023/04/photo_5287452312060676436_y.jpg" text:style-name="Internet_20_link" text:visited-style-name="Visited_20_Internet_20_Link">
!(Images/AРМІЯINFORM/2023-04-04T57-00-00-04-00/photo_5287452312060676436_y-150x150.jpg)</text:a>
</text:p>
      <text:p text:style-name="P4">
<text:a xlink:type="simple" xlink:href="https://armyinform.com.ua/wp-content/uploads/2023/04/photo_5287452312060676435_x.jpg" text:style-name="Internet_20_link" text:visited-style-name="Visited_20_Internet_20_Link">
<draw:frame draw:style-name="fr1" draw:name="Image19" text:anchor-type="as-char" svg:width="6.9236in" svg:height="6.9236in" draw:z-index="0">
<draw:image xlink:href="../Images/AРМІЯINFORM/2023-04-04T57-00-00-04-00/photo_5287452312060676435_x-150x150.jpg" xlink:type="simple" xlink:show="embed" xlink:actuate="onLoad" draw:mime-type="image/jpeg"/>
</draw:frame>
</text:a>
</text:p>
      <text:p text:style-name="P4">
<text:a xlink:type="simple" xlink:href="https://armyinform.com.ua/wp-content/uploads/2023/04/photo_5287452312060676431_y-1.jpg" text:style-name="Internet_20_link" text:visited-style-name="Visited_20_Internet_20_Link">
<draw:frame draw:style-name="fr1" draw:name="Image20" text:anchor-type="as-char" svg:width="6.9236in" svg:height="6.9236in" draw:z-index="0">
<draw:image xlink:href="../Images/AРМІЯINFORM/2023-04-04T57-00-00-04-00/photo_5287452312060676431_y-1-150x150.jpg" xlink:type="simple" xlink:show="embed" xlink:actuate="onLoad" draw:mime-type="image/jpeg"/>
</draw:frame>
</text:a>
</text:p>
      <text:p text:style-name="P4">
<text:a xlink:type="simple" xlink:href="https://armyinform.com.ua/wp-content/uploads/2023/04/photo_5287452312060676432_y-e1680599197775.jpg" text:style-name="Internet_20_link" text:visited-style-name="Visited_20_Internet_20_Link">
<draw:frame draw:style-name="fr1" draw:name="Image21" text:anchor-type="as-char" svg:width="6.9236in" svg:height="6.9236in" draw:z-index="0">
<draw:image xlink:href="../Images/AРМІЯINFORM/2023-04-04T57-00-00-04-00/photo_5287452312060676432_y-e1680599197775-150x150.jpg" xlink:type="simple" xlink:show="embed" xlink:actuate="onLoad" draw:mime-type="image/jpeg"/>
</draw:frame>
</text:a>
</text:p>
      <text:p text:style-name="P4">
News Source: <text:a xlink:type="simple" xlink:href="https://armyinform.com.ua/2023/04/04/volodymyr-zelenskyj-rosijske-zlo-vpade-same-tut-v-ukrayini-i-bilshe-ne-zmozhe-pidnyatysya/" text:style-name="Internet_20_link" text:visited-style-name="Visited_20_Internet_20_Link">
https://armyinform.com.ua/2023/04/04/volodymyr-zelenskyj-rosijske-zlo-vpade-same-tut-v-ukrayini-i-bilshe-ne-zmozhe-pidnyatysya/</text:a>
</text:p>
      <!--NEWS-->
      <text:h text:style-name="P10" text:outline-level="1">
<text:span text:style-name="T4">
Office of the Prosecutor General of Ukraine: Almost 17,000 crimes against National Security have been documented</text:span>
</text:h>
      <text:p text:style-name="P4">
Author: ['АРМІЯINFORM']</text:p>
      <text:p text:style-name="P4">
Time: 2023-04-04T58: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04042023ua.jpg" text:style-name="Internet_20_link" text:visited-style-name="Visited_20_Internet_20_Link">
warcrime-04042023ua.jpg</text:a>
', '<text:a xlink:type="simple" xlink:href="https://armyinform.com.ua/wp-content/uploads/2023/04/warcrime-04042023en.jpg" text:style-name="Internet_20_link" text:visited-style-name="Visited_20_Internet_20_Link">
warcrime-04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2" text:anchor-type="as-char" svg:width="6.9236in" svg:height="4.448413in" draw:z-index="0">
<draw:image xlink:href="../Images/AРМІЯINFORM/2023-04-04T58-00-00-04-00/warcrime-04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04 </text:span>
 Registered:</text:p>
      <ul>
        <li>
78 131 Military crime, * 16 957 crimes against national security of Ukraine.</li>
      </ul>
      <text:p text:style-name="P4">
In addition, according to the official data of juvenile prosecutors, <text:span text:style-name="T4">
 1411 children have become </text:span>
 due to aggression of the Russian Federation, including:</text:p>
      <ul>
        <li>
467 - children were killed, * 944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3" text:anchor-type="as-char" svg:width="6.9236in" svg:height="4.448413in" draw:z-index="0">
<draw:image xlink:href="../Images/AРМІЯINFORM/2023-04-04T58-00-00-04-00/warcrime-04042023en.jpg" xlink:type="simple" xlink:show="embed" xlink:actuate="onLoad" draw:mime-type="image/jpeg"/>
</draw:frame>
</text:p>
      <text:p text:style-name="P4">
News Source: <text:a xlink:type="simple" xlink:href="https://armyinform.com.ua/2023/04/04/ofis-genprokurora-ukrayiny-zadokumentovano-majzhe-17-tysyach-zlochyniv-proty-naczbezpeky-7/" text:style-name="Internet_20_link" text:visited-style-name="Visited_20_Internet_20_Link">
https://armyinform.com.ua/2023/04/04/ofis-genprokurora-ukrayiny-zadokumentovano-majzhe-17-tysyach-zlochyniv-proty-naczbezpeky-7/</text:a>
</text:p>
      <!--NEWS-->
      <text:h text:style-name="P10" text:outline-level="1">
<text:span text:style-name="T4">
The lack of communication with the Russian Federation complicates the receipt of reliable data on prisoners of war - coordination headquarters</text:span>
</text:h>
      <text:p text:style-name="P4">
Author: ['АРМІЯINFORM']</text:p>
      <text:p text:style-name="P4">
Time: 2023-04-04T59:00:00-04:00</text:p>
      <text:p text:style-name="P4">
Description: OFICHINE-REMUNIKAIKA-AGRESORKA OF THE SCREEMEN, DOSTOSHIRNU TO ... WAR WITH Ukraine 2022, War with Ukraine Latest news today, News War with Ukraine 2022 Last for today, will there be a war between Ukraine and Russia and when, a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_5862682036542746644_w.jpg" text:style-name="Internet_20_link" text:visited-style-name="Visited_20_Internet_20_Link">
photo_5862682036542746644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4" text:anchor-type="as-char" svg:width="6.9236in" svg:height="4.200317in" draw:z-index="0">
<draw:image xlink:href="../Images/AРМІЯINFORM/2023-04-04T59-00-00-04-00/photo_5862682036542746644_w.jpg" xlink:type="simple" xlink:show="embed" xlink:actuate="onLoad" draw:mime-type="image/jpeg"/>
</draw:frame>
There is no official communication with the aggressor country, so it is almost impossible to obtain reliable information about captured defenders and defenders, including the state of health.</text:p>
      <text:p text:style-name="P4">
About this <text:a xlink:type="simple" xlink:href="https://t.me/Koord_shtab/779" text:style-name="Internet_20_link" text:visited-style-name="Visited_20_Internet_20_Link">
the one was talking</text:a>
During a meeting with families of the individual artillery brigade "Zaporizhzhya Sich" on a coordination article.</text:p>
      <text:p text:style-name="P4">
According to the headquarters, information about the probable health of the healthy persons comes mostly from returned from Polynia servicemen.</text:p>
      <text:p text:style-name="P4">
During the meeting, they said that the military unit conducts investigation in case of disappearance of a serviceman. As a result of the investigation, the commander makes a decision how to account for a serviceman - a warmed or missing person.</text:p>
      <text:p text:style-name="P4">
Alerts with relevant information military unit sends a dottorial centers of staffing and social support(TCC and SP).Співробітники ТЦК та СП доставляють це сповіщення родичам оборонця.</text:p>
      <text:p text:style-name="P4">
Представник штабу зауважив, що визволені з полону військовослужбовціспілкуються з представниками Координаційного штабу, Служби безпеки України,Офісу Уповноваженого Верховної Ради України з прав людини. Надані нимивідомості фіксуються і враховуються, зокрема, у подальшій роботі щодо обмінувійськовополоненими. Проте оприлюднювати таку інформацію не можна, бо вонаносить оперативний характер.</text:p>
      <text:p text:style-name="P4">
News Source: <text:a xlink:type="simple" xlink:href="https://armyinform.com.ua/2023/04/04/vidsutnist-komunikacziyi-z-rf-uskladnyuye-otrymannya-dostovirnoyi-informacziyi-shhodo-vijskovopolonenyh-koordynaczijnyj-shtab/" text:style-name="Internet_20_link" text:visited-style-name="Visited_20_Internet_20_Link">
https://armyinform.com.ua/2023/04/04/vidsutnist-komunikacziyi-z-rf-uskladnyuye-otrymannya-dostovirnoyi-informacziyi-shhodo-vijskovopolonenyh-koordynaczijnyj-shtab/</text:a>
</text:p>
      <!--NEWS-->
      <text:h text:style-name="P10" text:outline-level="1">
<text:span text:style-name="T4">
There were 6 carriers of the Caliber Caliber for combat duty in the Black and Mediterranean Seas</text:span>
</text:h>
      <text:p text:style-name="P4">
Author: ['АРМІЯINFORM']</text:p>
      <text:p text:style-name="P4">
Time: 2023-04-04T60:00:00-04:00</text:p>
      <text:p text:style-name="P4">
Description: The village of 4 KVITRY in the waters of Chorny, Azovsky that scores in the Boyal Moreda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7/maxresdefault-1.jpg" text:style-name="Internet_20_link" text:visited-style-name="Visited_20_Internet_20_Link">
maxresdefault-1.jpg</text:a>
', '<text:a xlink:type="simple" xlink:href="https://armyinform.com.ua/wp-content/uploads/2023/04/336141894_1060599061566150_199496007597149452_n.jpg" text:style-name="Internet_20_link" text:visited-style-name="Visited_20_Internet_20_Link">
336141894_1060599061566150_199496007597149452_n.jpg</text:a>
']</text:p>
      <text:p text:style-name="P4">
Tags: ['АГРЕСІЯ РФ', 'ВМС ЗС УКРАЇНИ', 'ВТОРГНЕННЯ РФ']</text:p>
      <text:p text:style-name="P4">
Category: News</text:p>
      <!--METADATA-->
      <text:p text:style-name="P4">
<draw:frame draw:style-name="fr1" draw:name="Image25" text:anchor-type="as-char" svg:width="6.9236in" svg:height="3.894525in" draw:z-index="0">
<draw:image xlink:href="../Images/AРМІЯINFORM/2023-04-04T60-00-00-04-00/maxresdefault-1.jpg" xlink:type="simple" xlink:show="embed" xlink:actuate="onLoad" draw:mime-type="image/jpeg"/>
</draw:frame>
Illustrative photo</text:p>
      <text:p text:style-name="P4">
As of April 4, there are 15 enemy ships in the waters of the Black, Azov and Mediterranean Seas, of which 6 are the carbrakket carriers. The total volley is 40 rockets.</text:p>
      <text:p text:style-name="P4">
This is stated in <text:a xlink:type="simple" xlink:href="https://www.facebook.com/navy.mil.gov.ua/posts/pfbid02f7sHJDLDo5ULZZgxiz6iaR3wxcLKgMKqAy1ApBNMZQy8RLp8nY7Wt9up13froWM4l" text:style-name="Internet_20_link" text:visited-style-name="Visited_20_Internet_20_Link">
message</text:a>
Command of the Navy of the Armed Forces of Ukraine.</text:p>
      <text:p text:style-name="P4">
Of them:</text:p>
      <ul>
        <li>
There are 7 enemy ships in the Black Sea, of which 3 are carriers of the Caliber Winged missiles, the total volley is - 20 missiles; * In the Sea of Azov, the enemy continues to control marine communications, holding 1 ship on combat duty; * There are 7 enemy ships in the Mediterranean, 3 of them are 3 carriers of the Caliber Winged missiles, the total volley is - 20 missiles.</li>
      </ul>
      <text:p text:style-name="P4">
The Russian Federation continues to violate the International Convention on the Protection of Human Life at the Sea of 1974(SOLAS)by turning off automatic identification systems(AIS)Nazi vessels in the Azov Sea.</text:p>
      <text:p text:style-name="P4">
<draw:frame draw:style-name="fr1" draw:name="Image26" text:anchor-type="as-char" svg:width="6.9236in" svg:height="5.53888in" draw:z-index="0">
<draw:image xlink:href="../Images/AРМІЯINFORM/2023-04-04T60-00-00-04-00/336141894_1060599061566150_199496007597149452_n.jpg" xlink:type="simple" xlink:show="embed" xlink:actuate="onLoad" draw:mime-type="image/jpeg"/>
</draw:frame>
</text:p>
      <text:p text:style-name="P4">
News Source: <text:a xlink:type="simple" xlink:href="https://armyinform.com.ua/2023/04/04/na-bojove-cherguvannya-v-chornomu-ta-seredzemnomu-moryah-vyjshlo-6-nosiyiv-krylatyh-raket-kalibr/" text:style-name="Internet_20_link" text:visited-style-name="Visited_20_Internet_20_Link">
https://armyinform.com.ua/2023/04/04/na-bojove-cherguvannya-v-chornomu-ta-seredzemnomu-moryah-vyjshlo-6-nosiyiv-krylatyh-raket-kalibr/</text:a>
</text:p>
      <!--NEWS-->
      <text:h text:style-name="P10" text:outline-level="1">
<text:span text:style-name="T4">
In Kupyansk-Liman direction, our defenders destroyed two T-72 tanks, two BMPs and ammunition composition-Sergey Cherevaty</text:span>
</text:h>
      <text:p text:style-name="P4">
Author: ['Ольга Вікарчук']</text:p>
      <text:p text:style-name="P4">
Time: 2023-04-04T61:00:00-04:00</text:p>
      <text:p text:style-name="P4">
Description: - Vorog attack of our position on the Center for regular forces to the front. Zokrema, Tse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cherevatyj.jpg" text:style-name="Internet_20_link" text:visited-style-name="Visited_20_Internet_20_Link">
cherevatyj.jpg</text:a>
']</text:p>
      <text:p text:style-name="P4">
Tags: ['STOPRUSSIA', 'АГРЕСІЯ РФ', 'ВІЙНА', 'ВТОРГНЕННЯ РФ', 'СЕРГІЙ ЧЕРЕВАТИЙ']</text:p>
      <text:p text:style-name="P4">
Category: News</text:p>
      <!--METADATA-->
      <text:p text:style-name="P4">
<draw:frame draw:style-name="fr1" draw:name="Image27" text:anchor-type="as-char" svg:width="6.9236in" svg:height="4.611226in" draw:z-index="0">
<draw:image xlink:href="../Images/AРМІЯINFORM/2023-04-04T61-00-00-04-00/cherevatyj.jpg" xlink:type="simple" xlink:show="embed" xlink:actuate="onLoad" draw:mime-type="image/jpeg"/>
</draw:frame>
- The enemy attacks our positions in this area of the front with regular forces. In particular, these are airborne units, motorized rifles, the second Army Corps of such LNR, as well as a tank unit,-<text:a xlink:type="simple" xlink:href="https://www.youtube.com/watch" text:style-name="Internet_20_link" text:visited-style-name="Visited_20_Internet_20_Link">
reported</text:a>
During the direct ether in the "One News" spokesman of the eastern grouping of armed force troops, Colonel Sergey Cherevaty.</text:p>
      <text:p text:style-name="P4">
In the Kupyansk-Liman direction, the enemy uses more systems of jet-gunshot fire. On this day, 403 shellings have been recorded, but in the land-free booms the occupying army is trying to act more carefully.</text:p>
      <ul>
        <li>
          <text:p text:style-name="P4">
Therefore, they have less losses in this direction. 50 invaders were destroyed, 115 were injured. Also, the army of the Russian Federation uses more armored vehicles here, but our defense forces destroy it, - the officer noted.</text:p>
        </li>
        <li>
          <text:p text:style-name="P4">
In particular, in the last day, Ukrainian defenders in the Kupyansk-Liman direction destroyed two T-72 tanks, two BMPs and ammunition composition,-added Sergey Cherevaty.</text:p>
        </li>
      </ul>
      <text:p text:style-name="P4">
News Source: <text:a xlink:type="simple" xlink:href="https://armyinform.com.ua/2023/04/04/na-kupyansko-lymanskomu-napryamku-nashi-zahysnyky-znyshhyly-dva-tanky-t-72-dvi-bmp-i-sklad-boyeprypasiv-sergij-cherevatyj/" text:style-name="Internet_20_link" text:visited-style-name="Visited_20_Internet_20_Link">
https://armyinform.com.ua/2023/04/04/na-kupyansko-lymanskomu-napryamku-nashi-zahysnyky-znyshhyly-dva-tanky-t-72-dvi-bmp-i-sklad-boyeprypasiv-sergij-cherevatyj/</text:a>
</text:p>
      <!--NEWS-->
      <text:h text:style-name="P10" text:outline-level="1">
<text:span text:style-name="T4">
The SBU exposed the Russian financial pyramid in Ukraine for almost $ 40 million</text:span>
</text:h>
      <text:p text:style-name="P4">
Author: ['АРМІЯINFORM']</text:p>
      <text:p text:style-name="P4">
Time: 2023-04-04T62:00:00-04:00</text:p>
      <text:p text:style-name="P4">
Description: The Service of the Bezpeki Vikril Large Shakhraiska scheme, Yaku was scraped by PID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sbu-golovna.jpg" text:style-name="Internet_20_link" text:visited-style-name="Visited_20_Internet_20_Link">
sbu-golovna.jpg</text:a>
', '<text:a xlink:type="simple" xlink:href="https://armyinform.com.ua/wp-content/uploads/2023/04/sbu-2.jpg" text:style-name="Internet_20_link" text:visited-style-name="Visited_20_Internet_20_Link">
sbu-2.jpg</text:a>
', '<text:a xlink:type="simple" xlink:href="https://armyinform.com.ua/wp-content/uploads/2023/04/sbu-1-150x150.jpg" text:style-name="Internet_20_link" text:visited-style-name="Visited_20_Internet_20_Link">
sbu-1-150x150.jpg</text:a>
', '<text:a xlink:type="simple" xlink:href="https://armyinform.com.ua/wp-content/uploads/2023/04/sbu-3-150x150.jpg" text:style-name="Internet_20_link" text:visited-style-name="Visited_20_Internet_20_Link">
sbu-3-150x150.jpg</text:a>
']</text:p>
      <text:p text:style-name="P4">
Tags: ['СБУ', 'ШАХРАЇ']</text:p>
      <text:p text:style-name="P4">
Category: News</text:p>
      <!--METADATA-->
      <text:p text:style-name="P4">
<draw:frame draw:style-name="fr1" draw:name="Image28" text:anchor-type="as-char" svg:width="6.9236in" svg:height="5.938293in" draw:z-index="0">
<draw:image xlink:href="../Images/AРМІЯINFORM/2023-04-04T62-00-00-04-00/sbu-golovna.jpg" xlink:type="simple" xlink:show="embed" xlink:actuate="onLoad" draw:mime-type="image/jpeg"/>
</draw:frame>
The Security Service exposed a large -scale fraudulent scheme that was masked by the Life Is Good.</text:p>
      <text:p text:style-name="P4">
The organizers of the Pyramid suggested that their clients become investors and transfer money to the account of a company that allegedly helps to "multiply" investment.</text:p>
      <text:p text:style-name="P4">
About it <text:a xlink:type="simple" xlink:href="https://www.facebook.com/SecurSerUkraine/posts/pfbid0SXMwkZAoXFNXtdzQCaDPSyudKe7EXM1aDfcHbSMpZBYKbiShD4m351neMRvYiUEjl" text:style-name="Internet_20_link" text:visited-style-name="Visited_20_Internet_20_Link">
reports</text:a>
On its official Facebook page SBU.</text:p>
      <text:p text:style-name="P4">
According to the investigation, the attackers received almost $ 40 million, with more than 1 thousand people cheating.</text:p>
      <text:p text:style-name="P4">
For the use of "service", fraudsters have developed their own web resource with accounts of potential "investors".</text:p>
      <text:p text:style-name="P4">
Dilika promised "depositors" stable profits in the form of "dividends" of discounting in the promotion of promising world -class enterprises.</text:p>
      <text:p text:style-name="P4">
<draw:frame draw:style-name="fr1" draw:name="Image29" text:anchor-type="as-char" svg:width="6.9236in" svg:height="6.609525in" draw:z-index="0">
<draw:image xlink:href="../Images/AРМІЯINFORM/2023-04-04T62-00-00-04-00/sbu-2.jpg" xlink:type="simple" xlink:show="embed" xlink:actuate="onLoad" draw:mime-type="image/jpeg"/>
</draw:frame>
In addition, the fraudsters "guaranteed" their clients "bonuses" in the event of attracting the pre -prosecution of new participants.</text:p>
      <text:p text:style-name="P4">
The money received from investors was accumulated on their own cryptomamen Tabanka accounts.</text:p>
      <text:p text:style-name="P4">
According to the investigation, more than 10 people are involved in the organization of the equipment. These are citizens of the aggressor country.</text:p>
      <text:p text:style-name="P4">
Initially, the "project" operated only in the territory of the Russian Federation, but after 2017 it was firmly tried to implement in Ukraine through a massive advertising campaign of Winternett and opening an office in Kiev.</text:p>
      <text:p text:style-name="P4">
After the start of a full -scale invasion of the Pyramid organizers, they wanted to attract their involvement in it.</text:p>
      <text:p text:style-name="P4">
For this purpose, they established a mechanism for attracting virtual assets through network exchange points of cryptocurrency throughout Ukraine.</text:p>
      <text:p text:style-name="P4">
During the searches at the Kiev Office and at the addresses of the person being persons appeared:</text:p>
      <text:p text:style-name="P4">
▪️ computers, mobile phones, accounting and drafts with evidence of a proceeding;</text:p>
      <text:p text:style-name="P4">
▪️ the souvenir and advertising products used to attract "investors".</text:p>
      <text:p text:style-name="P4">
Investigation is ongoing to establish all the circumstances of the crime and prosecute.</text:p>
      <text:p text:style-name="P4">
<text:a xlink:type="simple" xlink:href="https://armyinform.com.ua/wp-content/uploads/2023/04/sbu-1.jpg" text:style-name="Internet_20_link" text:visited-style-name="Visited_20_Internet_20_Link">
!(Images/AРМІЯINFORM/2023-04-04T62-00-00-04-00/sbu-1-150x150.jpg)</text:a>
</text:p>
      <text:p text:style-name="P4">
<text:a xlink:type="simple" xlink:href="https://armyinform.com.ua/wp-content/uploads/2023/04/sbu-3.jpg" text:style-name="Internet_20_link" text:visited-style-name="Visited_20_Internet_20_Link">
<draw:frame draw:style-name="fr1" draw:name="Image30" text:anchor-type="as-char" svg:width="6.9236in" svg:height="6.9236in" draw:z-index="0">
<draw:image xlink:href="../Images/AРМІЯINFORM/2023-04-04T62-00-00-04-00/sbu-3-150x150.jpg" xlink:type="simple" xlink:show="embed" xlink:actuate="onLoad" draw:mime-type="image/jpeg"/>
</draw:frame>
</text:a>
The measures were carried out in conjunction with the investigative department of the Main Management Police in Kyiv for procedural management of the Kyiv Prosecutor's Office.The Security Service appealed to citizens who have been victims of fraudulent scheme, to report it by mobile phone number(095)899 21 16.</text:p>
      <text:p text:style-name="P4">
News Source: <text:a xlink:type="simple" xlink:href="https://armyinform.com.ua/2023/04/04/sbu-vykryla-v-ukrayini-rosijsku-finansovu-piramidu-na-majzhe-40-mln-dolariv/" text:style-name="Internet_20_link" text:visited-style-name="Visited_20_Internet_20_Link">
https://armyinform.com.ua/2023/04/04/sbu-vykryla-v-ukrayini-rosijsku-finansovu-piramidu-na-majzhe-40-mln-dolariv/</text:a>
</text:p>
      <!--NEWS-->
      <text:h text:style-name="P10" text:outline-level="1">
<text:span text:style-name="T4">
The enemy dropped ammunition with a chemical in the area of water</text:span>
</text:h>
      <text:p text:style-name="P4">
Author: ['Ольга Вікарчук']</text:p>
      <text:p text:style-name="P4">
Time: 2023-04-04T63:00:00-04:00</text:p>
      <text:p text:style-name="P4">
Description: At the district Mar'ynka Army of the Russian Federation PID Hour of the Attacks of the BTR Tu BMP, and near the Carlovyvka pratsuloval ... War with Ukraine 2022, War with Ukraine Latest News today, News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3/dmytrashkivskyj.png" text:style-name="Internet_20_link" text:visited-style-name="Visited_20_Internet_20_Link">
dmytrashkivskyj.png</text:a>
']</text:p>
      <text:p text:style-name="P4">
Tags: ['STOPRUSSIA', 'АГРЕСІЯ РФ', 'ВІЙНА', 'ВТОРГНЕННЯ РФ', 'ОЛЕКСІЙ ДМИТРАШКІВСЬКИЙ', 'ТАВРІЙСЬКИЙ НАПРЯМОК']</text:p>
      <text:p text:style-name="P4">
Category: News</text:p>
      <!--METADATA-->
      <text:p text:style-name="P4">
<draw:frame draw:style-name="fr1" draw:name="Image31" text:anchor-type="as-char" svg:width="6.9236in" svg:height="4.096023in" draw:z-index="0">
<draw:image xlink:href="../Images/AРМІЯINFORM/2023-04-04T63-00-00-04-00/dmytrashkivskyj.png" xlink:type="simple" xlink:show="embed" xlink:actuate="onLoad" draw:mime-type="image/png"/>
</draw:frame>
In the area of Marinka, the army of the Russian Federation involved the BTR and BMP during the attacks, and an enemy group of infantry together with tanks worked near Karlovki. All attacks were reflected. About it <text:a xlink:type="simple" xlink:href="https://www.youtube.com/watch" text:style-name="Internet_20_link" text:visited-style-name="Visited_20_Internet_20_Link">
reported</text:a>
During the direct eternal launcher "Unified News" the chief of the united Press Center of Defense Forces Colonel Alexei Dmitrashkivsky.</text:p>
      <ul>
        <li>
In addition, the enemy's aviation made four beats. Three of them were Orikhove and Transfiguration. During the day, 307 ties were recorded. In the Zaporizhzhya direction 54 times, in Donetsk - 253, - - the indication.</li>
      </ul>
      <text:p text:style-name="P4">
Also recorded was the discharge of ammunition with a chemical in the rayon. Most likely, it is K-51, that is, chloropicrin. In addition, the Okupatikovian for the last day lost about two mouths of personnel, one was captured. Defense forces destroyed the enemy management point and storage.</text:p>
      <ul>
        <li>
Regarding chemical weapons, last week the Russians used it to submerge: two, four, six times. This week it is the first record of the UAV ammunition from the UAV, - Alexei Dmitrashkivsky supplemented.</li>
      </ul>
      <text:p text:style-name="P4">
News Source: <text:a xlink:type="simple" xlink:href="https://armyinform.com.ua/2023/04/04/vorog-skynuv-boyeprypasy-z-himichnoyu-rechovynoyu-v-rajoni-vodyanogo/" text:style-name="Internet_20_link" text:visited-style-name="Visited_20_Internet_20_Link">
https://armyinform.com.ua/2023/04/04/vorog-skynuv-boyeprypasy-z-himichnoyu-rechovynoyu-v-rajoni-vodyanogo/</text:a>
</text:p>
      <!--NEWS-->
      <text:h text:style-name="P10" text:outline-level="1">
<text:span text:style-name="T4">
Prime Minister of Ukraine, Viecekanzler Germany and German business discussed the expansion of presence in the Ukrainian market</text:span>
</text:h>
      <text:p text:style-name="P4">
Author: ['АРМІЯINFORM']</text:p>
      <text:p text:style-name="P4">
Time: 2023-04-04T64:00:00-04:00</text:p>
      <text:p text:style-name="P4">
Description: The socket of the double -sided spinpratsi, the fertile of the all -time PIDDRIMMAKE OF WASINESS ACTIVI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shmygal.jpg" text:style-name="Internet_20_link" text:visited-style-name="Visited_20_Internet_20_Link">
shmygal.jpg</text:a>
', '<text:a xlink:type="simple" xlink:href="https://armyinform.com.ua/wp-content/uploads/2023/04/kmu.jpg" text:style-name="Internet_20_link" text:visited-style-name="Visited_20_Internet_20_Link">
kmu.jpg</text:a>
']</text:p>
      <text:p text:style-name="P4">
Tags: ['STOPRUSSIA', 'АГРЕСІЯ РФ', 'ВІЙНА', 'ВТОРГНЕННЯ РФ', 'ДЕНИС ШМИГАЛЬ', 'НІМЕЧЧИНА']</text:p>
      <text:p text:style-name="P4">
Category: News</text:p>
      <!--METADATA-->
      <text:p text:style-name="P4">
<draw:frame draw:style-name="fr1" draw:name="Image32" text:anchor-type="as-char" svg:width="6.9236in" svg:height="4.89718in" draw:z-index="0">
<draw:image xlink:href="../Images/AРМІЯINFORM/2023-04-04T64-00-00-04-00/shmygal.jpg" xlink:type="simple" xlink:show="embed" xlink:actuate="onLoad" draw:mime-type="image/jpeg"/>
</draw:frame>
The development of bilateral cooperation, strengthening of comprehensive support of Ukraine was discussed during a meeting in Kyivpremier-Minister of Ukraine Denis Schmigal, Vicecanzler, the Minister of Economics of the Basket of Germany Robert Gabek and representatives of German business.</text:p>
      <text:p text:style-name="P4">
About it on the government portal <text:a xlink:type="simple" xlink:href="https://www.kmu.gov.ua/news/premier-ministr-ukrainy-vitse-kantsler-frn-ta-nimetskyi-biznes-obhovoryly-rozshyrennia-prysutnosti-na-ukrainskomu-rynku" text:style-name="Internet_20_link" text:visited-style-name="Visited_20_Internet_20_Link">
reported</text:a>
Department of Communications of the Secretariat -Cabinet of Ministers of Ukraine.</text:p>
      <text:p text:style-name="P4">
Denis Shmigal thanked Robert Gabec for a visit to Ukraine, in particular, finding the consequences of Russian occupation in the liberated territories of Chernihiv region.</text:p>
      <text:p text:style-name="P4">
The head of the Ukrainian government noted the role of Germany in enhancing our country and in the future post -war recovery.</text:p>
      <text:p text:style-name="P4">
“Military risk insurance for business is a critical issue. We are gathering a pilot project with Miga and the first projects with the US company DFC. For us it is very important to find a similar tool with Germany, ”the Ukrainian government noted.</text:p>
      <text:p text:style-name="P4">
Representatives of German business, for their part, noted that Ukraine made a step in the field of decentralization and many areas, and they want to expand their production and presence in the Ukrainian market.</text:p>
      <text:p text:style-name="P4">
According to Denis Shmigal, Ukraine has the potential in the areas of critical raw materials, processing and military-tech, which can bring many advantages and prospects for business.</text:p>
      <text:p text:style-name="P4">
The Prime Minister of Ukraine also thanked Germany for his financial support for the Tasancial pressure on the Russian Federation. He stressed that it was time to work on the next packet, which would include sanctions against the nuclear industry and technologies of Russia.</text:p>
      <text:p text:style-name="P4">
<draw:frame draw:style-name="fr1" draw:name="Image33" text:anchor-type="as-char" svg:width="6.9236in" svg:height="4.610104in" draw:z-index="0">
<draw:image xlink:href="../Images/AРМІЯINFORM/2023-04-04T64-00-00-04-00/kmu.jpg" xlink:type="simple" xlink:show="embed" xlink:actuate="onLoad" draw:mime-type="image/jpeg"/>
</draw:frame>
</text:p>
      <text:p text:style-name="P4">
News Source: <text:a xlink:type="simple" xlink:href="https://armyinform.com.ua/2023/04/04/premyer-ministr-ukrayiny-vicze-kanczler-frn-ta-nimeczkyj-biznes-obgovoryly-rozshyrennya-prysutnosti-na-ukrayinskomu-rynku/" text:style-name="Internet_20_link" text:visited-style-name="Visited_20_Internet_20_Link">
https://armyinform.com.ua/2023/04/04/premyer-ministr-ukrayiny-vicze-kanczler-frn-ta-nimeczkyj-biznes-obgovoryly-rozshyrennya-prysutnosti-na-ukrayinskomu-rynku/</text:a>
</text:p>
      <!--NEWS-->
      <text:h text:style-name="P10" text:outline-level="1">
<text:span text:style-name="T4">
Bakhmut remains the direction of the main blow of the enemy - Sergey Cherevaty</text:span>
</text:h>
      <text:p text:style-name="P4">
Author: ['Ольга Вікарчук']</text:p>
      <text:p text:style-name="P4">
Time: 2023-04-04T65:00:00-04:00</text:p>
      <text:p text:style-name="P4">
Description: PVC “Wagner” PVK Prigozhin Prapori in Budіzh (near Bakhmuti. - Ed.), Yakik ... War with Ukraine 2022, War with Ukraine Latest news today, News War with Ukraine 2022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bahmut-1.jpg" text:style-name="Internet_20_link" text:visited-style-name="Visited_20_Internet_20_Link">
bahmut-1.jpg</text:a>
']</text:p>
      <text:p text:style-name="P4">
Tags: ['STOPRUSSIA', 'АГРЕСІЯ РФ', 'БАХМУТ', 'ВІЙНА', 'ВТОРГНЕННЯ РФ', 'СЕРГІЙ ЧЕРЕВАТИЙ', 'СХІДНОГО\xa0УГРУПОВАННЯ ВІЙСЬК']</text:p>
      <text:p text:style-name="P4">
Category: News</text:p>
      <!--METADATA-->
      <text:p text:style-name="P4">
<draw:frame draw:style-name="fr1" draw:name="Image34" text:anchor-type="as-char" svg:width="6.9236in" svg:height="5.592494in" draw:z-index="0">
<draw:image xlink:href="../Images/AРМІЯINFORM/2023-04-04T65-00-00-04-00/bahmut-1.jpg" xlink:type="simple" xlink:show="embed" xlink:actuate="onLoad" draw:mime-type="image/jpeg"/>
</draw:frame>
Photo: Getty Images</text:p>
      <text:p text:style-name="P4">
Wagner PEC headed by Magger set flags on buildings(In Bakhmut. —The ed.)which have not existed for a long time. About it <text:a xlink:type="simple" xlink:href="https://www.youtube.com/watch" text:style-name="Internet_20_link" text:visited-style-name="Visited_20_Internet_20_Link">
said</text:a>
In the direct eritel maternity "Unified News" a spokesman for the eastern group of armed force troops Colonel Sergey Cherevaty.</text:p>
      <ul>
        <li>
Despite the Bakhmut remains the direction of the main blow of the enemy, first of all, the "Wagner", during this day there were 32 attacks of the enemy. Only 26 fights were in the city itself and in its surrounding. 238 times the RFFS Army fired at our positions on jet artillery, - the officer said.</li>
      </ul>
      <text:p text:style-name="P4">
In addition, Sergey Cherevaty reported that 91 the occupier was destroyed by our defense and 119 injuries. Also, Ukrainian defenders of a cunted tank, a reactive system of Grad volley fire and three field storage facilities.</text:p>
      <ul>
        <li>
More losses are suffered by "Wagnerivtsi" because they are attacked by force. But, given the heavy losses, they can no longer self-perform the tasks, so they are reinforced by units of airborne forces and the infantry of the regular army of our enemy,-added Colonel Sergiy Cherevaty.</li>
      </ul>
      <text:p text:style-name="P4">
News Source: <text:a xlink:type="simple" xlink:href="https://armyinform.com.ua/2023/04/04/bahmut-zalyshayetsya-napryamkom-golovnogo-udaru-voroga-sergij-cherevatyj/" text:style-name="Internet_20_link" text:visited-style-name="Visited_20_Internet_20_Link">
https://armyinform.com.ua/2023/04/04/bahmut-zalyshayetsya-napryamkom-golovnogo-udaru-voroga-sergij-cherevatyj/</text:a>
</text:p>
      <!--NEWS-->
      <text:h text:style-name="P10" text:outline-level="1">
<text:span text:style-name="T4">
During the day, rescuers have almost two hundred times left for the elimination of the consequences of enemy shelling</text:span>
</text:h>
      <text:p text:style-name="P4">
Author: ['АРМІЯINFORM']</text:p>
      <text:p text:style-name="P4">
Time: 2023-04-04T66:00:00-04:00</text:p>
      <text:p text:style-name="P4">
Description: Lent out, 03 Kvіnynya, the Holder Service of Ukraine Zvosvicha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5" text:anchor-type="as-char" svg:width="6.9236in" svg:height="3.888597in" draw:z-index="0">
<draw:image xlink:href="../Images/AРМІЯINFORM/2023-04-04T66-00-00-04-00/xzvev8dxadlvsx-pozhezha.jpg" xlink:type="simple" xlink:show="embed" xlink:actuate="onLoad" draw:mime-type="image/jpeg"/>
</draw:frame>
Illustrative photo</text:p>
      <text:p text:style-name="P4">
During the last day, <text:span text:style-name="T4">
 03 April, </text:span>
 Divisions of the Civil Service of Ukraine of Uncertain Situations <text:span text:style-name="T4">
 166 departures </text:span>
 to eliminate the consequences of the occupants of settlements and infrastructure. 3 fires were eliminated. Psychological assistance was provided to 142 people.</text:p>
      <text:p text:style-name="P4">
This is stated in <text:a xlink:type="simple" xlink:href="https://dsns.gov.ua/uk/news/nadzvicaini-podiyi/operativna-informaciia-dsns-shhodo-naslidkiv-vedennia-boiovix-dii-rosiiskoiu-federacijeiu-115" text:style-name="Internet_20_link" text:visited-style-name="Visited_20_Internet_20_Link">
message</text:a>
SES of Ukraine.</text:p>
      <text:p text:style-name="P4">
Reference: Since the beginning of the war, <text:span text:style-name="T4">
 87 467 trips </text:span>
 for the liquidation of shelling of shelling, abolished <text:span text:style-name="T4">
 14 246 fires </text:span>
, rescued 3,988 people, provided psychological assistance 208 279 persons.</text:p>
      <text:p text:style-name="P4">
News Source: <text:a xlink:type="simple" xlink:href="https://armyinform.com.ua/2023/04/04/za-dobu-ryatuvalnyky-majzhe-dvisti-raziv-vyyizdyly-na-likvidacziyu-naslidkiv-vorozhyh-obstriliv-3/" text:style-name="Internet_20_link" text:visited-style-name="Visited_20_Internet_20_Link">
https://armyinform.com.ua/2023/04/04/za-dobu-ryatuvalnyky-majzhe-dvisti-raziv-vyyizdyly-na-likvidacziyu-naslidkiv-vorozhyh-obstriliv-3/</text:a>
</text:p>
      <!--NEWS-->
      <text:h text:style-name="P10" text:outline-level="1">
<text:span text:style-name="T4">
How, who and why did NATO make 74 years ago</text:span>
</text:h>
      <text:p text:style-name="P4">
Author: ['Єгор Брайлян']</text:p>
      <text:p text:style-name="P4">
Time: 2023-04-04T67:00:00-04:00</text:p>
      <text:p text:style-name="P4">
Description: Suyogodn, 74 rocks of the pyvnik -adult alliance - head ... War with Ukraine 2022, war with Ukraine Latest news today, News War with Ukraine 2022 Last for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4/1-10.jpg" text:style-name="Internet_20_link" text:visited-style-name="Visited_20_Internet_20_Link">
1-10.jpg</text:a>
', '<text:a xlink:type="simple" xlink:href="https://armyinform.com.ua/wp-content/uploads/2023/04/2-12.jpg" text:style-name="Internet_20_link" text:visited-style-name="Visited_20_Internet_20_Link">
2-12.jpg</text:a>
', '<text:a xlink:type="simple" xlink:href="https://armyinform.com.ua/wp-content/uploads/2023/04/3-9.jpg" text:style-name="Internet_20_link" text:visited-style-name="Visited_20_Internet_20_Link">
3-9.jpg</text:a>
', '<text:a xlink:type="simple" xlink:href="https://armyinform.com.ua/wp-content/uploads/2023/04/4-8-scaled.jpg" text:style-name="Internet_20_link" text:visited-style-name="Visited_20_Internet_20_Link">
4-8-scaled.jpg</text:a>
', '<text:a xlink:type="simple" xlink:href="https://armyinform.com.ua/wp-content/uploads/2023/04/5-7.jpg" text:style-name="Internet_20_link" text:visited-style-name="Visited_20_Internet_20_Link">
5-7.jpg</text:a>
', '<text:a xlink:type="simple" xlink:href="https://armyinform.com.ua/wp-content/uploads/2023/04/6-5.jpg" text:style-name="Internet_20_link" text:visited-style-name="Visited_20_Internet_20_Link">
6-5.jpg</text:a>
']</text:p>
      <text:p text:style-name="P4">
Tags: ['БЕЛЬГІЯ', 'ВЕЛИКА БРИТАНІЯ', 'ВТОРГНЕННЯ РФ', 'ДАНІЯ', 'ІСЛАНДІЯ', 'ІТАЛІЯ', 'КАНАДА', 'ЛЮКСЕМБУРГ', 'НАТО', 'НІДЕРЛАНДИ', 'НОРВЕГІЯ', 'ПОРТУГАЛІЯ', 'США', 'ФРАНЦІЯ']</text:p>
      <text:p text:style-name="P4">
Category: News</text:p>
      <!--METADATA-->
      <text:p text:style-name="P4">
<draw:frame draw:style-name="fr1" draw:name="Image36" text:anchor-type="as-char" svg:width="6.9236in" svg:height="6.877443in" draw:z-index="0">
<draw:image xlink:href="../Images/AРМІЯINFORM/2023-04-04T67-00-00-04-00/1-10.jpg" xlink:type="simple" xlink:show="embed" xlink:actuate="onLoad" draw:mime-type="image/jpeg"/>
</draw:frame>
Today, the 74th anniversary of the North Atlantic Alliance, the Main and Political Union in the world, is marking the North Atlantic Alliance. NATO became the basis of a single system of Evro -Atlantic security from Canada to the Baltic countries. For Ukraine, membership of the Educational Alliance is one of the key goals of foreign policy. More about how NATO was created and about its present in the Army's Army.</text:p>
      <text:p text:style-name="P4">
After the end of World War II, Europe lay in ruins. The United States came out with a superpower, which created military bases on all continents. The warnings of the Western countries to take into account the lessons of the two world wars - that it was better to work with each other than to hostile, led to awareness of the most integration at the military level.</text:p>
      <text:p text:style-name="P4">
The initiative of the creation of a new union of states came from the United States and the United Kingdom. British Foreign Minister Ernest Bevin contributed to the signing of the Brussels Treaty in 1948. The document created the Defense Alliance of Benilux countries(Belgium, the Netherlands, Luxembourg), France and the United Kingdom of Great Britain and Northern Ireland.</text:p>
      <text:p text:style-name="P4">
After that, the conversations of the US, Canada and Britain began to create an Atlantic security system. The novelty of NATO was that the universal defense was committed by the US to the Allies in Europe. In the case of a conditional attack on France, US troops stationed by the Navara European Continent would come to the rescue.</text:p>
      <text:p text:style-name="P4">
<draw:frame draw:style-name="fr1" draw:name="Image37" text:anchor-type="as-char" svg:width="6.9236in" svg:height="5.370735in" draw:z-index="0">
<draw:image xlink:href="../Images/AРМІЯINFORM/2023-04-04T67-00-00-04-00/2-12.jpg" xlink:type="simple" xlink:show="embed" xlink:actuate="onLoad" draw:mime-type="image/jpeg"/>
</draw:frame>
Signing the Vashington Agreement</text:p>
      <text:p text:style-name="P4">
On April 4, 1949, the Washington Agreement was signed in the US capital, which was consumed by a document that created the North Atlantic Alliance. However, active discussions between the three major countries - the United States, Great Britain and France - were foreseen.</text:p>
      <text:h text:style-name="P12" text:outline-level="3">
<text:span text:style-name="T4">
<text:span text:style-name="T4">
 Signing of Washington Agreement </text:span>
</text:span>
</text:h>
      <text:p text:style-name="P4">
Paris saw the future of NATO as a global organization, and Washington and London planned the Alliance as the only security system in the Euro -Atlantic. Excellent views between the Allies were also the inclusion of colonies in collective protection. Then, in the late 1940s, European states were still colonial empire(https://www.nato.int/cps/en/natohq/topics_67656.htm).</text:p>
      <text:p text:style-name="P4">
<draw:frame draw:style-name="fr1" draw:name="Image38" text:anchor-type="as-char" svg:width="6.9236in" svg:height="4.609778in" draw:z-index="0">
<draw:image xlink:href="../Images/AРМІЯINFORM/2023-04-04T67-00-00-04-00/3-9.jpg" xlink:type="simple" xlink:show="embed" xlink:actuate="onLoad" draw:mime-type="image/jpeg"/>
</draw:frame>
Signature</text:p>
      <text:p text:style-name="P4">
Belgium proposed to mention the Congo, and France Algeria. After all, Algeria remained.* “On the territory of any of the parties in Europe or North America, at the Algerian Departments of France, in Turkey, or on the islands under the jurisdiction of any of the parties in the North Atlantic area north of the Tropics of Cancer; * On the forces, vessels or planes of any side when they are in or above, or in any other zone in Europe, where the occupation forces of any of the parties were placed on the date when the contract was obtained validity, either in the Mediterranean, or the North Atlantic area north of the Cancer Tropics. "</text:p>
      <text:p text:style-name="P4">
The solemn signing of the NATO Establishment in Washington was the initial military-political union. The then US President Harry Truman was among those who saw in the North Atlantic Alliance the future of the safety of and the defense. Moreover, the Cold War began - a period of US struggle with a treacherous union. Europe was divided into opposing camps. By the way, Truminen was the author of the doctrine of restraint, which involved the active cooperation of the allies with the purpose of not widening communism in the world.</text:p>
      <text:p text:style-name="P4">
12 countries created the North Atlantic Alliance in 1949: the United States, Great Britain, Canada, Portugal, Denmark, Iceland, France, Belgium, the Netherlands, Luxembourg, Italy, Norway.</text:p>
      <text:p text:style-name="P4">
For military integration in NATO in 1951, the headquarters of the Supreme High Commander -in -Chief of the United NATO Armed Forces in Europe was established. The first Supreme Chief Commander was the American General, the Hero of the First World War Taxer of Allies in World War II David Dauyt Eisenhower.</text:p>
      <text:p text:style-name="P4">
<draw:frame draw:style-name="fr1" draw:name="Image39" text:anchor-type="as-char" svg:width="6.9236in" svg:height="4.609964in" draw:z-index="0">
<draw:image xlink:href="../Images/AРМІЯINFORM/2023-04-04T67-00-00-04-00/4-8-scaled.jpg" xlink:type="simple" xlink:show="embed" xlink:actuate="onLoad" draw:mime-type="image/jpeg"/>
</draw:frame>
Eisenhower and letter of its appointment</text:p>
      <text:p text:style-name="P4">
During the Cold War, NATO became the main outpost of the West in the struggle of the USSR. Although Timothy Andrews Sale notes, the author of the book "Strong Alliance: NATO's History and Global Post -war Order", the Alliance was more likely to be a direct threat to the Soviet invasion, and rather indirect interventions of the USSRSPAGANDS, intelligence. In other words, to influence the public opinion of Ukraine NATO on the placement of ballistic missiles or other operations of military work of allies.</text:p>
      <text:p text:style-name="P4">
The main principle of the Alliance was and remains the civil control of the military. NATO Gensions usually became the former defense ministers, foreign affairs of Chipremiers of Britain, the Netherlands, Italy, Norway, Denmark.</text:p>
      <text:p text:style-name="P4">
<draw:frame draw:style-name="fr1" draw:name="Image40" text:anchor-type="as-char" svg:width="6.9236in" svg:height="4.869503in" draw:z-index="0">
<draw:image xlink:href="../Images/AРМІЯINFORM/2023-04-04T67-00-00-04-00/5-7.jpg" xlink:type="simple" xlink:show="embed" xlink:actuate="onLoad" draw:mime-type="image/jpeg"/>
</draw:frame>
Marcaniederland in honor of the 40th anniversary of NATOIndeed, the period of the 1990s in the history of the Alliance has passed under the desire to attract the Komun communist states in cooperation. On the initiative of US President Billaclineton, in 1994, the NATO Peace Partnership Program was announced in 1994. Therefore, there was an atmosphere of the possibility of coexistence of the former supervisors - this concerned in particular Russia. But, as we saw later, the Kremlin did not give up its imperial complexes with the military invasion of other sovereign states.</text:p>
      <text:p text:style-name="P4">
At the same time, it was in the 1990s that the North Atlantic Alliance began to actively work with public diplomacy. The latter is to create a positive NATO abroad through informing about the activities of the organization for Ukrainian partners.</text:p>
      <text:p text:style-name="P4">
<text:span text:style-name="T4">
 In 1997, key events of relations of Ukraine </text:span>
 - <text:span text:style-name="T4">
 NATO: </text:span>
</text:p>
      <text:p text:style-name="P4">
· NATO Information and Documentation Center in Ukraine has been established;</text:p>
      <text:p text:style-name="P4">
· At the Madrid Summit, President of Ukraine Leonid Kuchma signed KhartiyUkraine - NATO;</text:p>
      <text:p text:style-name="P4">
· A mission of Ukraine with NATO was opened at the Alliance headquarters.</text:p>
      <text:p text:style-name="P4">
On September 11, 2001, the US terrorist attacks were a turning point in NATO history. So the only time the 5th Article of the Washington Agreement was applied. On 7 October 2002, the United States launched an anti-terrorist operation against the Taliban Vaffganistan, which was joined by NATO Allies and Partner countries through acting contingents. Among these states was Ukraine. In the end, the most relevant in the history of the Alliance, which lasted 20 years, ended with the withdrawal of military in the summer of 2021.</text:p>
      <text:p text:style-name="P4">
In June 2020, Ukraine received the status of a partner with advanced opportunities. Although the cooperation of our country with the Alliance has been going on since the 1990s: joint military exercises, rehabilitation of Ukrainian military abroad, and the implementation of NATO standards in the Security and Defense Sector of Ukraine.</text:p>
      <text:p text:style-name="P4">
<draw:frame draw:style-name="fr1" draw:name="Image41" text:anchor-type="as-char" svg:width="6.9236in" svg:height="4.766736in" draw:z-index="0">
<draw:image xlink:href="../Images/AРМІЯINFORM/2023-04-04T67-00-00-04-00/6-5.jpg" xlink:type="simple" xlink:show="embed" xlink:actuate="onLoad" draw:mime-type="image/jpeg"/>
</draw:frame>
Ukraine Minister</text:p>
      <text:p text:style-name="P4">
After a large -scale invasion of the Russian Federation in Ukraine on February 24, 2022, a natively revised security strategy. In the new strategic concept of the Alliance, approved at the summit in Madrid in June 2022, Rosiybul was named "the main security threat to the Euro -Atlantic region."</text:p>
      <text:p text:style-name="P4">
News Source: <text:a xlink:type="simple" xlink:href="https://armyinform.com.ua/2023/04/04/yak-hto-i-chomu-stvoryv-nato-74-roky-tomu/" text:style-name="Internet_20_link" text:visited-style-name="Visited_20_Internet_20_Link">
https://armyinform.com.ua/2023/04/04/yak-hto-i-chomu-stvoryv-nato-74-roky-tomu/</text:a>
</text:p>
      <!--NEWS-->
      <text:h text:style-name="P10" text:outline-level="1">
<text:span text:style-name="T4">
The enemy is looking for a new tactic and can resort to any tricks to bypass our air defense-Natalia Humeniuk</text:span>
</text:h>
      <text:p text:style-name="P4">
Author: ['Ольга Вікарчук']</text:p>
      <text:p text:style-name="P4">
Time: 2023-04-04T68:00:00-04:00</text:p>
      <text:p text:style-name="P4">
Description: - So it became I. Vikoristovoi is a special launch “Shakhdyv”, stinks were wound up ... The war with Ukraine 2022, the war with Ukraine is the latest news today, the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1/gumenyuk-rozpovila.jpg" text:style-name="Internet_20_link" text:visited-style-name="Visited_20_Internet_20_Link">
gumenyuk-rozpovila.jpg</text:a>
']</text:p>
      <text:p text:style-name="P4">
Tags: ['БПЛА', 'ВТОРГНЕННЯ РФ', 'ДРОН-КАМІКАДЗЕ', 'ЄДИНІ НОВИНИ', 'НАТАЛІЯ ГУМЕНЮК', 'ППО ЗСУ']</text:p>
      <text:p text:style-name="P4">
Category: News</text:p>
      <!--METADATA-->
      <text:p text:style-name="P4">
<draw:frame draw:style-name="fr1" draw:name="Image42" text:anchor-type="as-char" svg:width="6.9236in" svg:height="4.661737in" draw:z-index="0">
<draw:image xlink:href="../Images/AРМІЯINFORM/2023-04-04T68-00-00-04-00/gumenyuk-rozpovila.jpg" xlink:type="simple" xlink:show="embed" xlink:actuate="onLoad" draw:mime-type="image/jpeg"/>
</draw:frame>
"So it happened that night. Using the peculiarities of the Shahheda launch, they began to use the relief of the coast and the coastal zone, in particular, the Bplabuli launched at a very low distance above water levels. This usually complicates their detection of air defense systems - <text:a xlink:type="simple" xlink:href="https://www.youtube.com/watch" text:style-name="Internet_20_link" text:visited-style-name="Visited_20_Internet_20_Link">
stated</text:a>
Natalia Humeniuk, Head of the Joint Present Center of Southern Ukraine forces of Southern Ukraine, during the Non -New News Etherer.</text:p>
      <text:p text:style-name="P4">
In addition, the officer noted that the work of the defenders of the sky began simultaneously with a danger of air anxiety. This is due to the fact that the priority was devoted to combat work and then notified. Such cases are not often, but they still happen. This happens because of a very high system of systemPPO during massive attacks.</text:p>
      <ul>
        <li>
I draw attention to the fact that the enemy launched 17 "Shahaned" in order for some of the outs to be distracted by the maneuver, and that our air defense worked on them, the bypassing maneuvers for hits into industry objects - Dodalakapitan and rank.</li>
      </ul>
      <text:p text:style-name="P4">
It is worth noting that the enemy's army aimed at several goals. It was directed in different directions. This indicates the probable tacticorosis of air defense forces. The efficiency of beating the southworks confuses the enemy, so they have not used tortoise or UAV for a long time.</text:p>
      <ul>
        <li>
When they carry out the attack in our direction, they try to bypass Ukrainian air defense. We now record that Russians focus more attention to the enclosure of engineering structures and defense. Occupation troops are also strengthened by the Taxes of Defense, as they realize that they will soon take them, - said Natalia Humeniuk.</li>
      </ul>
      <text:p text:style-name="P4">
Over the past 24 hours, the enemy army has struck three times with the managed aviation bombamiberislav and Kherson districts. Fortunately, there were no casualties, but such a lot of destruction is caused. Again, the invaders directed them to industry and agricultural land. This is to ensure that the region is not likely to develop and revive.</text:p>
      <text:p text:style-name="P4">
News Source: <text:a xlink:type="simple" xlink:href="https://armyinform.com.ua/2023/04/04/vorog-vyshukuye-novu-taktyku-i-mozhe-vdavatys-do-bud-yakyh-hytroshhiv-shhob-obijty-nashu-ppo-nataliya-gumenyuk/" text:style-name="Internet_20_link" text:visited-style-name="Visited_20_Internet_20_Link">
https://armyinform.com.ua/2023/04/04/vorog-vyshukuye-novu-taktyku-i-mozhe-vdavatys-do-bud-yakyh-hytroshhiv-shhob-obijty-nashu-ppo-nataliya-gumenyuk/</text:a>
</text:p>
      <!--NEWS-->
      <text:h text:style-name="P10" text:outline-level="1">
<text:span text:style-name="T4">
Volodymyr Zelenskyy discussed with the President of the European Commission another package of sanctions</text:span>
</text:h>
      <text:p text:style-name="P4">
Author: ['АРМІЯINFORM']</text:p>
      <text:p text:style-name="P4">
Time: 2023-04-04T69:00:00-04:00</text:p>
      <text:p text:style-name="P4">
Description: Ukrainian President Volodymyr Zelensky Proviv to Kelenik Rozmov Iz President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5fef776e-c201-49cb-b619-c4a4cac23f06.jpg" text:style-name="Internet_20_link" text:visited-style-name="Visited_20_Internet_20_Link">
5fef776e-c201-49cb-b619-c4a4cac23f06.jpg</text:a>
']</text:p>
      <text:p text:style-name="P4">
Tags: ['АНТИРОСІЙСЬКІ САНКЦІЇ', 'ВОЛОДИМИР ЗЕЛЕНСЬКИЙ', 'ПРЕЗИДЕНТ УКРАЇНИ', 'УРСУЛА ФОН ДЕР ЛЯЄН']</text:p>
      <text:p text:style-name="P4">
Category: News</text:p>
      <!--METADATA-->
      <text:p text:style-name="P4">
<draw:frame draw:style-name="fr1" draw:name="Image43" text:anchor-type="as-char" svg:width="6.9236in" svg:height="4.615733in" draw:z-index="0">
<draw:image xlink:href="../Images/AРМІЯINFORM/2023-04-04T69-00-00-04-00/5fef776e-c201-49cb-b619-c4a4cac23f06.jpg" xlink:type="simple" xlink:show="embed" xlink:actuate="onLoad" draw:mime-type="image/jpeg"/>
</draw:frame>
President of Ukraine Volodymyr Zelensky has a telephone conversation with the Presidential Commission by Ursula von Der Lyen, during which joint events for the future were discussed.</text:p>
      <text:p text:style-name="P4">
The head of state [wrote] about it(https://t.me/V_Zelenskiy_official/5752)Utelegram-channel.</text:p>
      <text:p text:style-name="P4">
Volodymyr Zelenskyy thanked Ursula von der Liaien for his participation in Buchanian Samite.</text:p>
      <text:p text:style-name="P4">
"Other issues of support of Ukraine, including the need to prepare the 11th package of sanctions and progress in the implementation of recommendations of the European Commission," have been touched, "the President of Ukraine said.</text:p>
      <text:p text:style-name="P4">
News Source: <text:a xlink:type="simple" xlink:href="https://armyinform.com.ua/2023/04/04/volodymyr-zelenskyj-obgovoryv-z-prezydentom-yevrokomisiyi-chergovyj-paket-sankczij/" text:style-name="Internet_20_link" text:visited-style-name="Visited_20_Internet_20_Link">
https://armyinform.com.ua/2023/04/04/volodymyr-zelenskyj-obgovoryv-z-prezydentom-yevrokomisiyi-chergovyj-paket-sankczij/</text:a>
</text:p>
      <!--NEWS-->
      <text:h text:style-name="P10" text:outline-level="1">
<text:span text:style-name="T4">
I am sure that the decision to give Ukraine Western aircraft will certainly be made - Alexei Reznikov</text:span>
</text:h>
      <text:p text:style-name="P4">
Author: ['АРМІЯINFORM']</text:p>
      <text:p text:style-name="P4">
Time: 2023-04-04T70:00:00-04:00</text:p>
      <text:p text:style-name="P4">
Description: Chergovy attacks by the Rosiyskiyskiys on Mirniyani Mista Vkerer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reznikov-10-1.jpg" text:style-name="Internet_20_link" text:visited-style-name="Visited_20_Internet_20_Link">
reznikov-10-1.jpg</text:a>
']</text:p>
      <text:p text:style-name="P4">
Tags: ['МІНІСТР ОБОРОНИ УКРАЇНИ ОЛЕКСІЙ РЕЗНІКОВ']</text:p>
      <text:p text:style-name="P4">
Category: News</text:p>
      <!--METADATA-->
      <text:p text:style-name="P4">
<draw:frame draw:style-name="fr1" draw:name="Image44" text:anchor-type="as-char" svg:width="6.9236in" svg:height="4.615733in" draw:z-index="0">
<draw:image xlink:href="../Images/AРМІЯINFORM/2023-04-04T70-00-00-04-00/reznikov-10-1.jpg" xlink:type="simple" xlink:show="embed" xlink:actuate="onLoad" draw:mime-type="image/jpeg"/>
</draw:frame>
Photo by Nazar Voloshin</text:p>
      <text:p text:style-name="P4">
The next air attacks of Russian criminals on peaceful Ukrainian cities have governed that one of the main priorities for Ukraine is the strengthening of the NPPO and About.</text:p>
      <text:p text:style-name="P4">
According to the Minister of Defense of Ukraine Alexei Reznikov in <text:a xlink:type="simple" xlink:href="https://www.facebook.com/reznikovoleksii/posts/pfbid0vfWPCfKhr5CmojC3Qs5hZt7EAzr2Eg2tjGFSYk6ujMh1ZzKwef48uzi4jpkmMEwql" text:style-name="Internet_20_link" text:visited-style-name="Visited_20_Internet_20_Link">
Facebook</text:a>
, it is a subject of constant dialogue with partners in the anti -Kremliv coalition.</text:p>
      <text:p text:style-name="P4">
"An important component of our defense is air platforms that will allow you to respond effectively to challenges," he said.</text:p>
      <text:p text:style-name="P4">
Thus, according to Alexei Reznikov, as a quick response, which will give the result of a short time, Ukraine is suitable for Soviet aircraft.</text:p>
      <text:p text:style-name="P4">
“We are grateful to the Slovak partners for already transferred Miga-29. We will be very much calculating combat aircraft from Poland and grateful to Polish friends for adopting the relevant ones. We thank Poland for every element of support, especially as important as combat aviation, ”the head of the Defense Office of Ukraine emphasized.</text:p>
      <text:p text:style-name="P4">
The Minister of Defense of Ukraine added that Polish migs will significantly strengthen our defense, make our sky safer, save our citizens's lives, and also reduce the destruction from Russian attacks.</text:p>
      <text:p text:style-name="P4">
“At the same time, the strategic goal was and remains the transition to modern Western Aviation Platforms, which will provide our pilots with advantages over the excess. To see our air aces to see and impress the enemy in more elaboration, ”he said.</text:p>
      <text:p text:style-name="P4">
The head of the Defense Ministry of Ukraine summarized that it continues to go to this goal, the adistence with partners is ongoing without pauses.</text:p>
      <text:p text:style-name="P4">
“I am sure that the decision to provide Ukraine with Western aircraft will be approved. This is the last point from my Christmas appeal to Santa, ”Reznikov said.</text:p>
      <text:p text:style-name="P4">
News Source: <text:a xlink:type="simple" xlink:href="https://armyinform.com.ua/2023/04/04/vpevnenyj-shho-rishennya-pro-nadannya-ukrayini-zahidnyh-litakiv-neodminno-bude-uhvalene-oleksij-reznikov/" text:style-name="Internet_20_link" text:visited-style-name="Visited_20_Internet_20_Link">
https://armyinform.com.ua/2023/04/04/vpevnenyj-shho-rishennya-pro-nadannya-ukrayini-zahidnyh-litakiv-neodminno-bude-uhvalene-oleksij-reznikov/</text:a>
</text:p>
      <!--NEWS-->
      <text:h text:style-name="P10" text:outline-level="1">
<text:span text:style-name="T4">
The problem of mine safety will be relevant for Ukraine for decades</text:span>
</text:h>
      <text:p text:style-name="P4">
Author: ['Олександр Козубенко']</text:p>
      <text:p text:style-name="P4">
Time: 2023-04-04T71:00:00-04:00</text:p>
      <text:p text:style-name="P4">
Description: Syogodni in Ukraine to be held in, blessed by the Mission Day of the Environmental West ... War with Ukraine 2022, the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_5287337271361656131_w.jpg" text:style-name="Internet_20_link" text:visited-style-name="Visited_20_Internet_20_Link">
photo_5287337271361656131_w.jpg</text:a>
', '<text:a xlink:type="simple" xlink:href="https://armyinform.com.ua/wp-content/uploads/2023/04/photo_5287583321448105537_w-1-1.jpg" text:style-name="Internet_20_link" text:visited-style-name="Visited_20_Internet_20_Link">
photo_5287583321448105537_w-1-1.jpg</text:a>
', '<text:a xlink:type="simple" xlink:href="https://armyinform.com.ua/wp-content/uploads/2023/04/photo_2023-04-04-15.17.40.jpg" text:style-name="Internet_20_link" text:visited-style-name="Visited_20_Internet_20_Link">
photo_2023-04-04-15.17.40.jpg</text:a>
', '<text:a xlink:type="simple" xlink:href="https://armyinform.com.ua/wp-content/uploads/2022/11/kozubenko-bw.jpg" text:style-name="Internet_20_link" text:visited-style-name="Visited_20_Internet_20_Link">
kozubenko-bw.jpg</text:a>
']</text:p>
      <text:p text:style-name="P4">
Tags: ['MILITARY MEDIA CENTER', 'ВТОРГНЕННЯ РФ', 'РОСІЙСЬКІ МІНИ']</text:p>
      <text:p text:style-name="P4">
Category: News</text:p>
      <!--METADATA-->
      <text:p text:style-name="P4">
<draw:frame draw:style-name="fr1" draw:name="Image45" text:anchor-type="as-char" svg:width="6.9236in" svg:height="4.615733in" draw:z-index="0">
<draw:image xlink:href="../Images/AРМІЯINFORM/2023-04-04T71-00-00-04-00/photo_5287337271361656131_w.jpg" xlink:type="simple" xlink:show="embed" xlink:actuate="onLoad" draw:mime-type="image/jpeg"/>
</draw:frame>
Today, Ukraine is being held in the International Day of Enlightenment of Requests for Mine Safety and Mine Activities.</text:p>
      <text:p text:style-name="P4">
On the basis of the Military Media Center, with the support of the Secretariat of the National Authority of Mine Activities, a training with students of the Kiev Lyceum-the educational and educational complex of Obolon district of the capital of the capital was held.</text:p>
      <text:p text:style-name="P4">
The meeting for children and their teachers was held by representatives of the Defense Ministry of Ukraine, the National Military Historical Museum of Muskraine and the Public Organization "Association of Sappers of Ukraine".</text:p>
      <text:p text:style-name="P4">
Instructors of the Association of Sappers of Ukraine reminded what danger are mines, explosive devices, and other remains of war. They told you how to identify the extent and how to act during their detection.</text:p>
      <text:p text:style-name="P4">
Separately, the children were reminded of the "three gold rules" of the handling of explosive subjects: do not touch, do not come, report to the rescue service at 101.</text:p>
      <text:p text:style-name="P4">
<draw:frame draw:style-name="fr1" draw:name="Image46" text:anchor-type="as-char" svg:width="6.9236in" svg:height="4.621503in" draw:z-index="0">
<draw:image xlink:href="../Images/AРМІЯINFORM/2023-04-04T71-00-00-04-00/photo_5287583321448105537_w-1-1.jpg" xlink:type="simple" xlink:show="embed" xlink:actuate="onLoad" draw:mime-type="image/jpeg"/>
</draw:frame>
Instructor Yevgeny Ivanytsky emphasized that there are no dangerous mines: "All minia or other explosive objects are made to hurt the human life of a person, or to disable equipment."</text:p>
      <text:p text:style-name="P4">
During his presentation block, Yevgeny Ivanitsky also spoke about the types of mines, homemade explosive devices, mines, and more. Medagorosis, which carry the greatest danger - ammunition that have not exploded. Eugene Ivanytsky was reported, according to statistics, the number of shells that are unbearable exceeds 20 percent.</text:p>
      <text:p text:style-name="P4">
The instructor devoted most of the speech to mines that come in two types: anti -personnel and anti -transport(which are often called "anti -tank"). Ворогнерідко використовує їх комбіновано, коли потужна міна встановлюється на меншу— наприклад, ПММ-2 віджимної дії, яка спрацьовує, коли хтось намагаєтьсяприбрати протитранспортну міну, що лежить на видноті.</text:p>
      <text:p text:style-name="P4">
Більше ніж 50% травмування від вибухонебезпечних предметів становитьнеобережне поводження зі звичайними набоями до стрілецької зброї.</text:p>
      <text:p text:style-name="P4">
Також інструктор розповів про міни-метелики та міни-пелюстки, касетнібоєприпаси, про небезпечні, схожі на «болтики», детонатори, які спрацьовуютьвід вібрації та інші «подарунки», які окупанти залишають на звільненихтериторіях.</text:p>
      <text:p text:style-name="P4">
<draw:frame draw:style-name="fr1" draw:name="Image47" text:anchor-type="as-char" svg:width="6.9236in" svg:height="4.615733in" draw:z-index="0">
<draw:image xlink:href="../Images/AРМІЯINFORM/2023-04-04T71-00-00-04-00/photo_2023-04-04-15.17.40.jpg" xlink:type="simple" xlink:show="embed" xlink:actuate="onLoad" draw:mime-type="image/jpeg"/>
</draw:frame>
Valentina Bykov's instructor has specified that the territories of Ukraine will now set more than 180 thousand square kilometers.</text:p>
      <ul>
        <li>
It is about the territory of two Austria or four Swiss, - said Valentina. - The sappers have such statistics that at least 10 years of demining are required every year. So, count. The war is already underway and it does not end yet, that is, we will need 100 years in order to ensure that the whole territory of Ukraine is fully fully safe.</li>
      </ul>
      <text:p text:style-name="P4">
The norm of the sapper is a demining of 25-100 square meters. m per day.</text:p>
      <text:p text:style-name="P4">
In the second part of the training, children under the guidance of the Instructor of the Association of Saper Ukraine Valentina Bykova learned about the signs that the territory could be substantiated, also about the procedure for action during suspicious objects. Or a person who got into a minefield or even a wealthy injury. Girls and boys enthusiastically participated in discussing the proposed situations, actively discussing their actions in danger.</text:p>
      <text:p text:style-name="P4">
Researcher at the National Military History Museum of Ukraine Dmitrymakhtakhtarov, present at the meeting, spoke about the museum and suggested that students visit their institution to study dangerous representations in a safe environment: ammunition, mines, bombs, etc.</text:p>
      <ul>
        <li>
We invite you to visit our museum, where you can really see different types of ammunition and remember what they look, - invited the children of teachers Dmitry Makhtarov.</li>
      </ul>
      <text:p text:style-name="P4">
Lyceum Director Tatiana Yermak in a comment to the correspondent Armyinform said she considered such measures extremely important.</text:p>
      <ul>
        <li>
I think that lessons should be. At least where we are invited - we come, - said Ms. Tatiana. - Children have to socialize, they have been quarantined for a long time, nowadays - wartime. In addition, safety is one of the most important things that the school should teach.</li>
      </ul>
      <text:p text:style-name="P4">
At the end of the event, the children received gifts and land safety sights.</text:p>
      <text:p text:style-name="P4">
<text:span text:style-name="T5">
Foto Sergei Missyura</text:span>
</text:p>
      <text:p text:style-name="P4">
<draw:frame draw:style-name="fr1" draw:name="Image48" text:anchor-type="as-char" svg:width="6.9236in" svg:height="6.9236in" draw:z-index="0">
<draw:image xlink:href="../Images/AРМІЯINFORM/2023-04-04T71-00-00-04-00/kozubenko-bw.jpg" xlink:type="simple" xlink:show="embed" xlink:actuate="onLoad" draw:mime-type="image/jpeg"/>
</draw:frame>
<text:a xlink:type="simple" xlink:href="https://armyinform.com.ua/army-authors/oleksandr-kozubenko/" text:style-name="Internet_20_link" text:visited-style-name="Visited_20_Internet_20_Link">
Alexander Kozubenko</text:a>
Armyinform correspondent</text:p>
      <text:p text:style-name="P4">
News Source: <text:a xlink:type="simple" xlink:href="https://armyinform.com.ua/2023/04/04/problema-protyminnoyi-bezpeky-bude-aktualnoyu-dlya-ukrayiny-protyagom-desyatkiv-rokiv/" text:style-name="Internet_20_link" text:visited-style-name="Visited_20_Internet_20_Link">
https://armyinform.com.ua/2023/04/04/problema-protyminnoyi-bezpeky-bude-aktualnoyu-dlya-ukrayiny-protyagom-desyatkiv-rokiv/</text:a>
</text:p>
      <!--NEWS-->
      <text:h text:style-name="P10" text:outline-level="1">
<text:span text:style-name="T4">
Multi -confessionality is a fundamental principle for military chaplaincy service - Alexey Tereshchuk</text:span>
</text:h>
      <text:p text:style-name="P4">
Author: ['Світлана Кирган']</text:p>
      <text:p text:style-name="P4">
Time: 2023-04-04T72:00:00-04:00</text:p>
      <text:p text:style-name="P4">
Description: About Tse PID Hour Round Table at the Military Media Center “Oficei without Zbro. INSTITT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img_8496.jpg" text:style-name="Internet_20_link" text:visited-style-name="Visited_20_Internet_20_Link">
img_8496.jpg</text:a>
']</text:p>
      <text:p text:style-name="P4">
Tags: ['MILITARY MEDIA CENTER', 'ВІЙСЬКОВІ КАПЕЛАНИ', 'ОЛЕКСІЙ ТЕРЕЩУК']</text:p>
      <text:p text:style-name="P4">
Category: News</text:p>
      <!--METADATA-->
      <text:p text:style-name="P4">
<draw:frame draw:style-name="fr1" draw:name="Image49" text:anchor-type="as-char" svg:width="6.9236in" svg:height="4.615733in" draw:z-index="0">
<draw:image xlink:href="../Images/AРМІЯINFORM/2023-04-04T72-00-00-04-00/img_8496.jpg" xlink:type="simple" xlink:show="embed" xlink:actuate="onLoad" draw:mime-type="image/jpeg"/>
</draw:frame>
About it during a roundtable at the Military Media Center "Officers without weapons. Institute of military chaplaincy in Ukraine: formation, mission, ecumenism" with the expensive of representatives of the military chaplaincy of the commander -in The Armed Forces of the Armed Forces of the Armed Forces of the Armed Forces of the Armed Forces of the Armed Forces Colonel Alexeieshchuk.</text:p>
      <text:p text:style-name="P4">
The relevance of the military chaplaincy began with the armed aggression of the Russian Federation in 2014. It was then that the priests began to go to the war zones as volunteers to support and assist the military and civilian population. The next stage of 2015–2016, when the priests came to the army of chaplains as civilians. However, the state could not provide all guarantees and rights for this person in the area of hostilities, which is where there should be a military cape. Be near the serviceman. Therefore, in 2021 he acquired the validity of Ukraine "On the Military Chaplaincy Service". It was after the ancestral component invasion in 2022 began to be implemented by the official chaplaincy, which was created in accordance with the Law of Ukraine on the "Military Chaplaincy Service", which is directly subordinated to the head of the Armed Forces.</text:p>
      <ul>
        <li>
At present, we have fundamental changes: a military chaplain is an officer. He is the military rank and position, he in his uniforms with his servicemen - this is the standard of most NATO countries. Like their structure, the other military chaplain is an assistant who performs the function of physical protection and weapons in his hands because our military chaplain is not a combatant. Therefore, the military chaplain always has an assistant. Now there are military chaplains in each breeze or a separate battalion, - said Alexeieshtreshuk.</li>
      </ul>
      <text:p text:style-name="P4">
He also told that the main task that sets a organization is to meet the spiritual and religious needs of a serviceman.<text:span text:style-name="T5">
Foto Dmitry Yurchenko</text:span>
</text:p>
      <text:p text:style-name="P4">
News Source: <text:a xlink:type="simple" xlink:href="https://armyinform.com.ua/2023/04/04/multykonfesijnist-ye-osnovopolozhnym-prynczypom-dlya-sluzhby-vijskovogo-kapelanstva-oleksij-tereshhuk/" text:style-name="Internet_20_link" text:visited-style-name="Visited_20_Internet_20_Link">
https://armyinform.com.ua/2023/04/04/multykonfesijnist-ye-osnovopolozhnym-prynczypom-dlya-sluzhby-vijskovogo-kapelanstva-oleksij-tereshhuk/</text:a>
</text:p>
      <!--NEWS-->
      <text:h text:style-name="P10" text:outline-level="1">
<text:span text:style-name="T4">
Honnery UAVs fly small batches and attack from different directions - Yuri Ignat</text:span>
</text:h>
      <text:p text:style-name="P4">
Author: ['Ольга Вікарчук']</text:p>
      <text:p text:style-name="P4">
Time: 2023-04-04T73:00:00-04:00</text:p>
      <text:p text:style-name="P4">
Description: The enemy’s enemy is to “probe” our wilting defense of the defense of il, ... the war with Ukraine 2022, the war with Ukraine is the latest news today, the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SHAHED-136', 'БПЛА', 'ВТОРГНЕННЯ РФ', 'ДРОН-КАМІКАДЗЕ', 'ЄДИНІ НОВИНИ', 'ЛАНЦЕТ', 'ШАХЕДИ', 'ЮРІЙ ІГНАТ']</text:p>
      <text:p text:style-name="P4">
Category: News</text:p>
      <!--METADATA-->
      <text:p text:style-name="P4">
<draw:frame draw:style-name="fr1" draw:name="Image50" text:anchor-type="as-char" svg:width="6.9236in" svg:height="4.612849in" draw:z-index="0">
<draw:image xlink:href="../Images/AРМІЯINFORM/2023-04-04T73-00-00-04-00/rechnyk-ps-zsu-yurij-ignat.jpg" xlink:type="simple" xlink:show="embed" xlink:actuate="onLoad" draw:mime-type="image/jpeg"/>
</draw:frame>
Colonel Ignatius Ignatius Colonel. Illustrative photo</text:p>
      <text:p text:style-name="P4">
In this way, the enemy tries to "felt" our air defense to ideal, where we have stronger places, and where we are weaker, so they are attacked from various nations, in particular from the coast of the Azov Sea. About it <text:a xlink:type="simple" xlink:href="https://www.youtube.com/watch" text:style-name="Internet_20_link" text:visited-style-name="Visited_20_Internet_20_Link">
stated</text:a>
During the "Uniform News" Telelorphone, a spokesman for the Armed Forces of Ukraine Colonel Yurignat.</text:p>
      <ul>
        <li>
Now they start much less drones. It is worth remembering the New Year's night. Then the enemy released a record 45 UAV on the territory of Ukraine, and the next one - 39. Then our air defense forces shot down all the "chess". We now see the lessactivity of the use of drones-Kamikadze. Nevertheless, Russia has the production of shock UAV-"Lancet-1", "Lancet-2", "Lancet-3" with different combat part. This is primarily the defenders in the leading positions. These drones are directed with a camera, they have an operator who tries to stress the armored equipment. Various protidias are already coming up against such UAVs, and Ukrainian defenders are trying to destroy them, - an emphasis.</li>
      </ul>
      <text:p text:style-name="P4">
As for the Shaksa's night attack on Odesa region, these unmanned aircraft are designed to fly as low as possible. They are hidden from radar stations, thus difficult to detect.</text:p>
      <ul>
        <li>
Each drone can be programmed to a certain flight height and a route. Odessa is the Black Sea, so enemy troops have the opportunity to customize "Shahda" to the water surface. After all, when they fly to land, they are still destroyed by our anti-aircraft missile forces, ”Colonel Yurignat added.</li>
      </ul>
      <text:p text:style-name="P4">
News Source: <text:a xlink:type="simple" xlink:href="https://armyinform.com.ua/2023/04/04/vorozhi-bpla-litayut-nevelykymy-partiyamy-ta-atakuyut-z-riznyh-napryamkiv-yurij-ignat/" text:style-name="Internet_20_link" text:visited-style-name="Visited_20_Internet_20_Link">
https://armyinform.com.ua/2023/04/04/vorozhi-bpla-litayut-nevelykymy-partiyamy-ta-atakuyut-z-riznyh-napryamkiv-yurij-ignat/</text:a>
</text:p>
      <!--NEWS-->
      <text:h text:style-name="P10" text:outline-level="1">
<text:span text:style-name="T4">
Dmytro Kuleba: NATO Membership in NATO is the best way to guarantee Euro -Atlantic security</text:span>
</text:h>
      <text:p text:style-name="P4">
Author: ['АРМІЯINFORM']</text:p>
      <text:p text:style-name="P4">
Time: 2023-04-04T74:00:00-04:00</text:p>
      <text:p text:style-name="P4">
Description: Brussels in front of the cobs of the Zavodannya Ukrainian-NATO MINISTR of the law enforcement agencie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42c000302ee5225763294_730x360.jpg" text:style-name="Internet_20_link" text:visited-style-name="Visited_20_Internet_20_Link">
642c000302ee5225763294_730x360.jpg</text:a>
']</text:p>
      <text:p text:style-name="P4">
Tags: ['ДМИТРО КУЛЕБА', 'ЗАЯВА МЗС УКРАЇНИ', 'КОМІСІЯ УКРАЇНА-НАТО']</text:p>
      <text:p text:style-name="P4">
Category: News</text:p>
      <!--METADATA-->
      <text:p text:style-name="P4">
<draw:frame draw:style-name="fr1" draw:name="Image51" text:anchor-type="as-char" svg:width="6.9236in" svg:height="4.561988in" draw:z-index="0">
<draw:image xlink:href="../Images/AРМІЯINFORM/2023-04-04T74-00-00-04-00/642c000302ee5225763294_730x360.jpg" xlink:type="simple" xlink:show="embed" xlink:actuate="onLoad" draw:mime-type="image/jpeg"/>
</draw:frame>
In Brussels, before the start of the meeting of the Ukrainian Commission, the Minister of Foreign Lesses of Ukraine Dmitry Kuleba stated that the full membership of Ukraine in NATO is the best way to guarantee the strategic security of the entire Euro-Atlantic space, which is interested in both Ukraine and the entire North Atlantic Ald.</text:p>
      <text:p text:style-name="P4">
About it <text:a xlink:type="simple" xlink:href="https://mfa.gov.ua/news/dmitro-kuleba-u-shtab-kvartiri-nato-chlenstvo-ukrayini-v-alyansi-ye-najkrashchim-sposobom-garantuvati-yevroatlantichnu-bezpeku" text:style-name="Internet_20_link" text:visited-style-name="Visited_20_Internet_20_Link">
reports</text:a>
Ministry of Foreign Affairs of Ukraine.</text:p>
      <text:p text:style-name="P4">
“Ukraine and NATO need each other. There is no better solution for guaranteeing the strategic safety of the Euro-Atlantic space than a full membership of Ukraine in the Alliance, ”he told journalists, arriving at NATO headquarters.</text:p>
      <text:p text:style-name="P4">
Dmytro Kuleba congratulated NATO Secretary-General Jens Stoltenberg on the 74-lawyer from the founding of the North Atlantic Alliance. He expressed his or her own registration to the General Secretary for the convening of the NATO-Ukraine Commission.</text:p>
      <text:p text:style-name="P4">
“NATO Ukraine is not only a symbolic but also important with a political and practical point of view. The main purpose of negotiations today is to accelerate the supply of military assistance, which was already promised to Ukraine, especially artillery ammunition, armored vehicles, and everything that Ukraine will reflect for a successful counter -offensive. We will also discuss strategic plans to ensure stable support for Ukraine by NATO member states, ”the minister said.</text:p>
      <text:p text:style-name="P4">
Dmytro Kuleba congratulated Finland on NATO accession and stressed that Ukraine has a similar purpose.</text:p>
      <text:p text:style-name="P4">
“One of the main negotiation topics today will be NATO's membership in NATO. Today we all congratulate Finland, which sends a clear signal: it is time to review old strategies and beliefs. There is no better solution to ensure Euro -Atlantic security as a whole than the membership of Ukraine Valiance, ”the minister summed up.</text:p>
      <text:p text:style-name="P4">
News Source: <text:a xlink:type="simple" xlink:href="https://armyinform.com.ua/2023/04/04/dmytro-kuleba-chlenstvo-ukrayiny-v-nato-ye-najkrashhym-sposobom-garantuvaty-yevroatlantychnu-bezpeku/" text:style-name="Internet_20_link" text:visited-style-name="Visited_20_Internet_20_Link">
https://armyinform.com.ua/2023/04/04/dmytro-kuleba-chlenstvo-ukrayiny-v-nato-ye-najkrashhym-sposobom-garantuvaty-yevroatlantychnu-bezpeku/</text:a>
</text:p>
      <!--NEWS-->
      <text:h text:style-name="P10" text:outline-level="1">
<text:span text:style-name="T4">
Metropolitan Epiphanius and Michael Pompeo visited the wounded defenders of Ukraine</text:span>
</text:h>
      <text:p text:style-name="P4">
Author: ['АРМІЯINFORM']</text:p>
      <text:p text:style-name="P4">
Time: 2023-04-04T75:00:00-04:00</text:p>
      <text:p text:style-name="P4">
Description: Blessed by the Metropolitan of Kyiva, I.S. UpIfaniy Toy Toy Holder secretary ... War with Ukraine 2022, War with Ukraine Latest News today,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dsc_4167-1536x997-1-e1680605651838.jpg" text:style-name="Internet_20_link" text:visited-style-name="Visited_20_Internet_20_Link">
dsc_4167-1536x997-1-e1680605651838.jpg</text:a>
']</text:p>
      <text:p text:style-name="P4">
Tags: ['МАЙКЛ ПОМПЕО', 'МИТРОПОЛИТ ЕПІФАНІЙ', 'ПЦУ']</text:p>
      <text:p text:style-name="P4">
Category: News</text:p>
      <!--METADATA-->
      <text:p text:style-name="P4">
<draw:frame draw:style-name="fr1" draw:name="Image52" text:anchor-type="as-char" svg:width="6.9236in" svg:height="4.258014in" draw:z-index="0">
<draw:image xlink:href="../Images/AРМІЯINFORM/2023-04-04T75-00-00-04-00/dsc_4167-1536x997-1-e1680605651838.jpg" xlink:type="simple" xlink:show="embed" xlink:actuate="onLoad" draw:mime-type="image/jpeg"/>
</draw:frame>
Blessed Metropolitan of Kyiv and All Ukraine Epiphanius and the former US Secretary Michael Pompeo at one of the medical institutions visited the defenders of Ukraine who were injured, defending the father.</text:p>
      <text:p text:style-name="P4">
About it <text:a xlink:type="simple" xlink:href="https://www.pomisna.info/uk/vsi-novyny/mytropolyt-epifanij-ta-majkl-pompeo-vidvidaly-poranenyh-zahysnykiv-ukrayiny/" text:style-name="Internet_20_link" text:visited-style-name="Visited_20_Internet_20_Link">
informs</text:a>
The PCU press service.</text:p>
      <text:p text:style-name="P4">
The head of the church, first of all, thanked the latest heroes for the protection of Ukraine, spiritually supported them and expressed a firm faith in victory.</text:p>
      <text:p text:style-name="P4">
“Thanks to your heroic feat and thanks to the support of our international ladies, we now have freedom and the only Ukrainian state. On our side, and where is it true, there is always a victory. We are constantly praying and I wish that the Lord will continue to give strength and patience to go to our full winner. May the Lord continue to bless our Ukraine and the United States, all people of goodwill. Glory to Ukraine!" Said Metropolitan Epiphanius.</text:p>
      <text:p text:style-name="P4">
After communicating with the defenders of Ukraine, the Blessed Metropolitan Epiphanius made a heartfelt meeting with Michael Pompeo and a delegation that visited Kiev. Oleg Sknar, Oleg Sknar, also participated in the KMS military chaplain service officer.</text:p>
      <text:p text:style-name="P4">
For his work for the benefit of Ukraine and the protection of religious freedom, Metropolitan Epiphanius gave birth to Michael Pompeo with the highest distinction - the cross of the Orthodox Church of Ukraine, and participants of the American delegation - medals "Cross of Freedom".</text:p>
      <text:p text:style-name="P4">
News Source: <text:a xlink:type="simple" xlink:href="https://armyinform.com.ua/2023/04/04/mytropolyt-epifanij-ta-majkl-pompeo-vidvidaly-poranenyh-zahysnykiv-ukrayiny/" text:style-name="Internet_20_link" text:visited-style-name="Visited_20_Internet_20_Link">
https://armyinform.com.ua/2023/04/04/mytropolyt-epifanij-ta-majkl-pompeo-vidvidaly-poranenyh-zahysnykiv-ukrayiny/</text:a>
</text:p>
      <!--NEWS-->
      <text:h text:style-name="P10" text:outline-level="1">
<text:span text:style-name="T4">
The best counteraction to aviation planning bombs is to destroy or drive away the planes of the Russian Federation used by Yuri Ignat</text:span>
</text:h>
      <text:p text:style-name="P4">
Author: ['Ольга Вікарчук']</text:p>
      <text:p text:style-name="P4">
Time: 2023-04-04T76:00:00-04:00</text:p>
      <text:p text:style-name="P4">
Description: - Tsi bombs to become a SERIOSIS OF RAMS, ALEZHY ONE DOLATI VIDSTAN up to 70 km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КРИЛАТА» БОМБА', 'F-16', 'SAMP/T', 'ВТОРГНЕННЯ РФ', 'ЄДИНІ НОВИНИ', 'ЗРК PATRIOT', 'ППО ЗСУ', 'ЮРІЙ ІГНАТ']</text:p>
      <text:p text:style-name="P4">
Category: News</text:p>
      <!--METADATA-->
      <text:p text:style-name="P4">
<draw:frame draw:style-name="fr1" draw:name="Image53" text:anchor-type="as-char" svg:width="6.9236in" svg:height="4.361868in" draw:z-index="0">
<draw:image xlink:href="../Images/AРМІЯINFORM/2023-04-04T76-00-00-04-00/yurij-ignat-1.jpg" xlink:type="simple" xlink:show="embed" xlink:actuate="onLoad" draw:mime-type="image/jpeg"/>
</draw:frame>
Colonel Yuri Ignatius Air Force Command of the Air Force of Ukraine.</text:p>
      <ul>
        <li>
These bombs pose a serious threat, because they can overcome the distance of up to 70 km. This depends on the height at which the aircraft rises. The higher the aircraft, the bomb will fly, because it is equipped with wings - <text:a xlink:type="simple" xlink:href="https://www.youtube.com/watch" text:style-name="Internet_20_link" text:visited-style-name="Visited_20_Internet_20_Link">
told</text:a>
Colonel Yuriy Ignati, spokesman for the Air Force forces of Ukraine during the "Uniform News" TEMACHAFON.</li>
      </ul>
      <text:p text:style-name="P4">
The weight of such aviation bombs is 500 kg, which makes them quite powerful. If the enemy will use such ammunition, it can lead to the destruction of entire cities.</text:p>
      <ul>
        <li>
We saw that the enemy did with Mariupol these bombs. Of course, they were not planning, but free fall, but unfortunately, at that time there was no Ukrainian air defense. Therefore, the occupation troops did everything they wanted with our city, ”the officer added.</li>
      </ul>
      <text:p text:style-name="P4">
Our defenders understand that the use of such planning bombing by the enemy will be new threats. They will not fly as accurately as the enemy would like, but over time, occupiers can refine it. Therefore, the risk remains.</text:p>
      <ul>
        <li>
Even if these bombs get 20 or 30 kilometers from the line, it is still a very serious threat to our military personnel and prifrontoe cities. Three things that could drive away hostile planes from our border are Patriot, SAMP \ T and F-16 fighters. Unfortunately, we do not have any of the above equipment yet. Of course, Patriot Tasamp \ t will come to Ukraine soon, but we need to continue to tell the world, we need modern fighters, - said Colonel Yuri Ignat.</li>
      </ul>
      <text:p text:style-name="P4">
News Source: <text:a xlink:type="simple" xlink:href="https://armyinform.com.ua/2023/04/04/najkrashha-protydiya-aviaczijnym-planuyuchym-bombam-znyshhyty-abo-vidignaty-litaky-rf-yaki-zastosovuyut-yih-yurij-ignat/" text:style-name="Internet_20_link" text:visited-style-name="Visited_20_Internet_20_Link">
https://armyinform.com.ua/2023/04/04/najkrashha-protydiya-aviaczijnym-planuyuchym-bombam-znyshhyty-abo-vidignaty-litaky-rf-yaki-zastosovuyut-yih-yurij-ignat/</text:a>
</text:p>
      <!--NEWS-->
      <text:h text:style-name="P10" text:outline-level="1">
<text:span text:style-name="T4">
Today Finland has become a 31st NATO member-a Secretary General's official statement</text:span>
</text:h>
      <text:p text:style-name="P4">
Author: ['АРМІЯINFORM']</text:p>
      <text:p text:style-name="P4">
Time: 2023-04-04T77:00:00-04:00</text:p>
      <text:p text:style-name="P4">
Description: Fіnlandіya Sogodnі, 4 kvytnia 2023 Rock, became the 31st member of the pivnis-Atlant allianc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stoltenberg.jpg" text:style-name="Internet_20_link" text:visited-style-name="Visited_20_Internet_20_Link">
stoltenberg.jpg</text:a>
']</text:p>
      <text:p text:style-name="P4">
Tags: ['ГЕНСЕК НАТО', 'СТОЛТЕНБЕРГ', 'ФІНЛЯНДІЯ']</text:p>
      <text:p text:style-name="P4">
Category: News</text:p>
      <!--METADATA-->
      <text:p text:style-name="P4">
<draw:frame draw:style-name="fr1" draw:name="Image54" text:anchor-type="as-char" svg:width="6.9236in" svg:height="3.894525in" draw:z-index="0">
<draw:image xlink:href="../Images/AРМІЯINFORM/2023-04-04T77-00-00-04-00/stoltenberg.jpg" xlink:type="simple" xlink:show="embed" xlink:actuate="onLoad" draw:mime-type="image/jpeg"/>
</draw:frame>
Finland today, April 4, 2023, became the 31st member of the North Atlantic Alewans.</text:p>
      <text:p text:style-name="P4">
NATO Foreign Ministers in Brussels <text:a xlink:type="simple" xlink:href="https://www.nato.int/cps/en/natohq/news_213446.htm" text:style-name="Internet_20_link" text:visited-style-name="Visited_20_Internet_20_Link">
stated</text:a>
NATO Secretary General Jens Stoltenberg.</text:p>
      <text:p text:style-name="P4">
“On the same day, in 1949, the Washington Treaty, the Constituent Treaty, <text:a xlink:type="simple" xlink:href="https://armyinform.com.ua/2023/04/04/yak-hto-i-chomu-stvoryv-nato-74-roky-tomu/" text:style-name="Internet_20_link" text:visited-style-name="Visited_20_Internet_20_Link">
was signed</text:a>
In Washington, it is difficult to imagine a better way to celebrate our anniversary than that Finland becomes a full member, ”Yens Stoltenberg said.</text:p>
      <text:p text:style-name="P4">
He added that at a meeting of foreign ministers, Ukraine will discuss Ukraine's support from NATO, safety challenges from the Middle East of North Africa, the importance of increasing investment in defense and NATO Indian-Pacific.</text:p>
      <text:p text:style-name="P4">
News Source: <text:a xlink:type="simple" xlink:href="https://armyinform.com.ua/2023/04/04/sogodni-finlyandiya-stala-31-m-chlenom-nato-oficzijna-zayava-genseka/" text:style-name="Internet_20_link" text:visited-style-name="Visited_20_Internet_20_Link">
https://armyinform.com.ua/2023/04/04/sogodni-finlyandiya-stala-31-m-chlenom-nato-oficzijna-zayava-genseka/</text:a>
</text:p>
      <!--NEWS-->
      <text:h text:style-name="P10" text:outline-level="1">
<text:span text:style-name="T4">
Josep Borrel after meeting with Anthony Blinken: we do everything possible for Ukraine to win</text:span>
</text:h>
      <text:p text:style-name="P4">
Author: ['АРМІЯINFORM']</text:p>
      <text:p text:style-name="P4">
Time: 2023-04-04T78:00:00-04:00</text:p>
      <text:p text:style-name="P4">
Description: The Supreme representation of the Union of Lawn of the Lawn Politika Nailotiki is the Supreme Un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orrell_blinken.jpg" text:style-name="Internet_20_link" text:visited-style-name="Visited_20_Internet_20_Link">
borrell_blinken.jpg</text:a>
']</text:p>
      <text:p text:style-name="P4">
Tags: ['STOPRUSSIA', 'ДЕРЖАВНИЙ СЕКРЕТАР США ЕНТОНІ\xa0БЛІНКЕН', 'ЖОЗЕП БОРРЕЛЬ', 'ПІДТРИМКА УКРАЇНИ']</text:p>
      <text:p text:style-name="P4">
Category: News</text:p>
      <!--METADATA-->
      <text:p text:style-name="P4">
<draw:frame draw:style-name="fr1" draw:name="Image55" text:anchor-type="as-char" svg:width="6.9236in" svg:height="3.894525in" draw:z-index="0">
<draw:image xlink:href="../Images/AРМІЯINFORM/2023-04-04T78-00-00-04-00/borrell_blinken.jpg" xlink:type="simple" xlink:show="embed" xlink:actuate="onLoad" draw:mime-type="image/jpeg"/>
</draw:frame>
The High Representative of the European Union for Foreign Affairs of the Higher Education Josep Borrel after meeting with State Secretary by USAUENTON BLINKEN stated that the parties would continue to support Ukraine against Russia against Russia.</text:p>
      <text:p text:style-name="P4">
Relevant statement <text:a xlink:type="simple" xlink:href="https://www.eeas.europa.eu/eeas/us-press-remarks-high-representative-josep-borrell-after-meeting-secretary-state-antony_en" text:style-name="Internet_20_link" text:visited-style-name="Visited_20_Internet_20_Link">
published</text:a>
EU diplomatic service press service.</text:p>
      <text:p text:style-name="P4">
“More than a year ago, Putin began to destroy Ukraine, and it seems that he has to intention to delay his cruel bloodshed. And he continues the escalation - despite the fact that he achieves nothing. His last nuclear adventure is a new escalation in Belarus and creates direct European security, ”Josep Borrel emphasized.</text:p>
      <text:p text:style-name="P4">
He added that Putin's statement about the placement of nuclear weapons in Belarus became an ironic one, as this happened immediately after meeting with the head of the Principle Jinping.</text:p>
      <text:p text:style-name="P4">
"It happened, after the irony of fate, after the president of China, Xi Jinpin respected Moscow, mentioned the need for peace, and they agreed not to place nuclear weapons abroad. And a few days later, she announced the placement of tactical nuclear weapons in Belarus, ” - said European diplomacy.</text:p>
      <text:p text:style-name="P4">
According to the results of the meeting, Josep Borrel emphasized: "The European Union is one, and the transatlantic community remains the only one."</text:p>
      <text:p text:style-name="P4">
“We are striving to continue to support Ukraine in its self -defense, and we will have a collective pressure on Russia so that it stops the large -scale nominations of international law. We are doing our best in the military, political and financial plans to win Ukraine, ”said Josep Borrel.</text:p>
      <text:p text:style-name="P4">
News Source: <text:a xlink:type="simple" xlink:href="https://armyinform.com.ua/2023/04/04/zhozep-borrel-pislya-zustrichi-z-entoni-blinkenom-robymo-vse-mozhlyve-aby-ukrayina-peremagala/" text:style-name="Internet_20_link" text:visited-style-name="Visited_20_Internet_20_Link">
https://armyinform.com.ua/2023/04/04/zhozep-borrel-pislya-zustrichi-z-entoni-blinkenom-robymo-vse-mozhlyve-aby-ukrayina-peremagala/</text:a>
</text:p>
      <!--NEWS-->
      <text:h text:style-name="P10" text:outline-level="1">
<text:span text:style-name="T4">
Norway has introduced a new package of sanctions against</text:span>
</text:h>
      <text:p text:style-name="P4">
Author: ['АРМІЯINFORM']</text:p>
      <text:p text:style-name="P4">
Time: 2023-04-04T79:00:00-04:00</text:p>
      <text:p text:style-name="P4">
Description: Norwegia introduced the new St. Before the Sanctziya list ...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ef681ea7132d59b821c06353a44b801c.webp" text:style-name="Internet_20_link" text:visited-style-name="Visited_20_Internet_20_Link">
ef681ea7132d59b821c06353a44b801c.webp</text:a>
']</text:p>
      <text:p text:style-name="P4">
Tags: ['ЕКОНОМІКА РФ', 'КРАХ РОСІЙСЬКОЇ ЕКОНОМІКИ', 'НОРВЕГІЯ', 'САНКЦІЇ РФ']</text:p>
      <text:p text:style-name="P4">
Category: News</text:p>
      <!--METADATA-->
      <text:p text:style-name="P4">
<draw:frame draw:style-name="fr1" draw:name="Image56" text:anchor-type="as-char" svg:width="6.9236in" svg:height="3.454107in" draw:z-index="0">
<draw:image xlink:href="../ConvertedIMGs/AРМІЯINFORM/2023-04-04T79-00-00-04-00/ef681ea7132d59b821c06353a44b801c.png" xlink:type="simple" xlink:show="embed" xlink:actuate="onLoad" draw:mime-type="image/png"/>
</draw:frame>
Norway has imposed new sanctions against Russia and the Kremlin regime. 87 people were of the shock list.</text:p>
      <text:p text:style-name="P4">
About it reports <text:a xlink:type="simple" xlink:href="https://www.regjeringen.no/no/aktuelt/nye-sanksjoner-mot-russland-er-innfort-i-norsk-rett/id2970907/" text:style-name="Internet_20_link" text:visited-style-name="Visited_20_Internet_20_Link">
government</text:a>
Norway.</text:p>
      <text:p text:style-name="P4">
“We need to maintain pressure on Russian power and its supporters. The sanctions are a financial blow to Russia and impede the receipt of important resources to the Russian military industry, ”said Annikin Hutfeldt Minister.</text:p>
      <text:p text:style-name="P4">
Yes, the imposed sanctions were adopted by the EU in the tenth package, which was announced on February 25 this year. The list included 87 individuals and 34 legal entities. In general, Norway has already imposed sanctions against 1678 individuals and legal entities with the Russian Federation.</text:p>
      <text:p text:style-name="P4">
News Source: <text:a xlink:type="simple" xlink:href="https://armyinform.com.ua/2023/04/04/norvegiya-zaprovadyla-novyj-paket-sankczij-proty-rosiyi/" text:style-name="Internet_20_link" text:visited-style-name="Visited_20_Internet_20_Link">
https://armyinform.com.ua/2023/04/04/norvegiya-zaprovadyla-novyj-paket-sankczij-proty-rosiyi/</text:a>
</text:p>
      <!--NEWS-->
      <text:h text:style-name="P10" text:outline-level="1">
<text:span text:style-name="T4">
Who can be a military chaplain</text:span>
</text:h>
      <text:p text:style-name="P4">
Author: ['Світлана Кирган']</text:p>
      <text:p text:style-name="P4">
Time: 2023-04-04T80:00:00-04:00</text:p>
      <text:p text:style-name="P4">
Description: About Tse PID Hour Round Table in the Military Media Center “Oficei without Zbro. INSTITT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img_8594.jpg" text:style-name="Internet_20_link" text:visited-style-name="Visited_20_Internet_20_Link">
img_8594.jpg</text:a>
']</text:p>
      <text:p text:style-name="P4">
Tags: ['MILITARY MEDIA CENTER', 'ВІЙСЬКОВІ КАПЕЛАНИ', 'ВТОРГНЕННЯ РФ', 'ОЛЕКСІЙ ТЕРЕЩУК']</text:p>
      <text:p text:style-name="P4">
Category: News</text:p>
      <!--METADATA-->
      <text:p text:style-name="P4">
<draw:frame draw:style-name="fr1" draw:name="Image57" text:anchor-type="as-char" svg:width="6.9236in" svg:height="4.615733in" draw:z-index="0">
<draw:image xlink:href="../Images/AРМІЯINFORM/2023-04-04T80-00-00-04-00/img_8594.jpg" xlink:type="simple" xlink:show="embed" xlink:actuate="onLoad" draw:mime-type="image/jpeg"/>
</draw:frame>
Alexeieshchuk</text:p>
      <text:p text:style-name="P4">
About it during a roundtable at the Military Media Center “Officers without weapons. The Institute of Military Chaplaincy in Ukraine: formation, mission, ecumenism” told Colonel Alexei Tereshchuk, Head of the Armed Forces of the Armed Forces of Ukraine.</text:p>
      <text:p text:style-name="P4">
The Head of the Military Chaplaincy Service reported that according to the current law, a military chaplain may be a citizen of Ukraine, a representative of a religious organization that is registered in Ukraine in accordance with the current entry and has a mandate for the implementation of military-Kamplean activity.</text:p>
      <ul>
        <li>
A mandate is like a license that is issued according to the need. The Armed Forces conducted a personnel survey and the quotas of the denominational representation of the military chaplains were determined. According to these quotas, each religious organization receives a request from the State Service for Ethnopolitics and Freedoms on the number of priests they should be delegated to the armed forces. They receive a mandate responsibly, and this enables them to carry out military-capeclarship activities,-said Alexei Tereshchuk.</li>
      </ul>
      <text:p text:style-name="P4">
<text:span text:style-name="T4">
 He noted that there are 738 positions in the Armed Forces of Ukraine. As of today, the mandates have been issued to 244 clergymen, and 78 officers have been assigned to the staffing military chaplains. </text:span>
 **</text:p>
      <ul>
        <li>
However, the mandate does not yet indicate that the priest is immediately a become a military chaplain. There is a certain procedure, and today 78 -staffed military chaplains have been appointed, which received the military rank and signed the Contract. After appointment to the post, a military chaplain undergoes a special training. The preparation is not only in the pastoral care of or educational work, but also counseling, especially the commander, - said Alexei Tereshchuk.</li>
      </ul>
      <text:p text:style-name="P4">
The head of the military chaplaincy said that consulting is commanding a very important area of work of the Chaplain.</text:p>
      <text:p text:style-name="P4">
-When the unit enters the area of combat mission, as shown by the practitioner, it is very important for the commander to understand the spiritual and religious situation in the districts and among his personnel. In 2014, there were even cases where our crews on the streets stopped civilians with signs of religious surgical. This is a very important work of the military chaplain, ”Alexei Tereshchuk reported.</text:p>
      <text:p text:style-name="P4">
The event also noted that the military chaplain should meet the spiritual and religious needs of the personnel and, if necessary, involve a representative of another religious denomination.</text:p>
      <text:p text:style-name="P4">
News Source: <text:a xlink:type="simple" xlink:href="https://armyinform.com.ua/2023/04/04/hto-mozhe-buty-vijskovym-kapelanom/" text:style-name="Internet_20_link" text:visited-style-name="Visited_20_Internet_20_Link">
https://armyinform.com.ua/2023/04/04/hto-mozhe-buty-vijskovym-kapelanom/</text:a>
</text:p>
      <!--NEWS-->
      <text:h text:style-name="P10" text:outline-level="1">
<text:span text:style-name="T4">
The President by decree changed the composition of the National Security and Defense Council of Ukraine</text:span>
</text:h>
      <text:p text:style-name="P4">
Author: ['АРМІЯINFORM']</text:p>
      <text:p text:style-name="P4">
Time: 2023-04-04T81:00:00-04:00</text:p>
      <text:p text:style-name="P4">
Description: President of Ukraine Volodymyr Zelensky Zmіni until the personal warehouse for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STOPRUSSIA', 'ВОЛОДИМИР ЗЕЛЕНСЬКИЙ', 'ПРЕЗИДЕНТ УКРАЇНИ', 'УКАЗ ПРЕЗИДЕНТА УКРАЇНИ']</text:p>
      <text:p text:style-name="P4">
Category: News</text:p>
      <!--METADATA-->
      <text:p text:style-name="P4">
<draw:frame draw:style-name="fr1" draw:name="Image58" text:anchor-type="as-char" svg:width="6.9236in" svg:height="4.615733in" draw:z-index="0">
<draw:image xlink:href="../Images/AРМІЯINFORM/2023-04-04T81-00-00-04-00/ukaz.jpg" xlink:type="simple" xlink:show="embed" xlink:actuate="onLoad" draw:mime-type="image/jpeg"/>
</draw:frame>
President of Ukraine Volodymyr Zelensky has made changes to the staff of the Radinational Security and Defense of Ukraine.</text:p>
      <text:p text:style-name="P4">
Corresponding <text:a xlink:type="simple" xlink:href="https://www.president.gov.ua/documents/5422021-40429" text:style-name="Internet_20_link" text:visited-style-name="Visited_20_Internet_20_Link">
Decree No. 194/2023</text:a>
The head of state signed on April 4, 2023.</text:p>
      <text:p text:style-name="P4">
According to the document, the Minister of Strategic Industry of Ukraine Kamyshin Alexander was included in the staff of the National Security Council of Ukraine.</text:p>
      <text:p text:style-name="P4">
News Source: <text:a xlink:type="simple" xlink:href="https://armyinform.com.ua/2023/04/04/prezydent-ukazom-zminyv-sklad-rady-naczionalnoyi-bezpeky-i-oborony-ukrayiny/" text:style-name="Internet_20_link" text:visited-style-name="Visited_20_Internet_20_Link">
https://armyinform.com.ua/2023/04/04/prezydent-ukazom-zminyv-sklad-rady-naczionalnoyi-bezpeky-i-oborony-ukrayiny/</text:a>
</text:p>
      <!--NEWS-->
      <text:h text:style-name="P10" text:outline-level="1">
<text:span text:style-name="T4">
The theme of the Holodomor should become one of the leading areas of activity of Ukrainian cultural diplomacy</text:span>
</text:h>
      <text:p text:style-name="P4">
Author: ['АРМІЯINFORM']</text:p>
      <text:p text:style-name="P4">
Time: 2023-04-04T82:00:00-04:00</text:p>
      <text:p text:style-name="P4">
Description: The stims of the PIDGOVTISITION TAKE AND HAVE OF THE STARISKOVA with the 90s of the Knowns of the Traged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shmygal-1.jpg" text:style-name="Internet_20_link" text:visited-style-name="Visited_20_Internet_20_Link">
shmygal-1.jpg</text:a>
', '<text:a xlink:type="simple" xlink:href="https://armyinform.com.ua/wp-content/uploads/2023/04/1-12-150x150.jpg" text:style-name="Internet_20_link" text:visited-style-name="Visited_20_Internet_20_Link">
1-12-150x150.jpg</text:a>
', '<text:a xlink:type="simple" xlink:href="https://armyinform.com.ua/wp-content/uploads/2023/04/2-14-150x150.jpg" text:style-name="Internet_20_link" text:visited-style-name="Visited_20_Internet_20_Link">
2-14-150x150.jpg</text:a>
']</text:p>
      <text:p text:style-name="P4">
Tags: ['ГЕНОЦИД УКРАЇНЦІВ', 'ГОЛОДОМОР', 'КАБІНЕТ МІНІСТРІВ УКРАЇНИ']</text:p>
      <text:p text:style-name="P4">
Category: News</text:p>
      <!--METADATA-->
      <text:p text:style-name="P4">
<draw:frame draw:style-name="fr1" draw:name="Image59" text:anchor-type="as-char" svg:width="6.9236in" svg:height="4.610104in" draw:z-index="0">
<draw:image xlink:href="../Images/AРМІЯINFORM/2023-04-04T82-00-00-04-00/shmygal-1.jpg" xlink:type="simple" xlink:show="embed" xlink:actuate="onLoad" draw:mime-type="image/jpeg"/>
</draw:frame>
In the framework of preparation and conduct of events in connection with the 90s of the tragedy of the tragedy of 1932-1933, the meeting of the Organizing Committee of Separation of Prime Minister of Ukraine Denis Shmigal took place.</text:p>
      <text:p text:style-name="P4">
The members of the Organizing Committee set priorities for the implementation of the relevant plan of 2023.</text:p>
      <text:p text:style-name="P4">
About it <text:a xlink:type="simple" xlink:href="https://www.kmu.gov.ua/news/denys-shmyhal-tema-holodomoru-maie-staty-odnym-iz-providnykh-napriamkiv-diialnosti-ukrainskoi-kulturnoi-dyplomatii" text:style-name="Internet_20_link" text:visited-style-name="Visited_20_Internet_20_Link">
writes</text:a>
On the Government Portal the Department of Communications of the Secretariat of the Cabinet of Ministers of Ukraine.</text:p>
      <text:p text:style-name="P4">
“The Soviet authorities began a genocide against Ukrainians, provoked by a cruel goddaughter in 1932-1933. Russia has continued this policy, unleashed a warned war. Therefore, the topic of the Holodomor should become one of the leading directions of the activity of Ukrainian cultural diplomacy, ”the head of the country said.</text:p>
      <text:p text:style-name="P4">
Denis Schmigal thanked more than 30 countries and international organizations, which was a famine with the genocide of the Ukrainian people, and emphasized the need for such decisions. In this regard, the Foreign Ministry is given the task of activating the work with partners on the preparation of relevant resolutions and applications.</text:p>
      <text:p text:style-name="P4">
Following the meeting of the Organizing Committee, the Ministry of Culture and Information Policy, the Ukrainian Institute of National Memory and others were given ninestructions and tasks for the implementation of the Action Plan in 2023.</text:p>
      <text:p text:style-name="P4">
<text:a xlink:type="simple" xlink:href="https://armyinform.com.ua/wp-content/uploads/2023/04/1-12.jpg" text:style-name="Internet_20_link" text:visited-style-name="Visited_20_Internet_20_Link">
!(Images/AРМІЯINFORM/2023-04-04T82-00-00-04-00/1-12-150x150.jpg)</text:a>
</text:p>
      <text:p text:style-name="P4">
<text:a xlink:type="simple" xlink:href="https://armyinform.com.ua/wp-content/uploads/2023/04/2-14.jpg" text:style-name="Internet_20_link" text:visited-style-name="Visited_20_Internet_20_Link">
<draw:frame draw:style-name="fr1" draw:name="Image60" text:anchor-type="as-char" svg:width="6.9236in" svg:height="6.9236in" draw:z-index="0">
<draw:image xlink:href="../Images/AРМІЯINFORM/2023-04-04T82-00-00-04-00/2-14-150x150.jpg" xlink:type="simple" xlink:show="embed" xlink:actuate="onLoad" draw:mime-type="image/jpeg"/>
</draw:frame>
</text:a>
</text:p>
      <text:p text:style-name="P4">
News Source: <text:a xlink:type="simple" xlink:href="https://armyinform.com.ua/2023/04/04/tema-golodomoru-maye-staty-odnym-iz-providnyh-napryamkiv-diyalnosti-ukrayinskoyi-kulturnoyi-dyplomatiyi/" text:style-name="Internet_20_link" text:visited-style-name="Visited_20_Internet_20_Link">
https://armyinform.com.ua/2023/04/04/tema-golodomoru-maye-staty-odnym-iz-providnyh-napryamkiv-diyalnosti-ukrayinskoyi-kulturnoyi-dyplomatiyi/</text:a>
</text:p>
      <!--NEWS-->
      <text:h text:style-name="P10" text:outline-level="1">
<text:span text:style-name="T4">
We and the great invasion, in the spring and every autumn recorded information campaigns of the Russian Federation on the topic of "summons" and conscription - Anna Malyar</text:span>
</text:h>
      <text:p text:style-name="P4">
Author: ['АРМІЯINFORM']</text:p>
      <text:p text:style-name="P4">
Time: 2023-04-04T83:00:00-04:00</text:p>
      <text:p text:style-name="P4">
Description: The intercessor of Ministra was inhabited by his telegram, the technology of the INformation Campaniu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5f6a5395.jpg" text:style-name="Internet_20_link" text:visited-style-name="Visited_20_Internet_20_Link">
5f6a5395.jpg</text:a>
']</text:p>
      <text:p text:style-name="P4">
Tags: []</text:p>
      <text:p text:style-name="P4">
Category: News</text:p>
      <!--METADATA-->
      <text:p text:style-name="P4">
<draw:frame draw:style-name="fr1" draw:name="Image61" text:anchor-type="as-char" svg:width="6.9236in" svg:height="4.615733in" draw:z-index="0">
<draw:image xlink:href="../Images/AРМІЯINFORM/2023-04-04T83-00-00-04-00/5f6a5395.jpg" xlink:type="simple" xlink:show="embed" xlink:actuate="onLoad" draw:mime-type="image/jpeg"/>
</draw:frame>
Gannamaars. Photo: Dmitry Yurchenko / Armyinfom</text:p>
      <text:p text:style-name="P4">
Deputy Minister <text:a xlink:type="simple" xlink:href="https://t.me/annamaliar/614" text:style-name="Internet_20_link" text:visited-style-name="Visited_20_Internet_20_Link">
reported</text:a>
In her technology, that the technology of information campaigns regarding the "story" and conscript was always the same.</text:p>
      <text:p text:style-name="P4">
"To spin a story where the announcement was discharged with a disabled person, the deceased, the absence of World War II. The hero is always different, it is about the essence.</text:p>
      <text:p text:style-name="P4">
Or they distributed some wild text of the summons or questionnaire of the conscript.</text:p>
      <text:p text:style-name="P4">
We regularly denied it.</text:p>
      <text:p text:style-name="P4">
Now the enemy has a little complicated by its technology and adds stories about the amazing place of handing stories and "waves" of mobilization.</text:p>
      <text:p text:style-name="P4">
The goal is obvious. Discredit and disrupt the work of the shopping mall(Former troops).</text:p>
      <text:p text:style-name="P4">
Маніпулювати вони намагаються на двох речах:</text:p>
      <text:p text:style-name="P4">
🔹страх отримання повістки</text:p>
      <text:p text:style-name="P4">
🔹формування суспільного осуду до роботи ТЦК СП</text:p>
      <text:p text:style-name="P4">
Але після широкомасштабного вторгнення цими Іпсо важко на щось чи на когосьвплинути.</text:p>
      <text:p text:style-name="P4">
Бо перелякати повістками після всього, що ми пройшли за цей рік, — важко.</text:p>
      <text:p text:style-name="P4">
На кону — держава, і всі це розуміють.</text:p>
      <text:p text:style-name="P4">
Що ж стосується осуду роботи ТЦК СП. Ми мусимо розуміти кілька речей.</text:p>
      <text:p text:style-name="P4">
✔️ ТЦК СП(the army)Today, the problem is strategically important for the defense.</text:p>
      <text:p text:style-name="P4">
✔️Where work live people and they can be mistaken or even commit. In such cases, it is necessary to act legal.</text:p>
      <text:p text:style-name="P4">
☝️ And the main thing is that you should not make sensations and loud headlines.</text:p>
      <text:p text:style-name="P4">
Just refer to the shopping mall of SP. ☎️ Contacts on the Ministry of Defense website</text:p>
      <text:p text:style-name="P4">
<text:a xlink:type="simple" xlink:href="https://www.mil.gov.ua/kontakti/oblasni-vijskomati.html" text:style-name="Internet_20_link" text:visited-style-name="Visited_20_Internet_20_Link">
https://www.mil.gov.ua/kontakti/oblasni-vijskomati.html »</text:a>
, - goes in the message.</text:p>
      <text:p text:style-name="P4">
News Source: <text:a xlink:type="simple" xlink:href="https://armyinform.com.ua/2023/04/04/my-i-do-velykogo-vtorgnennya-shhovesny-ta-shhooseni-fiksuvaly-informaczijni-kampaniyi-rf-shhodo-temy-povistky-ta-pryzovu-ganna-malyar/" text:style-name="Internet_20_link" text:visited-style-name="Visited_20_Internet_20_Link">
https://armyinform.com.ua/2023/04/04/my-i-do-velykogo-vtorgnennya-shhovesny-ta-shhooseni-fiksuvaly-informaczijni-kampaniyi-rf-shhodo-temy-povistky-ta-pryzovu-ganna-malyar/</text:a>
</text:p>
      <!--NEWS-->
      <text:h text:style-name="P10" text:outline-level="1">
<text:span text:style-name="T4">
Congratulations to our Finnish friends on NATO's accession - Alexei Reznikov</text:span>
</text:h>
      <text:p text:style-name="P4">
Author: ['АРМІЯINFORM']</text:p>
      <text:p text:style-name="P4">
Time: 2023-04-04T84:00:00-04:00</text:p>
      <text:p text:style-name="P4">
Description: Ministra of the defense of Ukraine Oleksiy Reznikov at his Twitter, Provitav Finland Zi Zi Vytup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reznikov.jpg" text:style-name="Internet_20_link" text:visited-style-name="Visited_20_Internet_20_Link">
reznikov.jpg</text:a>
']</text:p>
      <text:p text:style-name="P4">
Tags: ['STOPRUSSIA', 'АГРЕСІЯ РФ', 'ВІЙНА', 'ВТОРГНЕННЯ РФ', 'МІНІСТР ОБОРОНИ УКРАЇНИ ОЛЕКСІЙ РЕЗНІКОВ', 'НАТО', 'ФІНЛЯНДІЯ']</text:p>
      <text:p text:style-name="P4">
Category: News</text:p>
      <!--METADATA-->
      <text:p text:style-name="P4">
<draw:frame draw:style-name="fr1" draw:name="Image62" text:anchor-type="as-char" svg:width="6.9236in" svg:height="4.395937in" draw:z-index="0">
<draw:image xlink:href="../Images/AРМІЯINFORM/2023-04-04T84-00-00-04-00/reznikov.jpg" xlink:type="simple" xlink:show="embed" xlink:actuate="onLoad" draw:mime-type="image/jpeg"/>
</draw:frame>
Photo: Alexei Reznikov / Twitter</text:p>
      <text:p text:style-name="P4">
Minister of Defense of Ukraine Alexei Reznikov in his <text:a xlink:type="simple" xlink:href="https://twitter.com/oleksiireznikov/status/1643253944943009794" text:style-name="Internet_20_link" text:visited-style-name="Visited_20_Internet_20_Link">
twitter</text:a>
He congratulated Finland on joining the North Atlantic Alliance.</text:p>
      <text:p text:style-name="P4">
“Congratulations to our Finnish friends on NATO entered!Europe is becoming more dangerous today.</text:p>
      <text:p text:style-name="P4">
NATO borders 1997 are expanding according to plan. As we share the joint value, Ukraine will go to your European and Euro -Atlantic integration, ”Alexei Reznikov wrote.</text:p>
      <text:p text:style-name="P4">
News Source: <text:a xlink:type="simple" xlink:href="https://armyinform.com.ua/2023/04/04/vitayemo-nashyh-finskyh-druziv-zi-vstupom-do-nato-oleksij-reznikov/" text:style-name="Internet_20_link" text:visited-style-name="Visited_20_Internet_20_Link">
https://armyinform.com.ua/2023/04/04/vitayemo-nashyh-finskyh-druziv-zi-vstupom-do-nato-oleksij-reznikov/</text:a>
</text:p>
      <!--NEWS-->
      <text:h text:style-name="P10" text:outline-level="1">
<text:span text:style-name="T4">
Aviation of Defense Forces has struck 7 beats by the occupants' concentration areas</text:span>
</text:h>
      <text:p text:style-name="P4">
Author: ['АРМІЯINFORM']</text:p>
      <text:p text:style-name="P4">
Time: 2023-04-04T85:00:00-04:00</text:p>
      <text:p text:style-name="P4">
Description: About the General Headquarters of the ZSU. “The Avіiaziy for the defense forces for Dob took 7 strokes ...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РАТИ ВОРОГА']</text:p>
      <text:p text:style-name="P4">
Category: News</text:p>
      <!--METADATA-->
      <text:p text:style-name="P4">
<draw:frame draw:style-name="fr1" draw:name="Image63" text:anchor-type="as-char" svg:width="6.9236in" svg:height="5.385022in" draw:z-index="0">
<draw:image xlink:href="../Images/AРМІЯINFORM/2023-04-04T85-00-00-04-00/foto-aviacziya.jpg" xlink:type="simple" xlink:show="embed" xlink:actuate="onLoad" draw:mime-type="image/jpeg"/>
</draw:frame>
Illustrative photo</text:p>
      <text:p text:style-name="P4">
About it <text:a xlink:type="simple" xlink:href="https://www.facebook.com/GeneralStaff.ua/posts/pfbid0nie7mQLn8DrFACGiivUr6psS7oj4f53oV3pB8QZ7Y16hn6MNjqpphqZjWxBShGE5l" text:style-name="Internet_20_link" text:visited-style-name="Visited_20_Internet_20_Link">
reports</text:a>
The General Staff of the Armed Forces.</text:p>
      <text:p text:style-name="P4">
"Aviation of defense forces per day made 7 beats in the areas of concentration of the occupiers and the departments of missile troops and artillery struck 2 points of management of the Station of Electronic Fighting the enemy" - the message reads.</text:p>
      <text:p text:style-name="P4">
It is noted that during the day the enemy caused 2 rocket launchers and 28 aircraft hacks, in particular, used 17 Shahaned-136 UAVs. 14 of them were destroyed by defenders. Also, the enemy made 7 shelling of jet system fire. There are killed and injured among civilians.</text:p>
      <text:p text:style-name="P4">
News Source: <text:a xlink:type="simple" xlink:href="https://armyinform.com.ua/2023/04/04/aviacziya-syl-oborony-zavdala-7-udariv-po-rajonah-zoseredzhennya-okupantiv-3/" text:style-name="Internet_20_link" text:visited-style-name="Visited_20_Internet_20_Link">
https://armyinform.com.ua/2023/04/04/aviacziya-syl-oborony-zavdala-7-udariv-po-rajonah-zoseredzhennya-okupantiv-3/</text:a>
</text:p>
      <!--NEWS-->
      <text:h text:style-name="P10" text:outline-level="1">
<text:span text:style-name="T4">
The Armed Forces congratulated the community of NATO countries with the 74th anniversary of the creation of this Military-Political Union</text:span>
</text:h>
      <text:p text:style-name="P4">
Author: ['АРМІЯINFORM']</text:p>
      <text:p text:style-name="P4">
Time: 2023-04-04T86:00:00-04:00</text:p>
      <text:p text:style-name="P4">
Description: The General Staff of the Zbroyni forces of Ukraine at his own company Storіntsі at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nato.jpg" text:style-name="Internet_20_link" text:visited-style-name="Visited_20_Internet_20_Link">
nato.jpg</text:a>
']</text:p>
      <text:p text:style-name="P4">
Tags: ['STOPRUSSIA', 'АГРЕСІЯ РФ', 'ВІЙНА', 'ВТОРГНЕННЯ РФ', 'НАТО']</text:p>
      <text:p text:style-name="P4">
Category: News</text:p>
      <!--METADATA-->
      <text:p text:style-name="P4">
<draw:frame draw:style-name="fr1" draw:name="Image64" text:anchor-type="as-char" svg:width="6.9236in" svg:height="4.609778in" draw:z-index="0">
<draw:image xlink:href="../Images/AРМІЯINFORM/2023-04-04T86-00-00-04-00/nato.jpg" xlink:type="simple" xlink:show="embed" xlink:actuate="onLoad" draw:mime-type="image/jpeg"/>
</draw:frame>
The General Staff of the Armed Forces of Ukraine on its official Facebook page <text:a xlink:type="simple" xlink:href="https://www.facebook.com/GeneralStaff.ua/posts/pfbid035WnzuygHkVeKzjBL7mGQJAe2VjyC68VJfDCXMVy7SS2w53w9ZNa9YW4on2ECoySHl" text:style-name="Internet_20_link" text:visited-style-name="Visited_20_Internet_20_Link">
congratulated</text:a>
NATO peoples with the 74th anniversary of the creation of this international intergovernmental organization.</text:p>
      <text:p text:style-name="P4">
The greeting is that the Armed Forces of Ukraine sincerely and deeply grateful and nursing peoples of NATO, personally by the General Secretary of Natons Stoltenberg, President of the Parliamentary Assembly of NATO Jeel Garrio-Mailam, NATO Military Committee Chairman For invaluable, comprehensive, effective, firm and unwavering support for independence, sovereignty of Ukraine's and territorial integrity of Ukraine within its internationally recognized borders, including Crimea, in the war of Russia against Ukraine during the start of a full -scale Russian invasion of 2022 and unprofessional, dishonest, unfair Against Ukraine since 2014.</text:p>
      <text:p text:style-name="P4">
We are grateful to the fact that the organization of the North Atlantic Treaty has always been on the side of Ukraine for more than 30 years of independence, for the advocacy of interests and aspirations of the Ukrainian people and Ukraine in the world, for the effective recognition of the state independence of Ukraine, and especially for the previous more than 9 years of support for sovereignty, territorial integrity, territorial integrity, territorial integrity. The integrity of Ukraine's dance in its internationally recognized borders and territorial wars.</text:p>
      <text:p text:style-name="P4">
The Armed Forces of Ukraine thank NATO for the long-term, systematic and multidimensional support and effective assistance in reforming and enhancing the capacity of the Ukrainian, for the material and technical assistance provided, organized and conducted by the state and tactical measures Support of veterans, wounded and children of the dead military service of the Armed Forces of Ukraine within the framework of bilateral and multilateral work with Ukraine on the way to its complete integration in NATO and effective counteracting aggression by the Russian Federation.The Armed Forces of Ukraine are gratefully grateful to all citizens and citizens of all countries of the North Atlantic Alliance for your open sincere hearts and homes up to thousands of Ukrainian women and children who have found shelter in NATO countries.</text:p>
      <text:p text:style-name="P4">
Due to this, during the full -scale Russian invasion of civilian population in NATO countries, it is protected from numerous military crimes that are committed by Russian military: killings and injuries, recruits and use, rape of other forms of sexual violence, attacks on civilian infrastructure. in access to humanitarian aid, Russification, forced deportation to the temporarily occupied territories of Ukraine or to the Russian Federation and the receipt of Russian citizenship.</text:p>
      <text:p text:style-name="P4">
Thank you that Ukrainian children in NATO countries thanks to your national care and support deprived of those inhuman suffering that Russian criminals and terrorist occupiers have predicted them after invasion of Ukraine!</text:p>
      <text:p text:style-name="P4">
Thanks to NATO and your friendliness, Ukrainian children live in NATO countries in a world that knows no pain, violence and war!The Armed Forces of Ukraine are struggling to bring back peace and peace to the homes of Ukrainians and reunite united families as soon as possible.</text:p>
      <text:p text:style-name="P4">
News Source: <text:a xlink:type="simple" xlink:href="https://armyinform.com.ua/2023/04/04/zsu-pryvitaly-narody-krayin-nato-z-74-yu-richnyczeyu-z-dnya-stvorennya-czogo-vijskovo-politychnogo-soyuzu/" text:style-name="Internet_20_link" text:visited-style-name="Visited_20_Internet_20_Link">
https://armyinform.com.ua/2023/04/04/zsu-pryvitaly-narody-krayin-nato-z-74-yu-richnyczeyu-z-dnya-stvorennya-czogo-vijskovo-politychnogo-soyuzu/</text:a>
</text:p>
      <!--NEWS-->
      <text:h text:style-name="P10" text:outline-level="1">
<text:span text:style-name="T4">
Kyiv region honored memory</text:span>
</text:h>
      <text:p text:style-name="P4">
Author: ['АРМІЯINFORM']</text:p>
      <text:p text:style-name="P4">
Time: 2023-04-04T87:00:00-04:00</text:p>
      <text:p text:style-name="P4">
Description: https://www.youtube.com/watch?v=omce84hnyke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ЗАГИБЛІ УКРАЇНСЬКІ ГЕРОЇ', 'КИЇВЩИНА']</text:p>
      <text:p text:style-name="P4">
Category: News</text:p>
      <!--METADATA-->
      <text:p text:style-name="P4">
News Source: <text:a xlink:type="simple" xlink:href="https://armyinform.com.ua/2023/04/04/kyyivshhyna-vshanuvala-pamyat-zagyblyh-zahysnykiv-ukrayiny/" text:style-name="Internet_20_link" text:visited-style-name="Visited_20_Internet_20_Link">
https://armyinform.com.ua/2023/04/04/kyyivshhyna-vshanuvala-pamyat-zagyblyh-zahysnykiv-ukrayiny/</text:a>
</text:p>
      <!--NEWS-->
      <text:h text:style-name="P10" text:outline-level="1">
<text:span text:style-name="T4">
Russian aggression proves: only collective preventive security guarantees can be reliable - the Presidential Appeal of Ukraine</text:span>
</text:h>
      <text:p text:style-name="P4">
Author: ['АРМІЯINFORM']</text:p>
      <text:p text:style-name="P4">
Time: 2023-04-04T97:00:00-04:00</text:p>
      <text:p text:style-name="P4">
Description: I am healthy, Shanovna Ukrainian!Puppying to the parliament of the Country of Country,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elenskyj.png" text:style-name="Internet_20_link" text:visited-style-name="Visited_20_Internet_20_Link">
zelenskyj.png</text:a>
']</text:p>
      <text:p text:style-name="P4">
Tags: ['STOPRUSSIA', 'АГРЕСІЯ РФ', 'ВІДЕОЗВЕРНЕННЯ ПРЕЗИДЕНТА УКРАЇНИ', 'ВІЙНА', 'ВТОРГНЕННЯ РФ']</text:p>
      <text:p text:style-name="P4">
Category: News</text:p>
      <!--METADATA-->
      <text:p text:style-name="P4">
<draw:frame draw:style-name="fr1" draw:name="Image65" text:anchor-type="as-char" svg:width="6.9236in" svg:height="4.209888in" draw:z-index="0">
<draw:image xlink:href="../Images/AРМІЯINFORM/2023-04-04T97-00-00-04-00/zelenskyj.png" xlink:type="simple" xlink:show="embed" xlink:actuate="onLoad" draw:mime-type="image/png"/>
</draw:frame>
I wish health, dear Ukrainians!</text:p>
      <text:p text:style-name="P4">
He just turned to the Chile Parliament - another country that heard Ukraine, heard what we want. It doesn't matter what the distance between our peoples. We appreciate life and protect the international order. We must deprive the hope of support in Latin America.</text:p>
      <text:p text:style-name="P4">
He also addressed the governors of the US states - this is the first time such a special appeal to the representatives of each state elected by citizens. He thanked them with the suspension, emphasizing how we, together with America, can not only win the ongoing killing, but also prove that freedom and cooperation always restore an indirect life after the strikes of aggression.</text:p>
      <text:p text:style-name="P4">
He spent several international conversations today, talking to our partners.</text:p>
      <text:p text:style-name="P4">
He thanked Canada and personally Mr. Prime Minister Trudeau for unchanged support. For its next manifestation - financial assistance of 2 billion 400 million Canadian dollars, which our budget has already received. In detail, we discussed in the battlefield and the security needs of our country.</text:p>
      <text:p text:style-name="P4">
To reject the enemy from our earth and thus finish this faster, we have to mobilize the world, our partners, all the peoples, as they agree with the chaos that Russian aggression brings the world.</text:p>
      <text:p text:style-name="P4">
He spoke to Ursula von Der Lyen, Mrs. President of the European Commission. Our steps of Vevrointegration, our joint measures, which we are preparing… a new sanction packaging, which must continue the pressure line on Russia, pressure to reduce its terrorist potential, its threat.</text:p>
      <text:p text:style-name="P4">
Today, by the way, a historic event for our region, for the whole of Europe, the entire Euro -Atlantic community. Finland becomes a 31st NATO member.</text:p>
      <text:p text:style-name="P4">
I congratulate the entire people of Finland and personally Mr. President. With a reliable guarantee of security - a collective guarantee.</text:p>
      <text:p text:style-name="P4">
Russian aggression clearly proves: only collective guarantees, only prerequisite guarantees can be reliable. This is what we have always talked about. We also talk about speed - the speed of security decisions matters. We in the infect, what can be the speed of procedures.</text:p>
      <text:p text:style-name="P4">
By the way, NATO Summit in Vilnius deserves to be quite ambitious.</text:p>
      <text:p text:style-name="P4">
There will be a day when security will be guaranteed for our country.All day we are preparing for international events planned for this week. They are important, bold, ambitious. As this is a rule for Ukraine.</text:p>
      <text:p text:style-name="P4">
We keep in control and the internal situation, in particular about spiritual independence. We also guarantee it. To break Ukraine - neither from the outside nor from the inside - no one.</text:p>
      <text:p text:style-name="P4">
I thank everyone who is in battle for Ukraine!Avdiivka and Bakhmut, Marinka Takrasnogorovka, every hot direction ... I thank you, warriors!</text:p>
      <text:p text:style-name="P4">
Thank you all who help Ukraine!</text:p>
      <text:p text:style-name="P4">
I will note two decisions today.</text:p>
      <text:p text:style-name="P4">
The United States provides a 2 billion $ 600 million defense support package. The HIMARS Boobes for Air Defense, and Artillery, what is needed. Thank you, Pan -President Biden, thank you, Congress, thank every American!</text:p>
      <text:p text:style-name="P4">
And the second solution. Today, the work of the Independent International Commission of the United Nations, which investigates Russian crimes against Ukrainians, has been extended. Each such international legal step brings the racists to the inevitable, fair responsibility.</text:p>
      <text:p text:style-name="P4">
Glory to Ukraine!</text:p>
      <text:p text:style-name="P4">
<text:span text:style-name="T4">
 Source: </text:span>
 <text:a xlink:type="simple" xlink:href="https://www.president.gov.ua/news/rosijska-agresiya-dovodit-lishe-kolektivni-preventivni-garan-82089" text:style-name="Internet_20_link" text:visited-style-name="Visited_20_Internet_20_Link">
Presidential-Ukraine official website</text:a>
.</text:p>
      <text:p text:style-name="P4">
News Source: <text:a xlink:type="simple" xlink:href="https://armyinform.com.ua/2023/04/04/rosijska-agresiya-dovodyt-lyshe-kolektyvni-preventyvni-garantiyi-bezpeky-mozhut-buty-nadijnymy-zvernennya-prezydenta-ukrayiny/" text:style-name="Internet_20_link" text:visited-style-name="Visited_20_Internet_20_Link">
https://armyinform.com.ua/2023/04/04/rosijska-agresiya-dovodyt-lyshe-kolektyvni-preventyvni-garantiyi-bezpeky-mozhut-buty-nadijnymy-zvernennya-prezydenta-ukrayiny/</text:a>
</text:p>
      <!--NEWS-->
      <text:h text:style-name="P10" text:outline-level="1">
<text:span text:style-name="T4">
The smuggling of goods at the border with Ukraine has decreased significantly since the beginning of the invasion - Demchenko</text:span>
</text:h>
      <text:p text:style-name="P4">
Authors: Ukrinform (Person)</text:p>
      <text:p text:style-name="P4">
Publisher: Укринформ (Organization)</text:p>
      <text:p text:style-name="P4">
Published Time: 2023-04-05T-107:06:00+03:00</text:p>
      <text:p text:style-name="P4">
Modified Time: 2023-04-05T19:06:00+03:00</text:p>
      <text:p text:style-name="P4">
Description: Since the beginning of a full -scale invasion, a significant decrease in smuggling on the border with Ukraine has been recorded. - Ukrinform.</text:p>
      <text:p text:style-name="P4">
Images: ["<text:a xlink:type="simple" xlink:href="https://static.ukrinform.com/photos/2023_04/thumb_files/630_360_1680704432-537.jpg" text:style-name="Internet_20_link" text:visited-style-name="Visited_20_Internet_20_Link">
630_360_16807...</text:a>
"]</text:p>
      <text:p text:style-name="P4">
Tags: ['Контрабанда', 'Прикордонники', 'Демченко']</text:p>
      <text:p text:style-name="P4">
Type: Article</text:p>
      <!--METADATA-->
      <text:p text:style-name="P4">
<draw:frame draw:style-name="fr1" draw:name="Image66" text:anchor-type="as-char" svg:width="6.9236in" svg:height="3.956343in" draw:z-index="0">
<draw:image xlink:href="../Images/yкринформ/2023-04-05T-107-06-00-03-00/630_360_1680704432-537.jpg" xlink:type="simple" xlink:show="embed" xlink:actuate="onLoad" draw:mime-type="image/jpeg"/>
</draw:frame>
From the beginning of a full -scale invasion, a significant decrease in smuggling on the border with Ukraine is recorded.</text:p>
      <text:p text:style-name="P4">
This was announced at a briefing at the Media Center of Ukraine - Ukrinform was informed by a spokesman for DPSandriy Demchenko.</text:p>
      <text:p text:style-name="P4">
“After the full -scale invasion of Russia into the territory of Ukraine, we have begun to have a significant decrease in the attempts of illegal movement of goods. The actually no attempts to ship the goods both on the "green" area of the border, as well as the cherry points of the checkpoint. But a few months later, when the situation was more or less clear, some cases of moving tobacco to the country first appeared on the "green" area of the border, and further, especially last time, we record attempts to move goods through checkpoints: tobacco products - to countries - to countries Europe, and to Ukraine - consumer goods. But attempts to move illegally goods is much less than before full -scale interaction, ”Demchenko said.</text:p>
      <text:p text:style-name="P4">
<text:span text:style-name="T4">
 Read also: </text:span>
 <text:a xlink:type="simple" xlink:href="https://www.ukrinform.ua/rubric-society/3692029-naperedodni-velikodnih-svat-zbilsivsa-pasaziropotik-gromadan-v-ukrainu-demcenko.html" text:style-name="Internet_20_link" text:visited-style-name="Visited_20_Internet_20_Link">
<text:span text:style-name="T4">
 Demchenko </text:span>
</text:a>
As reported by Ukrinform, on October 27, 2022, DBR officials exposed large -scale smuggling of tobacco products from Belarus under the guise of transit through Ukraine, two customs inspectors were declared suspicion.</text:p>
      <text:p text:style-name="P4">
News Source: <text:a xlink:type="simple" xlink:href="https://www.ukrinform.ua/rubric-society/3692202-kontrabanda-tovariv-na-kordoni-z-ukrainou-z-pocatku-vtorgnenna-znacno-zmensilasa-demcenko.html" text:style-name="Internet_20_link" text:visited-style-name="Visited_20_Internet_20_Link">
https://www.ukrinform.ua/rubric-society/3692202-kontrabanda-tovariv-na-kordoni-z-ukrainou-z-pocatku-vtorgnenna-znacno-zmensilasa-demcenko.html</text:a>
</text:p>
      <!--NEWS-->
      <text:h text:style-name="P10" text:outline-level="1">
<text:span text:style-name="T4">
Ukraine received as a humanitarian aid for measles vaccine, medicines and protective suits</text:span>
</text:h>
      <text:p text:style-name="P4">
Authors: Ukrinform (Person)</text:p>
      <text:p text:style-name="P4">
Publisher: Укринформ (Organization)</text:p>
      <text:p text:style-name="P4">
Published Time: 2023-04-05T-110:02:00+03:00</text:p>
      <text:p text:style-name="P4">
Modified Time: 2023-04-05T19:02:00+03:00</text:p>
      <text:p text:style-name="P4">
Description: Last week, Ukraine received as a humanitarian aid for measles vaccine, 12 medicines, equipment and protective suits. - Ukrinform.</text:p>
      <text:p text:style-name="P4">
Images: ["<text:a xlink:type="simple" xlink:href="https://static.ukrinform.com/photos/2022_11/thumb_files/630_360_1668344856-868.jpg" text:style-name="Internet_20_link" text:visited-style-name="Visited_20_Internet_20_Link">
630_360_16683...</text:a>
"]</text:p>
      <text:p text:style-name="P4">
Tags: ['Гуманітарна допомога', 'МОЗ', 'ЮНІСЕФ']</text:p>
      <text:p text:style-name="P4">
Type: Article</text:p>
      <!--METADATA-->
      <text:p text:style-name="P4">
<draw:frame draw:style-name="fr1" draw:name="Image67" text:anchor-type="as-char" svg:width="6.9236in" svg:height="3.956343in" draw:z-index="0">
<draw:image xlink:href="../Images/yкринформ/2023-04-05T-110-02-00-03-00/630_360_1668344856-868.jpg" xlink:type="simple" xlink:show="embed" xlink:actuate="onLoad" draw:mime-type="image/jpeg"/>
</draw:frame>
For a week, Ukraine received as a humanitarian aid for measles vaccine, 12 medicines, equipment and protective suits.</text:p>
      <text:p text:style-name="P4">
About it reports <text:a xlink:type="simple" xlink:href="https://moz.gov.ua/article/news/vakcini-likarski-zasobi-zahisni-kostjumi---gumanitarna-dopomoga-minulogo-tizhnja" text:style-name="Internet_20_link" text:visited-style-name="Visited_20_Internet_20_Link">
</text:a>
, reports Ukrinform.</text:p>
      <text:p text:style-name="P4">
"Due to the coordination of the Ministry of Health received: 10 Pallet PCC vaccines(from bark, mumps, rubella)and IPV(from polio); 12 pallets of medicinal products; 100 pallets of protective suits, bags and tents, oxygen concentrators and components, " - the message reads.</text:p>
      <text:p text:style-name="P4">
<text:span text:style-name="T4">
 Read also: </text:span>
 <text:a xlink:type="simple" xlink:href="https://www.ukrinform.ua/rubric-regions/3691433-na-hersonsinu-privezli-gumanitarnu-dopomogu-iz-saudivskoi-aravii.html" text:style-name="Internet_20_link" text:visited-style-name="Visited_20_Internet_20_Link">
<text:span text:style-name="T4">
 humanitarian </text:span>
</text:a>
The Ministry of Health noted that humanitarian aid was received from the Government Agency for Poland, the United Nations Children's Fund(UNICEF), Pharmaceutical Corporation of Sanofi, International Pharmaceutical Group "Servier".</text:p>
      <text:p text:style-name="P4">
It was reported that Ukraine has received as humanitarian assistance, medicines and vitamins for pregnant women.</text:p>
      <text:p text:style-name="P4">
Photo: gur.gov.ua</text:p>
      <text:p text:style-name="P4">
News Source: <text:a xlink:type="simple" xlink:href="https://www.ukrinform.ua/rubric-society/3692198-ukraina-otrimala-ak-gumanitarnu-dopomogu-vakcinu-vid-koru-liki-ta-zahisni-kostumi.html" text:style-name="Internet_20_link" text:visited-style-name="Visited_20_Internet_20_Link">
https://www.ukrinform.ua/rubric-society/3692198-ukraina-otrimala-ak-gumanitarnu-dopomogu-vakcinu-vid-koru-liki-ta-zahisni-kostumi.html</text:a>
</text:p>
      <!--NEWS-->
      <text:h text:style-name="P10" text:outline-level="1">
<text:span text:style-name="T4">
Real won Barcelona and reached the Final of the Spanish Cup</text:span>
</text:h>
      <text:p text:style-name="P4">
Authors: Ukrinform (Person)</text:p>
      <text:p text:style-name="P4">
Publisher: Укринформ (Organization)</text:p>
      <text:p text:style-name="P4">
Published Time: 2023-04-05T-12:56:38+03:00</text:p>
      <text:p text:style-name="P4">
Modified Time: 2023-04-05T23:56:38+03:00</text:p>
      <text:p text:style-name="P4">
Description: Madrid will meet in the Final of the Cup with Osasun. - Ukrinform.</text:p>
      <text:p text:style-name="P4">
Images: ["<text:a xlink:type="simple" xlink:href="https://static.ukrinform.com/photos/2023_04/thumb_files/630_360_1680728102-865.jpg" text:style-name="Internet_20_link" text:visited-style-name="Visited_20_Internet_20_Link">
630_360_16807...</text:a>
"]</text:p>
      <text:p text:style-name="P4">
Tags: ['Барселона', 'Футбол', 'Реал Мадрид']</text:p>
      <text:p text:style-name="P4">
Type: Article</text:p>
      <!--METADATA-->
      <text:p text:style-name="P4">
<draw:frame draw:style-name="fr1" draw:name="Image68" text:anchor-type="as-char" svg:width="6.9236in" svg:height="3.956343in" draw:z-index="0">
<draw:image xlink:href="../Images/yкринформ/2023-04-05T-12-56-38-03-00/630_360_1680728102-865.jpg" xlink:type="simple" xlink:show="embed" xlink:actuate="onLoad" draw:mime-type="image/jpeg"/>
</draw:frame>
Madridzustzustin will be in the Osasun Cup finals.</text:p>
      <text:p text:style-name="P4">
"Real" on a foreign field defeated Barcelona 4: 0(4: 1 Based on two matches)In the semifinals of the Spanish Cup, Ukrinform reports.</text:p>
      <text:p text:style-name="P4">
In the composition of "creamy" distinguished Vinisius, three times scored Benzema.</text:p>
      <text:p text:style-name="P4">
In the Final of the Spain Cup, Real will meet with Osasun.</text:p>
      <text:p text:style-name="P4">
<text:span text:style-name="T4">
 Read also: </text:span>
 <text:a xlink:type="simple" xlink:href="https://www.ukrinform.ua/rubric-sports/3691601-uefa-nazvav-gospodarku-zinocogo-evro2025.html" text:style-name="Internet_20_link" text:visited-style-name="Visited_20_Internet_20_Link">
</text:a>
It was reported that Barcelona heads La Liga, with 71 points after 27 mattresses.</text:p>
      <text:p text:style-name="P4">
Photo: twitter.com/realmadrid</text:p>
      <text:p text:style-name="P4">
News Source: <text:a xlink:type="simple" xlink:href="https://www.ukrinform.ua/rubric-sports/3692206-real-peremig-barselonu-i-vijsov-do-finalu-kubka-ispanii.html" text:style-name="Internet_20_link" text:visited-style-name="Visited_20_Internet_20_Link">
https://www.ukrinform.ua/rubric-sports/3692206-real-peremig-barselonu-i-vijsov-do-finalu-kubka-ispanii.html</text:a>
</text:p>
      <!--NEWS-->
      <text:h text:style-name="P10" text:outline-level="1">
<text:span text:style-name="T4">
Klimenko presented state awards to the Azov Regiment to the soldiers of the Azov Regiment</text:span>
</text:h>
      <text:p text:style-name="P4">
Authors: Ukrinform (Person)</text:p>
      <text:p text:style-name="P4">
Publisher: Укринформ (Organization)</text:p>
      <text:p text:style-name="P4">
Published Time: 2023-04-05T-14:50:00+03:00</text:p>
      <text:p text:style-name="P4">
Modified Time: 2023-04-05T23:50:00+03:00</text:p>
      <text:p text:style-name="P4">
Description: The Minister of Internal Affairs of Ukraine Igor Klimenko presented state awards to the soldiers of the Regiment of the National Guard "Azov" on Wednesday. - Ukrinform.</text:p>
      <text:p text:style-name="P4">
Images: ["<text:a xlink:type="simple" xlink:href="https://static.ukrinform.com/photos/2023_04/thumb_files/630_360_1680723352-547.jpg" text:style-name="Internet_20_link" text:visited-style-name="Visited_20_Internet_20_Link">
630_360_16807...</text:a>
", "<text:a xlink:type="simple" xlink:href="https://static.ukrinform.com/photos/2023_04/1680723415-236.jpg" text:style-name="Internet_20_link" text:visited-style-name="Visited_20_Internet_20_Link">
1680723415-23...</text:a>
", "<text:a xlink:type="simple" xlink:href="https://static.ukrinform.com/photos/2023_04/1680723415-502.jpg" text:style-name="Internet_20_link" text:visited-style-name="Visited_20_Internet_20_Link">
1680723415-50...</text:a>
", "<text:a xlink:type="simple" xlink:href="https://static.ukrinform.com/photos/2023_04/1680723414-498.jpg" text:style-name="Internet_20_link" text:visited-style-name="Visited_20_Internet_20_Link">
1680723414-49...</text:a>
", "<text:a xlink:type="simple" xlink:href="https://static.ukrinform.com/photos/2023_04/1680723414-997.jpg" text:style-name="Internet_20_link" text:visited-style-name="Visited_20_Internet_20_Link">
1680723414-99...</text:a>
"]</text:p>
      <text:p text:style-name="P4">
Tags: ['Азов', 'Клименко', 'Нагорода']</text:p>
      <text:p text:style-name="P4">
Type: Article</text:p>
      <!--METADATA-->
      <text:p text:style-name="P4">
<draw:frame draw:style-name="fr1" draw:name="Image69" text:anchor-type="as-char" svg:width="6.9236in" svg:height="3.956343in" draw:z-index="0">
<draw:image xlink:href="../Images/yкринформ/2023-04-05T-14-50-00-03-00/630_360_1680723352-547.jpg" xlink:type="simple" xlink:show="embed" xlink:actuate="onLoad" draw:mime-type="image/jpeg"/>
</draw:frame>
On Wednesday, the Minister of Internal Affairs of Ukraine handed over Wednesday to the State Guard of the National Guard "Azov".</text:p>
      <text:p text:style-name="P4">
This was informed <text:a xlink:type="simple" xlink:href="https://mvs.gov.ua/uk/news/ministr-vnutrisnix-sprav-ukrayini-igor-klimenko-vruciv-derzavni-nagorodi-biiciam-polku-azov" text:style-name="Internet_20_link" text:visited-style-name="Visited_20_Internet_20_Link">
</text:a>
, reports Ukrinform.</text:p>
      <text:p text:style-name="P4">
“Today, the Minister of Internal Affairs noted the National Guards of a separate detachment of“ Azov ”by the Order of Courage of the III degree, medals“ for the military service of Ukraine ”and“ Defender of the Fatherland ”, - said the Position Service.</text:p>
      <text:p text:style-name="P4">
<draw:frame draw:style-name="fr1" draw:name="Image70" text:anchor-type="as-char" svg:width="6.9236in" svg:height="4.615733in" draw:z-index="0">
<draw:image xlink:href="../Images/yкринформ/2023-04-05T-14-50-00-03-00/1680723415-236.jpg" xlink:type="simple" xlink:show="embed" xlink:actuate="onLoad" draw:mime-type="image/jpeg"/>
</draw:frame>
At the beginning of the ceremony, the attendees jointly performed the National Anthem of Ukraine and the memory of the dead brothers a moment of silence.</text:p>
      <text:p text:style-name="P4">
<text:span text:style-name="T4">
 Read also: </text:span>
 <text:a xlink:type="simple" xlink:href="https://www.ukrinform.ua/rubric-regions/3692079-na-kiivsini-nagorodili-vodiiv-skilnih-avtobusiv-aki-ratuvali-meskanciv-na-pocatku-vtorgnenna-rf.html" text:style-name="Internet_20_link" text:visited-style-name="Visited_20_Internet_20_Link">
<text:span text:style-name="T4">
 Rewards </text:span>
</text:a>
Klimenko said that the Azov unit proves its dignity daily, the defeat of the state and noted that he is one of the best in the National Guard of Ukraine.</text:p>
      <text:p text:style-name="P4">
<draw:frame draw:style-name="fr1" draw:name="Image71" text:anchor-type="as-char" svg:width="6.9236in" svg:height="4.442643in" draw:z-index="0">
<draw:image xlink:href="../Images/yкринформ/2023-04-05T-14-50-00-03-00/1680723415-502.jpg" xlink:type="simple" xlink:show="embed" xlink:actuate="onLoad" draw:mime-type="image/jpeg"/>
</draw:frame>
“You are a completely capable, large unit. Full -fledged in equipment and equipment. We do the most that is possible for today, so that your treatment at the points of permanent dislocation is as effective as possible, ”said the Ministry of Internal Affairs.</text:p>
      <text:p text:style-name="P4">
<text:span text:style-name="T4">
 Read also: </text:span>
 <text:a xlink:type="simple" xlink:href="https://www.ukrinform.ua/rubric-ato/3691011-zelenskij-na-cernigivsini-vidvidav-gospital-i-vruciv-nagorodi-poranenim-vijskovim.html" text:style-name="Internet_20_link" text:visited-style-name="Visited_20_Internet_20_Link">
<text:span text:style-name="T4">
 Rewards </text:span>
</text:a>
At this ceremony, Klimenko posthumously awarded the Order of "For Courage" of the III -Pannut of the fallen fighter of a separate detachment of the special purpose "Azov", soldier Denysenko. The son of the son was given to the mother of the dead National Guards -Inna Alexandrovna and his father, Edward Konstantinovich.</text:p>
      <text:p text:style-name="P4">
<draw:frame draw:style-name="fr1" draw:name="Image72" text:anchor-type="as-char" svg:width="6.9236in" svg:height="4.577269in" draw:z-index="0">
<draw:image xlink:href="../Images/yкринформ/2023-04-05T-14-50-00-03-00/1680723414-498.jpg" xlink:type="simple" xlink:show="embed" xlink:actuate="onLoad" draw:mime-type="image/jpeg"/>
</draw:frame>
The Minister of Internal Affairs afterwards handed over the Guards to the III degree, the Medal for Military Service of Ukraine and the Defender of the Customs Service.</text:p>
      <text:p text:style-name="P4">
<draw:frame draw:style-name="fr1" draw:name="Image73" text:anchor-type="as-char" svg:width="6.9236in" svg:height="4.615733in" draw:z-index="0">
<draw:image xlink:href="../Images/yкринформ/2023-04-05T-14-50-00-03-00/1680723414-997.jpg" xlink:type="simple" xlink:show="embed" xlink:actuate="onLoad" draw:mime-type="image/jpeg"/>
</draw:frame>
As it was reported, on March 8, Klimenko presented state awards to the heroines to the systems.</text:p>
      <text:p text:style-name="P4">
Photo, Video: the Ministry of Internal Affairs</text:p>
      <text:p text:style-name="P4">
News Source: <text:a xlink:type="simple" xlink:href="https://www.ukrinform.ua/rubric-society/3692195-klimenko-vruciv-derzavni-nagorodi-bijcam-polku-azov.html" text:style-name="Internet_20_link" text:visited-style-name="Visited_20_Internet_20_Link">
https://www.ukrinform.ua/rubric-society/3692195-klimenko-vruciv-derzavni-nagorodi-bijcam-polku-azov.html</text:a>
</text:p>
      <!--NEWS-->
      <text:h text:style-name="P10" text:outline-level="1">
<text:span text:style-name="T4">
US exhibit: States have the same plans as in Ukraine - to expel Russians from Ukrainian land</text:span>
</text:h>
      <text:p text:style-name="P4">
Authors: Ukrinform (Person)</text:p>
      <text:p text:style-name="P4">
Publisher: Укринформ (Organization)</text:p>
      <text:p text:style-name="P4">
Published Time: 2023-04-05T-16:35:00+03:00</text:p>
      <text:p text:style-name="P4">
Modified Time: 2023-04-05T23:35:00+03:00</text:p>
      <text:p text:style-name="P4">
Description: The purpose of the United States in Russia's war against Ukraine is the restoration of the world order in which the rule of law prevails, and for this we need to expel Russian troops from Ukrainian land. - Ukrinform.</text:p>
      <text:p text:style-name="P4">
Images: ["<text:a xlink:type="simple" xlink:href="https://static.ukrinform.com/photos/2019_03/thumb_files/630_360_1553035558-290.jpg" text:style-name="Internet_20_link" text:visited-style-name="Visited_20_Internet_20_Link">
630_360_15530...</text:a>
"]</text:p>
      <text:p text:style-name="P4">
Tags: ['США', 'Україна', 'Вільям Тейлор', 'Війна з росією']</text:p>
      <text:p text:style-name="P4">
Type: Article</text:p>
      <!--METADATA-->
      <text:p text:style-name="P4">
<draw:frame draw:style-name="fr1" draw:name="Image74" text:anchor-type="as-char" svg:width="6.9236in" svg:height="3.956343in" draw:z-index="0">
<draw:image xlink:href="../Images/yкринформ/2023-04-05T-16-35-00-03-00/630_360_1553035558-290.jpg" xlink:type="simple" xlink:show="embed" xlink:actuate="onLoad" draw:mime-type="image/jpeg"/>
</draw:frame>
The purpose of the United States in Russia's war against Ukraine is the restoration of the world order, which is reigned by the rule of law, and for this we need to expel Russian troops of the Ukrainian land.</text:p>
      <text:p text:style-name="P4">
This was stated by Vice president of the US Peace Institute, the former US Ambassador to Ukraine Taylor in an interview <text:a xlink:type="simple" xlink:href="https://www.youtube.com/watch" text:style-name="Internet_20_link" text:visited-style-name="Visited_20_Internet_20_Link">
</text:a>
, reports Ukrinform.</text:p>
      <text:p text:style-name="P4">
“I believe that within the US government there is an understanding of the goal in the Russian war of anti -Ukraine. It is that it is to return the peace in which the rule of law and the law prevails. And for this to happen, Russia must be expelled from Ukraine, Russian should be taken from Ukrainian land. It is a very clear and understandable children of the President of the Zelensky and Ukrainian people. Therefore, everything is simple - to gather from Ukraine. I believe that the US government shares this goal - it has such plans, ”Taylor said.</text:p>
      <text:p text:style-name="P4">
<text:span text:style-name="T4">
 Read also: </text:span>
 <text:span text:style-name="T4">
 <text:a xlink:type="simple" xlink:href="https://www.ukrinform.ua/rubric-polytics/3692073-ssa-pidtrimuut-zusilla-zadla-miru-v-ukraini-ale-ne-budakogo-miru-blinken.html" text:style-name="Internet_20_link" text:visited-style-name="Visited_20_Internet_20_Link">
</text:a>
</text:span>
</text:p>
      <text:p text:style-name="P4">
He noted that US goals could not always be voiced, mostly mentioned in an interview or at press conferences.</text:p>
      <text:p text:style-name="P4">
“When officials make statements, many factors are weighed. Cestos of any power-my country, yours. Therefore, I believe that the goal of the United States is that Ukraine wins, and for this to happen, it is necessary to expel all Russian troops from the territory of Ukraine, ”the exponent said.</text:p>
      <text:p text:style-name="P4">
<text:span text:style-name="T4">
 Read also: </text:span>
 <text:span text:style-name="T4">
 <text:a xlink:type="simple" xlink:href="https://www.ukrinform.ua/rubric-polytics/3691668-ssa-bacat-majbutne-ukraini-ak-silnoi-j-nezaleznoi-demokratii-derzdep.html" text:style-name="Internet_20_link" text:visited-style-name="Visited_20_Internet_20_Link">
</text:a>
</text:span>
</text:p>
      <text:p text:style-name="P4">
In this context, he reminded the statements of the President of Zelensky and the head of Ukrainian Dmitry Kuleba that Ukraine wants to return its entire territory. <text:span text:style-name="T4">
 <text:a xlink:type="simple" xlink:href="https://www.ukrinform.ua/tag-vilam-tejlor" text:style-name="Internet_20_link" text:visited-style-name="Visited_20_Internet_20_Link">
</text:a>
</text:span>
 Also attracted attention to the fact that, according to their statements, part of the occupied lands is a return by Ukraine, but perhaps part of the territories will be able to return a diplomatic way, which can take more time. Therefore, the diplomat advised to be "groomed" in everything concerning the timing of the restoration of Ukraine's territorial purpose.<text:span text:style-name="T4">
 Read also: </text:span>
 <text:span text:style-name="T4">
 <text:a xlink:type="simple" xlink:href="https://www.ukrinform.ua/rubric-ato/3692121-amerikanski-zrk-avenger-pribuli-na-bojove-cerguvanna-do-ukraini.html" text:style-name="Internet_20_link" text:visited-style-name="Visited_20_Internet_20_Link">
</text:a>
</text:span>
</text:p>
      <text:p text:style-name="P4">
As it was reported, the United States Government has announced on April 4 of _ <text:span text:style-name="T4">
 <text:a xlink:type="simple" xlink:href="https://www.ukrinform.ua/rubric-ato/3691689-novij-paket-oboronnoi-dopomogi-26-milarda-u-pentagoni-pokazali-so-peredaut-ukraini.html" text:style-name="Internet_20_link" text:visited-style-name="Visited_20_Internet_20_Link">
</text:a>
</text:span>
 _ safety and defense comprehensive $ 2.6 billion.</text:p>
      <text:p text:style-name="P4">
News Source: <text:a xlink:type="simple" xlink:href="https://www.ukrinform.ua/rubric-polytics/3692205-eksposol-ssa-u-stativ-taki-sami-plani-ak-i-v-ukraini-vignati-rosian-z-ukrainskoi-zemli.html" text:style-name="Internet_20_link" text:visited-style-name="Visited_20_Internet_20_Link">
https://www.ukrinform.ua/rubric-polytics/3692205-eksposol-ssa-u-stativ-taki-sami-plani-ak-i-v-ukraini-vignati-rosian-z-ukrainskoi-zemli.html</text:a>
</text:p>
      <!--NEWS-->
      <text:h text:style-name="P10" text:outline-level="1">
<text:span text:style-name="T4">
At Kupiansk direction Russian army shelled Masutivka, Kupyansk, Kamyanka and Pershotravneve o...</text:span>
</text:h>
      <text:p text:style-name="P4">
Authors: liveuamap (Language: en)</text:p>
      <text:p text:style-name="P4">
Time: 2023-04-05T-18:13:00</text:p>
      <text:p text:style-name="P4">
Location: Kharkiv (Latitude:49.57332 Longtitude:37.91794)</text:p>
      <text:p text:style-name="P4">
Videos: []</text:p>
      <text:p text:style-name="P4">
Images: []</text:p>
      <text:p text:style-name="P4">
Tags: ["Russia"]</text:p>
      <text:p text:style-name="P4">
Id: 22553857</text:p>
      <!--METADATA-->
      <text:p text:style-name="P4">
At Kupiansk direction Russian army shelled Masutivka, Kupyansk, Kamyanka andPershotravneve of Kharkiv region and Novoselivske and Krokhmalne of Luhanskregion, - General Staff of Armed Forces of Ukraine says in the morning report</text:p>
      <text:p text:style-name="P4">
News Collection Link: <text:a xlink:type="simple" xlink:href="https://liveuamap.com/en/2023/5-april-at-kupiansk-direction-russian-army-shelled-masutivka" text:style-name="Internet_20_link" text:visited-style-name="Visited_20_Internet_20_Link">
https://liveuamap.com/en/2023/5-april-at-kupiansk-direction-russian-army-shelled-masutivka</text:a>
</text:p>
      <text:p text:style-name="P4">
News Source: <text:a xlink:type="simple" xlink:href="https://t.me/lumsrc/4415" text:style-name="Internet_20_link" text:visited-style-name="Visited_20_Internet_20_Link">
https://t.me/lumsrc/4415</text:a>
</text:p>
      <!--NEWS-->
      <text:h text:style-name="P10" text:outline-level="1">
<text:span text:style-name="T4">
Russia not win in Europe when Ukrainian and Pole stand side by side-Zelensky</text:span>
</text:h>
      <text:p text:style-name="P4">
Authors: Ukrinform (Person)</text:p>
      <text:p text:style-name="P4">
Publisher: Укринформ (Organization)</text:p>
      <text:p text:style-name="P4">
Published Time: 2023-04-05T-18:17:00+03:00</text:p>
      <text:p text:style-name="P4">
Modified Time: 2023-04-05T23:17:00+03:00</text:p>
      <text:p text:style-name="P4">
Description: President Volodymyr Zelenskyy spoke to the deputies of both chambers of the National Assembly, representatives of the public of Ukraine and Poland on the Royal Castle Square in Warsaw. - Ukrinform.</text:p>
      <text:p text:style-name="P4">
Images: ["<text:a xlink:type="simple" xlink:href="https://static.ukrinform.com/photos/2023_04/thumb_files/630_360_1680717213-704.jpg" text:style-name="Internet_20_link" text:visited-style-name="Visited_20_Internet_20_Link">
630_360_16807...</text:a>
"]</text:p>
      <text:p text:style-name="P4">
Tags: None</text:p>
      <text:p text:style-name="P4">
Type: Article</text:p>
      <!--METADATA-->
      <text:p text:style-name="P4">
<draw:frame draw:style-name="fr1" draw:name="Image75" text:anchor-type="as-char" svg:width="6.9236in" svg:height="3.956343in" draw:z-index="0">
<draw:image xlink:href="../Images/yкринформ/2023-04-05T-18-17-00-03-00/630_360_1680717213-704.jpg" xlink:type="simple" xlink:show="embed" xlink:actuate="onLoad" draw:mime-type="image/jpeg"/>
</draw:frame>
The Presidential Lordir Zelensky spoke to the deputies of both chambers of the National Assembly, representatives of the public of Ukraine and Poland on the square of the Royal Castle Uzarhava.</text:p>
      <text:p text:style-name="P4">
Ukrinform publishes the text of the speech.</text:p>
      <text:p text:style-name="P4">
_ <text:span text:style-name="T4">
 Congratulations, Warsaw!</text:span>
 _</text:p>
      <text:p text:style-name="P4">
_ <text:span text:style-name="T4">
 Congratulations, Poland!</text:span>
 _</text:p>
      <text:p text:style-name="P4">
The great Polish people!The great Ukrainian people!Side by side here, united in this square with the spirit of freedom, a majestic history and a glorious transmission that we are approaching together!</text:p>
      <text:p text:style-name="P4">
We know each other, Ukrainians and Poles, and we know for a long time. And now the Ukrainian hearts are appealing to each of the Polish hearts in the Serrtsipolsk capital.</text:p>
      <text:p text:style-name="P4">
This is an honor for me - to be here. I speak to you with words of gratitude and strength. Fits, because there are no more such moments when we were different when we would not be united. Ukrainian and Polish hearts fight for one freedom, the assertive independence of our states, for our native Europe - our common house, and we will win!</text:p>
      <text:p text:style-name="P4">
There is no more such force that would outstand Ukrainian and Polish brotherhood. Azavs will come true: "We will take the power of a stranger from us, we will pick a saber."</text:p>
      <text:p text:style-name="P4">
We recalculate, brethren, and we are everywhere in our sides.</text:p>
      <text:p text:style-name="P4">
Every time the Ukrainian flag returns to the absolutely legitimate place of the scientific land, and the Russian occupier escapes, the Polish flag is also stronger.</text:p>
      <text:p text:style-name="P4">
Yellow-blue and white-red-these four colors are stronger than a hostile tricolor.</text:p>
      <text:p text:style-name="P4">
Every successful battle of Ukrainian heroes for our independent state adds protection to Polish independence. Polish "crabs" and "Peruns" in the hands of Ukrainians, who turn our people freedom, add strength to your freedom.</text:p>
      <text:p text:style-name="P4">
Here is what our skills, Ukrainians and Poles mean, to build our victoria side by side. And I am grateful for this brotherhood to every Pole!</text:p>
      <text:p text:style-name="P4">
Bow to you, Poland!Applause to you, the Polish people!</text:p>
      <text:p text:style-name="P4">
I am grateful to you, friend Andzeya, Mr. President. Your wife Agati. For mensity - to be here today with my wife.</text:p>
      <text:p text:style-name="P4">
To you, dear Mateushe, Mr. Prime Minister.</text:p>
      <text:p text:style-name="P4">
Thank you, Mrs. Marshal and Mr Marshal. All Polish leaders are here, and everywhere in the communes and people of Poland, who know what our freedom means for your dreamer. I am grateful to all of you who are now on this square and who heard all over Poland!</text:p>
      <text:p text:style-name="P4">
Today I was on the Pilsudski Square, next to this place, where the words of the great man and the great Pole of John Paul II were heard where the great Pole and the great Pole. ”Free Poland appears and will never fall. Free Ukraine appears and never becomes.</text:p>
      <text:p text:style-name="P4">
But the alien authorities who wanted to control our peoples and did not understand what we would like to do, just crumbled. And we - we stand together!Side by side. Ukraine, and Europe, and the free world.</text:p>
      <text:p text:style-name="P4">
We stand and when the full -scale aggression forces against our freedom are thrown again. Well, this regime that went to war against us will fall. He brought the graves to Ukraine to then bring the graves to Poland and all our siblings again. And we fight. Side by side!</text:p>
      <text:p text:style-name="P4">
He brought deportation to Ukrainians to deport again and others whose freedom on the lands that Russia is about to steal. And we are defending ourselves. Side by side!</text:p>
      <text:p text:style-name="P4">
The enemy wanted to bury our independence with you and dissolve our national cultures in the Russian space. And we stand firm!We, and we, together, together, back side by side will return all this evil epitaph of Russian imperialism.</text:p>
      <text:p text:style-name="P4">
We with you, Poland, side by side will confirm freedom in Europe forever. Tyrania works in history when losing in Ukraine. Moscow will not kill, and St. Petersburg will not be indivisible. Never again.</text:p>
      <text:p text:style-name="P4">
On this glorious square and on any other Polish Square, as well as the Ukrainian Maidans, there will never be Russia again-after our victory.</text:p>
      <text:p text:style-name="P4">
Do you still need steps towards her? No. It is only necessary not to stop in solidarity. When the battle requires artillery, it should be provided. When the victory needs tanks, their roar must sound on the front line. When independence needs air, you do not need to pay attention to how to react in Russia to the aircraft in us, it is not necessary to remember which number will have a safer look near the letter F - 16 or some more. It is worth doing!</text:p>
      <text:p text:style-name="P4">
To act in the same way as your leadership has shown itself in a tank coalition. I believe that it will also be in the aviation coalition. Because it is the battle for freedom, and it is partially in it.</text:p>
      <text:p text:style-name="P4">
When our ally, a powerful allies - President Biden, said in Warsaw in Warsaw, he said, "There is no sweeter word than" freedom ". There is no higher desire than freedom. "</text:p>
      <text:p text:style-name="P4">
We, Ukrainians and Poles, know it well. Therefore, there is no such question between us that we will not solve to strengthen our common protection. That is why this visit, the negotiations here in Warsaw became another step towards victory. And I thank you to settle the agreed today!For a powerful defensive package. Thank you for your lives, which we save with you in our solidarity!</text:p>
      <text:p text:style-name="P4">
<text:span text:style-name="T4">
 Dear Polish people!</text:span>
The more freedom we have with you, around us, the more guarantees there will be goodness. The fact that our common enemy will match. It will be rightly responsible for Bykivnia and Bucha, Katyn and Smolensk. It will fit the toink of your life here on earth, and forever - before God.</text:p>
      <text:p text:style-name="P4">
Justice will be the historical achievement of our generations, and is pursued in the same way our brotherhood. Ukrainians and Poles go-by-side.</text:p>
      <text:p text:style-name="P4">
<text:span text:style-name="T4">
 Brothers and sisters Poles!</text:span>
</text:p>
      <text:p text:style-name="P4">
A few more generations, so, all that our strength is now based on was a lew.</text:p>
      <text:p text:style-name="P4">
Jerzy Gedroyts taught that "there is no independent Poland without an independent Ukraine." This is studied.</text:p>
      <text:p text:style-name="P4">
And I would continue. Do not win Russia in Europe when the Ukrainian and the Pole are standing. Let's study this.</text:p>
      <text:p text:style-name="P4">
And just as we are with you, Poland, we stand together in this war, Budmonian and peace. Together!Side by side in everything. Together in the European Union, together in NATO. This is the continuation of our fate of free peoples!</text:p>
      <text:p text:style-name="P4">
We have to support historical understanding between our peoples. Everyone!Everything that we need to solve for the interests and peace of our societies must be solved. The cooperation of the military and political, economic and energy doctrine of historians.</text:p>
      <text:p text:style-name="P4">
When we accept that human life is the highest value, we honor the memory of every person. All who lived in front of us. Anyone who needs respect. Itut should not be any prohibitions. It is our mutual and absolute respect that will carry Ukrainian and Polish culture. Always carry!Because we were always escaped by our unity, our determination.</text:p>
      <text:p text:style-name="P4">
Dear Rzeszow!I thank you for becoming the first rescuer for Ukraine!</text:p>
      <text:p text:style-name="P4">
I will go!Lublin!Helme!Thank you!You who have opened our people at a time when it was most needed!</text:p>
      <text:p text:style-name="P4">
Gdansk and Wroclaw!Katowice and Belostok!Krakow and Warsaw!Every city that has become so hospitable for our people!I thank you!</text:p>
      <text:p text:style-name="P4">
Thank you for the fact that Ukrainian children in Poland can live in respect, and the Ukrainian law has received a law from the Polish state, which guarantees them the same rights that have your people!</text:p>
      <text:p text:style-name="P4">
I thank all Poland volunteers - can volunteers be louder? - Who help people here on Polish land and in Ukraine, even risking their lives!</text:p>
      <text:p text:style-name="P4">
Thank you all who train Ukrainian soldiers on Polish land!</text:p>
      <text:p text:style-name="P4">
And thank you every Polish heart that raises their prayers as well as the Ukrainian!</text:p>
      <text:p text:style-name="P4">
<text:span text:style-name="T4">
 Dear Ukrainians, dear Ukrainians in Poland!</text:span>
And I thank all of you who helps the state!</text:p>
      <text:p text:style-name="P4">
<text:span text:style-name="T4">
 Dear Poles!All Europeans!</text:span>
</text:p>
      <text:p text:style-name="P4">
Wishing you happy coming Easter holidays!And everyone - victories of life with superstulation, victories in the battles, which continue in Ukraine now!</text:p>
      <text:p text:style-name="P4">
Glory to all our soldiers who fight for ours and your freedom!</text:p>
      <text:p text:style-name="P4">
<text:span text:style-name="T4">
Glory to Ukraine!</text:span>
</text:p>
      <text:p text:style-name="P4">
<text:span text:style-name="T4">
 chwała polsce!</text:span>
</text:p>
      <text:p text:style-name="P4">
News Source: <text:a xlink:type="simple" xlink:href="https://www.ukrinform.ua/rubric-polytics/3692203-rosii-ne-vigrati-u-evropi-koli-ukrainec-i-polak-stoat-plicoplic-zelenskij.html" text:style-name="Internet_20_link" text:visited-style-name="Visited_20_Internet_20_Link">
https://www.ukrinform.ua/rubric-polytics/3692203-rosii-ne-vigrati-u-evropi-koli-ukrainec-i-polak-stoat-plicoplic-zelenskij.html</text:a>
</text:p>
      <!--NEWS-->
      <text:h text:style-name="P10" text:outline-level="1">
<text:span text:style-name="T4">
In Kyiv region by the end of this day and tomorrow morning there will be fog</text:span>
</text:h>
      <text:p text:style-name="P4">
Authors: Ukrinform (Person)</text:p>
      <text:p text:style-name="P4">
Publisher: Укринформ (Organization)</text:p>
      <text:p text:style-name="P4">
Published Time: 2023-04-05T-20:05:00+03:00</text:p>
      <text:p text:style-name="P4">
Modified Time: 2023-04-05T23:05:00+03:00</text:p>
      <text:p text:style-name="P4">
Description: In the Kyiv region by the end of the day on April 5 and on the morning of April 6, the fog will be kept, which will lead to visibility of 200-300 m-Ukrinform.</text:p>
      <text:p text:style-name="P4">
Images: ["<text:a xlink:type="simple" xlink:href="https://static.ukrinform.com/photos/2020_05/thumb_files/630_360_1589268962-307.jpg" text:style-name="Internet_20_link" text:visited-style-name="Visited_20_Internet_20_Link">
630_360_15892...</text:a>
"]</text:p>
      <text:p text:style-name="P4">
Tags: ['Погода', 'Туман', 'Київ', 'Київщина']</text:p>
      <text:p text:style-name="P4">
Type: Article</text:p>
      <!--METADATA-->
      <text:p text:style-name="P4">
<draw:frame draw:style-name="fr1" draw:name="Image76" text:anchor-type="as-char" svg:width="6.9236in" svg:height="3.956343in" draw:z-index="0">
<draw:image xlink:href="../Images/yкринформ/2023-04-05T-20-05-00-03-00/630_360_1589268962-307.jpg" xlink:type="simple" xlink:show="embed" xlink:actuate="onLoad" draw:mime-type="image/jpeg"/>
</draw:frame>
By the end of the day on April 5 and on the morning of April 6, the fog will last, which will visibility of 200-300 m.</text:p>
      <text:p text:style-name="P4">
This was reported by the press service of the Kyiv Regional Military Administration in <text:a xlink:type="simple" xlink:href="https://t.me/kyivoda/9175" text:style-name="Internet_20_link" text:visited-style-name="Visited_20_Internet_20_Link">
</text:a>
, reports Ukrinform.</text:p>
      <text:p text:style-name="P4">
"In the Kyiv region in the next hour, with maintenance until the end of the day on April 5, Tavranni Tavran on April 6.</text:p>
      <text:p text:style-name="P4">
<text:span text:style-name="T4">
 Read also: </text:span>
 <text:span text:style-name="T4">
 <text:a xlink:type="simple" xlink:href="https://www.ukrinform.ua/rubric-regions/3691953-v-ukraini-zavtra-ocikuutsa-dosi-u-zahidnih-oblastah-z-mokrim-snigom.html" text:style-name="Internet_20_link" text:visited-style-name="Visited_20_Internet_20_Link">
</text:a>
</text:span>
</text:p>
      <text:p text:style-name="P4">
It is also emphasized that weather conditions can lead to deterioration of movement in some areas of roads and streets. Therefore, the drivers of lined visibility and <text:span text:style-name="T4">
 <text:a xlink:type="simple" xlink:href="https://www.ukrinform.ua/tag-tuman" text:style-name="Internet_20_link" text:visited-style-name="Visited_20_Internet_20_Link">
</text:a>
</text:span>
 Being careful on the roads and keeping a safe distance.</text:p>
      <text:p text:style-name="P4">
As reported by Ukrinform, in Kiev the heating season will end on April 8.</text:p>
      <text:p text:style-name="P4">
News Source: <text:a xlink:type="simple" xlink:href="https://www.ukrinform.ua/rubric-regions/3692200-na-kiivsini-do-kinca-ciei-dobi-ta-zavtra-vranci-bude-tuman.html" text:style-name="Internet_20_link" text:visited-style-name="Visited_20_Internet_20_Link">
https://www.ukrinform.ua/rubric-regions/3692200-na-kiivsini-do-kinca-ciei-dobi-ta-zavtra-vranci-bude-tuman.html</text:a>
</text:p>
      <!--NEWS-->
      <text:h text:style-name="P10" text:outline-level="1">
<text:span text:style-name="T4">
At Lyman direction Russian army shelled Stelmakhivka, Torske, Siversk, Rozdolivka and Spirne ...</text:span>
</text:h>
      <text:p text:style-name="P4">
Authors: liveuamap (Language: en)</text:p>
      <text:p text:style-name="P4">
Time: 2023-04-05T-20:13:00</text:p>
      <text:p text:style-name="P4">
Location: Bakhmut (Latitude:48.80777 Longtitude:38.24152)</text:p>
      <text:p text:style-name="P4">
Videos: []</text:p>
      <text:p text:style-name="P4">
Images: []</text:p>
      <text:p text:style-name="P4">
Tags: ["Russia"]</text:p>
      <text:p text:style-name="P4">
Id: 22553855</text:p>
      <!--METADATA-->
      <text:p text:style-name="P4">
At Lyman direction Russian army shelled Stelmakhivka, Torske, Siversk,Rozdolivka and Spirne of Donetsk region, - General Staff of Armed Forces ofUkraine says in the morning report</text:p>
      <text:p text:style-name="P4">
News Collection Link: <text:a xlink:type="simple" xlink:href="https://liveuamap.com/en/2023/5-april-at-lyman-direction-russian-army-shelled-stelmakhivka" text:style-name="Internet_20_link" text:visited-style-name="Visited_20_Internet_20_Link">
https://liveuamap.com/en/2023/5-april-at-lyman-direction-russian-army-shelled-stelmakhivka</text:a>
</text:p>
      <text:p text:style-name="P4">
News Source: <text:a xlink:type="simple" xlink:href="https://t.me/lumsrc/4416" text:style-name="Internet_20_link" text:visited-style-name="Visited_20_Internet_20_Link">
https://t.me/lumsrc/4416</text:a>
</text:p>
      <!--NEWS-->
      <text:h text:style-name="P10" text:outline-level="1">
<text:span text:style-name="T4">
Bakhmut Directio Rusian Army Shelled Vasukivka, Minkivka, Orikhovo-Vasylivka, Novomarkov ...</text:span>
</text:h>
      <text:p text:style-name="P4">
Authors: liveuamap (Language: en)</text:p>
      <text:p text:style-name="P4">
Time: 2023-04-05T-22:13:00</text:p>
      <text:p text:style-name="P4">
Location: Donetsk Oblast (Latitude:48.39958 Longtitude:37.92343)</text:p>
      <text:p text:style-name="P4">
Videos: []</text:p>
      <text:p text:style-name="P4">
Images: []</text:p>
      <text:p text:style-name="P4">
Tags: ["Russia"]</text:p>
      <text:p text:style-name="P4">
Id: 22553853</text:p>
      <!--METADATA-->
      <text:p text:style-name="P4">
News Collection Link:(https://liveuamap.com/en/2023/5-april-at-bakhmut-direction-russian-army-shelled-vasukivka)</text:p>
      <text:p text:style-name="P4">
News Source: <text:a xlink:type="simple" xlink:href="https://t.me/lumsrc/4417" text:style-name="Internet_20_link" text:visited-style-name="Visited_20_Internet_20_Link">
https://t.me/lumsrc/4417</text:a>
</text:p>
      <!--NEWS-->
      <text:h text:style-name="P10" text:outline-level="1">
<text:span text:style-name="T4">
The child was returned to Ukraine, which the Russian Federation deported from Kherson region - Lubinets</text:span>
</text:h>
      <text:p text:style-name="P4">
Authors: Ukrinform (Person)</text:p>
      <text:p text:style-name="P4">
Publisher: Укринформ (Organization)</text:p>
      <text:p text:style-name="P4">
Published Time: 2023-04-05T-23:58:00+03:00</text:p>
      <text:p text:style-name="P4">
Modified Time: 2023-04-05T22:58:00+03:00</text:p>
      <text:p text:style-name="P4">
Description: Ukraine was able to return a child deported to the Russian Federation from the temporarily captured territory of Kherson region. - Ukrinform.</text:p>
      <text:p text:style-name="P4">
Images: ["<text:a xlink:type="simple" xlink:href="https://static.ukrinform.com/photos/2023_02/thumb_files/630_360_1677395798-958.jpg" text:style-name="Internet_20_link" text:visited-style-name="Visited_20_Internet_20_Link">
630_360_16773...</text:a>
", "<text:a xlink:type="simple" xlink:href="https://static.ukrinform.com/photos/2023_04/1680718910-991.jpg" text:style-name="Internet_20_link" text:visited-style-name="Visited_20_Internet_20_Link">
1680718910-99...</text:a>
"]</text:p>
      <text:p text:style-name="P4">
Tags: ['Діти', 'Викрадення людей', 'Дмитро Лубінець']</text:p>
      <text:p text:style-name="P4">
Type: Article</text:p>
      <!--METADATA-->
      <text:p text:style-name="P4">
<draw:frame draw:style-name="fr1" draw:name="Image77" text:anchor-type="as-char" svg:width="6.9236in" svg:height="3.956343in" draw:z-index="0">
<draw:image xlink:href="../Images/yкринформ/2023-04-05T-23-58-00-03-00/630_360_1677395798-958.jpg" xlink:type="simple" xlink:show="embed" xlink:actuate="onLoad" draw:mime-type="image/jpeg"/>
</draw:frame>
It was not possible to return the child deported to the Russian Federation from the temporarily seized territory of Kherson region.</text:p>
      <text:p text:style-name="P4">
According to Ukrinform, Dmitrolubinets reported this Commissioner for Human Rights of Human Rights in <text:a xlink:type="simple" xlink:href="https://t.me/dmytro_lubinetzs/2068" text:style-name="Internet_20_link" text:visited-style-name="Visited_20_Internet_20_Link">
</text:a>
.</text:p>
      <text:p text:style-name="P4">
"At the beginning of the year, my grandmother asked me to assist in the return of Artem, who, together with other pupils of the Oleshkovsky Children's Board of Kherson Oblast, was deported to the Russian Federation," - said.</text:p>
      <text:p text:style-name="P4">
<text:span text:style-name="T4">
 Read also: </text:span>
 <text:a xlink:type="simple" xlink:href="https://www.ukrinform.ua/rubric-ato/3692111-zelenskij-obgovoriv-iz-moraveckim-dopomogi-u-posuku-ta-povernenni-z-rf-ukrainskih-ditej.html" text:style-name="Internet_20_link" text:visited-style-name="Visited_20_Internet_20_Link">
</text:a>
The applicant reported that as soon as she became aware that the pupils of the specified boarding school were taken to the Russian Federation, she personally went to the institution, the grandson's abyss. However, Artem, together with other pupils at that time, had already been converted to the territory of Russia, from there to the temporarily occupied Crimea, Azgod to the city of Skadovsk. However, the administration of the establishment in which the ground was refused to return the baby.</text:p>
      <text:p text:style-name="P4">
<draw:frame draw:style-name="fr1" draw:name="Image78" text:anchor-type="as-char" svg:width="6.9236in" svg:height="7.468513in" draw:z-index="0">
<draw:image xlink:href="../Images/yкринформ/2023-04-05T-23-58-00-03-00/1680718910-991.jpg" xlink:type="simple" xlink:show="embed" xlink:actuate="onLoad" draw:mime-type="image/jpeg"/>
</draw:frame>
"According to my appeal to the guardianship authority and care for measures to protect the rights and interests of the child, in February, grandmother was appointed by a worker over his grandson and other measures taken to return the child to Ukraine -controlled territory were taken," Lubinets emphasized.</text:p>
      <text:p text:style-name="P4">
He thanked the service for children of Kherson Regional State Administration, the Dniprovsky District Content of Kherson Council, because the "Children's Towns of Ukraine" and JSC "Smile Yua" Charity Foundation.</text:p>
      <text:p text:style-name="P4">
<text:span text:style-name="T4">
 Read also: </text:span>
 <text:a xlink:type="simple" xlink:href="https://www.ukrinform.ua/rubric-polytics/3692041-lubinec-predstaviv-soricnu-dopovid-pered-profilnim-komitetom-radi.html" text:style-name="Internet_20_link" text:visited-style-name="Visited_20_Internet_20_Link">
<text:span text:style-name="T4">
 Lubinets </text:span>
</text:a>
“I will remind that in case of violation of rights, illegal movement/deportation of you Ivasha family, you can contact the Ombudsman of the Verkhovna Rada of Ukraine right human right: at: str. Institutskaya, 21/8, Kyiv, 01008; Nayelectronic mail: hotline@ombudsman.gov.ua; on the hotline: 0 800 501 720; Call: 044 299 74 08, ”Lubinets emphasized.</text:p>
      <text:p text:style-name="P4">
In case of deportation of the child, you can fill out the online form of the statement "Report the reconciliation/deportation/forced movement of the child" <text:a xlink:type="simple" xlink:href="https://childrenofwar.gov.ua/" text:style-name="Internet_20_link" text:visited-style-name="Visited_20_Internet_20_Link">
</text:a>
in the section "Send a single click".</text:p>
      <text:p text:style-name="P4">
News Source: <text:a xlink:type="simple" xlink:href="https://www.ukrinform.ua/rubric-society/3692166-v-ukrainu-povernuli-ditinu-aku-rf-deportuvala-z-hersonsini-lubinec.html" text:style-name="Internet_20_link" text:visited-style-name="Visited_20_Internet_20_Link">
https://www.ukrinform.ua/rubric-society/3692166-v-ukrainu-povernuli-ditinu-aku-rf-deportuvala-z-hersonsini-lubinec.html</text:a>
</text:p>
      <!--NEWS-->
      <text:h text:style-name="P10" text:outline-level="1">
<text:span text:style-name="T4">
At Avdiyivka and Maryinka directions Russian army shelled Novobakhmutivka, Novokalynove, Avdi...</text:span>
</text:h>
      <text:p text:style-name="P4">
Authors: liveuamap (Language: en)</text:p>
      <text:p text:style-name="P4">
Time: 2023-04-05T-24:13:00</text:p>
      <text:p text:style-name="P4">
Location: Marinka, Donetsk Oblast (Latitude:47.9455 Longtitude:37.48827)</text:p>
      <text:p text:style-name="P4">
Videos: []</text:p>
      <text:p text:style-name="P4">
Images: []</text:p>
      <text:p text:style-name="P4">
Tags: ["Russia"]</text:p>
      <text:p text:style-name="P4">
Id: 22553852</text:p>
      <!--METADATA-->
      <text:p text:style-name="P4">
News Collection Link:(https://liveuamap.com/en/2023/5-april-at-avdiyivka-and-maryinka-directions-russian-army)</text:p>
      <text:p text:style-name="P4">
News Source: <text:a xlink:type="simple" xlink:href="https://t.me/lumsrc/4418" text:style-name="Internet_20_link" text:visited-style-name="Visited_20_Internet_20_Link">
https://t.me/lumsrc/4418</text:a>
</text:p>
      <!--NEWS-->
      <text:h text:style-name="P10" text:outline-level="1">
<text:span text:style-name="T4">
In the Kherson region, electricity supply was restored in the village where there was no light for more than seven months</text:span>
</text:h>
      <text:p text:style-name="P4">
Authors: Ukrinform (Person)</text:p>
      <text:p text:style-name="P4">
Publisher: Укринформ (Organization)</text:p>
      <text:p text:style-name="P4">
Published Time: 2023-04-05T-25:52:19+03:00</text:p>
      <text:p text:style-name="P4">
Modified Time: 2023-04-05T22:52:19+03:00</text:p>
      <text:p text:style-name="P4">
Description: In the Kherson region, electricity supply in the village of Magic of the Borozensk Tergromades, where light was not for more than 7 months. - Ukrinform.</text:p>
      <text:p text:style-name="P4">
Images: ["<text:a xlink:type="simple" xlink:href="https://static.ukrinform.com/photos/2022_12/thumb_files/630_360_1671100904-294.jpg" text:style-name="Internet_20_link" text:visited-style-name="Visited_20_Internet_20_Link">
630_360_16711...</text:a>
"]</text:p>
      <text:p text:style-name="P4">
Tags: ['Електроенергія', 'Херсонщина', 'Відновлення України']</text:p>
      <text:p text:style-name="P4">
Type: Article</text:p>
      <!--METADATA-->
      <text:p text:style-name="P4">
<draw:frame draw:style-name="fr1" draw:name="Image79" text:anchor-type="as-char" svg:width="6.9236in" svg:height="3.956343in" draw:z-index="0">
<draw:image xlink:href="../Images/yкринформ/2023-04-05T-25-52-19-03-00/630_360_1671100904-294.jpg" xlink:type="simple" xlink:show="embed" xlink:actuate="onLoad" draw:mime-type="image/jpeg"/>
</draw:frame>
Nakherson region restored electricity supply in the village of Magic of the Borozensk Tergromad, where the light was not for more than 7 months.</text:p>
      <text:p text:style-name="P4">
As Ukrinform reports, it reports <text:a xlink:type="simple" xlink:href="https://t.me/khersonskaODA/4925" text:style-name="Internet_20_link" text:visited-style-name="Visited_20_Internet_20_Link">
</text:a>
.</text:p>
      <text:p text:style-name="P4">
"In the village of Magic of the Borozensk Tergromades began to give stress,"- said the presentation.</text:p>
      <text:p text:style-name="P4">
It is noted that due to the criminal acts of Russian invaders for more than 7 months, people were left without light. Currently, 290 residents live in the village and have finally been resumed for their basic power supply service.</text:p>
      <text:p text:style-name="P4">
<text:span text:style-name="T4">
 Read also: </text:span>
 <text:a xlink:type="simple" xlink:href="https://www.ukrinform.ua/rubric-economy/3691598-energoatom-ulitku-vivede-polovinu-energoblokiv-aes-u-remont.html" text:style-name="Internet_20_link" text:visited-style-name="Visited_20_Internet_20_Link">
</text:a>
As reported by Ukrinform, the Armed Forces liberated the right -bank part of the Kherson region, including the city of Kherson. Part of the region, located on the left birch, temporarily captured by Russian troops, which abduct locals, are engaged in looting, looting enterprises.</text:p>
      <text:p text:style-name="P4">
Photo Illustrative, DTEK</text:p>
      <text:p text:style-name="P4">
News Source: <text:a xlink:type="simple" xlink:href="https://www.ukrinform.ua/rubric-regions/3692197-na-hersonsini-vidnovili-elektropostacanna-u-seli-de-svitla-ne-bulo-ponad-sim-misaciv.html" text:style-name="Internet_20_link" text:visited-style-name="Visited_20_Internet_20_Link">
https://www.ukrinform.ua/rubric-regions/3692197-na-hersonsini-vidnovili-elektropostacanna-u-seli-de-svitla-ne-bulo-ponad-sim-misaciv.html</text:a>
</text:p>
      <!--NEWS-->
      <text:h text:style-name="P10" text:outline-level="1">
<text:span text:style-name="T4">
JSC Shaktarske Directio Rusian of the Army Shelled Vage, Novomykhailivka, Villagledar, Wondering ...</text:span>
</text:h>
      <text:p text:style-name="P4">
Authors: liveuamap (Language: en)</text:p>
      <text:p text:style-name="P4">
Time: 2023-04-05T-26:13:00</text:p>
      <text:p text:style-name="P4">
Location: Velyka Novosilka (Latitude:47.83033 Longtitude:36.84214)</text:p>
      <text:p text:style-name="P4">
Videos: []</text:p>
      <text:p text:style-name="P4">
Images: []</text:p>
      <text:p text:style-name="P4">
Tags: ["Russia"]</text:p>
      <text:p text:style-name="P4">
Id: 22553851</text:p>
      <!--METADATA-->
      <text:p text:style-name="P4">
At Shaktarske direction Russian army shelled Pobyeda, Novomykhaylivka,Vuhledar, Prechystivka and Velyka Novosilka of Donetsk region, - General Staffof Armed Forces of Ukraine says in the morning report</text:p>
      <text:p text:style-name="P4">
News Collection Link: <text:a xlink:type="simple" xlink:href="https://liveuamap.com/en/2023/5-april-at-shaktarske-direction-russian-army-shelled-pobyeda" text:style-name="Internet_20_link" text:visited-style-name="Visited_20_Internet_20_Link">
https://liveuamap.com/en/2023/5-april-at-shaktarske-direction-russian-army-shelled-pobyeda</text:a>
</text:p>
      <text:p text:style-name="P4">
News Source: <text:a xlink:type="simple" xlink:href="https://t.me/lumsrc/4419" text:style-name="Internet_20_link" text:visited-style-name="Visited_20_Internet_20_Link">
https://t.me/lumsrc/4419</text:a>
</text:p>
      <!--NEWS-->
      <text:h text:style-name="P10" text:outline-level="1">
<text:span text:style-name="T4">
In Kiev at the Main Postamt opened an exhibition of foreign postal stamps "Solidaries with Ukraine"</text:span>
</text:h>
      <text:p text:style-name="P4">
Authors: Ukrinform (Person)</text:p>
      <text:p text:style-name="P4">
Publisher: Укринформ (Organization)</text:p>
      <text:p text:style-name="P4">
Published Time: 2023-04-05T-27:47:34+03:00</text:p>
      <text:p text:style-name="P4">
Modified Time: 2023-04-05T22:47:34+03:00</text:p>
      <text:p text:style-name="P4">
Description: The exhibition of foreign stamps "Solidaries with Ukraine", which over the past year released postal operators of 15 countries of the world in solidarity with our country, opened on April 5 at the Main Postamt in Kiev. - Ukrinform.</text:p>
      <text:p text:style-name="P4">
Images: ["<text:a xlink:type="simple" xlink:href="https://static.ukrinform.com/photos/2023_04/thumb_files/630_360_1680723914-132.jpg" text:style-name="Internet_20_link" text:visited-style-name="Visited_20_Internet_20_Link">
630_360_16807...</text:a>
", "<text:a xlink:type="simple" xlink:href="https://static.ukrinform.com/photos/2023_04/thumb_files/630_360_1680713194-8016.jpeg" text:style-name="Internet_20_link" text:visited-style-name="Visited_20_Internet_20_Link">
630_360_16807...</text:a>
", "<text:a xlink:type="simple" xlink:href="https://static.ukrinform.com/photos/2023_04/thumb_files/630_360_1680713194-4394.jpeg" text:style-name="Internet_20_link" text:visited-style-name="Visited_20_Internet_20_Link">
630_360_16807...</text:a>
", "<text:a xlink:type="simple" xlink:href="https://static.ukrinform.com/photos/2023_04/thumb_files/630_360_1680713194-7670.jpeg" text:style-name="Internet_20_link" text:visited-style-name="Visited_20_Internet_20_Link">
630_360_16807...</text:a>
", "<text:a xlink:type="simple" xlink:href="https://static.ukrinform.com/photos/2023_04/thumb_files/630_360_1680713194-7840.jpeg" text:style-name="Internet_20_link" text:visited-style-name="Visited_20_Internet_20_Link">
630_360_16807...</text:a>
", "<text:a xlink:type="simple" xlink:href="https://static.ukrinform.com/photos/2023_04/thumb_files/630_360_1680713194-6885.jpeg" text:style-name="Internet_20_link" text:visited-style-name="Visited_20_Internet_20_Link">
630_360_16807...</text:a>
"]</text:p>
      <text:p text:style-name="P4">
Tags: ['Укрпошта', 'Київ', 'Головпоштамт']</text:p>
      <text:p text:style-name="P4">
Type: Article</text:p>
      <!--METADATA-->
      <text:p text:style-name="P4">
<draw:frame draw:style-name="fr1" draw:name="Image80" text:anchor-type="as-char" svg:width="6.9236in" svg:height="3.956343in" draw:z-index="0">
<draw:image xlink:href="../Images/yкринформ/2023-04-05T-27-47-34-03-00/630_360_1680723914-132.jpg" xlink:type="simple" xlink:show="embed" xlink:actuate="onLoad" draw:mime-type="image/jpeg"/>
</draw:frame>
The exhibition of Solidaries with Ukraine, which over the past year, has released in 15 countries of the world in solidarity with our country, opened on April 5 at the Main Postchemt in Kiev.</text:p>
      <text:p text:style-name="P4">
As Ukrinform reports with reference to <text:a xlink:type="simple" xlink:href="https://mfa.gov.ua/news/yevgen-perebijnis-vzyav-uchast-u-vidkritti-vistavki-inozemnih-poshtovih-marok-ukrposhti" text:style-name="Internet_20_link" text:visited-style-name="Visited_20_Internet_20_Link">
</text:a>
The exposition presents postal stamps from Latvia, Estonia, Poland, Austria, Croatia, Moldova, Czech Republic, Luxembourg, Spain, Lithuania, France, Canada, Slovakia, Portugal and Italy.</text:p>
      <text:p text:style-name="P4">
Deputy Foreign Minister Yevgeny Perebinis, who participated in the Voification Ceremony of opening a unique exhibition organized by Ukrposhta, thanked the partners and friends of Ukraine for their incredible support for the difficult year.</text:p>
      <text:p text:style-name="P4">
<text:span text:style-name="T4">
 Read also: </text:span>
 <text:a xlink:type="simple" xlink:href="https://www.ukrinform.ua/rubric-economy/3691734-ukrposta-zapustila-persu-avtomatizovanu-liniu-sortuvanna-posilok.html" text:style-name="Internet_20_link" text:visited-style-name="Visited_20_Internet_20_Link">
</text:a>
</text:p>
      <text:p text:style-name="P4">
<draw:frame draw:style-name="fr1" draw:name="Image81" text:anchor-type="as-char" svg:width="6.9236in" svg:height="3.956343in" draw:z-index="0">
<draw:image xlink:href="../Images/yкринформ/2023-04-05T-27-47-34-03-00/630_360_1680713194-8016.jpeg" xlink:type="simple" xlink:show="embed" xlink:actuate="onLoad" draw:mime-type="image/jpeg"/>
</draw:frame>
In Kiev, the Chief Postamt opened an exhibition of foreign postal stamps "Solidaries in Ukraine" / Photo: Foreign Ministry <text:a xlink:type="simple" xlink:href="https://static.ukrinform.com/photos/2023_04/1680713194-8016.jpeg" text:style-name="Internet_20_link" text:visited-style-name="Visited_20_Internet_20_Link">
<draw:frame draw:style-name="fr1" draw:name="Image82" text:anchor-type="as-char" svg:width="6.9236in" svg:height="3.956343in" draw:z-index="0">
<draw:image xlink:href="../Images/yкринформ/2023-04-05T-27-47-34-03-00/630_360_1680713194-8016.jpeg" xlink:type="simple" xlink:show="embed" xlink:actuate="onLoad" draw:mime-type="image/jpeg"/>
</draw:frame>
</text:a>
 <text:a xlink:type="simple" xlink:href="https://static.ukrinform.com/photos/2023_04/1680713194-4394.jpeg" text:style-name="Internet_20_link" text:visited-style-name="Visited_20_Internet_20_Link">
<draw:frame draw:style-name="fr1" draw:name="Image83" text:anchor-type="as-char" svg:width="6.9236in" svg:height="3.956343in" draw:z-index="0">
<draw:image xlink:href="../Images/yкринформ/2023-04-05T-27-47-34-03-00/630_360_1680713194-4394.jpeg" xlink:type="simple" xlink:show="embed" xlink:actuate="onLoad" draw:mime-type="image/jpeg"/>
</draw:frame>
</text:a>
 <text:a xlink:type="simple" xlink:href="https://static.ukrinform.com/photos/2023_04/1680713194-7670.jpeg" text:style-name="Internet_20_link" text:visited-style-name="Visited_20_Internet_20_Link">
<draw:frame draw:style-name="fr1" draw:name="Image84" text:anchor-type="as-char" svg:width="6.9236in" svg:height="3.956343in" draw:z-index="0">
<draw:image xlink:href="../Images/yкринформ/2023-04-05T-27-47-34-03-00/630_360_1680713194-7670.jpeg" xlink:type="simple" xlink:show="embed" xlink:actuate="onLoad" draw:mime-type="image/jpeg"/>
</draw:frame>
</text:a>
 <text:a xlink:type="simple" xlink:href="https://static.ukrinform.com/photos/2023_04/1680713194-7840.jpeg" text:style-name="Internet_20_link" text:visited-style-name="Visited_20_Internet_20_Link">
<draw:frame draw:style-name="fr1" draw:name="Image85" text:anchor-type="as-char" svg:width="6.9236in" svg:height="3.956343in" draw:z-index="0">
<draw:image xlink:href="../Images/yкринформ/2023-04-05T-27-47-34-03-00/630_360_1680713194-7840.jpeg" xlink:type="simple" xlink:show="embed" xlink:actuate="onLoad" draw:mime-type="image/jpeg"/>
</draw:frame>
</text:a>
 <text:a xlink:type="simple" xlink:href="https://static.ukrinform.com/photos/2023_04/1680713194-6885.jpeg" text:style-name="Internet_20_link" text:visited-style-name="Visited_20_Internet_20_Link">
<draw:frame draw:style-name="fr1" draw:name="Image86" text:anchor-type="as-char" svg:width="6.9236in" svg:height="3.956343in" draw:z-index="0">
<draw:image xlink:href="../Images/yкринформ/2023-04-05T-27-47-34-03-00/630_360_1680713194-6885.jpeg" xlink:type="simple" xlink:show="embed" xlink:actuate="onLoad" draw:mime-type="image/jpeg"/>
</draw:frame>
</text:a>
"I am convinced that on the day of our victory, all countries will release stamps that will be dedicated to the victory of Ukraine," Perebinis said.</text:p>
      <text:p text:style-name="P4">
Kiev residents and guests of the capital can visit the exposition of foreign postal stamps.</text:p>
      <text:p text:style-name="P4">
<text:span text:style-name="T4">
 Read also: </text:span>
 <text:a xlink:type="simple" xlink:href="https://www.ukrinform.ua/rubric-kyiv/3691448-u-kievi-prezentuvali-vistavku-vijna-ocima-pirotehnikiv-dsns.html" text:style-name="Internet_20_link" text:visited-style-name="Visited_20_Internet_20_Link">
<text:span text:style-name="T4">
 exhibitions </text:span>
</text:a>
Solidari with Ukraine project will also be presented in the online format of the company.</text:p>
      <text:p text:style-name="P4">
News Source: <text:a xlink:type="simple" xlink:href="https://www.ukrinform.ua/rubric-kyiv/3692196-u-kievi-na-golovpostamti-vidkrili-vistavku-inozemnih-postovih-marok-solidarni-z-ukrainou.html" text:style-name="Internet_20_link" text:visited-style-name="Visited_20_Internet_20_Link">
https://www.ukrinform.ua/rubric-kyiv/3692196-u-kievi-na-golovpostamti-vidkrili-vistavku-inozemnih-postovih-marok-solidarni-z-ukrainou.html</text:a>
</text:p>
      <!--NEWS-->
      <text:h text:style-name="P10" text:outline-level="1">
<text:span text:style-name="T4">
At Zaporizhzhia and Kherson directions Russian army shelled Novodanylivka, Orikhiv, Scherbaky...</text:span>
</text:h>
      <text:p text:style-name="P4">
Authors: liveuamap (Language: en)</text:p>
      <text:p text:style-name="P4">
Time: 2023-04-05T-28:13:00</text:p>
      <text:p text:style-name="P4">
Location: Kherson (Latitude:46.63093 Longtitude:32.61961)</text:p>
      <text:p text:style-name="P4">
Videos: []</text:p>
      <text:p text:style-name="P4">
Images: []</text:p>
      <text:p text:style-name="P4">
Tags: ["Russia"]</text:p>
      <text:p text:style-name="P4">
Id: 22553850</text:p>
      <!--METADATA-->
      <text:p text:style-name="P4">
Report</text:p>
      <text:p text:style-name="P4">
News Collection Link: <text:a xlink:type="simple" xlink:href="https://liveuamap.com/en/2023/5-april-at-zaporizhzhia-and-kherson-directions-russian-army" text:style-name="Internet_20_link" text:visited-style-name="Visited_20_Internet_20_Link">
https://liveuamap.com/en/2023/5-pril-t-zaporizhia-nd-kherson-directions-russian-army</text:a>
</text:p>
      <text:p text:style-name="P4">
News Source: <text:a xlink:type="simple" xlink:href="https://t.me/lumsrc/4420" text:style-name="Internet_20_link" text:visited-style-name="Visited_20_Internet_20_Link">
https://t.me/lumsrc/4420</text:a>
</text:p>
      <!--NEWS-->
      <text:h text:style-name="P10" text:outline-level="1">
<text:span text:style-name="T4">
The Ukrainian military participated in NATO -General Staff training course</text:span>
</text:h>
      <text:p text:style-name="P4">
Authors: Ukrinform (Person)</text:p>
      <text:p text:style-name="P4">
Publisher: Укринформ (Organization)</text:p>
      <text:p text:style-name="P4">
Published Time: 2023-04-05T-29:40:00+03:00</text:p>
      <text:p text:style-name="P4">
Modified Time: 2023-04-05T22:40:00+03:00</text:p>
      <text:p text:style-name="P4">
Description: The Ukrainian military has undergone an international CIMIC course for officers of the tactical and staff link of the Center for the best practices of NATO Civil-Military Cooperation. - Ukrinform.</text:p>
      <text:p text:style-name="P4">
Images: ["<text:a xlink:type="simple" xlink:href="https://static.ukrinform.com/photos/2023_04/thumb_files/630_360_1680721467-268.jpg" text:style-name="Internet_20_link" text:visited-style-name="Visited_20_Internet_20_Link">
630_360_16807...</text:a>
"]</text:p>
      <text:p text:style-name="P4">
Tags: ['Генштаб', 'ЗСУ', 'Військові навчання']</text:p>
      <text:p text:style-name="P4">
Type: Article</text:p>
      <!--METADATA-->
      <text:p text:style-name="P4">
<draw:frame draw:style-name="fr1" draw:name="Image87" text:anchor-type="as-char" svg:width="6.9236in" svg:height="3.956343in" draw:z-index="0">
<draw:image xlink:href="../Images/yкринформ/2023-04-05T-29-40-00-03-00/630_360_1680721467-268.jpg" xlink:type="simple" xlink:show="embed" xlink:actuate="onLoad" draw:mime-type="image/jpeg"/>
</draw:frame>
The Ukrainian military has undergone an international CIMIC course for officers of the Central and Staff of the Center for the best practices of NATO civil and military and military-military work.</text:p>
      <text:p text:style-name="P4">
About it reports the General Staff of the Armed Forces on the page B <text:a xlink:type="simple" xlink:href="https://www.facebook.com/GeneralStaff.ua/posts/pfbid02na81scDJ7tfG7ty2jQM3spfpnDEmo8KDtNQZdgMrJZfZZ7nEkUHNqursUkTqW3fVl" text:style-name="Internet_20_link" text:visited-style-name="Visited_20_Internet_20_Link">
</text:a>
, reports Ukrinform.</text:p>
      <text:p text:style-name="P4">
"During two weeks, the participants of the course improved their skills in spheric-military cooperation, namely in the direction of: planning of measures-military cooperation, assessment of the state of civil environment, negotiations, coordination Validation.</text:p>
      <text:p text:style-name="P4">
<text:span text:style-name="T4">
 Read also: </text:span>
 <text:a xlink:type="simple" xlink:href="https://www.ukrinform.ua/rubric-ato/3691966-protiminni-navcanna-ukrainskih-vijskovih-u-britanii-trenuut-kanadski-instruktori.html" text:style-name="Internet_20_link" text:visited-style-name="Visited_20_Internet_20_Link">
<text:span text:style-name="T4">
 learning </text:span>
</text:a>
It is noted that the classes were held at the Center for Preparation for Foreign Missions in the Polish city of Kielce. The training was carried out by military instructors of Tappods of international organizations, in particular from Greece, the Netherlands, Germany, Poland, Canada and the USA. At the same time, officers from the Czech Republic, Spain, Germany, the USA, Ukraine and Poland took part in the exercises. The purpose of the training was to prepare the officers of civil-military cooperation for the tasks of international peacekeeping and military operations, as well as the exchange of participants from different countries of the world.</text:p>
      <text:p text:style-name="P4">
"The Ukrainian military introduced representatives of the CIMIC international community with the current security situation in the country, the main challenges of the retroperitoneal armed aggression of the Russian Federation and the acquired experience of units of the Armed Forces of Ukraine in the field of civilian and military work," the General Staff.</text:p>
      <text:p text:style-name="P4">
All participants successfully confirmed the high level of preparation and received appropriate certificates of NATO CEC.</text:p>
      <text:p text:style-name="P4">
<text:span text:style-name="T4">
 Read also: </text:span>
 <text:a xlink:type="simple" xlink:href="https://www.ukrinform.ua/rubric-ato/3692130-v-rajoni-bahmuta-znisili-88-zagarbnikiv-tri-bezpilotniki-i-sklad-boepripasiv-zsu.html" text:style-name="Internet_20_link" text:visited-style-name="Visited_20_Internet_20_Link">
</text:a>
As reported by Ukrinform, in the UK, military personnel of armed force Ukraine are undergoing engineering training on mine safety on special features of explosion installation.</text:p>
      <text:p text:style-name="P4">
News Source: <text:a xlink:type="simple" xlink:href="https://www.ukrinform.ua/rubric-ato/3692185-ukrainski-vijskovi-vzali-ucast-v-navcalnomu-kursi-nato-genstab.html" text:style-name="Internet_20_link" text:visited-style-name="Visited_20_Internet_20_Link">
https://www.ukrinform.ua/rubric-ato/3692185-ukrainski-vijskovi-vzali-ucast-v-navcalnomu-kursi-nato-genstab.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5T-30:13:00</text:p>
      <text:p text:style-name="P4">
Location: Marinka, Donetsk Oblast (Latitude:47.93751 Longtitude:37.50011)</text:p>
      <text:p text:style-name="P4">
Videos: []</text:p>
      <text:p text:style-name="P4">
Images: []</text:p>
      <text:p text:style-name="P4">
Tags: ["Russia"]</text:p>
      <text:p text:style-name="P4">
Id: 22553849</text:p>
      <!--METADATA-->
      <text:p text:style-name="P4">
Russian forces conducting offensive actions at Lyman, Bakhmut, Avdiivka andMaryinka directions. Ukrainian military repelled over 60 Russian attacks.Russian forces attempting to advance near Kreminna, south to Spirne, Bakhmut,Bohdanivka, Novokalynove, Syeverne, Pervomayske and Maryinka of Donetskregion, - General Staff of Armed Forces of Ukraine says in the morning report</text:p>
      <text:p text:style-name="P4">
News Collection Link: <text:a xlink:type="simple" xlink:href="https://liveuamap.com/en/2023/5-april-russian-forces-conducting-offensive-actions-at-lyman" text:style-name="Internet_20_link" text:visited-style-name="Visited_20_Internet_20_Link">
https://liveuamap.com/en/2023/5-april-russian-forces-conducting-offensive-actions-at-lyman</text:a>
</text:p>
      <text:p text:style-name="P4">
News Source: <text:a xlink:type="simple" xlink:href="https://t.me/lumsrc/4421" text:style-name="Internet_20_link" text:visited-style-name="Visited_20_Internet_20_Link">
https://t.me/lumsrc/4421</text:a>
</text:p>
      <!--NEWS-->
      <text:h text:style-name="P10" text:outline-level="1">
<text:span text:style-name="T4">
Zelensky invited Polish business to rebuild Ukraine</text:span>
</text:h>
      <text:p text:style-name="P4">
Authors: Ukrinform (Person)</text:p>
      <text:p text:style-name="P4">
Publisher: Укринформ (Organization)</text:p>
      <text:p text:style-name="P4">
Published Time: 2023-04-05T-31:29:00+03:00</text:p>
      <text:p text:style-name="P4">
Modified Time: 2023-04-05T22:29:00+03:00</text:p>
      <text:p text:style-name="P4">
Description: President of Ukraine Volodymyr Zelensky invited investors of Poland to the future rebuilding our country. - Ukrinform.</text:p>
      <text:p text:style-name="P4">
Images: ["<text:a xlink:type="simple" xlink:href="https://static.ukrinform.com/photos/2023_04/thumb_files/630_360_1680720218-593.jpg" text:style-name="Internet_20_link" text:visited-style-name="Visited_20_Internet_20_Link">
630_360_16807...</text:a>
"]</text:p>
      <text:p text:style-name="P4">
Tags: ['Польща', 'Зеленський', 'Відбудова']</text:p>
      <text:p text:style-name="P4">
Type: Article</text:p>
      <!--METADATA-->
      <text:p text:style-name="P4">
<draw:frame draw:style-name="fr1" draw:name="Image88" text:anchor-type="as-char" svg:width="6.9236in" svg:height="3.956343in" draw:z-index="0">
<draw:image xlink:href="../Images/yкринформ/2023-04-05T-31-29-00-03-00/630_360_1680720218-593.jpg" xlink:type="simple" xlink:show="embed" xlink:actuate="onLoad" draw:mime-type="image/jpeg"/>
</draw:frame>
President of Ukraine Volodymyr Zelensky invited investors of Poland to the future building of our country.</text:p>
      <text:p text:style-name="P4">
He stated this, speaking at the Ukrainian-Polish business forum Uzarshava, Ukrinform correspondent reports.</text:p>
      <text:p text:style-name="P4">
"When a business works with a country when business believes in the country, it expands its adverb - it is the most obvious confirmation that the country has the future. I am trusting that you believe in the future of Ukraine ... and I would like to invite all Polish business to rebuild our country", said the President.</text:p>
      <text:p text:style-name="P4">
<text:span text:style-name="T5">
Video: Presidential Office</text:span>
</text:p>
      <text:p text:style-name="P4">
<text:span text:style-name="T4">
 Read also: </text:span>
 <text:a xlink:type="simple" xlink:href="https://www.ukrinform.ua/rubric-vidbudova/3692152-u-polsi-pidpisali-dokument-pro-vidbudovu-ukraini-zelenskij.html" text:style-name="Internet_20_link" text:visited-style-name="Visited_20_Internet_20_Link">
<text:span text:style-name="T4">
 rebuilding </text:span>
</text:a>
He expressed gratitude to all Polish business for working with Ukraine and earning in Ukraine, especially those Polish companies working in the eastern regions of our country.</text:p>
      <text:p text:style-name="P4">
The President also thanked the Polish companies that provided and provided medical materials and medicines to Ukraine, and a business that helps temporarily displaced Ukrainians.</text:p>
      <text:p text:style-name="P4">
He expressed his gratitude to the Polish companies who left the Russian Market, were guided by humanity, not pragmatism.</text:p>
      <text:p text:style-name="P4">
<text:span text:style-name="T4">
 Read also: </text:span>
 <text:a xlink:type="simple" xlink:href="https://www.ukrinform.ua/rubric-polytics/3692174-zelenskij-u-polsi-cotiri-kolori-nasih-praporiv-micnisi-za-rosijskij-trikolor.html" text:style-name="Internet_20_link" text:visited-style-name="Visited_20_Internet_20_Link">
<text:span text:style-name="T4">
 Zelensky </text:span>
</text:a>
"I am sure that we will keep our economic university mobilization for our economic university when the project of reconstruction of Ukraine will unfold. We are already working together on the reconstruction, but it is obvious that it is just a notion, and most importantly - ahead," Zelensky said.</text:p>
      <text:p text:style-name="P4">
In his opinion, Ukraine and Poland are able to fill with new safe and technological content all the space between the Baltic and Black Seas, which will lead to economic growth for the two countries and for Europe as a whole.</text:p>
      <text:p text:style-name="P4">
"Our social, economic. Energy, cultural potential in the Baltic -Black Sea space, is sure, will give ten years of growth for our natives and for all of Europe," Zelensky said.</text:p>
      <text:p text:style-name="P4">
<text:span text:style-name="T4">
 Read also: </text:span>
 <text:a xlink:type="simple" xlink:href="https://www.ukrinform.ua/rubric-polytics/3692154-zelenskij-vistupae-u-korolivskomu-zamku-varsavi.html" text:style-name="Internet_20_link" text:visited-style-name="Visited_20_Internet_20_Link">
<text:span text:style-name="T4">
 Zelensky </text:span>
</text:a>
As it was reported, President Volodymyr Zelenskyy, together with his wife on April 5, reassures an official visit in Poland.</text:p>
      <text:p text:style-name="P4">
Photo: op</text:p>
      <text:p text:style-name="P4">
News Source: <text:a xlink:type="simple" xlink:href="https://www.ukrinform.ua/rubric-economy/3692194-zelenskij-zaprosiv-polskij-biznes-do-vidbudovi-ukraini.html" text:style-name="Internet_20_link" text:visited-style-name="Visited_20_Internet_20_Link">
https://www.ukrinform.ua/rubric-economy/3692194-zelenskij-zaprosiv-polskij-biznes-do-vidbudovi-ukraini.html</text:a>
</text:p>
      <!--NEWS-->
      <text:h text:style-name="P10" text:outline-level="1">
<text:span text:style-name="T4">
Mirny-21 tape is available for viewing on streaming platforms</text:span>
</text:h>
      <text:p text:style-name="P4">
Authors: Ukrinform (Person)</text:p>
      <text:p text:style-name="P4">
Publisher: Укринформ (Organization)</text:p>
      <text:p text:style-name="P4">
Published Time: 2023-04-05T-33:25:03+03:00</text:p>
      <text:p text:style-name="P4">
Modified Time: 2023-04-05T22:25:03+03:00</text:p>
      <text:p text:style-name="P4">
Description: Akhtem Seitablaeva's film about the Lugansk border detachment, which met the enemy in the summer of 2014, is available from now on viewing Ukrainian streaming platforms. - Ukrinform.</text:p>
      <text:p text:style-name="P4">
Images: ["<text:a xlink:type="simple" xlink:href="https://static.ukrinform.com/photos/2022_12/thumb_files/630_360_1670480597-631.jpg" text:style-name="Internet_20_link" text:visited-style-name="Visited_20_Internet_20_Link">
630_360_16704...</text:a>
", "<text:a xlink:type="simple" xlink:href="https://static.ukrinform.com/photos/2023_04/1680722632-547.jpg" text:style-name="Internet_20_link" text:visited-style-name="Visited_20_Internet_20_Link">
1680722632-54...</text:a>
"]</text:p>
      <text:p text:style-name="P4">
Tags: ['Держкіно', 'фільм']</text:p>
      <text:p text:style-name="P4">
Type: Article</text:p>
      <!--METADATA-->
      <text:p text:style-name="P4">
<draw:frame draw:style-name="fr1" draw:name="Image89" text:anchor-type="as-char" svg:width="6.9236in" svg:height="3.956343in" draw:z-index="0">
<draw:image xlink:href="../Images/yкринформ/2023-04-05T-33-25-03-03-00/630_360_1670480597-631.jpg" xlink:type="simple" xlink:show="embed" xlink:actuate="onLoad" draw:mime-type="image/jpeg"/>
</draw:frame>
The Seitablaeva Filmachtam about the Lugansk Border Detachment, which met the 2014 enemular van, is available from now on viewing on Ukrainian arms platforms.</text:p>
      <text:p text:style-name="P4">
About it reports <text:a xlink:type="simple" xlink:href="https://www.facebook.com/ukrainefilmagency/posts/pfbid021uz7twATyqxaJkt899g81mGoHhxvWSShY7BquyZGoSbnrATHoWM834Cy8h91zYqel" text:style-name="Internet_20_link" text:visited-style-name="Visited_20_Internet_20_Link">
</text:a>
, reports Ukrinform.</text:p>
      <text:p text:style-name="P4">
"From April 5, the Akhn Drama about the border guards of the Luhansk region is on the streaming platforms: Megogo, Sweet.tv, Volia Hits TV, Kyivstar TV. View is available only in Ukraine," the statement said.</text:p>
      <text:p text:style-name="P4">
<text:span text:style-name="T4">
 Read also: </text:span>
 <text:a xlink:type="simple" xlink:href="https://www.ukrinform.ua/rubric-culture/3691995-u-kinoprokat-z-6-kvitna-vihodit-stricka-bacenna-metelika.html" text:style-name="Internet_20_link" text:visited-style-name="Visited_20_Internet_20_Link">
</text:a>
The picture tells the story of confidence and its absence against the background of events that are unfolding in eastern Ukraine in early 2014. The main theme is discharged through the lens of the Lugansk border detachment, whose soldiers and Russian special services are in vain to force to betray their Ukraine.</text:p>
      <text:p text:style-name="P4">
<draw:frame draw:style-name="fr1" draw:name="Image90" text:anchor-type="as-char" svg:width="6.9236in" svg:height="6.9236in" draw:z-index="0">
<draw:image xlink:href="../Images/yкринформ/2023-04-05T-33-25-03-03-00/1680722632-547.jpg" xlink:type="simple" xlink:show="embed" xlink:actuate="onLoad" draw:mime-type="image/jpeg"/>
</draw:frame>
The tape was created by the Istmen Films with the support of the State Agency of Ukraine and UA Production.</text:p>
      <text:p text:style-name="P4">
<text:span text:style-name="T4">
 Read also: </text:span>
 <text:a xlink:type="simple" xlink:href="https://www.ukrinform.ua/rubric-culture/3691940-v-avstralii-ta-novij-zelandii-startue-kinoprokat-multfilmu-mavka-lisova-pisna.html" text:style-name="Internet_20_link" text:visited-style-name="Visited_20_Internet_20_Link">
</text:a>
According to Ukrinform, on February 22, the premiere of the film surveyor Akhtem Seitablaev "Mirny-21" took place.</text:p>
      <text:p text:style-name="P4">
News Source: <text:a xlink:type="simple" xlink:href="https://www.ukrinform.ua/rubric-culture/3692192-stricka-mirnij21-dostupna-do-peregladu-na-strimingovih-platformah.html" text:style-name="Internet_20_link" text:visited-style-name="Visited_20_Internet_20_Link">
https://www.ukrinform.ua/rubric-culture/3692192-stricka-mirnij21-dostupna-do-peregladu-na-strimingovih-platformah.html</text:a>
</text:p>
      <!--NEWS-->
      <text:h text:style-name="P10" text:outline-level="1">
<text:span text:style-name="T4">
On the eve of Easter holidays, the passenger traffic of citizens to Ukraine - Demchenko increased</text:span>
</text:h>
      <text:p text:style-name="P4">
Authors: Ukrinform (Person)</text:p>
      <text:p text:style-name="P4">
Publisher: Укринформ (Organization)</text:p>
      <text:p text:style-name="P4">
Published Time: 2023-04-05T-35:23:00+03:00</text:p>
      <text:p text:style-name="P4">
Modified Time: 2023-04-05T22:23:00+03:00</text:p>
      <text:p text:style-name="P4">
Description: The passenger traffic of citizens heading to Ukraine has increased on the eve of Easter. Earlier, up to 80,000 people crossed the border on average per day, more than 110,000 people recently. - Ukrinform.</text:p>
      <text:p text:style-name="P4">
Images: ["<text:a xlink:type="simple" xlink:href="https://static.ukrinform.com/photos/2023_04/thumb_files/630_360_1680704433-141.jpg" text:style-name="Internet_20_link" text:visited-style-name="Visited_20_Internet_20_Link">
630_360_16807...</text:a>
"]</text:p>
      <text:p text:style-name="P4">
Tags: ['Прикордонники', 'Великдень', 'Демченко']</text:p>
      <text:p text:style-name="P4">
Type: Article</text:p>
      <!--METADATA-->
      <text:p text:style-name="P4">
<draw:frame draw:style-name="fr1" draw:name="Image91" text:anchor-type="as-char" svg:width="6.9236in" svg:height="3.956343in" draw:z-index="0">
<draw:image xlink:href="../Images/yкринформ/2023-04-05T-35-23-00-03-00/630_360_1680704433-141.jpg" xlink:type="simple" xlink:show="embed" xlink:actuate="onLoad" draw:mime-type="image/jpeg"/>
</draw:frame>
The passenger traffic of citizens who head to Ukraine has increased the pre -detachable holidays. Earlier, up to 80 thousand people crossed the border per day, more than 110,000 people recently.</text:p>
      <text:p text:style-name="P4">
This was announced during a briefing at the Media Center Ukraine - Ukrinform spokesman Andriy Demchenko.</text:p>
      <text:p text:style-name="P4">
“At this time, the overall passenger traffic has changed somewhat and tends to rise. This is due primarily to Easter holidays. The increase in movements began to be recorded from Wednesday last week and if before that, in the average advocacy, the border crossed up to 80 thousand people in both sides, then from the middle -aged poetic increased to 90 thousand people per day, and during Saturday Ingedilla it was at the level of more than 110 thousand people for A day on both sides. He decreased again over the day, but the indicators kept at the level of more than 80 thousand people a day, ”Demchenko said.</text:p>
      <text:p text:style-name="P4">
<text:span text:style-name="T4">
 Read also: </text:span>
 <text:a xlink:type="simple" xlink:href="https://www.ukrinform.ua/rubric-society/3690986-sodobi-prikordonniki-zatrimuut-do-20-uhilantiv-demcenko.html" text:style-name="Internet_20_link" text:visited-style-name="Visited_20_Internet_20_Link">
<text:span text:style-name="T4">
 Demchenko </text:span>
</text:a>
He also reported that before the increase in passenger traffic, the citizen's entry and departure remained at 50 to 50 in percentage, there was no significant advantage of the departure of citizens from Ukraine. At the same time, the spokeswoman said that some Russian publications tried to disseminate fake information that Ukraine seems to be largely left by Ukrainians.</text:p>
      <text:p text:style-name="P4">
Demchenko emphasized that the mass departure of Ukrainian citizens has recently been. In total, in 3 months of this year, the total intensity of passenger production was 16% compared to last year's indicators.</text:p>
      <text:p text:style-name="P4">
According to the spokesman, the increase in the number of passengers to enter Ukraine was specially sensitive on Saturday, Sunday and Monday. In total, during the week, Ukraine has crossed the border of 80,000 more than those who followed the skills. The high dynamics of passenger traffic are expected to continue, before the end of the holidays, the spokesman predicted.</text:p>
      <text:p text:style-name="P4">
<text:span text:style-name="T4">
 Read also: </text:span>
 <text:a xlink:type="simple" xlink:href="https://www.ukrinform.ua/rubric-society/3662856-bez-vidradzenna-derzsluzbovciv-ne-vipuskatimut-za-kordon-navit-iz-dovidkou-pro-invalidnist.html" text:style-name="Internet_20_link" text:visited-style-name="Visited_20_Internet_20_Link">
</text:a>
</text:p>
      <text:p text:style-name="P4">
Demchenko appealed to the citizens with a call when planning trips to be interested in information about the state of loading points of checking on information republics of controlling services of adjacent countries. Such information can also be obtained from the resources of the SSSU and Western Regional Administration.</text:p>
      <text:p text:style-name="P4">
As it was reported earlier, during the day of April 4, the western borders of Ukraine with the EU Tamold's crossed 70 thousand people and 18 thousand vehicles. The passenger flow relative to the previous day decreased by another 11 thousand people.</text:p>
      <text:p text:style-name="P4">
News Source: <text:a xlink:type="simple" xlink:href="https://www.ukrinform.ua/rubric-society/3692029-naperedodni-velikodnih-svat-zbilsivsa-pasaziropotik-gromadan-v-ukrainu-demcenko.html" text:style-name="Internet_20_link" text:visited-style-name="Visited_20_Internet_20_Link">
https://www.ukrinform.ua/rubric-society/3692029-naperedodni-velikodnih-svat-zbilsivsa-pasaziropotik-gromadan-v-ukrainu-demcenko.html</text:a>
</text:p>
      <!--NEWS-->
      <text:h text:style-name="P10" text:outline-level="1">
<text:span text:style-name="T4">
The world must demand to withdraw Russian troops from all over Ukraine - Duda</text:span>
</text:h>
      <text:p text:style-name="P4">
Authors: Ukrinform (Person)</text:p>
      <text:p text:style-name="P4">
Publisher: Укринформ (Organization)</text:p>
      <text:p text:style-name="P4">
Published Time: 2023-04-05T-37:18:00+03:00</text:p>
      <text:p text:style-name="P4">
Modified Time: 2023-04-05T22:18:00+03:00</text:p>
      <text:p text:style-name="P4">
Description: Only Ukraine will determine its future and conditions of peace with Russia, and the world at this time should act with the sole call to the Kremlin - to withdraw Russian troops from all over the Ukrainian territory. - Ukrinform.</text:p>
      <text:p text:style-name="P4">
Images: ["<text:a xlink:type="simple" xlink:href="https://static.ukrinform.com/photos/2023_04/thumb_files/630_360_1680720196-140.jpg" text:style-name="Internet_20_link" text:visited-style-name="Visited_20_Internet_20_Link">
630_360_16807...</text:a>
"]</text:p>
      <text:p text:style-name="P4">
Tags: ['Дуда', 'Польща', 'Україна', 'Агресія РФ', 'Війна з росією']</text:p>
      <text:p text:style-name="P4">
Type: Article</text:p>
      <!--METADATA-->
      <text:p text:style-name="P4">
<draw:frame draw:style-name="fr1" draw:name="Image92" text:anchor-type="as-char" svg:width="6.9236in" svg:height="3.956343in" draw:z-index="0">
<draw:image xlink:href="../Images/yкринформ/2023-04-05T-37-18-00-03-00/630_360_1680720196-140.jpg" xlink:type="simple" xlink:show="embed" xlink:actuate="onLoad" draw:mime-type="image/jpeg"/>
</draw:frame>
OnlyUkraine will determine its future and conditions of peace with Russia, and the world is in this way to speak with the only call to the Kremlin - to withdraw Russian troops from all over Ukrainian territory.</text:p>
      <text:p text:style-name="P4">
According to Ukrinform, Polish President Andrzej Duda said in his emotional speech before Ukrainians and Poles at the Royal Castle in Warsaw, the presence of President of Ukraine Vladimir Zelensky.</text:p>
      <text:p text:style-name="P4">
The Polish leader began his speech on the leadership of Vladimirrazellensky, calling him "the hero of the free world", and expressed his respect for the "great Ukrainian people, which leads a heroic struggle for independence."</text:p>
      <text:p text:style-name="P4">
"Ukraine has shown the world that is able to withstand the neighboring power, a lot more, theoretically much more powerful. Putin has not achieved any of the strategic goals, and Russia has suffered enormous losses. It is a huge success of the Ukrainian state, Ukrainian society and the Armed Forces of Ukraine," said Duda.</text:p>
      <text:p text:style-name="P4">
<text:span text:style-name="T4">
 Read also: </text:span>
 <text:span text:style-name="T4">
 <text:a xlink:type="simple" xlink:href="https://www.ukrinform.ua/rubric-ato/3692100-zelenskij-pogodili-z-polseu-vazlivij-oboronnij-paket.html" text:style-name="Internet_20_link" text:visited-style-name="Visited_20_Internet_20_Link">
</text:a>
</text:span>
</text:p>
      <text:p text:style-name="P4">
Along with this, he pointed out that before the end of the war is far away, and Ukraine disappears further support and immediate supply of modern weapons.</text:p>
      <text:p text:style-name="P4">
"Poland was and will be one of the leaders in this support ... There is no time to wait. That is why we immediately supply tanks, BTRA, SAU, and the latest planes. And we also give an example to other states and sometimes over -supplies. Weapons, "the Polish President said.</text:p>
      <text:p text:style-name="P4">
He added that Ukrainians are now fighting not only for their independence, but also the protection of the whole of Europe, and also assured that "the support of free and independent country was, is and will be and will be in our country an extra -political issue, regardless of the left or right in power" .</text:p>
      <text:p text:style-name="P4">
<text:span text:style-name="T4">
 Read also: </text:span>
 <text:span text:style-name="T4">
 <text:a xlink:type="simple" xlink:href="https://www.ukrinform.ua/rubric-ato/3692117-prezident-napolagae-na-stvorenni-aviacijnoi-koalicii-dla-ukraini.html" text:style-name="Internet_20_link" text:visited-style-name="Visited_20_Internet_20_Link">
</text:a>
</text:span>
</text:p>
      <text:p text:style-name="P4">
Along with this, Duda noted that "in many countries after more than 400 days of war there is fatigue, exhaustion and despair:" There is a temptation, fueling by Russian propaganda and misinformation, at all costs as soon as possible to know the ceasefire - the conclusion of a disadvantage for Ukraine with Russia, which In fact, it will be that Russia will continue to occupy Ukrainian occupied. "</text:p>
      <text:p text:style-name="P4">
He stressed that Poland would never agree to this, and emphasized that Ukraine would decide how to end this war.<text:span text:style-name="T4">
 Read also: </text:span>
 <text:span text:style-name="T4">
 <text:a xlink:type="simple" xlink:href="https://www.ukrinform.ua/rubric-polytics/3692018-polsa-ta-ukraina-pracuut-nad-novim-dogovorom-pro-dobrosusidstvo-duda.html" text:style-name="Internet_20_link" text:visited-style-name="Visited_20_Internet_20_Link">
</text:a>
</text:span>
</text:p>
      <text:p text:style-name="P4">
He overwhelmed that "no negotiations and the decision over the heads of Ukrainians can not be a language."</text:p>
      <text:p text:style-name="P4">
"If someone in the world starts such a conversation with me, then I reply: And you were Ubuchi, Borodyans and Irpini? Not? Then go there, and tell people whose people were killed, tortured and raped, tell them directly in the eye that the victim is victim Their close suffering did not matter, and that everything will be.</text:p>
      <text:p text:style-name="P4">
<text:span text:style-name="T4">
 Read also: </text:span>
 <text:span text:style-name="T4">
 <text:a xlink:type="simple" xlink:href="https://www.ukrinform.ua/rubric-polytics/3692000-ukraina-ne-pide-na-kompromisi-u-pitannah-zahistu-svoei-zemli-zelenskij.html" text:style-name="Internet_20_link" text:visited-style-name="Visited_20_Internet_20_Link">
</text:a>
</text:span>
</text:p>
      <text:p text:style-name="P4">
He once again stressed that it was necessary to continue to support Ukraine for no doubt.</text:p>
      <text:p text:style-name="P4">
"Ukraine today is urgently needed by the faith of the free world in its victory. We, Poles, believe that Ukraine will protect itself from Russian aggression, and the mines of its citizens will be able to return to their homes, which we, which we, we, will help to rebuild ... We believe in You and in your victory!" - stressed the President.</text:p>
      <text:p text:style-name="P4">
He completed his speech with the first lines from the Polish and Ukrainian state anthems.</text:p>
      <text:p text:style-name="P4">
As it was reported, President Volodymyr Zelenskyy, together with his wife on April 5, reassures an official visit in Poland.</text:p>
      <text:p text:style-name="P4">
News Source: <text:a xlink:type="simple" xlink:href="https://www.ukrinform.ua/rubric-polytics/3692190-svit-mae-vimagati-vivesti-rosijski-vijska-z-usiei-teritorii-ukraini-duda.html" text:style-name="Internet_20_link" text:visited-style-name="Visited_20_Internet_20_Link">
https://www.ukrinform.ua/rubric-polytics/3692190-svit-mae-vimagati-vivesti-rosijski-vijska-z-usiei-teritorii-ukraini-duda.html</text:a>
</text:p>
      <!--NEWS-->
      <text:h text:style-name="P10" text:outline-level="1">
<text:span text:style-name="T4">
The first ladies of Ukraine and Poland visited the Warsaw Refugee Assistance Center</text:span>
</text:h>
      <text:p text:style-name="P4">
Authors: Ukrinform (Person)</text:p>
      <text:p text:style-name="P4">
Publisher: Укринформ (Organization)</text:p>
      <text:p text:style-name="P4">
Published Time: 2023-04-05T-39:12:00+03:00</text:p>
      <text:p text:style-name="P4">
Modified Time: 2023-04-05T22:12:00+03:00</text:p>
      <text:p text:style-name="P4">
Description: The wives of the Presidents of Ukraine Elena Zelensk and Poland Agatha Corningauzer-Duda visited the Caritas Polska (Caritas Polska) at Warsaw. - Ukrinform.</text:p>
      <text:p text:style-name="P4">
Images: ["<text:a xlink:type="simple" xlink:href="https://static.ukrinform.com/photos/2023_04/thumb_files/630_360_1680721814-410.jpg" text:style-name="Internet_20_link" text:visited-style-name="Visited_20_Internet_20_Link">
630_360_16807...</text:a>
"]</text:p>
      <text:p text:style-name="P4">
Tags: ['Польща', 'Візит', 'Олена Зеленська', 'Перша леді']</text:p>
      <text:p text:style-name="P4">
Type: Article</text:p>
      <!--METADATA-->
      <text:p text:style-name="P4">
<draw:frame draw:style-name="fr1" draw:name="Image93" text:anchor-type="as-char" svg:width="6.9236in" svg:height="3.956343in" draw:z-index="0">
<draw:image xlink:href="../Images/yкринформ/2023-04-05T-39-12-00-03-00/630_360_1680721814-410.jpg" xlink:type="simple" xlink:show="embed" xlink:actuate="onLoad" draw:mime-type="image/jpeg"/>
</draw:frame>
Olena Zelenskaya and Poland, Agatha Cornhauser-Duda, Warsaw Vichava Center for Migrant Assistance and Refugees from Caritas Poland Visited Presidents of Ukraine and Poland.(Caritaspolska).</text:p>
      <text:p text:style-name="P4">
Як передає Укрінформ, про це Зеленська повідомила у <text:a xlink:type="simple" xlink:href="https://t.me/FirstLadyOfUkraine/2851" text:style-name="Internet_20_link" text:visited-style-name="Visited_20_Internet_20_Link">
</text:a>
.</text:p>
      <text:p text:style-name="P4">
“Honoring for housing, food money, psychological support, linguistic courses, employment, comprehensive classes for children and adults, rooms for Malechi and seniors are not all that Ukrainians receive at Warsaw Center for Migrants and Refugees from Caritas Poland.(Caritas Poland).Сьогодні побували тут разом із колегою Агатою Корнгаузер-Дудою», - зазначилаЗеленська.</text:p>
      <text:p text:style-name="P4">
<text:span text:style-name="T4">
Читайте також:</text:span>
 <text:span text:style-name="T4">
<text:a xlink:type="simple" xlink:href="https://www.ukrinform.ua/rubric-society/3692022-zelenska-zustrilasa-z-ukrainskimi-medikami-aki-zaversuut-navcanna-u-polsi.html" text:style-name="Internet_20_link" text:visited-style-name="Visited_20_Internet_20_Link">
 </text:a>
</text:span>
</text:p>
      <text:p text:style-name="P4">
According to her, with "Caritas" - a charity organization of the Catholic Church - almost every Ukrainian who expelled the war abroad. After all, the thousands of Caritas volunteers simply gave food, drinks, thermos, blankets, in the first days of large -scale Russian invasion.</text:p>
      <text:p text:style-name="P4">
"And so far in different cities of the country: centers similar to Zharshavsky, in Poland there are 32. Millions of Ukrainians have received not only effective support, but also invaluable feeling that in an unfamiliar country they do not remain on its own," Zelenska said.</text:p>
      <text:p text:style-name="P4">
<text:span text:style-name="T4">
 Read also: </text:span>
 <text:span text:style-name="T4">
 <text:a xlink:type="simple" xlink:href="https://www.ukrinform.ua/rubric-vidbudova/3692152-u-polsi-pidpisali-dokument-pro-vidbudovu-ukraini-zelenskij.html" text:style-name="Internet_20_link" text:visited-style-name="Visited_20_Internet_20_Link">
</text:a>
</text:span>
</text:p>
      <text:p text:style-name="P4">
She thanked each Polish volunteer and every volunteer, qualify Ukrainians on the difficult emigrant journey, and emphasized that "good would come to return a hundred."</text:p>
      <text:p text:style-name="P4">
<text:span text:style-name="T4">
 Read also: </text:span>
 <text:span text:style-name="T4">
 <text:a xlink:type="simple" xlink:href="https://www.ukrinform.ua/rubric-polytics/3692154-zelenskij-vistupae-u-korolivskomu-zamku-varsavi.html" text:style-name="Internet_20_link" text:visited-style-name="Visited_20_Internet_20_Link">
</text:a>
</text:span>
</text:p>
      <text:p text:style-name="P4">
As reported by Ukrinform, earlier Olena Zelenska and Agatha Cornhauser-Doudasa have been with Ukrainian doctors who are completed in <text:span text:style-name="T4">
 <text:a xlink:type="simple" xlink:href="https://www.ukrinform.ua/tag-polsa" text:style-name="Internet_20_link" text:visited-style-name="Visited_20_Internet_20_Link">
</text:a>
</text:span>
 Course in helicopter an emergency medical care.</text:p>
      <text:p text:style-name="P4">
News Source: <text:a xlink:type="simple" xlink:href="https://www.ukrinform.ua/rubric-society/3692186-persi-ledi-ukraini-ta-polsi-vidvidali-varsavskij-centr-dopomogi-bizencam.html" text:style-name="Internet_20_link" text:visited-style-name="Visited_20_Internet_20_Link">
https://www.ukrinform.ua/rubric-society/3692186-persi-ledi-ukraini-ta-polsi-vidvidali-varsavskij-centr-dopomogi-bizencam.html</text:a>
</text:p>
      <!--NEWS-->
      <text:h text:style-name="P10" text:outline-level="1">
<text:span text:style-name="T4">
Ukraine will be able to export less grain by highways if unlocked morts - Solsky</text:span>
</text:h>
      <text:p text:style-name="P4">
Authors: Ukrinform (Person)</text:p>
      <text:p text:style-name="P4">
Publisher: Укринформ (Organization)</text:p>
      <text:p text:style-name="P4">
Published Time: 2023-04-05T-41:06:56+03:00</text:p>
      <text:p text:style-name="P4">
Modified Time: 2023-04-05T22:06:56+03:00</text:p>
      <text:p text:style-name="P4">
Description: Ukraine could reduce the volume of transportation of grain by road through Europe if Russia ceases to block the work of Ukrainian seaports. - Ukrinform.</text:p>
      <text:p text:style-name="P4">
Images: ["<text:a xlink:type="simple" xlink:href="https://static.ukrinform.com/photos/2022_06/thumb_files/630_360_1655714911-861.jpg" text:style-name="Internet_20_link" text:visited-style-name="Visited_20_Internet_20_Link">
630_360_16557...</text:a>
"]</text:p>
      <text:p text:style-name="P4">
Tags: ['Експорт', 'Мінагро', 'Польща', 'Зерно', 'Сольський']</text:p>
      <text:p text:style-name="P4">
Type: Article</text:p>
      <!--METADATA-->
      <text:p text:style-name="P4">
<draw:frame draw:style-name="fr1" draw:name="Image94" text:anchor-type="as-char" svg:width="6.9236in" svg:height="3.956343in" draw:z-index="0">
<draw:image xlink:href="../Images/yкринформ/2023-04-05T-41-06-56-03-00/630_360_1655714911-861.jpg" xlink:type="simple" xlink:show="embed" xlink:actuate="onLoad" draw:mime-type="image/jpeg"/>
</draw:frame>
Ukraine would reduce the volume of transportation of grain by road through Europe if Russia ceases to block the work of Ukrainian seaports.</text:p>
      <text:p text:style-name="P4">
The Minister of Agrarian Policy and Food of Ukraine Mykolasolsky said this, Ukrinform reports with reference to <text:a xlink:type="simple" xlink:href="https://minagro.gov.ua/news/mikola-solskij-na-vartist-zerna-u-sviti-vplivaye-vijna-proti-ukrayini" text:style-name="Internet_20_link" text:visited-style-name="Visited_20_Internet_20_Link">
</text:a>
He noted that if the whole world community managed to squeeze Russia to increase inspections in Bosphorus, Ukraine could send several times more grain vessels per day. Accordingly, the flow of car transportation of Ukrainian grain in Europe could be reduced.</text:p>
      <text:p text:style-name="P4">
According to Solsky, exports are cheaper for the Ukrainian farmer, and therefore more profitable.</text:p>
      <text:p text:style-name="P4">
He stressed that Russia continues to artificially restrain the export of Ukrainian <text:a xlink:type="simple" xlink:href="https://www.ukrinform.ua/tag-zerno" text:style-name="Internet_20_link" text:visited-style-name="Visited_20_Internet_20_Link">
</text:a>
by the sea, inhibiting the inspection of the Vuden in the Bosphorus. Only 2-3 ships are inspected. The minister explained that Ukrainian ports did not work at full capacity due to military aggression. Therefore, for the export of Ukrainian grain, we have to look for alternatives, including through Poland.</text:p>
      <text:p text:style-name="P4">
"Russia's war against Ukraine has influenced the whole world agricultural market. The aggressor country has created problems for both Ukrainian and Polish and consumers, not only in us, but also in Europe or Africa. And one major problems - It is a blocking of maritime routes of Ukrainian exports, " - said the head of the Ministry of Agrarian Policy.</text:p>
      <text:p text:style-name="P4">
He added that almost a year ago, the European Commission implemented the Overhanging initiative to establish alternative routes of exports of Ukrainian agro -products and imports of essential goods in the conditions of blockade of marine ports.</text:p>
      <text:p text:style-name="P4">
"It was a fierce support from Europe, including Poland, and this decision was to protect the critical interests of Ukrainian farmers. We continue to coal our markets, we for healthy competition and understand that allies should be comfortable to cooperate. Unfortunately, the war made its adjustments Fortunately, the Poles understand it, " - said Solsky.</text:p>
      <text:p text:style-name="P4">
<text:span text:style-name="T4">
 Read also: </text:span>
 <text:a xlink:type="simple" xlink:href="https://www.ukrinform.ua/rubric-economy/3692141-problemi-polskih-fermeriv-zelenskij-zapevnae-so-pitanna-virisat-u-najblizci-dnitizni.html" text:style-name="Internet_20_link" text:visited-style-name="Visited_20_Internet_20_Link">
<text:span text:style-name="T4">
 farmers </text:span>
</text:a>
</text:p>
      <text:p text:style-name="P4">
Kovalchyk stated that he decided to leave the position through the decision of the European Commission to continue to duty -free import of Ukrainian grain by June 2024. Tariffs were made by Polish farmers.</text:p>
      <text:p text:style-name="P4">
Poland and other countries have offered assistance in transit of Ukrainian grain outside the markets after Russia has blocked traditional routes for post -scale -scale invasion of Ukraine.</text:p>
      <text:p text:style-name="P4">
Polish farmers claim that grain remains in their countries, which leads to a decrease in prices.</text:p>
      <text:p text:style-name="P4">
News Source: <text:a xlink:type="simple" xlink:href="https://www.ukrinform.ua/rubric-economy/3692184-ukraina-zmoze-eksportuvati-mense-zerna-avtoslahami-akso-budut-rozblokovani-morporti-solskij.html" text:style-name="Internet_20_link" text:visited-style-name="Visited_20_Internet_20_Link">
https://www.ukrinform.ua/rubric-economy/3692184-ukraina-zmoze-eksportuvati-mense-zerna-avtoslahami-akso-budut-rozblokovani-morporti-solskij.html</text:a>
</text:p>
      <!--NEWS-->
      <text:h text:style-name="P10" text:outline-level="1">
<text:span text:style-name="T4">
The profile committee of the Council supports the SPFU reorganization</text:span>
</text:h>
      <text:p text:style-name="P4">
Authors: Ukrinform (Person)</text:p>
      <text:p text:style-name="P4">
Publisher: Укринформ (Organization)</text:p>
      <text:p text:style-name="P4">
Published Time: 2023-04-05T-43:01:16+03:00</text:p>
      <text:p text:style-name="P4">
Modified Time: 2023-04-05T22:01:16+03:00</text:p>
      <text:p text:style-name="P4">
Description: The Committee on Economic Development recommends that the Parliament approve in the second reading the bill No. 8250, which will help to improve the management structure of the State Property Fund. - Ukrinform.</text:p>
      <text:p text:style-name="P4">
Images: ["<text:a xlink:type="simple" xlink:href="https://static.ukrinform.com/photos/2015_12/thumb_files/630_360_1450445153-4552.jpg" text:style-name="Internet_20_link" text:visited-style-name="Visited_20_Internet_20_Link">
630_360_14504...</text:a>
"]</text:p>
      <text:p text:style-name="P4">
Tags: ['ФДМУ', 'Реформа', 'Законопроєкт', 'Верховна Рада']</text:p>
      <text:p text:style-name="P4">
Type: Article</text:p>
      <!--METADATA-->
      <text:p text:style-name="P4">
<draw:frame draw:style-name="fr1" draw:name="Image95" text:anchor-type="as-char" svg:width="6.9236in" svg:height="3.956343in" draw:z-index="0">
<draw:image xlink:href="../Images/yкринформ/2023-04-05T-43-01-16-03-00/630_360_1450445153-4552.jpg" xlink:type="simple" xlink:show="embed" xlink:actuate="onLoad" draw:mime-type="image/jpeg"/>
</draw:frame>
The Committee of Economic Development recommends that Parliament approve in the second reading the bill No. 8250, which will help to improve the management structure of the State Property Fund.</text:p>
      <text:p text:style-name="P4">
About it reports Ukrinform with a link to the site <text:a xlink:type="simple" xlink:href="https://www.rada.gov.ua/news/news_kom/234971.html" text:style-name="Internet_20_link" text:visited-style-name="Visited_20_Internet_20_Link">
</text:a>
.</text:p>
      <text:p text:style-name="P4">
“As a result of the discussion, MPs - members of the Committee on Economic Development made a decision to recommend <text:a xlink:type="simple" xlink:href="https://www.ukrinform.ua/tag-verhovna-rada" text:style-name="Internet_20_link" text:visited-style-name="Visited_20_Internet_20_Link">
</text:a>
To accept the above -proofed -proofreadist as a whole, ”the message reads.</text:p>
      <text:p text:style-name="P4">
The document is aimed at regulating management processes within the fund -state property. It will create a single approach to the doboruad and management system, as well as digitalized the internal document circulation of the tav perfect the risk analysis system.</text:p>
      <text:p text:style-name="P4">
<text:span text:style-name="T4">
 Read also: </text:span>
 <text:a xlink:type="simple" xlink:href="https://www.ukrinform.ua/rubric-economy/3689488-fond-derzmajna-planue-vidnoviti-veliku-privatizaciu.html" text:style-name="Internet_20_link" text:visited-style-name="Visited_20_Internet_20_Link">
</text:a>
As it was reported, since the beginning of 2023, the State Property Fund conducted 81 privatization auction and attracted UAH 1 billion from private investors. 65% of the funds were brought to the state budget.</text:p>
      <text:p text:style-name="P4">
News Source: <text:a xlink:type="simple" xlink:href="https://www.ukrinform.ua/rubric-economy/3692183-profilnij-komitet-radi-pidtrimue-zakonoproekt-pro-reorganizaciu-fdmu.html" text:style-name="Internet_20_link" text:visited-style-name="Visited_20_Internet_20_Link">
https://www.ukrinform.ua/rubric-economy/3692183-profilnij-komitet-radi-pidtrimue-zakonoproekt-pro-reorganizaciu-fdmu.html</text:a>
</text:p>
      <!--NEWS-->
      <text:h text:style-name="P10" text:outline-level="1">
<text:span text:style-name="T4">
In the center of Moscow burned the building of the Ministry of Defense</text:span>
</text:h>
      <text:p text:style-name="P4">
Authors: Ukrinform (Person)</text:p>
      <text:p text:style-name="P4">
Publisher: Укринформ (Organization)</text:p>
      <text:p text:style-name="P4">
Published Time: 2023-04-05T-46:55:00+03:00</text:p>
      <text:p text:style-name="P4">
Modified Time: 2023-04-05T21:55:00+03:00</text:p>
      <text:p text:style-name="P4">
Description: In the historic center of Moscow on Znamenka Street there was a fire of the second level in the building of the Ministry of Defense of the Russian Federation.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Міноборони', 'Москва', 'росія']</text:p>
      <text:p text:style-name="P4">
Type: Article</text:p>
      <!--METADATA-->
      <text:p text:style-name="P4">
<draw:frame draw:style-name="fr1" draw:name="Image96" text:anchor-type="as-char" svg:width="6.9236in" svg:height="3.956343in" draw:z-index="0">
<draw:image xlink:href="../Images/yкринформ/2023-04-05T-46-55-00-03-00/630_360_1677569405-698.jpg" xlink:type="simple" xlink:show="embed" xlink:actuate="onLoad" draw:mime-type="image/jpeg"/>
</draw:frame>
Moscow's news center on Znamenka Street there was a second level of complexity in the building of the Ministry of Defense of the Russian Federation.</text:p>
      <text:p text:style-name="P4">
As Ukrinform reports, it reports <text:a xlink:type="simple" xlink:href="https://tass.ru/proisshestviya/17459961" text:style-name="Internet_20_link" text:visited-style-name="Visited_20_Internet_20_Link">
</text:a>
With reference to the press service of the Ministry of Emergencies of Russia.</text:p>
      <text:p text:style-name="P4">
According to officials, the fire occurred on the third floor through an electropo feeder, in another version - due to the accident. The fire was given a second - an increased complexity of five existing ones.</text:p>
      <text:p text:style-name="P4">
<text:span text:style-name="T4">
 Read also: </text:span>
 <text:a xlink:type="simple" xlink:href="https://www.ukrinform.ua/rubric-world/3691579-u-banglades-goriv-stolicnij-rinok-zniseni-blizko-5-tisac-kramnic.html" text:style-name="Internet_20_link" text:visited-style-name="Visited_20_Internet_20_Link">
</text:a>
</text:p>
      <text:p text:style-name="P4">
<text:a xlink:type="simple" xlink:href="https://tass.ru/proisshestviya/17459961" text:style-name="Internet_20_link" text:visited-style-name="Visited_20_Internet_20_Link">
 </text:a>
Eliminated on an area of 60 square meters. M o20: 00.</text:p>
      <text:p text:style-name="P4">
The building where the fire occurred, there are administrative services of the Ministry of Defense, including the Department of Military Property and the Housing Department. It also houses the Museum of the Soviet County George Zhukov.</text:p>
      <text:p text:style-name="P4">
<text:span text:style-name="T4">
 Read also: </text:span>
 <text:a xlink:type="simple" xlink:href="https://www.ukrinform.ua/rubric-world/3690914-u-berlinskij-likarni-stalasa-pozeza-postrazdali-troe-pacientiv-i-medsestra.html" text:style-name="Internet_20_link" text:visited-style-name="Visited_20_Internet_20_Link">
<text:span text:style-name="T4">
 fires </text:span>
</text:a>
The Russian media remind that in this house where the Defense Ministry of Defense is located, there was already a fire in 2016, more large -scale. Then the roof, the fire was extinguished for about nine hours.</text:p>
      <text:p text:style-name="P4">
On the street Znamyanka, 19 is the old house of the Russian General Staff, the former Alexander Military School. It is based on the palace of General SS Apraxin, built in 1792 by architect F.I. Camporezi.</text:p>
      <text:p text:style-name="P4">
Photo Illustrative, Alexander Himanov</text:p>
      <text:p text:style-name="P4">
News Source: <text:a xlink:type="simple" xlink:href="https://www.ukrinform.ua/rubric-world/3692182-u-centri-moskvi-gorila-budivla-minoboroni.html" text:style-name="Internet_20_link" text:visited-style-name="Visited_20_Internet_20_Link">
https://www.ukrinform.ua/rubric-world/3692182-u-centri-moskvi-gorila-budivla-minoboroni.html</text:a>
</text:p>
      <!--NEWS-->
      <text:h text:style-name="P10" text:outline-level="1">
<text:span text:style-name="T4">
Freedom of Ukraine and Poland is a guarantee of freedom for neighboring countries - Zelensky</text:span>
</text:h>
      <text:p text:style-name="P4">
Authors: Ukrinform (Person)</text:p>
      <text:p text:style-name="P4">
Publisher: Укринформ (Organization)</text:p>
      <text:p text:style-name="P4">
Published Time: 2023-04-05T-48:53:46+03:00</text:p>
      <text:p text:style-name="P4">
Modified Time: 2023-04-05T21:53:46+03:00</text:p>
      <text:p text:style-name="P4">
Description: Freedom of Ukraine and Poland is a guarantee of freedom for neighboring countries, and the more freedom, the more guarantees that the enemy will be fair responsibility. - Ukrinform.</text:p>
      <text:p text:style-name="P4">
Images: ["<text:a xlink:type="simple" xlink:href="https://static.ukrinform.com/photos/2023_04/thumb_files/630_360_1680717221-266.jpg" text:style-name="Internet_20_link" text:visited-style-name="Visited_20_Internet_20_Link">
630_360_16807...</text:a>
"]</text:p>
      <text:p text:style-name="P4">
Tags: ['Польща', 'Варшава', 'Зеленський']</text:p>
      <text:p text:style-name="P4">
Type: Article</text:p>
      <!--METADATA-->
      <text:p text:style-name="P4">
<draw:frame draw:style-name="fr1" draw:name="Image97" text:anchor-type="as-char" svg:width="6.9236in" svg:height="3.956343in" draw:z-index="0">
<draw:image xlink:href="../Images/yкринформ/2023-04-05T-48-53-46-03-00/630_360_1680717221-266.jpg" xlink:type="simple" xlink:show="embed" xlink:actuate="onLoad" draw:mime-type="image/jpeg"/>
</draw:frame>
Freedom and Poland is a guarantee of freedom for neighboring countries, and the more freedom, the more guarantees that the enemy will be fair responsibility.</text:p>
      <text:p text:style-name="P4">
President Volodymyr Zelenskyy said this during a speech in the Royal Zamka in Warsaw, Ukrinform correspondent reports.</text:p>
      <text:p text:style-name="P4">
"When we are free with you, it is a guarantee that freedom will be strong in all our neighborhoods in the EU: Romania and Slovakia, Lithuania and other Baltic countries are more external when we are free. When we are free is a guarantee that freedom will stand Umoldo It will leave Georgia and come, it will definitely come, in Belarus, "Zelensky said.</text:p>
      <text:p text:style-name="P4">
<text:span text:style-name="T4">
 Read also: </text:span>
 <text:a xlink:type="simple" xlink:href="https://www.ukrinform.ua/rubric-polytics/3692174-zelenskij-u-polsi-cotiri-kolori-nasih-praporiv-micnisi-za-rosijskij-trikolor.html" text:style-name="Internet_20_link" text:visited-style-name="Visited_20_Internet_20_Link">
<text:span text:style-name="T4">
 Zelensky </text:span>
</text:a>
He also emphasized that the more freedom in countries, the greater the guarantees that "our common enemy will be rightly responsible for the Bull Tabing, Katyn and Smolensk, will be responsible for the end of his life here, the Equatus, and for ever before God."</text:p>
      <text:p text:style-name="P4">
"Justice is the historical achievement of our generations," the president.</text:p>
      <text:p text:style-name="P4">
As it was reported, President Volodymyr Zelenskyy, together with his wife on April 5, reassures an official visit in Poland.</text:p>
      <text:p text:style-name="P4">
News Source: <text:a xlink:type="simple" xlink:href="https://www.ukrinform.ua/rubric-polytics/3692179-svoboda-ukraini-ta-polsi-e-garantieu-svobodi-dla-susidnih-krain-zelenskij.html" text:style-name="Internet_20_link" text:visited-style-name="Visited_20_Internet_20_Link">
https://www.ukrinform.ua/rubric-polytics/3692179-svoboda-ukraini-ta-polsi-e-garantieu-svobodi-dla-susidnih-krain-zelenskij.html</text:a>
</text:p>
      <!--NEWS-->
      <text:h text:style-name="P10" text:outline-level="1">
<text:span text:style-name="T4">
Since the beginning of the year, the consolidated budget has received more than ₴ 253 billion</text:span>
</text:h>
      <text:p text:style-name="P4">
Authors: Ukrinform (Person)</text:p>
      <text:p text:style-name="P4">
Publisher: Укринформ (Organization)</text:p>
      <text:p text:style-name="P4">
Published Time: 2023-04-05T-50:52:12+03:00</text:p>
      <text:p text:style-name="P4">
Modified Time: 2023-04-05T21:52:12+03:00</text:p>
      <text:p text:style-name="P4">
Description: Payers in difficult wartime continue to support the economy of Ukraine, honestly paying taxes to the budget, so in three months it has already received more than UAH 253 billion. - Ukrinform.</text:p>
      <text:p text:style-name="P4">
Images: ["<text:a xlink:type="simple" xlink:href="https://static.ukrinform.com/photos/2020_10/thumb_files/630_360_1602826953-917.jpg" text:style-name="Internet_20_link" text:visited-style-name="Visited_20_Internet_20_Link">
630_360_16028...</text:a>
"]</text:p>
      <text:p text:style-name="P4">
Tags: ['Бюджет', 'Податки']</text:p>
      <text:p text:style-name="P4">
Type: Article</text:p>
      <!--METADATA-->
      <text:p text:style-name="P4">
<draw:frame draw:style-name="fr1" draw:name="Image98" text:anchor-type="as-char" svg:width="6.9236in" svg:height="3.956343in" draw:z-index="0">
<draw:image xlink:href="../Images/yкринформ/2023-04-05T-50-52-12-03-00/630_360_1602826953-917.jpg" xlink:type="simple" xlink:show="embed" xlink:actuate="onLoad" draw:mime-type="image/jpeg"/>
</draw:frame>
Payers in difficult wartime continue to support the economy of Ukraine, honestly paying taxes to the budget, so in three months more than 253 billion UAH has already been received.</text:p>
      <text:p text:style-name="P4">
As Ukrinform reports, it reports <text:a xlink:type="simple" xlink:href="https://tax.gov.ua/media-tsentr/novini/666239.html" text:style-name="Internet_20_link" text:visited-style-name="Visited_20_Internet_20_Link">
</text:a>
"Yes, in January - March 2023(balance)For the consolidated budget, the traffic controls of the DPS amount to UAH 253.2 billion. The state budget received UAH 152.2 billion, to local budgets -UAH 101 billion, " -goes in the message.</text:p>
      <text:p text:style-name="P4">
Receipt(balance)The general fund of the state budget in January - March2023 amounted to UAH 150.4 billion. Indicators of the painting of the Ministry of Finance of Ukraine by revenues of the general fund of the state budget were performed on 98.8 performance. For the 1st quarter of 2023, 40.4 billion VAT was reimbursed into the accounts of payers.</text:p>
      <text:p text:style-name="P4">
<text:span text:style-name="T4">
 Read also: </text:span>
 <text:a xlink:type="simple" xlink:href="https://www.ukrinform.ua/rubric-economy/3691281-derzavni-zapozicenna-do-budzetu-v-persomu-kvartali-stanovili-4035-milarda-minfin.html" text:style-name="Internet_20_link" text:visited-style-name="Visited_20_Internet_20_Link">
</text:a>
In March 2023 revenue(balance)The consolidated budget for payments, which control the DPS, amounts to UAH 103.3 billion. The state budget received 68.8 billion UAH, to local budgets - UAH 34.5 billion.</text:p>
      <text:p text:style-name="P4">
As reported by Ukrinform, in January-February 2023 revenues to the consolidated <text:a xlink:type="simple" xlink:href="https://www.ukrinform.ua/tag-budzet" text:style-name="Internet_20_link" text:visited-style-name="Visited_20_Internet_20_Link">
</text:a>
According to payments controlled by the State tax service of Ukraine, amounted to UAH 149.9 billion.</text:p>
      <text:p text:style-name="P4">
News Source: <text:a xlink:type="simple" xlink:href="https://www.ukrinform.ua/rubric-economy/3692177-z-pocatku-roku-do-zvedenogo-budzetu-nadijslo-ponad-253-milardi.html" text:style-name="Internet_20_link" text:visited-style-name="Visited_20_Internet_20_Link">
https://www.ukrinform.ua/rubric-economy/3692177-z-pocatku-roku-do-zvedenogo-budzetu-nadijslo-ponad-253-milardi.html</text:a>
</text:p>
      <!--NEWS-->
      <text:h text:style-name="P10" text:outline-level="1">
<text:span text:style-name="T4">
Zelensky believes that Poland will show its leadership in creating an aviation coalition</text:span>
</text:h>
      <text:p text:style-name="P4">
Authors: Ukrinform (Person)</text:p>
      <text:p text:style-name="P4">
Publisher: Укринформ (Organization)</text:p>
      <text:p text:style-name="P4">
Published Time: 2023-04-05T-52:48:11+03:00</text:p>
      <text:p text:style-name="P4">
Modified Time: 2023-04-05T21:48:11+03:00</text:p>
      <text:p text:style-name="P4">
Description: President of Ukraine Volodymyr Zelensky believes that Poland will show its leadership in the creation of an international aviation coalition to provide Ukraine with modern fighters, and called on the world not to dwell in solidarity with Ukraine. - Ukrinform.</text:p>
      <text:p text:style-name="P4">
Images: ["<text:a xlink:type="simple" xlink:href="https://static.ukrinform.com/photos/2023_04/thumb_files/630_360_1680717221-266.jpg" text:style-name="Internet_20_link" text:visited-style-name="Visited_20_Internet_20_Link">
630_360_16807...</text:a>
"]</text:p>
      <text:p text:style-name="P4">
Tags: ['Польща', 'Зеленський', 'Війна з росією', 'Авіаційна коаліція']</text:p>
      <text:p text:style-name="P4">
Type: Article</text:p>
      <!--METADATA-->
      <text:p text:style-name="P4">
<draw:frame draw:style-name="fr1" draw:name="Image99" text:anchor-type="as-char" svg:width="6.9236in" svg:height="3.956343in" draw:z-index="0">
<draw:image xlink:href="../Images/yкринформ/2023-04-05T-52-48-11-03-00/630_360_1680717221-266.jpg" xlink:type="simple" xlink:show="embed" xlink:actuate="onLoad" draw:mime-type="image/jpeg"/>
</draw:frame>
President of Ukraine Volodymyr Zelensky believes that Poland will show its leadership for the establishment of an international aviation coalition to provide Ukraine with modern -day joints, and called on the world not to dwell in solidarity with Ukraine.</text:p>
      <text:p text:style-name="P4">
He stated this, speaking to the Ukrainian and Polish communities at the Plashchikorolovsky Castle in Warsaw, and thanks to the Poles for their support and assistance in the war with the aggressor, Ukrinform correspondent reports.</text:p>
      <text:p text:style-name="P4">
"Do you still need steps to victory? No. It is only necessary not to dwell. On aircraft, you should not guess what number will look safer next to the letter F - 16 something else. It is worth acting, "the President said.</text:p>
      <text:p text:style-name="P4">
<text:span text:style-name="T4">
 Read also: </text:span>
 <text:a xlink:type="simple" xlink:href="https://www.ukrinform.ua/rubric-ato/3692117-prezident-napolagae-na-stvorenni-aviacijnoi-koalicii-dla-ukraini.html" text:style-name="Internet_20_link" text:visited-style-name="Visited_20_Internet_20_Link">
<text:span text:style-name="T4">
 Coalitions </text:span>
</text:a>
He recalled Poland's leadership and determination to create a "tank coalition" to help Ukraine and hopes for this leadership in the "aviation coalition".</text:p>
      <text:p text:style-name="P4">
"It is necessary to act as much as your leadership manifested itself in the" tank coalition ". Belief that will be manifested in the" aviation coalition ". Because it is a battle for freedom, and in it it is impossible to win partially," - said <text:a xlink:type="simple" xlink:href="https://www.ukrinform.ua/tag-zelenskij" text:style-name="Internet_20_link" text:visited-style-name="Visited_20_Internet_20_Link">
</text:a>
.</text:p>
      <text:p text:style-name="P4">
<text:span text:style-name="T4">
 Read also: </text:span>
 <text:a xlink:type="simple" xlink:href="https://www.ukrinform.ua/rubric-ato/3692111-zelenskij-obgovoriv-iz-moraveckim-dopomogi-u-posuku-ta-povernenni-z-rf-ukrainskih-ditej.html" text:style-name="Internet_20_link" text:visited-style-name="Visited_20_Internet_20_Link">
<text:span text:style-name="T4">
 Zelensky </text:span>
</text:a>
As it was reported, President Volodymyr Zelenskyy, together with his wife on April 5, reassures an official visit in Poland.</text:p>
      <text:p text:style-name="P4">
Polish President Andrzej Duda earlier stated that <text:a xlink:type="simple" xlink:href="https://www.ukrinform.ua/rubric-ato/3691947-polsa-peredala-ukraini-vze-visim-migiv-gotue-se-sist.html" text:style-name="Internet_20_link" text:visited-style-name="Visited_20_Internet_20_Link">
</text:a>
and prepares six fighter jets.</text:p>
      <text:p text:style-name="P4">
News Source: <text:a xlink:type="simple" xlink:href="https://www.ukrinform.ua/rubric-ato/3692175-zelenskij-virit-so-polsa-proavit-svoe-liderstvo-u-stvorenni-aviacijnoi-koalicii.html" text:style-name="Internet_20_link" text:visited-style-name="Visited_20_Internet_20_Link">
https://www.ukrinform.ua/rubric-ato/3692175-zelenskij-virit-so-polsa-proavit-svoe-liderstvo-u-stvorenni-aviacijnoi-koalicii.html</text:a>
</text:p>
      <!--NEWS-->
      <text:h text:style-name="P10" text:outline-level="1">
<text:span text:style-name="T4">
Zelensky in Poland: Four colors of our flags stronger than Russian tricolor</text:span>
</text:h>
      <text:p text:style-name="P4">
Authors: Ukrinform (Person)</text:p>
      <text:p text:style-name="P4">
Publisher: Укринформ (Organization)</text:p>
      <text:p text:style-name="P4">
Published Time: 2023-04-05T-54:47:22+03:00</text:p>
      <text:p text:style-name="P4">
Modified Time: 2023-04-05T21:47:22+03:00</text:p>
      <text:p text:style-name="P4">
Description: President of Ukraine Volodymyr Zelensky is convinced that yellow-blue and white-red colors are stronger than Russian tricolor. - Ukrinform.</text:p>
      <text:p text:style-name="P4">
Images: ["<text:a xlink:type="simple" xlink:href="https://static.ukrinform.com/photos/2023_04/thumb_files/630_360_1680717213-122.jpg" text:style-name="Internet_20_link" text:visited-style-name="Visited_20_Internet_20_Link">
630_360_16807...</text:a>
", "<text:a xlink:type="simple" xlink:href="https://static.ukrinform.com/photos/2023_04/1680717214-559.jpg" text:style-name="Internet_20_link" text:visited-style-name="Visited_20_Internet_20_Link">
1680717214-55...</text:a>
", "<text:a xlink:type="simple" xlink:href="https://static.ukrinform.com/photos/2023_04/1680717213-704.jpg" text:style-name="Internet_20_link" text:visited-style-name="Visited_20_Internet_20_Link">
1680717213-70...</text:a>
"]</text:p>
      <text:p text:style-name="P4">
Tags: ['Польща', 'Варшава', 'Зеленський']</text:p>
      <text:p text:style-name="P4">
Type: Article</text:p>
      <!--METADATA-->
      <text:p text:style-name="P4">
<draw:frame draw:style-name="fr1" draw:name="Image100" text:anchor-type="as-char" svg:width="6.9236in" svg:height="3.956343in" draw:z-index="0">
<draw:image xlink:href="../Images/yкринформ/2023-04-05T-54-47-22-03-00/630_360_1680717213-122.jpg" xlink:type="simple" xlink:show="embed" xlink:actuate="onLoad" draw:mime-type="image/jpeg"/>
</draw:frame>
President of Ukraine Volodymyr Zelenskyy is convinced that yellow-blue and white-red colors are stronger than Russian tricolor.</text:p>
      <text:p text:style-name="P4">
He stated this, speaking to the Ukrainian and Polish communities at the Plashchikorolovsky Castle in Warsaw, and thanks to the Poles for their support and assistance in the war with the aggressor, Ukrinform correspondent reports.</text:p>
      <text:p text:style-name="P4">
"Ukraine and Poland will affirm freedom together in Europe forever. Tyrania loses Vistoria when it loses Ukraine. Moscow will not kill, and St. Petersburg will never share more. After our victory on our and your Maidans will never be more than Russia," the head of the Ukrainian state said.</text:p>
      <text:p text:style-name="P4">
<draw:frame draw:style-name="fr1" draw:name="Image101" text:anchor-type="as-char" svg:width="6.9236in" svg:height="3.237424in" draw:z-index="0">
<draw:image xlink:href="../Images/yкринформ/2023-04-05T-54-47-22-03-00/1680717214-559.jpg" xlink:type="simple" xlink:show="embed" xlink:actuate="onLoad" draw:mime-type="image/jpeg"/>
</draw:frame>
He emphasized that every time the Ukrainian flag returns to its law on Ukrainian soil, and the Russian occupier escapes, the Ipol flag is stronger. Yellow-blue and white-red-these four colors are stronger than the Obrosian tricolor.</text:p>
      <text:p text:style-name="P4">
<text:span text:style-name="T4">
 Read also: </text:span>
 <text:a xlink:type="simple" xlink:href="https://www.ukrinform.ua/rubric-polytics/3692154-zelenskij-vistupae-u-korolivskomu-zamku-varsavi.html" text:style-name="Internet_20_link" text:visited-style-name="Visited_20_Internet_20_Link">
<text:span text:style-name="T4">
 Zelensky </text:span>
</text:a>
According to the President, every successful battle for an independent Ukrainian state adds protection and Polish independence. "Polish" crabs "and" Peruns "in the hands of Ukrainians who return freedom to our people, add strength and vice. That is what our skills - Ukrainians and Poles mean - build a winged story side by side, and I am grateful for this fraternity to every Pole for this brotherhood "," he said.</text:p>
      <text:p text:style-name="P4">
Zelensky reminded the prophetic words of Pope John Paul II of the Spirit of God, who will descend on our earth.</text:p>
      <text:p text:style-name="P4">
<draw:frame draw:style-name="fr1" draw:name="Image102" text:anchor-type="as-char" svg:width="6.9236in" svg:height="3.237424in" draw:z-index="0">
<draw:image xlink:href="../Images/yкринформ/2023-04-05T-54-47-22-03-00/1680717213-704.jpg" xlink:type="simple" xlink:show="embed" xlink:actuate="onLoad" draw:mime-type="image/jpeg"/>
</draw:frame>
He emphasized that it happened: Free Poland appeared and never fall, free Ukraine appeared and will never fall, and the Soviet regime crumbled. Taksamo, in his opinion, will happen to Russia.</text:p>
      <text:p text:style-name="P4">
"This alien power, who wanted to control our peoples and did not understand what we would like to do, just scattered. And we stand. We stand together side by side-Ukraine and Europe, both Europe, and the free world. Aggression against our freedom. This regime will also fall, which went to the war against us, "Zelensky said.</text:p>
      <text:p text:style-name="P4">
<text:span text:style-name="T4">
 Read also: </text:span>
 <text:a xlink:type="simple" xlink:href="https://www.ukrinform.ua/rubric-vidbudova/3692152-u-polsi-pidpisali-dokument-pro-vidbudovu-ukraini-zelenskij.html" text:style-name="Internet_20_link" text:visited-style-name="Visited_20_Internet_20_Link">
<text:span text:style-name="T4">
 Zelensky </text:span>
</text:a>
</text:p>
      <text:p text:style-name="P4">
The head of state is convinced that as Ukrainians and Poles now oppose the Russian aggressor, so they will enjoy the world together, will be together in the NATO.</text:p>
      <text:p text:style-name="P4">
"It is a continuation of our fate of free peoples, historical understanding between our people should reinforce everyone - everything we need to solve for the interests of the Spirit of our societies, they must decide - from the cooperation of military and political, economic, energy to the hard work of historians," Zelensky.</text:p>
      <text:p text:style-name="P4">
<text:span text:style-name="T4">
 Read also: </text:span>
 <text:a xlink:type="simple" xlink:href="https://www.ukrinform.ua/rubric-ato/3692129-moraveckij-nazvav-rozvazanu-vijnu-pocatkom-kinca-agresivnoi-rosii.html" text:style-name="Internet_20_link" text:visited-style-name="Visited_20_Internet_20_Link">
</text:a>
The President also expressed gratitude to the Polish cities and the state for the previous days of a full -scale Russian invasion of shelter and assistance to Ukrainians.</text:p>
      <text:p text:style-name="P4">
As it was reported, President Volodymyr Zelenskyy, together with his wife on April 5, reassures an official visit in Poland.</text:p>
      <text:p text:style-name="P4">
News Source: <text:a xlink:type="simple" xlink:href="https://www.ukrinform.ua/rubric-polytics/3692174-zelenskij-u-polsi-cotiri-kolori-nasih-praporiv-micnisi-za-rosijskij-trikolor.html" text:style-name="Internet_20_link" text:visited-style-name="Visited_20_Internet_20_Link">
https://www.ukrinform.ua/rubric-polytics/3692174-zelenskij-u-polsi-cotiri-kolori-nasih-praporiv-micnisi-za-rosijskij-trikolor.html</text:a>
</text:p>
      <!--NEWS-->
      <text:h text:style-name="P10" text:outline-level="1">
<text:span text:style-name="T4">
Donor Coordination Platform of Ukraine held a second meeting</text:span>
</text:h>
      <text:p text:style-name="P4">
Authors: Ukrinform (Person)</text:p>
      <text:p text:style-name="P4">
Publisher: Укринформ (Organization)</text:p>
      <text:p text:style-name="P4">
Published Time: 2023-04-05T-56:45:18+03:00</text:p>
      <text:p text:style-name="P4">
Modified Time: 2023-04-05T21:45:18+03:00</text:p>
      <text:p text:style-name="P4">
Description: Ways to improve financial support coordination, as well as the need for restoration and reconstruction, were discussed by the participants of the Interagency Coordination Platform of Donors of Ukraine on April 5 during the second meeting of the executive committee. - Ukrinform.</text:p>
      <text:p text:style-name="P4">
Images: ["<text:a xlink:type="simple" xlink:href="https://static.ukrinform.com/photos/2023_04/thumb_files/630_360_1680720019-853.jpg" text:style-name="Internet_20_link" text:visited-style-name="Visited_20_Internet_20_Link">
630_360_16807...</text:a>
"]</text:p>
      <text:p text:style-name="P4">
Tags: ['Мінфін', 'Донор', 'Відбудова']</text:p>
      <text:p text:style-name="P4">
Type: Article</text:p>
      <!--METADATA-->
      <text:p text:style-name="P4">
<draw:frame draw:style-name="fr1" draw:name="Image103" text:anchor-type="as-char" svg:width="6.9236in" svg:height="3.956343in" draw:z-index="0">
<draw:image xlink:href="../Images/yкринформ/2023-04-05T-56-45-18-03-00/630_360_1680720019-853.jpg" xlink:type="simple" xlink:show="embed" xlink:actuate="onLoad" draw:mime-type="image/jpeg"/>
</draw:frame>
The way to improve the coordination of financial support, as well as the need for restoration of targets, was discussed by the participants of the interagency coordination platform of donors of Ukraine on April 5 during the second meeting of the executive committee.</text:p>
      <text:p text:style-name="P4">
As Ukrinform reports, it reports <text:a xlink:type="simple" xlink:href="https://www.mof.gov.ua/uk/news/second_meeting_of_the_steering_committee_for_the_multi-agency_donor_coordination_platform_for_ukraine-3922" text:style-name="Internet_20_link" text:visited-style-name="Visited_20_Internet_20_Link">
</text:a>
The co-chairman of the Finance Minister of Ukraine Serhiy Marchenko, the Deputy Advisor to the White House on the National Security in the International Economy Michael Pilvid of the United States and the Director General for Neighborhood and Oblasts to Expand Grt-Jan Kupman from the European Commission. Representatives of the G7 countries, the European Commission of Tamyzhi International Financial Organizations, also participated.</text:p>
      <text:p text:style-name="P4">
Serhiy Marchenko informed about the needs for financing the state budget of Tadeficitis, and also informed that international partners assured Ukraine of their supporting support. He also spoke about the needs of Ukraine in the rapid renovation.</text:p>
      <text:p text:style-name="P4">
“This year, Ukraine has significant need to attract external financing to cover such priority expenditures as social and humanitarian. Grateful to the international partners for assuring Ukraine in covering the shortage of deficiency this year, ”the Ukrainian Minister said.</text:p>
      <text:p text:style-name="P4">
He added that this was made possible by the recent approval of the new four -year program of extended financing(Extended FundFacility - EFF)For Ukraine, $ 15.6 billion USA.</text:p>
      <text:p text:style-name="P4">
“Last week, we have achieved a significant result in cooperation with the International Bulk Fund. For the first time, a belligerent country has received approval from the Fund of the Financial Cooperation Program. This solution is an important indicator of DUMBER trust, which will contribute to attracting additional financial resources from international donors, ”Marchenko said.</text:p>
      <text:p text:style-name="P4">
The minister stressed that the Ukrainian restoration plan is not just about the reconstruction of the rooted roads and homes. This is a complete transformation of Ukraine on the principle ofbuild Back Better and the integration of the country into the European Union.</text:p>
      <text:p text:style-name="P4">
"The Government of Ukraine expects that the functioning of the platform should ensure close coordination between international donors and international financial organizations, as well as coordinated, transparent and accountable support for the country," Marchenko added.$ 3.3 billion from the required $ 14.1 billion has already been allocated a state budget for a quick recovery. To finance the remaining almost $ 10.8lrd, the Government of Ukraine is aimed at constructive and fruitful cooperation with donors and private sector.</text:p>
      <text:p text:style-name="P4">
Summarizing, the participants of the meeting spoke about the importance of continuing the work of the platform to mobilize international assistance required for the most recent response to the needs of Ukraine.</text:p>
      <text:p text:style-name="P4">
As it was reported, the Interagency Donor Coordination Platform began its work on January 26, when the first meeting of its executive committee took place.</text:p>
      <text:p text:style-name="P4">
<text:span text:style-name="T5">
Foto: Minion</text:span>
</text:p>
      <text:p text:style-name="P4">
News Source: <text:a xlink:type="simple" xlink:href="https://www.ukrinform.ua/rubric-vidbudova/3692173-koordinacijna-platforma-donoriv-ukraini-provela-druge-zasidanna.html" text:style-name="Internet_20_link" text:visited-style-name="Visited_20_Internet_20_Link">
https://www.ukrinform.ua/rubric-vidbudova/3692173-koordinacijna-platforma-donoriv-ukraini-provela-druge-zasidanna.html</text:a>
</text:p>
      <!--NEWS-->
      <text:h text:style-name="P10" text:outline-level="1">
<text:span text:style-name="T4">
The White House denied the Kremlin's statements about seemingly involvement of the event in the blows of</text:span>
</text:h>
      <text:p text:style-name="P4">
Authors: Ukrinform (Person)</text:p>
      <text:p text:style-name="P4">
Publisher: Укринформ (Organization)</text:p>
      <text:p text:style-name="P4">
Published Time: 2023-04-05T-58:37:59+03:00</text:p>
      <text:p text:style-name="P4">
Modified Time: 2023-04-05T21:37:59+03:00</text:p>
      <text:p text:style-name="P4">
Description: The United States, together with the allies and partners, do not provide Ukraine with opportunities and do not encourage it to strike outside their territory, instead focused on strengthening the potential of the Armed Forces to defend its own territory. - Ukrinform.</text:p>
      <text:p text:style-name="P4">
Images: ["<text:a xlink:type="simple" xlink:href="https://static.ukrinform.com/photos/2016_11/thumb_files/630_360_1478586899-5364.jpg" text:style-name="Internet_20_link" text:visited-style-name="Visited_20_Internet_20_Link">
630_360_14785...</text:a>
"]</text:p>
      <text:p text:style-name="P4">
Tags: ['США', 'Білий дім', 'Війна з росією']</text:p>
      <text:p text:style-name="P4">
Type: Article</text:p>
      <!--METADATA-->
      <text:p text:style-name="P4">
<draw:frame draw:style-name="fr1" draw:name="Image104" text:anchor-type="as-char" svg:width="6.9236in" svg:height="3.956343in" draw:z-index="0">
<draw:image xlink:href="../Images/yкринформ/2023-04-05T-58-37-59-03-00/630_360_1478586899-5364.jpg" xlink:type="simple" xlink:show="embed" xlink:actuate="onLoad" draw:mime-type="image/jpeg"/>
</draw:frame>
The United States, together with the allies and partners, do not provide Ukraine and do not encourage it to strike outside their territory, instead, they are focused on strengthening the potential of the Armed Forces to defend their own territory.</text:p>
      <text:p text:style-name="P4">
So commented on Wednesday the next accusations of the Kremlin Coordinator of the White House Radin Security John Kirby, Ukrinform reports his own correspondent.</text:p>
      <text:p text:style-name="P4">
"We do not provide opportunities and do not encourage Ukrainians to strike Ukraine," Kirby emphasized.</text:p>
      <text:p text:style-name="P4">
<text:span text:style-name="T4">
 Read also: </text:span>
 <text:a xlink:type="simple" xlink:href="https://www.ukrinform.ua/rubric-ato/3691113-bilij-dim-sprostuvav-rosijski-fejki-pro-bahmut.html" text:style-name="Internet_20_link" text:visited-style-name="Visited_20_Internet_20_Link">
</text:a>
At the same time, he confirmed that from the first days of Russian aggression against Ukraine, Sashas was provided by the Armed Forces of Ukraine with intelligence and information support. He explained the time that "so that they can defend themselves better, carry out operations and continue to take away the territories", conquered by Russia since 2014.</text:p>
      <text:p text:style-name="P4">
The White House representative stressed that the United States support is aimed at helping Ukraine to protect itself.</text:p>
      <text:p text:style-name="P4">
<text:span text:style-name="T4">
 Read also: </text:span>
 <text:a xlink:type="simple" xlink:href="https://www.ukrinform.ua/rubric-polytics/3689209-bilij-dim-ne-bacit-dokaziv-nenaleznogo-vikoristanna-ukrainou-vijskovoi-dopomogi-ssa.html" text:style-name="Internet_20_link" text:visited-style-name="Visited_20_Internet_20_Link">
</text:a>
As it was reported, on Wednesday, the Kremlin leader Putin stated without providing evidence that the Western intelligence services could be involved in the "terrorist attacks" carried out in the Russian Federation, including an explosion during which the Tatarsky propagandist was killed. At the same time, the Secretary of the Security Council of the Russian Federation reported on measures to prevent the recruitment of Russians by the Western intelligence services.</text:p>
      <text:p text:style-name="P4">
News Source: <text:a xlink:type="simple" xlink:href="https://www.ukrinform.ua/rubric-ato/3692170-bilij-dim-sprostuvav-zaavi-kremla-pro-nacebto-pricetnist-zahodu-do-udariv-po-rosii.html" text:style-name="Internet_20_link" text:visited-style-name="Visited_20_Internet_20_Link">
https://www.ukrinform.ua/rubric-ato/3692170-bilij-dim-sprostuvav-zaavi-kremla-pro-nacebto-pricetnist-zahodu-do-udariv-po-rosii.html</text:a>
</text:p>
      <!--NEWS-->
      <text:h text:style-name="P10" text:outline-level="1">
<text:span text:style-name="T4">
Hockey: Ukraine won Hungary by Bullits in the framework of preparation for the World Cup</text:span>
</text:h>
      <text:p text:style-name="P4">
Authors: Ukrinform (Person)</text:p>
      <text:p text:style-name="P4">
Publisher: Укринформ (Organization)</text:p>
      <text:p text:style-name="P4">
Published Time: 2023-04-05T-60:36:04+03:00</text:p>
      <text:p text:style-name="P4">
Modified Time: 2023-04-05T21:36:04+03:00</text:p>
      <text:p text:style-name="P4">
Description: The national team of hockey beat Hungary at the start of preparation for the World Cup. - Ukrinform.</text:p>
      <text:p text:style-name="P4">
Images: ["<text:a xlink:type="simple" xlink:href="https://static.ukrinform.com/photos/2023_04/thumb_files/630_360_1680719724-946.jpg" text:style-name="Internet_20_link" text:visited-style-name="Visited_20_Internet_20_Link">
630_360_16807...</text:a>
"]</text:p>
      <text:p text:style-name="P4">
Tags: ['хокей', 'Збірна України']</text:p>
      <text:p text:style-name="P4">
Type: Article</text:p>
      <!--METADATA-->
      <text:p text:style-name="P4">
<draw:frame draw:style-name="fr1" draw:name="Image105" text:anchor-type="as-char" svg:width="6.9236in" svg:height="3.956343in" draw:z-index="0">
<draw:image xlink:href="../Images/yкринформ/2023-04-05T-60-36-04-03-00/630_360_1680719724-946.jpg" xlink:type="simple" xlink:show="embed" xlink:actuate="onLoad" draw:mime-type="image/jpeg"/>
</draw:frame>
The Hockey national team beat the Hungarian team at the start of preparation for the championship.</text:p>
      <text:p text:style-name="P4">
"Blue-yellow" won with a score of 1: 0(After the bully), reports Ukrinform.</text:p>
      <text:p text:style-name="P4">
Ukraine has planned six preparatory games before the participation and World Cup.</text:p>
      <text:p text:style-name="P4">
The second match The Ukrainian team will also be held against Hungary on April 6.</text:p>
      <text:p text:style-name="P4">
<text:span text:style-name="T4">
 Read also: </text:span>
 <text:a xlink:type="simple" xlink:href="https://www.ukrinform.ua/rubric-sports/3691574-zinoca-zbirna-ukraini-zaznala-persoi-porazki-na-cs-z-hokeu.html" text:style-name="Internet_20_link" text:visited-style-name="Visited_20_Internet_20_Link">
<text:span text:style-name="T4">
 hockey </text:span>
</text:a>
The World Cup will take place from April 23 to April 29 in Tallinn.</text:p>
      <text:p text:style-name="P4">
Photo: FHU</text:p>
      <text:p text:style-name="P4">
News Source: <text:a xlink:type="simple" xlink:href="https://www.ukrinform.ua/rubric-sports/3692169-hokej-ukraina-peremogla-ugorsinu-po-bullitah-v-ramkah-pidgotovki-do-cs.html" text:style-name="Internet_20_link" text:visited-style-name="Visited_20_Internet_20_Link">
https://www.ukrinform.ua/rubric-sports/3692169-hokej-ukraina-peremogla-ugorsinu-po-bullitah-v-ramkah-pidgotovki-do-cs.html</text:a>
</text:p>
      <!--NEWS-->
      <text:h text:style-name="P10" text:outline-level="1">
<text:span text:style-name="T4">
The Czech Republic will transfer property from army warehouses to Ukraine</text:span>
</text:h>
      <text:p text:style-name="P4">
Authors: Ukrinform (Person)</text:p>
      <text:p text:style-name="P4">
Publisher: Укринформ (Organization)</text:p>
      <text:p text:style-name="P4">
Published Time: 2023-04-05T-62:31:00+03:00</text:p>
      <text:p text:style-name="P4">
Modified Time: 2023-04-05T21:31:00+03:00</text:p>
      <text:p text:style-name="P4">
Description: The planned military assistance of the Czech Republic of Ukraine will reach 600-700 million crowns (28 thousand - $ 32.6 thousand). - Ukrinform.</text:p>
      <text:p text:style-name="P4">
Images: ["<text:a xlink:type="simple" xlink:href="https://static.ukrinform.com/photos/2023_04/thumb_files/630_360_1680719617-531.jpg" text:style-name="Internet_20_link" text:visited-style-name="Visited_20_Internet_20_Link">
630_360_16807...</text:a>
"]</text:p>
      <text:p text:style-name="P4">
Tags: ['Чехія', 'Україна', 'допомога', 'Війна з росією']</text:p>
      <text:p text:style-name="P4">
Type: Article</text:p>
      <!--METADATA-->
      <text:p text:style-name="P4">
<draw:frame draw:style-name="fr1" draw:name="Image106" text:anchor-type="as-char" svg:width="6.9236in" svg:height="3.956343in" draw:z-index="0">
<draw:image xlink:href="../Images/yкринформ/2023-04-05T-62-31-00-03-00/630_360_1680719617-531.jpg" xlink:type="simple" xlink:show="embed" xlink:actuate="onLoad" draw:mime-type="image/jpeg"/>
</draw:frame>
The planned military assistance of the Czech Republic of Ukraine reaches 600-700 million crowns(28 TIS. - 32.6 TIS. Dol.).</text:p>
      <text:p text:style-name="P4">
Про це заявила журналістам міністр оборони ЧР Яна Чернохова після зустрічі зпрезидентом Петром Павелом, передає Укрінформ.</text:p>
      <text:p text:style-name="P4">
За її словами, Україні буде передане непотрібне чеській армії майно зармійських складів.</text:p>
      <text:p text:style-name="P4">
«Допомога, яку ми плануємо разом із начальником Генерального штабу, становитьблизько 600-700 мільйонів крон. Це не фінансова допомога, це військовийматеріал, який все ще знаходиться на наших складах, якого армія не потребує тадійсно може відправити в Україну, не ставлячи під загрозу власнуобороноздатність», – сказала міністр.</text:p>
      <text:p text:style-name="P4">
Чернохова передала президенту список допомоги, яку Чехія вже надіслала Україніраніше. Вона згадала чесько-український виробничий кластер та допомогу, надануприватними компаніями.</text:p>
      <text:p text:style-name="P4">
<text:span text:style-name="T4">
Читайте також:</text:span>
 <text:a xlink:type="simple" xlink:href="https://www.ukrinform.ua/rubric-ato/3690670-cehia-se-mae-mozlivist-nadavati-ukraini-vijskovu-dopomogu-ministr-oboroni.html" text:style-name="Internet_20_link" text:visited-style-name="Visited_20_Internet_20_Link">
 <text:span text:style-name="T4">
Чехія</text:span>
 <text:span text:style-name="T4">
має</text:span>
 <text:span text:style-name="T4">
можливість</text:span>
 <text:span text:style-name="T4">
надавати</text:span>
 <text:span text:style-name="T4">
Україні</text:span>
<text:span text:style-name="T4">
військову</text:span>
 <text:span text:style-name="T4">
допомогу</text:span>
 <text:span text:style-name="T4">
міністр</text:span>
 <text:span text:style-name="T4">
оборони</text:span>
</text:a>
As reported, Paul in one of the recent interviews stated that <text:a xlink:type="simple" xlink:href="https://www.ukrinform.ua/tag-cehia" text:style-name="Internet_20_link" text:visited-style-name="Visited_20_Internet_20_Link">
</text:a>
She gave Ukraine everything she could, but have a valid capacity for further assistance.</text:p>
      <text:p text:style-name="P4">
The Czech Republic began to transfer weapons to Ukraine a few days before the start of the war. It became one of the largest suppliers of military equipment in Ukraine. Throughout the year, Prague handed over about 422 million euros to Ukraine, including tanks, infantry fighting vehicles, armored personnel carriers, howitzers, helicopters and anti -aircraft systems.</text:p>
      <text:p text:style-name="P4">
News Source: <text:a xlink:type="simple" xlink:href="https://www.ukrinform.ua/rubric-ato/3692167-cehia-peredast-ukraini-majno-z-armijskih-skladiv.html" text:style-name="Internet_20_link" text:visited-style-name="Visited_20_Internet_20_Link">
https://www.ukrinform.ua/rubric-ato/3692167-cehia-peredast-ukraini-majno-z-armijskih-skladiv.html</text:a>
</text:p>
      <!--NEWS-->
      <text:h text:style-name="P10" text:outline-level="1">
<text:span text:style-name="T4">
Cherevaty: Russians use in Bakhmut area improved Fab-500 aircraft</text:span>
</text:h>
      <text:p text:style-name="P4">
Authors: Ukrinform (Person)</text:p>
      <text:p text:style-name="P4">
Publisher: Укринформ (Organization)</text:p>
      <text:p text:style-name="P4">
Published Time: 2023-04-05T-64:21:00+03:00</text:p>
      <text:p text:style-name="P4">
Modified Time: 2023-04-05T21:21:00+03:00</text:p>
      <text:p text:style-name="P4">
Description: The army of the Russian Federation does not have the latest battle systems, so it now uses in the Bakhmut direction improved managed aviation bombs Fab-500, which can be effectively counteracting F-16 aircraft. - Ukrinform.</text:p>
      <text:p text:style-name="P4">
Images: ["<text:a xlink:type="simple" xlink:href="https://static.ukrinform.com/photos/2023_04/thumb_files/630_360_1680718845-815.jpg" text:style-name="Internet_20_link" text:visited-style-name="Visited_20_Internet_20_Link">
630_360_16807...</text:a>
"]</text:p>
      <text:p text:style-name="P4">
Tags: ['Бахмут', 'Російська авіація', 'Бомба', 'Війна з росією', 'Єдині новини']</text:p>
      <text:p text:style-name="P4">
Type: Article</text:p>
      <!--METADATA-->
      <text:p text:style-name="P4">
<draw:frame draw:style-name="fr1" draw:name="Image107" text:anchor-type="as-char" svg:width="6.9236in" svg:height="3.956343in" draw:z-index="0">
<draw:image xlink:href="../Images/yкринформ/2023-04-05T-64-21-00-03-00/630_360_1680718845-815.jpg" xlink:type="simple" xlink:show="embed" xlink:actuate="onLoad" draw:mime-type="image/jpeg"/>
</draw:frame>
The RFNE army has the latest battle systems, so it now uses the improved managed air bombs of the Fab-500 at the Bakhmut bomb, and the F-16 aircraft can be effectively counter.</text:p>
      <text:p text:style-name="P4">
The spokesman of the Eastern Group of the Armed Forces Sergey Cherevaty said this on the air of the Televahorphone "The only news", Ukrinform reports.</text:p>
      <text:p text:style-name="P4">
"Since the enemy does not have the latest battle systems, unlike the fact that partners are trying to provide, the Russians are improving and using Staradya weapons, including Fab -500 bombs, equipping their wings with GPS inaugators," Cherevaty said.</text:p>
      <text:p text:style-name="P4">
According to him, this is all done to bypass our air defense system and to unsubscribe expensive "Caliber" or "Iskander" missiles.</text:p>
      <text:p text:style-name="P4">
<text:span text:style-name="T4">
 Read also: </text:span>
 <text:a xlink:type="simple" xlink:href="https://www.ukrinform.ua/rubric-ato/3691802-u-bahmuti-prikordonniki-vidbili-masnij-sturm-vagnerivciv.html" text:style-name="Internet_20_link" text:visited-style-name="Visited_20_Internet_20_Link">
<text:span text:style-name="T4">
 Bakhmut </text:span>
</text:a>
"The use of these airbombs gives the Russians a certain space, but here we also have their opposition. Ideal opposition, of course, would be to give the weaving of the latest F-16 aircraft with powerful air-air missiles that can knock hostile aircraft when they try to dump Bombs. Accordingly, this problem would be solved quickly. But in this case we are looking for other proper ways to protect from the consequences of this new threat, " -said the abdomen.</text:p>
      <text:p text:style-name="P4">
As reported by Ukrinform, President Volodymyr Zelenskyy said on April 5 that <text:a xlink:type="simple" xlink:href="https://www.ukrinform.ua/rubric-ato/3691963-zelenskij-vorog-ne-kontrolue-bahmut-ale-situacia-skladna.html" text:style-name="Internet_20_link" text:visited-style-name="Visited_20_Internet_20_Link">
</text:a>
, but the situation is the most difficult on the front.</text:p>
      <text:p text:style-name="P4">
<text:span text:style-name="T4">
 Read also: </text:span>
 <text:a xlink:type="simple" xlink:href="https://www.ukrinform.ua/rubric-ato/3692155-nastupalni-dii-rosian-trivaut-na-cotiroh-napramkah-minoboroni.html" text:style-name="Internet_20_link" text:visited-style-name="Visited_20_Internet_20_Link">
</text:a>
He stressed that the sooner Ukraine receives weapons from partners, the faster Ukrainian soldiers will "choose the situation" not only in Bakhmut, but in the whole territory of the state.</text:p>
      <text:p text:style-name="P4">
For the last day of Ukraine's defense force <text:a xlink:type="simple" xlink:href="https://www.ukrinform.ua/rubric-ato/3692130-v-rajoni-bahmuta-znisili-88-zagarbnikiv-tri-bezpilotniki-i-sklad-boepripasiv-zsu.html" text:style-name="Internet_20_link" text:visited-style-name="Visited_20_Internet_20_Link">
</text:a>
, three enemy unmanned devices, one radio electronic struggle and ammunition composition were destroyed.</text:p>
      <text:p text:style-name="P4">
_ Photo illustrative from social networks_</text:p>
      <text:p text:style-name="P4">
News Source: <text:a xlink:type="simple" xlink:href="https://www.ukrinform.ua/rubric-ato/3692159-cerevatij-rosiani-vikoristovuut-na-bahmutskomu-napramku-vdoskonaleni-aviabombi-fab500.html" text:style-name="Internet_20_link" text:visited-style-name="Visited_20_Internet_20_Link">
https://www.ukrinform.ua/rubric-ato/3692159-cerevatij-rosiani-vikoristovuut-na-bahmutskomu-napramku-vdoskonaleni-aviabombi-fab500.html</text:a>
</text:p>
      <!--NEWS-->
      <text:h text:style-name="P10" text:outline-level="1">
<text:span text:style-name="T4">
Switzerland is outraged by the UN Ombudsmenka West, which is under the ICS</text:span>
</text:h>
      <text:p text:style-name="P4">
Authors: Ukrinform (Person)</text:p>
      <text:p text:style-name="P4">
Publisher: Укринформ (Organization)</text:p>
      <text:p text:style-name="P4">
Published Time: 2023-04-05T-66:12:00+03:00</text:p>
      <text:p text:style-name="P4">
Modified Time: 2023-04-05T21:12:00+03:00</text:p>
      <text:p text:style-name="P4">
Description: Switzerland condemned Russia's selection of speakers to discuss the deportation of Ukrainian children at an informal meeting of UN Security Council members by the Arrians formula. - Ukrinform.</text:p>
      <text:p text:style-name="P4">
Images: ["<text:a xlink:type="simple" xlink:href="https://static.ukrinform.com/photos/2018_09/thumb_files/630_360_1538176474-3876.jpg" text:style-name="Internet_20_link" text:visited-style-name="Visited_20_Internet_20_Link">
630_360_15381...</text:a>
"]</text:p>
      <text:p text:style-name="P4">
Tags: ['Діти', 'ООН', 'Швейцарія']</text:p>
      <text:p text:style-name="P4">
Type: Article</text:p>
      <!--METADATA-->
      <text:p text:style-name="P4">
<draw:frame draw:style-name="fr1" draw:name="Image108" text:anchor-type="as-char" svg:width="6.9236in" svg:height="3.956343in" draw:z-index="0">
<draw:image xlink:href="../Images/yкринформ/2023-04-05T-66-12-00-03-00/630_360_1538176474-3876.jpg" xlink:type="simple" xlink:show="embed" xlink:actuate="onLoad" draw:mime-type="image/jpeg"/>
</draw:frame>
Switzerland condemned the selection of reporters to discuss the deportation of Ukrainian children at the informal meeting of members of the UN Security Council for Formula Land.</text:p>
      <text:p text:style-name="P4">
According to Ukrinform correspondent in New York, a representative of Switzerland from his delegation to the UN in the UN expressed his outrage that Russia has invited the so-called "DNR/LNR" to the UN-Custodian representatives of the so-called "DNR/LNR naps ”(Commissioner for the Rights of the Russian Federation Maria Lviv-Belov).</text:p>
      <text:p text:style-name="P4">
Він зазначив, що «російська воєнна агресія проти України призвела донестерпних страждань дітей, і Швейцарія глибоко стурбована випадкаминезаконної депортації та переміщення дітей, які незалежна комісія ООН зрозслідування визнала воєнними злочинами».</text:p>
      <text:p text:style-name="P4">
<text:span text:style-name="T4">
Читайте також:</text:span>
 <text:a xlink:type="simple" xlink:href="https://www.ukrinform.ua/rubric-world/3692144-49-krain-zasudili-rosiu-za-zlovzivanna-statusom-postijnogo-clena-radbezu-oon.html" text:style-name="Internet_20_link" text:visited-style-name="Visited_20_Internet_20_Link">
 </text:a>
According to him, Switzerland calls on Russia to immediately follow the recommendations of this Commission, including by providing reliable information on deported -died, facilitating communication between them and their families and active initiation of their return to Ukraine.</text:p>
      <text:p text:style-name="P4">
Switzerland, stressed the diplomat, once again declares his full support for the People's Criminal Court, which issued warrants for the arrest of President of RFVvolodimir Putin and Lviv-Beliv.</text:p>
      <text:p text:style-name="P4">
In turn, the UK representative, on behalf of his delegation, has suggested that "Russia seeks to mislead the Radbez on the devastating consequences of the invasion." "Under the pretext of evacuation, the violent movement of thousands of children selected from their parents is horror ..." she said. - Russia has confirmed that protects these children. In fact, it is a calculated policy aimed at erasing Ukrainian identity and statehood as a whole. "</text:p>
      <text:p text:style-name="P4">
<text:span text:style-name="T4">
 Read also: </text:span>
 <text:a xlink:type="simple" xlink:href="https://www.ukrinform.ua/rubric-world/3691671-britania-zablokuvala-vistup-v-radbezi-oon-rosianki-aka-mae-order-na-arest-vid-mks.html" text:style-name="Internet_20_link" text:visited-style-name="Visited_20_Internet_20_Link">
</text:a>
The United Kingdom and the United States have been reported to broadcast the UN resources.</text:p>
      <text:p text:style-name="P4">
On March 17, 2023, the International Criminal Court issued a warrant on the Russian arrest president Vladimir Putin and Lviv-Bielova, who are suspected of unicoon deportation of children from the occupied territories of Ukraine to Russia at the less than February 2022.On Wednesday, Russia was discussing the deportation of children from Ukraine to the informal constituent of the members of the Council in the format of Aria. During the speeches of Lviv-Bielova and other Russia invited, the US delegations, the United Kingdom, Malta Taalbania left the meeting room.</text:p>
      <text:p text:style-name="P4">
News Source: <text:a xlink:type="simple" xlink:href="https://www.ukrinform.ua/rubric-polytics/3692157-svejcaria-oburena-ucastu-v-zahodi-v-oon-ombudsmenki-rosii-aka-perebuvae-pid-slidstvom-mks.html" text:style-name="Internet_20_link" text:visited-style-name="Visited_20_Internet_20_Link">
https://www.ukrinform.ua/rubric-polytics/3692157-svejcaria-oburena-ucastu-v-zahodi-v-oon-ombudsmenki-rosii-aka-perebuvae-pid-slidstvom-mks.html</text:a>
</text:p>
      <!--NEWS-->
      <text:h text:style-name="P10" text:outline-level="1">
<text:span text:style-name="T4">
The draft law on the activities of religious organizations will protect Ukraine - Helensky</text:span>
</text:h>
      <text:p text:style-name="P4">
Authors: Ukrinform (Person)</text:p>
      <text:p text:style-name="P4">
Publisher: Укринформ (Organization)</text:p>
      <text:p text:style-name="P4">
Published Time: 2023-04-05T-68:11:00+03:00</text:p>
      <text:p text:style-name="P4">
Modified Time: 2023-04-05T21:11:00+03:00</text:p>
      <text:p text:style-name="P4">
Description: The bill on the activities of religious organizations in Ukraine can protect the country from speculation on the basis of religion by Russia. - Ukrinform.</text:p>
      <text:p text:style-name="P4">
Images: ["<text:a xlink:type="simple" xlink:href="https://static.ukrinform.com/photos/2023_02/thumb_files/630_360_1676992884-988.jpg" text:style-name="Internet_20_link" text:visited-style-name="Visited_20_Internet_20_Link">
630_360_16769...</text:a>
"]</text:p>
      <text:p text:style-name="P4">
Tags: ['Релігія', 'Законопроєкт', 'Єленський']</text:p>
      <text:p text:style-name="P4">
Type: Article</text:p>
      <!--METADATA-->
      <text:p text:style-name="P4">
<draw:frame draw:style-name="fr1" draw:name="Image109" text:anchor-type="as-char" svg:width="6.9236in" svg:height="3.956343in" draw:z-index="0">
<draw:image xlink:href="../Images/yкринформ/2023-04-05T-68-11-00-03-00/630_360_1676992884-988.jpg" xlink:type="simple" xlink:show="embed" xlink:actuate="onLoad" draw:mime-type="image/jpeg"/>
</draw:frame>
The bill on the activities of religious organizations in Ukraine can protect Ukraine from speculation on the basis of religion by Russia.</text:p>
      <text:p text:style-name="P4">
This was reported by the Head of the State Service for Ethnopolitics and Freedom of Conscience(Dess)Victor Helensky is on the air of the Teleterna "One News", reports Ukrinform.</text:p>
      <text:p text:style-name="P4">
"This bill is effective for the protection of Ukraine from abuse of religion of the part of the aggressor country. It also corresponds to democratic procedures, because the word will be by court. The bill provides that the activity Ukraine, "he said.</text:p>
      <text:p text:style-name="P4">
<text:span text:style-name="T4">
 Read also: </text:span>
 <text:a xlink:type="simple" xlink:href="https://www.ukrinform.ua/rubric-ato/3681725-viktor-elenskij-golova-derzavnoi-sluzbi-z-etnopolitiki-ta-svobodi-sovisti.html" text:style-name="Internet_20_link" text:visited-style-name="Visited_20_Internet_20_Link">
<text:span text:style-name="T4">
 Elensky </text:span>
</text:a>
According to Helensky, in order to determine whether there is one or another organization under the subordination of centers in the territory of the aggressor country, desus provides religious examination, the commission will include experts of saving law, history of Orthodoxy, political science, sociology of religion.</text:p>
      <text:p text:style-name="P4">
"With a positive response, the Dex will make the order under study to break this connection. The connection, with the Moscow Patriarchate in the Naziadka, is not part of the Orthodox doctrine. He does not impose burdens of the individual or the organization," said the Head of the Dex.</text:p>
      <text:p text:style-name="P4">
He noted that if the organization interrupts this connection, then it will not be a pity. For its preservation, the Desx can go to the court, which "put the drill on this issue".</text:p>
      <text:p text:style-name="P4">
<text:span text:style-name="T4">
 Read also: </text:span>
 <text:a xlink:type="simple" xlink:href="https://www.ukrinform.ua/rubric-society/3673120-kozna-etnicna-spilnota-robit-unikalnij-vnesok-v-ukrainsku-kulturu-elenskij.html" text:style-name="Internet_20_link" text:visited-style-name="Visited_20_Internet_20_Link">
<text:span text:style-name="T4">
 Helensky </text:span>
</text:a>
As reported by Ukrinform, in January 2023 the Verkhovna Rada registered a registered bill No. 8371 on the activities of religious organizations in Ukraine, which may be terminated by the UOC -MP. The bill is aimed at adopting spiritual independence, preventing the split in society with a resilience, promoting the consolidation of Ukrainian society and protection of national interests.</text:p>
      <text:p text:style-name="P4">
News Source: <text:a xlink:type="simple" xlink:href="https://www.ukrinform.ua/rubric-society/3692201-zakonoproekt-sodo-dialnosti-religijnih-organizacij-ubezpecit-ukrainu-elenskij.html" text:style-name="Internet_20_link" text:visited-style-name="Visited_20_Internet_20_Link">
https://www.ukrinform.ua/rubric-society/3692201-zakonoproekt-sodo-dialnosti-religijnih-organizacij-ubezpecit-ukrainu-elenskij.html</text:a>
</text:p>
      <!--NEWS-->
      <text:h text:style-name="P10" text:outline-level="1">
<text:span text:style-name="T4">
Dnipro, Dnipropetrovsk region, Zaporizhzhya region, Donetsk region, Kherson, Kherson region (...</text:span>
</text:h>
      <text:p text:style-name="P4">
Authors: liveuamap (Language: en)</text:p>
      <text:p text:style-name="P4">
Time: 2023-04-05T01:33:00</text:p>
      <text:p text:style-name="P4">
Location: Dnipro (Latitude:48.45921 Longtitude:35.0394)</text:p>
      <text:p text:style-name="P4">
Videos: []</text:p>
      <text:p text:style-name="P4">
Images: []</text:p>
      <text:p text:style-name="P4">
Tags: ["Europe", "Central and Eastern Europe"]</text:p>
      <text:p text:style-name="P4">
Id: 22553781</text:p>
      <!--METADATA-->
      <text:p text:style-name="P4">
Dnipro, Dnipropetrovsk region, Zaporizhzhya region, Donetsk region, Kherson, Kherson region(07:31). Red Alert: aerial threat. Sirens sounding. Takecover now!</text:p>
      <text:p text:style-name="P4">
News Collection Link: <text:a xlink:type="simple" xlink:href="https://liveuamap.com/en/2023/05-april-dnipro-dnipropetrovska-oblast-zaporig" text:style-name="Internet_20_link" text:visited-style-name="Visited_20_Internet_20_Link">
https://liveuamap.com/en/2023/05-april-dnipro-dnipropetrovska-oblast-zaporig</text:a>
</text:p>
      <text:p text:style-name="P4">
News Source: <text:a xlink:type="simple" xlink:href="https://t.me/air_alert_ua/42626" text:style-name="Internet_20_link" text:visited-style-name="Visited_20_Internet_20_Link">
https://t.me/air_alert_ua/42626</text:a>
</text:p>
      <!--NEWS-->
      <text:h text:style-name="P10" text:outline-level="1">
<text:span text:style-name="T4">
Donetsk Oblast(08:20). Red Alert: aerial threat. Sirens sounding. Take cover now!</text:span>
</text:h>
      <text:p text:style-name="P4">
Authors: liveuamap (Language: en)</text:p>
      <text:p text:style-name="P4">
Time: 2023-04-05T02:23:00</text:p>
      <text:p text:style-name="P4">
Location: Donetsk Oblast (Latitude:48.72845 Longtitude:37.57849)</text:p>
      <text:p text:style-name="P4">
Videos: []</text:p>
      <text:p text:style-name="P4">
Images: []</text:p>
      <text:p text:style-name="P4">
Tags: ["Europe", "Central and Eastern Europe"]</text:p>
      <text:p text:style-name="P4">
Id: 22553782</text:p>
      <!--METADATA-->
      <text:p text:style-name="P4">
Donetsk Oblast(08:20). Red Alert: aerial threat. Sirens sounding. Take covernow!</text:p>
      <text:p text:style-name="P4">
News Collection Link: <text:a xlink:type="simple" xlink:href="https://liveuamap.com/en/2023/05-april-donetsk-oblast0820-red-alert-aerial-g" text:style-name="Internet_20_link" text:visited-style-name="Visited_20_Internet_20_Link">
https://liveuamap.com/en/2023/05-april-donetsk-oblast0820-red-alert-aerial-g</text:a>
</text:p>
      <text:p text:style-name="P4">
News Source: <text:a xlink:type="simple" xlink:href="https://t.me/air_alert_ua/42631" text:style-name="Internet_20_link" text:visited-style-name="Visited_20_Internet_20_Link">
https://t.me/air_alert_ua/42631</text:a>
</text:p>
      <!--NEWS-->
      <text:h text:style-name="P10" text:outline-level="1">
<text:span text:style-name="T4">
Donetsk Oblast(09:11). Red Alert: aerial threat. Sirens sounding. Take cover now!</text:span>
</text:h>
      <text:p text:style-name="P4">
Authors: liveuamap (Language: en)</text:p>
      <text:p text:style-name="P4">
Time: 2023-04-05T03:19:00</text:p>
      <text:p text:style-name="P4">
Location: Donetsk Oblast (Latitude:48.72665 Longtitude:37.57714)</text:p>
      <text:p text:style-name="P4">
Videos: []</text:p>
      <text:p text:style-name="P4">
Images: []</text:p>
      <text:p text:style-name="P4">
Tags: ["Europe", "Central and Eastern Europe"]</text:p>
      <text:p text:style-name="P4">
Id: 22553833</text:p>
      <!--METADATA-->
      <text:p text:style-name="P4">
Donetsk Oblast(09:11). Red Alert: aerial threat. Sirens sounding. Take covernow!</text:p>
      <text:p text:style-name="P4">
News Collection Link: <text:a xlink:type="simple" xlink:href="https://liveuamap.com/en/2023/05-april-donetsk-oblast0911-red-alert-aerial-g" text:style-name="Internet_20_link" text:visited-style-name="Visited_20_Internet_20_Link">
https://liveuamap.com/en/2023/05-april-donetsk-oblast0911-red-alert-aerial-g</text:a>
</text:p>
      <text:p text:style-name="P4">
News Source: <text:a xlink:type="simple" xlink:href="https://t.me/air_alert_ua/42633" text:style-name="Internet_20_link" text:visited-style-name="Visited_20_Internet_20_Link">
https://t.me/air_alert_ua/42633</text:a>
</text:p>
      <!--NEWS-->
      <text:h text:style-name="P10" text:outline-level="1">
<text:span text:style-name="T4">
At Sivershchyna and Slobozhanschyna directions Russian army shelled Leonivka of Chernihiv reg...</text:span>
</text:h>
      <text:p text:style-name="P4">
Authors: liveuamap (Language: en)</text:p>
      <text:p text:style-name="P4">
Time: 2023-04-05T04:13:00</text:p>
      <text:p text:style-name="P4">
Location: Vovchansk (Latitude:50.01337 Longtitude:37.91365)</text:p>
      <text:p text:style-name="P4">
Videos: []</text:p>
      <text:p text:style-name="P4">
Images: []</text:p>
      <text:p text:style-name="P4">
Tags: ["Russia"]</text:p>
      <text:p text:style-name="P4">
Id: 22553858</text:p>
      <!--METADATA-->
      <text:p text:style-name="P4">
At SIVERSHCHYNA and SLOBOZHANSCHYNA Directions RUSSIAN ARMY SheLLLEVKAOF CHERNIHIVIVIVIVIVIVIVIV</text:p>
      <text:p text:style-name="P4">
News Collection Link: <text:a xlink:type="simple" xlink:href="https://liveuamap.com/en/2023/5-april-at-sivershchyna-and-slobozhanschyna-directions-russian" text:style-name="Internet_20_link" text:visited-style-name="Visited_20_Internet_20_Link">
https://liveuamap.com/en/2023/5-pril-at-siversHyna-slobozhanschyna-directions-russian</text:a>
</text:p>
      <text:p text:style-name="P4">
News Source: <text:a xlink:type="simple" xlink:href="https://t.me/lumsrc/4414" text:style-name="Internet_20_link" text:visited-style-name="Visited_20_Internet_20_Link">
https://t.me/lumsrc/4414</text:a>
</text:p>
      <!--NEWS-->
      <text:h text:style-name="P10" text:outline-level="1">
<text:span text:style-name="T4">
Russian army shelled Kostiantynivka with Tornado MLRS</text:span>
</text:h>
      <text:p text:style-name="P4">
Authors: liveuamap (Language: en)</text:p>
      <text:p text:style-name="P4">
Time: 2023-04-05T05:35:00</text:p>
      <text:p text:style-name="P4">
Location: Kostyantynivka (Latitude:48.52115 Longtitude:37.72156)</text:p>
      <text:p text:style-name="P4">
Videos: []</text:p>
      <text:p text:style-name="P4">
Images: []</text:p>
      <text:p text:style-name="P4">
Tags: ["Minsk Monitor", "Europe"]</text:p>
      <text:p text:style-name="P4">
Id: 22553891</text:p>
      <!--METADATA-->
      <text:p text:style-name="P4">
Russian army shelled Kostiantynivka with Tornado MLRS</text:p>
      <text:p text:style-name="P4">
News Collection Link: <text:a xlink:type="simple" xlink:href="https://liveuamap.com/en/2023/5-april-russian-army-shelled-kostiantynivka-with-tornado" text:style-name="Internet_20_link" text:visited-style-name="Visited_20_Internet_20_Link">
https://liveuamap.com/en/2023/5-april-russian-army-shelled-kostiantynivka-with-tornado</text:a>
</text:p>
      <text:p text:style-name="P4">
News Source: <text:a xlink:type="simple" xlink:href="https://twitter.com/vbhljvendjtve1/status/1643532741156143104" text:style-name="Internet_20_link" text:visited-style-name="Visited_20_Internet_20_Link">
https://twitter.com/vbhljvendjtve1/status/1643532741156143104</text:a>
</text:p>
      <!--NEWS-->
      <text:h text:style-name="P10" text:outline-level="1">
<text:span text:style-name="T4">
Russia and the United States are now in a phase of hot conflict, - said Russian Deputy Foreig...</text:span>
</text:h>
      <text:p text:style-name="P4">
Authors: liveuamap (Language: en)</text:p>
      <text:p text:style-name="P4">
Time: 2023-04-05T05:40:59</text:p>
      <text:p text:style-name="P4">
Location: Moskva, Moscow (Latitude:55.74576000 Longtitude:37.58492000)</text:p>
      <text:p text:style-name="P4">
Videos: []</text:p>
      <text:p text:style-name="P4">
Images: []</text:p>
      <text:p text:style-name="P4">
Tags: ["Russia", "Central and Eastern Europe"]</text:p>
      <text:p text:style-name="P4">
Id: 22553868</text:p>
      <!--METADATA-->
      <text:p text:style-name="P4">
Russia and the United States are now in a phase of hot conflict, - saidRussian Deputy Foreign Minister Sergei Ryabkov</text:p>
      <text:p text:style-name="P4">
News Collection Link: <text:a xlink:type="simple" xlink:href="https://liveuamap.com/en/2023/5-april-russia-and-the-united-states-are-now-in-a-phase-of" text:style-name="Internet_20_link" text:visited-style-name="Visited_20_Internet_20_Link">
https://liveuamap.com/en/2023/5-april-russia-and-the-united-states-are-now-in-a-phase-of</text:a>
</text:p>
      <text:p text:style-name="P4">
News Source: <text:a xlink:type="simple" xlink:href="https://t.me/bbbreaking/152238" text:style-name="Internet_20_link" text:visited-style-name="Visited_20_Internet_20_Link">
https://t.me/bbbreaking/152238</text:a>
</text:p>
      <!--NEWS-->
      <text:h text:style-name="P10" text:outline-level="1">
<text:span text:style-name="T4">
One killed, more wounded as result of Russian shelling of Velyka Novosilka with tanks</text:span>
</text:h>
      <text:p text:style-name="P4">
Authors: liveuamap (Language: en)</text:p>
      <text:p text:style-name="P4">
Time: 2023-04-05T05:58:46</text:p>
      <text:p text:style-name="P4">
Location: Velyka Novosilka (Latitude:47.81869 Longtitude:36.8363)</text:p>
      <text:p text:style-name="P4">
Videos: []</text:p>
      <text:p text:style-name="P4">
Images: ["<text:a xlink:type="simple" xlink:href="https://liveuamap.com/pics/2023/04/05/22553869_0.jpg" text:style-name="Internet_20_link" text:visited-style-name="Visited_20_Internet_20_Link">
22553869_0.jpg</text:a>
"]</text:p>
      <text:p text:style-name="P4">
Tags: ["Europe", "Central and Eastern Europe"]</text:p>
      <text:p text:style-name="P4">
Id: 22553869</text:p>
      <!--METADATA-->
      <text:p text:style-name="P4">
One killed, more wounded as result of Russian shelling of Velyka Novosilkawith tanks</text:p>
      <text:p text:style-name="P4">
<draw:frame draw:style-name="fr1" draw:name="Image110" text:anchor-type="as-char" svg:width="6.9236in" svg:height="9.231467in" draw:z-index="0">
<draw:image xlink:href="../Images/liveuamap/2023-04-05T05-58-46/22553869_0.jpg" xlink:type="simple" xlink:show="embed" xlink:actuate="onLoad" draw:mime-type="image/jpeg"/>
</draw:frame>
News Collection Link: <text:a xlink:type="simple" xlink:href="https://liveuamap.com/en/2023/5-april-one-killed-more-wounded-as-result-of-russian-shelling" text:style-name="Internet_20_link" text:visited-style-name="Visited_20_Internet_20_Link">
https://liveuamap.com/en/2023/5-april-one-killed-more-wounded-as-result-of-russian-shelling</text:a>
</text:p>
      <text:p text:style-name="P4">
News Source: <text:a xlink:type="simple" xlink:href="https://twitter.com/UKRINFORM/status/1643553046629163008" text:style-name="Internet_20_link" text:visited-style-name="Visited_20_Internet_20_Link">
https://twitter.com/UKRINFORM/status/1643553046629163008</text:a>
</text:p>
      <!--NEWS-->
      <text:h text:style-name="P10" text:outline-level="1">
<text:span text:style-name="T4">
President of Ukraine Zelensky met with President of Poland Duda in Warsaw during official visit</text:span>
</text:h>
      <text:p text:style-name="P4">
Authors: liveuamap (Language: en)</text:p>
      <text:p text:style-name="P4">
Time: 2023-04-05T06:00:31</text:p>
      <text:p text:style-name="P4">
Location: Warszawa, mazowieckie (Latitude:52.24287 Longtitude:21.01586)</text:p>
      <text:p text:style-name="P4">
Videos: []</text:p>
      <text:p text:style-name="P4">
Images: ["<text:a xlink:type="simple" xlink:href="https://liveuamap.com/pics/2023/04/05/22553870_0.jpg" text:style-name="Internet_20_link" text:visited-style-name="Visited_20_Internet_20_Link">
22553870_0.jpg</text:a>
"]</text:p>
      <text:p text:style-name="P4">
Tags: ["Poland", "Europe"]</text:p>
      <text:p text:style-name="P4">
Id: 22553870</text:p>
      <!--METADATA-->
      <text:p text:style-name="P4">
President of Ukraine Zelensky met with President of Poland Duda in Warsawduring official visit</text:p>
      <text:p text:style-name="P4">
<draw:frame draw:style-name="fr1" draw:name="Image111" text:anchor-type="as-char" svg:width="6.9236in" svg:height="4.615733in" draw:z-index="0">
<draw:image xlink:href="../Images/liveuamap/2023-04-05T06-00-31/22553870_0.jpg" xlink:type="simple" xlink:show="embed" xlink:actuate="onLoad" draw:mime-type="image/jpeg"/>
</draw:frame>
News Collection Link: <text:a xlink:type="simple" xlink:href="https://liveuamap.com/en/2023/5-april-president-of-ukraine-zelensky-met-with-president" text:style-name="Internet_20_link" text:visited-style-name="Visited_20_Internet_20_Link">
https://liveuamap.com/en/2023/5-april-president-of-ukraine-zelensky-met-with-president</text:a>
</text:p>
      <text:p text:style-name="P4">
News Source: <text:a xlink:type="simple" xlink:href="https://twitter.com/prezydentpl/status/1643550355882377221" text:style-name="Internet_20_link" text:visited-style-name="Visited_20_Internet_20_Link">
https://twitter.com/prezydentpl/status/1643550355882377221</text:a>
</text:p>
      <!--NEWS-->
      <text:h text:style-name="P10" text:outline-level="1">
<text:span text:style-name="T4">
Donetsk Oblast(12:03). Red Alert: aerial threat. Sirens sounding. Take cover now!</text:span>
</text:h>
      <text:p text:style-name="P4">
Authors: liveuamap (Language: en)</text:p>
      <text:p text:style-name="P4">
Time: 2023-04-05T06:08:00</text:p>
      <text:p text:style-name="P4">
Location: Donetsk Oblast (Latitude:48.72792 Longtitude:37.57738)</text:p>
      <text:p text:style-name="P4">
Videos: []</text:p>
      <text:p text:style-name="P4">
Images: []</text:p>
      <text:p text:style-name="P4">
Tags: ["Europe", "Central and Eastern Europe"]</text:p>
      <text:p text:style-name="P4">
Id: 22553880</text:p>
      <!--METADATA-->
      <text:p text:style-name="P4">
Donetsk Oblast(12:03). Red Alert: aerial threat. Sirens sounding. Take covernow!</text:p>
      <text:p text:style-name="P4">
News Collection Link: <text:a xlink:type="simple" xlink:href="https://liveuamap.com/en/2023/05-april-donetsk-oblast1203-red-alert-aerial-g" text:style-name="Internet_20_link" text:visited-style-name="Visited_20_Internet_20_Link">
https://liveuamap.com/en/2023/05-april-donetsk-oblast1203-red-alert-aerial-g</text:a>
</text:p>
      <text:p text:style-name="P4">
News Source: <text:a xlink:type="simple" xlink:href="https://t.me/air_alert_ua/42637" text:style-name="Internet_20_link" text:visited-style-name="Visited_20_Internet_20_Link">
https://t.me/air_alert_ua/42637</text:a>
</text:p>
      <!--NEWS-->
      <text:h text:style-name="P10" text:outline-level="1">
<text:span text:style-name="T4">
2 person killed, 4 wounded as result of Russian shelling of Oleksiivo-Druzhkivka town with cl...</text:span>
</text:h>
      <text:p text:style-name="P4">
Authors: liveuamap (Language: en)</text:p>
      <text:p text:style-name="P4">
Time: 2023-04-05T06:30:11</text:p>
      <text:p text:style-name="P4">
Location: Oleksiivo-Druzhkivka, Donetsk (Latitude:48.58024 Longtitude:37.61101)</text:p>
      <text:p text:style-name="P4">
Videos: []</text:p>
      <text:p text:style-name="P4">
Images: ["<text:a xlink:type="simple" xlink:href="https://liveuamap.com/pics/2023/04/05/22553882_0.png" text:style-name="Internet_20_link" text:visited-style-name="Visited_20_Internet_20_Link">
22553882_0.png</text:a>
"]</text:p>
      <text:p text:style-name="P4">
Tags: ["Europe", "Central and Eastern Europe"]</text:p>
      <text:p text:style-name="P4">
Id: 22553882</text:p>
      <!--METADATA-->
      <text:p text:style-name="P4">
2 person killed, 4 wounded as result of Russian shelling of Oleksiivo-Druzhkivka town with cluster ammunition</text:p>
      <text:p text:style-name="P4">
<draw:frame draw:style-name="fr1" draw:name="Image112" text:anchor-type="as-char" svg:width="6.9236in" svg:height="7.286805in" draw:z-index="0">
<draw:image xlink:href="../Images/liveuamap/2023-04-05T06-30-11/22553882_0.png" xlink:type="simple" xlink:show="embed" xlink:actuate="onLoad" draw:mime-type="image/png"/>
</draw:frame>
News Collection Link: <text:a xlink:type="simple" xlink:href="https://liveuamap.com/en/2023/5-april-2-person-killed-4-wounded-as-result-of-russian-shelling" text:style-name="Internet_20_link" text:visited-style-name="Visited_20_Internet_20_Link">
https://liveuamap.com/en/2023/5-april-2-person-killed-4-wounded-as-result-of-russian-shelling</text:a>
</text:p>
      <text:p text:style-name="P4">
News Source: <text:a xlink:type="simple" xlink:href="https://twitter.com/hochu_dodomu/status/1643560695298965504" text:style-name="Internet_20_link" text:visited-style-name="Visited_20_Internet_20_Link">
https://twitter.com/hochu_dodomu/status/1643560695298965504</text:a>
</text:p>
      <!--NEWS-->
      <text:h text:style-name="P10" text:outline-level="1">
<text:span text:style-name="T4">
Damage after mortar shelling in Novaya Tavolzhanka village of Belgorod region</text:span>
</text:h>
      <text:p text:style-name="P4">
Authors: liveuamap (Language: en)</text:p>
      <text:p text:style-name="P4">
Time: 2023-04-05T07:06:00</text:p>
      <text:p text:style-name="P4">
Location: Belgorod, Belgorodskaya oblast' (Latitude:50.34793 Longtitude:36.81862)</text:p>
      <text:p text:style-name="P4">
Videos: []</text:p>
      <text:p text:style-name="P4">
Images: ["<text:a xlink:type="simple" xlink:href="https://liveuamap.com/pics/2023/04/05/22553893_0.jpg" text:style-name="Internet_20_link" text:visited-style-name="Visited_20_Internet_20_Link">
22553893_0.jpg</text:a>
", "<text:a xlink:type="simple" xlink:href="https://liveuamap.com/pics/2023/04/05/22553893_1.jpg" text:style-name="Internet_20_link" text:visited-style-name="Visited_20_Internet_20_Link">
22553893_1.jpg</text:a>
", "<text:a xlink:type="simple" xlink:href="https://liveuamap.com/pics/2023/04/05/22553893_2.jpg" text:style-name="Internet_20_link" text:visited-style-name="Visited_20_Internet_20_Link">
22553893_2.jpg</text:a>
", "<text:a xlink:type="simple" xlink:href="https://liveuamap.com/pics/2023/04/05/22553893_3.jpg" text:style-name="Internet_20_link" text:visited-style-name="Visited_20_Internet_20_Link">
22553893_3.jpg</text:a>
", "<text:a xlink:type="simple" xlink:href="https://liveuamap.com/pics/2023/04/05/22553893_4.jpg" text:style-name="Internet_20_link" text:visited-style-name="Visited_20_Internet_20_Link">
22553893_4.jpg</text:a>
", "<text:a xlink:type="simple" xlink:href="https://liveuamap.com/pics/2023/04/05/22553893_5.jpg" text:style-name="Internet_20_link" text:visited-style-name="Visited_20_Internet_20_Link">
22553893_5.jpg</text:a>
"]</text:p>
      <text:p text:style-name="P4">
Tags: ["Russia", "Central and Eastern Europe"]</text:p>
      <text:p text:style-name="P4">
Id: 22553893</text:p>
      <!--METADATA-->
      <text:p text:style-name="P4">
Damage after mortar shelling in Novaya Tavolzhanka village of Belgorod region</text:p>
      <text:p text:style-name="P4">
<draw:frame draw:style-name="fr1" draw:name="Image113" text:anchor-type="as-char" svg:width="6.9236in" svg:height="5.1927in" draw:z-index="0">
<draw:image xlink:href="../Images/liveuamap/2023-04-05T07-06-00/22553893_0.jpg" xlink:type="simple" xlink:show="embed" xlink:actuate="onLoad" draw:mime-type="image/jpeg"/>
</draw:frame>
<draw:frame draw:style-name="fr1" draw:name="Image114" text:anchor-type="as-char" svg:width="6.9236in" svg:height="4.803248in" draw:z-index="0">
<draw:image xlink:href="../Images/liveuamap/2023-04-05T07-06-00/22553893_1.jpg" xlink:type="simple" xlink:show="embed" xlink:actuate="onLoad" draw:mime-type="image/jpeg"/>
</draw:frame>
<draw:frame draw:style-name="fr1" draw:name="Image115" text:anchor-type="as-char" svg:width="6.9236in" svg:height="5.1927in" draw:z-index="0">
<draw:image xlink:href="../Images/liveuamap/2023-04-05T07-06-00/22553893_2.jpg" xlink:type="simple" xlink:show="embed" xlink:actuate="onLoad" draw:mime-type="image/jpeg"/>
</draw:frame>
<draw:frame draw:style-name="fr1" draw:name="Image116" text:anchor-type="as-char" svg:width="6.9236in" svg:height="5.1927in" draw:z-index="0">
<draw:image xlink:href="../Images/liveuamap/2023-04-05T07-06-00/22553893_3.jpg" xlink:type="simple" xlink:show="embed" xlink:actuate="onLoad" draw:mime-type="image/jpeg"/>
</draw:frame>
<draw:frame draw:style-name="fr1" draw:name="Image117" text:anchor-type="as-char" svg:width="6.9236in" svg:height="5.1927in" draw:z-index="0">
<draw:image xlink:href="../Images/liveuamap/2023-04-05T07-06-00/22553893_4.jpg" xlink:type="simple" xlink:show="embed" xlink:actuate="onLoad" draw:mime-type="image/jpeg"/>
</draw:frame>
<draw:frame draw:style-name="fr1" draw:name="Image118" text:anchor-type="as-char" svg:width="6.9236in" svg:height="5.1927in" draw:z-index="0">
<draw:image xlink:href="../Images/liveuamap/2023-04-05T07-06-00/22553893_5.jpg" xlink:type="simple" xlink:show="embed" xlink:actuate="onLoad" draw:mime-type="image/jpeg"/>
</draw:frame>
News Collection Link: <text:a xlink:type="simple" xlink:href="https://liveuamap.com/en/2023/5-april-damage-after-mortar-shelling-in-novaya-tavolzhanka" text:style-name="Internet_20_link" text:visited-style-name="Visited_20_Internet_20_Link">
https://liveuamap.com/en/2023/5-april-damage-after-mortar-shelling-in-novaya-tavolzhanka</text:a>
</text:p>
      <text:p text:style-name="P4">
News Source: <text:a xlink:type="simple" xlink:href="https://t.me/zhest_belgorod/24593" text:style-name="Internet_20_link" text:visited-style-name="Visited_20_Internet_20_Link">
https://t.me/zhest_belgorod/24593</text:a>
</text:p>
      <!--NEWS-->
      <text:h text:style-name="P10" text:outline-level="1">
<text:span text:style-name="T4">
Kharkiv, Kharkivska Oblast(13:07). Red Alert: aerial threat. Sirens sounding. Take cover now!</text:span>
</text:h>
      <text:p text:style-name="P4">
Authors: liveuamap (Language: en)</text:p>
      <text:p text:style-name="P4">
Time: 2023-04-05T07:08:00</text:p>
      <text:p text:style-name="P4">
Location: Kharkiv (Latitude:49.98036 Longtitude:36.25169)</text:p>
      <text:p text:style-name="P4">
Videos: []</text:p>
      <text:p text:style-name="P4">
Images: []</text:p>
      <text:p text:style-name="P4">
Tags: ["Europe", "Central and Eastern Europe"]</text:p>
      <text:p text:style-name="P4">
Id: 22553883</text:p>
      <!--METADATA-->
      <text:p text:style-name="P4">
Kharkiv, Kharkiv region(13:07). Red Alert: aerial threat. Sirens sounding.Take cover now!</text:p>
      <text:p text:style-name="P4">
News Collection Link: <text:a xlink:type="simple" xlink:href="https://liveuamap.com/en/2023/05-april-kharkiv-kharkivska-oblast1307-red-alg" text:style-name="Internet_20_link" text:visited-style-name="Visited_20_Internet_20_Link">
https://liveuamap.com/en/2023/05-april-kharkiv-kharkivska-oblast1307-red-alg</text:a>
</text:p>
      <text:p text:style-name="P4">
News Source: <text:a xlink:type="simple" xlink:href="https://t.me/air_alert_ua/42639" text:style-name="Internet_20_link" text:visited-style-name="Visited_20_Internet_20_Link">
https://t.me/air_alert_ua/42639</text:a>
</text:p>
      <!--NEWS-->
      <text:h text:style-name="P10" text:outline-level="1">
<text:span text:style-name="T4">
Kharkiv, Kharkivska Oblast(13:58). Red Alert: aerial threat. Sirens sounding. Take cover now!</text:span>
</text:h>
      <text:p text:style-name="P4">
Authors: liveuamap (Language: en)</text:p>
      <text:p text:style-name="P4">
Time: 2023-04-05T07:59:00</text:p>
      <text:p text:style-name="P4">
Location: Kharkiv (Latitude:49.98036 Longtitude:36.2525)</text:p>
      <text:p text:style-name="P4">
Videos: []</text:p>
      <text:p text:style-name="P4">
Images: []</text:p>
      <text:p text:style-name="P4">
Tags: ["Europe", "Central and Eastern Europe"]</text:p>
      <text:p text:style-name="P4">
Id: 22553885</text:p>
      <!--METADATA-->
      <text:p text:style-name="P4">
Kharkiv, Kharkiv region(13:58). Red Alert: aerial threat. Sirens sounding.Take cover now!</text:p>
      <text:p text:style-name="P4">
News Collection Link: <text:a xlink:type="simple" xlink:href="https://liveuamap.com/en/2023/05-april-kharkiv-kharkivska-oblast1358-red-alg" text:style-name="Internet_20_link" text:visited-style-name="Visited_20_Internet_20_Link">
https://liveuamap.com/en/2023/05-april-kharkiv-kharkivska-oblast1358-red-alg</text:a>
</text:p>
      <text:p text:style-name="P4">
News Source: <text:a xlink:type="simple" xlink:href="https://t.me/suspilnekharkiv/23615" text:style-name="Internet_20_link" text:visited-style-name="Visited_20_Internet_20_Link">
https://t.me/suspilnekharkiv/23615</text:a>
</text:p>
      <!--NEWS-->
      <text:h text:style-name="P10" text:outline-level="1">
<text:span text:style-name="T4">
Donetsk Oblast(13:58). Red Alert: aerial threat. Sirens sounding. Take cover now!</text:span>
</text:h>
      <text:p text:style-name="P4">
Authors: liveuamap (Language: en)</text:p>
      <text:p text:style-name="P4">
Time: 2023-04-05T08:01:00</text:p>
      <text:p text:style-name="P4">
Location: Donetsk Oblast (Latitude:48.72743 Longtitude:37.57859)</text:p>
      <text:p text:style-name="P4">
Videos: []</text:p>
      <text:p text:style-name="P4">
Images: []</text:p>
      <text:p text:style-name="P4">
Tags: ["Europe", "Central and Eastern Europe"]</text:p>
      <text:p text:style-name="P4">
Id: 22553886</text:p>
      <!--METADATA-->
      <text:p text:style-name="P4">
Donetsk Oblast(13:58). Red Alert: aerial threat. Sirens sounding. Take covernow!</text:p>
      <text:p text:style-name="P4">
News Collection Link: <text:a xlink:type="simple" xlink:href="https://liveuamap.com/en/2023/05-april-donetsk-oblast1358-red-alert-aerial-g" text:style-name="Internet_20_link" text:visited-style-name="Visited_20_Internet_20_Link">
https://liveuamap.com/en/2023/05-april-donetsk-oblast1358-red-alert-aerial-g</text:a>
</text:p>
      <text:p text:style-name="P4">
News Source: <text:a xlink:type="simple" xlink:href="https://t.me/air_alert_ua/42641" text:style-name="Internet_20_link" text:visited-style-name="Visited_20_Internet_20_Link">
https://t.me/air_alert_ua/42641</text:a>
</text:p>
      <!--NEWS-->
      <text:h text:style-name="P10" text:outline-level="1">
<text:span text:style-name="T4">
Russian army shelled Nikopol district 3 times in 24 hours</text:span>
</text:h>
      <text:p text:style-name="P4">
Authors: liveuamap (Language: en)</text:p>
      <text:p text:style-name="P4">
Time: 2023-04-05T08:16:10</text:p>
      <text:p text:style-name="P4">
Location: Marhanets (Latitude:47.64851 Longtitude:34.6471)</text:p>
      <text:p text:style-name="P4">
Videos: []</text:p>
      <text:p text:style-name="P4">
Images: ["<text:a xlink:type="simple" xlink:href="https://liveuamap.com/pics/2023/04/05/22553888_0.jpg" text:style-name="Internet_20_link" text:visited-style-name="Visited_20_Internet_20_Link">
22553888_0.jpg</text:a>
", "<text:a xlink:type="simple" xlink:href="https://liveuamap.com/pics/2023/04/05/22553888_1.jpg" text:style-name="Internet_20_link" text:visited-style-name="Visited_20_Internet_20_Link">
22553888_1.jpg</text:a>
", "<text:a xlink:type="simple" xlink:href="https://liveuamap.com/pics/2023/04/05/22553888_2.jpg" text:style-name="Internet_20_link" text:visited-style-name="Visited_20_Internet_20_Link">
22553888_2.jpg</text:a>
", "<text:a xlink:type="simple" xlink:href="https://liveuamap.com/pics/2023/04/05/22553888_3.jpg" text:style-name="Internet_20_link" text:visited-style-name="Visited_20_Internet_20_Link">
22553888_3.jpg</text:a>
"]</text:p>
      <text:p text:style-name="P4">
Tags: ["Russia", "Europe"]</text:p>
      <text:p text:style-name="P4">
Id: 22553888</text:p>
      <!--METADATA-->
      <text:p text:style-name="P4">
Russian army shelled Nikopol district 3 times in 24 hours</text:p>
      <text:p text:style-name="P4">
<draw:frame draw:style-name="fr1" draw:name="Image119" text:anchor-type="as-char" svg:width="6.9236in" svg:height="5.1927in" draw:z-index="0">
<draw:image xlink:href="../Images/liveuamap/2023-04-05T08-16-10/22553888_0.jpg" xlink:type="simple" xlink:show="embed" xlink:actuate="onLoad" draw:mime-type="image/jpeg"/>
</draw:frame>
<draw:frame draw:style-name="fr1" draw:name="Image120" text:anchor-type="as-char" svg:width="6.9236in" svg:height="5.1927in" draw:z-index="0">
<draw:image xlink:href="../Images/liveuamap/2023-04-05T08-16-10/22553888_1.jpg" xlink:type="simple" xlink:show="embed" xlink:actuate="onLoad" draw:mime-type="image/jpeg"/>
</draw:frame>
<draw:frame draw:style-name="fr1" draw:name="Image121" text:anchor-type="as-char" svg:width="6.9236in" svg:height="5.1927in" draw:z-index="0">
<draw:image xlink:href="../Images/liveuamap/2023-04-05T08-16-10/22553888_2.jpg" xlink:type="simple" xlink:show="embed" xlink:actuate="onLoad" draw:mime-type="image/jpeg"/>
</draw:frame>
<draw:frame draw:style-name="fr1" draw:name="Image122" text:anchor-type="as-char" svg:width="6.9236in" svg:height="5.1927in" draw:z-index="0">
<draw:image xlink:href="../Images/liveuamap/2023-04-05T08-16-10/22553888_3.jpg" xlink:type="simple" xlink:show="embed" xlink:actuate="onLoad" draw:mime-type="image/jpeg"/>
</draw:frame>
News Collection Link: <text:a xlink:type="simple" xlink:href="https://liveuamap.com/en/2023/5-april-russian-army-shelled-nikopol-district-3-times-in" text:style-name="Internet_20_link" text:visited-style-name="Visited_20_Internet_20_Link">
https://liveuamap.com/en/2023/5-april-russian-army-shelled-nikopol-district-3-times-in</text:a>
</text:p>
      <text:p text:style-name="P4">
News Source: <text:a xlink:type="simple" xlink:href="https://t.me/dnepr_operativ/39320" text:style-name="Internet_20_link" text:visited-style-name="Visited_20_Internet_20_Link">
https://t.me/dnepr_operativ/39320</text:a>
</text:p>
      <!--NEWS-->
      <text:h text:style-name="P10" text:outline-level="1">
<text:span text:style-name="T4">
Donetsk Oblast(14:42). Red Alert: aerial threat. Sirens sounding. Take cover now!</text:span>
</text:h>
      <text:p text:style-name="P4">
Authors: liveuamap (Language: en)</text:p>
      <text:p text:style-name="P4">
Time: 2023-04-05T08:51:00</text:p>
      <text:p text:style-name="P4">
Location: Donetsk Oblast (Latitude:48.72729 Longtitude:37.57763)</text:p>
      <text:p text:style-name="P4">
Videos: []</text:p>
      <text:p text:style-name="P4">
Images: []</text:p>
      <text:p text:style-name="P4">
Tags: ["Europe", "Central and Eastern Europe"]</text:p>
      <text:p text:style-name="P4">
Id: 22553890</text:p>
      <!--METADATA-->
      <text:p text:style-name="P4">
Donetsk Oblast(14:42). Red Alert: aerial threat. Sirens sounding. Take covernow!</text:p>
      <text:p text:style-name="P4">
News Collection Link: <text:a xlink:type="simple" xlink:href="https://liveuamap.com/en/2023/05-april-donetsk-oblast1442-red-alert-aerial-g" text:style-name="Internet_20_link" text:visited-style-name="Visited_20_Internet_20_Link">
https://liveuamap.com/en/2023/05-april-donetsk-oblast1442-red-alert-aerial-g</text:a>
</text:p>
      <text:p text:style-name="P4">
News Source: <text:a xlink:type="simple" xlink:href="https://t.me/air_alert_ua/42645" text:style-name="Internet_20_link" text:visited-style-name="Visited_20_Internet_20_Link">
https://t.me/air_alert_ua/42645</text:a>
</text:p>
      <!--NEWS-->
      <text:h text:style-name="P10" text:outline-level="1">
<text:span text:style-name="T4">
Russian army shelled Beryslav with artillery, 1 person wounded</text:span>
</text:h>
      <text:p text:style-name="P4">
Authors: liveuamap (Language: en)</text:p>
      <text:p text:style-name="P4">
Time: 2023-04-05T10:15:54</text:p>
      <text:p text:style-name="P4">
Location: Kherson (Latitude:46.83612 Longtitude:33.4132)</text:p>
      <text:p text:style-name="P4">
Videos: []</text:p>
      <text:p text:style-name="P4">
Images: []</text:p>
      <text:p text:style-name="P4">
Tags: ["Europe", "Central and Eastern Europe"]</text:p>
      <text:p text:style-name="P4">
Id: 22553892</text:p>
      <!--METADATA-->
      <text:p text:style-name="P4">
Russian army shelled Beryslav with artillery, 1 person wounded</text:p>
      <text:p text:style-name="P4">
News Collection Link: <text:a xlink:type="simple" xlink:href="https://liveuamap.com/en/2023/5-april-russian-army-shelled-beryslav-with-artillery-1-person" text:style-name="Internet_20_link" text:visited-style-name="Visited_20_Internet_20_Link">
https://liveuamap.com/en/2023/5-april-russian-army-shelled-beryslav-with-artillery-1-person</text:a>
</text:p>
      <text:p text:style-name="P4">
News Source: <text:a xlink:type="simple" xlink:href="https://t.me/hueviyherson/37546" text:style-name="Internet_20_link" text:visited-style-name="Visited_20_Internet_20_Link">
https://t.me/hueviyherson/37546</text:a>
</text:p>
      <!--NEWS-->
      <text:h text:style-name="P10" text:outline-level="1">
<text:span text:style-name="T4">
Putin convened Security Council with heads of authorities of occupied regions of Ukraine</text:span>
</text:h>
      <text:p text:style-name="P4">
Authors: liveuamap (Language: en)</text:p>
      <text:p text:style-name="P4">
Time: 2023-04-05T10:27:59</text:p>
      <text:p text:style-name="P4">
Location: Moskva, Moscow (Latitude:55.74982 Longtitude:37.61307)</text:p>
      <text:p text:style-name="P4">
Videos: []</text:p>
      <text:p text:style-name="P4">
Images: ["<text:a xlink:type="simple" xlink:href="https://liveuamap.com/pics/2023/04/05/22553894_0.jpg" text:style-name="Internet_20_link" text:visited-style-name="Visited_20_Internet_20_Link">
22553894_0.jpg</text:a>
"]</text:p>
      <text:p text:style-name="P4">
Tags: ["Central and Eastern Europe", "Russia"]</text:p>
      <text:p text:style-name="P4">
Id: 22553894</text:p>
      <!--METADATA-->
      <text:p text:style-name="P4">
Putin convened Security Council with heads of authorities of occupied regionsof Ukraine</text:p>
      <text:p text:style-name="P4">
<draw:frame draw:style-name="fr1" draw:name="Image123" text:anchor-type="as-char" svg:width="6.9236in" svg:height="3.401219in" draw:z-index="0">
<draw:image xlink:href="../Images/liveuamap/2023-04-05T10-27-59/22553894_0.jpg" xlink:type="simple" xlink:show="embed" xlink:actuate="onLoad" draw:mime-type="image/jpeg"/>
</draw:frame>
News Collection Link: <text:a xlink:type="simple" xlink:href="https://liveuamap.com/en/2023/5-april-putin-convened-security-council-with-heads-of-authorities" text:style-name="Internet_20_link" text:visited-style-name="Visited_20_Internet_20_Link">
https://liveuamap.com/en/2023/5-april-putin-convened-security-council-with-heads-of-authorities</text:a>
</text:p>
      <text:p text:style-name="P4">
News Source: <text:a xlink:type="simple" xlink:href="https://t.me/rusbrief/106585" text:style-name="Internet_20_link" text:visited-style-name="Visited_20_Internet_20_Link">
https://t.me/rusbrief/106585</text:a>
</text:p>
      <!--NEWS-->
      <text:h text:style-name="P10" text:outline-level="1">
<text:span text:style-name="T4">
Putin at Security Council calls to deal with the resistance at occupied territories of Ukraine</text:span>
</text:h>
      <text:p text:style-name="P4">
Authors: liveuamap (Language: en)</text:p>
      <text:p text:style-name="P4">
Time: 2023-04-05T10:33:09</text:p>
      <text:p text:style-name="P4">
Location: Moskva, Moscow (Latitude:55.74924 Longtitude:37.61616)</text:p>
      <text:p text:style-name="P4">
Videos: []</text:p>
      <text:p text:style-name="P4">
Images: []</text:p>
      <text:p text:style-name="P4">
Tags: ["Russia"]</text:p>
      <text:p text:style-name="P4">
Id: 22553895</text:p>
      <!--METADATA-->
      <text:p text:style-name="P4">
Putin at Security Council calls to deal with the resistance at occupiedterritories of Ukraine</text:p>
      <text:p text:style-name="P4">
News Collection Link: <text:a xlink:type="simple" xlink:href="https://liveuamap.com/en/2023/5-april-putin-at-security-council-calls-to-deal-with-the" text:style-name="Internet_20_link" text:visited-style-name="Visited_20_Internet_20_Link">
https://liveuamap.com/en/2023/5-april-putin-at-security-council-calls-to-deal-with-the</text:a>
</text:p>
      <text:p text:style-name="P4">
News Source: <text:a xlink:type="simple" xlink:href="https://t.me/rusbrief/106592" text:style-name="Internet_20_link" text:visited-style-name="Visited_20_Internet_20_Link">
https://t.me/rusbrief/106592</text:a>
</text:p>
      <!--NEWS-->
      <text:h text:style-name="P10" text:outline-level="1">
<text:span text:style-name="T4">
US Secretary of State: What we want is a just peace in Ukraine, and we will continue to provi...</text:span>
</text:h>
      <text:p text:style-name="P4">
Authors: liveuamap (Language: en)</text:p>
      <text:p text:style-name="P4">
Time: 2023-04-05T10:46:10</text:p>
      <text:p text:style-name="P4">
Location: Washington, District of Columbia (Latitude:38.89344 Longtitude:-77.04781)</text:p>
      <text:p text:style-name="P4">
Videos: []</text:p>
      <text:p text:style-name="P4">
Images: []</text:p>
      <text:p text:style-name="P4">
Tags: ["Russia", "USA"]</text:p>
      <text:p text:style-name="P4">
Id: 22553900</text:p>
      <!--METADATA-->
      <text:p text:style-name="P4">
US Secretary of State: What we want is a just peace in Ukraine, and we willcontinue to provide military aid to Kyiv</text:p>
      <text:p text:style-name="P4">
News Collection Link: <text:a xlink:type="simple" xlink:href="https://liveuamap.com/en/2023/5-april-us-secretary-of-state-what-we-want-is-a-just-peace" text:style-name="Internet_20_link" text:visited-style-name="Visited_20_Internet_20_Link">
https://liveuamap.com/en/2023/5-april-us-secretary-of-state-what-we-want-is-a-just-peace</text:a>
</text:p>
      <text:p text:style-name="P4">
News Source: <text:a xlink:type="simple" xlink:href="https://twitter.com/Step_Agency/status/1643616051345620994" text:style-name="Internet_20_link" text:visited-style-name="Visited_20_Internet_20_Link">
https://twitter.com/Step_Agency/status/1643616051345620994</text:a>
</text:p>
      <!--NEWS-->
      <text:h text:style-name="P10" text:outline-level="1">
<text:span text:style-name="T4">
Blinken: We are focused on providing Ukraine with everything it needs to defend itself and re...</text:span>
</text:h>
      <text:p text:style-name="P4">
Authors: liveuamap (Language: en)</text:p>
      <text:p text:style-name="P4">
Time: 2023-04-05T10:48:09</text:p>
      <text:p text:style-name="P4">
Location: Washington, District of Columbia (Latitude:38.89431 Longtitude:-77.04866)</text:p>
      <text:p text:style-name="P4">
Videos: []</text:p>
      <text:p text:style-name="P4">
Images: []</text:p>
      <text:p text:style-name="P4">
Tags: ["Russia"]</text:p>
      <text:p text:style-name="P4">
Id: 22553901</text:p>
      <!--METADATA-->
      <text:p text:style-name="P4">
Blinken: We are focused on providing Ukraine with everything it needs todefend itself and recover its lands from Russia</text:p>
      <text:p text:style-name="P4">
News Collection Link: <text:a xlink:type="simple" xlink:href="https://liveuamap.com/en/2023/5-april-blinken-we-are-focused-on-providing-ukraine-with" text:style-name="Internet_20_link" text:visited-style-name="Visited_20_Internet_20_Link">
https://liveuamap.com/en/2023/5-april-blinken-we-are-focused-on-providing-ukraine-with</text:a>
</text:p>
      <text:p text:style-name="P4">
News Source: <text:a xlink:type="simple" xlink:href="https://twitter.com/Step_Agency/status/1643616538124079112" text:style-name="Internet_20_link" text:visited-style-name="Visited_20_Internet_20_Link">
https://twitter.com/Step_Agency/status/1643616538124079112</text:a>
</text:p>
      <!--NEWS-->
      <text:h text:style-name="P10" text:outline-level="1">
<text:span text:style-name="T4">
Russian Ministry of Foreign Affairs accuses Ukraine in interference with Russian communication...</text:span>
</text:h>
      <text:p text:style-name="P4">
Authors: liveuamap (Language: en)</text:p>
      <text:p text:style-name="P4">
Time: 2023-04-05T11:42:49</text:p>
      <text:p text:style-name="P4">
Location: Moskva, Moscow (Latitude:55.74576 Longtitude:37.58492)</text:p>
      <text:p text:style-name="P4">
Videos: []</text:p>
      <text:p text:style-name="P4">
Images: []</text:p>
      <text:p text:style-name="P4">
Tags: ["Central and Eastern Europe", "Russia"]</text:p>
      <text:p text:style-name="P4">
Id: 22553907</text:p>
      <!--METADATA-->
      <text:p text:style-name="P4">
Russian Ministry of Foreign Affairs accused Ukraine in interference withRussian communication satellites, calls it unprecedented violation ofinternational law</text:p>
      <text:p text:style-name="P4">
News Collection Link: <text:a xlink:type="simple" xlink:href="https://liveuamap.com/en/2023/5-april-russian-ministry-of-foreign-affairs-accused-ukraine" text:style-name="Internet_20_link" text:visited-style-name="Visited_20_Internet_20_Link">
https://liveuamap.com/en/2023/5-april-russian-ministry-of-foreign-affairs-accused-ukraine</text:a>
</text:p>
      <text:p text:style-name="P4">
News Source: <text:a xlink:type="simple" xlink:href="https://t.me/bbbreaking/152287" text:style-name="Internet_20_link" text:visited-style-name="Visited_20_Internet_20_Link">
https://t.me/bbbreaking/152287</text:a>
</text:p>
      <!--NEWS-->
      <text:h text:style-name="P10" text:outline-level="1">
<text:span text:style-name="T4">
Russian media report Ukrainian light plane crashed in Briansk region of Russia, pilot alive a...</text:span>
</text:h>
      <text:p text:style-name="P4">
Authors: liveuamap (Language: en)</text:p>
      <text:p text:style-name="P4">
Time: 2023-04-05T13:19:56</text:p>
      <text:p text:style-name="P4">
Location: Bryansk,Bryanskaya oblast' (Latitude:52.29834 Longtitude:32.72827)</text:p>
      <text:p text:style-name="P4">
Videos: []</text:p>
      <text:p text:style-name="P4">
Images: ["<text:a xlink:type="simple" xlink:href="https://liveuamap.com/pics/2023/04/05/22553957_0.jpg" text:style-name="Internet_20_link" text:visited-style-name="Visited_20_Internet_20_Link">
22553957_0.jpg</text:a>
", "<text:a xlink:type="simple" xlink:href="https://liveuamap.com/pics/2023/04/05/22553957_1.jpg" text:style-name="Internet_20_link" text:visited-style-name="Visited_20_Internet_20_Link">
22553957_1.jpg</text:a>
", "<text:a xlink:type="simple" xlink:href="https://liveuamap.com/pics/2023/04/05/22553957_2.jpg" text:style-name="Internet_20_link" text:visited-style-name="Visited_20_Internet_20_Link">
22553957_2.jpg</text:a>
", "<text:a xlink:type="simple" xlink:href="https://liveuamap.com/pics/2023/04/05/22553957_3.jpg" text:style-name="Internet_20_link" text:visited-style-name="Visited_20_Internet_20_Link">
22553957_3.jpg</text:a>
"]</text:p>
      <text:p text:style-name="P4">
Tags: ["Russia", "Avia"]</text:p>
      <text:p text:style-name="P4">
Id: 22553957</text:p>
      <!--METADATA-->
      <text:p text:style-name="P4">
Russian media report Ukrainian light plane crashed in Bryansk region of Russia, pilot alive and detained<draw:frame draw:style-name="fr1" draw:name="Image124" text:anchor-type="as-char" svg:width="6.9236in" svg:height="5.1927in" draw:z-index="0">
<draw:image xlink:href="../Images/liveuamap/2023-04-05T13-19-56/22553957_0.jpg" xlink:type="simple" xlink:show="embed" xlink:actuate="onLoad" draw:mime-type="image/jpeg"/>
</draw:frame>
<draw:frame draw:style-name="fr1" draw:name="Image125" text:anchor-type="as-char" svg:width="6.9236in" svg:height="9.231467in" draw:z-index="0">
<draw:image xlink:href="../Images/liveuamap/2023-04-05T13-19-56/22553957_1.jpg" xlink:type="simple" xlink:show="embed" xlink:actuate="onLoad" draw:mime-type="image/jpeg"/>
</draw:frame>
<draw:frame draw:style-name="fr1" draw:name="Image126" text:anchor-type="as-char" svg:width="6.9236in" svg:height="5.1927in" draw:z-index="0">
<draw:image xlink:href="../Images/liveuamap/2023-04-05T13-19-56/22553957_2.jpg" xlink:type="simple" xlink:show="embed" xlink:actuate="onLoad" draw:mime-type="image/jpeg"/>
</draw:frame>
<draw:frame draw:style-name="fr1" draw:name="Image127" text:anchor-type="as-char" svg:width="6.9236in" svg:height="5.1927in" draw:z-index="0">
<draw:image xlink:href="../Images/liveuamap/2023-04-05T13-19-56/22553957_3.jpg" xlink:type="simple" xlink:show="embed" xlink:actuate="onLoad" draw:mime-type="image/jpeg"/>
</draw:frame>
News Collection Link: <text:a xlink:type="simple" xlink:href="https://liveuamap.com/en/2023/5-april-russian-media-report-ukrainian-light-plane-crashed" text:style-name="Internet_20_link" text:visited-style-name="Visited_20_Internet_20_Link">
https://liveuamap.com/en/2023/5-april-russian-media-report-ukrainian-light-plane-crashed</text:a>
</text:p>
      <text:p text:style-name="P4">
News Source: <text:a xlink:type="simple" xlink:href="https://t.me/tipical32/12334" text:style-name="Internet_20_link" text:visited-style-name="Visited_20_Internet_20_Link">
https://t.me/tipical32/12334</text:a>
</text:p>
      <!--NEWS-->
      <text:h text:style-name="P10" text:outline-level="1">
<text:span text:style-name="T4">
Russia and the US are in the hot phase of the war - Russian MFA Lavrov</text:span>
</text:h>
      <text:p text:style-name="P4">
Authors: liveuamap (Language: en)</text:p>
      <text:p text:style-name="P4">
Time: 2023-04-05T13:25:14</text:p>
      <text:p text:style-name="P4">
Location: Moskva, Moscow (Latitude:55.74629 Longtitude:37.58385)</text:p>
      <text:p text:style-name="P4">
Videos: []</text:p>
      <text:p text:style-name="P4">
Images: []</text:p>
      <text:p text:style-name="P4">
Tags: ["Russia"]</text:p>
      <text:p text:style-name="P4">
Id: 22553959</text:p>
      <!--METADATA-->
      <text:p text:style-name="P4">
Russia and the US are in the hot phase of the war - Russian MFA Lavrov</text:p>
      <text:p text:style-name="P4">
News Collection Link: <text:a xlink:type="simple" xlink:href="https://liveuamap.com/en/2023/5-april-russia-and-the-us-are-in-the-hot-phase-of-the-war" text:style-name="Internet_20_link" text:visited-style-name="Visited_20_Internet_20_Link">
https://liveuamap.com/en/2023/5-april-russia-and-the-us-are-in-the-hot-phase-of-the-war</text:a>
</text:p>
      <text:p text:style-name="P4">
News Source: <text:a xlink:type="simple" xlink:href="https://t.me/bbbreaking/152311" text:style-name="Internet_20_link" text:visited-style-name="Visited_20_Internet_20_Link">
https://t.me/bbbreaking/152311</text:a>
</text:p>
      <!--NEWS-->
      <text:h text:style-name="P10" text:outline-level="1">
<text:span text:style-name="T4">
NATO will assist Ukraine to restrain further Russian aggression - Stoltenberg</text:span>
</text:h>
      <text:p text:style-name="P4">
Authors: Ukrinform (Person)</text:p>
      <text:p text:style-name="P4">
Publisher: Укринформ (Organization)</text:p>
      <text:p text:style-name="P4">
Published Time: 2023-04-05T16:54:00+03:00</text:p>
      <text:p text:style-name="P4">
Modified Time: 2023-04-05T16:54:00+03:00</text:p>
      <text:p text:style-name="P4">
Description: NATO foreign ministers have discussed ways to provide Ukraine with sufficient opportunities to curb potential new aggression by Russia. - Ukrinform.</text:p>
      <text:p text:style-name="P4">
Images: ["<text:a xlink:type="simple" xlink:href="https://static.ukrinform.com/photos/2022_11/thumb_files/630_360_1668589929-696.jpg" text:style-name="Internet_20_link" text:visited-style-name="Visited_20_Internet_20_Link">
630_360_16685...</text:a>
"]</text:p>
      <text:p text:style-name="P4">
Tags: ['НАТО', 'Оборона', 'Столтенберг', 'Україна', 'Війна з росією']</text:p>
      <text:p text:style-name="P4">
Type: Article</text:p>
      <!--METADATA-->
      <text:p text:style-name="P4">
<draw:frame draw:style-name="fr1" draw:name="Image128" text:anchor-type="as-char" svg:width="6.9236in" svg:height="3.956343in" draw:z-index="0">
<draw:image xlink:href="../Images/yкринформ/2023-04-05T16-54-00-03-00/630_360_1668589929-696.jpg" xlink:type="simple" xlink:show="embed" xlink:actuate="onLoad" draw:mime-type="image/jpeg"/>
</draw:frame>
NATO Ministry of Executive -Driving Affairs discussed ways to provide Ukraine with sufficient opportunities to curb the potential new aggression by Russia.</text:p>
      <text:p text:style-name="P4">
This was stated in Brussels during a press conference after the North Atlantic Council at the level of foreign ministers, NATO Secretary General Jestoltenberg, Ukrinform correspondent reports.</text:p>
      <text:p text:style-name="P4">
“We discussed long -term support. It is unknown when this war is over. But when that happens, we must ensure that President Putin cannot undergo European security. Therefore, we have to give Ukraine the opportunity to restrain and defend themselves against future aggression. This includes strengthening of armed forces and other structures for its safety, ”said NATO head.</text:p>
      <text:p text:style-name="P4">
He added that in <text:a xlink:type="simple" xlink:href="https://www.ukrinform.ua/tag-nato" text:style-name="Internet_20_link" text:visited-style-name="Visited_20_Internet_20_Link">
</text:a>
They agreed to produce a strategic long -term help program for Ukraine. “We are calculating the help of aid for a long time to increase Ukraine's mutual mutual mutual mutual mutuality. This will help Ukraine on the way to Euro -Atlantic integration, because the future of Ukraine is in the Euro -Atlantic family, ”said Stoltenberg.</text:p>
      <text:p text:style-name="P4">
<text:span text:style-name="T4">
 Read also: </text:span>
 <text:a xlink:type="simple" xlink:href="https://www.ukrinform.ua/rubric-polytics/3691975-nato-pocne-pracuvati-nad-strategieu-dla-ukraini-stoltenberg.html" text:style-name="Internet_20_link" text:visited-style-name="Visited_20_Internet_20_Link">
<text:span text:style-name="T4">
 Stoltenberg </text:span>
</text:a>
It was reported that the meeting of NATO ministers, which consider the most important issues of regional and world security, including the development of the situation in the Indo-Pacific, continues today in Brussels.</text:p>
      <text:p text:style-name="P4">
News Source: <text:a xlink:type="simple" xlink:href="https://www.ukrinform.ua/rubric-ato/3692014-nato-nadast-ukraini-dopomogu-dla-strimuvanna-podalsoi-rosijskoi-agresii-stoltenberg.html" text:style-name="Internet_20_link" text:visited-style-name="Visited_20_Internet_20_Link">
https://www.ukrinform.ua/rubric-ato/3692014-nato-nadast-ukraini-dopomogu-dla-strimuvanna-podalsoi-rosijskoi-agresii-stoltenberg.html</text:a>
</text:p>
      <!--NEWS-->
      <text:h text:style-name="P10" text:outline-level="1">
<text:span text:style-name="T4">
Zelensky discussed with Duda Strengthening of the Armed Forces and invited Poland to join the reconstruction</text:span>
</text:h>
      <text:p text:style-name="P4">
Authors: Ukrinform (Person)</text:p>
      <text:p text:style-name="P4">
Publisher: Укринформ (Organization)</text:p>
      <text:p text:style-name="P4">
Published Time: 2023-04-05T16:55:00+03:00</text:p>
      <text:p text:style-name="P4">
Modified Time: 2023-04-05T16:55:00+03:00</text:p>
      <text:p text:style-name="P4">
Description: President Volodymyr Zelenskyy discussed with President of Poland Andrzej Duda the opportunity to further strengthen the capabilities of the Ukrainian army. - Ukrinform.</text:p>
      <text:p text:style-name="P4">
Images: ["<text:a xlink:type="simple" xlink:href="https://static.ukrinform.com/photos/2023_04/thumb_files/630_360_1680700926-985.jpg" text:style-name="Internet_20_link" text:visited-style-name="Visited_20_Internet_20_Link">
630_360_16807...</text:a>
"]</text:p>
      <text:p text:style-name="P4">
Tags: ['Армія', 'Дуда', 'Зеленський', 'Війна з росією', 'Відбудова']</text:p>
      <text:p text:style-name="P4">
Type: Article</text:p>
      <!--METADATA-->
      <text:p text:style-name="P4">
<draw:frame draw:style-name="fr1" draw:name="Image129" text:anchor-type="as-char" svg:width="6.9236in" svg:height="3.956343in" draw:z-index="0">
<draw:image xlink:href="../Images/yкринформ/2023-04-05T16-55-00-03-00/630_360_1680700926-985.jpg" xlink:type="simple" xlink:show="embed" xlink:actuate="onLoad" draw:mime-type="image/jpeg"/>
</draw:frame>
The Presidential Lordir Zelensky discussed with the President of Poland Andrzej Duda the opportunity to more strengthen the capabilities of the Ukrainian army.</text:p>
      <text:p text:style-name="P4">
The head of the Ukrainian state told this during the Warsaw Press Conference, Ukrinform correspondent reports.</text:p>
      <text:p text:style-name="P4">
"We have discussed the strengthening of our army. And it is very important. I thank you that we have discussed and made a decision and we will still discuss with the Prime Minister(Poland - ed.)As for a powerful package that will strengthen our people, "Zelensky said.</text:p>
      <text:p text:style-name="P4">
<text:span text:style-name="T5">
Video: Presidential Office</text:span>
</text:p>
      <text:p text:style-name="P4">
The President recalled that there are real warriors in the front in Ukraine - Ukrainian men and women who are losing the country every day.</text:p>
      <text:p text:style-name="P4">
"I want to thank you for the powerful defense package that we will strengthen our bullies and protect their lives, because they are at risk of their lives for the sake, you are sure, you understand it, for the sake of not only the lives of Ukrainians, but for the vast life of your children, children of Europe," - - - - - The Head of State of Dully Partners appealed.</text:p>
      <text:p text:style-name="P4">
<text:span text:style-name="T4">
 Read also: </text:span>
 <text:a xlink:type="simple" xlink:href="https://www.ukrinform.ua/rubric-polytics/3692000-ukraina-ne-pide-na-kompromisi-u-pitannah-zahistu-svoei-zemli-zelenskij.html" text:style-name="Internet_20_link" text:visited-style-name="Visited_20_Internet_20_Link">
<text:span text:style-name="T4">
 Zelensky </text:span>
</text:a>
The President also informed that Poland as a state and Polish business would join in the reconstruction of Ukraine.</text:p>
      <text:p text:style-name="P4">
"A page in our relations will be important in our relations of Ukraine. It will truly branch our businesses, our peoples. It is very important for us that the Polish was one of the main partners in Ukraine's rebuild ", - said <text:a xlink:type="simple" xlink:href="https://www.ukrinform.ua/tag-zelenskij" text:style-name="Internet_20_link" text:visited-style-name="Visited_20_Internet_20_Link">
</text:a>
.</text:p>
      <text:p text:style-name="P4">
It was reported that Zelensky, together with his wife, is with an official visite in Poland on April 5.</text:p>
      <text:p text:style-name="P4">
<text:span text:style-name="T5">
Foto: op</text:span>
</text:p>
      <text:p text:style-name="P4">
News Source: <text:a xlink:type="simple" xlink:href="https://www.ukrinform.ua/rubric-polytics/3692016-zelenskij-obgovoriv-iz-dudou-posilenna-zsu-i-zaprosiv-polsu-dolucitisa-do-vidbudovi.html" text:style-name="Internet_20_link" text:visited-style-name="Visited_20_Internet_20_Link">
https://www.ukrinform.ua/rubric-polytics/3692016-zelenskij-obgovoriv-iz-dudou-posilenna-zsu-i-zaprosiv-polsu-dolucitisa-do-vidbudovi.html</text:a>
</text:p>
      <!--NEWS-->
      <text:h text:style-name="P10" text:outline-level="1">
<text:span text:style-name="T4">
The German government disagrees with Vicecanzler's words about slow military assistance to Ukraine</text:span>
</text:h>
      <text:p text:style-name="P4">
Authors: Ukrinform (Person)</text:p>
      <text:p text:style-name="P4">
Publisher: Укринформ (Organization)</text:p>
      <text:p text:style-name="P4">
Published Time: 2023-04-05T16:58:00+03:00</text:p>
      <text:p text:style-name="P4">
Modified Time: 2023-04-05T16:58:00+03:00</text:p>
      <text:p text:style-name="P4">
Description: The Federal Government does not share the opinion of Vicecanzler, Minister of Economy Robert Gabec, who during his visit to Kiev apologized for delayed weapons to Ukraine. - Ukrinform.</text:p>
      <text:p text:style-name="P4">
Images: ["<text:a xlink:type="simple" xlink:href="https://static.ukrinform.com/photos/2023_04/thumb_files/630_360_1680703453-731.jpg" text:style-name="Internet_20_link" text:visited-style-name="Visited_20_Internet_20_Link">
630_360_16807...</text:a>
"]</text:p>
      <text:p text:style-name="P4">
Tags: ['Німеччина', 'Україна', 'допомога', 'Війна з росією']</text:p>
      <text:p text:style-name="P4">
Type: Article</text:p>
      <!--METADATA-->
      <text:p text:style-name="P4">
<draw:frame draw:style-name="fr1" draw:name="Image130" text:anchor-type="as-char" svg:width="6.9236in" svg:height="3.956343in" draw:z-index="0">
<draw:image xlink:href="../Images/yкринформ/2023-04-05T16-58-00-03-00/630_360_1680703453-731.jpg" xlink:type="simple" xlink:show="embed" xlink:actuate="onLoad" draw:mime-type="image/jpeg"/>
</draw:frame>
The Uphedral Government is not shared by Vicecanzler's opinion, Minister of Economy Robertagbek, who, during his visit to Kiev, apologized for delayed Ukraine's supplies.</text:p>
      <text:p text:style-name="P4">
Gabec's statement commented at a briefing by a spokesman for Stefenhebbestyt's government, Ukrinform correspondent reports.</text:p>
      <text:p text:style-name="P4">
"We did exactly what is right and always in the right time," - said, and reminded that his state uses in providing military assistance 3 principles: to support, as far as possible, not to bring to a rectangular conflict between NATO and the Russian Federation and not take unilateral steps , but exclusively coordination with partners.</text:p>
      <text:p text:style-name="P4">
Gebbestyt stressed that Berlin has been operating in such a line on February 26, 2022, when the first parties of weapons were sent. At the end of April, Germany has already begun to transmit Panzerhaubutze 2000 and Gepard systems, later added by the RSSU, NPPO systems and finally - combat tanks and BMPs. In addition, it was Germany who organized "ring exchanges", which allowed Ukraine to transfer many weapons of Soviet.</text:p>
      <text:p text:style-name="P4">
At present, Germany is the largest supplier of weapons to Ukraine in mainland Europe after the United States in the world, said the spokesman.</text:p>
      <text:p text:style-name="P4">
<text:span text:style-name="T4">
 Read also: </text:span>
 <text:a xlink:type="simple" xlink:href="https://www.ukrinform.ua/rubric-vidbudova/3691086-vidnovlenna-cernigovsini-zelenskij-pokazav-vicekancleru-frn-ak-remontuut-mist-cerez-desnu.html" text:style-name="Internet_20_link" text:visited-style-name="Visited_20_Internet_20_Link">
<text:span text:style-name="T4">
 Reconstruction </text:span>
 <text:span text:style-name="T4">
 Chernihiv region </text:span>
 <text:span text:style-name="T4">
 Zelensky </text:span>
 <text:span text:style-name="T4">
 showed </text:span>
<text:span text:style-name="T4">
 Vicecanzler </text:span>
 <text:span text:style-name="T4">
 </text:span>
 <text:span text:style-name="T4">
 through </text:span>
 <text:span text:style-name="T4">
 gum </text:span>
</text:a>
During a meeting with the President of Ukraine in Kiev, Gabek stated: “To me deeply, it was too late ... We changed our position(Do not supply weapons of conflict - ed.), but it took too long. "</text:p>
      <text:p text:style-name="P4">
It should be noted that during his visit to Ukraine in May 2021, Gabec, who was not yet a member of the government, spoke for giving weapons to Ukraine "for -a -defense", for which he was subjected to severe criticism at home, including in the Lavnan Party.</text:p>
      <text:p text:style-name="P4">
Upon his return from Ukraine, the politician has now told reporters that he supported the chancellor that <text:a xlink:type="simple" xlink:href="https://www.ukrinform.ua/tag-nimeccina" text:style-name="Internet_20_link" text:visited-style-name="Visited_20_Internet_20_Link">
</text:a>
Inaccessible to become a side of war. When asked what he personally sees as "Chervonulinia" Gabec called the presence of German soldiers in Ukraine.</text:p>
      <text:p text:style-name="P4">
News Source: <text:a xlink:type="simple" xlink:href="https://www.ukrinform.ua/rubric-polytics/3692019-v-uradi-frn-ne-pogodzuutsa-zi-slovami-vicekanclera-pro-povilnu-vijskovu-dopomogu-ukraini.html" text:style-name="Internet_20_link" text:visited-style-name="Visited_20_Internet_20_Link">
https://www.ukrinform.ua/rubric-polytics/3692019-v-uradi-frn-ne-pogodzuutsa-zi-slovami-vicekanclera-pro-povilnu-vijskovu-dopomogu-ukraini.html</text:a>
</text:p>
      <!--NEWS-->
      <text:h text:style-name="P10" text:outline-level="1">
<text:span text:style-name="T4">
Italy's Expremier Berlusconi got to intensive care</text:span>
</text:h>
      <text:p text:style-name="P4">
Authors: Ukrinform (Person)</text:p>
      <text:p text:style-name="P4">
Publisher: Укринформ (Organization)</text:p>
      <text:p text:style-name="P4">
Published Time: 2023-04-05T17:01:00+03:00</text:p>
      <text:p text:style-name="P4">
Modified Time: 2023-04-05T17:01:00+03:00</text:p>
      <text:p text:style-name="P4">
Description: Silvio Berlusconi, who has held the post of Prime Minister of Italy four times, is in intensive care at the Cardiology Department of the Milan Hospital San Rafaele. - Ukrinform.</text:p>
      <text:p text:style-name="P4">
Images: ["<text:a xlink:type="simple" xlink:href="https://static.ukrinform.com/photos/2015_10/thumb_files/630_360_1446211714-9970-byivshiy-premer-ministr-italii-silvio-berluskoni.jpg" text:style-name="Internet_20_link" text:visited-style-name="Visited_20_Internet_20_Link">
630_360_14462...</text:a>
"]</text:p>
      <text:p text:style-name="P4">
Tags: ['Берлусконі', 'Італія', 'Коронавірус', 'Реанімація']</text:p>
      <text:p text:style-name="P4">
Type: Article</text:p>
      <!--METADATA-->
      <text:p text:style-name="P4">
<draw:frame draw:style-name="fr1" draw:name="Image131" text:anchor-type="as-char" svg:width="6.9236in" svg:height="3.956343in" draw:z-index="0">
<draw:image xlink:href="../Images/yкринформ/2023-04-05T17-01-00-03-00/630_360_1446211714-9970-byivshiy-premer-ministr-italii-silvio-berluskoni.jpg" xlink:type="simple" xlink:show="embed" xlink:actuate="onLoad" draw:mime-type="image/jpeg"/>
</draw:frame>
Sylvio Berlusconi, who has held the post of Prime Minister of Italy, is in intensive care of the Ucardiology Department of the Milan Hospital San Rafale.</text:p>
      <text:p text:style-name="P4">
As Ukrinform reports, it reports <text:a xlink:type="simple" xlink:href="https://www.reuters.com/world/europe/former-italian-pm-berlusconi-intensive-care-hospital-2023-04-05/" text:style-name="Internet_20_link" text:visited-style-name="Visited_20_Internet_20_Link">
</text:a>
 <text:a xlink:type="simple" xlink:href="https://www.reuters.com/world/europe/former-italian-pm-berlusconi-intensive-care-hospital-2023-04-05/" text:style-name="Internet_20_link" text:visited-style-name="Visited_20_Internet_20_Link">
 </text:a>
 <text:a xlink:type="simple" xlink:href="https://www.reuters.com/world/europe/former-italian-pm-berlusconi-intensive-care-hospital-2023-04-05/" text:style-name="Internet_20_link" text:visited-style-name="Visited_20_Internet_20_Link">
</text:a>
86-year-old Berlusconi has suffered from repeated onset of poor health in recent years and returned from hospital last week.</text:p>
      <text:p text:style-name="P4">
The leader of the "forward, Italy"(Forza Italia)In 2016, he underwent surgery as well as prostate cancer. He has repeatedly entered the hospital with infection <text:a xlink:type="simple" xlink:href="https://www.ukrinform.ua/tag-koronavirus" text:style-name="Internet_20_link" text:visited-style-name="Visited_20_Internet_20_Link">
</text:a>
.</text:p>
      <text:p text:style-name="P4">
Berlusconi is currently in intensive care at the Cardiology Department of San Rafaele. The situation with his state of health is "controlled".</text:p>
      <text:p text:style-name="P4">
<text:span text:style-name="T4">
 Read also: </text:span>
 <text:a xlink:type="simple" xlink:href="https://www.ukrinform.ua/rubric-vidbudova/3691609-vicepremer-italii-zaaviv-pro-gotovnist-dopomogti-u-vidnovlenni-ukraini.html" text:style-name="Internet_20_link" text:visited-style-name="Visited_20_Internet_20_Link">
<text:span text:style-name="T4">
 Italy </text:span>
</text:a>
As reported by Ukrinform, the European People's Party, the largest group of the Vevropliament, canceled the visit to Naples after the unacceptable statements of the former Premier-Minister of Italy, Silvio Berlusconi, addressed to the President of Ukraine of Zelensky.</text:p>
      <text:p text:style-name="P4">
Former Prime Minister of Italy Silvio Berlusoni criticized the Prime Minister of Italy George Meloni for meeting with President of Ukraine in Brussels. Berlusconi also stated that if Zelensky stopped "attack" Donbass, the war would be.</text:p>
      <text:p text:style-name="P4">
News Source: <text:a xlink:type="simple" xlink:href="https://www.ukrinform.ua/rubric-world/3692020-ekspremer-italii-berluskoni-potrapiv-do-reanimacii.html" text:style-name="Internet_20_link" text:visited-style-name="Visited_20_Internet_20_Link">
https://www.ukrinform.ua/rubric-world/3692020-ekspremer-italii-berluskoni-potrapiv-do-reanimacii.html</text:a>
</text:p>
      <!--NEWS-->
      <text:h text:style-name="P10" text:outline-level="1">
<text:span text:style-name="T4">
Poland and Ukraine are working on a new good neighborhood agreement - Duda</text:span>
</text:h>
      <text:p text:style-name="P4">
Authors: Ukrinform (Person)</text:p>
      <text:p text:style-name="P4">
Publisher: Укринформ (Organization)</text:p>
      <text:p text:style-name="P4">
Published Time: 2023-04-05T17:02:00+03:00</text:p>
      <text:p text:style-name="P4">
Modified Time: 2023-04-05T17:02:00+03:00</text:p>
      <text:p text:style-name="P4">
Description: Poland and Ukraine are working on a new good neighborhood agreement, friendly relations and cooperation. - Ukrinform.</text:p>
      <text:p text:style-name="P4">
Images: ["<text:a xlink:type="simple" xlink:href="https://static.ukrinform.com/photos/2023_04/thumb_files/630_360_1680700926-648.jpg" text:style-name="Internet_20_link" text:visited-style-name="Visited_20_Internet_20_Link">
630_360_16807...</text:a>
"]</text:p>
      <text:p text:style-name="P4">
Tags: ['Дуда', 'Польща', 'Війна з росією']</text:p>
      <text:p text:style-name="P4">
Type: Article</text:p>
      <!--METADATA-->
      <text:p text:style-name="P4">
<draw:frame draw:style-name="fr1" draw:name="Image132" text:anchor-type="as-char" svg:width="6.9236in" svg:height="3.956343in" draw:z-index="0">
<draw:image xlink:href="../Images/yкринформ/2023-04-05T17-02-00-03-00/630_360_1680700926-648.jpg" xlink:type="simple" xlink:show="embed" xlink:actuate="onLoad" draw:mime-type="image/jpeg"/>
</draw:frame>
Poland Tukraina is working on a new good neighborhood treaty, friendly relationships.</text:p>
      <text:p text:style-name="P4">
According to Ukrinform correspondent, Polish President Andrzejdud said this during a joint press conference with President of Ukraine Volodymyrzelensky in Warsaw.</text:p>
      <text:p text:style-name="P4">
"We believe that in the near future we will be able to enter into such a treaty between our states. And this political act to build a new head between our countries," Duda said.</text:p>
      <text:p text:style-name="P4">
According to him, the border between Ukraine and <text:a xlink:type="simple" xlink:href="https://www.ukrinform.ua/tag-polsa" text:style-name="Internet_20_link" text:visited-style-name="Visited_20_Internet_20_Link">
</text:a>
It should only be in political and geographical understanding, ordinary and Ukrainians should not experience obstacles because of it in their lives.</text:p>
      <text:p text:style-name="P4">
<text:span text:style-name="T5">
Video: op</text:span>
</text:p>
      <text:p text:style-name="P4">
"We believe that Ukraine will be in the European Union. We want the ordinary Poles to not feel the border that is between us so that this border would not be a preference between us so that it does not interfere with work, search, education, education or science" , - said the President of the RP.</text:p>
      <text:p text:style-name="P4">
As reported by Ukrinform, the head of the office of the President of Poland, Grazhina Ignatzhak-Bandychi, said that one of the topics of the presidential meeting in Warsaw would be the issue of preparing a treaty on good neighborly relations between Ukraine and Poland.</text:p>
      <text:p text:style-name="P4">
<text:span text:style-name="T4">
 Read also: </text:span>
 <text:a xlink:type="simple" xlink:href="https://www.ukrinform.ua/rubric-polytics/3691879-duda-nagorodiv-zelenskogo-najvisou-nagorodou-polsi.html" text:style-name="Internet_20_link" text:visited-style-name="Visited_20_Internet_20_Link">
<text:span text:style-name="T4">
 Poland </text:span>
</text:a>
In May 2022, Polish President Andrzej Duda stated in the Verkhovna Rada that he had made time to conclude a new good neighborhood treaty with Ukraine.</text:p>
      <text:p text:style-name="P4">
As it was reported, President Volodymyr Zelenskyy together with his wife on April 5 <text:a xlink:type="simple" xlink:href="https://www.ukrinform.ua/rubric-polytics/3691724-zelenskij-pribuv-do-polsi.html" text:style-name="Internet_20_link" text:visited-style-name="Visited_20_Internet_20_Link">
</text:a>
In addition to meeting with President Andrzej Duda, meetings with the Head of Polish Government Mateushem Moravtsky, business representatives, and Ukrainians in the Royal Castle are also planned.</text:p>
      <text:p text:style-name="P4">
News Source: <text:a xlink:type="simple" xlink:href="https://www.ukrinform.ua/rubric-polytics/3692018-polsa-ta-ukraina-pracuut-nad-novim-dogovorom-pro-dobrosusidstvo-duda.html" text:style-name="Internet_20_link" text:visited-style-name="Visited_20_Internet_20_Link">
https://www.ukrinform.ua/rubric-polytics/3692018-polsa-ta-ukraina-pracuut-nad-novim-dogovorom-pro-dobrosusidstvo-duda.html</text:a>
</text:p>
      <!--NEWS-->
      <text:h text:style-name="P10" text:outline-level="1">
<text:span text:style-name="T4">
Zelenskaya met with Ukrainian doctors who complete their studies in Poland</text:span>
</text:h>
      <text:p text:style-name="P4">
Authors: Ukrinform (Person)</text:p>
      <text:p text:style-name="P4">
Publisher: Укринформ (Organization)</text:p>
      <text:p text:style-name="P4">
Published Time: 2023-04-05T17:09:00+03:00</text:p>
      <text:p text:style-name="P4">
Modified Time: 2023-04-05T17:09:00+03:00</text:p>
      <text:p text:style-name="P4">
Description: The first ladies of Ukraine and Poland Elena Zelenskaya and Agatha Cornhauser-Duda met with Ukrainian doctors who complete a course in helicopter emergency medical care in Poland. - Ukrinform.</text:p>
      <text:p text:style-name="P4">
Images: ["<text:a xlink:type="simple" xlink:href="https://static.ukrinform.com/photos/2023_04/thumb_files/630_360_1680703937-9404.jpeg" text:style-name="Internet_20_link" text:visited-style-name="Visited_20_Internet_20_Link">
630_360_16807...</text:a>
", "<text:a xlink:type="simple" xlink:href="https://static.ukrinform.com/photos/2023_04/thumb_files/630_360_1680703937-1000.jpeg" text:style-name="Internet_20_link" text:visited-style-name="Visited_20_Internet_20_Link">
630_360_16807...</text:a>
", "<text:a xlink:type="simple" xlink:href="https://static.ukrinform.com/photos/2023_04/thumb_files/630_360_1680703937-7476.jpeg" text:style-name="Internet_20_link" text:visited-style-name="Visited_20_Internet_20_Link">
630_360_16807...</text:a>
", "<text:a xlink:type="simple" xlink:href="https://static.ukrinform.com/photos/2023_04/thumb_files/630_360_1680703937-9446.jpeg" text:style-name="Internet_20_link" text:visited-style-name="Visited_20_Internet_20_Link">
630_360_16807...</text:a>
", "<text:a xlink:type="simple" xlink:href="https://static.ukrinform.com/photos/2023_04/thumb_files/630_360_1680703937-7933.jpeg" text:style-name="Internet_20_link" text:visited-style-name="Visited_20_Internet_20_Link">
630_360_16807...</text:a>
", "<text:a xlink:type="simple" xlink:href="https://static.ukrinform.com/photos/2023_04/thumb_files/630_360_1680703937-8060.jpeg" text:style-name="Internet_20_link" text:visited-style-name="Visited_20_Internet_20_Link">
630_360_16807...</text:a>
", "<text:a xlink:type="simple" xlink:href="https://static.ukrinform.com/photos/2023_04/thumb_files/630_360_1680703937-7642.jpeg" text:style-name="Internet_20_link" text:visited-style-name="Visited_20_Internet_20_Link">
630_360_16807...</text:a>
", "<text:a xlink:type="simple" xlink:href="https://static.ukrinform.com/photos/2023_04/thumb_files/630_360_1680703937-4233.jpeg" text:style-name="Internet_20_link" text:visited-style-name="Visited_20_Internet_20_Link">
630_360_16807...</text:a>
"]</text:p>
      <text:p text:style-name="P4">
Tags: ['Медики', 'Польща', 'Олена Зеленська']</text:p>
      <text:p text:style-name="P4">
Type: Article</text:p>
      <!--METADATA-->
      <text:p text:style-name="P4">
<draw:frame draw:style-name="fr1" draw:name="Image133" text:anchor-type="as-char" svg:width="6.9236in" svg:height="3.956343in" draw:z-index="0">
<draw:image xlink:href="../Images/yкринформ/2023-04-05T17-09-00-03-00/630_360_1680703937-9404.jpeg" xlink:type="simple" xlink:show="embed" xlink:actuate="onLoad" draw:mime-type="image/jpeg"/>
</draw:frame>
The first lions of Ukraine and Poland Elena Zelenskaya and Agatha Cornhauser-Duda met with Ukrainian doctors who complete a helicopter medical care course in Poland.</text:p>
      <text:p text:style-name="P4">
As Ukrinform reports, Zelenska reported this <text:a xlink:type="simple" xlink:href="https://t.me/FirstLadyOfUkraine/2838" text:style-name="Internet_20_link" text:visited-style-name="Visited_20_Internet_20_Link">
</text:a>
"Today, together with Agatha Cornhauser-Douda colleague, they met with participants in a common initiative-a group of physicians who complete the training(Helicopteremergency medical services). Відпрацьовували допомогу на борті,транспортування пацієнтів та всі способи надшвидкого порятунку, які такпотрібні сьогодні в Україні", - розповіла вона.</text:p>
      <text:p text:style-name="P4">
<text:span text:style-name="T5">
Відео:<text:a xlink:type="simple" xlink:href="https://www.youtube.com/redirect" text:style-name="Internet_20_link" text:visited-style-name="Visited_20_Internet_20_Link">
</text:a>
</text:span>
</text:p>
      <text:p text:style-name="P4">
The first lady of Ukraine noted that he always attends the Polish with special feelings, because all this difficult time we are kept not only by the desire for a common win over the enemy, but also the struggle for human values and human lives.</text:p>
      <text:p text:style-name="P4">
<text:span text:style-name="T4">
 Read also: </text:span>
 <text:a xlink:type="simple" xlink:href="https://www.ukrinform.ua/rubric-society/3689516-zelenska-radit-dla-dopomogi-postrazdalim-vid-vijni-koristuvatisa-danimi-specialnoi-platformi.html" text:style-name="Internet_20_link" text:visited-style-name="Visited_20_Internet_20_Link">
</text:a>
Zelenskaya reminded that the training of Ukrainian doctors in Polish aerobags on helicopters is just one of several common projects, in turn - psychologists and rehabilitators.</text:p>
      <text:p text:style-name="P4">
The first lady of Ukraine also spoke about the completion of 39 Ukrainian Fails from severe burn injuries at the Lenchna Health Center(Independent Public Healthcare Center). Уже на травень цього року, за їїсловами, заплановано 30 операцій від кращих пластичних лікарів з Бостона дляукраїнців, які потребують реконструкції в результаті опіків та різнихвроджених захворювань.</text:p>
      <text:p text:style-name="P4">
"So, already 89 of our doctors have been trained in Poland, worked the bride's challenges with Polish colleagues. Now they will have their skills in Ukraine. Many lives," Zelenska emphasized.</text:p>
      <text:p text:style-name="P4">
<text:span text:style-name="T4">
 Read also: </text:span>
 [<text:span text:style-name="T4">
 Poland </text:span>
 <text:span text:style-name="T4">
 </text:span>
 started *<text:span text:style-name="T5">
 </text:span>
!(https://www.ukrinform.ua/rubric-uarazom/3632767-u-polsi-startuvali-navcanna-ukrainskih-medikiv-iz-aviacijnoi-evakuacii.html)She expressed gratitude to her Polish colleague for her personal activity of all bilateral projects. "I am grateful to all who helped our medical-bell knowledge: the head of the National Security Bureau of the Republic of Poland Panuyatacek Sivieri, Director of Robert Galontskovsky, Director Burns in Lenchny Jerzy Strunk, as well as all doctors, rescuers, everyone and everyone who surrounded our specialists with professional and friendly attention, "Zelenska said.</text:p>
      <text:p text:style-name="P4">
As it was reported, in Polish hospitals, dozens of Ukrainian military, who were injured as a result of Russian armed aggression of anti -Ukraine.</text:p>
      <text:p text:style-name="P4">
Last December in Poland, several Ukrainian aircraft and rescue basacquachments were developed <text:a xlink:type="simple" xlink:href="https://www.ukrinform.ua/tag-mediki" text:style-name="Internet_20_link" text:visited-style-name="Visited_20_Internet_20_Link">
</text:a>
Zavacing by air by wounded military and civilians.</text:p>
      <text:p text:style-name="P4">
This project is implemented as part of the initiative of the first ladies of Ukraine and Poland.</text:p>
      <text:p text:style-name="P4">
News Source: <text:a xlink:type="simple" xlink:href="https://www.ukrinform.ua/rubric-society/3692022-zelenska-zustrilasa-z-ukrainskimi-medikami-aki-zaversuut-navcanna-u-polsi.html" text:style-name="Internet_20_link" text:visited-style-name="Visited_20_Internet_20_Link">
https://www.ukrinform.ua/rubric-society/3692022-zelenska-zustrilasa-z-ukrainskimi-medikami-aki-zaversuut-navcanna-u-polsi.html</text:a>
</text:p>
      <!--NEWS-->
      <text:h text:style-name="P10" text:outline-level="1">
<text:span text:style-name="T4">
The victory of Ukraine in the war is the common interests of NATO and partners - Stoltenberg</text:span>
</text:h>
      <text:p text:style-name="P4">
Authors: Ukrinform (Person)</text:p>
      <text:p text:style-name="P4">
Publisher: Укринформ (Organization)</text:p>
      <text:p text:style-name="P4">
Published Time: 2023-04-05T17:15:49+03:00</text:p>
      <text:p text:style-name="P4">
Modified Time: 2023-04-05T17:15:49+03:00</text:p>
      <text:p text:style-name="P4">
Description: Russian aggression against Ukraine is aimed at destroying the world order, so the victory of Ukraine in this war is in line with the interests of NATO and its partners in the field of security. - Ukrinform.</text:p>
      <text:p text:style-name="P4">
Images: ["<text:a xlink:type="simple" xlink:href="https://static.ukrinform.com/photos/2023_02/thumb_files/630_360_1676717919-985.jpg" text:style-name="Internet_20_link" text:visited-style-name="Visited_20_Internet_20_Link">
630_360_16767...</text:a>
"]</text:p>
      <text:p text:style-name="P4">
Tags: ['НАТО', 'путін', 'Столтенберг', 'Війна з росією']</text:p>
      <text:p text:style-name="P4">
Type: Article</text:p>
      <!--METADATA-->
      <text:p text:style-name="P4">
<draw:frame draw:style-name="fr1" draw:name="Image134" text:anchor-type="as-char" svg:width="6.9236in" svg:height="3.956343in" draw:z-index="0">
<draw:image xlink:href="../Images/yкринформ/2023-04-05T17-15-49-03-00/630_360_1676717919-985.jpg" xlink:type="simple" xlink:show="embed" xlink:actuate="onLoad" draw:mime-type="image/jpeg"/>
</draw:frame>
Russian agression against Ukraine is aimed at destroying the world order, so the victory of Ukraine in this war is in line with the interests of NATO and its partners in the spherical safety.</text:p>
      <text:p text:style-name="P4">
This was stated in Brussels during a press conference after the North Atlantic Council at the level of foreign ministers, NATO Secretary General Jestoltenberg, Ukrinform correspondent reports.</text:p>
      <text:p text:style-name="P4">
“If the President <text:a xlink:type="simple" xlink:href="https://www.ukrinform.ua/tag-putin" text:style-name="Internet_20_link" text:visited-style-name="Visited_20_Internet_20_Link">
</text:a>
It wins in Ukraine, will sign the signal to totalitarian leaders all over the world, that they can carry their goals with gross power. Therefore, our support for Ukraine is critically important for our common security interests in the field of security, ”Stoltenberg stressed.</text:p>
      <text:p text:style-name="P4">
He reported that the last session of the ministerial meeting was devoted to the discussion of daily partners - Australia, Japan, New Zealand Taraspubblek of Korea, as well as with the European Union. The participants of this meeting have offered the global consequences of the Russian war against Ukraine. This war, the foundations of the NATO leader, is directed not only against Ukraine but also against the rules of international order.</text:p>
      <text:p text:style-name="P4">
“We also discussed the growing rapprochement between China and Russia. China refused to exacerbate Russian aggression, echo repeats Russian propaganda and supports the Russian economy. China and Russia also strengthen their military activity in the Indo-Pacific. The allies have made it clear that in China, Russia could become a historical mill with very broad consequences, ”the Secretary -General emphasized.</text:p>
      <text:p text:style-name="P4">
<text:span text:style-name="T4">
 Read also: </text:span>
 <text:a xlink:type="simple" xlink:href="https://www.ukrinform.ua/rubric-other_news/3692021-polsa-pracue-nad-garantiami-bezpeki-dla-ukraina-na-samiti-nato-duda.html" text:style-name="Internet_20_link" text:visited-style-name="Visited_20_Internet_20_Link">
<text:span text:style-name="T4">
 NATO </text:span>
</text:a>
He stressed. Which in the times when China and Russia are trying to undermine the international rule, the partnership of NATO countries with states in the Indo-Pacific region, which is close in belief, is becoming even more important.</text:p>
      <text:p text:style-name="P4">
As it was reported, a two-day meeting of NATO ministers was reported today in Brussels, which considered the most important issues of regional and world security, including the development of the situation around Ukraine and in the Indo-Pacific.</text:p>
      <text:p text:style-name="P4">
<text:span text:style-name="T5">
Foto: NATO</text:span>
</text:p>
      <text:p text:style-name="P4">
News Source: <text:a xlink:type="simple" xlink:href="https://www.ukrinform.ua/rubric-polytics/3692024-peremoga-ukraini-u-vijni-vidpovidae-spilnim-interesam-nato-i-partneriv-stoltenberg.html" text:style-name="Internet_20_link" text:visited-style-name="Visited_20_Internet_20_Link">
https://www.ukrinform.ua/rubric-polytics/3692024-peremoga-ukraini-u-vijni-vidpovidae-spilnim-interesam-nato-i-partneriv-stoltenberg.html</text:a>
</text:p>
      <!--NEWS-->
      <text:h text:style-name="P10" text:outline-level="1">
<text:span text:style-name="T4">
The Russians are uncontrollably cutting down the forest in the captured territories - painter</text:span>
</text:h>
      <text:p text:style-name="P4">
Authors: Ukrinform (Person)</text:p>
      <text:p text:style-name="P4">
Publisher: Укринформ (Organization)</text:p>
      <text:p text:style-name="P4">
Published Time: 2023-04-05T17:16:00+03:00</text:p>
      <text:p text:style-name="P4">
Modified Time: 2023-04-05T17:16:00+03:00</text:p>
      <text:p text:style-name="P4">
Description: Russian invaders are cutting off the forest uncontrollably in the temporarily captured territories of Ukraine. - Ukrinform.</text:p>
      <text:p text:style-name="P4">
Images: ["<text:a xlink:type="simple" xlink:href="https://static.ukrinform.com/photos/2023_02/thumb_files/630_360_1677152977-764.jpg" text:style-name="Internet_20_link" text:visited-style-name="Visited_20_Internet_20_Link">
630_360_16771...</text:a>
"]</text:p>
      <text:p text:style-name="P4">
Tags: ['Ліс', 'Окупація', 'Російські військові', 'Війна з росією', 'Ганна Маляр']</text:p>
      <text:p text:style-name="P4">
Type: Article</text:p>
      <!--METADATA-->
      <text:p text:style-name="P4">
<draw:frame draw:style-name="fr1" draw:name="Image135" text:anchor-type="as-char" svg:width="6.9236in" svg:height="3.956343in" draw:z-index="0">
<draw:image xlink:href="../Images/yкринформ/2023-04-05T17-16-00-03-00/630_360_1677152977-764.jpg" xlink:type="simple" xlink:show="embed" xlink:actuate="onLoad" draw:mime-type="image/jpeg"/>
</draw:frame>
Russian -shaped ones are cutting off the forest uncontrollably in the temporarily captured territories of Ukraine.</text:p>
      <text:p text:style-name="P4">
According to Ukrinform, the Deputy Minister of Defense of Ukraine Anna Malyar reported in <text:a xlink:type="simple" xlink:href="https://t.me/annamaliar/616" text:style-name="Internet_20_link" text:visited-style-name="Visited_20_Internet_20_Link">
</text:a>
"Russian invaders continue to actively destroy the natural resource -potential of temporarily occupied Ukrainian territories.</text:p>
      <text:p text:style-name="P4">
At the same time, entrepreneurs carry out uncontrolled barbaric deforestation, which in the event of its continuation will inevitably lead to catastrophic consequences for ecology.</text:p>
      <text:p text:style-name="P4">
Painter noted that most <text:a xlink:type="simple" xlink:href="https://www.ukrinform.ua/tag-lis" text:style-name="Internet_20_link" text:visited-style-name="Visited_20_Internet_20_Link">
</text:a>
In this region of artificial origin and they were specifically created to protect the fleeting, soil and water erosion, performing the function of recreational masmomeliamentary plantations.</text:p>
      <text:p text:style-name="P4">
At the same time, during the last decade of March this year, intensive movement of E105 and M18 columns of Russian loading cars loaded with freshly cut forest-cutters was recorded in the Mariupolya area.</text:p>
      <text:p text:style-name="P4">
<text:span text:style-name="T4">
 Read also: </text:span>
 <text:a xlink:type="simple" xlink:href="https://www.ukrinform.ua/rubric-ato/3635168-zagarbniki-znisuut-mista-ta-sela-sob-ne-bulo-mozlivosti-dla-oboroni-zelenskij.html" text:style-name="Internet_20_link" text:visited-style-name="Visited_20_Internet_20_Link">
<text:span text:style-name="T4">
 invaders </text:span>
 <text:span text:style-name="T4">
 destroy </text:span>
</text:a>
"In addition, in some settlements of the temporarily occupied territories of Ukraine, the Russian command prohibited the local population to carry out the farm work in the fields, which will probably lead to a disruption of the vegetable spring sowing campaign, and in the future - neglect of the farmland,"</text:p>
      <text:p text:style-name="P4">
As reported by Ukrinform, <text:a xlink:type="simple" xlink:href="https://www.ukrinform.ua/rubric-economy/3680808-vijna-zavdala-skodi-prirodi-ukraini-bils-ak-na-2-triljoni-mindovkilla.html" text:style-name="Internet_20_link" text:visited-style-name="Visited_20_Internet_20_Link">
</text:a>
</text:p>
      <text:p text:style-name="P4">
News Source: <text:a xlink:type="simple" xlink:href="https://www.ukrinform.ua/rubric-regions/3692032-rosiani-bezkontrolno-virubuut-lis-na-zahoplenih-teritoriah-malar.html" text:style-name="Internet_20_link" text:visited-style-name="Visited_20_Internet_20_Link">
https://www.ukrinform.ua/rubric-regions/3692032-rosiani-bezkontrolno-virubuut-lis-na-zahoplenih-teritoriah-malar.html</text:a>
</text:p>
      <!--NEWS-->
      <text:h text:style-name="P10" text:outline-level="1">
<text:span text:style-name="T4">
Regional unions for decolonization from Russia are no less important than global - political scientist</text:span>
</text:h>
      <text:p text:style-name="P4">
Authors: Ukrinform (Person)</text:p>
      <text:p text:style-name="P4">
Publisher: Укринформ (Organization)</text:p>
      <text:p text:style-name="P4">
Published Time: 2023-04-05T17:18:17+03:00</text:p>
      <text:p text:style-name="P4">
Modified Time: 2023-04-05T17:18:17+03:00</text:p>
      <text:p text:style-name="P4">
Description: Regional unions of countries such as Ukraine, Moldova, Georgia, European Belarus, Baltic States and Poland are no less important than global, as they allow them to decolonize their regions from Russia. - Ukrinform.</text:p>
      <text:p text:style-name="P4">
Images: ["<text:a xlink:type="simple" xlink:href="https://static.ukrinform.com/photos/2023_04/thumb_files/630_360_1680704244-548.jpg" text:style-name="Internet_20_link" text:visited-style-name="Visited_20_Internet_20_Link">
630_360_16807...</text:a>
"]</text:p>
      <text:p text:style-name="P4">
Tags: ['Молдова', 'Польща', 'Україна', 'Війна з росією']</text:p>
      <text:p text:style-name="P4">
Type: Article</text:p>
      <!--METADATA-->
      <text:p text:style-name="P4">
<draw:frame draw:style-name="fr1" draw:name="Image136" text:anchor-type="as-char" svg:width="6.9236in" svg:height="3.956343in" draw:z-index="0">
<draw:image xlink:href="../Images/yкринформ/2023-04-05T17-18-17-03-00/630_360_1680704244-548.jpg" xlink:type="simple" xlink:show="embed" xlink:actuate="onLoad" draw:mime-type="image/jpeg"/>
</draw:frame>
Regional alliances of countries such as Ukraine, Moldova, Georgia, European -breaker, Baltic countries and Poland are no less important than global, as they are able to decolonize their regions from Russia.</text:p>
      <text:p text:style-name="P4">
This opinion was expressed by political scientist Mykola Davidyuk during an international round -themed in Ukrinform on the topic: “Ukraine and Moldova. Common confrontation between Russian threat. "</text:p>
      <text:p text:style-name="P4">
He noted that Ukraine is currently "playing a global history" by some extent. At the same time, according to the political scientist, we should not forget about the importance of regional "neighborhood" unions, because they decolonize our region of spray.</text:p>
      <text:p text:style-name="P4">
<text:span text:style-name="T4">
 Read also: </text:span>
 <text:a xlink:type="simple" xlink:href="https://www.ukrinform.ua/rubric-culture/3683913-vze-cas-proanalizuvati-rosijsku-kulturu-v-paradigmi-dekolonizacii-litovska-politanalitikina.html" text:style-name="Internet_20_link" text:visited-style-name="Visited_20_Internet_20_Link">
<text:span text:style-name="T4">
 Decoloniza </text:span>
</text:a>
In this context, Davidyuk recalled that Russia at one time went to the Balkans and the Balkans for de -occupation from the Ottoman Empire.</text:p>
      <text:p text:style-name="P4">
"And then it happened that no one also noticed how we all occupied us -from Bulgaria to the Balkan Peninsula and ending with the Black Sea region Icacons. But, as the classic said, Make Russia Small Again. Ukraine, Moldova, Georgia, European Cabilor, Baltic States, Poland, will be able to make Russia again small. The state that has the desire today - I do not see that they have very much strength - to attack neighboring states, "Davidyuk said.</text:p>
      <text:p text:style-name="P4">
He added that Ukraine and Moldova are definitely partners, and expressed the opinion that there should be a "bilateral movement and support movement."</text:p>
      <text:p text:style-name="P4">
<text:span text:style-name="T4">
 Read also: </text:span>
 <text:a xlink:type="simple" xlink:href="https://www.ukrinform.ua/rubric-polytics/3671768-evropa-nikoli-ne-prijme-imperialisticnoi-politiki-kremla-ursula-fon-der-laen.html" text:style-name="Internet_20_link" text:visited-style-name="Visited_20_Internet_20_Link">
</text:a>
"We have a common vector - this is European integration, and we are definitely moving together. A little Georgia on the road began to lag behind, but I believe that they will turn. Protests have demonstrated that Georgia's power is not to the end of the country. I exclude that a year or two Georgia can be a chief driver of a fire for the Russia in the Caucasus, "the political scientist predicted.</text:p>
      <text:p text:style-name="P4">
News Source: <text:a xlink:type="simple" xlink:href="https://www.ukrinform.ua/rubric-polytics/3692026-regionalni-souzi-dla-dekolonizacii-vid-rosii-ne-mens-vazlivi-niz-globalni-politolog.html" text:style-name="Internet_20_link" text:visited-style-name="Visited_20_Internet_20_Link">
https://www.ukrinform.ua/rubric-polytics/3692026-regionalni-souzi-dla-dekolonizacii-vid-rosii-ne-mens-vazlivi-niz-globalni-politolog.html</text:a>
</text:p>
      <!--NEWS-->
      <text:h text:style-name="P10" text:outline-level="1">
<text:span text:style-name="T4">
The Izmail port in March reworked the record volume of cargo</text:span>
</text:h>
      <text:p text:style-name="P4">
Authors: Ukrinform (Person)</text:p>
      <text:p text:style-name="P4">
Publisher: Укринформ (Organization)</text:p>
      <text:p text:style-name="P4">
Published Time: 2023-04-05T17:20:02+03:00</text:p>
      <text:p text:style-name="P4">
Modified Time: 2023-04-05T17:20:02+03:00</text:p>
      <text:p text:style-name="P4">
Description: In March 2023, the State Security Service of Izmail Maritime Commercial Port reworked 721.5 thousand tons of cargo, which is a record volume for all its work. - Ukrinform.</text:p>
      <text:p text:style-name="P4">
Images: ["<text:a xlink:type="simple" xlink:href="https://static.ukrinform.com/photos/2023_04/thumb_files/630_360_1680704196-381.jpg" text:style-name="Internet_20_link" text:visited-style-name="Visited_20_Internet_20_Link">
630_360_16807...</text:a>
"]</text:p>
      <text:p text:style-name="P4">
Tags: ['Рекорд', 'Порт Ізмаїл']</text:p>
      <text:p text:style-name="P4">
Type: Article</text:p>
      <!--METADATA-->
      <text:p text:style-name="P4">
<draw:frame draw:style-name="fr1" draw:name="Image137" text:anchor-type="as-char" svg:width="6.9236in" svg:height="3.956343in" draw:z-index="0">
<draw:image xlink:href="../Images/yкринформ/2023-04-05T17-20-02-03-00/630_360_1680704196-381.jpg" xlink:type="simple" xlink:show="embed" xlink:actuate="onLoad" draw:mime-type="image/jpeg"/>
</draw:frame>
In March2023, the State Security Service of Izmail Maritime Commercial Port reworked 721.5 thousand tweet, which is a record volume for all its work.</text:p>
      <text:p text:style-name="P4">
About it in <text:a xlink:type="simple" xlink:href="https://www.facebook.com/izmport/posts/pfbid026vvPgqn5A5X9wkCLgve7i4E2b8ejEyXrWUrrKGbC4cHQNJmjVyc5gcuua35Ud7cpl" text:style-name="Internet_20_link" text:visited-style-name="Visited_20_Internet_20_Link">
</text:a>
The director of the enterprise Andriy Yerokhin reported, Ukrinform reports.</text:p>
      <text:p text:style-name="P4">
“In March 2023, our joint efforts have processed 721.5 thousand in March 2023. t of cargo. In the past, in the Golden times of the Izmail port, the largest year of cargo transshipment reached 7.3 million tonnes per year in 1989. It is not difficult to calculate that on average a month was a close 585 thousand tons, and the highest rate per month It was reached in May, when 712 thousand tons were released. That is, in March this year we exceeded this reard, ”the message said.</text:p>
      <text:p text:style-name="P4">
According to the director, such successes have reached such success, despite twice less than the employees of the enterprise - 1 424 people against 2 860.</text:p>
      <text:p text:style-name="P4">
During the month, various types of cargoes were processed at the port - general, bulk, bulk, containers. 506.9 thousand tons were shipped for exports by the enterprise, more than 209 thousand tons were processed.</text:p>
      <text:p text:style-name="P4">
In total, 88 ships were loaded in March.</text:p>
      <text:p text:style-name="P4">
<text:span text:style-name="T4">
 Read also: </text:span>
 <text:a xlink:type="simple" xlink:href="https://www.ukrinform.ua/rubric-economy/3688673-biznes-zaklikae-povnocinno-rozblokuvati-robotu-cornomorskih-portiv-dla-usih-vidiv-vantaziv.html" text:style-name="Internet_20_link" text:visited-style-name="Visited_20_Internet_20_Link">
</text:a>
As it was reported, in 2023 near the Izmail port company <text:a xlink:type="simple" xlink:href="https://www.ukrinform.ua/rubric-economy/3689954-ascet-shipping-pobudue-zernoshovise-bila-portu-izmail.html" text:style-name="Internet_20_link" text:visited-style-name="Visited_20_Internet_20_Link">
</text:a>
It plans to start construction of a storage facility. The first stage of granaries is designed for 5 thousand tons of grain.</text:p>
      <text:p text:style-name="P4">
_Foto: Facebook of SE "IMM MTP" _</text:p>
      <text:p text:style-name="P4">
News Source: <text:a xlink:type="simple" xlink:href="https://www.ukrinform.ua/rubric-economy/3692027-izmailskij-port-u-berezni-pererobiv-rekordnij-obsag-vantaziv.html" text:style-name="Internet_20_link" text:visited-style-name="Visited_20_Internet_20_Link">
https://www.ukrinform.ua/rubric-economy/3692027-izmailskij-port-u-berezni-pererobiv-rekordnij-obsag-vantaziv.html</text:a>
</text:p>
      <!--NEWS-->
      <text:h text:style-name="P10" text:outline-level="1">
<text:span text:style-name="T4">
Dynamo football players visited Ukrainian defenders in hospitals</text:span>
</text:h>
      <text:p text:style-name="P4">
Authors: Ukrinform (Person)</text:p>
      <text:p text:style-name="P4">
Publisher: Укринформ (Organization)</text:p>
      <text:p text:style-name="P4">
Published Time: 2023-04-05T17:21:00+03:00</text:p>
      <text:p text:style-name="P4">
Modified Time: 2023-04-05T17:21:00+03:00</text:p>
      <text:p text:style-name="P4">
Description: Dynamo Kiev players visited the wounded Ukrainian military who are treated in the capital's hospitals. - Ukrinform.</text:p>
      <text:p text:style-name="P4">
Images: ["<text:a xlink:type="simple" xlink:href="https://static.ukrinform.com/photos/2023_04/thumb_files/630_360_1680704439-986.jpg" text:style-name="Internet_20_link" text:visited-style-name="Visited_20_Internet_20_Link">
630_360_16807...</text:a>
"]</text:p>
      <text:p text:style-name="P4">
Tags: ['Динамо', 'Футбол', 'Війна з росією']</text:p>
      <text:p text:style-name="P4">
Type: Article</text:p>
      <!--METADATA-->
      <text:p text:style-name="P4">
<draw:frame draw:style-name="fr1" draw:name="Image138" text:anchor-type="as-char" svg:width="6.9236in" svg:height="3.956343in" draw:z-index="0">
<draw:image xlink:href="../Images/yкринформ/2023-04-05T17-21-00-03-00/630_360_1680704439-986.jpg" xlink:type="simple" xlink:show="embed" xlink:actuate="onLoad" draw:mime-type="image/jpeg"/>
</draw:frame>
The Dynamo Gamikivskyi visited the wounded Ukrainian military who are being cured in the capital's hospitals.</text:p>
      <text:p text:style-name="P4">
As reports <text:a xlink:type="simple" xlink:href="https://fcdynamo.com/news/gravci-dinamo-vidvidali-poranenih-geroyiv-ukrayini" text:style-name="Internet_20_link" text:visited-style-name="Visited_20_Internet_20_Link">
</text:a>
"White-blue", the players brought with them numerous subjects, which was presented to the defenders of Ukraine, Ukrinform reports.</text:p>
      <text:p text:style-name="P4">
The team captain Serhiy Sidorchuk: “I am a large father, and I would like to tell not only Dynamo but also from my family. My children can now come home and not be afraid - only thanks to you. My whole family, we all now go independent Ukrainian land only thanks to you and your books. There are no words to describe our gratitude and your heroism for our father -in -law, ”Sidorchuk stressed.</text:p>
      <text:p text:style-name="P4">
<text:span text:style-name="T4">
 Read also: </text:span>
 <text:a xlink:type="simple" xlink:href="https://www.ukrinform.ua/rubric-sports/3691313-futbolni-komandi-dinamo-vigrali-ditacij-turnir-ateitis-cup-u-vilnusi.html" text:style-name="Internet_20_link" text:visited-style-name="Visited_20_Internet_20_Link">
<text:span text:style-name="T4">
 Dynamo </text:span>
</text:a>
Then the Dynamo went to the House of wounded soldiers from the Azov Regiment. Although severe injuries, each of the soldiers retains a battle mood.</text:p>
      <text:p text:style-name="P4">
Photo: fcDynamo.com.</text:p>
      <text:p text:style-name="P4">
News Source: <text:a xlink:type="simple" xlink:href="https://www.ukrinform.ua/rubric-sports/3692028-futbolisti-dinamo-vidvidali-ukrainskih-zahisnikiv-u-spitalah.html" text:style-name="Internet_20_link" text:visited-style-name="Visited_20_Internet_20_Link">
https://www.ukrinform.ua/rubric-sports/3692028-futbolisti-dinamo-vidvidali-ukrainskih-zahisnikiv-u-spitalah.html</text:a>
</text:p>
      <!--NEWS-->
      <text:h text:style-name="P10" text:outline-level="1">
<text:span text:style-name="T4">
NABU confirmed that searches in Kharkiv VCA were conducted</text:span>
</text:h>
      <text:p text:style-name="P4">
Authors: Ukrinform (Person)</text:p>
      <text:p text:style-name="P4">
Publisher: Укринформ (Organization)</text:p>
      <text:p text:style-name="P4">
Published Time: 2023-04-05T17:25:14+03:00</text:p>
      <text:p text:style-name="P4">
Modified Time: 2023-04-05T17:25:14+03:00</text:p>
      <text:p text:style-name="P4">
Description: The National Anti-Corruption Bureau of Ukraine confirmed that their detectives under the procedural leadership of the SAP prosecutors are searched in the Kharkiv military-civilian administration. - Ukrinform.</text:p>
      <text:p text:style-name="P4">
Images: ["<text:a xlink:type="simple" xlink:href="https://static.ukrinform.com/photos/2020_08/thumb_files/630_360_1596261346-391.jpg" text:style-name="Internet_20_link" text:visited-style-name="Visited_20_Internet_20_Link">
630_360_15962...</text:a>
"]</text:p>
      <text:p text:style-name="P4">
Tags: ['НАБУ', 'Обшук', 'Харківщина']</text:p>
      <text:p text:style-name="P4">
Type: Article</text:p>
      <!--METADATA-->
      <text:p text:style-name="P4">
<draw:frame draw:style-name="fr1" draw:name="Image139" text:anchor-type="as-char" svg:width="6.9236in" svg:height="3.956343in" draw:z-index="0">
<draw:image xlink:href="../Images/yкринформ/2023-04-05T17-25-14-03-00/630_360_1596261346-391.jpg" xlink:type="simple" xlink:show="embed" xlink:actuate="onLoad" draw:mime-type="image/jpeg"/>
</draw:frame>
The Union Anti-Corruption Bureau of Ukraine confirmed that their detectives of the SAP prosecutors are searched in the Kharkiv-civil-civilian administration.</text:p>
      <text:p text:style-name="P4">
About it in <text:a xlink:type="simple" xlink:href="https://t.me/nab_ukraine/1717" text:style-name="Internet_20_link" text:visited-style-name="Visited_20_Internet_20_Link">
</text:a>
NABU press service informed, Ukrinform reports.</text:p>
      <text:p text:style-name="P4">
"Investigative actions are sanctioned and carried out in accordance with the current legislation. Other details are not disclosed to keep the secret of pre -trial investigation," the statement said.</text:p>
      <text:p text:style-name="P4">
As it was reported, Kharkiv Ova stated that <text:a xlink:type="simple" xlink:href="https://www.ukrinform.ua/rubric-regions/3691981-nabu-provodit-slidci-dii-v-pidrozdilah-harkivskoi-ova.html" text:style-name="Internet_20_link" text:visited-style-name="Visited_20_Internet_20_Link">
</text:a>
in the structural units of the Kharkiv regional military administration.</text:p>
      <text:p text:style-name="P4">
News Source: <text:a xlink:type="simple" xlink:href="https://www.ukrinform.ua/rubric-regions/3692030-u-nabu-pidtverdili-so-provodat-obsuki-u-harkivskij-vca.html" text:style-name="Internet_20_link" text:visited-style-name="Visited_20_Internet_20_Link">
https://www.ukrinform.ua/rubric-regions/3692030-u-nabu-pidtverdili-so-provodat-obsuki-u-harkivskij-vca.html</text:a>
</text:p>
      <!--NEWS-->
      <text:h text:style-name="P10" text:outline-level="1">
<text:span text:style-name="T4">
Bab stopped illegal production of cigarettes in Odesa region</text:span>
</text:h>
      <text:p text:style-name="P4">
Authors: Ukrinform (Person)</text:p>
      <text:p text:style-name="P4">
Publisher: Укринформ (Organization)</text:p>
      <text:p text:style-name="P4">
Published Time: 2023-04-05T17:26:26+03:00</text:p>
      <text:p text:style-name="P4">
Modified Time: 2023-04-05T17:26:26+03:00</text:p>
      <text:p text:style-name="P4">
Description: Detectives of the Bureau of Economic Security of Ukraine exposed the underground industrial production of tobacco products in Odessa region. - Ukrinform.</text:p>
      <text:p text:style-name="P4">
Images: ["<text:a xlink:type="simple" xlink:href="https://static.ukrinform.com/photos/2023_04/thumb_files/630_360_1680704563-471.jpg" text:style-name="Internet_20_link" text:visited-style-name="Visited_20_Internet_20_Link">
630_360_16807...</text:a>
", "<text:a xlink:type="simple" xlink:href="https://static.ukrinform.com/photos/2023_04/1680704563-754.jpg" text:style-name="Internet_20_link" text:visited-style-name="Visited_20_Internet_20_Link">
1680704563-75...</text:a>
", "<text:a xlink:type="simple" xlink:href="https://static.ukrinform.com/photos/2023_04/1680704562-835.jpg" text:style-name="Internet_20_link" text:visited-style-name="Visited_20_Internet_20_Link">
1680704562-83...</text:a>
"]</text:p>
      <text:p text:style-name="P4">
Tags: ['Одещина', 'Тютюн', 'Бюро економічної безпеки']</text:p>
      <text:p text:style-name="P4">
Type: Article</text:p>
      <!--METADATA-->
      <text:p text:style-name="P4">
<draw:frame draw:style-name="fr1" draw:name="Image140" text:anchor-type="as-char" svg:width="6.9236in" svg:height="3.956343in" draw:z-index="0">
<draw:image xlink:href="../Images/yкринформ/2023-04-05T17-26-26-03-00/630_360_1680704563-471.jpg" xlink:type="simple" xlink:show="embed" xlink:actuate="onLoad" draw:mime-type="image/jpeg"/>
</draw:frame>
Detectives of economic security of Ukraine exposed underground industrial production of stouonic products in the Odessa region.</text:p>
      <text:p text:style-name="P4">
As Ukrinform reports, it reports <text:a xlink:type="simple" xlink:href="https://esbu.gov.ua/news/beb-zupynylo-nezakonne-vyrobnytstvo-tsyharok-na-odeshchyni" text:style-name="Internet_20_link" text:visited-style-name="Visited_20_Internet_20_Link">
</text:a>
"The investigation has established four citizens of Ukraine who in the city of Belgorod-Dnestrovsky Odessa region, organized the illegal production of cigarettes of duty-free tax. to EU countries, "the statement reads.</text:p>
      <text:p text:style-name="P4">
<draw:frame draw:style-name="fr1" draw:name="Image141" text:anchor-type="as-char" svg:width="6.9236in" svg:height="5.5169in" draw:z-index="0">
<draw:image xlink:href="../Images/yкринформ/2023-04-05T17-26-26-03-00/1680704563-754.jpg" xlink:type="simple" xlink:show="embed" xlink:actuate="onLoad" draw:mime-type="image/jpeg"/>
</draw:frame>
Baby detectives, in conjunction with other law enforcement officers, conducted in warehouses, where a full cycle for the production of massacre without a filter was established.</text:p>
      <text:p text:style-name="P4">
<draw:frame draw:style-name="fr1" draw:name="Image142" text:anchor-type="as-char" svg:width="6.9236in" svg:height="5.5169in" draw:z-index="0">
<draw:image xlink:href="../Images/yкринформ/2023-04-05T17-26-26-03-00/1680704562-835.jpg" xlink:type="simple" xlink:show="embed" xlink:actuate="onLoad" draw:mime-type="image/jpeg"/>
</draw:frame>
According to the results of the searches, a line for the production of cigarettes, a machine for packaging tobacco in packs was found and removed, other equipment is required for non -consumed activities, 2.2 tons of tobacco and almost 400 thousand packs of finished goods without excise tax stamps. Currently, the estimated products and equipment are being evaluated, the state -owned states are calculated.</text:p>
      <text:p text:style-name="P4">
<text:span text:style-name="T4">
 Read also: </text:span>
 <text:a xlink:type="simple" xlink:href="https://www.ukrinform.ua/rubric-economy/3686437-beb-vikrilo-shemu-nezakonnogo-virobnictva-i-zbutu-palnogo.html" text:style-name="Internet_20_link" text:visited-style-name="Visited_20_Internet_20_Link">
</text:a>
As reported by Ukrinform, in March the Bureau of Economic Security exposed a large -scale selling implementation <text:a xlink:type="simple" xlink:href="https://www.ukrinform.ua/rubric-economy/3689345-beb-vilucilo-na-kiivsini-nelegalni-elektronni-sigareti-i-tutun-na-100-miljoniv.html" text:style-name="Internet_20_link" text:visited-style-name="Visited_20_Internet_20_Link">
</text:a>
For Komian in the Kyiv region. The total cost of counterfeit will be about 100 million UAH.</text:p>
      <text:p text:style-name="P4">
<text:span text:style-name="T5">
Foto: Beb</text:span>
</text:p>
      <text:p text:style-name="P4">
News Source: <text:a xlink:type="simple" xlink:href="https://www.ukrinform.ua/rubric-economy/3692031-beb-zupinilo-nezakonne-virobnictvo-cigarok-na-odesini.html" text:style-name="Internet_20_link" text:visited-style-name="Visited_20_Internet_20_Link">
https://www.ukrinform.ua/rubric-economy/3692031-beb-zupinilo-nezakonne-virobnictvo-cigarok-na-odesini.html</text:a>
</text:p>
      <!--NEWS-->
      <text:h text:style-name="P10" text:outline-level="1">
<text:span text:style-name="T4">
A 120-meter bridge on the road to Romania is installed in the Chernivtsi region</text:span>
</text:h>
      <text:p text:style-name="P4">
Authors: Ukrinform (Person)</text:p>
      <text:p text:style-name="P4">
Publisher: Укринформ (Organization)</text:p>
      <text:p text:style-name="P4">
Published Time: 2023-04-05T17:27:00+03:00</text:p>
      <text:p text:style-name="P4">
Modified Time: 2023-04-05T17:27:00+03:00</text:p>
      <text:p text:style-name="P4">
Description: The State Agency for Recovery and Development of Infrastructure of Ukraine operates in the Chernivtsi region on the arrangement of a 120-meter temporary bridge on the road to Romania. - Ukrinform.</text:p>
      <text:p text:style-name="P4">
Images: ["<text:a xlink:type="simple" xlink:href="https://static.ukrinform.com/photos/2023_04/thumb_files/630_360_1680704683-242.jpg" text:style-name="Internet_20_link" text:visited-style-name="Visited_20_Internet_20_Link">
630_360_16807...</text:a>
"]</text:p>
      <text:p text:style-name="P4">
Tags: ['Буковина', 'Міст', 'Відновлення України']</text:p>
      <text:p text:style-name="P4">
Type: Article</text:p>
      <!--METADATA-->
      <text:p text:style-name="P4">
<draw:frame draw:style-name="fr1" draw:name="Image143" text:anchor-type="as-char" svg:width="6.9236in" svg:height="3.956343in" draw:z-index="0">
<draw:image xlink:href="../Images/yкринформ/2023-04-05T17-27-00-03-00/630_360_1680704683-242.jpg" xlink:type="simple" xlink:show="embed" xlink:actuate="onLoad" draw:mime-type="image/jpeg"/>
</draw:frame>
The State Agency for the Recovery and Development of Infrastructure of Ukraine operates in the Chernivtsi region on the arrangement of a 120-meter temporary bridge on the road.</text:p>
      <text:p text:style-name="P4">
This was reported by the press service of the department in <text:a xlink:type="simple" xlink:href="https://www.facebook.com/agency.for.restoration/posts/pfbid02bm9TC6HAMDM3ydFKmq5c2eZSFweVJaKyWNQF4ydHcQmAtYJtnrfWSUxkVpBPZjMgl" text:style-name="Internet_20_link" text:visited-style-name="Visited_20_Internet_20_Link">
</text:a>
transmits Ukrinform.</text:p>
      <text:p text:style-name="P4">
“We work on a strategically important highway T-26-07 Kitsman-Storozhinets-Hlyboka-Opryshena with an entrance to the checkpoint" Vadul-Sirets "in the village of Glynitskhkherskivtsi district. Of the prefabricated metal structures, which the Agency for Recovery received from Norway, 120 meters of Cherry Prut River will be combined here. We do a crossing type Acrow/Bailey, which is suitable for the movement of trucks, ”the message reads.</text:p>
      <text:p text:style-name="P4">
<text:span text:style-name="T4">
 Read also: </text:span>
 <text:a xlink:type="simple" xlink:href="https://www.ukrinform.ua/rubric-polytics/3692016-zelenskij-obgovoriv-iz-dudou-posilenna-zsu-i-zaprosiv-polsu-dolucitisa-do-vidbudovi.html" text:style-name="Internet_20_link" text:visited-style-name="Visited_20_Internet_20_Link">
<text:span text:style-name="T4">
 rebuilding </text:span>
</text:a>
The agency said that the preparatory work is currently ongoing - the contractor sets the access roads to the temporary structure. Also, a 100-ton tap was delivered to the facility for the arrangement of drilling piles, which allows to start the stages of building supports of the temporary bridge.</text:p>
      <text:p text:style-name="P4">
The installation of the object will unload the international highway into the point of passage of the Scientific-Romanian border "Porubne-Siret" and will open the short way of the Krasnolsk-Age de Sus.</text:p>
      <text:p text:style-name="P4">
In addition, the bridge will restore the connection between the settlements of the Chernivtsi region. Due to the peculiarities of the landscape and the Prut River, even the smallest detour to Glynitsa is several tens of kilometers.</text:p>
      <text:p text:style-name="P4">
<text:span text:style-name="T4">
 Read also: </text:span>
 <text:a xlink:type="simple" xlink:href="https://www.ukrinform.ua/rubric-society/3691926-demidiv-ak-zive-selo-ake-stalo-vodnim-rubezem-dla-voroga.html" text:style-name="Internet_20_link" text:visited-style-name="Visited_20_Internet_20_Link">
</text:a>
“The improvement of logistics Ukraine - the EU is one of the priorities of agency -stress during the war, as well as the creation of" roads of life "of the primeral regions. The turnover of Ukraine depends on quality automotive communication with European states in the conditions of blocking maritime trade in Ukraine's turnover of Ukraine, - added in the department.</text:p>
      <text:p text:style-name="P4">
As it was reported, since the beginning of a full -scale invasion of Norway has transmitted 10 temporary bridge structures. The first party arrived in Ukraine 11th. After studying the subtleties of installation of structures, the restoration agency has developed bridges on sections of state roads, where it is necessary to improve the travel.</text:p>
      <text:p text:style-name="P4">
News Source: <text:a xlink:type="simple" xlink:href="https://www.ukrinform.ua/rubric-vidbudova/3692033-u-cerniveckij-oblasti-vstanovluut-120metrovij-mist-na-dorozi-do-rumunii.html" text:style-name="Internet_20_link" text:visited-style-name="Visited_20_Internet_20_Link">
https://www.ukrinform.ua/rubric-vidbudova/3692033-u-cerniveckij-oblasti-vstanovluut-120metrovij-mist-na-dorozi-do-rumunii.html</text:a>
</text:p>
      <!--NEWS-->
      <text:h text:style-name="P10" text:outline-level="1">
<text:span text:style-name="T4">
In Kharkiv, two deputies were suspected - more than 700 tons of sunflower were taken to the Russian Federation</text:span>
</text:h>
      <text:p text:style-name="P4">
Authors: Ukrinform (Person)</text:p>
      <text:p text:style-name="P4">
Publisher: Укринформ (Organization)</text:p>
      <text:p text:style-name="P4">
Published Time: 2023-04-05T17:28:00+03:00</text:p>
      <text:p text:style-name="P4">
Modified Time: 2023-04-05T17:28:00+03:00</text:p>
      <text:p text:style-name="P4">
Description: In Kharkiv region, two deputies were exposed, who helped the occupiers to take more than 700 tons of sunflower seeds to Russia, they were partially appropriated with money from its sale, and the rest was given to the invaders. - Ukrinform.</text:p>
      <text:p text:style-name="P4">
Images: ["<text:a xlink:type="simple" xlink:href="https://static.ukrinform.com/photos/2018_08/thumb_files/630_360_1533821004-4462.jpg" text:style-name="Internet_20_link" text:visited-style-name="Visited_20_Internet_20_Link">
630_360_15338...</text:a>
", "<text:a xlink:type="simple" xlink:href="https://static.ukrinform.com/photos/2023_04/1680704681-842.jpg" text:style-name="Internet_20_link" text:visited-style-name="Visited_20_Internet_20_Link">
1680704681-84...</text:a>
"]</text:p>
      <text:p text:style-name="P4">
Tags: ['Підозра', 'Харківщина', 'Колаборант', 'Війна з росією', 'Агропродукція']</text:p>
      <text:p text:style-name="P4">
Type: Article</text:p>
      <!--METADATA-->
      <text:p text:style-name="P4">
<draw:frame draw:style-name="fr1" draw:name="Image144" text:anchor-type="as-char" svg:width="6.9236in" svg:height="3.956343in" draw:z-index="0">
<draw:image xlink:href="../Images/yкринформ/2023-04-05T17-28-00-03-00/630_360_1533821004-4462.jpg" xlink:type="simple" xlink:show="embed" xlink:actuate="onLoad" draw:mime-type="image/jpeg"/>
</draw:frame>
Nakarkiv region exposed two deputies who helped the occupiers to take 700 tons of sunflower seeds to Russia, they were partially harvested with money from its sale, and the rest was given to the invaders.</text:p>
      <text:p text:style-name="P4">
This was reported by a spokesman for the SBU in Kharkiv region Vladislav Abdulau <text:a xlink:type="simple" xlink:href="https://www.facebook.com/VladislavAbdula/posts/pfbid02QLEwZu3B9d3EMU2mDBFopS8P3hHDTpkT7K8tkgvCKaztK4gvzr4WUc67JPnnfoeml" text:style-name="Internet_20_link" text:visited-style-name="Visited_20_Internet_20_Link">
</text:a>
transmits Ukrinform.</text:p>
      <text:p text:style-name="P4">
“In the course of stabilization measures in the liberated areas of Kharkiv region, safety exposed two enemy associates among officials. The deputies of the VIII convocation of the Izium District Council, who voluntarily cooperated with the occupiers and organized who they wholesale supplies of seeds of the seedlings, ”appeared, - the message reads.</text:p>
      <text:p text:style-name="P4">
<draw:frame draw:style-name="fr1" draw:name="Image145" text:anchor-type="as-char" svg:width="6.9236in" svg:height="6.9236in" draw:z-index="0">
<draw:image xlink:href="../Images/yкринформ/2023-04-05T17-28-00-03-00/1680704681-842.jpg" xlink:type="simple" xlink:show="embed" xlink:actuate="onLoad" draw:mime-type="image/jpeg"/>
</draw:frame>
According to the investigation, the deputies, having agreed with representatives of the armed formation states-aggressor and occupation administration, were removed from the warehouses of sunflower seeds from the territory of the region to the Russian Federation. They found that they selected seeds from local entrepreneurs, threatening their contacts with Russian servicemen.</text:p>
      <text:p text:style-name="P4">
“The gate has been exported to more than 700 tons of sunflower seeds. Post -realization of products in the territory of the Russian Federation proceeds <text:a xlink:type="simple" xlink:href="https://www.ukrinform.ua/tag-kolaborant" text:style-name="Internet_20_link" text:visited-style-name="Visited_20_Internet_20_Link">
</text:a>
partially appropriated, and partly transferred to the representatives of the armed formations of the aggressor state and the occupation administration, ”Abdula said.</text:p>
      <text:p text:style-name="P4">
In addition, the deputies helped the occupiers to restore the bridge in Izium to ensure the unobstructed crossing of military equipment of the armed formation states-aggressor for the purpose of fighting against Ukraine.</text:p>
      <text:p text:style-name="P4">
<text:span text:style-name="T4">
 Read also: </text:span>
 <text:a xlink:type="simple" xlink:href="https://www.ukrinform.ua/rubric-regions/3691887-spivpracuvati-z-vorogom-pogodilis-700-meskanciv-melitopolskogo-rajonu-mer.html" text:style-name="Internet_20_link" text:visited-style-name="Visited_20_Internet_20_Link">
</text:a>
Currently, the enemy's associates are hiding from the Ukrainian justice of the nano -control territories.</text:p>
      <text:p text:style-name="P4">
On the basis of the evidence collected, the investigators of the Security Service informed to the figures in absentia of suspicion under Part 2 of Art. 28(an offense committed on a preliminary group of persons)and Part 1 of Art. 111-2(Assistance to the aggressor state)Criminal Code of Ukraine.</text:p>
      <text:p text:style-name="P4">
News Source: <text:a xlink:type="simple" xlink:href="https://www.ukrinform.ua/rubric-regions/3692039-na-harkivsini-ogolosili-pidozru-dvom-deputatam-vivezli-ponad-700-tonn-sonasnika-do-rf.html" text:style-name="Internet_20_link" text:visited-style-name="Visited_20_Internet_20_Link">
https://www.ukrinform.ua/rubric-regions/3692039-na-harkivsini-ogolosili-pidozru-dvom-deputatam-vivezli-ponad-700-tonn-sonasnika-do-rf.html</text:a>
</text:p>
      <!--NEWS-->
      <text:h text:style-name="P10" text:outline-level="1">
<text:span text:style-name="T4">
Ukrnafta can restore about 500 indisputable wells</text:span>
</text:h>
      <text:p text:style-name="P4">
Authors: Ukrinform (Person)</text:p>
      <text:p text:style-name="P4">
Publisher: Укринформ (Organization)</text:p>
      <text:p text:style-name="P4">
Published Time: 2023-04-05T17:29:42+03:00</text:p>
      <text:p text:style-name="P4">
Modified Time: 2023-04-05T17:29:42+03:00</text:p>
      <text:p text:style-name="P4">
Description: PJSC "Ukrnafta" can restore oil production at about 500 indisputable wells. - Ukrinform.</text:p>
      <text:p text:style-name="P4">
Images: ["<text:a xlink:type="simple" xlink:href="https://static.ukrinform.com/photos/2023_04/thumb_files/630_360_1680704876-290.jpg" text:style-name="Internet_20_link" text:visited-style-name="Visited_20_Internet_20_Link">
630_360_16807...</text:a>
"]</text:p>
      <text:p text:style-name="P4">
Tags: ['Укрнафта', 'Свердловина']</text:p>
      <text:p text:style-name="P4">
Type: Article</text:p>
      <!--METADATA-->
      <text:p text:style-name="P4">
<draw:frame draw:style-name="fr1" draw:name="Image146" text:anchor-type="as-char" svg:width="6.9236in" svg:height="3.956343in" draw:z-index="0">
<draw:image xlink:href="../Images/yкринформ/2023-04-05T17-29-42-03-00/630_360_1680704876-290.jpg" xlink:type="simple" xlink:show="embed" xlink:actuate="onLoad" draw:mime-type="image/jpeg"/>
</draw:frame>
PJSC "Ukrnafta" can restore oil production in about 500 inapplicables.</text:p>
      <text:p text:style-name="P4">
According to Ukrinform, the press service reports <text:a xlink:type="simple" xlink:href="https://www.ukrnafta.com/ukrnafta-mozhe-vidnovyty-blyzko-500-nediyuchyh-sverdlovyn" text:style-name="Internet_20_link" text:visited-style-name="Visited_20_Internet_20_Link">
</text:a>
.</text:p>
      <text:p text:style-name="P4">
“We have already identified about 1,200 wells that belong to Ukrnafti, ALZESS IN DIFFERENT LICENSION PLANNS ... In addition to 1,800 our own current -solving, there are 4,300 liquidated, in poor, and so on. If you spend a detailed audit, at least 10%can be restored, ”Ukrnafta said Sergey Koretsky.</text:p>
      <text:p text:style-name="P4">
According to him, based on the modern technological capabilities of the restoration of capital repairs, together in the licensing areas of Ukrnafta and other companies it is possible to restore about 500 inactive wells today.</text:p>
      <text:p text:style-name="P4">
<text:span text:style-name="T4">
 Read also: </text:span>
 <text:a xlink:type="simple" xlink:href="https://www.ukrinform.ua/rubric-economy/3688852-ukrnafta-planue-zaluciti-partneriv-z-insih-krain-abi-narostiti-vidobutok.html" text:style-name="Internet_20_link" text:visited-style-name="Visited_20_Internet_20_Link">
</text:a>
As reported, PJSC "Ukrnafta" plans to drill during 2023 <text:a xlink:type="simple" xlink:href="https://www.ukrinform.ua/rubric-economy/3692002-ukrnafta-planue-proburiti-minimum-tri-novi-sverdlovini-u-2023-roci.html" text:style-name="Internet_20_link" text:visited-style-name="Visited_20_Internet_20_Link">
</text:a>
, as well as the roadbows of the sidewalks at three more wells.</text:p>
      <text:p text:style-name="P4">
<text:span text:style-name="T5">
Foto: Ukrnaft</text:span>
</text:p>
      <text:p text:style-name="P4">
News Source: <text:a xlink:type="simple" xlink:href="https://www.ukrinform.ua/rubric-economy/3692035-ukrnafta-moze-vidnoviti-blizko-500-nediucih-sverdlovin.html" text:style-name="Internet_20_link" text:visited-style-name="Visited_20_Internet_20_Link">
https://www.ukrinform.ua/rubric-economy/3692035-ukrnafta-moze-vidnoviti-blizko-500-nediucih-sverdlovin.html</text:a>
</text:p>
      <!--NEWS-->
      <text:h text:style-name="P10" text:outline-level="1">
<text:span text:style-name="T4">
China has sent an aircraft carrier group to Taiwan</text:span>
</text:h>
      <text:p text:style-name="P4">
Authors: Ukrinform (Person)</text:p>
      <text:p text:style-name="P4">
Publisher: Укринформ (Organization)</text:p>
      <text:p text:style-name="P4">
Published Time: 2023-04-05T17:33:00+03:00</text:p>
      <text:p text:style-name="P4">
Modified Time: 2023-04-05T17:33:00+03:00</text:p>
      <text:p text:style-name="P4">
Description: The Chinese aircraft carrier group approached the southeastern coast of Taiwan on the eve of Taiwan Taiwan President Tai Invine with the Speaker of the House of Congress Kolin McCarthy in Los Angeles. - Ukrinform.</text:p>
      <text:p text:style-name="P4">
Images: ["<text:a xlink:type="simple" xlink:href="https://static.ukrinform.com/photos/2023_04/thumb_files/630_360_1680705170-919.jpg" text:style-name="Internet_20_link" text:visited-style-name="Visited_20_Internet_20_Link">
630_360_16807...</text:a>
"]</text:p>
      <text:p text:style-name="P4">
Tags: ['Китай', 'Тайвань', 'Корабель']</text:p>
      <text:p text:style-name="P4">
Type: Article</text:p>
      <!--METADATA-->
      <text:p text:style-name="P4">
<draw:frame draw:style-name="fr1" draw:name="Image147" text:anchor-type="as-char" svg:width="6.9236in" svg:height="3.956343in" draw:z-index="0">
<draw:image xlink:href="../Images/yкринформ/2023-04-05T17-33-00-03-00/630_360_1680705170-919.jpg" xlink:type="simple" xlink:show="embed" xlink:actuate="onLoad" draw:mime-type="image/jpeg"/>
</draw:frame>
The Chinese Avisoan Group approached the southeastern coast of Taiwan on the forefront Taiwan Taiwan Tai Invhen with a House Speaker of US Council Congress Kevin McCarthy in Los Angeles.</text:p>
      <text:p text:style-name="P4">
About it with reference to the Taiwan Ministry of Defense reports <text:a xlink:type="simple" xlink:href="https://www.reuters.com/world/asia-pacific/china-sends-carrier-group-off-taiwan-coast-ahead-us-meeting-2023-04-05/" text:style-name="Internet_20_link" text:visited-style-name="Visited_20_Internet_20_Link">
</text:a>
, reports Ukrinform.</text:p>
      <text:p text:style-name="P4">
A group of Chinese warships, led by Shandong aircraft carrier, was a prototype, which separates Taiwan from the Philippines, then in the water to the southeast of the island and headed to the western Pacific for Holding.</text:p>
      <text:p text:style-name="P4">
“Chinese Communists continue to direct planes and ships to invade the sea and airspace <text:a xlink:type="simple" xlink:href="https://www.ukrinform.ua/tag-tajvan" text:style-name="Internet_20_link" text:visited-style-name="Visited_20_Internet_20_Link">
</text:a>
. Takidias not only pose a significant threat to our national security, but irritate the status quo of regional security and stability and are not the actions of a responsible modern country in any way, ”Taiwan's defense department said.</text:p>
      <text:p text:style-name="P4">
China still resorted to demonstration of strength in situations related to the external activity of the Taiwanese leadership.</text:p>
      <text:p text:style-name="P4">
Last March, Shandong with a group of warships passed the Strait a few hours before the meeting of leaders of China and the United States.</text:p>
      <text:p text:style-name="P4">
<text:span text:style-name="T4">
 Read also: </text:span>
 <text:a xlink:type="simple" xlink:href="https://www.ukrinform.ua/rubric-world/3690131-kitaj-posiliv-aktivnist-aviacii-cerez-zustric-liderki-tajvanu-zi-spikerom-palati-predstavnikiv-ssa.html" text:style-name="Internet_20_link" text:visited-style-name="Visited_20_Internet_20_Link">
<text:span text:style-name="T4">
 Taiwan </text:span>
</text:a>
As reported by Ukrinform, Taiwan Taiwan President Tai Invhen at the end of March <text:a xlink:type="simple" xlink:href="https://www.ukrinform.ua/rubric-world/3688995-prezident-tajvanu-virusila-do-ameriki-kitaj-zaaviv-so-zupinka-u-ssa-ce-provokacia.html" text:style-name="Internet_20_link" text:visited-style-name="Visited_20_Internet_20_Link">
</text:a>
to Central American countries Guatemala and Belize transit through New York. On the reverse of April 5, her meeting with the speaker of the House of Representatives Shakevin McCarthy in Los Angeles is planned.</text:p>
      <text:p text:style-name="P4">
Beijing opposed such a meeting and urged the United States to adhere to the principle of one China and the provisions of the relevant Chinese-American communal communic, promising "to carefully monitor the development of the situation and to protect the seizure and territorial integrity of China."</text:p>
      <text:p text:style-name="P4">
<text:span text:style-name="T5">
Foto: Getty Images</text:span>
</text:p>
      <text:p text:style-name="P4">
News Source: <text:a xlink:type="simple" xlink:href="https://www.ukrinform.ua/rubric-world/3692040-kitaj-napraviv-avianosnu-grupu-do-tajvanu.html" text:style-name="Internet_20_link" text:visited-style-name="Visited_20_Internet_20_Link">
https://www.ukrinform.ua/rubric-world/3692040-kitaj-napraviv-avianosnu-grupu-do-tajvanu.html</text:a>
</text:p>
      <!--NEWS-->
      <text:h text:style-name="P10" text:outline-level="1">
<text:span text:style-name="T4">
Lubinets presented an annual report to the profile committee of the Council</text:span>
</text:h>
      <text:p text:style-name="P4">
Authors: Ukrinform (Person)</text:p>
      <text:p text:style-name="P4">
Publisher: Укринформ (Organization)</text:p>
      <text:p text:style-name="P4">
Published Time: 2023-04-05T17:34:16+03:00</text:p>
      <text:p text:style-name="P4">
Modified Time: 2023-04-05T17:34:16+03:00</text:p>
      <text:p text:style-name="P4">
Description: The Commissioner of the Verkhovna Rada of Ukraine on Human Rights Dmitry Lubinets presented to the Committee on Human Rights, the Deoccupation and Reintegration of Temporarily Occupied Territories of Ukraine, National Minorities and International Relations Annual Report on the Status of Compliance and Protection of Human and Citizen Rights and Freedoms in Ukraine for 2022. - Ukrinform.</text:p>
      <text:p text:style-name="P4">
Images: ["<text:a xlink:type="simple" xlink:href="https://static.ukrinform.com/photos/2023_04/thumb_files/630_360_1680705158-601.jpg" text:style-name="Internet_20_link" text:visited-style-name="Visited_20_Internet_20_Link">
630_360_16807...</text:a>
"]</text:p>
      <text:p text:style-name="P4">
Tags: ['Верховна Рада', 'Комітет', 'Дмитро Лубінець']</text:p>
      <text:p text:style-name="P4">
Type: Article</text:p>
      <!--METADATA-->
      <text:p text:style-name="P4">
<draw:frame draw:style-name="fr1" draw:name="Image148" text:anchor-type="as-char" svg:width="6.9236in" svg:height="3.956343in" draw:z-index="0">
<draw:image xlink:href="../Images/yкринформ/2023-04-05T17-34-16-03-00/630_360_1680705158-601.jpg" xlink:type="simple" xlink:show="embed" xlink:actuate="onLoad" draw:mime-type="image/jpeg"/>
</draw:frame>
The Commissioner of the Verkhovna Rada of Ukraine for Human Rights Dmitry Lubinets presented before the Committee on Human Rights, the Deoccupation and Reintegration of the Temporary -Cumped Territories of Ukraine, National Minorities and International Relations Schedule on the Statist of Observance and Protection of Human Rights and Freedoms in Ukraine for 2022.</text:p>
      <text:p text:style-name="P4">
As Ukrinform reports, he reported this in <text:a xlink:type="simple" xlink:href="https://t.me/dmytro_lubinetzs/2065" text:style-name="Internet_20_link" text:visited-style-name="Visited_20_Internet_20_Link">
</text:a>
.</text:p>
      <text:p text:style-name="P4">
“This is the first annual report that I present to the profile committee. It encourages the period from January 1 to December 31, 2022 and is based on the analysis of 42485 appeals and measures taken to protect human rights. In order to effectively respond to which we have introduced 9 major areas of work of the Ombudsman office, ”Lubinets said.</text:p>
      <text:p text:style-name="P4">
According to him, in focus <text:a xlink:type="simple" xlink:href="https://ombudsman.gov.ua/report-2022/" text:style-name="Internet_20_link" text:visited-style-name="Visited_20_Internet_20_Link">
</text:a>
There is a state of human rights in Ukraine, the violation of which has increased the full -scale invasion of the Russian Federation.</text:p>
      <text:p text:style-name="P4">
<text:span text:style-name="T4">
 Read also: </text:span>
 <text:a xlink:type="simple" xlink:href="https://www.ukrinform.ua/rubric-ato/3691660-lubinec-privitav-prodovzenna-mandatu-komisii-oon-z-rozsliduvan-zlociniv-rf-v-ukraini-na-rik.html" text:style-name="Internet_20_link" text:visited-style-name="Visited_20_Internet_20_Link">
<text:span text:style-name="T4">
 Lubinets </text:span>
</text:a>
It is a violation of the rights of groups of internally displaced persons, socially disadvantaged sections of the population, servicemen, etc. Lubinets noted that the most applicants to the Ombudsman's office were IDPs - 16% of the number.</text:p>
      <text:p text:style-name="P4">
“In addition, the Russian Federation resorts to horrific crimes, including the compulsion of Ukrainian children. As of the end of 2022, 13899 Ukrainian children were deported to the Russian Federation, today this number is 19 544, ”he said.</text:p>
      <text:p text:style-name="P4">
In view of this, the Ombudsman spoke about international cooperation and work of the interconnectional arena to protect human rights. "During 2022, 178 bilateral meetings with international partners were tested, and they raised the issues of human rights in Ukraine in Ukraine for cooperation for their protection," he said.</text:p>
      <text:p text:style-name="P4">
<text:span text:style-name="T4">
 Read also: </text:span>
 <text:a xlink:type="simple" xlink:href="https://www.ukrinform.ua/rubric-ato/3691646-lubinec-rf-zalucae-specsluzbi-sob-ukrainski-diti-ne-mogli-povernutisa-dodomu.html" text:style-name="Internet_20_link" text:visited-style-name="Visited_20_Internet_20_Link">
<text:span text:style-name="T4">
 Lubinets </text:span>
</text:a>
Lubinets also noted that during the last year the Ombudsman's office has worked out a number of normative legal acts in various spheres concerning the admission of human rights and freedoms in Ukraine of different categories of persons.</text:p>
      <text:p text:style-name="P4">
The Ombudsman thanked the Committee members for their interest in the annual report, a question.<text:span text:style-name="T4">
 Read also: </text:span>
 <text:a xlink:type="simple" xlink:href="https://www.ukrinform.ua/rubric-society/3691185-lubinec-rozpoviv-pro-osoblivosti-reestracii-pereselenciv-z-timcasovo-okupovanih-teritorij.html" text:style-name="Internet_20_link" text:visited-style-name="Visited_20_Internet_20_Link">
<text:span text:style-name="T4">
 Lubinets </text:span>
</text:a>
As reported by Ukrinform Lubinets recalled that in the event of a violation of obstacles to ensure human rights and freedoms and citizen, an appeal to the Ombudsman's office.</text:p>
      <text:p text:style-name="P4">
Photo: Dmitry Lubinets, telegram</text:p>
      <text:p text:style-name="P4">
News Source: <text:a xlink:type="simple" xlink:href="https://www.ukrinform.ua/rubric-polytics/3692041-lubinec-predstaviv-soricnu-dopovid-pered-profilnim-komitetom-radi.html" text:style-name="Internet_20_link" text:visited-style-name="Visited_20_Internet_20_Link">
https://www.ukrinform.ua/rubric-polytics/3692041-lubinec-predstaviv-soricnu-dopovid-pered-profilnim-komitetom-radi.html</text:a>
</text:p>
      <!--NEWS-->
      <text:h text:style-name="P10" text:outline-level="1">
<text:span text:style-name="T4">
FREE Wi-Fi will appear at the checkpoints on the western border</text:span>
</text:h>
      <text:p text:style-name="P4">
Authors: Ukrinform (Person)</text:p>
      <text:p text:style-name="P4">
Publisher: Укринформ (Organization)</text:p>
      <text:p text:style-name="P4">
Published Time: 2023-04-05T17:36:32+03:00</text:p>
      <text:p text:style-name="P4">
Modified Time: 2023-04-05T17:36:32+03:00</text:p>
      <text:p text:style-name="P4">
Description: In the checkpoints for road connections on the western border, a safe Wi-Fi network will be launched. - Ukrinform.</text:p>
      <text:p text:style-name="P4">
Images: ["<text:a xlink:type="simple" xlink:href="https://static.ukrinform.com/photos/2023_04/thumb_files/630_360_1680705255-463.jpeg" text:style-name="Internet_20_link" text:visited-style-name="Visited_20_Internet_20_Link">
630_360_16807...</text:a>
"]</text:p>
      <text:p text:style-name="P4">
Tags: ['Кордон', 'Wi-Fi', 'ДПС України']</text:p>
      <text:p text:style-name="P4">
Type: Article</text:p>
      <!--METADATA-->
      <text:p text:style-name="P4">
<draw:frame draw:style-name="fr1" draw:name="Image149" text:anchor-type="as-char" svg:width="6.9236in" svg:height="3.956343in" draw:z-index="0">
<draw:image xlink:href="../Images/yкринформ/2023-04-05T17-36-32-03-00/630_360_1680705255-463.jpeg" xlink:type="simple" xlink:show="embed" xlink:actuate="onLoad" draw:mime-type="image/jpeg"/>
</draw:frame>
In the output points for a road connection on the western border, a dangerous Wi-Fi network is deployed.</text:p>
      <text:p text:style-name="P4">
As Ukrinform reports, it reports <text:a xlink:type="simple" xlink:href="https://dpsu.gov.ua/ua/news/v-punktah-propusku-dlya-avtomobilnogo-spoluchennya-na-zahidnomu-kordoni-rozgornut-bezpechnu-wi-fi-merezhu/" text:style-name="Internet_20_link" text:visited-style-name="Visited_20_Internet_20_Link">
</text:a>
“The State Border Guard Communications Units are deploying a free Wi-Fi protected network on the Western Border. Therefore, traveling persons followed by "Shehyni" can now use high -speed free access to the Internet, joining the network. The speed of the specified access is provided by the satellite terminal of Starlink, the network of the network - the equipment of the company Fortinet, " - the message reads.</text:p>
      <text:p text:style-name="P4">
It is planned that by the end of April of this year, the free Internet access network will work at the checkpoints "Krakowiec", "Rava-Ruska", "Yagodin", "Porubne", "Krasnolsk" and "Dyakivtsi".</text:p>
      <text:p text:style-name="P4">
Subsequently, the free Internet will work in 18 automobile points of passing the section of the Western Regional Directorate of the State Border Guard.</text:p>
      <text:p text:style-name="P4">
<text:span text:style-name="T4">
 Read also: </text:span>
 <text:a xlink:type="simple" xlink:href="https://www.ukrinform.ua/rubric-economy/3689943-na-ukrainskopolskomu-kordoni-zbuduut-novij-punkt-propusku-adamcuki-zbereze.html" text:style-name="Internet_20_link" text:visited-style-name="Visited_20_Internet_20_Link">
</text:a>
As reported by Ukrinform, the spokesman of the State Tax Service Andriy Demchenko informed that the passenger flow of citizens who head to Ukraine increased <text:a xlink:type="simple" xlink:href="https://www.ukrinform.ua/rubric-society/3692029-naperedodni-velikodnih-svat-zbilsivsa-pasaziropotik-gromadan-v-ukrainu-demcenko.html" text:style-name="Internet_20_link" text:visited-style-name="Visited_20_Internet_20_Link">
</text:a>
. Earlier, up to 80 thousand people crossed the border per day, and then more than 110,000 people.</text:p>
      <text:p text:style-name="P4">
<text:span text:style-name="T5">
Foto: DPSU</text:span>
</text:p>
      <text:p text:style-name="P4">
News Source: <text:a xlink:type="simple" xlink:href="https://www.ukrinform.ua/rubric-society/3692042-u-punktah-propusku-na-zahidnomu-kordoni-zavitsa-bezkostovnij-wifi.html" text:style-name="Internet_20_link" text:visited-style-name="Visited_20_Internet_20_Link">
https://www.ukrinform.ua/rubric-society/3692042-u-punktah-propusku-na-zahidnomu-kordoni-zavitsa-bezkostovnij-wifi.html</text:a>
</text:p>
      <!--NEWS-->
      <text:h text:style-name="P10" text:outline-level="1">
<text:span text:style-name="T4">
NATO can set a minimum volume of defensive costs at 2% of GDP</text:span>
</text:h>
      <text:p text:style-name="P4">
Authors: Ukrinform (Person)</text:p>
      <text:p text:style-name="P4">
Publisher: Укринформ (Organization)</text:p>
      <text:p text:style-name="P4">
Published Time: 2023-04-05T17:39:44+03:00</text:p>
      <text:p text:style-name="P4">
Modified Time: 2023-04-05T17:39:44+03:00</text:p>
      <text:p text:style-name="P4">
Description: Following the start of Russian military aggression against Ukraine, NATO country has needed to increase the costs of defense needs, so the next summit in Vilnius may agree on a minimum level of defense costs for NATO members at 2%, which was previously considered a desirable indicator. - Ukrinform.</text:p>
      <text:p text:style-name="P4">
Images: ["<text:a xlink:type="simple" xlink:href="https://static.ukrinform.com/photos/2019_11/thumb_files/630_360_1573149067-899.jpg" text:style-name="Internet_20_link" text:visited-style-name="Visited_20_Internet_20_Link">
630_360_15731...</text:a>
"]</text:p>
      <text:p text:style-name="P4">
Tags: ['НАТО', 'Оборона', 'Столтенберг']</text:p>
      <text:p text:style-name="P4">
Type: Article</text:p>
      <!--METADATA-->
      <text:p text:style-name="P4">
<draw:frame draw:style-name="fr1" draw:name="Image150" text:anchor-type="as-char" svg:width="6.9236in" svg:height="3.956343in" draw:z-index="0">
<draw:image xlink:href="../Images/yкринформ/2023-04-05T17-39-44-03-00/630_360_1573149067-899.jpg" xlink:type="simple" xlink:show="embed" xlink:actuate="onLoad" draw:mime-type="image/jpeg"/>
</draw:frame>
The post -start of Russian military aggression against Ukraine of NATO country has been an anterior increase in the cost of defense needs, so the next summit may agree on a minimum level of defense expenses for NATO members on an equal footing of 2%, which was previously considered a desirable indicator.</text:p>
      <text:p text:style-name="P4">
This was announced today in Brussels during a press conference as a result of the North Atlantic Council at the level of foreign ministers, NATO Stoltenberg, NATO Stoltenberg Secretary, Ukrinform correspondent reports.</text:p>
      <text:p text:style-name="P4">
“In order to feel safe in this dangerous world, we have to invest in our defense. So today ministers have also considered a progress in defense costs. During a summit in Vilnius, as I expect, the Allies extent to ambitious and new defensive contributions, where 2 percent of GDP will be a native rather than the upper cost limit, ”Stoltenberg said.</text:p>
      <text:p text:style-name="P4">
He recalled that when EU leaders met in 2014 in Velsea, Great Britain, they agreed to identify 2% of GDP as a goal to achieve in dimension costs. This decision was important because by 2014, the country's country has consistently reduced defensive costs. Some countries have reached this reason, but some of them remained below this indicator - such as Denmark, the Netherlands, Germany and others.</text:p>
      <text:p text:style-name="P4">
<text:span text:style-name="T4">
 Read also: </text:span>
 <text:a xlink:type="simple" xlink:href="https://www.ukrinform.ua/rubric-polytics/3692024-peremoga-ukraini-u-vijni-vidpovidae-spilnim-interesam-nato-i-partneriv-stoltenberg.html" text:style-name="Internet_20_link" text:visited-style-name="Visited_20_Internet_20_Link">
<text:span text:style-name="T4">
 tenth </text:span>
</text:a>
“All countries understand the need for proper defense expenses. We are now moving much more decisive language - we view 2% not as the finalmet, but as a minimum level of defense costs. If not only I talk about such a minimum, but all the allies will agree, it will really allow to make great changes, ”Stoltenberg said.</text:p>
      <text:p text:style-name="P4">
As it was reported, a two -day meeting of ministers of the country's ministers has ended today in Brussels <text:a xlink:type="simple" xlink:href="https://www.ukrinform.ua/tag-nato" text:style-name="Internet_20_link" text:visited-style-name="Visited_20_Internet_20_Link">
</text:a>
which considering the most important issues of regional and world security, including the development of the situation around Ukraine and in the Indo-Pacific.</text:p>
      <text:p text:style-name="P4">
News Source: <text:a xlink:type="simple" xlink:href="https://www.ukrinform.ua/rubric-world/3692043-nato-moze-vstanoviti-minimalnij-obsag-oboronnih-vitrat-na-rivni-2-vid-vvp.html" text:style-name="Internet_20_link" text:visited-style-name="Visited_20_Internet_20_Link">
https://www.ukrinform.ua/rubric-world/3692043-nato-moze-vstanoviti-minimalnij-obsag-oboronnih-vitrat-na-rivni-2-vid-vvp.html</text:a>
</text:p>
      <!--NEWS-->
      <text:h text:style-name="P10" text:outline-level="1">
<text:span text:style-name="T4">
Deputies have finalized the draft law on "restarting" customs</text:span>
</text:h>
      <text:p text:style-name="P4">
Authors: Ukrinform (Person)</text:p>
      <text:p text:style-name="P4">
Publisher: Укринформ (Organization)</text:p>
      <text:p text:style-name="P4">
Published Time: 2023-04-05T17:40:54+03:00</text:p>
      <text:p text:style-name="P4">
Modified Time: 2023-04-05T17:40:54+03:00</text:p>
      <text:p text:style-name="P4">
Description: The Verkhovna Rada Committee on Taxes and Financial Policy recommends that the revised bill proposes to introduce the procedure of certification of customs officials. - Ukrinform.</text:p>
      <text:p text:style-name="P4">
Images: ["<text:a xlink:type="simple" xlink:href="https://static.ukrinform.com/photos/2021_04/thumb_files/630_360_1617708407-580.jpg" text:style-name="Internet_20_link" text:visited-style-name="Visited_20_Internet_20_Link">
630_360_16177...</text:a>
"]</text:p>
      <text:p text:style-name="P4">
Tags: ['Депутат', 'Митниця', 'Законопроєкт']</text:p>
      <text:p text:style-name="P4">
Type: Article</text:p>
      <!--METADATA-->
      <text:p text:style-name="P4">
<draw:frame draw:style-name="fr1" draw:name="Image151" text:anchor-type="as-char" svg:width="6.9236in" svg:height="3.956343in" draw:z-index="0">
<draw:image xlink:href="../Images/yкринформ/2023-04-05T17-40-54-03-00/630_360_1617708407-580.jpg" xlink:type="simple" xlink:show="embed" xlink:actuate="onLoad" draw:mime-type="image/jpeg"/>
</draw:frame>
The Committee on Taxes and Financial Policy recommends that the drafted bill proposes to introduce the procedure of certification of customs authorities.</text:p>
      <text:p text:style-name="P4">
This was reported by the Chairman of the Committee on Taxes and Financial Policy to give him Getmantsev in <text:a xlink:type="simple" xlink:href="https://t.me/getmantsevdanil/4500" text:style-name="Internet_20_link" text:visited-style-name="Visited_20_Internet_20_Link">
</text:a>
, reports Ukrinform.</text:p>
      <text:p text:style-name="P4">
“A very important step towards restarting customs is taken!The Committee was recommended to adopt a bill No. 6490 on the restart of the customs, ” -goes in the message.</text:p>
      <text:p text:style-name="P4">
According to the deputy, the committee was finalized by the said law -proofEct. In particular, the competition for the post of the head of the State Customs Service is transparent to the example of the best practices of NABU, SAP, NAPC with the involvement of international experts.</text:p>
      <text:p text:style-name="P4">
The document also establishes a clear algorithm for decision-making by the competition commission, which submits to the Prime Minister of Ukraine only for one candidate(The winner of the competition).</text:p>
      <text:p text:style-name="P4">
Новому голові Держмитслужби надається право формувати кадровий потенціалмитних органів, в тому числі шляхом призначення своїх заступників виключно запогодженням з головою, а також скасування необхідності погодження з міністромфінансів України призначення на посади та/або звільнення з посад керівниківсередньої ланки (In particular, the heads of customs and directors of the departments of the central apparatus)and provisions on territorial bodies.</text:p>
      <text:p text:style-name="P4">
In addition, as Getmantsev reported, the bill proposes a six -year -old external independent audit of the effectiveness of customs authorities, a negative conclusion on the results of which will be the basis for the dissemination of the chairman.</text:p>
      <text:p text:style-name="P4">
In order to strengthen and maintain at the proper level of qualification and integrity of the customs authorities, one -time certification of customs authorities is provided in order to establish compliance with the occupied.</text:p>
      <text:p text:style-name="P4">
The proposal is taken into account for setting the size of customs officials.</text:p>
      <text:p text:style-name="P4">
<text:span text:style-name="T4">
 Read also: </text:span>
 <text:a xlink:type="simple" xlink:href="https://www.ukrinform.ua/rubric-regions/3690917-sud-arestuvav-nacalnicu-zitomirskoi-mitnici-vikritu-v-korupcii.html" text:style-name="Internet_20_link" text:visited-style-name="Visited_20_Internet_20_Link">
</text:a>
</text:p>
      <text:p text:style-name="P4">
According to <text:a xlink:type="simple" xlink:href="https://forbes.ua/money/koli-chekati-reformu-uryadu-yak-pokrashchiti-robotu-mitnitsi-shcho-robiti-z-obshukami-u-biznesu-perspektivi-podatkovoi-reformi-ta-de-znayti-groshi-na-vidbudovu-velike-intervyu-denisa-shmigalya-24022023-11936" text:style-name="Internet_20_link" text:visited-style-name="Visited_20_Internet_20_Link">
</text:a>
Of Ukraine Denis Shmigal, the Cabinet of Ministers plans to reform customs in 20123, which will include six steps.</text:p>
      <text:p text:style-name="P4">
News Source: <text:a xlink:type="simple" xlink:href="https://www.ukrinform.ua/rubric-economy/3692044-deputati-doopracuvali-zakonoproekt-sodo-perezavantazenna-mitnici.html" text:style-name="Internet_20_link" text:visited-style-name="Visited_20_Internet_20_Link">
https://www.ukrinform.ua/rubric-economy/3692044-deputati-doopracuvali-zakonoproekt-sodo-perezavantazenna-mitnici.html</text:a>
</text:p>
      <!--NEWS-->
      <text:h text:style-name="P10" text:outline-level="1">
<text:span text:style-name="T4">
In spite of the ISS Order: Russia has instructed its Ombudsmen to tell the UN about the abduction of Ukrainian children</text:span>
</text:h>
      <text:p text:style-name="P4">
Authors: Ukrinform (Person)</text:p>
      <text:p text:style-name="P4">
Publisher: Укринформ (Organization)</text:p>
      <text:p text:style-name="P4">
Published Time: 2023-04-05T17:46:00+03:00</text:p>
      <text:p text:style-name="P4">
Modified Time: 2023-04-05T17:46:00+03:00</text:p>
      <text:p text:style-name="P4">
Description: Russia has released to report to the UN Security Council on the deportation of children from Ukraine, the Russian-Belv-Beliv Commissioner for Children of the Russian Federation, for which the International Criminal Court issued a warrant for arrest. - Ukrinform.</text:p>
      <text:p text:style-name="P4">
Images: ["<text:a xlink:type="simple" xlink:href="https://static.ukrinform.com/photos/2023_04/thumb_files/630_360_1680706448-998.jpg" text:style-name="Internet_20_link" text:visited-style-name="Visited_20_Internet_20_Link">
630_360_16807...</text:a>
"]</text:p>
      <text:p text:style-name="P4">
Tags: ['Діти', 'ООН', 'Викрадення людей', 'Війна з росією']</text:p>
      <text:p text:style-name="P4">
Type: Article</text:p>
      <!--METADATA-->
      <text:p text:style-name="P4">
<draw:frame draw:style-name="fr1" draw:name="Image152" text:anchor-type="as-char" svg:width="6.9236in" svg:height="3.956343in" draw:z-index="0">
<draw:image xlink:href="../Images/yкринформ/2023-04-05T17-46-00-03-00/630_360_1680706448-998.jpg" xlink:type="simple" xlink:show="embed" xlink:actuate="onLoad" draw:mime-type="image/jpeg"/>
</draw:frame>
Russia issued to report to the members of the UN Security Council on the deportation of children from Ukraine, the Russian-Beliv-Belov Regionalized Children's Rights, for which the International Criminal Court issued a arrest warrant.</text:p>
      <text:p text:style-name="P4">
According to Ukrinform correspondent, she tells the informal meeting of the Radbeza according to the formula of Aryria, initiated by the Russian delegation, the legal grounds for the abduction of Ukrainian [] are derived.(https://www.ukrinform.ua/tag-diti)from the occupied territories.</text:p>
      <text:p text:style-name="P4">
Leo-Belova tried to raise the abduction of children as a forced "evacuation".</text:p>
      <text:p text:style-name="P4">
At the invitation of Russia, the speakers in the mode also made a number of representatives of the so -called "DNR/LNR".</text:p>
      <text:p text:style-name="P4">
<text:span text:style-name="T4">
 Read also: </text:span>
 <text:a xlink:type="simple" xlink:href="https://www.ukrinform.ua/rubric-diaspora/3691305-u-cikago-proveli-akciu-proti-vikradenna-rosieu-ukrainskih-ditej.html" text:style-name="Internet_20_link" text:visited-style-name="Visited_20_Internet_20_Link">
<text:span text:style-name="T4">
 Ukrainian </text:span>
 <text:span text:style-name="T4">
 children </text:span>
</text:a>
Earlier the United Kingdom and the US <text:a xlink:type="simple" xlink:href="https://www.ukrinform.ua/rubric-world/3691671-britania-zablokuvala-vistup-v-radbezi-oon-rosianki-aka-mae-order-na-arest-vid-mks.html" text:style-name="Internet_20_link" text:visited-style-name="Visited_20_Internet_20_Link">
</text:a>
.</text:p>
      <text:p text:style-name="P4">
On March 17, 2023, the International Criminal Court issued a warrant on the Russian arrest president Vladimir Putin and Lviv-Bielova, who are suspected of unicoon deportation of children from the occupied territories of Ukraine to Russia at the less than February 2022.</text:p>
      <text:p text:style-name="P4">
On Wednesday, Russia has discussed the deportation of children from Ukraine to the informal counseling of the members of the Council in the format of Arria, which is usually broadcast on the UN Fixed channels.</text:p>
      <text:p text:style-name="P4">
<text:span text:style-name="T5">
Foto: Getty Images</text:span>
</text:p>
      <text:p text:style-name="P4">
News Source: <text:a xlink:type="simple" xlink:href="https://www.ukrinform.ua/rubric-ato/3692052-popri-order-mks-rosia-dorucila-svoij-ombudsmenci-rozpovidati-v-oon-pro-vikradenna-ukrainskih-ditej.html" text:style-name="Internet_20_link" text:visited-style-name="Visited_20_Internet_20_Link">
https://www.ukrinform.ua/rubric-ato/3692052-popri-order-mks-rosia-dorucila-svoij-ombudsmenci-rozpovidati-v-oon-pro-vikradenna-ukrainskih-ditej.html</text:a>
</text:p>
      <!--NEWS-->
      <text:h text:style-name="P10" text:outline-level="1">
<text:span text:style-name="T4">
The enemy fired at Berislav in Kherson region, a civilian</text:span>
</text:h>
      <text:p text:style-name="P4">
Authors: Ukrinform (Person)</text:p>
      <text:p text:style-name="P4">
Publisher: Укринформ (Organization)</text:p>
      <text:p text:style-name="P4">
Published Time: 2023-04-05T17:49:12+03:00</text:p>
      <text:p text:style-name="P4">
Modified Time: 2023-04-05T17:49:12+03:00</text:p>
      <text:p text:style-name="P4">
Description: Russian troops fired from the artillery central part of the city of Berislav in Kherson region, one person is injur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Війна з росією', 'Берислав']</text:p>
      <text:p text:style-name="P4">
Type: Article</text:p>
      <!--METADATA-->
      <text:p text:style-name="P4">
<draw:frame draw:style-name="fr1" draw:name="Image153" text:anchor-type="as-char" svg:width="6.9236in" svg:height="3.948443in" draw:z-index="0">
<draw:image xlink:href="../Images/yкринформ/2023-04-05T17-49-12-03-00/630_360_1538997483-946.jpg" xlink:type="simple" xlink:show="embed" xlink:actuate="onLoad" draw:mime-type="image/jpeg"/>
</draw:frame>
Russian fired from the artillery central part of the city of Beryslav Nakherson region, one person is injured.</text:p>
      <text:p text:style-name="P4">
According to Ukrinform, Volodymyr Litvinov told about it in <text:a xlink:type="simple" xlink:href="https://t.me/beryslavrda/1995" text:style-name="Internet_20_link" text:visited-style-name="Visited_20_Internet_20_Link">
</text:a>
 <text:a xlink:type="simple" xlink:href="https://t.me/beryslavrda/1995" text:style-name="Internet_20_link" text:visited-style-name="Visited_20_Internet_20_Link">
</text:a>
“Another enemy blow to Berislav. The Russians attacked the central part of the artillery city, damaging the store building, ”the message reads.</text:p>
      <text:p text:style-name="P4">
<text:span text:style-name="T4">
 Read also: </text:span>
 <text:a xlink:type="simple" xlink:href="https://www.ukrinform.ua/rubric-regions/3691815-na-hersonsini-zaboronili-vizd-rodin-z-ditmi-u-naseleni-punkti-aki-perebuvaut-pid-obstrilami.html" text:style-name="Internet_20_link" text:visited-style-name="Visited_20_Internet_20_Link">
<text:span text:style-name="T4">
 Hhersonshch </text:span>
</text:a>
As it is noted, one person is injured. The victim was taken to the hospital.</text:p>
      <text:p text:style-name="P4">
Recall earlier <text:a xlink:type="simple" xlink:href="https://www.ukrinform.ua/rubric-regions/3691762-vorog-atakuvav-berislav-iz-bezpilotnikiv-poranenij-policejskij.html" text:style-name="Internet_20_link" text:visited-style-name="Visited_20_Internet_20_Link">
</text:a>
, a police officer was injured.</text:p>
      <text:p text:style-name="P4">
News Source: <text:a xlink:type="simple" xlink:href="https://www.ukrinform.ua/rubric-ato/3692049-vorog-obstrilav-berislav-na-hersonsini-postrazdav-civilnij.html" text:style-name="Internet_20_link" text:visited-style-name="Visited_20_Internet_20_Link">
https://www.ukrinform.ua/rubric-ato/3692049-vorog-obstrilav-berislav-na-hersonsini-postrazdav-civilnij.html</text:a>
</text:p>
      <!--NEWS-->
      <text:h text:style-name="P10" text:outline-level="1">
<text:span text:style-name="T4">
MP Radin told about one of the priorities in the development of anti -corruption infrastructure</text:span>
</text:h>
      <text:p text:style-name="P4">
Authors: Ukrinform (Person)</text:p>
      <text:p text:style-name="P4">
Publisher: Укринформ (Organization)</text:p>
      <text:p text:style-name="P4">
Published Time: 2023-04-05T17:50:10+03:00</text:p>
      <text:p text:style-name="P4">
Modified Time: 2023-04-05T17:50:10+03:00</text:p>
      <text:p text:style-name="P4">
Description: One of the key priorities in the development of anti -corruption infrastructure is to strengthen the independence of the Specialized Anti -Corruption Prosecutor's Office. - Ukrinform.</text:p>
      <text:p text:style-name="P4">
Images: ["<text:a xlink:type="simple" xlink:href="https://static.ukrinform.com/photos/2023_04/thumb_files/630_360_1680706124-155.jpg" text:style-name="Internet_20_link" text:visited-style-name="Visited_20_Internet_20_Link">
630_360_16807...</text:a>
"]</text:p>
      <text:p text:style-name="P4">
Tags: ['Депутат', 'МВФ', 'Антикорупційна стратегія']</text:p>
      <text:p text:style-name="P4">
Type: Article</text:p>
      <!--METADATA-->
      <text:p text:style-name="P4">
<draw:frame draw:style-name="fr1" draw:name="Image154" text:anchor-type="as-char" svg:width="6.9236in" svg:height="3.956343in" draw:z-index="0">
<draw:image xlink:href="../Images/yкринформ/2023-04-05T17-50-10-03-00/630_360_1680706124-155.jpg" xlink:type="simple" xlink:show="embed" xlink:actuate="onLoad" draw:mime-type="image/jpeg"/>
</draw:frame>
One of the priorities in the development of anti -corruption infrastructure is the increased independence of the Specialized Anti -Corruption Prosecutor's Office.</text:p>
      <text:p text:style-name="P4">
The head of the Verkhovna Rada Committee on Anti -Corruption Politics, Radina, the head of the Verkhovna Rada Committee on Anti -Corruption Policy, expressed during a presentation at the presentation of the state -anticorruption program for 2023-2025, Ukrinform correspondent reports.</text:p>
      <text:p text:style-name="P4">
"One of the key priorities in the development of anti -corruption infrastructure, the assembly of increased independence of the specialized anti -corruption prosecutor's office, unfortunately, has not found its proper reflection in the state anti -corruption program and this is a problem. We now see that the MIMOSE priorities. , - said Radina.</text:p>
      <text:p text:style-name="P4">
<text:span text:style-name="T4">
 Read also: </text:span>
 <text:a xlink:type="simple" xlink:href="https://www.ukrinform.ua/rubric-polytics/3675429-ukraina-zaversue-rozbudovu-antikorupcijnoi-infrastrukturi-smigal.html" text:style-name="Internet_20_link" text:visited-style-name="Visited_20_Internet_20_Link">
<text:span text:style-name="T4">
 anti -corruption </text:span>
 <text:span text:style-name="T4">
 Infrastructure </text:span>
</text:a>
In her opinion, the Specialized Anti -Corruption Prosecutor's Office is the most disadvantaged for all anti -corruption bodies.</text:p>
      <text:p text:style-name="P4">
"If a competition with a decisive role -playing experts is provided for the NABU or NAPC leader, then the SAP head is still appointed by the competition commission, most of which are nominated by Parliament. That is, those people who have, in fact, investigate the Specialized Anti -Corruption Prosecutor's Office," the Parliamentary Committee said.</text:p>
      <text:p text:style-name="P4">
According to her, it is necessary to take some steps to strengthen the independence of the SAP, in particular to introduce an independent competition for the post of head of the Anti -Corruption Prosecutor's Office, as well as an independent commission that will analyze the activity of the leader.</text:p>
      <text:p text:style-name="P4">
<text:span text:style-name="T4">
 Read also: </text:span>
 <text:a xlink:type="simple" xlink:href="https://www.ukrinform.ua/rubric-society/3691880-reznikov-rozpoviv-koli-derzavna-antikorupcijna-programa-zapracue-u-minoboroni-na-povnu.html" text:style-name="Internet_20_link" text:visited-style-name="Visited_20_Internet_20_Link">
<text:span text:style-name="T4">
 Anti -corruption </text:span>
</text:a>
Radina emphasized that the authorities have undertaken to close these gaps of law within the current Memorandum with the IMF and intends to do so at 2023.</text:p>
      <text:p text:style-name="P4">
As it was reported, Ukraine has undertaken to the IMF by the end of the year to adopt the enhancement of the autonomy of the Specialized Anti -Corruption Prosecutor's Office and the introduction of an external audit of the SAP with the participation of international experts. This is provided by a letter of intentions for a memorandum about a four -year -old program with a fund for more than $ 15 billion.</text:p>
      <text:p text:style-name="P4">
Photo: sluga-narodu.com</text:p>
      <text:p text:style-name="P4">
News Source: <text:a xlink:type="simple" xlink:href="https://www.ukrinform.ua/rubric-society/3692050-deputatka-radina-rozpovila-pro-odin-iz-prioritetiv-u-rozbudovi-antikorupcijnoi-infrastrukturi.html" text:style-name="Internet_20_link" text:visited-style-name="Visited_20_Internet_20_Link">
https://www.ukrinform.ua/rubric-society/3692050-deputatka-radina-rozpovila-pro-odin-iz-prioritetiv-u-rozbudovi-antikorupcijnoi-infrastrukturi.html</text:a>
</text:p>
      <!--NEWS-->
      <text:h text:style-name="P10" text:outline-level="1">
<text:span text:style-name="T4">
NATO does not affect Ukraine's operational decisions on the battlefield - Stoltenberg</text:span>
</text:h>
      <text:p text:style-name="P4">
Authors: Ukrinform (Person)</text:p>
      <text:p text:style-name="P4">
Publisher: Укринформ (Organization)</text:p>
      <text:p text:style-name="P4">
Published Time: 2023-04-05T17:54:08+03:00</text:p>
      <text:p text:style-name="P4">
Modified Time: 2023-04-05T17:54:08+03:00</text:p>
      <text:p text:style-name="P4">
Description: NATO Allies provide Ukraine with all possible military assistance in order to protect themselves from the Russian invasion and release its territories, but the Alliance does not interfere with Ukraine's operational plans, which itself decides how and when to do it. - Ukrinform.</text:p>
      <text:p text:style-name="P4">
Images: ["<text:a xlink:type="simple" xlink:href="https://static.ukrinform.com/photos/2023_01/thumb_files/630_360_1673203716-174.jpg" text:style-name="Internet_20_link" text:visited-style-name="Visited_20_Internet_20_Link">
630_360_16732...</text:a>
"]</text:p>
      <text:p text:style-name="P4">
Tags: ['НАТО', 'Столтенберг', 'Війна з росією']</text:p>
      <text:p text:style-name="P4">
Type: Article</text:p>
      <!--METADATA-->
      <text:p text:style-name="P4">
<draw:frame draw:style-name="fr1" draw:name="Image155" text:anchor-type="as-char" svg:width="6.9236in" svg:height="3.956343in" draw:z-index="0">
<draw:image xlink:href="../Images/yкринформ/2023-04-05T17-54-08-03-00/630_360_1673203716-174.jpg" xlink:type="simple" xlink:show="embed" xlink:actuate="onLoad" draw:mime-type="image/jpeg"/>
</draw:frame>
NATO Allies provide Ukraine with all possible military assistance in order to protect the Russian invasion and release its territories, but the Alliance does not fit into Ukraine's operational plans, which itself decides how and when it should be done.</text:p>
      <text:p text:style-name="P4">
This was announced today in Brussels during a press conference as a result of the North Atlantic Council at the level of foreign ministers, NATO Stoltenberg, NATO Stoltenberg Secretary, Ukrinform correspondent reports.</text:p>
      <text:p text:style-name="P4">
“NATO allies provide tanks and other weapons to Ukraine so that Ukrainians receive the disability that they need to combat Russian troops and can plan their actions. But it will be an exclusively prompt decision of Ukraine itself - what when to do it, ”Stoltenberg said.</text:p>
      <text:p text:style-name="P4">
<text:span text:style-name="T4">
 Read also: </text:span>
 <text:a xlink:type="simple" xlink:href="https://www.ukrinform.ua/rubric-polytics/3692024-peremoga-ukraini-u-vijni-vidpovidae-spilnim-interesam-nato-i-partneriv-stoltenberg.html" text:style-name="Internet_20_link" text:visited-style-name="Visited_20_Internet_20_Link">
<text:span text:style-name="T4">
 NATO </text:span>
</text:a>
He recalled that allies by <text:a xlink:type="simple" xlink:href="https://www.ukrinform.ua/tag-nato" text:style-name="Internet_20_link" text:visited-style-name="Visited_20_Internet_20_Link">
</text:a>
They provide Ukraine with unprecedented military assistance, including tanks, infantry combatants, demining machines and other equipment that is necessary to ensure Ukraine victory in this war against the Russian invasion.</text:p>
      <text:p text:style-name="P4">
As it was reported, a two-day meeting of NATO ministers was reported today in Brussels today, which considered the most important issues of regional and world security, including the development of the situation around Ukraine and the Windo-Pacific.</text:p>
      <text:p text:style-name="P4">
<text:span text:style-name="T5">
Foto: NATO</text:span>
</text:p>
      <text:p text:style-name="P4">
News Source: <text:a xlink:type="simple" xlink:href="https://www.ukrinform.ua/rubric-ato/3692055-nato-ne-vplivae-na-operativni-risenna-ukraini-na-poli-bou-stoltenberg.html" text:style-name="Internet_20_link" text:visited-style-name="Visited_20_Internet_20_Link">
https://www.ukrinform.ua/rubric-ato/3692055-nato-ne-vplivae-na-operativni-risenna-ukraini-na-poli-bou-stoltenberg.html</text:a>
</text:p>
      <!--NEWS-->
      <text:h text:style-name="P10" text:outline-level="1">
<text:span text:style-name="T4">
DPSU: Russia removes half of its military from Belarus - to throw to the east of Ukraine</text:span>
</text:h>
      <text:p text:style-name="P4">
Authors: Ukrinform (Person)</text:p>
      <text:p text:style-name="P4">
Publisher: Укринформ (Organization)</text:p>
      <text:p text:style-name="P4">
Published Time: 2023-04-05T17:55:00+03:00</text:p>
      <text:p text:style-name="P4">
Modified Time: 2023-04-05T17:55:00+03:00</text:p>
      <text:p text:style-name="P4">
Description: After completing their exercises in Belarus, Russia throws two of its four thousand military people, and in the future they will be involved in hostilities in eastern Ukraine. - Ukrinform.</text:p>
      <text:p text:style-name="P4">
Images: ["<text:a xlink:type="simple" xlink:href="https://static.ukrinform.com/photos/2022_09/thumb_files/630_360_1663576850-585.jpg" text:style-name="Internet_20_link" text:visited-style-name="Visited_20_Internet_20_Link">
630_360_16635...</text:a>
"]</text:p>
      <text:p text:style-name="P4">
Tags: ['білорусь', 'росія', 'Російські військові', 'Демченко', 'Війна з росією']</text:p>
      <text:p text:style-name="P4">
Type: Article</text:p>
      <!--METADATA-->
      <text:p text:style-name="P4">
<draw:frame draw:style-name="fr1" draw:name="Image156" text:anchor-type="as-char" svg:width="6.9236in" svg:height="3.956343in" draw:z-index="0">
<draw:image xlink:href="../Images/yкринформ/2023-04-05T17-55-00-03-00/630_360_1663576850-585.jpg" xlink:type="simple" xlink:show="embed" xlink:actuate="onLoad" draw:mime-type="image/jpeg"/>
</draw:frame>
The after -end training in Belarus exits two of the four thousand people of the military, and in the future they will be involved in hostilities in the east of Ukraine.</text:p>
      <text:p text:style-name="P4">
About it on <text:a xlink:type="simple" xlink:href="https://www.youtube.com/watch" text:style-name="Internet_20_link" text:visited-style-name="Visited_20_Internet_20_Link">
</text:a>
In the media center, Ukraine-Ukrinform was informed by a spokesman for the State Tax Service of Ukraine Andriydemchenko.</text:p>
      <text:p text:style-name="P4">
“The situation in this direction remains fully controlled. Belarus is prejudice to support Russia in the war against Ukraine, a protecting group that would be ready to invade the territory of Ukraine, in this direction the units of our intelligence are not observed. Belarus provides territory for Russian troops, preparation, providing. There are also joint exercises between the divisions of Belarus and Russia, but mostly the Russian military involved in preparation. At the moment, the Russian soldiers are rotation. It is known that measures have begun to withdraw part of the Russian units of the Russian scent from Belarus after the preparation is completed. Earlier, we reported that the territory of Belarus is about 4 thousand <text:a xlink:type="simple" xlink:href="https://www.ukrinform.ua/tag-rosijski-vijskovi" text:style-name="Internet_20_link" text:visited-style-name="Visited_20_Internet_20_Link">
</text:a>
, now their number will decline. According to our data, about 2 thousand Russian military will come out of Belarus, who are planned to be involved in the fighting in the east of Ukraine, ”Demchenko said.</text:p>
      <text:p text:style-name="P4">
The spokesman noted that in the actions of those Belarusian units that strengthen the borders of Ukraine, nothing has changed, they are at a certain distance from the border, their nature and number of actions and quantity are not changed. At the same time, you need to be prepared for the development of any situation.</text:p>
      <text:p text:style-name="P4">
<text:span text:style-name="T4">
 Read also: </text:span>
 <text:a xlink:type="simple" xlink:href="https://www.ukrinform.ua/rubric-society/3690986-sodobi-prikordonniki-zatrimuut-do-20-uhilantiv-demcenko.html" text:style-name="Internet_20_link" text:visited-style-name="Visited_20_Internet_20_Link">
<text:span text:style-name="T4">
 Demchenko </text:span>
</text:a>
Demchenko emphasized that the main task is to have a strong defense in this way and to prevent invasion or any provocations. Therefore, the increase of defense positions both along the border and the border does not stop. Taks occur across the length of the border from Belarus, from Volyn of the Overnamed Oblast, and the units of all components of defense forces are constantly working on interaction measures.On April 4, in Brussels, following the meeting with US Secretary of State Atoniblinken, the high EU representative Josep Borrel said that the decision of Russian federation to place nuclear weapons in Belarus leads to further reaches of tension and is a direct threat to the entire European security system.</text:p>
      <text:p text:style-name="P4">
News Source: <text:a xlink:type="simple" xlink:href="https://www.ukrinform.ua/rubric-ato/3692045-dpsu-rosia-vivodit-z-bilorusi-polovinu-svoih-vijskovih-perekidatime-na-shid-ukraini.html" text:style-name="Internet_20_link" text:visited-style-name="Visited_20_Internet_20_Link">
https://www.ukrinform.ua/rubric-ato/3692045-dpsu-rosia-vivodit-z-bilorusi-polovinu-svoih-vijskovih-perekidatime-na-shid-ukraini.html</text:a>
</text:p>
      <!--NEWS-->
      <text:h text:style-name="P10" text:outline-level="1">
<text:span text:style-name="T4">
The Sale of Yalta Military Bonds was launched in the Action Application</text:span>
</text:h>
      <text:p text:style-name="P4">
Authors: Ukrinform (Person)</text:p>
      <text:p text:style-name="P4">
Publisher: Укринформ (Organization)</text:p>
      <text:p text:style-name="P4">
Published Time: 2023-04-05T17:55:08+03:00</text:p>
      <text:p text:style-name="P4">
Modified Time: 2023-04-05T17:55:08+03:00</text:p>
      <text:p text:style-name="P4">
Description: The Ministry of Digital Transformations made it possible to buy new Yalta military bonds in the Action application. - Ukrinform.</text:p>
      <text:p text:style-name="P4">
Images: ["<text:a xlink:type="simple" xlink:href="https://static.ukrinform.com/photos/2022_12/thumb_files/630_360_1670055362-401.jpg" text:style-name="Internet_20_link" text:visited-style-name="Visited_20_Internet_20_Link">
630_360_16700...</text:a>
"]</text:p>
      <text:p text:style-name="P4">
Tags: ['Додаток “ДІЯ”', 'Військові облігації']</text:p>
      <text:p text:style-name="P4">
Type: Article</text:p>
      <!--METADATA-->
      <text:p text:style-name="P4">
<draw:frame draw:style-name="fr1" draw:name="Image157" text:anchor-type="as-char" svg:width="6.9236in" svg:height="3.956343in" draw:z-index="0">
<draw:image xlink:href="../Images/yкринформ/2023-04-05T17-55-08-03-00/630_360_1670055362-401.jpg" xlink:type="simple" xlink:show="embed" xlink:actuate="onLoad" draw:mime-type="image/jpeg"/>
</draw:frame>
The Ministry of Digital Transformations made it possible to buy new Yalta militarys in the action "Action".</text:p>
      <text:p text:style-name="P4">
This was reported by Viceremier-Minister for Innovation, Development of Education, Science of Tatekhnology-Minister of Digital Transformation Mikhail Fedorov in <text:a xlink:type="simple" xlink:href="https://t.me/zedigital/3029" text:style-name="Internet_20_link" text:visited-style-name="Visited_20_Internet_20_Link">
</text:a>
, reports Ukrinform.</text:p>
      <text:p text:style-name="P4">
“Yalta has been under Russian occupation for 9 years. But we all hope to relax on the Yalta coast at the next time. The main thing is to work 24/7 to help and help the defense forces. Yalta was launched in action. To make you investors in the city. Every hryvnias of bonds help to support the economy of the country, ”he said.</text:p>
      <text:p text:style-name="P4">
Fedorov recalled that when buying bonds in "actions", Ukrainians do not pay an additional tax commission or tax on the income received, but receive a guarantee.</text:p>
      <text:p text:style-name="P4">
<text:span text:style-name="T4">
 Read also: </text:span>
 <text:a xlink:type="simple" xlink:href="https://www.ukrinform.ua/rubric-economy/3691917-fedorov-e-suprotiv-sodo-zaprovadzenna-mehanizmu-rozmitnenna-avto-u-dii.html" text:style-name="Internet_20_link" text:visited-style-name="Visited_20_Internet_20_Link">
</text:a>
As it was reported, in connection with the Russian aggression, the Ukrainian Government approval of the gradual issue of military bonds in the amount of up to UAH 400 billion. The minion conducts auctions for the sale of government bonds every Tuesday, starting on March 12022.</text:p>
      <text:p text:style-name="P4">
<text:span text:style-name="T5">
Foto: Minisfra</text:span>
</text:p>
      <text:p text:style-name="P4">
News Source: <text:a xlink:type="simple" xlink:href="https://www.ukrinform.ua/rubric-economy/3692056-u-zastosunku-dia-zapustili-prodaz-vijskovi-obligacii-alta.html" text:style-name="Internet_20_link" text:visited-style-name="Visited_20_Internet_20_Link">
https://www.ukrinform.ua/rubric-economy/3692056-u-zastosunku-dia-zapustili-prodaz-vijskovi-obligacii-alta.html</text:a>
</text:p>
      <!--NEWS-->
      <text:h text:style-name="P10" text:outline-level="1">
<text:span text:style-name="T4">
Europol delayed more than a hundred people during the operation of theft of personal data</text:span>
</text:h>
      <text:p text:style-name="P4">
Authors: Ukrinform (Person)</text:p>
      <text:p text:style-name="P4">
Publisher: Укринформ (Organization)</text:p>
      <text:p text:style-name="P4">
Published Time: 2023-04-05T17:56:00+03:00</text:p>
      <text:p text:style-name="P4">
Modified Time: 2023-04-05T17:56:00+03:00</text:p>
      <text:p text:style-name="P4">
Description: The unprecedented operation of law enforcement agencies to combat the theft of personal data has led to the arrest of more than 100 people and the liquidation of the Genesis Market platform, which sold personal data, in particular, it is about user names, passwords for access to e -mail, bank accounts and social networks. - Ukrinform.</text:p>
      <text:p text:style-name="P4">
Images: ["<text:a xlink:type="simple" xlink:href="https://static.ukrinform.com/photos/2019_05/thumb_files/630_360_1558016653-6412.jpeg" text:style-name="Internet_20_link" text:visited-style-name="Visited_20_Internet_20_Link">
630_360_15580...</text:a>
"]</text:p>
      <text:p text:style-name="P4">
Tags: ['Європол', 'Крадіжка', 'Хакери']</text:p>
      <text:p text:style-name="P4">
Type: Article</text:p>
      <!--METADATA-->
      <text:p text:style-name="P4">
<draw:frame draw:style-name="fr1" draw:name="Image158" text:anchor-type="as-char" svg:width="6.9236in" svg:height="3.956343in" draw:z-index="0">
<draw:image xlink:href="../Images/yкринформ/2023-04-05T17-56-00-03-00/630_360_1558016653-6412.jpeg" xlink:type="simple" xlink:show="embed" xlink:actuate="onLoad" draw:mime-type="image/jpeg"/>
</draw:frame>
The unprecedented operation of law enforcement agencies to combat the theft of personal data led to the arrest of more than 100 people and the liquidation of the Genesis Market platform, which sold personal data, in particular, it is about name users, passwords for access to e -mail, bank accounts.</text:p>
      <text:p text:style-name="P4">
About it reports Ukrinform with reference to <text:a xlink:type="simple" xlink:href="https://www.europol.europa.eu/media-press/newsroom/news/takedown-of-notorious-hacker-marketplace-selling-your-identity-to-criminals" text:style-name="Internet_20_link" text:visited-style-name="Visited_20_Internet_20_Link">
</text:a>
“The unprecedented operation of law enforcement agencies with the participation of 17 countries has led to the Genesis Market, one of the most dangerous sites, where <text:a xlink:type="simple" xlink:href="https://www.ukrinform.ua/tag-hakeri" text:style-name="Internet_20_link" text:visited-style-name="Visited_20_Internet_20_Link">
</text:a>
All over the world sell stolen information, ”the message reads.</text:p>
      <text:p text:style-name="P4">
It is noted that during the coordinated raids, 119 people were detained, 208 searches were conducted from the Genesis Market users who bought stolen personal data. The infrastructure of the site itself was also eliminated.</text:p>
      <text:p text:style-name="P4">
<text:span text:style-name="T4">
 Read also: </text:span>
 <text:a xlink:type="simple" xlink:href="https://www.ukrinform.ua/rubric-world/3691475-sajt-parlamentu-finlandii-atakuvali-hakeri-jmovirno-rosijski.html" text:style-name="Internet_20_link" text:visited-style-name="Visited_20_Internet_20_Link">
<text:span text:style-name="T4">
 hacker </text:span>
</text:a>
According to Ukrinform, Europol analyzed 7 thousand photos of tavaeophragms and was able to identify 1,50 suspects in the commission of war rates during Russia -solved war in Ukraine.</text:p>
      <text:p text:style-name="P4">
News Source: <text:a xlink:type="simple" xlink:href="https://www.ukrinform.ua/rubric-world/3692068-evropol-zatrimav-ponad-sotnu-ludej-pid-cas-operacii-sodo-kradizki-osobistih-danih.html" text:style-name="Internet_20_link" text:visited-style-name="Visited_20_Internet_20_Link">
https://www.ukrinform.ua/rubric-world/3692068-evropol-zatrimav-ponad-sotnu-ludej-pid-cas-operacii-sodo-kradizki-osobistih-danih.html</text:a>
</text:p>
      <!--NEWS-->
      <text:h text:style-name="P10" text:outline-level="1">
<text:span text:style-name="T4">
In Kiev, the Russian was suspected for justifying the armed aggression of the Russian Federation</text:span>
</text:h>
      <text:p text:style-name="P4">
Authors: Ukrinform (Person)</text:p>
      <text:p text:style-name="P4">
Publisher: Укринформ (Organization)</text:p>
      <text:p text:style-name="P4">
Published Time: 2023-04-05T17:56:54+03:00</text:p>
      <text:p text:style-name="P4">
Modified Time: 2023-04-05T17:56:54+03:00</text:p>
      <text:p text:style-name="P4">
Description: Law enforcement officers reported suspicion of a Russian one who lived in Kiev and justified Russian aggression. - Ukrinform.</text:p>
      <text:p text:style-name="P4">
Images: ["<text:a xlink:type="simple" xlink:href="https://static.ukrinform.com/photos/2018_06/thumb_files/630_360_1530179094-6389.jpg" text:style-name="Internet_20_link" text:visited-style-name="Visited_20_Internet_20_Link">
630_360_15301...</text:a>
", "<text:a xlink:type="simple" xlink:href="https://static.ukrinform.com/photos/2023_04/1680706430-855.jpg" text:style-name="Internet_20_link" text:visited-style-name="Visited_20_Internet_20_Link">
1680706430-85...</text:a>
"]</text:p>
      <text:p text:style-name="P4">
Tags: ['Поліція', 'Прокуратура', 'Київ', 'Війна з росією']</text:p>
      <text:p text:style-name="P4">
Type: Article</text:p>
      <!--METADATA-->
      <text:p text:style-name="P4">
<draw:frame draw:style-name="fr1" draw:name="Image159" text:anchor-type="as-char" svg:width="6.9236in" svg:height="3.956343in" draw:z-index="0">
<draw:image xlink:href="../Images/yкринформ/2023-04-05T17-56-54-03-00/630_360_1530179094-6389.jpg" xlink:type="simple" xlink:show="embed" xlink:actuate="onLoad" draw:mime-type="image/jpeg"/>
</draw:frame>
Law enforcement officers reported the suspicion of the Russian, who lived in Kiev Tavilian Russian aggression.</text:p>
      <text:p text:style-name="P4">
According to Ukrinform, the Kyiv City Prosecutor's Office reports in <text:a xlink:type="simple" xlink:href="https://t.me/kyiv_pro_office/1853" text:style-name="Internet_20_link" text:visited-style-name="Visited_20_Internet_20_Link">
</text:a>
.</text:p>
      <text:p text:style-name="P4">
Under the procedural leadership of the Holosiiv District Prosecutor's Office of Kyiv, it was reported to the citizen of the Russian Federation on the fact(Part 1 of Art. 436-2 of the Criminal Code of Ukraine).</text:p>
      <text:p text:style-name="P4">
<text:span text:style-name="T4">
Читайте також:</text:span>
 <text:a xlink:type="simple" xlink:href="https://www.ukrinform.ua/rubric-society/3692005-znisenna-mrii-eksdirektoru-dp-antonov-povidomili-pro-pidozru.html" text:style-name="Internet_20_link" text:visited-style-name="Visited_20_Internet_20_Link">
 <text:span text:style-name="T4">
підозр</text:span>
 </text:a>
In Ukraine, the suspect has lived since 2021 and has a certificate of residence.</text:p>
      <text:p text:style-name="P4">
<draw:frame draw:style-name="fr1" draw:name="Image160" text:anchor-type="as-char" svg:width="6.9236in" svg:height="4.897806in" draw:z-index="0">
<draw:image xlink:href="../Images/yкринформ/2023-04-05T17-56-54-03-00/1680706430-855.jpg" xlink:type="simple" xlink:show="embed" xlink:actuate="onLoad" draw:mime-type="image/jpeg"/>
</draw:frame>
<text:span text:style-name="T5">
Foto: Kyiv City Prosecutor's Office, Telegram</text:span>
</text:p>
      <text:p text:style-name="P4">
The investigation found that when communicating with a friend with a friend, a woman supported the actions of the aggressor state in conducting an aggressive war against Ukraine.</text:p>
      <text:p text:style-name="P4">
She also expressed her position in a categorical form, which contained a transmission and justification of armed aggression of the Russian Federation of Anti -Ukraine.</text:p>
      <text:p text:style-name="P4">
<text:span text:style-name="T4">
 Read also: </text:span>
 <text:a xlink:type="simple" xlink:href="https://www.ukrinform.ua/rubric-society/3691979-na-kiivsini-vikrili-15-kompanij-aki-pracuvali-na-sivkovica-ta-fsb-rosii.html" text:style-name="Internet_20_link" text:visited-style-name="Visited_20_Internet_20_Link">
</text:a>
"The said fact was revealed in the course of documenting another crime related to the acquisition of undue benefit by a former People's Deputy of Ukraine. In September 2022, an indictment against the former people's deputy was sent to court, and the perpetrators were allocated to a separate criminal proceedings, ”the message said.</text:p>
      <text:p text:style-name="P4">
The conclusion of forensic and linguistic examination confirmed that the statement of the tsarioned contains the denial and justification of the armed aggression of the RFProt of Ukraine, started in 2014.</text:p>
      <text:p text:style-name="P4">
Currently, the issue of election of a suspected preventive measure is being resolved.</text:p>
      <text:p text:style-name="P4">
<text:span text:style-name="T4">
 Read also: </text:span>
 <text:a xlink:type="simple" xlink:href="https://www.ukrinform.ua/rubric-society/3691925-procedura-ekstradicii-z-serbii-eksgenerala-sluzbi-bezpeki-naumova-trivae-dbr.html" text:style-name="Internet_20_link" text:visited-style-name="Visited_20_Internet_20_Link">
</text:a>
As reported by Ukrinform, in March the Office of the Prosecutor General <text:a xlink:type="simple" xlink:href="https://www.ukrinform.ua/rubric-society/3689416-do-sudu-peredali-spravu-advokatki-montan-za-publicne-pidtrimanna-krainiagresora.html" text:style-name="Internet_20_link" text:visited-style-name="Visited_20_Internet_20_Link">
</text:a>
which is injected with the justification of Russian aggression.</text:p>
      <text:p text:style-name="P4">
The main photo is illustrative</text:p>
      <text:p text:style-name="P4">
News Source: <text:a xlink:type="simple" xlink:href="https://www.ukrinform.ua/rubric-kyiv/3692058-u-kievi-ogolosili-pidozru-rosianci-za-vipravdovuvanna-zbrojnoi-agresii-rf.html" text:style-name="Internet_20_link" text:visited-style-name="Visited_20_Internet_20_Link">
https://www.ukrinform.ua/rubric-kyiv/3692058-u-kievi-ogolosili-pidozru-rosianci-za-vipravdovuvanna-zbrojnoi-agresii-rf.html</text:a>
</text:p>
      <!--NEWS-->
      <text:h text:style-name="P10" text:outline-level="1">
<text:span text:style-name="T4">
NATO doors for Ukraine are open, but first it is necessary to help it defeat the aggressor - Blinken</text:span>
</text:h>
      <text:p text:style-name="P4">
Authors: Ukrinform (Person)</text:p>
      <text:p text:style-name="P4">
Publisher: Укринформ (Organization)</text:p>
      <text:p text:style-name="P4">
Published Time: 2023-04-05T17:57:00+03:00</text:p>
      <text:p text:style-name="P4">
Modified Time: 2023-04-05T17:57:00+03:00</text:p>
      <text:p text:style-name="P4">
Description: Ukraine has all the prospects of becoming a member of the North Atlantic Alliance, but NATO's attention is now focused on helping it to defeat the aggressor and conquer the captured territories, as well as bring it to the Alliance standards. - Ukrinform.</text:p>
      <text:p text:style-name="P4">
Images: ["<text:a xlink:type="simple" xlink:href="https://static.ukrinform.com/photos/2022_10/thumb_files/630_360_1666808912-523.jpg" text:style-name="Internet_20_link" text:visited-style-name="Visited_20_Internet_20_Link">
630_360_16668...</text:a>
"]</text:p>
      <text:p text:style-name="P4">
Tags: ['НАТО', 'Блінкен', 'Війна з росією']</text:p>
      <text:p text:style-name="P4">
Type: Article</text:p>
      <!--METADATA-->
      <text:p text:style-name="P4">
<draw:frame draw:style-name="fr1" draw:name="Image161" text:anchor-type="as-char" svg:width="6.9236in" svg:height="3.956343in" draw:z-index="0">
<draw:image xlink:href="../Images/yкринформ/2023-04-05T17-57-00-03-00/630_360_1666808912-523.jpg" xlink:type="simple" xlink:show="embed" xlink:actuate="onLoad" draw:mime-type="image/jpeg"/>
</draw:frame>
Ukraine has all the prospects of becoming a member of the North Atlantic Alliance, but NATO is now focused on helping her to defeat the aggressor and recover the captured territories and bring it to the Alliance standards.</text:p>
      <text:p text:style-name="P4">
This position was expressed during a press conference in Brussels Secretariat by Anthony Blinken, reports Ukrinform's own correspondent.</text:p>
      <text:p text:style-name="P4">
“Of course, NATO doors remain open, nothing has changed here. But in the nanny stage, we should intensively focus on the next weeks of the IIIsians, especially when Ukraine is preparing for a counter -offensive again, ” - said American diplomacy.</text:p>
      <text:p text:style-name="P4">
<text:a xlink:type="simple" xlink:href="https://www.ukrinform.ua/tag-blinken" text:style-name="Internet_20_link" text:visited-style-name="Visited_20_Internet_20_Link">
</text:a>
He specified that the Alliance now pays attention to help Ukraine defend itself from Russian aggression to return as many territories seized by the Russian Federation as possible.</text:p>
      <text:p text:style-name="P4">
"We are intensively concentrated," the US Secretary of State said.</text:p>
      <text:p text:style-name="P4">
<text:span text:style-name="T4">
 Read also: </text:span>
 <text:a xlink:type="simple" xlink:href="https://www.ukrinform.ua/rubric-ato/3692014-nato-nadast-ukraini-dopomogu-dla-strimuvanna-podalsoi-rosijskoi-agresii-stoltenberg.html" text:style-name="Internet_20_link" text:visited-style-name="Visited_20_Internet_20_Link">
<text:span text:style-name="T4">
 Stoltenberg </text:span>
</text:a>
At the same time, he said, the Alliance focuses on increasing Ukraine's defense potential in the long run. It is necessary for her to hold aggression, protect against her and be able to defeat the aggressor in the urges, if there is a need again.</text:p>
      <text:p text:style-name="P4">
"And a large part in this regard is the bringing of Ukraine to NATO and NATO compatibility standards, so I think you will see that this will also turn at the Vilnius Summit," he said.</text:p>
      <text:p text:style-name="P4">
In this context, Blinken noted that he would not want to ahead of the future. However, according to him, regarding the prospects of Ukraine's membership, NATO is now focused on practical steps to bring NATO standards to the NATO standards.</text:p>
      <text:p text:style-name="P4">
As reported by Ukrinform, on the eve of <text:a xlink:type="simple" xlink:href="https://www.ukrinform.ua/rubric-polytics/3691639-kuleba-zaaviv-so-u-brusseli-bula-vidverta-rozmova-pro-clenstvo-ukraini-v-nato.html" text:style-name="Internet_20_link" text:visited-style-name="Visited_20_Internet_20_Link">
</text:a>
Foreign Minister Dmytro Kuleba stated that he had a frank conversation about the position of some countries that "Ukraine's membership in the Alliance is not on time."</text:p>
      <text:p text:style-name="P4">
News Source: <text:a xlink:type="simple" xlink:href="https://www.ukrinform.ua/rubric-polytics/3692059-dveri-nato-dla-ukraini-vidcineni-ale-spocatku-treba-dopomogti-ij-peremogti-agresora-blinken.html" text:style-name="Internet_20_link" text:visited-style-name="Visited_20_Internet_20_Link">
https://www.ukrinform.ua/rubric-polytics/3692059-dveri-nato-dla-ukraini-vidcineni-ale-spocatku-treba-dopomogti-ij-peremogti-agresora-blinken.html</text:a>
</text:p>
      <!--NEWS-->
      <text:h text:style-name="P10" text:outline-level="1">
<text:span text:style-name="T4">
The annual competition "Library of the Year - 2023" was announced in Ukraine</text:span>
</text:h>
      <text:p text:style-name="P4">
Authors: Ukrinform (Person)</text:p>
      <text:p text:style-name="P4">
Publisher: Укринформ (Organization)</text:p>
      <text:p text:style-name="P4">
Published Time: 2023-04-05T18:02:50+03:00</text:p>
      <text:p text:style-name="P4">
Modified Time: 2023-04-05T18:02:50+03:00</text:p>
      <text:p text:style-name="P4">
Description: Until September 1, Ukrainian book collections can submit documents for the annual competition "Library of the Year - 2023" and special honors from the Presidium of the Ukrainian Library Association. - Ukrinform.</text:p>
      <text:p text:style-name="P4">
Images: ["<text:a xlink:type="simple" xlink:href="https://static.ukrinform.com/photos/2018_10/thumb_files/630_360_1538988734-848.jpg" text:style-name="Internet_20_link" text:visited-style-name="Visited_20_Internet_20_Link">
630_360_15389...</text:a>
"]</text:p>
      <text:p text:style-name="P4">
Tags: ['Бібліотека', 'Конкурс', 'МКІП ']</text:p>
      <text:p text:style-name="P4">
Type: Article</text:p>
      <!--METADATA-->
      <text:p text:style-name="P4">
<draw:frame draw:style-name="fr1" draw:name="Image162" text:anchor-type="as-char" svg:width="6.9236in" svg:height="3.956343in" draw:z-index="0">
<draw:image xlink:href="../Images/yкринформ/2023-04-05T18-02-50-03-00/630_360_1538988734-848.jpg" xlink:type="simple" xlink:show="embed" xlink:actuate="onLoad" draw:mime-type="image/jpeg"/>
</draw:frame>
Until September 1, the Ukrainian Cleans can submit documents for the annual competition "Library of the Year - 2023" and special honors from the Presidium of the Ukrainian Cabinet Association.</text:p>
      <text:p text:style-name="P4">
This is informed <text:a xlink:type="simple" xlink:href="https://mkip.gov.ua/news/8926.html" text:style-name="Internet_20_link" text:visited-style-name="Visited_20_Internet_20_Link">
</text:a>
, reports Ukrinform.</text:p>
      <text:p text:style-name="P4">
"The title of" Library of the Year "is awarded the library for the best introduced innovative project, which is confirmed by the relevant diploma. The term of submission of documents is by September 1, 2023. The conditions of the competition are specified in <text:a xlink:type="simple" xlink:href="https://ula.org.ua/pro-nas/konkursi/478-biblioteka-roku/1369-polozhennia-pro-vseukrainskyi-konkurs-na-zdobuttia-zvannia-biblioteka-roku-dlia-bibliotek-ukrainy" text:style-name="Internet_20_link" text:visited-style-name="Visited_20_Internet_20_Link">
</text:a>
”, - the message said.</text:p>
      <text:p text:style-name="P4">
<text:span text:style-name="T4">
 Read also: </text:span>
 <text:a xlink:type="simple" xlink:href="https://www.ukrinform.ua/rubric-society/3691534-u-mkip-zatverdili-plan-cogoricnih-zahodiv-do-90h-rokovin-golodomoru.html" text:style-name="Internet_20_link" text:visited-style-name="Visited_20_Internet_20_Link">
<text:span text:style-name="T4">
 MKIP </text:span>
</text:a>
It is noted that when preparing documents for the competition, you must indicate the statutory information about the nominant library. In particular, the budget for the previous year, the volume of funds, the number of employees to compare the starting capabilities. The competition is administered by the members of the Presidium of the Ukrainian Library Association.</text:p>
      <text:p text:style-name="P4">
Also, the MCIP reports that by September 1, the Presidium of the Ukrainian Library Association accepts the submission on honors: for the dedication of the case, in the library education, for contribution to library education, inclusive -shaped and better regional department.</text:p>
      <text:p text:style-name="P4">
<text:span text:style-name="T4">
 Read also: </text:span>
 <text:a xlink:type="simple" xlink:href="https://www.ukrinform.ua/rubric-culture/3691075-ukraina-vikoristae-miznarodnij-dosvid-u-stvorenni-nacionalnoi-elektronnoi-biblioteki.html" text:style-name="Internet_20_link" text:visited-style-name="Visited_20_Internet_20_Link">
<text:span text:style-name="T4">
 libraries </text:span>
</text:a>
The Library of the Year is an annual competition, which is organized and conducted by the NGO Library Association together with the Ministry of Culture and Information Policy among libraries of Ukraine. The competition is held, in particular, to increase the prestige of libraries in society, to stimulate creative initiatives in providing unobstructed access to information, to determine the best in the field of library information technologies.</text:p>
      <text:p text:style-name="P4">
News Source: <text:a xlink:type="simple" xlink:href="https://www.ukrinform.ua/rubric-culture/3692060-v-ukraini-ogolosili-soricnij-konkurs-biblioteka-roku-2023.html" text:style-name="Internet_20_link" text:visited-style-name="Visited_20_Internet_20_Link">
https://www.ukrinform.ua/rubric-culture/3692060-v-ukraini-ogolosili-soricnij-konkurs-biblioteka-roku-2023.html</text:a>
</text:p>
      <!--NEWS-->
      <text:h text:style-name="P10" text:outline-level="1">
<text:span text:style-name="T4">
More than 300 shelling per month: Demchenko told about the attacks of the Russian Federation on three border areas</text:span>
</text:h>
      <text:p text:style-name="P4">
Authors: Ukrinform (Person)</text:p>
      <text:p text:style-name="P4">
Publisher: Укринформ (Organization)</text:p>
      <text:p text:style-name="P4">
Published Time: 2023-04-05T18:04:00+03:00</text:p>
      <text:p text:style-name="P4">
Modified Time: 2023-04-05T18:04:00+03:00</text:p>
      <text:p text:style-name="P4">
Description: The territories within the Chernihiv, Sumy and Kharkiv regions are undergoing permanent shelling by Russia's country. Thus, during March, the enemy fired at these areas more than 300 times, and 70 shellings were fixed in the first days of April. - Ukrinform.</text:p>
      <text:p text:style-name="P4">
Images: ["<text:a xlink:type="simple" xlink:href="https://static.ukrinform.com/photos/2022_07/thumb_files/630_360_1657536041-553.jpg" text:style-name="Internet_20_link" text:visited-style-name="Visited_20_Internet_20_Link">
630_360_16575...</text:a>
"]</text:p>
      <text:p text:style-name="P4">
Tags: ['Обстріл', 'Сумщина', 'Харківщина', 'Чернігівщина', 'Війна з росією']</text:p>
      <text:p text:style-name="P4">
Type: Article</text:p>
      <!--METADATA-->
      <text:p text:style-name="P4">
<draw:frame draw:style-name="fr1" draw:name="Image163" text:anchor-type="as-char" svg:width="6.9236in" svg:height="3.956343in" draw:z-index="0">
<draw:image xlink:href="../Images/yкринформ/2023-04-05T18-04-00-03-00/630_360_1657536041-553.jpg" xlink:type="simple" xlink:show="embed" xlink:actuate="onLoad" draw:mime-type="image/jpeg"/>
</draw:frame>
The territories of Chernihiv, Sumy and Kharkiv oblasts are devoted to permanent shelling by Russia's country. Thus, the enemy was fired at these areas more than 300 times, and 70 shellings were recorded in the first days of April.</text:p>
      <text:p text:style-name="P4">
This was announced in the comment of Ukrinform Andrey Demchenko.</text:p>
      <text:p text:style-name="P4">
“In the direction of the border with Russia in the de -industrial territories in the Murynihiv, Sumy and Kharkiv regions, the situation remains simple, because, unfortunately, Russia does not cease its terrorist actions. Daily border border of Ukrainian deocal areas is exposed <text:a xlink:type="simple" xlink:href="https://www.ukrinform.ua/tag-obstril" text:style-name="Internet_20_link" text:visited-style-name="Visited_20_Internet_20_Link">
</text:a>
. During March, the enemy more than 300 times terrorized the territories of these three regions. And since the beginning of this month, for several days, 70 shellings have been recorded in total, ”Demchenko said.</text:p>
      <text:p text:style-name="P4">
According to the spokesman, the enemy leads the fire mostly from mortars and howitzers, but shelling does not stop with the use of aviation. In addition, the occupying also uselessly use the wicked for the reset of explosive devices. Thus, the day before, a discharge from the UAV was recorded from the UAV of two explosives to Nasum region, which was injured by a civilian.</text:p>
      <text:p text:style-name="P4">
<text:span text:style-name="T4">
 Read also: </text:span>
 <text:a xlink:type="simple" xlink:href="https://www.ukrinform.ua/rubric-ato/3692045-dpsu-rosia-vivodit-z-bilorusi-polovinu-svoih-vijskovih-perekidatime-na-shid-ukraini.html" text:style-name="Internet_20_link" text:visited-style-name="Visited_20_Internet_20_Link">
</text:a>
In turn, the border guards use all the available options for anti -hibernation, which the Russian troops use, including, to conduct intelligence in the respects of the locations of Ukrainian defenders, the spokesman said.</text:p>
      <text:p text:style-name="P4">
As reported by Ukrinform, on April 4, three territorial communities of Sumy region were arranged during the day, there were injured, damaged civilian buildings and power lines.</text:p>
      <text:p text:style-name="P4">
News Source: <text:a xlink:type="simple" xlink:href="https://www.ukrinform.ua/rubric-ato/3692066-ponad-300-obstriliv-za-misac-demcenko-rozpoviv-pro-ataki-rf-na-tri-prikordonni-oblasti.html" text:style-name="Internet_20_link" text:visited-style-name="Visited_20_Internet_20_Link">
https://www.ukrinform.ua/rubric-ato/3692066-ponad-300-obstriliv-za-misac-demcenko-rozpoviv-pro-ataki-rf-na-tri-prikordonni-oblasti.html</text:a>
</text:p>
      <!--NEWS-->
      <text:h text:style-name="P10" text:outline-level="1">
<text:span text:style-name="T4">
Ukrainian Youth lost Sweden players in Euro-2023 qualification</text:span>
</text:h>
      <text:p text:style-name="P4">
Authors: Ukrinform (Person)</text:p>
      <text:p text:style-name="P4">
Publisher: Укринформ (Organization)</text:p>
      <text:p text:style-name="P4">
Published Time: 2023-04-05T18:05:12+03:00</text:p>
      <text:p text:style-name="P4">
Modified Time: 2023-04-05T18:05:12+03:00</text:p>
      <text:p text:style-name="P4">
Description: The WU19 Youth Women's Team of Ukraine began participating in the League and the second round of Euro-2023 qualification in Denmark. - Ukrinform.</text:p>
      <text:p text:style-name="P4">
Images: ["<text:a xlink:type="simple" xlink:href="https://static.ukrinform.com/photos/2023_04/thumb_files/630_360_1680706027-492.jpg" text:style-name="Internet_20_link" text:visited-style-name="Visited_20_Internet_20_Link">
630_360_16807...</text:a>
"]</text:p>
      <text:p text:style-name="P4">
Tags: ['Футбол', 'Жінки']</text:p>
      <text:p text:style-name="P4">
Type: Article</text:p>
      <!--METADATA-->
      <text:p text:style-name="P4">
<draw:frame draw:style-name="fr1" draw:name="Image164" text:anchor-type="as-char" svg:width="6.9236in" svg:height="3.956343in" draw:z-index="0">
<draw:image xlink:href="../Images/yкринформ/2023-04-05T18-05-12-03-00/630_360_1680706027-492.jpg" xlink:type="simple" xlink:show="embed" xlink:actuate="onLoad" draw:mime-type="image/jpeg"/>
</draw:frame>
The Ukrainian Football team of Ukraine started participating in Denmark in Denmark in the match of the second round of Euro-2023 qualification.</text:p>
      <text:p text:style-name="P4">
At the start of the tournament in the qualifying group 5 "Blue and yellow", they suffered a significant display from the Swedish team - 0: 5, reports Ukrinform.</text:p>
      <text:p text:style-name="P4">
Two balls of Valery Palamarchuk's wards were missed before the break, the rest - the second half</text:p>
      <text:p text:style-name="P4">
In another quartet match at 8 pm, the player's hostess to the Danishutia player will be with Iceland.</text:p>
      <text:p text:style-name="P4">
The next match of Ukrainian will be held on April 8 by peers from Denmark, April 10- against Iceland.</text:p>
      <text:p text:style-name="P4">
<text:span text:style-name="T4">
 Read also: </text:span>
 <text:a xlink:type="simple" xlink:href="https://www.ukrinform.ua/rubric-sports/3691769-futbolistki-ukrainskoi-molodizki-rozpocinaut-drugij-raund-vidboru-evro.html" text:style-name="Internet_20_link" text:visited-style-name="Visited_20_Internet_20_Link">
<text:span text:style-name="T4">
 Football </text:span>
</text:a>
As reported by Ukrinform, 28 teams play in seven groups of the league. Seven winners of the League Groups and the second round will receive vouchers to the final stage, whose matches will be held from July 18 to July 30 in Belgium. Teams that will take up in groups of a seat, season-2023/2024 will begin in the league V.</text:p>
      <text:p text:style-name="P4">
Photo: uefa.com.</text:p>
      <text:p text:style-name="P4">
News Source: <text:a xlink:type="simple" xlink:href="https://www.ukrinform.ua/rubric-sports/3692063-ukrainska-molodizka-prograla-futbolistkam-svecii-u-kvalifikacii-evro2023.html" text:style-name="Internet_20_link" text:visited-style-name="Visited_20_Internet_20_Link">
https://www.ukrinform.ua/rubric-sports/3692063-ukrainska-molodizka-prograla-futbolistkam-svecii-u-kvalifikacii-evro2023.html</text:a>
</text:p>
      <!--NEWS-->
      <text:h text:style-name="P10" text:outline-level="1">
<text:span text:style-name="T4">
In Latvia, the Kremlin's impact architecture was broken down - the State Security Service</text:span>
</text:h>
      <text:p text:style-name="P4">
Authors: Ukrinform (Person)</text:p>
      <text:p text:style-name="P4">
Publisher: Укринформ (Organization)</text:p>
      <text:p text:style-name="P4">
Published Time: 2023-04-05T18:10:00+03:00</text:p>
      <text:p text:style-name="P4">
Modified Time: 2023-04-05T18:10:00+03:00</text:p>
      <text:p text:style-name="P4">
Description: The annual report of the Latvian State Security Service (VDD) states that the architecture of Russian influence in Latvia, which has been built by the Kremlin for years, has actually collapsed. - Ukrinform.</text:p>
      <text:p text:style-name="P4">
Images: ["<text:a xlink:type="simple" xlink:href="https://static.ukrinform.com/photos/2017_05/thumb_files/630_360_1496062438-6655.jpg" text:style-name="Internet_20_link" text:visited-style-name="Visited_20_Internet_20_Link">
630_360_14960...</text:a>
"]</text:p>
      <text:p text:style-name="P4">
Tags: ['Латвія', 'росія', 'Нацбезпека', 'Війна з росією']</text:p>
      <text:p text:style-name="P4">
Type: Article</text:p>
      <!--METADATA-->
      <text:p text:style-name="P4">
<draw:frame draw:style-name="fr1" draw:name="Image165" text:anchor-type="as-char" svg:width="6.9236in" svg:height="3.956343in" draw:z-index="0">
<draw:image xlink:href="../Images/yкринформ/2023-04-05T18-10-00-03-00/630_360_1496062438-6655.jpg" xlink:type="simple" xlink:show="embed" xlink:actuate="onLoad" draw:mime-type="image/jpeg"/>
</draw:frame>
Supplement to the Latvian State Security Service(VDD)It is argued that the architecture of Russian influence in Latvia, which has been built by the Kremlin for years, has actually collapsed.</text:p>
      <text:p text:style-name="P4">
About it reports Ukrinform with reference to analysis <text:a xlink:type="simple" xlink:href="https://vdd.gov.lv/aktualitates/jaunumi/vdd-publisko-parskatu-par-dienesta-darbibu-2022-gada%20%D0%BD%D0%B0%20%D1%81%D0%B0%D0%B9%D1%82%D1%96%20%D0%BD%D0%B0%D1%86%D1%96%D0%BE%D0%BD%D0%B0%D0%BB%D1%8C%D0%BD%D0%BE%D0%B3%D0%BE%20%D0%BC%D0%BE%D0%B2%D0%BD%D0%B8%D0%BA%D0%B0%20LSM." text:style-name="Internet_20_link" text:visited-style-name="Visited_20_Internet_20_Link">
</text:a>
Posted <text:a xlink:type="simple" xlink:href="https://www.lsm.lv/raksts/zinas/latvija/05.04.2023-drosibas-dienests-kremla-ilgus-gadus-rupigi-veidota-ietekmes-arhitektura-latvija-faktiski-ir-izjukusi.a503808/" text:style-name="Internet_20_link" text:visited-style-name="Visited_20_Internet_20_Link">
</text:a>
National LSM National Broadcaster.</text:p>
      <text:p text:style-name="P4">
According to the intelligence service, the Kremlin architecture of influence in Latvia, which has been carefully built for many years, has actually collapsed - the environment of Russian "compatriots" is separated and inactive, its former "agent -floating" illuminated, so their effectiveness is now low. However, Russia will not attempt to have an external impact on Latvia and look for other, more effective tools.</text:p>
      <text:p text:style-name="P4">
The potential of Russia's influence in Latvia is maintained because of the favorable attitude of the aggressor state of some populations. In addition, Russia is trying to use people who doubt the need to support Ukraine for rejuvenation of funds in strengthening the safety of Latvia.</text:p>
      <text:p text:style-name="P4">
<text:span text:style-name="T4">
 Read also: </text:span>
 <text:a xlink:type="simple" xlink:href="https://www.ukrinform.ua/rubric-world/3691586-moskva-namagaetsa-vidroditi-spigunsku-merezu-v-krainah-evropi-politico.html" text:style-name="Internet_20_link" text:visited-style-name="Visited_20_Internet_20_Link">
<text:span text:style-name="T4">
 spy </text:span>
</text:a>
One of the priorities of Russian special services is the undermining of international support for Ukraine. This involves actions at different levels - at the level of persons who make political decisions, at the level of the military sector, as well as individuals who organize or provide support.</text:p>
      <text:p text:style-name="P4">
VDD stipulates that individuals, including Latvia citizens outside Ukraine, will play a more important role in Russia's activities in the implementation. The Russian Federation will use them as new "leaders of thoughts", contributing to their recognition and popularity in the Latvian pro -Kremlin society segment. In this context, it is also worthwhile to distinguish persons who have been educated in Russia or puppies. Among them is the search for regular performers of the Kremlin.Persons acting in favor of Russia will take a wait position and will conceal their views. These persons and part of the Kremlin -oriented society expect a favorable result of the war in Ukraine, hoping for the possibility of restoring former ties with Russia.</text:p>
      <text:p text:style-name="P4">
The VDD report also states that in some cases, the pro -Kremlivska tunes appeared in the street environment. From February 24, 2022 to the end of the year, VDDs with the State Police recorded just over a thousand incidents in various public places, which can be characterized as a demonstration of support <text:a xlink:type="simple" xlink:href="https://www.ukrinform.ua/tag-russian-aggression" text:style-name="Internet_20_link" text:visited-style-name="Visited_20_Internet_20_Link">
</text:a>
in Ukraine. The most obvious was the drawing of the letter "Z", hooliganism. At the same time, despite the episodic and depoodic incidents, last year there were no mass actions in Latvia last year, aimed at re -re -renovation of the war -resolved in Ukraine.</text:p>
      <text:p text:style-name="P4">
As a result of purposeful counter -measures, implemented by the special service, pro -Kremliv activists in 2022 could not mobilize like -minded people's protests or disobedience actions that would illegally express their support for the laws committed by the Russian Federation in Ukraine.</text:p>
      <text:p text:style-name="P4">
<text:span text:style-name="T4">
 Read also: </text:span>
 <text:a xlink:type="simple" xlink:href="https://www.ukrinform.ua/rubric-uarazom/3674033-sejm-latvii-zaklikae-do-povnoi-izolacii-rf.html" text:style-name="Internet_20_link" text:visited-style-name="Visited_20_Internet_20_Link">
<text:span text:style-name="T4">
 Seimas </text:span>
 <text:span text:style-name="T4">
 Latvia </text:span>
 <text:span text:style-name="T4">
 </text:span>
 calls <text:span text:style-name="T4">
 </text:span>
 full <text:span text:style-name="T4">
 </text:span>
 <text:span text:style-name="T4">
 Insulation </text:span>
<text:span text:style-name="T4">
 Russia </text:span>
</text:a>
The only exceptions in 2022 were the spontaneous and poorly organized performance of the Pro -Kremliv residents in Riga on May 9 and 10, as well as during the wear of the so -called Riga Victory Monument and the Soviet Monument in Daugavpil. situation.</text:p>
      <text:p text:style-name="P4">
According to the current legislation, the Latvia State Security Service annually will report on the results of last year.</text:p>
      <text:p text:style-name="P4">
As reported, <text:a xlink:type="simple" xlink:href="https://www.ukrinform.ua/rubric-world/3683771-latvia-vnesla-do-stoplista-35-rosian-za-pidtrimku-vijni-proti-ukraini.html" text:style-name="Internet_20_link" text:visited-style-name="Visited_20_Internet_20_Link">
</text:a>
</text:p>
      <text:p text:style-name="P4">
News Source: <text:a xlink:type="simple" xlink:href="https://www.ukrinform.ua/rubric-world/3692078-u-latvii-rozpalasa-vibudovana-arhitektura-vplivu-kremla-sluzba-derzbezpeki.html" text:style-name="Internet_20_link" text:visited-style-name="Visited_20_Internet_20_Link">
https://www.ukrinform.ua/rubric-world/3692078-u-latvii-rozpalasa-vibudovana-arhitektura-vplivu-kremla-sluzba-derzbezpeki.html</text:a>
</text:p>
      <!--NEWS-->
      <text:h text:style-name="P10" text:outline-level="1">
<text:span text:style-name="T4">
In Kropyvnytskyi there is an exhibition of Easter eggs in the helmets of special forces</text:span>
</text:h>
      <text:p text:style-name="P4">
Authors: Ukrinform (Person)</text:p>
      <text:p text:style-name="P4">
Publisher: Укринформ (Organization)</text:p>
      <text:p text:style-name="P4">
Published Time: 2023-04-05T18:14:00+03:00</text:p>
      <text:p text:style-name="P4">
Modified Time: 2023-04-05T18:14:00+03:00</text:p>
      <text:p text:style-name="P4">
Description: In Kropyvnytskyi, Baba Elko's ethno laboratory presented an exhibition of Easter eggs according to the authentic, inherent in Kirovograd region, in the protective helmets of the fighters of the 3rd Regiment of Special Forces of Svyatoslav Bold. - Ukrinform.</text:p>
      <text:p text:style-name="P4">
Images: ["<text:a xlink:type="simple" xlink:href="https://static.ukrinform.com/photos/2023_04/thumb_files/630_360_1680707053-7239.jpeg" text:style-name="Internet_20_link" text:visited-style-name="Visited_20_Internet_20_Link">
630_360_16807...</text:a>
", "<text:a xlink:type="simple" xlink:href="https://static.ukrinform.com/photos/2023_04/thumb_files/630_360_1680707054-7610.jpeg" text:style-name="Internet_20_link" text:visited-style-name="Visited_20_Internet_20_Link">
630_360_16807...</text:a>
", "<text:a xlink:type="simple" xlink:href="https://static.ukrinform.com/photos/2023_04/thumb_files/630_360_1680707053-9563.jpeg" text:style-name="Internet_20_link" text:visited-style-name="Visited_20_Internet_20_Link">
630_360_16807...</text:a>
", "<text:a xlink:type="simple" xlink:href="https://static.ukrinform.com/photos/2023_04/thumb_files/630_360_1680707053-1358.jpeg" text:style-name="Internet_20_link" text:visited-style-name="Visited_20_Internet_20_Link">
630_360_16807...</text:a>
", "<text:a xlink:type="simple" xlink:href="https://static.ukrinform.com/photos/2023_04/thumb_files/630_360_1680707053-8643.jpeg" text:style-name="Internet_20_link" text:visited-style-name="Visited_20_Internet_20_Link">
630_360_16807...</text:a>
", "<text:a xlink:type="simple" xlink:href="https://static.ukrinform.com/photos/2023_04/thumb_files/630_360_1680707053-2269.jpeg" text:style-name="Internet_20_link" text:visited-style-name="Visited_20_Internet_20_Link">
630_360_16807...</text:a>
", "<text:a xlink:type="simple" xlink:href="https://static.ukrinform.com/photos/2023_04/thumb_files/630_360_1680707053-1322.jpeg" text:style-name="Internet_20_link" text:visited-style-name="Visited_20_Internet_20_Link">
630_360_16807...</text:a>
", "<text:a xlink:type="simple" xlink:href="https://static.ukrinform.com/photos/2023_04/thumb_files/630_360_1680707054-8965.jpeg" text:style-name="Internet_20_link" text:visited-style-name="Visited_20_Internet_20_Link">
630_360_16807...</text:a>
", "<text:a xlink:type="simple" xlink:href="https://static.ukrinform.com/photos/2023_04/thumb_files/630_360_1680707054-6492.jpeg" text:style-name="Internet_20_link" text:visited-style-name="Visited_20_Internet_20_Link">
630_360_16807...</text:a>
", "<text:a xlink:type="simple" xlink:href="https://static.ukrinform.com/photos/2023_04/thumb_files/630_360_1680707054-4603.jpeg" text:style-name="Internet_20_link" text:visited-style-name="Visited_20_Internet_20_Link">
630_360_16807...</text:a>
", "<text:a xlink:type="simple" xlink:href="https://static.ukrinform.com/photos/2023_04/thumb_files/630_360_1680707054-4919.jpeg" text:style-name="Internet_20_link" text:visited-style-name="Visited_20_Internet_20_Link">
630_360_16807...</text:a>
", "<text:a xlink:type="simple" xlink:href="https://static.ukrinform.com/photos/2023_04/thumb_files/630_360_1680707054-8799.jpeg" text:style-name="Internet_20_link" text:visited-style-name="Visited_20_Internet_20_Link">
630_360_16807...</text:a>
"]</text:p>
      <text:p text:style-name="P4">
Tags: ['Кропивницький', 'Великдень', 'Виставка']</text:p>
      <text:p text:style-name="P4">
Type: Article</text:p>
      <!--METADATA-->
      <text:p text:style-name="P4">
<draw:frame draw:style-name="fr1" draw:name="Image166" text:anchor-type="as-char" svg:width="6.9236in" svg:height="3.956343in" draw:z-index="0">
<draw:image xlink:href="../Images/yкринформ/2023-04-05T18-14-00-03-00/630_360_1680707053-7239.jpeg" xlink:type="simple" xlink:show="embed" xlink:actuate="onLoad" draw:mime-type="image/jpeg"/>
</draw:frame>
Baba Elka's ethno laboratory presented the exhibition of Easter eggs by the exhibition of Pysanka inherent in Kirovohrad Region, in the protective helmets of the 3rd regiment of the Svyatoslav Bold Special Forces.</text:p>
      <text:p text:style-name="P4">
The Ukrinform correspondent reports about it.</text:p>
      <text:p text:style-name="P4">
"We thought for a long time how to present Easter eggs, we did not want a banal, we see what is happening in the context of war," makes much sense. We admit that the struggle for the physical boundaries of Ukraine is also the struggle for our navigability, and that, if not Easter eggs, shows it? This is another opportunity to show the cultural heritage of Kirovohrad region as a component of the nationwide. They were dealing with the military priests and eggs in their helmets, and this picture was inspired by pouring grain as a symbol of life and putting Easter eggs in there as a symbol of the University. One helmet belongs to the husband of one of the co -founders of our Ethnolaolary, the other will be his brother and another - a guy who, unfortunately, was caring, ” - said Inna Tilnova, one of the organizers <text:a xlink:type="simple" xlink:href="https://www.ukrinform.ua/tag-vistavka" text:style-name="Internet_20_link" text:visited-style-name="Visited_20_Internet_20_Link">
</text:a>
, co -founder of the Baba Elka ethno laboratory.According to the organizers, the team of the Baba Elka project is working on the collection of writing, there will be 64 of them, but 12 Easter eggs were presented by Easter. Easter eggs Irina created on the grounds of ancient Zarovograd region, uses the catalog of Sergei Kulzhinsky and a book by Pavlaribalka about the collection of Easter eggs of local historian Vladimir Yastrebov.</text:p>
      <text:p text:style-name="P4">
<text:span text:style-name="T4">
 Read also: </text:span>
 <text:a xlink:type="simple" xlink:href="https://www.ukrinform.ua/rubric-kyiv/3691448-u-kievi-prezentuvali-vistavku-vijna-ocima-pirotehnikiv-dsns.html" text:style-name="Internet_20_link" text:visited-style-name="Visited_20_Internet_20_Link">
<text:span text:style-name="T4">
 exhibition </text:span>
</text:a>
“The first 12 Easter eggs chose intuitively, which I know very well, I know them, these are the Easter eggs of my native Little Vyskivska region, that is, those that are closer to me. These Easter eggs have different ornaments: roses, charming, forty -clinic, plain, "swallows of tails". Easter eggs are not just a job or a hobby, it is a manual of life, my prymling is already 12 years old, ”Mikhalevich, a craftsman who created Easter eggs, said.</text:p>
      <text:p text:style-name="P4">
Baba Ethno Laboratory is a public organization in Kropyvnytskyi, which is baked by the search, revival and preservation of folklore and ethnographic in the Kirovograd region.</text:p>
      <text:p text:style-name="P4">
News Source: <text:a xlink:type="simple" xlink:href="https://www.ukrinform.ua/rubric-culture/3692070-u-kropivnickomu-provodat-vistavku-pisanok-u-solomah-specpriznacenciv.html" text:style-name="Internet_20_link" text:visited-style-name="Visited_20_Internet_20_Link">
https://www.ukrinform.ua/rubric-culture/3692070-u-kropivnickomu-provodat-vistavku-pisanok-u-solomah-specpriznacenciv.html</text:a>
</text:p>
      <!--NEWS-->
      <text:h text:style-name="P10" text:outline-level="1">
<text:span text:style-name="T4">
In Greece, the Ukrainian diaspora held a charity fair</text:span>
</text:h>
      <text:p text:style-name="P4">
Authors: Ukrinform (Person)</text:p>
      <text:p text:style-name="P4">
Publisher: Укринформ (Organization)</text:p>
      <text:p text:style-name="P4">
Published Time: 2023-04-05T18:15:00+03:00</text:p>
      <text:p text:style-name="P4">
Modified Time: 2023-04-05T18:15:00+03:00</text:p>
      <text:p text:style-name="P4">
Description: The Ukrainians in Greece held the Greek capital in the embankment in Varquis in the picturesque corner of the Greek capital in Varquis, the Olbia Charitable Fair, which thousands of people came to. - Ukrinform.</text:p>
      <text:p text:style-name="P4">
Images: ["<text:a xlink:type="simple" xlink:href="https://static.ukrinform.com/photos/2023_04/thumb_files/630_360_1680707397-423.jpg" text:style-name="Internet_20_link" text:visited-style-name="Visited_20_Internet_20_Link">
630_360_16807...</text:a>
", "<text:a xlink:type="simple" xlink:href="https://static.ukrinform.com/photos/2023_04/1680707397-219.jpg" text:style-name="Internet_20_link" text:visited-style-name="Visited_20_Internet_20_Link">
1680707397-21...</text:a>
", "<text:a xlink:type="simple" xlink:href="https://static.ukrinform.com/photos/2023_04/1680707397-173.jpg" text:style-name="Internet_20_link" text:visited-style-name="Visited_20_Internet_20_Link">
1680707397-17...</text:a>
", "<text:a xlink:type="simple" xlink:href="https://static.ukrinform.com/photos/2023_04/1680707470-247.jpg" text:style-name="Internet_20_link" text:visited-style-name="Visited_20_Internet_20_Link">
1680707470-24...</text:a>
"]</text:p>
      <text:p text:style-name="P4">
Tags: ['Діаспора', 'Греція', 'Культура', 'Ярмарок']</text:p>
      <text:p text:style-name="P4">
Type: Article</text:p>
      <!--METADATA-->
      <text:p text:style-name="P4">
<draw:frame draw:style-name="fr1" draw:name="Image167" text:anchor-type="as-char" svg:width="6.9236in" svg:height="3.956343in" draw:z-index="0">
<draw:image xlink:href="../Images/yкринформ/2023-04-05T18-15-00-03-00/630_360_1680707397-423.jpg" xlink:type="simple" xlink:show="embed" xlink:actuate="onLoad" draw:mime-type="image/jpeg"/>
</draw:frame>
The Ukrainians in Greece held a Nandabnya Greek capital in Varquis in the picturesque corner of the Greek capital in Varquis, the Olbia Charitable Fair, which was visited by thousands of people.</text:p>
      <text:p text:style-name="P4">
As Ukrinform reports, this is said <text:a xlink:type="simple" xlink:href="https://www.facebook.com/ukrainianwomengr/posts/pfbid02JRkuf6YqwbojF6AAK5MNBhUt1kKsgozdnDbTS7fbUUU8qmNECRZsYGjLWLSzFJpNl" text:style-name="Internet_20_link" text:visited-style-name="Visited_20_Internet_20_Link">
</text:a>
community.</text:p>
      <text:p text:style-name="P4">
The event was reported to be varied and rich. Ukrainian -ine dances, songs, including the authors, pleased the guests of different age.</text:p>
      <text:p text:style-name="P4">
<draw:frame draw:style-name="fr1" draw:name="Image168" text:anchor-type="as-char" svg:width="6.9236in" svg:height="4.58368in" draw:z-index="0">
<draw:image xlink:href="../Images/yкринформ/2023-04-05T18-15-00-03-00/1680707397-219.jpg" xlink:type="simple" xlink:show="embed" xlink:actuate="onLoad" draw:mime-type="image/jpeg"/>
</draw:frame>
Guests were greeted with delicious dishes of traditional Ukrainian cuisine. There were various workshops for the youngest visitors, the children were preparing the Easter cookies, the postcards were drawing.</text:p>
      <text:p text:style-name="P4">
Also for yoga and meditation lovers were classes with a skilled massage therapists. The craftsmen demonstrated unique handmade things. And all the exposition was maintained in the yellow-blue color scheme of the Ukrainian works in support of the people who suffered from Russian aggression.</text:p>
      <text:p text:style-name="P4">
<draw:frame draw:style-name="fr1" draw:name="Image169" text:anchor-type="as-char" svg:width="6.9236in" svg:height="4.58368in" draw:z-index="0">
<draw:image xlink:href="../Images/yкринформ/2023-04-05T18-15-00-03-00/1680707397-173.jpg" xlink:type="simple" xlink:show="embed" xlink:actuate="onLoad" draw:mime-type="image/jpeg"/>
</draw:frame>
The Union told that at the opening of the fair with a welcoming speech, a positions of Ukraine in the Greek Republic Sergey Shutenko. He emphasized the importance of measures, noting that they make it possible to establish dialogues between Ukraine and Greece.</text:p>
      <text:p text:style-name="P4">
<draw:frame draw:style-name="fr1" draw:name="Image170" text:anchor-type="as-char" svg:width="6.9236in" svg:height="4.58368in" draw:z-index="0">
<draw:image xlink:href="../Images/yкринформ/2023-04-05T18-15-00-03-00/1680707470-247.jpg" xlink:type="simple" xlink:show="embed" xlink:actuate="onLoad" draw:mime-type="image/jpeg"/>
</draw:frame>
Among the guests was the Meri-Vuliagmen Mayor Grigorisconstantlos. In his address, he spoke about the projects supported by municipalities, including the Center for Vari - the most important charity project, headed by Yulia Kryzhanovskaya. Thanks to the activities of the Center, the help of our compatriots, who ended up in Greece because of the Russian Anti -Ukraine war, received help.</text:p>
      <text:p text:style-name="P4">
The funds raised during the fair will be sent for the organization of summer recreation for children from the affected areas of Ukraine.</text:p>
      <text:p text:style-name="P4">
We will remind, in the Ukrainian Saturday School "Trembita" in the capital of Greece 22 Bereznya, on the feast of forty saints, <text:a xlink:type="simple" xlink:href="https://www.ukrinform.ua/rubric-diaspora/3686394-v-ukrainskij-skoli-v-afinah-proveli-urok-mistectva-prisvacenij-zustrici-vesni.html" text:style-name="Internet_20_link" text:visited-style-name="Visited_20_Internet_20_Link">
</text:a>
The arts dedicated to the meeting of the birds, which was held by Ms. Anastasia Romanova, a teacher.</text:p>
      <text:p text:style-name="P4">
<text:span text:style-name="T5">
Foto: nektaria.ph</text:span>
</text:p>
      <text:p text:style-name="P4">
News Source: <text:a xlink:type="simple" xlink:href="https://www.ukrinform.ua/rubric-diaspora/3692069-u-grecii-ukrainska-diaspora-provela-blagodijnij-armarok.html" text:style-name="Internet_20_link" text:visited-style-name="Visited_20_Internet_20_Link">
https://www.ukrinform.ua/rubric-diaspora/3692069-u-grecii-ukrainska-diaspora-provela-blagodijnij-armarok.html</text:a>
</text:p>
      <!--NEWS-->
      <text:h text:style-name="P10" text:outline-level="1">
<text:span text:style-name="T4">
Stoltenberg named two preconditions for Ukraine membership in NATO</text:span>
</text:h>
      <text:p text:style-name="P4">
Authors: Ukrinform (Person)</text:p>
      <text:p text:style-name="P4">
Publisher: Укринформ (Organization)</text:p>
      <text:p text:style-name="P4">
Published Time: 2023-04-05T18:17:08+03:00</text:p>
      <text:p text:style-name="P4">
Modified Time: 2023-04-05T18:17:08+03:00</text:p>
      <text:p text:style-name="P4">
Description: In order to become a member of the North Atlantic Alliance, Ukraine must win the war as a sovereign independent state, which helps NATO, as well as make a successful transition from Soviet doctrines and standards to Western, which is embedded in the long -help program. - Ukrinform.</text:p>
      <text:p text:style-name="P4">
Images: ["<text:a xlink:type="simple" xlink:href="https://static.ukrinform.com/photos/2023_01/thumb_files/630_360_1673203716-174.jpg" text:style-name="Internet_20_link" text:visited-style-name="Visited_20_Internet_20_Link">
630_360_16732...</text:a>
"]</text:p>
      <text:p text:style-name="P4">
Tags: ['НАТО', 'Столтенберг', 'Війна з росією']</text:p>
      <text:p text:style-name="P4">
Type: Article</text:p>
      <!--METADATA-->
      <text:p text:style-name="P4">
<draw:frame draw:style-name="fr1" draw:name="Image171" text:anchor-type="as-char" svg:width="6.9236in" svg:height="3.956343in" draw:z-index="0">
<draw:image xlink:href="../Images/yкринформ/2023-04-05T18-17-08-03-00/630_360_1673203716-174.jpg" xlink:type="simple" xlink:show="embed" xlink:actuate="onLoad" draw:mime-type="image/jpeg"/>
</draw:frame>
In order to stake the North Atlantic Alliance, Ukraine must win a war on an independent independent state, which helps NATO, as well as make a successful transition from Soviet doctrines and standards to Western, which laid down a long -help program.</text:p>
      <text:p text:style-name="P4">
NATO Secretary General Jens Stoltenberg said a meeting of NATO foreign ministers in Brussels at a press conference, Ukrinform correspondent reports.</text:p>
      <text:p text:style-name="P4">
"NATO's position is that Ukraine will become a member of the Alliance. And this position is incomprehensible. But we know that in order to make it possible, we need to cut two things. One is that we must ensure that Ukraine rewresses as a sovereign independent the state. Of course, a meaningful discussion of pro -Ukraine as a member of the Alliance should be based on the fact that Ukraine is a democratic state -dependent state in Europe. And this is exactly what is not appealed and is not amazed by a cruel Russian invasion, "Stoltenberg said.</text:p>
      <text:p text:style-name="P4">
<text:span text:style-name="T4">
 Read also: </text:span>
 <text:a xlink:type="simple" xlink:href="https://www.ukrinform.ua/rubric-ato/3692055-nato-ne-vplivae-na-operativni-risenna-ukraini-na-poli-bou-stoltenberg.html" text:style-name="Internet_20_link" text:visited-style-name="Visited_20_Internet_20_Link">
<text:span text:style-name="T4">
 Stoltenberg </text:span>
</text:a>
According to him, this first step is based on the restoration, providing military support to Ukraine, so that President of the Russian Federation Putin does not win his invading war.</text:p>
      <text:p text:style-name="P4">
"The second we need to pay attention to is when this war will overcome IUkraine. Then, of course, we will need to ensure the highest operational compatibility when Ukraine will be able to move away from the standard Soviet era, doctrines, ways of functioning of its armed forces. This transition began But we need more. We need to realize it faster, "the Secretary General said.</text:p>
      <text:p text:style-name="P4">
According to him, the difference between the current support that the NATO Alliance provides Ukraine and the long -term care program is to meet the general needs. The Alliance, of course, provides weapons, military support, great number of non -military support, which is that it meets the urgent needs of Ukraine now. This program is more long -term. "It is the development of institutions, assistance in the transition, interaction, standards, doctrines, everything we need to have for membership," Stoltenberg said.</text:p>
      <text:p text:style-name="P4">
<text:span text:style-name="T4">
 Read also: </text:span>
 <text:a xlink:type="simple" xlink:href="https://www.ukrinform.ua/rubric-polytics/3692024-peremoga-ukraini-u-vijni-vidpovidae-spilnim-interesam-nato-i-partneriv-stoltenberg.html" text:style-name="Internet_20_link" text:visited-style-name="Visited_20_Internet_20_Link">
<text:span text:style-name="T4">
 Stoltenberg </text:span>
</text:a>
</text:p>
      <text:p text:style-name="P4">
Photo: NATO.int</text:p>
      <text:p text:style-name="P4">
News Source: <text:a xlink:type="simple" xlink:href="https://www.ukrinform.ua/rubric-polytics/3692072-stoltenberg-nazvav-dvi-peredumovi-dla-clenstva-ukraini-v-nato.html" text:style-name="Internet_20_link" text:visited-style-name="Visited_20_Internet_20_Link">
https://www.ukrinform.ua/rubric-polytics/3692072-stoltenberg-nazvav-dvi-peredumovi-dla-clenstva-ukraini-v-nato.html</text:a>
</text:p>
      <!--NEWS-->
      <text:h text:style-name="P10" text:outline-level="1">
<text:span text:style-name="T4">
US support efforts for peace in Ukraine but not "any" peace - Blinken</text:span>
</text:h>
      <text:p text:style-name="P4">
Authors: Ukrinform (Person)</text:p>
      <text:p text:style-name="P4">
Publisher: Укринформ (Organization)</text:p>
      <text:p text:style-name="P4">
Published Time: 2023-04-05T18:20:15+03:00</text:p>
      <text:p text:style-name="P4">
Modified Time: 2023-04-05T18:20:15+03:00</text:p>
      <text:p text:style-name="P4">
Description: The United States is not against the initiatives of other countries to reach peace in Ukraine, but it should not be "any" peace, it must comply with the basic principles of the UN Charter and not create opportunities for new aggression by the Russian Federation. - Ukrinform.</text:p>
      <text:p text:style-name="P4">
Images: ["<text:a xlink:type="simple" xlink:href="https://static.ukrinform.com/photos/2022_03/thumb_files/630_360_1647552427-852.jpg" text:style-name="Internet_20_link" text:visited-style-name="Visited_20_Internet_20_Link">
630_360_16475...</text:a>
"]</text:p>
      <text:p text:style-name="P4">
Tags: ['Мир', 'Україна', 'Блінкен', 'Війна з росією']</text:p>
      <text:p text:style-name="P4">
Type: Article</text:p>
      <!--METADATA-->
      <text:p text:style-name="P4">
<draw:frame draw:style-name="fr1" draw:name="Image172" text:anchor-type="as-char" svg:width="6.9236in" svg:height="3.956343in" draw:z-index="0">
<draw:image xlink:href="../Images/yкринформ/2023-04-05T18-20-15-03-00/630_360_1647552427-852.jpg" xlink:type="simple" xlink:show="embed" xlink:actuate="onLoad" draw:mime-type="image/jpeg"/>
</draw:frame>
It is not a mind to connect other countries to peace in Ukraine, but it is not "any peace", it must comply with the basic principles of the UN status and not create opportunities for new aggression by the Russian Federation.</text:p>
      <text:p text:style-name="P4">
This position was expressed during a press conference in Brussels Secretariat by Anthony Blinken, reports Ukrinform's own correspondent.</text:p>
      <text:p text:style-name="P4">
"The United States, together with Ukraine's partners, support significant diplomatic stations that can lead to peace, but not any peace," - said Glava of American diplomacy.</text:p>
      <text:p text:style-name="P4">
He emphasized that peace should be first and foremost a fair, founded in the charter <text:a xlink:type="simple" xlink:href="https://www.ukrinform.ua/tag-oon" text:style-name="Internet_20_link" text:visited-style-name="Visited_20_Internet_20_Link">
</text:a>
, sovereignty, territorial integrity and independence. In addition, "it should be a strong peace" that will guarantee that Russia will not just relax and restore its strength, then go to war again.</text:p>
      <text:p text:style-name="P4">
<text:span text:style-name="T4">
 Read also: </text:span>
 <text:a xlink:type="simple" xlink:href="https://www.ukrinform.ua/rubric-polytics/3691668-ssa-bacat-majbutne-ukraini-ak-silnoi-j-nezaleznoi-demokratii-derzdep.html" text:style-name="Internet_20_link" text:visited-style-name="Visited_20_Internet_20_Link">
</text:a>
"It is such peace, just and strong, peace, which was supported by 141 countries of the UN Nagneal Assembly only a few weeks ago," the State Secretary of State emphasized.</text:p>
      <text:p text:style-name="P4">
He stressed that until this has been achieved, the United States, along with allies, will continue to provide Ukraine with the help of Ukraine to protect its territory and its own people.</text:p>
      <text:p text:style-name="P4">
As reported by Ukrinform, US Secretary of State Anthony Blinken said on Wednesday Vibrussie that <text:a xlink:type="simple" xlink:href="https://www.ukrinform.ua/rubric-polytics/3692059-dveri-nato-dla-ukraini-vidcineni-ale-spocatku-treba-dopomogti-ij-peremogti-agresora-blinken.html" text:style-name="Internet_20_link" text:visited-style-name="Visited_20_Internet_20_Link">
</text:a>
. However, according to him, NATO's attention is now focused on helping Ukraine to defeat the aggressor and conquer enthusiastic territories, and also to bring it to the standards of the Alliance.</text:p>
      <text:p text:style-name="P4">
News Source: <text:a xlink:type="simple" xlink:href="https://www.ukrinform.ua/rubric-polytics/3692073-ssa-pidtrimuut-zusilla-zadla-miru-v-ukraini-ale-ne-budakogo-miru-blinken.html" text:style-name="Internet_20_link" text:visited-style-name="Visited_20_Internet_20_Link">
https://www.ukrinform.ua/rubric-polytics/3692073-ssa-pidtrimuut-zusilla-zadla-miru-v-ukraini-ale-ne-budakogo-miru-blinken.html</text:a>
</text:p>
      <!--NEWS-->
      <text:h text:style-name="P10" text:outline-level="1">
<text:span text:style-name="T4">
Latvia financed the restoration of seven homes in the village of Yagidny, where there was a "basement of death"</text:span>
</text:h>
      <text:p text:style-name="P4">
Authors: Ukrinform (Person)</text:p>
      <text:p text:style-name="P4">
Publisher: Укринформ (Organization)</text:p>
      <text:p text:style-name="P4">
Published Time: 2023-04-05T18:21:29+03:00</text:p>
      <text:p text:style-name="P4">
Modified Time: 2023-04-05T18:21:29+03:00</text:p>
      <text:p text:style-name="P4">
Description: The Republic of Latvia financed the restoration of seven completely destroyed houses in the village of Yaidyna in Chernihiv region, whose residents of Russian invaders were kept in the basement of a local school. - Ukrinform.</text:p>
      <text:p text:style-name="P4">
Images: ["<text:a xlink:type="simple" xlink:href="https://static.ukrinform.com/photos/2023_04/thumb_files/630_360_1680707956-299.jpg" text:style-name="Internet_20_link" text:visited-style-name="Visited_20_Internet_20_Link">
630_360_16807...</text:a>
"]</text:p>
      <text:p text:style-name="P4">
Tags: ['Латвія', 'Війна з росією', 'Відбудова']</text:p>
      <text:p text:style-name="P4">
Type: Article</text:p>
      <!--METADATA-->
      <text:p text:style-name="P4">
<draw:frame draw:style-name="fr1" draw:name="Image173" text:anchor-type="as-char" svg:width="6.9236in" svg:height="3.956343in" draw:z-index="0">
<draw:image xlink:href="../Images/yкринформ/2023-04-05T18-21-29-03-00/630_360_1680707956-299.jpg" xlink:type="simple" xlink:show="embed" xlink:actuate="onLoad" draw:mime-type="image/jpeg"/>
</draw:frame>
The Latvian Pararespulika financed the restoration of seven completely destroyed houses in the village of Seligidne in Chernihiv region, whose residents of the Russian invaders were kept in the basement of a local school.</text:p>
      <text:p text:style-name="P4">
This was reported by Ukrinform correspondent.</text:p>
      <text:p text:style-name="P4">
“16 peasants are completely destroyed in the berry. Last year, we have a highlight of the Latvian Republic, which allocated us building material to rebuild seven homes. Today, one house has already been built, the next two are being built, ” - said the head of the Ivanovo community Elena Zvyka.</text:p>
      <text:p text:style-name="P4">
<text:span text:style-name="T4">
 Read also: </text:span>
 <text:a xlink:type="simple" xlink:href="https://www.ukrinform.ua/rubric-regions/3691100-zelenskij-pokazav-genseku-radi-evropi-spravznij-konctabir-u-seli-na-cernigivsini.html" text:style-name="Internet_20_link" text:visited-style-name="Visited_20_Internet_20_Link">
</text:a>
She added that the new houses will be the same, with a total area of 60 square meters.</text:p>
      <text:p text:style-name="P4">
In total, the fighting and shelling in the berry were damaged in 173. 16 - completely destroyed. As of the end of March, 67 apartments and 34 private homes were renovated.</text:p>
      <text:p text:style-name="P4">
<text:span text:style-name="T4">
 Read also: </text:span>
 <text:a xlink:type="simple" xlink:href="https://www.ukrinform.ua/rubric-ato/3502380-konctabir-agidne-smert-i-zitta-v-seli-na-cernigivsini.html" text:style-name="Internet_20_link" text:visited-style-name="Visited_20_Internet_20_Link">
<text:span text:style-name="T4">
 concentration camp </text:span>
 <text:span text:style-name="T4">
 Berry </text:span>
 <text:span text:style-name="T4">
 Death </text:span>
 <text:span text:style-name="T4">
 </text:span>
 Life <text:span text:style-name="T4">
 </text:span>
 <text:span text:style-name="T4">
 village </text:span>
<text:span text:style-name="T4">
 Chernihiv region </text:span>
</text:a>
As it was reported, on March 3, 2022, Russian invaders entered the Yagidne Chernyhiv region. They expelled the inhabitants from their homes and drove the preschool basement. Almost 400 people were hostage. They were kept in the basement area of 200 square meters. Inhuman conditions of priority were not subject to 11 inhabitants of the village, they died in the basement. Another 10 peasants were fired by the invaders.</text:p>
      <text:p text:style-name="P4">
News Source: <text:a xlink:type="simple" xlink:href="https://www.ukrinform.ua/rubric-vidbudova/3692074-latvia-profinansuvala-vidnovlenna-semi-budinkiv-u-seli-agidnomu-de-buv-pidval-smerti.html" text:style-name="Internet_20_link" text:visited-style-name="Visited_20_Internet_20_Link">
https://www.ukrinform.ua/rubric-vidbudova/3692074-latvia-profinansuvala-vidnovlenna-semi-budinkiv-u-seli-agidnomu-de-buv-pidval-smerti.html</text:a>
</text:p>
      <!--NEWS-->
      <text:h text:style-name="P10" text:outline-level="1">
<text:span text:style-name="T4">
Crimean was called on to continue to inform the intelligence of the deployment of Russian military</text:span>
</text:h>
      <text:p text:style-name="P4">
Authors: Ukrinform (Person)</text:p>
      <text:p text:style-name="P4">
Publisher: Укринформ (Organization)</text:p>
      <text:p text:style-name="P4">
Published Time: 2023-04-05T18:24:34+03:00</text:p>
      <text:p text:style-name="P4">
Modified Time: 2023-04-05T18:24:34+03:00</text:p>
      <text:p text:style-name="P4">
Description: The Main Directorate of Intelligence of the Ministry of Defense of Ukraine thanks to the inhabitants of temporarily occupied Crimea for quality cooperation and urges to continue to inform Ukraine's defense forces about the deployment points in Crimea Russian military and military equipment of the Russian Federation. - Ukrinform.</text:p>
      <text:p text:style-name="P4">
Images: ["<text:a xlink:type="simple" xlink:href="https://static.ukrinform.com/photos/2022_11/thumb_files/630_360_1668703178-623.jpg" text:style-name="Internet_20_link" text:visited-style-name="Visited_20_Internet_20_Link">
630_360_16687...</text:a>
"]</text:p>
      <text:p text:style-name="P4">
Tags: ['Крим', 'Розвідка', 'Російські військові']</text:p>
      <text:p text:style-name="P4">
Type: Article</text:p>
      <!--METADATA-->
      <text:p text:style-name="P4">
<draw:frame draw:style-name="fr1" draw:name="Image174" text:anchor-type="as-char" svg:width="6.9236in" svg:height="3.956343in" draw:z-index="0">
<draw:image xlink:href="../Images/yкринформ/2023-04-05T18-24-34-03-00/630_360_1668703178-623.jpg" xlink:type="simple" xlink:show="embed" xlink:actuate="onLoad" draw:mime-type="image/jpeg"/>
</draw:frame>
The main department of intelligence of the Ministry of Defense of Ukraine thanks to the inhabitants of the temporary -heated Crimea for qualitative cooperation and urges to continue to inform the Silabones of Ukraine about the points of deployment in the Crimea of Russian military Tavian Tavish equipment of the Russian Federation.</text:p>
      <text:p text:style-name="P4">
This was informed <text:a xlink:type="simple" xlink:href="https://gur.gov.ua/content/hur-mo-ukrainy-zvertaietsia-do-meshkantsiv-tymchasovo-okupovanoho-krymu-shchodo-spivpratsi-z-sylamy-oborony-ukrainy.html" text:style-name="Internet_20_link" text:visited-style-name="Visited_20_Internet_20_Link">
</text:a>
, reports Ukrinform.</text:p>
      <text:p text:style-name="P4">
“Inhabitants of Crimea, thank you for the quality cooperation and the approach of the defeat of the lesions!Please and continue to notify the location information <text:a xlink:type="simple" xlink:href="https://www.ukrinform.ua/tag-okupacia" text:style-name="Internet_20_link" text:visited-style-name="Visited_20_Internet_20_Link">
</text:a>
forces and means: dislocation points, residence of the personnel and management of the occupation troops; storage of shells and fuel and lubricants, ”GUR said.</text:p>
      <text:p text:style-name="P4">
Intelligence asks the inhabitants of the temporarily occupied Crimean peninsula to inform the forces of Ukraine's defense and about the points of placement, storage and repair of the Duke equipment, the place of placement(Haraker Label: Antenna TA locators), headquarters and points of management of the occupation troops, places of storage and point of alternation of air defense.</text:p>
      <text:p text:style-name="P4">
<text:span text:style-name="T4">
 Read also: </text:span>
 <text:a xlink:type="simple" xlink:href="https://www.ukrinform.ua/rubric-crimea/3691848-za-derzavnu-zradu-suditimut-se-dvoh-deputativ-iz-krimu.html" text:style-name="Internet_20_link" text:visited-style-name="Visited_20_Internet_20_Link">
<text:span text:style-name="T4">
 Crimea </text:span>
</text:a>
As it was reported, on March 30, the representative of the Main Directorate of Intelligence Defense of Ukraine Andriy Chernyak stated that Ukrainian intelligence will carefully analyze the intelligence in order to take into account all the factors and evaluate the risks during the planning of the operation to release the temporarily occupied Crimea.</text:p>
      <text:p text:style-name="P4">
_ Photo: era_</text:p>
      <text:p text:style-name="P4">
News Source: <text:a xlink:type="simple" xlink:href="https://www.ukrinform.ua/rubric-crimea/3692077-krimcan-zaklikali-j-nadali-informuvati-rozvidku-pro-dislokaciu-rosijskih-vijskovih.html" text:style-name="Internet_20_link" text:visited-style-name="Visited_20_Internet_20_Link">
https://www.ukrinform.ua/rubric-crimea/3692077-krimcan-zaklikali-j-nadali-informuvati-rozvidku-pro-dislokaciu-rosijskih-vijskovih.html</text:a>
</text:p>
      <!--NEWS-->
      <text:h text:style-name="P10" text:outline-level="1">
<text:span text:style-name="T4">
In the Kyiv region awarded the drivers of school buses, which rescued residents at the beginning of the invasion of the Russian Federation</text:span>
</text:h>
      <text:p text:style-name="P4">
Authors: Ukrinform (Person)</text:p>
      <text:p text:style-name="P4">
Publisher: Укринформ (Organization)</text:p>
      <text:p text:style-name="P4">
Published Time: 2023-04-05T18:26:00+03:00</text:p>
      <text:p text:style-name="P4">
Modified Time: 2023-04-05T18:26:00+03:00</text:p>
      <text:p text:style-name="P4">
Description: Drivers of school buses who heroically evacuated the population from the northern and eastern territories of the Kyiv region and the city of Chernihiv at the beginning of a full -scale invasion of Russia, as well as carried humanitarian aid and medicines, presented state awards of the Ministry of Defense of Ukraine. - Ukrinform.</text:p>
      <text:p text:style-name="P4">
Images: ["<text:a xlink:type="simple" xlink:href="https://static.ukrinform.com/photos/2023_04/thumb_files/630_360_1680708298-171.jpg" text:style-name="Internet_20_link" text:visited-style-name="Visited_20_Internet_20_Link">
630_360_16807...</text:a>
"]</text:p>
      <text:p text:style-name="P4">
Tags: ['Нагорода', 'Чернігівщина', 'Київщина', 'Війна з росією']</text:p>
      <text:p text:style-name="P4">
Type: Article</text:p>
      <!--METADATA-->
      <text:p text:style-name="P4">
<draw:frame draw:style-name="fr1" draw:name="Image175" text:anchor-type="as-char" svg:width="6.9236in" svg:height="3.956343in" draw:z-index="0">
<draw:image xlink:href="../Images/yкринформ/2023-04-05T18-26-00-03-00/630_360_1680708298-171.jpg" xlink:type="simple" xlink:show="embed" xlink:actuate="onLoad" draw:mime-type="image/jpeg"/>
</draw:frame>
Drivers of school buses that heroically evacuated the population from the northern and eastern territories of the Kyiv region and the city of Chernihiv at the beginning of full -scale maintenance of Russia, as well as carried humanitarian aid and medicines, hand -of -state awards of the Ministry of Defense of Ukraine.</text:p>
      <text:p text:style-name="P4">
According to Ukrinform, the Kyiv Regional Military Administration reports in <text:a xlink:type="simple" xlink:href="https://t.me/kyivoda/9169" text:style-name="Internet_20_link" text:visited-style-name="Visited_20_Internet_20_Link">
</text:a>
.</text:p>
      <text:p text:style-name="P4">
The event held in Brovary was attended by a temporary acting chairman of the Kiev Regional State Administration Dmitry Nazarenko, Vitaliy Vlasyuk, deputies and Zhannaosipenko, RVA heads and TGs and other authorities.</text:p>
      <text:p text:style-name="P4">
<text:span text:style-name="T4">
 Read also: </text:span>
 <text:a xlink:type="simple" xlink:href="https://www.ukrinform.ua/rubric-regions/3691100-zelenskij-pokazav-genseku-radi-evropi-spravznij-konctabir-u-seli-na-cernigivsini.html" text:style-name="Internet_20_link" text:visited-style-name="Visited_20_Internet_20_Link">
</text:a>
"In total, during the occupation of the Kyiv region, the drivers of school buses made 669 visits and rescued thousands of lives. Despite the constant shelling and replacement of the territories, more than 70 vehicles were released on the routes every time," the message is reported.</text:p>
      <text:p text:style-name="P4">
The honors received 114 drivers, among which five were awarded posthumously.</text:p>
      <text:p text:style-name="P4">
“I press the hand to anyone who, under constant shelling, risking their own lives, removed people from occupation to safer places. Thanks to your courage and professionalism, thousands of lives have been saved, " - thanked Nazarenko.</text:p>
      <text:p text:style-name="P4">
<text:span text:style-name="T4">
 Read also: </text:span>
 <text:a xlink:type="simple" xlink:href="https://www.ukrinform.ua/rubric-regions/3691065-zelenskij-vruciv-nagorodi-vijskovim-i-civilnim-za-geroizm-pid-cas-deokupacii-cernigivsini.html" text:style-name="Internet_20_link" text:visited-style-name="Visited_20_Internet_20_Link">
<text:span text:style-name="T4">
 Rewards </text:span>
</text:a>
As reported by Ukrinform, President Volodymyr Zelenskyy awards and civilians and civilians who showed courage and heroism during the Defense time and liberation of the Chernihiv region from the capture of Russia.</text:p>
      <text:p text:style-name="P4">
News Source: <text:a xlink:type="simple" xlink:href="https://www.ukrinform.ua/rubric-regions/3692079-na-kiivsini-nagorodili-vodiiv-skilnih-avtobusiv-aki-ratuvali-meskanciv-na-pocatku-vtorgnenna-rf.html" text:style-name="Internet_20_link" text:visited-style-name="Visited_20_Internet_20_Link">
https://www.ukrinform.ua/rubric-regions/3692079-na-kiivsini-nagorodili-vodiiv-skilnih-avtobusiv-aki-ratuvali-meskanciv-na-pocatku-vtorgnenna-rf.html</text:a>
</text:p>
      <!--NEWS-->
      <text:h text:style-name="P10" text:outline-level="1">
<text:span text:style-name="T4">
DTEK has shipped over 180,000 tonnes of coal for state TPPs</text:span>
</text:h>
      <text:p text:style-name="P4">
Authors: Ukrinform (Person)</text:p>
      <text:p text:style-name="P4">
Publisher: Укринформ (Organization)</text:p>
      <text:p text:style-name="P4">
Published Time: 2023-04-05T18:32:11+03:00</text:p>
      <text:p text:style-name="P4">
Modified Time: 2023-04-05T18:32:11+03:00</text:p>
      <text:p text:style-name="P4">
Description: During the 5.5 months, DTEK has shipped 181 thousand tons of coal for the needs of state thermal generation. - Ukrinform.</text:p>
      <text:p text:style-name="P4">
Images: ["<text:a xlink:type="simple" xlink:href="https://static.ukrinform.com/photos/2019_01/thumb_files/630_360_1547050127-594.jpg" text:style-name="Internet_20_link" text:visited-style-name="Visited_20_Internet_20_Link">
630_360_15470...</text:a>
"]</text:p>
      <text:p text:style-name="P4">
Tags: ['ДТЕК', 'Опалювальний сезон', 'Вугілля', 'ТЕС']</text:p>
      <text:p text:style-name="P4">
Type: Article</text:p>
      <!--METADATA-->
      <text:p text:style-name="P4">
<draw:frame draw:style-name="fr1" draw:name="Image176" text:anchor-type="as-char" svg:width="6.9236in" svg:height="3.956343in" draw:z-index="0">
<draw:image xlink:href="../Images/yкринформ/2023-04-05T18-32-11-03-00/630_360_1547050127-594.jpg" xlink:type="simple" xlink:show="embed" xlink:actuate="onLoad" draw:mime-type="image/jpeg"/>
</draw:frame>
During the 5.5 months, DTEK has shipped 181,000 tons of coal for the need for a state thermal generation.</text:p>
      <text:p text:style-name="P4">
According to Ukrinform, DTEK Energo Ildarsaleev in [] said it was stated(https://www.facebook.com/ildar.saleyev/posts/pfbid027qfoajKDZF2XYNh81zySd5qa6dcyUcSEZd47bqjtfBRvCF1ACX5hyZ5vc3d1yhi3l).</text:p>
      <text:p text:style-name="P4">
«Перші шість областей наразі відключають від опалення, тому можна підвестипідсумки цього ОЗП. І хоч ми вже другий місяць поспіль посилено готуємся дозими наступної (And she promises to be no easier), I want to thank everyone who, in their place, does what he has, ”Saleyev said.</text:p>
      <text:p text:style-name="P4">
According to him, in the last 5.5 months the company has been able to: generate 7.8 billionkWh*h in the Ukrainian Electricity Electricity System(This is the amount of equivalent to the average consumption of 2.6 million families throughout the year); repair 9 energy blocks of TPP; put into operation 14 new benches; Machine builders made 9 stoves, almost 357 thousand spare parts and components; ship 181,000 tonnes of coal.</text:p>
      <text:p text:style-name="P4">
<text:span text:style-name="T4">
 Read also: </text:span>
 <text:a xlink:type="simple" xlink:href="https://www.ukrinform.ua/rubric-economy/3686452-dtek-gotue-sahti-dla-zabezpecenna-tes-vugillam-nastupnoi-zimi.html" text:style-name="Internet_20_link" text:visited-style-name="Visited_20_Internet_20_Link">
<text:span text:style-name="T4">
 Coal </text:span>
</text:a>
“For DTEK employees, the last winter was distinguished by considerable testing. Energy were accepted on their shoulders and heads of 30 terrorist attacks. 3 dead, 28 were injured. More than a thousand units of equipment are tested, direct losses reach UAH 6 billion, ”Saleyev added.</text:p>
      <text:p text:style-name="P4">
It was reported that DTEK experts Kiev power grids <text:a xlink:type="simple" xlink:href="https://www.ukrinform.ua/rubric-economy/3691403-dtek-protagom-opaluvalnogo-sezonu-likviduvav-ponad-5000-avarij.html" text:style-name="Internet_20_link" text:visited-style-name="Visited_20_Internet_20_Link">
</text:a>
Recovering power supply for 1 million consumers.</text:p>
      <text:p text:style-name="P4">
News Source: <text:a xlink:type="simple" xlink:href="https://www.ukrinform.ua/rubric-economy/3692081-dtek-vidvantaziv-ponad-180-tisac-tonn-vugilla-dla-derzavnih-tes.html" text:style-name="Internet_20_link" text:visited-style-name="Visited_20_Internet_20_Link">
https://www.ukrinform.ua/rubric-economy/3692081-dtek-vidvantaziv-ponad-180-tisac-tonn-vugilla-dla-derzavnih-tes.html</text:a>
</text:p>
      <!--NEWS-->
      <text:h text:style-name="P10" text:outline-level="1">
<text:span text:style-name="T4">
In Lviv, the owner of the premises of the UOC MP church terminated the lease agreement</text:span>
</text:h>
      <text:p text:style-name="P4">
Authors: Ukrinform (Person)</text:p>
      <text:p text:style-name="P4">
Publisher: Укринформ (Organization)</text:p>
      <text:p text:style-name="P4">
Published Time: 2023-04-05T18:35:46+03:00</text:p>
      <text:p text:style-name="P4">
Modified Time: 2023-04-05T18:35:46+03:00</text:p>
      <text:p text:style-name="P4">
Description: In Lviv, the owner of the premises on Antonovich Street, 100, which housed the Church of the Holy Trinity of the UOC -MP, tore an agreement on use with the temple. - Ukrinform.</text:p>
      <text:p text:style-name="P4">
Images: ["<text:a xlink:type="simple" xlink:href="https://static.ukrinform.com/photos/2023_04/thumb_files/630_360_1680708813-963.jpg" text:style-name="Internet_20_link" text:visited-style-name="Visited_20_Internet_20_Link">
630_360_16807...</text:a>
"]</text:p>
      <text:p text:style-name="P4">
Tags: ['Львів', 'УПЦ МП']</text:p>
      <text:p text:style-name="P4">
Type: Article</text:p>
      <!--METADATA-->
      <text:p text:style-name="P4">
<draw:frame draw:style-name="fr1" draw:name="Image177" text:anchor-type="as-char" svg:width="6.9236in" svg:height="3.956343in" draw:z-index="0">
<draw:image xlink:href="../Images/yкринформ/2023-04-05T18-35-46-03-00/630_360_1680708813-963.jpg" xlink:type="simple" xlink:show="embed" xlink:actuate="onLoad" draw:mime-type="image/jpeg"/>
</draw:frame>
In Lviv, a premises on Antonovich Street, 100, which housed the Church of the UOC -MP, tore an agreement on use with the temple.</text:p>
      <text:p text:style-name="P4">
About it in <text:a xlink:type="simple" xlink:href="https://www.facebook.com/permalink.php" text:style-name="Internet_20_link" text:visited-style-name="Visited_20_Internet_20_Link">
</text:a>
reported V.O. Eugene Boyko, director of the humanitarian policy department of Lviv City Council, Ukrinform reports.</text:p>
      <text:p text:style-name="P4">
“In addition to the temple on Bobanich(Former Korolenko), the Moscow Patriarchate has lost another temple in Lviv - the Church of the Holy Trinity on Antonovich Street.</text:p>
      <text:p text:style-name="P4">
<text:span text:style-name="T4">
 Read also: </text:span>
 <text:a xlink:type="simple" xlink:href="https://www.ukrinform.ua/rubric-regions/3691962-pidperli-dveri-lomom-na-bukovini-svasenniki-upc-mp-ne-puskali-do-hramu-trunu-iz-zagiblim-soldatom.html" text:style-name="Internet_20_link" text:visited-style-name="Visited_20_Internet_20_Link">
<text:span text:style-name="T4">
 UOC </text:span>
</text:a>
It is known that the Holy Trinity Church is an Orthodox Church in Lviv on Anatonovich Street, 100. It belongs to the UOC MP. The liturgy in the temple is conducted by the Church Slavonic. In 1994, the priest of the Diocese of Lviv Vladimirhabur received the blessing of Russian Archimandrite John(Kesttyankin)For the construction of a new Holy Trinity Temple in 2002, in the former Kinescope Territorial Territory, which in the Soviet period produced television tubes, kinescopes and defense products.</text:p>
      <text:p text:style-name="P4">
The Holy Trinity Parish of the UOC-MP has been rented to the first floor of the building under the Church of the Holy Trinity since 2002. The new temple was equipped under the care(UPC MP)Archimandrite Demetrius(Shevkenika).Перше богослужіння було проведене 11 квітня 2004 року, а з 2007 рокубогослужіння стали щоденними. При храмі була відкрита недільна школа,облаштовані бібліотека і церковний крам. У 2009 році був зібраний новийіконостас, завершено облаштування проскурки. Для тимчасової дзвіниці храму вЯрославлі (Russia)Ten bells were cast.</text:p>
      <text:p text:style-name="P4">
<text:span text:style-name="T4">
 Read also: </text:span>
 <text:a xlink:type="simple" xlink:href="https://www.ukrinform.ua/rubric-regions/3691903-u-lvovi-rozgorilisa-svarki-pid-hramom-upc-mp-so-perejsov-do-pcu.html" text:style-name="Internet_20_link" text:visited-style-name="Visited_20_Internet_20_Link">
<text:span text:style-name="T4">
 UOC </text:span>
</text:a>
</text:p>
      <text:p text:style-name="P4">
“Now this is the situation in society, such enmity with what is happening, so I prefer to terminate the lease. The premises are sealed, ”Dunaeva said.</text:p>
      <text:p text:style-name="P4">
As reported by Ukrinform, <text:a xlink:type="simple" xlink:href="https://www.ukrinform.ua/rubric-regions/3691813-gromada-lvivskogo-kafedralnogo-soboru-upc-mp-perejsla-do-pcu.html" text:style-name="Internet_20_link" text:visited-style-name="Visited_20_Internet_20_Link">
</text:a>
. On April 5, a prayer service took place in the Cathedral in Ukrainian. And also the community, together with the clergymen, performed the anthem of Ukraine.</text:p>
      <text:p text:style-name="P4">
News Source: <text:a xlink:type="simple" xlink:href="https://www.ukrinform.ua/rubric-regions/3692083-u-lvovi-vlasnica-primisen-cerkvi-upc-mp-rozirvala-dogovir-orendi.html" text:style-name="Internet_20_link" text:visited-style-name="Visited_20_Internet_20_Link">
https://www.ukrinform.ua/rubric-regions/3692083-u-lvovi-vlasnica-primisen-cerkvi-upc-mp-rozirvala-dogovir-orendi.html</text:a>
</text:p>
      <!--NEWS-->
      <text:h text:style-name="P10" text:outline-level="1">
<text:span text:style-name="T4">
Sudakov and Shakhtar signed a new contract</text:span>
</text:h>
      <text:p text:style-name="P4">
Authors: Ukrinform (Person)</text:p>
      <text:p text:style-name="P4">
Publisher: Укринформ (Organization)</text:p>
      <text:p text:style-name="P4">
Published Time: 2023-04-05T18:38:00+03:00</text:p>
      <text:p text:style-name="P4">
Modified Time: 2023-04-05T18:38:00+03:00</text:p>
      <text:p text:style-name="P4">
Description: Shakhtar Donetsk informed about the new contract of midfielder Georgy Sudakov. - Ukrinform.</text:p>
      <text:p text:style-name="P4">
Images: ["<text:a xlink:type="simple" xlink:href="https://static.ukrinform.com/photos/2023_04/thumb_files/630_360_1680708541-142.jpg" text:style-name="Internet_20_link" text:visited-style-name="Visited_20_Internet_20_Link">
630_360_16807...</text:a>
"]</text:p>
      <text:p text:style-name="P4">
Tags: ['Футбол', 'Шахтар']</text:p>
      <text:p text:style-name="P4">
Type: Article</text:p>
      <!--METADATA-->
      <text:p text:style-name="P4">
<draw:frame draw:style-name="fr1" draw:name="Image178" text:anchor-type="as-char" svg:width="6.9236in" svg:height="3.956343in" draw:z-index="0">
<draw:image xlink:href="../Images/yкринформ/2023-04-05T18-38-00-03-00/630_360_1680708541-142.jpg" xlink:type="simple" xlink:show="embed" xlink:actuate="onLoad" draw:mime-type="image/jpeg"/>
</draw:frame>
Shakhtar Donetsk informed about the new contract of midfielder Georgy Sudakov.</text:p>
      <text:p text:style-name="P4">
As reports <text:a xlink:type="simple" xlink:href="https://twitter.com/FCShakhtar/status/1643630726783352842" text:style-name="Internet_20_link" text:visited-style-name="Visited_20_Internet_20_Link">
</text:a>
The Pitmen, the contract, now ends in mid -2028, Ukrinform reports.</text:p>
      <text:p text:style-name="P4">
Sudakov is a pupil of the club Academy, has been in Shakhtar since 2017. He debut for his first team in 2020, managed to hold 56 matches, scored 8 -mets and made 10 productive programs. He became the winner of the Super Kubka Ukraine-2021.</text:p>
      <text:p text:style-name="P4">
<text:span text:style-name="T4">
 Read also: </text:span>
 <text:a xlink:type="simple" xlink:href="https://www.ukrinform.ua/rubric-sports/3691798-sudakov-sered-najdorozcih-molodih-gravciv-aki-graut-ne-v-top5-ligah.html" text:style-name="Internet_20_link" text:visited-style-name="Visited_20_Internet_20_Link">
</text:a>
We will add that the 20-year-old player this season spent 28 matches, scored 3 goals with 9 assistants. He played 4 matches in the national team of Ukraine.</text:p>
      <text:p text:style-name="P4">
Photo: Getty Images/Global Images Ukraine.</text:p>
      <text:p text:style-name="P4">
News Source: <text:a xlink:type="simple" xlink:href="https://www.ukrinform.ua/rubric-sports/3692086-sudakov-i-sahtar-pidpisali-novij-kontrakt.html" text:style-name="Internet_20_link" text:visited-style-name="Visited_20_Internet_20_Link">
https://www.ukrinform.ua/rubric-sports/3692086-sudakov-i-sahtar-pidpisali-novij-kontrakt.html</text:a>
</text:p>
      <!--NEWS-->
      <text:h text:style-name="P10" text:outline-level="1">
<text:span text:style-name="T4">
Latvia returned compulsory military service</text:span>
</text:h>
      <text:p text:style-name="P4">
Authors: Ukrinform (Person)</text:p>
      <text:p text:style-name="P4">
Publisher: Укринформ (Organization)</text:p>
      <text:p text:style-name="P4">
Published Time: 2023-04-05T18:39:00+03:00</text:p>
      <text:p text:style-name="P4">
Modified Time: 2023-04-05T18:39:00+03:00</text:p>
      <text:p text:style-name="P4">
Description: The Latvian Parliament approved in the third, final reading the law on the introduction of the State Defense Service and related to the projections of other normative acts. A system in which the service in the national armed forces is introduced. - Ukrinform.</text:p>
      <text:p text:style-name="P4">
Images: ["<text:a xlink:type="simple" xlink:href="https://static.ukrinform.com/photos/2023_04/thumb_files/630_360_1680699781-104.jpg" text:style-name="Internet_20_link" text:visited-style-name="Visited_20_Internet_20_Link">
630_360_16806...</text:a>
"]</text:p>
      <text:p text:style-name="P4">
Tags: ['Латвія', 'Призов', 'Сейм']</text:p>
      <text:p text:style-name="P4">
Type: Article</text:p>
      <!--METADATA-->
      <text:p text:style-name="P4">
<draw:frame draw:style-name="fr1" draw:name="Image179" text:anchor-type="as-char" svg:width="6.9236in" svg:height="3.956343in" draw:z-index="0">
<draw:image xlink:href="../Images/yкринформ/2023-04-05T18-39-00-03-00/630_360_1680699781-104.jpg" xlink:type="simple" xlink:show="embed" xlink:actuate="onLoad" draw:mime-type="image/jpeg"/>
</draw:frame>
The Latvian Parliament approved in the third, final reading the law of proposition of the state defense service and related to other norms. A system is introduced in which the service in the national armory forces is mandatory.</text:p>
      <text:p text:style-name="P4">
About it reports Ukrinform with reference to <text:a xlink:type="simple" xlink:href="https://www.saeima.lv/lv/aktualitates/saeimas-zinas/32112-ievies-valsts-aizsardzibas-dienestu" text:style-name="Internet_20_link" text:visited-style-name="Visited_20_Internet_20_Link">
</text:a>
.</text:p>
      <text:p text:style-name="P4">
It is envisaged that the first conscription to the ranks of the NSS military personnel will be constructed, recruits will begin service on July 1 this year.</text:p>
      <text:p text:style-name="P4">
According to the bill, national defense will call for man aged 18 to 27 years. In addition, Latvia citizens are 18-27 years old, and women and women have the right to apply voluntarily.</text:p>
      <text:p text:style-name="P4">
<text:span text:style-name="T4">
 Read also: </text:span>
 <text:a xlink:type="simple" xlink:href="https://www.ukrinform.ua/rubric-world/3691572-u-latvii-zatrimali-prorosijskogo-aktivista-akij-ohoronav-radanski-pamatniki.html" text:style-name="Internet_20_link" text:visited-style-name="Visited_20_Internet_20_Link">
<text:span text:style-name="T4">
 Latvi </text:span>
</text:a>
The law defines a number of exceptions when calling for conscript military service can be delayed. There are also some cases where the decision is taken to prove for service.</text:p>
      <text:p text:style-name="P4">
During the conscription for the conscript military service of the country, the country will be planned to be considered as a priority to the citizens who have announced. On the other hand, to complete the missing part of the set, it is planned to use random selection - in proportion to the number of citizens subject to military service, in each area. It is planned that by 2027 citizens who resided abroad and informed the Latvian administration for citizenship and migration about their residence with a foreign state will not call for conscript military service.</text:p>
      <text:p text:style-name="P4">
<text:span text:style-name="T4">
 Read also: </text:span>
 <text:a xlink:type="simple" xlink:href="https://www.ukrinform.ua/rubric-society/3690735-latvia-organizue-kurs-psihologicnoi-pidtrimki-dla-ukrainskih-prikordonnikiv.html" text:style-name="Internet_20_link" text:visited-style-name="Visited_20_Internet_20_Link">
<text:span text:style-name="T4">
 latv </text:span>
</text:a>
The law provides for a warning or a fine of up to 350 euros for non -arrogant reasons for the assigned inspections at the place and time specified by the Ministry of Defense. On the other hand, for evasion of the passage service, it is envisaged to be held accountable in the manner prescribed by criminal law.</text:p>
      <text:p text:style-name="P4">
Photo: wikimedia.org</text:p>
      <text:p text:style-name="P4">
News Source: <text:a xlink:type="simple" xlink:href="https://www.ukrinform.ua/rubric-world/3691984-u-latvii-povernuli-obovazkovu-vijskovu-sluzbu.html" text:style-name="Internet_20_link" text:visited-style-name="Visited_20_Internet_20_Link">
https://www.ukrinform.ua/rubric-world/3691984-u-latvii-povernuli-obovazkovu-vijskovu-sluzbu.html</text:a>
</text:p>
      <!--NEWS-->
      <text:h text:style-name="P10" text:outline-level="1">
<text:span text:style-name="T4">
Refusal is impossible: Vereshchuk about forced evacuation of children from 21 settlements of Donetsk region</text:span>
</text:h>
      <text:p text:style-name="P4">
Authors: Ukrinform (Person)</text:p>
      <text:p text:style-name="P4">
Publisher: Укринформ (Organization)</text:p>
      <text:p text:style-name="P4">
Published Time: 2023-04-05T18:41:00+03:00</text:p>
      <text:p text:style-name="P4">
Modified Time: 2023-04-05T18:41:00+03:00</text:p>
      <text:p text:style-name="P4">
Description: Members of the coordination headquarters on compulsory evacuation of the population in the conditions of martial law supported the initiative of the Donetsk Ova to declare compulsory evacuation of children from 21 settlements of Donetsk region, where the security situation remains difficult. - Ukrinform.</text:p>
      <text:p text:style-name="P4">
Images: ["<text:a xlink:type="simple" xlink:href="https://static.ukrinform.com/photos/2023_01/thumb_files/630_360_1673897824-865.png" text:style-name="Internet_20_link" text:visited-style-name="Visited_20_Internet_20_Link">
630_360_16738...</text:a>
"]</text:p>
      <text:p text:style-name="P4">
Tags: ['Діти', 'Донеччина', 'Евакуація', 'Війна з росією', 'Єдині новини']</text:p>
      <text:p text:style-name="P4">
Type: Article</text:p>
      <!--METADATA-->
      <text:p text:style-name="P4">
<draw:frame draw:style-name="fr1" draw:name="Image180" text:anchor-type="as-char" svg:width="6.9236in" svg:height="3.956343in" draw:z-index="0">
<draw:image xlink:href="../Images/yкринформ/2023-04-05T18-41-00-03-00/630_360_1673897824-865.png" xlink:type="simple" xlink:show="embed" xlink:actuate="onLoad" draw:mime-type="image/png"/>
</draw:frame>
The members of the coordination headquarters on compulsory evacuation of the population of the martial law supported the initiative of the Donetsk Ova on the declaration of obligatory evacuation of children from 21 settlements of Donetsk region, where the secretion remains difficult.</text:p>
      <text:p text:style-name="P4">
Irina Vereshchuk said about it Viceremier -Minister - Minister of Reintegration of Temporarily -Coupled Territories on the air of the Uninity, Ukrinform reports.</text:p>
      <text:p text:style-name="P4">
“Yesterday a meeting of the coordination headquarters under my leadership took place. Myexologically, the initiative of the head of the Ova Donetsk region and agreed to apply forced evacuation from the next 21 settlements. I now have to Avdiivka, and other settlements, from which children will urgently be removed, ”Vereshchuk said.</text:p>
      <text:p text:style-name="P4">
<text:span text:style-name="T5">
Viso: Telearaphone “Single News” .</text:span>
</text:p>
      <text:p text:style-name="P4">
The head of the Ministry of Reintegration added that in this case the refusal would be impossible.</text:p>
      <text:p text:style-name="P4">
She also spoke about the tragedy that happened a few days ago. Two people were killed in 2022, a child of 2022. On the eve of the police again persuaded a mammalian boy to leave the city, but also refused. “Actually, the mamaditin who died,(was evacuated - ed.)I will return to Donavdiivka, you see what misery. Therefore, we respond promptly to such things, if parents do not understand ourselves, ”Viceremier added.</text:p>
      <text:p text:style-name="P4">
<text:span text:style-name="T4">
 Read also: </text:span>
 <text:a xlink:type="simple" xlink:href="https://www.ukrinform.ua/rubric-society/3691595-veresuk-rekomendue-ukraincam-timcasovo-viihati-z-tot-do-tretih-krain.html" text:style-name="Internet_20_link" text:visited-style-name="Visited_20_Internet_20_Link">
<text:span text:style-name="T4">
 Vereshchuk </text:span>
</text:a>
Vereshchuk noted that there are no such cases where the parents are returned to children in the future after they have been taken to more in more places, appropriate decisions will be made. For example, as the head of the Kherson Regional Military Administration Alexander Proprokudin made a decision to ban the entry of families from <text:a xlink:type="simple" xlink:href="https://www.ukrinform.ua/tag-diti" text:style-name="Internet_20_link" text:visited-style-name="Visited_20_Internet_20_Link">
</text:a>
to the places where the fighting is conducted.</text:p>
      <text:p text:style-name="P4">
The official once again stressed that children should not be where it is dangerous.</text:p>
      <text:p text:style-name="P4">
News Source: <text:a xlink:type="simple" xlink:href="https://www.ukrinform.ua/rubric-regions/3692088-vidmova-nemozliva-veresuk-pro-primusovu-evakuaciu-ditej-z-21-naselenogo-punktu-doneccini.html" text:style-name="Internet_20_link" text:visited-style-name="Visited_20_Internet_20_Link">
https://www.ukrinform.ua/rubric-regions/3692088-vidmova-nemozliva-veresuk-pro-primusovu-evakuaciu-ditej-z-21-naselenogo-punktu-doneccini.html</text:a>
</text:p>
      <!--NEWS-->
      <text:h text:style-name="P10" text:outline-level="1">
<text:span text:style-name="T4">
Germany provided Ukraine with 800 tons of transformer oil</text:span>
</text:h>
      <text:p text:style-name="P4">
Authors: Ukrinform (Person)</text:p>
      <text:p text:style-name="P4">
Publisher: Укринформ (Organization)</text:p>
      <text:p text:style-name="P4">
Published Time: 2023-04-05T18:42:00+03:00</text:p>
      <text:p text:style-name="P4">
Modified Time: 2023-04-05T18:42:00+03:00</text:p>
      <text:p text:style-name="P4">
Description: Germany has delivered 800 tons of transformer oil to the liberated and frontier areas for stable energy supply of Ukraine. - Ukrinform.</text:p>
      <text:p text:style-name="P4">
Images: ["<text:a xlink:type="simple" xlink:href="https://static.ukrinform.com/photos/2023_04/thumb_files/630_360_1680709338-888.jpg" text:style-name="Internet_20_link" text:visited-style-name="Visited_20_Internet_20_Link">
630_360_16807...</text:a>
"]</text:p>
      <text:p text:style-name="P4">
Tags: ['Німеччина', 'допомога', 'Війна з росією']</text:p>
      <text:p text:style-name="P4">
Type: Article</text:p>
      <!--METADATA-->
      <text:p text:style-name="P4">
<draw:frame draw:style-name="fr1" draw:name="Image181" text:anchor-type="as-char" svg:width="6.9236in" svg:height="3.956343in" draw:z-index="0">
<draw:image xlink:href="../Images/yкринформ/2023-04-05T18-42-00-03-00/630_360_1680709338-888.jpg" xlink:type="simple" xlink:show="embed" xlink:actuate="onLoad" draw:mime-type="image/jpeg"/>
</draw:frame>
Germanyada was in the liberated and frontier areas of 800 tons of transformer olivel of stable energy supply of Ukraine.</text:p>
      <text:p text:style-name="P4">
This was reported in <text:a xlink:type="simple" xlink:href="https://twitter.com/GermanyinUA/status/1643625400466128898" text:style-name="Internet_20_link" text:visited-style-name="Visited_20_Internet_20_Link">
</text:a>
 <text:a xlink:type="simple" xlink:href="https://twitter.com/GermanyinUA/status/1643625400466128898" text:style-name="Internet_20_link" text:visited-style-name="Visited_20_Internet_20_Link">
</text:a>
Embassy in Ukraine, reports Ukrinform.</text:p>
      <text:p text:style-name="P4">
“We help stabilize Ukraine's energy: <text:a xlink:type="simple" xlink:href="https://www.ukrinform.ua/tag-nimeccina" text:style-name="Internet_20_link" text:visited-style-name="Visited_20_Internet_20_Link">
</text:a>
She delivered 43 trucks with 800 tons of transformer oil for Energoatom, Ukrenergo and Chernihivoblenergo to the liberated and frontier.</text:p>
      <text:p text:style-name="Quotations">

<text:p text:style-name="P4">
We help stabilize the energy supply of Ukraine: 🇩🇪 Brought 43 trucks with 800 tons of transformer oil for&gt;
 [] <text:a xlink:type="simple" xlink:href="https://twitter.com/energoatom_ua" text:style-name="Internet_20_link" text:visited-style-name="Visited_20_Internet_20_Link">
</text:a>
 <text:a xlink:type="simple" xlink:href="https://twitter.com/NPCUkrenergo" text:style-name="Internet_20_link" text:visited-style-name="Visited_20_Internet_20_Link">
&gt;
 </text:a>
and&gt;
 Chernihivoblenergo. <text:a xlink:type="simple" xlink:href="https://twitter.com/hashtag/StandWithUkraine" text:style-name="Internet_20_link" text:visited-style-name="Visited_20_Internet_20_Link">
&gt;
</text:a>
&gt;
 <text:a xlink:type="simple" xlink:href="https://t.co/Y4GKnzohIf" text:style-name="Internet_20_link" text:visited-style-name="Visited_20_Internet_20_Link">
 </text:a>
&gt;
&gt;
 - Embassy of Germany(@GermanyinUA) <text:a xlink:type="simple" xlink:href="https://twitter.com/GermanyinUA/status/1643625400466128898" text:style-name="Internet_20_link" text:visited-style-name="Visited_20_Internet_20_Link">
&gt;
 </text:a>
<text:span text:style-name="T4">
 Read also: </text:span>
 <text:a xlink:type="simple" xlink:href="https://www.ukrinform.ua/rubric-vidbudova/3691634-ukraina-i-nimeccina-posiluut-spivpracu-dla-zelenogo-vidnovlenna.html" text:style-name="Internet_20_link" text:visited-style-name="Visited_20_Internet_20_Link">
<text:span text:style-name="T4">
 German </text:span>
</text:a>
As it was reported, Ukraine and Germany signed a statement on expansion of energy partnership for the "green" restoration and reconstruction of Ukrainian energy.</text:p>

</text:p>
      <text:p text:style-name="P4">
<text:span text:style-name="T5">
Foto: Embassy of Germany</text:span>
</text:p>
      <text:p text:style-name="P4">
News Source: <text:a xlink:type="simple" xlink:href="https://www.ukrinform.ua/rubric-society/3692089-nimeccina-nadala-ukraini-800-tonn-transformatornoi-olivi.html" text:style-name="Internet_20_link" text:visited-style-name="Visited_20_Internet_20_Link">
https://www.ukrinform.ua/rubric-society/3692089-nimeccina-nadala-ukraini-800-tonn-transformatornoi-olivi.html</text:a>
</text:p>
      <!--NEWS-->
      <text:h text:style-name="P10" text:outline-level="1">
<text:span text:style-name="T4">
In Kiev presented the project "#I really_istoria", which will debunk the pro -Kremlin narratives</text:span>
</text:h>
      <text:p text:style-name="P4">
Authors: Ukrinform (Person)</text:p>
      <text:p text:style-name="P4">
Publisher: Укринформ (Organization)</text:p>
      <text:p text:style-name="P4">
Published Time: 2023-04-05T18:46:52+03:00</text:p>
      <text:p text:style-name="P4">
Modified Time: 2023-04-05T18:46:52+03:00</text:p>
      <text:p text:style-name="P4">
Description: In Kiev, the presentation of the first pilot issue of the project "#in fact_historia", which will debunk the historical pro -Kremlin narratives. - Ukrinform.</text:p>
      <text:p text:style-name="P4">
Images: ["<text:a xlink:type="simple" xlink:href="https://static.ukrinform.com/photos/2023_04/thumb_files/630_360_1680709235-499.jpg" text:style-name="Internet_20_link" text:visited-style-name="Visited_20_Internet_20_Link">
630_360_16807...</text:a>
", "<text:a xlink:type="simple" xlink:href="https://static.ukrinform.com/photos/2023_04/1680708871-514.jpg" text:style-name="Internet_20_link" text:visited-style-name="Visited_20_Internet_20_Link">
1680708871-51...</text:a>
", "<text:a xlink:type="simple" xlink:href="https://static.ukrinform.com/photos/2023_04/1680708915-872.jpg" text:style-name="Internet_20_link" text:visited-style-name="Visited_20_Internet_20_Link">
1680708915-87...</text:a>
", "<text:a xlink:type="simple" xlink:href="https://static.ukrinform.com/photos/2023_04/1680709017-997.jpg" text:style-name="Internet_20_link" text:visited-style-name="Visited_20_Internet_20_Link">
1680709017-99...</text:a>
"]</text:p>
      <text:p text:style-name="P4">
Tags: ['Фейк', 'Укрінформ', 'Війна з росією']</text:p>
      <text:p text:style-name="P4">
Type: Article</text:p>
      <!--METADATA-->
      <text:p text:style-name="P4">
<draw:frame draw:style-name="fr1" draw:name="Image182" text:anchor-type="as-char" svg:width="6.9236in" svg:height="3.956343in" draw:z-index="0">
<draw:image xlink:href="../Images/yкринформ/2023-04-05T18-46-52-03-00/630_360_1680709235-499.jpg" xlink:type="simple" xlink:show="embed" xlink:actuate="onLoad" draw:mime-type="image/jpeg"/>
</draw:frame>
In Kiev, the presentation of the first pilot issue of the project "#in fact_istoria", which will debunk the historical pro -Kremlin narratives.</text:p>
      <text:p text:style-name="P4">
The presentation of the project was held in Ukrinform, the agency correspondent reports.</text:p>
      <text:p text:style-name="P4">
"Knowledge of history is an opportunity to counteract fakes and narratives, and the ability to use a story as weapons. Especially at this moment, when our country uses such a strong enemy," said Pavel Fedorov, Director of the GS "Consorty of the East" East.</text:p>
      <text:p text:style-name="P4">
<draw:frame draw:style-name="fr1" draw:name="Image183" text:anchor-type="as-char" svg:width="6.9236in" svg:height="4.615733in" draw:z-index="0">
<draw:image xlink:href="../Images/yкринформ/2023-04-05T18-46-52-03-00/1680708871-514.jpg" xlink:type="simple" xlink:show="embed" xlink:actuate="onLoad" draw:mime-type="image/jpeg"/>
</draw:frame>
He noted that the project is designed for a different age -old audience, which is interested in a history.</text:p>
      <text:p text:style-name="P4">
<text:span text:style-name="T4">
 Read also: </text:span>
 <text:a xlink:type="simple" xlink:href="https://www.ukrinform.ua/rubric-kyiv/3684331-v-ukrinformi-projsov-trening-prisvacenij-etici-roboti-z-zertvami-ta-svidkami-voennih-zlociniv.html" text:style-name="Internet_20_link" text:visited-style-name="Visited_20_Internet_20_Link">
<text:span text:style-name="T4">
 Ukrinform </text:span>
 <text:span text:style-name="T4">
 passed </text:span>
 <text:span text:style-name="T4">
 Training </text:span>
 <text:span text:style-name="T4">
 devoted to </text:span>
<text:span text:style-name="T4">
 ethics </text:span>
 <text:span text:style-name="T4">
 </text:span>
 <text:span text:style-name="T4">
 </text:span>
 <text:span text:style-name="T4">
 victims </text:span>
 <text:span text:style-name="T4">
 </text:span>
 <text:span text:style-name="T4">
 </text:span>
 <text:span text:style-name="T4">
 </text:span>
 <text:span text:style-name="T4">
 </text:span>
 <text:span text:style-name="T4">
 </text:span>
 <text:span text:style-name="T4">
 </text:span>
 <text:span text:style-name="T4">
 Military </text:span>
 <text:span text:style-name="T4">
 Crimes </text:span>
</text:a>
Vladakimenko, the director of the New-News Agency "News of Veterans", noted that all Russian history was primarily built in order to support the internal policy of the Russian tsars and then the heads of the Soviet Empire. According to him, nothing could start with a viral field without agreement and control.</text:p>
      <text:p text:style-name="P4">
<draw:frame draw:style-name="fr1" draw:name="Image184" text:anchor-type="as-char" svg:width="6.9236in" svg:height="4.615733in" draw:z-index="0">
<draw:image xlink:href="../Images/yкринформ/2023-04-05T18-46-52-03-00/1680708915-872.jpg" xlink:type="simple" xlink:show="embed" xlink:actuate="onLoad" draw:mime-type="image/jpeg"/>
</draw:frame>
The first pilot issue of the project will be devoted to a religious theme.</text:p>
      <text:p text:style-name="P4">
"Considering what is happening today on the streets that is happening in the Kcafedral Cathedral of Ukraine, which is happening in the center of the capital - the Kiev -Pechersk Lavra, I once again realized how much we were not mistaken with the pilot projected. We know that in Russia enormous experience in that In order to instant the religion for the spread of their influences. Well, the prostate.</text:p>
      <text:p text:style-name="P4">
<text:span text:style-name="T4">
 Read also: </text:span>
 <text:a xlink:type="simple" xlink:href="https://www.ukrinform.ua/rubric-ato/3691053-rosijskobiloruski-suri-v-adernij-pastci-dajdzest-propagandi-za-31-berezna-2-kvitna.html" text:style-name="Internet_20_link" text:visited-style-name="Visited_20_Internet_20_Link">
</text:a>
Olga Guzhva, the head of the voice of Ukraine, noted that the project "#I really_istoria" is not about history, but about manipulation of history.</text:p>
      <text:p text:style-name="P4">
<draw:frame draw:style-name="fr1" draw:name="Image185" text:anchor-type="as-char" svg:width="6.9236in" svg:height="4.615733in" draw:z-index="0">
<draw:image xlink:href="../Images/yкринформ/2023-04-05T18-46-52-03-00/1680709017-997.jpg" xlink:type="simple" xlink:show="embed" xlink:actuate="onLoad" draw:mime-type="image/jpeg"/>
</draw:frame>
</text:p>
      <text:p text:style-name="P4">
"If we are able to, and we are supported by partners, if we are interested in spreading content in English, then we will do it, spread, translate, because it is an urgent problem," Guzhva added.</text:p>
      <text:p text:style-name="P4">
The first issue of the project is planned to be published on April 6 on the YouTube channel of Ukrinform. In general, the organizers of the program plan to create issues once a month.</text:p>
      <text:p text:style-name="P4">
News Source: <text:a xlink:type="simple" xlink:href="https://www.ukrinform.ua/rubric-society/3692090-u-kievi-prezentuvali-proekt-naspravdiistoria-akij-rozvincuvatime-prokremlivski-narativi.html" text:style-name="Internet_20_link" text:visited-style-name="Visited_20_Internet_20_Link">
https://www.ukrinform.ua/rubric-society/3692090-u-kievi-prezentuvali-proekt-naspravdiistoria-akij-rozvincuvatime-prokremlivski-narativi.html</text:a>
</text:p>
      <!--NEWS-->
      <text:h text:style-name="P10" text:outline-level="1">
<text:span text:style-name="T4">
Ukraine and Poland will open a new railway transition - Moravetsky</text:span>
</text:h>
      <text:p text:style-name="P4">
Authors: Ukrinform (Person)</text:p>
      <text:p text:style-name="P4">
Publisher: Укринформ (Organization)</text:p>
      <text:p text:style-name="P4">
Published Time: 2023-04-05T18:53:00+03:00</text:p>
      <text:p text:style-name="P4">
Modified Time: 2023-04-05T18:53:00+03:00</text:p>
      <text:p text:style-name="P4">
Description: Ukraine and Poland will open a new railway border crossing. - Ukrinform.</text:p>
      <text:p text:style-name="P4">
Images: ["<text:a xlink:type="simple" xlink:href="https://static.ukrinform.com/photos/2023_04/thumb_files/630_360_1680705018-311.jpg" text:style-name="Internet_20_link" text:visited-style-name="Visited_20_Internet_20_Link">
630_360_16807...</text:a>
"]</text:p>
      <text:p text:style-name="P4">
Tags: ['Польща', 'Україна', 'Кордон', 'Моравецький']</text:p>
      <text:p text:style-name="P4">
Type: Article</text:p>
      <!--METADATA-->
      <text:p text:style-name="P4">
<draw:frame draw:style-name="fr1" draw:name="Image186" text:anchor-type="as-char" svg:width="6.9236in" svg:height="3.956343in" draw:z-index="0">
<draw:image xlink:href="../Images/yкринформ/2023-04-05T18-53-00-03-00/630_360_1680705018-311.jpg" xlink:type="simple" xlink:show="embed" xlink:actuate="onLoad" draw:mime-type="image/jpeg"/>
</draw:frame>
Ukraine of Tapolshcha will open a new railway border crossing.</text:p>
      <text:p text:style-name="P4">
According to the Ukrinform correspondent, the Prime Minister Porosimateush Moravetsky stated this during a joint press conference with President of Ukraine President Zelensky in Warsaw.</text:p>
      <text:p text:style-name="P4">
"We are opening a new railway crossing. And this is also a more evident cooperation," he said.</text:p>
      <text:p text:style-name="P4">
According to Moravetsky, during negotiations with the Ukrainian delegation, "difficult topics related to this heroic struggle were discussed(Ukrainian people against Russian invaders - ed.), and with the problems we have in the Polish market, with Ukrainian grain, with Ukrainian farm goods. "</text:p>
      <text:p text:style-name="P4">
<text:span text:style-name="T4">
 Read also: </text:span>
 <text:a xlink:type="simple" xlink:href="https://www.ukrinform.ua/rubric-polytics/3692018-polsa-ta-ukraina-pracuut-nad-novim-dogovorom-pro-dobrosusidstvo-duda.html" text:style-name="Internet_20_link" text:visited-style-name="Visited_20_Internet_20_Link">
</text:a>
"We have also talked about it and suggested that we will implement good decisions that are quickly implementing," the head of the Polish government added.</text:p>
      <text:p text:style-name="P4">
President Volodymyr Zelensky, for his part, informed that he spoke to the Polish government to open a new railway connection of Kiev-Warsaw through Rava-Rus.</text:p>
      <text:p text:style-name="P4">
"We expect that the connection will work full in the coming months," Zelensky said.</text:p>
      <text:p text:style-name="P4">
As it was reported, the President <text:a xlink:type="simple" xlink:href="https://www.ukrinform.ua/tag-zelenskij" text:style-name="Internet_20_link" text:visited-style-name="Visited_20_Internet_20_Link">
</text:a>
Together with his wife, on April 5, he is on an official visit to Poland.</text:p>
      <text:p text:style-name="P4">
<text:span text:style-name="T5">
Foto: op</text:span>
</text:p>
      <text:p text:style-name="P4">
News Source: <text:a xlink:type="simple" xlink:href="https://www.ukrinform.ua/rubric-economy/3692096-ukraina-ta-polsa-vidkriut-novij-zaliznicnij-perehid-moraveckij.html" text:style-name="Internet_20_link" text:visited-style-name="Visited_20_Internet_20_Link">
https://www.ukrinform.ua/rubric-economy/3692096-ukraina-ta-polsa-vidkriut-novij-zaliznicnij-perehid-moraveckij.html</text:a>
</text:p>
      <!--NEWS-->
      <text:h text:style-name="P10" text:outline-level="1">
<text:span text:style-name="T4">
In Kharkiv region, a 16-year-old guy exploded on an explosive</text:span>
</text:h>
      <text:p text:style-name="P4">
Authors: Ukrinform (Person)</text:p>
      <text:p text:style-name="P4">
Publisher: Укринформ (Organization)</text:p>
      <text:p text:style-name="P4">
Published Time: 2023-04-05T18:55:18+03:00</text:p>
      <text:p text:style-name="P4">
Modified Time: 2023-04-05T18:55:18+03:00</text:p>
      <text:p text:style-name="P4">
Description: A 16-year-old guy was being hospitalized in Kharkiv region on an unknown explosive device.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Міна', 'Харківщина']</text:p>
      <text:p text:style-name="P4">
Type: Article</text:p>
      <!--METADATA-->
      <text:p text:style-name="P4">
<draw:frame draw:style-name="fr1" draw:name="Image187" text:anchor-type="as-char" svg:width="6.9236in" svg:height="3.956343in" draw:z-index="0">
<draw:image xlink:href="../Images/yкринформ/2023-04-05T18-55-18-03-00/630_360_1654768443-794.jpg" xlink:type="simple" xlink:show="embed" xlink:actuate="onLoad" draw:mime-type="image/jpeg"/>
</draw:frame>
A 16-year-old guy was blown up on an unknown explosive device, he was hospitalized.</text:p>
      <text:p text:style-name="P4">
This was reported in <text:a xlink:type="simple" xlink:href="https://t.me/DSNS_Kharkiv/3469" text:style-name="Internet_20_link" text:visited-style-name="Visited_20_Internet_20_Link">
</text:a>
The press service of the State Emergency Service of the SES of the Ukharkiv region, reports Ukrinform.</text:p>
      <text:p text:style-name="P4">
“On April 5, another extraordinary event took place in the Kharkiv region. In the village of Novosynovo, Kupyansky district, a 16-year teenager received a Mino-redemption trauma as a result of a blast on an unknown explosive device. It was delivered to the final hospital, the state of moderate severity, no limb amputations, ” -reported in <text:a xlink:type="simple" xlink:href="https://www.ukrinform.ua/tag-dsns" text:style-name="Internet_20_link" text:visited-style-name="Visited_20_Internet_20_Link">
</text:a>
.</text:p>
      <text:p text:style-name="P4">
The department reminds again that it is necessary to strictly follow the safety measures: not to visit forests, forest strips, fields, rivers and other open spaces, especially those where the fighting was underway or occupied.</text:p>
      <text:p text:style-name="P4">
<text:span text:style-name="T4">
 Read also: </text:span>
 <text:a xlink:type="simple" xlink:href="https://www.ukrinform.ua/rubric-ato/3687395-na-harkivsini-colovik-zaginuv-naihavsi-na-vibuhovij-pristrij.html" text:style-name="Internet_20_link" text:visited-style-name="Visited_20_Internet_20_Link">
</text:a>
According to Ukrinform, according to Kharkiv OVA, 447 settlements are required in the region. According to the chief of the State Emergency Service of the State Emergency Service of the Uharkiv region Alexander Volobuyev, the density of replacement is very high.</text:p>
      <text:p text:style-name="P4">
News Source: <text:a xlink:type="simple" xlink:href="https://www.ukrinform.ua/rubric-regions/3692093-na-harkivsini-16ricnij-hlopec-pidirvavsa-na-vibuhivci.html" text:style-name="Internet_20_link" text:visited-style-name="Visited_20_Internet_20_Link">
https://www.ukrinform.ua/rubric-regions/3692093-na-harkivsini-16ricnij-hlopec-pidirvavsa-na-vibuhivci.html</text:a>
</text:p>
      <!--NEWS-->
      <text:h text:style-name="P10" text:outline-level="1">
<text:span text:style-name="T4">
Japan will provide partners in the region military equipment to enhance China's protection</text:span>
</text:h>
      <text:p text:style-name="P4">
Authors: Ukrinform (Person)</text:p>
      <text:p text:style-name="P4">
Publisher: Укринформ (Organization)</text:p>
      <text:p text:style-name="P4">
Published Time: 2023-04-05T18:56:00+03:00</text:p>
      <text:p text:style-name="P4">
Modified Time: 2023-04-05T18:56:00+03:00</text:p>
      <text:p text:style-name="P4">
Description: The Government of Japan will provide military equipment to partner countries in the region that share common values, such as the rule of law, to strengthen their defense potential against the background of China's military activity. - Ukrinform.</text:p>
      <text:p text:style-name="P4">
Images: ["<text:a xlink:type="simple" xlink:href="https://static.ukrinform.com/photos/2022_09/thumb_files/630_360_1664258482-721.jpg" text:style-name="Internet_20_link" text:visited-style-name="Visited_20_Internet_20_Link">
630_360_16642...</text:a>
"]</text:p>
      <text:p text:style-name="P4">
Tags: ['Японія', 'Китай', 'Азія']</text:p>
      <text:p text:style-name="P4">
Type: Article</text:p>
      <!--METADATA-->
      <text:p text:style-name="P4">
<draw:frame draw:style-name="fr1" draw:name="Image188" text:anchor-type="as-char" svg:width="6.9236in" svg:height="3.956343in" draw:z-index="0">
<draw:image xlink:href="../Images/yкринформ/2023-04-05T18-56-00-03-00/630_360_1664258482-721.jpg" xlink:type="simple" xlink:show="embed" xlink:actuate="onLoad" draw:mime-type="image/jpeg"/>
</draw:frame>
Government will provide military equipment to partner countries in the regional values, such as the rule of law, to strengthen their defense potential against the background of China's military activity.</text:p>
      <text:p text:style-name="P4">
According to Ukrinform, the purpose of such a step to Tokyo is to "create a safety environment favorable for Japan", reports <text:a xlink:type="simple" xlink:href="https://english.kyodonews.net/news/2023/04/14ef848217aa-japan-to-extend-equipment-to-militaries-of-like-minded-nations.html" text:style-name="Internet_20_link" text:visited-style-name="Visited_20_Internet_20_Link">
</text:a>
.</text:p>
      <text:p text:style-name="P4">
Malaysia, Philippines, Bangladesh and Fiji will be the first recipients of new grant aid.</text:p>
      <text:p text:style-name="P4">
<text:span text:style-name="T4">
 Read also: </text:span>
 <text:a xlink:type="simple" xlink:href="https://www.ukrinform.ua/rubric-society/3691939-do-akih-derzav-ukrainci-stavlatsa-najkrase-a-do-akih-najgirse.html" text:style-name="Internet_20_link" text:visited-style-name="Visited_20_Internet_20_Link">
</text:a>
The Japanese government expects that such measures will help to restrain "unilaterally to change the status quo in the Indo-Pacific region", which indicates the indigenous and its aggressive activity in regional waters.</text:p>
      <text:p text:style-name="P4">
"In addition to increased Japan's defense capability, it is important to strengthen the possibility of holding like-minded countries to ensure international peace and stability," said a spokesman for the Japanese Gorokadz Matsuno.</text:p>
      <text:p text:style-name="P4">
A new structure called "Official Security Assistance"(OSA)The basis of the goals set out in the National Security Strategy, updated by the government, Fumio Kishida, renovated by the government of the government, was created in December.</text:p>
      <text:p text:style-name="P4">
<text:span text:style-name="T4">
 Read also: </text:span>
 <text:a xlink:type="simple" xlink:href="https://www.ukrinform.ua/rubric-world/3692040-kitaj-napraviv-avianosnu-grupu-do-tajvanu.html" text:style-name="Internet_20_link" text:visited-style-name="Visited_20_Internet_20_Link">
<text:span text:style-name="T4">
 China </text:span>
</text:a>
According to OSA, Japan will support developing countries in the areas that are non -concealed by current official assistance programs.</text:p>
      <text:p text:style-name="P4">
The parameters of the Assistance Program to four Asian countries are planned to be reconciled.</text:p>
      <text:p text:style-name="P4">
The Japanese government also noted that they did not exclude the possibility of spreading OSAI to Ukraine and providing Kiev assistance to counteract Russian aggression.</text:p>
      <text:p text:style-name="P4">
<text:span text:style-name="T4">
 Read also: </text:span>
 <text:a xlink:type="simple" xlink:href="https://www.ukrinform.ua/rubric-polytics/3690998-aponia-zaklikala-kitaj-vidigravati-vidpovidalnu-rol-u-vreguluvanni-krizi-v-ukraini.html" text:style-name="Internet_20_link" text:visited-style-name="Visited_20_Internet_20_Link">
<text:span text:style-name="T4">
 Japan </text:span>
</text:a>
In general, OSA aims to strengthen the ability of states to conduct maritime surveillance, response to natural disasters and other forms of humanitarian aid, as well as activities related to peacekeeping operations.</text:p>
      <text:p text:style-name="P4">
The Kishida Government has provided $ 15 million in the budget for the 2023 Financial Year for OSA Financing.Photo: Getty images</text:p>
      <text:p text:style-name="P4">
News Source: <text:a xlink:type="simple" xlink:href="https://www.ukrinform.ua/rubric-world/3692095-aponia-nadast-partneram-u-regioni-vijskove-obladnanna-dla-posilenna-zahistu-vid-kitau.html" text:style-name="Internet_20_link" text:visited-style-name="Visited_20_Internet_20_Link">
https://www.ukrinform.ua/rubric-world/3692095-aponia-nadast-partneram-u-regioni-vijskove-obladnanna-dla-posilenna-zahistu-vid-kitau.html</text:a>
</text:p>
      <!--NEWS-->
      <text:h text:style-name="P10" text:outline-level="1">
<text:span text:style-name="T4">
Ukrainian military destroyed the Russian helicopter KA-52</text:span>
</text:h>
      <text:p text:style-name="P4">
Authors: Ukrinform (Person)</text:p>
      <text:p text:style-name="P4">
Publisher: Укринформ (Organization)</text:p>
      <text:p text:style-name="P4">
Published Time: 2023-04-05T18:58:22+03:00</text:p>
      <text:p text:style-name="P4">
Modified Time: 2023-04-05T18:58:22+03:00</text:p>
      <text:p text:style-name="P4">
Description: Defenders of Ukraine on the Eastern Front destroyed the Russian helicopter KA-52. - Ukrinform.</text:p>
      <text:p text:style-name="P4">
Images: ["<text:a xlink:type="simple" xlink:href="https://static.ukrinform.com/photos/2022_02/thumb_files/630_360_1646069988-471.jpg" text:style-name="Internet_20_link" text:visited-style-name="Visited_20_Internet_20_Link">
630_360_16460...</text:a>
"]</text:p>
      <text:p text:style-name="P4">
Tags: ['ЗСУ', 'Вертоліт', 'Війна з росією']</text:p>
      <text:p text:style-name="P4">
Type: Article</text:p>
      <!--METADATA-->
      <text:p text:style-name="P4">
<draw:frame draw:style-name="fr1" draw:name="Image189" text:anchor-type="as-char" svg:width="6.9236in" svg:height="3.956343in" draw:z-index="0">
<draw:image xlink:href="../Images/yкринформ/2023-04-05T18-58-22-03-00/630_360_1646069988-471.jpg" xlink:type="simple" xlink:show="embed" xlink:actuate="onLoad" draw:mime-type="image/jpeg"/>
</draw:frame>
The defenders of Ukraine on the Eastern Front destroyed the Russian helicopter KA-52.</text:p>
      <text:p text:style-name="P4">
This was reported by the press service of the Ministry of Defense in <text:a xlink:type="simple" xlink:href="https://t.me/ministry_of_defense_ua/7516" text:style-name="Internet_20_link" text:visited-style-name="Visited_20_Internet_20_Link">
</text:a>
, reports Ukrinform.</text:p>
      <text:p text:style-name="P4">
"On the Eastern Front, our warriors destroyed the Russian helicopter KA -52," - said the news.</text:p>
      <text:p text:style-name="P4">
<text:span text:style-name="T4">
 Read also: </text:span>
 <text:a xlink:type="simple" xlink:href="https://www.ukrinform.ua/rubric-ato/3691802-u-bahmuti-prikordonniki-vidbili-masnij-sturm-vagnerivciv.html" text:style-name="Internet_20_link" text:visited-style-name="Visited_20_Internet_20_Link">
</text:a>
As the agency reported earlier, defense forces _ <text:span text:style-name="T4">
 <text:a xlink:type="simple" xlink:href="https://www.ukrinform.ua/rubric-ato/3691209-sili-oboroni-znisili-vze-175-690-rosijskih-zagarbnikiv.html" text:style-name="Internet_20_link" text:visited-style-name="Visited_20_Internet_20_Link">
</text:a>
. </text:span>
 _</text:p>
      <text:p text:style-name="P4">
News Source: <text:a xlink:type="simple" xlink:href="https://www.ukrinform.ua/rubric-ato/3692094-ukrainski-vijskovi-znisili-rosijskij-vertolit-ka52.html" text:style-name="Internet_20_link" text:visited-style-name="Visited_20_Internet_20_Link">
https://www.ukrinform.ua/rubric-ato/3692094-ukrainski-vijskovi-znisili-rosijskij-vertolit-ka52.html</text:a>
</text:p>
      <!--NEWS-->
      <text:h text:style-name="P10" text:outline-level="1">
<text:span text:style-name="T4">
Finland's accession to NATO increased the restraint of Russian aggression - Blinken</text:span>
</text:h>
      <text:p text:style-name="P4">
Authors: Ukrinform (Person)</text:p>
      <text:p text:style-name="P4">
Publisher: Укринформ (Organization)</text:p>
      <text:p text:style-name="P4">
Published Time: 2023-04-05T19:02:00+03:00</text:p>
      <text:p text:style-name="P4">
Modified Time: 2023-04-05T19:02:00+03:00</text:p>
      <text:p text:style-name="P4">
Description: One of the additional factors that ensured Finland's accession to NATO is to strengthen the containment of Russian aggression and possible Kremlin plans for its expansion. - Ukrinform.</text:p>
      <text:p text:style-name="P4">
Images: ["<text:a xlink:type="simple" xlink:href="https://static.ukrinform.com/photos/2022_03/thumb_files/630_360_1647551091-634.jpg" text:style-name="Internet_20_link" text:visited-style-name="Visited_20_Internet_20_Link">
630_360_16475...</text:a>
"]</text:p>
      <text:p text:style-name="P4">
Tags: None</text:p>
      <text:p text:style-name="P4">
Type: Article</text:p>
      <!--METADATA-->
      <text:p text:style-name="P4">
<draw:frame draw:style-name="fr1" draw:name="Image190" text:anchor-type="as-char" svg:width="6.9236in" svg:height="3.956343in" draw:z-index="0">
<draw:image xlink:href="../Images/yкринформ/2023-04-05T19-02-00-03-00/630_360_1647551091-634.jpg" xlink:type="simple" xlink:show="embed" xlink:actuate="onLoad" draw:mime-type="image/jpeg"/>
</draw:frame>
One of the factors that ensured Finland's accession to NATO is to develop the containment of Russian aggression and possible Kremlin plans for its expansion.</text:p>
      <text:p text:style-name="P4">
This was stated on Wednesday during a press conference in Brussels Secretariat by Anthony Blinken, reports Ukrinform's own correspondent.</text:p>
      <text:p text:style-name="P4">
“I think it's(Finland membership in <text:a xlink:type="simple" xlink:href="https://www.ukrinform.ua/tag-nato" text:style-name="Internet_20_link" text:visited-style-name="Visited_20_Internet_20_Link">
</text:a>
-Rad.)It can have additional advantages in the sense of Russia now reflecting or expanding its aggression. The NATO restraining factor has become more shrinking, ”the US Secretary of State said.</text:p>
      <text:p text:style-name="P4">
<text:span text:style-name="T4">
 Read also: </text:span>
 <text:a xlink:type="simple" xlink:href="https://www.ukrinform.ua/rubric-world/3691693-nato-poki-ne-rozmisuvatime-bojovi-grupi-u-finlandii-bloomberg.html" text:style-name="Internet_20_link" text:visited-style-name="Visited_20_Internet_20_Link">
<text:span text:style-name="T4">
 Finland </text:span>
</text:a>
He added that the accession of Finland to the North Atlantic Alliance will also be safer, as Russian aggression against Ukraine is arousing other European countries, that they can become the next. In addition, he said, Finland, which is developed democracy and has powerful forces, strengthens the Alliance as a whole, which is also an important factor.</text:p>
      <text:p text:style-name="P4">
<text:span text:style-name="T4">
 Read also: </text:span>
 <text:a xlink:type="simple" xlink:href="https://www.ukrinform.ua/rubric-polytics/3692072-stoltenberg-nazvav-dvi-peredumovi-dla-clenstva-ukraini-v-nato.html" text:style-name="Internet_20_link" text:visited-style-name="Visited_20_Internet_20_Link">
<text:span text:style-name="T4">
 Stoltenberg </text:span>
</text:a>
As reported by Ukrinform, April 4 <text:a xlink:type="simple" xlink:href="https://www.ukrinform.ua/rubric-world/3691469-finlandia-oficijno-stala-clenom-nato.html" text:style-name="Internet_20_link" text:visited-style-name="Visited_20_Internet_20_Link">
</text:a>
.</text:p>
      <text:p text:style-name="P4">
The UK's Defense Minister Ben Volles expressed his wishes to <text:a xlink:type="simple" xlink:href="https://www.ukrinform.ua/rubric-world/3691592-volles-nehaj-finlandia-stane-urokom-dla-putina.html" text:style-name="Internet_20_link" text:visited-style-name="Visited_20_Internet_20_Link">
</text:a>
 .</text:p>
      <text:p text:style-name="P4">
News Source: <text:a xlink:type="simple" xlink:href="https://www.ukrinform.ua/rubric-world/3692097-vstup-finlandii-do-nato-posiliv-strimuvanna-rosijskoi-agresii-blinken.html" text:style-name="Internet_20_link" text:visited-style-name="Visited_20_Internet_20_Link">
https://www.ukrinform.ua/rubric-world/3692097-vstup-finlandii-do-nato-posiliv-strimuvanna-rosijskoi-agresii-blinken.html</text:a>
</text:p>
      <!--NEWS-->
      <text:h text:style-name="P10" text:outline-level="1">
<text:span text:style-name="T4">
Zelensky: Agree with Poland an important defensive package</text:span>
</text:h>
      <text:p text:style-name="P4">
Authors: Ukrinform (Person)</text:p>
      <text:p text:style-name="P4">
Publisher: Укринформ (Organization)</text:p>
      <text:p text:style-name="P4">
Published Time: 2023-04-05T19:06:00+03:00</text:p>
      <text:p text:style-name="P4">
Modified Time: 2023-04-05T19:06:00+03:00</text:p>
      <text:p text:style-name="P4">
Description: President Volodymyr Zelenskyy has announced the approval of Poland by a new defense pack. - Ukrinform.</text:p>
      <text:p text:style-name="P4">
Images: ["<text:a xlink:type="simple" xlink:href="https://static.ukrinform.com/photos/2023_04/thumb_files/630_360_1680720952-787.jpeg" text:style-name="Internet_20_link" text:visited-style-name="Visited_20_Internet_20_Link">
630_360_16807...</text:a>
", "<text:a xlink:type="simple" xlink:href="https://static.ukrinform.com/photos/2023_04/1680711445-537.jpg" text:style-name="Internet_20_link" text:visited-style-name="Visited_20_Internet_20_Link">
1680711445-53...</text:a>
", "<text:a xlink:type="simple" xlink:href="https://static.ukrinform.com/photos/2023_04/1680720953-976.jpeg" text:style-name="Internet_20_link" text:visited-style-name="Visited_20_Internet_20_Link">
1680720953-97...</text:a>
"]</text:p>
      <text:p text:style-name="P4">
Tags: ['Оборона', 'Польща', 'Зеленський', 'Війна з росією']</text:p>
      <text:p text:style-name="P4">
Type: Article</text:p>
      <!--METADATA-->
      <text:p text:style-name="P4">
<draw:frame draw:style-name="fr1" draw:name="Image191" text:anchor-type="as-char" svg:width="6.9236in" svg:height="3.956343in" draw:z-index="0">
<draw:image xlink:href="../Images/yкринформ/2023-04-05T19-06-00-03-00/630_360_1680720952-787.jpeg" xlink:type="simple" xlink:show="embed" xlink:actuate="onLoad" draw:mime-type="image/jpeg"/>
</draw:frame>
The Presidential Lordir Zelensky has announced the approval of Poland of a new defense pack.</text:p>
      <text:p text:style-name="P4">
He said this during a joint briefing with the Prime Minister of Poland's Moravtsky, Ukrinform correspondent reports.</text:p>
      <text:p text:style-name="P4">
"The new needed by our warriors is agreed right now, a defense package that protects the freedom and independence of not only Ukraine, Poland, Europe, but also all over. that here, in Warsaw, we agreed that Ukraine would give more and more power to each of our soldiers, "he said <text:a xlink:type="simple" xlink:href="https://www.ukrinform.ua/tag-zelenskij" text:style-name="Internet_20_link" text:visited-style-name="Visited_20_Internet_20_Link">
</text:a>
calling the visit and negotiations of Vpolshi "victorious".</text:p>
      <text:p text:style-name="P4">
<draw:frame draw:style-name="fr1" draw:name="Image192" text:anchor-type="as-char" svg:width="6.9236in" svg:height="3.237424in" draw:z-index="0">
<draw:image xlink:href="../Images/yкринформ/2023-04-05T19-06-00-03-00/1680711445-537.jpg" xlink:type="simple" xlink:show="embed" xlink:actuate="onLoad" draw:mime-type="image/jpeg"/>
</draw:frame>
The head of state emphasized that it is not only about support, but also a savings, including in the format of procurement, which, according to him, strengthens the defense potential of both Ukraine and Poland.</text:p>
      <text:p text:style-name="P4">
<text:span text:style-name="T5">
Video: op</text:span>
</text:p>
      <text:p text:style-name="P4">
"Today, we sign a document on the supply of Polish APC ROSOMAK, self -propelled mortars, air defense systems, in particular very effective, as a Premaster, and this is true," Perunes ", Migiv and other necessary arms," the President informed.</text:p>
      <text:p text:style-name="P4">
He also said that during the visit to Poland, the creation of joint ventures for the production of weapons and ammunition was discussed.</text:p>
      <text:p text:style-name="P4">
Later in the OP press service <text:a xlink:type="simple" xlink:href="https://www.president.gov.ua/news/prezident-ukrayini-ta-premyer-ministr-polshi-u-varshavi-pidp-82113" text:style-name="Internet_20_link" text:visited-style-name="Visited_20_Internet_20_Link">
</text:a>
that Zelensky Imoravetsky signed a letter about the intentions of cooperation on the supply of defense equipment. It is noted that the purpose of signing the letter is to ensure the constant support and strengthening of the defense capacities of the Armed Forces by acquiring Ukraine of Polish defense equipment, in particular the Rosomak BTR, self-propelled mortars "Cancer" and missiles for portable anti-aircraft missile complexes "Perun".</text:p>
      <text:p text:style-name="P4">
<draw:frame draw:style-name="fr1" draw:name="Image193" text:anchor-type="as-char" svg:width="6.9236in" svg:height="4.617948in" draw:z-index="0">
<draw:image xlink:href="../Images/yкринформ/2023-04-05T19-06-00-03-00/1680720953-976.jpeg" xlink:type="simple" xlink:show="embed" xlink:actuate="onLoad" draw:mime-type="image/jpeg"/>
</draw:frame>
<text:span text:style-name="T4">
 Read also: </text:span>
 <text:a xlink:type="simple" xlink:href="https://www.ukrinform.ua/rubric-polytics/3692016-zelenskij-obgovoriv-iz-dudou-posilenna-zsu-i-zaprosiv-polsu-dolucitisa-do-vidbudovi.html" text:style-name="Internet_20_link" text:visited-style-name="Visited_20_Internet_20_Link">
<text:span text:style-name="T4">
 Zelensky </text:span>
</text:a>
As it was reported, President Volodymyr Zelenskyy, together with his wife on April 5, reassures an official visit in Poland.</text:p>
      <text:p text:style-name="P4">
<text:span text:style-name="T5">
Foto: op</text:span>
</text:p>
      <text:p text:style-name="P4">
News Source: <text:a xlink:type="simple" xlink:href="https://www.ukrinform.ua/rubric-ato/3692100-zelenskij-pogodili-z-polseu-vazlivij-oboronnij-paket.html" text:style-name="Internet_20_link" text:visited-style-name="Visited_20_Internet_20_Link">
https://www.ukrinform.ua/rubric-ato/3692100-zelenskij-pogodili-z-polseu-vazlivij-oboronnij-paket.html</text:a>
</text:p>
      <!--NEWS-->
      <text:h text:style-name="P10" text:outline-level="1">
<text:span text:style-name="T4">
The deputy chairman of Kharkiv Ova confirmed the search of NABU in her office</text:span>
</text:h>
      <text:p text:style-name="P4">
Authors: Ukrinform (Person)</text:p>
      <text:p text:style-name="P4">
Publisher: Укринформ (Organization)</text:p>
      <text:p text:style-name="P4">
Published Time: 2023-04-05T19:08:40+03:00</text:p>
      <text:p text:style-name="P4">
Modified Time: 2023-04-05T19:08:40+03:00</text:p>
      <text:p text:style-name="P4">
Description: The deputy chairman of the Kharkiv Regional Military Administration Vita Kovalskaya confirmed the search in her office, carried out by NABU staff. - Ukrinform.</text:p>
      <text:p text:style-name="P4">
Images: ["<text:a xlink:type="simple" xlink:href="https://static.ukrinform.com/photos/2022_11/thumb_files/630_360_1669109795-901.jpg" text:style-name="Internet_20_link" text:visited-style-name="Visited_20_Internet_20_Link">
630_360_16691...</text:a>
"]</text:p>
      <text:p text:style-name="P4">
Tags: ['НАБУ', 'Харківщина', 'Синєгубов']</text:p>
      <text:p text:style-name="P4">
Type: Article</text:p>
      <!--METADATA-->
      <text:p text:style-name="P4">
<draw:frame draw:style-name="fr1" draw:name="Image194" text:anchor-type="as-char" svg:width="6.9236in" svg:height="3.956343in" draw:z-index="0">
<draw:image xlink:href="../Images/yкринформ/2023-04-05T19-08-40-03-00/630_360_1669109795-901.jpg" xlink:type="simple" xlink:show="embed" xlink:actuate="onLoad" draw:mime-type="image/jpeg"/>
</draw:frame>
Vita Kovalskaya, the deputy chairman of the Kharkiv Regional Military Administration, confirmed a search in her office, carried out by NABU staff.</text:p>
      <text:p text:style-name="P4">
Kowalskaya comment published <text:a xlink:type="simple" xlink:href="https://kharkivoda.gov.ua/news/120380" text:style-name="Internet_20_link" text:visited-style-name="Visited_20_Internet_20_Link">
</text:a>
, reports Ukrinform.</text:p>
      <text:p text:style-name="P4">
“Today, employees of the National Anti -Corruption Bureau of Ukraine have carried out investigative actions by Hop, including in my workplace. We make a maximum facilitating NABU detectives and provide all the necessary information and comprehensive support in the investigation. We do not co -operate with NABU and other anti -corruption bodies and help in their work, ”Kowalskaya said.</text:p>
      <text:p text:style-name="P4">
<text:span text:style-name="T4">
 Read also: </text:span>
 <text:a xlink:type="simple" xlink:href="https://www.ukrinform.ua/rubric-society/3691891-u-firmah-povazanih-iz-sivkovicem-prohodat-blizko-30-obsukiv.html" text:style-name="Internet_20_link" text:visited-style-name="Visited_20_Internet_20_Link">
<text:span text:style-name="T4">
 search </text:span>
</text:a>
The head of Kharkiv Ova Oleg Synigubov B <text:a xlink:type="simple" xlink:href="https://t.me/synegubov/5880" text:style-name="Internet_20_link" text:visited-style-name="Visited_20_Internet_20_Link">
</text:a>
He also pronounced events in the administration. He noted that no suspicion had not been suspected.</text:p>
      <text:p text:style-name="P4">
“As of now, no suspicions have been handed over to Hhov officials. The regional administration continues to operate in full -time mode. Appearance of any violations of the legislation, the corresponding decisions and other necessary measures will be taken immediately, ”Synugubov said.</text:p>
      <text:p text:style-name="P4">
As reported by Ukrinform, NABU confirmed that <text:a xlink:type="simple" xlink:href="https://www.ukrinform.ua/rubric-regions/3692030-u-nabu-pidtverdili-so-provodat-obsuki-u-harkivskij-vca.html" text:style-name="Internet_20_link" text:visited-style-name="Visited_20_Internet_20_Link">
</text:a>
. According to Sinogubov, investigative actions took place in some structural units of the Kharkiv Regional Military Administration, in the management of the OVA apparatus and one of the deputy chiefs.</text:p>
      <text:p text:style-name="P4">
News Source: <text:a xlink:type="simple" xlink:href="https://www.ukrinform.ua/rubric-regions/3692099-zastupnica-golovi-harkivskoi-ova-pidtverdila-obsuk-nabu-v-ii-kabineti.html" text:style-name="Internet_20_link" text:visited-style-name="Visited_20_Internet_20_Link">
https://www.ukrinform.ua/rubric-regions/3692099-zastupnica-golovi-harkivskoi-ova-pidtverdila-obsuk-nabu-v-ii-kabineti.html</text:a>
</text:p>
      <!--NEWS-->
      <text:h text:style-name="P10" text:outline-level="1">
<text:span text:style-name="T4">
The Museum of Warsaw Uprising was restarted</text:span>
</text:h>
      <text:p text:style-name="P4">
Authors: Ukrinform (Person)</text:p>
      <text:p text:style-name="P4">
Publisher: Укринформ (Organization)</text:p>
      <text:p text:style-name="P4">
Published Time: 2023-04-05T19:13:00+03:00</text:p>
      <text:p text:style-name="P4">
Modified Time: 2023-04-05T19:13:00+03:00</text:p>
      <text:p text:style-name="P4">
Description: The Museum of the Warsaw uprising was restarted by Ukrainian -language audiohyde, which now covers the entire exposition. - Ukrinform.</text:p>
      <text:p text:style-name="P4">
Images: ["<text:a xlink:type="simple" xlink:href="https://static.ukrinform.com/photos/2022_12/thumb_files/630_360_1670029315-611.jpeg" text:style-name="Internet_20_link" text:visited-style-name="Visited_20_Internet_20_Link">
630_360_16700...</text:a>
"]</text:p>
      <text:p text:style-name="P4">
Tags: ['Музей', 'Варшава', 'Олена Зеленська']</text:p>
      <text:p text:style-name="P4">
Type: Article</text:p>
      <!--METADATA-->
      <text:p text:style-name="P4">
<draw:frame draw:style-name="fr1" draw:name="Image195" text:anchor-type="as-char" svg:width="6.9236in" svg:height="3.956343in" draw:z-index="0">
<draw:image xlink:href="../Images/yкринформ/2023-04-05T19-13-00-03-00/630_360_1670029315-611.jpeg" xlink:type="simple" xlink:show="embed" xlink:actuate="onLoad" draw:mime-type="image/jpeg"/>
</draw:frame>
The museum of the uprising was restarted by a Ukrainian -language audiohyde, which now concentrates the entire exposition.</text:p>
      <text:p text:style-name="P4">
About it in <text:a xlink:type="simple" xlink:href="https://t.me/FirstLadyOfUkraine/2840" text:style-name="Internet_20_link" text:visited-style-name="Visited_20_Internet_20_Link">
</text:a>
The president's wife Olena Zelenskaya, who visited the museum with the first lady of Poland, reported Ukrinform.</text:p>
      <text:p text:style-name="P4">
"Already the 60th audiohyde in the Ukrainian language in the monuments of the world!Restarted today the audiohyde in the Museum of the Warsaw Uprising-now it is expanded to the exhibition that retains the history of the tragic attempt of the Poles to liberate Warsaw to the Warsaw Troops. Most of the city was destroyed by the Nazis then They did not kill, Stalin was already repressed, "Zelenskaya said.</text:p>
      <text:p text:style-name="P4">
<text:span text:style-name="T4">
 Read also: </text:span>
 <text:a xlink:type="simple" xlink:href="https://www.ukrinform.ua/rubric-culture/3690945-u-danii-zapustili-ukrainomovnij-audiogid-na-avtobusnih-i-covnikovih-ekskursiah.html" text:style-name="Internet_20_link" text:visited-style-name="Visited_20_Internet_20_Link">
<text:span text:style-name="T4">
 audiogide </text:span>
</text:a>
Video: _ <text:a xlink:type="simple" xlink:href="https://t.me/FirstLadyOfUkraine/2840" text:style-name="Internet_20_link" text:visited-style-name="Visited_20_Internet_20_Link">
</text:a>
_</text:p>
      <text:p text:style-name="P4">
The first lady of Ukraine is amazed at the exhibition and heroism of the Polish people, who, according to her, knows the cost of freedom too well, so without hesitation he came to the Ukrainians.</text:p>
      <text:p text:style-name="P4">
As it was reported, President Volodymyr Zelenskyy, together with his wife on April 5, reassures an official visit in Poland.</text:p>
      <text:p text:style-name="P4">
Photo: op</text:p>
      <text:p text:style-name="P4">
News Source: <text:a xlink:type="simple" xlink:href="https://www.ukrinform.ua/rubric-diaspora/3692104-u-muzei-varsavskogo-povstanna-perezapustili-ukrainomovnij-audiogid-zelenska.html" text:style-name="Internet_20_link" text:visited-style-name="Visited_20_Internet_20_Link">
https://www.ukrinform.ua/rubric-diaspora/3692104-u-muzei-varsavskogo-povstanna-perezapustili-ukrainomovnij-audiogid-zelenska.html</text:a>
</text:p>
      <!--NEWS-->
      <text:h text:style-name="P10" text:outline-level="1">
<text:span text:style-name="T4">
The Armed Forces Aviation has made 12 beats in the enemy's concentration areas</text:span>
</text:h>
      <text:p text:style-name="P4">
Authors: Ukrinform (Person)</text:p>
      <text:p text:style-name="P4">
Publisher: Укринформ (Organization)</text:p>
      <text:p text:style-name="P4">
Published Time: 2023-04-05T19:17:20+03:00</text:p>
      <text:p text:style-name="P4">
Modified Time: 2023-04-05T19:17:20+03:00</text:p>
      <text:p text:style-name="P4">
Description: </text:p>
      <text:p text:style-name="P4">
Авіація Сил Оборони За Добу Завдала 12 Ударів По Районах Зосередження Російських Загарбників. — Укрінформ.: </text:p>
      <text:p text:style-name="P4">
Images: ["<text:a xlink:type="simple" xlink:href="https://static.ukrinform.com/photos/2022_11/thumb_files/630_360_1667494999-690.jpg" text:style-name="Internet_20_link" text:visited-style-name="Visited_20_Internet_20_Link">
630_360_16674...</text:a>
"]</text:p>
      <text:p text:style-name="P4">
Tags: ['Генштаб', 'ЗСУ', 'Війна з росією', '#stoprussia']</text:p>
      <text:p text:style-name="P4">
Type: Article</text:p>
      <!--METADATA-->
      <text:p text:style-name="P4">
<draw:frame draw:style-name="fr1" draw:name="Image196" text:anchor-type="as-char" svg:width="6.9236in" svg:height="3.956343in" draw:z-index="0">
<draw:image xlink:href="../Images/yкринформ/2023-04-05T19-17-20-03-00/630_360_1667494999-690.jpg" xlink:type="simple" xlink:show="embed" xlink:actuate="onLoad" draw:mime-type="image/jpeg"/>
</draw:frame>
Aviation for a day has struck 12 beats in the areas of concentration of Russian ash.</text:p>
      <text:p text:style-name="P4">
According to Ukrinform, the General Staff of the Armed Forces of Ukraine reported in <text:a xlink:type="simple" xlink:href="https://www.facebook.com/GeneralStaff.ua/posts/pfbid02XvaP348ULJjaxc4FchgCzmoBpUUayVR6xuvTTdsgyv8kgg5earRwtyPk1VJFU4cZl" text:style-name="Internet_20_link" text:visited-style-name="Visited_20_Internet_20_Link">
</text:a>
Having published the prompt information as of 18:00 on April 5.</text:p>
      <text:p text:style-name="P4">
“Aviation of defense forces per day made 12 beats in the areas of concentration. At the same time, our defenders on the Eastern Front destroyed the Russian Ventolite KA-52. The departments of rocket troops and artillery struck 2 points of management, 2 ammunition depots, 2 positions of air defense and 4 -electronic warfare stations of the enemy, ”the General Staff was informed.</text:p>
      <text:p text:style-name="P4">
It is reported that during the day the invaders caused 3 missile and 21 aviation strikes, carried out more than 35 shelling of the reactive systems of the heating system at the positions of Ukrainian troops and the civil infrastructure of inhabited donations.</text:p>
      <text:p text:style-name="P4">
The General Staff emphasizes that the probability of the task of rocket launchers throughout Ukraine remains high.</text:p>
      <text:p text:style-name="P4">
Russian troops continue to focus the main efforts on the preservative actions on Liman, Bakhmut, Avdiiv and Marinskaya Napryamki - more than 40 hostile attacks were reflected during the day. Bakhmut, Avdiivka and Marinka remain in the epicenteric actions.</text:p>
      <text:p text:style-name="P4">
<text:span text:style-name="T4">
 Read also: </text:span>
 <text:a xlink:type="simple" xlink:href="https://www.ukrinform.ua/rubric-ato/3692094-ukrainski-vijskovi-znisili-rosijskij-vertolit-ka52.html" text:style-name="Internet_20_link" text:visited-style-name="Visited_20_Internet_20_Link">
</text:a>
On <text:span text:style-name="T4">
 Volynskyi </text:span>
, <text:span text:style-name="T4">
 Polissya </text:span>
, <text:span text:style-name="T4">
 Siversky </text:span>
 and <text:span text:style-name="T4">
 Slobozhansky Napryas </text:span>
 Operational situation without significant changes, signs of formation of the enemy's formulating groups were not detected. During the day, the enemy is fired at Turia, Leonivka and Pecheneyuga, Chernihiv region, Mid -Buda, Stukalivka, Bezsalivka and Volfine - Sumy, as well as Uda, Red Star, Veterinary, Kozaca Lopan, Lipka, Neskchyna, Zibyne and Bochko.</text:p>
      <text:p text:style-name="P4">
In the <text:span text:style-name="T4">
 Kupyansk direction </text:span>
 enemy <text:a xlink:type="simple" xlink:href="https://www.ukrinform.ua/tag-obstril" text:style-name="Internet_20_link" text:visited-style-name="Visited_20_Internet_20_Link">
</text:a>
Settlements of Topoli, two -year, Masyutivka, Kupyansk, Kucherivkarkiv region and Novoselivskoye and Stelmakhivka of Lugansk region were subjected to settlements.In the <text:span text:style-name="T4">
 Bakhmut direction </text:span>
 the enemy tries to take the full control of the city, continues to storm it. He led unsuccessful offensive actions near Bogdanivka and Ivanovsky. The units of the Defense Forces during the day repelled 15 enemy attacks on the specified section of the front. Vasyukivka, Minskivka, Orikhovo-Vasylivka, Novomarka, Grigorivka, Bakhmut, Ivanovo, Yar, Toretsk and Shuma of Donetsk region were distracted by the enemy shells.</text:p>
      <text:p text:style-name="P4">
At <text:span text:style-name="T4">
 Avdiivskyi </text:span>
 and <text:span text:style-name="T4">
 Marinsky directions </text:span>
 The invaders had unsuccessful successive actions in the areas of Novokalin, Avdiivka and Marinka. At the same time, the enemy fired at Novokalinovo, Avdiivka, Pervomaisk, Krasnogorivka, St. George, Marinka and Victory of Donetsk region.</text:p>
      <text:p text:style-name="P4">
In the <text:span text:style-name="T4">
 mining direction </text:span>
 the invaders of offensive actions were not carried out. UAVs were actively used for artillery fire. They fired at Novomykhailivka, Coal, Prychistivka and Greater Novosilka.</text:p>
      <text:p text:style-name="P4">
<text:span text:style-name="T4">
 Read also: </text:span>
 <text:a xlink:type="simple" xlink:href="https://www.ukrinform.ua/rubric-ato/3691963-zelenskij-vorog-ne-kontrolue-bahmut-ale-situacia-skladna.html" text:style-name="Internet_20_link" text:visited-style-name="Visited_20_Internet_20_Link">
<text:span text:style-name="T4">
 Bakhmut </text:span>
</text:a>
On <text:span text:style-name="T4">
 Zaporizhzhia </text:span>
 and <text:span text:style-name="T4">
 Kherson directions </text:span>
 The enemy increases with the defensive lines and positions. Made the shelter. Among them are Uremivka and Novopoil of Donetsk region; Malynivka, Gulyaypil, Mala Tokmachka, Novopavlivka and Kamianske Zaporizhzhya region, as well as Novoalexandrivka, Kozatsk, Mykolaivka, Ivanivka, Antonovka, Stepanivka and Chernobayivka in Kherson.</text:p>
      <text:p text:style-name="P4">
The General Staff reports that Russian invaders strengthen counterintelligence police regimes in the temporarily seized territory of Kherson region.</text:p>
      <text:p text:style-name="P4">
In particular, in the Kakhovsky district, since March 23, raid measures of the Armored Forces of the Russian Federation for checking personal phones for locality for photo and video materials, as well as "forbidden" content are ongoing. During such inspections, the invaders conduct searches in the places of places. First of all, those who make calls to free Ukraine are subject to verification.</text:p>
      <text:p text:style-name="P4">
As reported by Ukrinform, the Defense Forces of Ukraine from February 24, 2022 to April 5 2023 <text:a xlink:type="simple" xlink:href="https://www.ukrinform.ua/rubric-ato/3691696-zsu-znisili-vze-176-240-rosijskih-zagarbnikiv.html" text:style-name="Internet_20_link" text:visited-style-name="Visited_20_Internet_20_Link">
</text:a>
About 176 thousand 240 Russian aggressors, with another 550 people in the past day.</text:p>
      <text:p text:style-name="P4">
News Source: <text:a xlink:type="simple" xlink:href="https://www.ukrinform.ua/rubric-ato/3692105-aviacia-zsu-zavdala-12-udariv-po-rajonah-zoseredzenna-voroga.html" text:style-name="Internet_20_link" text:visited-style-name="Visited_20_Internet_20_Link">
https://www.ukrinform.ua/rubric-ato/3692105-aviacia-zsu-zavdala-12-udariv-po-rajonah-zoseredzenna-voroga.html</text:a>
</text:p>
      <!--NEWS-->
      <text:h text:style-name="P10" text:outline-level="1">
<text:span text:style-name="T4">
Turkey is concerned about the prospect of strengthening battles in Ukraine and calls for negotiations - the Foreign Minister</text:span>
</text:h>
      <text:p text:style-name="P4">
Authors: Ukrinform (Person)</text:p>
      <text:p text:style-name="P4">
Publisher: Укринформ (Organization)</text:p>
      <text:p text:style-name="P4">
Published Time: 2023-04-05T19:21:00+03:00</text:p>
      <text:p text:style-name="P4">
Modified Time: 2023-04-05T19:21:00+03:00</text:p>
      <text:p text:style-name="P4">
Description: Turkey is concerned that Ukraine and Russia are preparing for a serious offensive in the spring and calls for long -term peace through the integrity of the border and the territories of Ukraine as soon as possible. - Ukrinform.</text:p>
      <text:p text:style-name="P4">
Images: ["<text:a xlink:type="simple" xlink:href="https://static.ukrinform.com/photos/2022_03/thumb_files/630_360_1647525137-562.jpg" text:style-name="Internet_20_link" text:visited-style-name="Visited_20_Internet_20_Link">
630_360_16475...</text:a>
"]</text:p>
      <text:p text:style-name="P4">
Tags: ['Чавушоглу', 'МЗС', 'Туреччина', 'Війна з росією']</text:p>
      <text:p text:style-name="P4">
Type: Article</text:p>
      <!--METADATA-->
      <text:p text:style-name="P4">
<draw:frame draw:style-name="fr1" draw:name="Image197" text:anchor-type="as-char" svg:width="6.9236in" svg:height="3.956343in" draw:z-index="0">
<draw:image xlink:href="../Images/yкринформ/2023-04-05T19-21-00-03-00/630_360_1647525137-562.jpg" xlink:type="simple" xlink:show="embed" xlink:actuate="onLoad" draw:mime-type="image/jpeg"/>
</draw:frame>
Turkey is that Ukraine and Russia are preparing for a serious offensive in the spring to reach long -term peace by ensuring that the border and territories of Ukraine are enshrined as soon as possible.</text:p>
      <text:p text:style-name="P4">
According to Ukrinform with reference to <text:a xlink:type="simple" xlink:href="https://www.bloomberght.com/cavusoglu-tahil-sorunu-devam-ediyor-2329405" text:style-name="Internet_20_link" text:visited-style-name="Visited_20_Internet_20_Link">
</text:a>
, Turkish journalists told Turkish journalists, Turkish Foreign Minister Mevlut Chavushaglu, who participated in the NATO Foreign Minister, was adopted.</text:p>
      <text:p text:style-name="P4">
“Both sides are preparing for a serious offensive in the coming spring months. The duties are also concerned about this and we will continue our efforts to achieve a long -lived form by ensuring as soon as possible to ensure the integrity of the border and territorial conscience of Ukraine at the negotiating table, ”Chavushoglu said.</text:p>
      <text:p text:style-name="P4">
<text:span text:style-name="T4">
 Read also: </text:span>
 <text:a xlink:type="simple" xlink:href="https://www.ukrinform.ua/rubric-ato/3692061-postaviti-vijnu-na-pauzu-so-stoit-za-mirotvorcou-ritorikou-kremla.html" text:style-name="Internet_20_link" text:visited-style-name="Visited_20_Internet_20_Link">
</text:a>
The Turkish Minister also raised the issue of the Grain Corridor, reminding that Russia has stated the continuation of the agreement not for 120, but for 60 days, arguing with grain and fertilizer export problems.</text:p>
      <text:p text:style-name="P4">
“We discussed with the Secretary General(Antonio Guterres - Ed.)In New York as we can solve them(Problems - ed.)together with the UN. We are working now. Let's share with you later. And in this Turkey play a role. This applies to payment, insurance and services that vessels can hold in ports, ”Chavushoglu said.</text:p>
      <text:p text:style-name="P4">
According to him, the United States and the United Kingdom are key countries associated with compliance, banking and payments, and therefore these issues have risen at bilateral meetings with both US Secretary of State Anthoniblinken and UK Foreign Minister James Kleverli.</text:p>
      <text:p text:style-name="P4">
<text:span text:style-name="T4">
 Read also: </text:span>
 <text:a xlink:type="simple" xlink:href="https://www.ukrinform.ua/rubric-world/3691681-tureccina-iran-siria-ta-rf-domovlautsa-pro-zustric-na-rivni-ocilnikiv-mzs.html" text:style-name="Internet_20_link" text:visited-style-name="Visited_20_Internet_20_Link">
<text:span text:style-name="T4">
 Turkey </text:span>
</text:a>
As reported by Ukrinform, NATO foreign foreign ministers <text:a xlink:type="simple" xlink:href="https://www.ukrinform.ua/rubric-ato/3692014-nato-nadast-ukraini-dopomogu-dla-strimuvanna-podalsoi-rosijskoi-agresii-stoltenberg.html" text:style-name="Internet_20_link" text:visited-style-name="Visited_20_Internet_20_Link">
</text:a>
to restrain the potential new aggression by Russia.</text:p>
      <text:p text:style-name="P4">
News Source: <text:a xlink:type="simple" xlink:href="https://www.ukrinform.ua/rubric-polytics/3692107-tureccina-sturbovana-perspektivou-posilenna-boiv-v-ukraini-ta-zaklikae-do-peregovoriv-glava-mzs.html" text:style-name="Internet_20_link" text:visited-style-name="Visited_20_Internet_20_Link">
https://www.ukrinform.ua/rubric-polytics/3692107-tureccina-sturbovana-perspektivou-posilenna-boiv-v-ukraini-ta-zaklikae-do-peregovoriv-glava-mzs.html</text:a>
</text:p>
      <!--NEWS-->
      <text:h text:style-name="P10" text:outline-level="1">
<text:span text:style-name="T4">
Ukraine will take part in the architectural biennial 2023</text:span>
</text:h>
      <text:p text:style-name="P4">
Authors: Ukrinform (Person)</text:p>
      <text:p text:style-name="P4">
Publisher: Укринформ (Organization)</text:p>
      <text:p text:style-name="P4">
Published Time: 2023-04-05T19:22:00+03:00</text:p>
      <text:p text:style-name="P4">
Modified Time: 2023-04-05T19:22:00+03:00</text:p>
      <text:p text:style-name="P4">
Description: The Ukrainian project "Before the Future" is presented on the Biennale of Architecture-2023 in Venice, which will last from May 20 to November 26. - Ukrinform.</text:p>
      <text:p text:style-name="P4">
Images: ["<text:a xlink:type="simple" xlink:href="https://static.ukrinform.com/photos/2023_04/thumb_files/630_360_1680711248-234.jpg" text:style-name="Internet_20_link" text:visited-style-name="Visited_20_Internet_20_Link">
630_360_16807...</text:a>
"]</text:p>
      <text:p text:style-name="P4">
Tags: ['Україна', 'Венеціанська бієнале', 'Виставка']</text:p>
      <text:p text:style-name="P4">
Type: Article</text:p>
      <!--METADATA-->
      <text:p text:style-name="P4">
<draw:frame draw:style-name="fr1" draw:name="Image198" text:anchor-type="as-char" svg:width="6.9236in" svg:height="3.956343in" draw:z-index="0">
<draw:image xlink:href="../Images/yкринформ/2023-04-05T19-22-00-03-00/630_360_1680711248-234.jpg" xlink:type="simple" xlink:show="embed" xlink:actuate="onLoad" draw:mime-type="image/jpeg"/>
</draw:frame>
The Ukrainian project "Before the Future" is presented on the biennial architecture-2023 of the presentation, which will last from May 20 to November 26.</text:p>
      <text:p text:style-name="P4">
The press service of the Ministry of Culture and Information Policy in [] informs about it <text:a xlink:type="simple" xlink:href="https://t.me/mkipu/5488" text:style-name="Internet_20_link" text:visited-style-name="Visited_20_Internet_20_Link">
</text:a>
transmits Ukrinform.</text:p>
      <text:p text:style-name="P4">
“From May 20 to November 26, the 18th International Architectural Exhibition or [] will take place in Venice.(https://www.ukrinform.ua/tag-venecianska-bienale)Architecture 2023 under the name "Laboratory of the Future". The exhibitions of the participants will be organized in the historical pavilion in Jardin, in the arsenal, as well as in the center of Venice, ”the message reads.</text:p>
      <text:p text:style-name="P4">
<text:span text:style-name="T4">
 Read also: </text:span>
 <text:a xlink:type="simple" xlink:href="https://www.ukrinform.ua/rubric-culture/3689004-na-bienale-kvandzu-u-pivdennij-korei-diatime-ukrainskij-paviljon.html" text:style-name="Internet_20_link" text:visited-style-name="Visited_20_Internet_20_Link">
<text:span text:style-name="T4">
 Biennale </text:span>
</text:a>
At the same time, it is noted that the presented projects will be presented by the Ukrainian Before The Future(“Before the future”). Курують проєкт ІринаМірошникова, Олексій Петров та Борис Філоненко.</text:p>
      <text:p text:style-name="P4">
Як повідомляв Укрінформ, <text:a xlink:type="simple" xlink:href="https://www.ukrinform.ua/rubric-culture/3691191-zaavki-na-konkurs-z-vidboru-kuratora-paviljonu-na-venecijskij-bienale-prijmaut-do-7-kvitna.html" text:style-name="Internet_20_link" text:visited-style-name="Visited_20_Internet_20_Link">
 </text:a>
On the Venice Biennale.</text:p>
      <text:p text:style-name="P4">
<text:span text:style-name="T5">
Foto: mkip</text:span>
</text:p>
      <text:p text:style-name="P4">
News Source: <text:a xlink:type="simple" xlink:href="https://www.ukrinform.ua/rubric-culture/3692106-ukraina-vizme-ucast-u-bienale-arhitekturi-2023.html" text:style-name="Internet_20_link" text:visited-style-name="Visited_20_Internet_20_Link">
https://www.ukrinform.ua/rubric-culture/3692106-ukraina-vizme-ucast-u-bienale-arhitekturi-2023.html</text:a>
</text:p>
      <!--NEWS-->
      <text:h text:style-name="P10" text:outline-level="1">
<text:span text:style-name="T4">
Vorskla and Ingulets will open the 20th round of the Football Premier League of Ukraine</text:span>
</text:h>
      <text:p text:style-name="P4">
Authors: Ukrinform (Person)</text:p>
      <text:p text:style-name="P4">
Publisher: Укринформ (Organization)</text:p>
      <text:p text:style-name="P4">
Published Time: 2023-04-05T19:25:37+03:00</text:p>
      <text:p text:style-name="P4">
Modified Time: 2023-04-05T19:25:37+03:00</text:p>
      <text:p text:style-name="P4">
Description: The Championship of Ukraine in Football among the Premier League teams (UPL) on April 7-9 will host the ducts of the next, 20th round. - Ukrinform.</text:p>
      <text:p text:style-name="P4">
Images: ["<text:a xlink:type="simple" xlink:href="https://static.ukrinform.com/photos/2018_05/thumb_files/630_360_1526997387-9218.jpg" text:style-name="Internet_20_link" text:visited-style-name="Visited_20_Internet_20_Link">
630_360_15269...</text:a>
"]</text:p>
      <text:p text:style-name="P4">
Tags: ['Футбол', "Прем'єр-ліга"]</text:p>
      <text:p text:style-name="P4">
Type: Article</text:p>
      <!--METADATA-->
      <text:p text:style-name="P4">
<draw:frame draw:style-name="fr1" draw:name="Image199" text:anchor-type="as-char" svg:width="6.9236in" svg:height="3.956343in" draw:z-index="0">
<draw:image xlink:href="../Images/yкринформ/2023-04-05T19-25-37-03-00/630_360_1526997387-9218.jpg" xlink:type="simple" xlink:show="embed" xlink:actuate="onLoad" draw:mime-type="image/jpeg"/>
</draw:frame>
The Ukrainian Football School among the Premier League teams(UPL)On April 7-9 the ducts of the next, 20th round will pass.</text:p>
      <text:p text:style-name="P4">
The first game day at 15.00 in Poltava will start local Vorskla and Ingulets from Petrov, Ukrinform reports.</text:p>
      <text:p text:style-name="P4">
The program of the tour on Saturday, April 8, will continue the matches of Kyiv Dynamo with the Zakarpathian "Mine"(13.00), Kryvyi Rih "Kryvbas" with Lugansk "Zorya(13.00), Shakhtar Donetsk with Kharkiv Metalist(14.00), Lviv "Rukh" with Rivne "Heather"(15.00).</text:p>
      <text:p text:style-name="P4">
У неділю, 9 квітня, зіграють «Дніпро-1 та «Львів» (13.00), Alexandria Taodesian Chernomorets(13.00), Kovalivsky Kolos and Kharkiv Metalist 1925(15.00).</text:p>
      <text:p text:style-name="P4">
У турнірній таблиці УПЛ лідирує «Шахтар», у якого 43 очки (After 18 games), Next - Dnipro -1 - 42(18), Zorya - 40(19), «Dynamo» - 37(19)and Alexandria - 31(18).</text:p>
      <text:p text:style-name="P4">
News Source: <text:a xlink:type="simple" xlink:href="https://www.ukrinform.ua/rubric-sports/3692110-vorskla-ta-ingulec-vidkriut-20j-tur-futbolnoi-premerligi-ukraini.html" text:style-name="Internet_20_link" text:visited-style-name="Visited_20_Internet_20_Link">
https://www.ukrinform.ua/rubric-sports/3692110-vorskla-ta-ingulec-vidkriut-20j-tur-futbolnoi-premerligi-ukraini.html</text:a>
</text:p>
      <!--NEWS-->
      <text:h text:style-name="P10" text:outline-level="1">
<text:span text:style-name="T4">
Zelensky discussed with Moravtsky assistance in finding and returning from the Russian Federation of Ukrainian children</text:span>
</text:h>
      <text:p text:style-name="P4">
Authors: Ukrinform (Person)</text:p>
      <text:p text:style-name="P4">
Publisher: Укринформ (Organization)</text:p>
      <text:p text:style-name="P4">
Published Time: 2023-04-05T19:26:00+03:00</text:p>
      <text:p text:style-name="P4">
Modified Time: 2023-04-05T19:26:00+03:00</text:p>
      <text:p text:style-name="P4">
Description: President of Ukraine Volodymyr Zelensky discussed with representatives of the Polish government and Prime Minister Mateusz Moravtsky the question of finding and returning from the Russian Federation of Ukrainian children. - Ukrinform.</text:p>
      <text:p text:style-name="P4">
Images: ["<text:a xlink:type="simple" xlink:href="https://static.ukrinform.com/photos/2023_04/thumb_files/630_360_1680711349-703.jpg" text:style-name="Internet_20_link" text:visited-style-name="Visited_20_Internet_20_Link">
630_360_16807...</text:a>
"]</text:p>
      <text:p text:style-name="P4">
Tags: ['Діти', 'Моравецький', 'Зеленський', 'Війна з росією']</text:p>
      <text:p text:style-name="P4">
Type: Article</text:p>
      <!--METADATA-->
      <text:p text:style-name="P4">
<draw:frame draw:style-name="fr1" draw:name="Image200" text:anchor-type="as-char" svg:width="6.9236in" svg:height="3.956343in" draw:z-index="0">
<draw:image xlink:href="../Images/yкринформ/2023-04-05T19-26-00-03-00/630_360_1680711349-703.jpg" xlink:type="simple" xlink:show="embed" xlink:actuate="onLoad" draw:mime-type="image/jpeg"/>
</draw:frame>
Volodymyr Zelenskyy Presidential Ukrainian discussed with representatives of the Polish government, Ipremier-Minister Mateusz Moravtsky is the question of finding and returning from the Russian Russian children.</text:p>
      <text:p text:style-name="P4">
The head of the Ukrainian state spoke about it during a statement for the media in Warsaw, jointly with the Polish Premier, Ukrinform correspondent reports.</text:p>
      <text:p text:style-name="P4">
"They discussed the issues of help in finding Ukrainian children. I am grateful for the joint -in -law of Poland and the European Commission on the search and return of Ukrainian children that Russia is trying to deprive family, country, family life of indirect identity," the President said.</text:p>
      <text:p text:style-name="P4">
According to him, today it is extremely important that Ukraine and Poland are common to Russia "in this form of aggression." "Together forever - Ukraine of Ipolsh.</text:p>
      <text:p text:style-name="P4">
<text:span text:style-name="T4">
 Read also: </text:span>
 <text:a xlink:type="simple" xlink:href="https://www.ukrinform.ua/rubric-ato/3691646-lubinec-rf-zalucae-specsluzbi-sob-ukrainski-diti-ne-mogli-povernutisa-dodomu.html" text:style-name="Internet_20_link" text:visited-style-name="Visited_20_Internet_20_Link">
</text:a>
As reported by Ukrinform, at the end of February, the European Commission jointly launched a program for the search and return of Ukrainian children who were stolen or forcibly exported to the Russian Federation.</text:p>
      <text:p text:style-name="P4">
With the support of the UN agencies, European experts will collect information and evidence in order to return the stolen Ukrainian children to their homeland and bring the reference involved in the commission of these crimes.</text:p>
      <text:p text:style-name="P4">
<text:span text:style-name="T4">
 Read also: </text:span>
 <text:a xlink:type="simple" xlink:href="https://www.ukrinform.ua/rubric-ato/3692052-popri-order-mks-rosia-dorucila-svoij-ombudsmenci-rozpovidati-v-oon-pro-vikradenna-ukrainskih-ditej.html" text:style-name="Internet_20_link" text:visited-style-name="Visited_20_Internet_20_Link">
<text:span text:style-name="T4">
 Ukrainian </text:span>
 <text:span text:style-name="T4">
 children </text:span>
</text:a>
March 17th Chamber of Pre -trial Proceedings of the Second International Criminal Court(MKS)She issued warrants for the arrest of President of Russia Putin, as well as a citizen of Mariilvo-Belova. They are suspected of war crimes - illegal deportation and converting the population, in particular <text:a xlink:type="simple" xlink:href="https://www.ukrinform.ua/tag-diti" text:style-name="Internet_20_link" text:visited-style-name="Visited_20_Internet_20_Link">
</text:a>
, temporarily captured territory of Ukraine.</text:p>
      <text:p text:style-name="P4">
News Source: <text:a xlink:type="simple" xlink:href="https://www.ukrinform.ua/rubric-ato/3692111-zelenskij-obgovoriv-iz-moraveckim-dopomogi-u-posuku-ta-povernenni-z-rf-ukrainskih-ditej.html" text:style-name="Internet_20_link" text:visited-style-name="Visited_20_Internet_20_Link">
https://www.ukrinform.ua/rubric-ato/3692111-zelenskij-obgovoriv-iz-moraveckim-dopomogi-u-posuku-ta-povernenni-z-rf-ukrainskih-ditej.html</text:a>
</text:p>
      <!--NEWS-->
      <text:h text:style-name="P10" text:outline-level="1">
<text:span text:style-name="T4">
German Minister of Economy: We have data that Russia is bypassing sanctions</text:span>
</text:h>
      <text:p text:style-name="P4">
Authors: Ukrinform (Person)</text:p>
      <text:p text:style-name="P4">
Publisher: Укринформ (Organization)</text:p>
      <text:p text:style-name="P4">
Published Time: 2023-04-05T19:30:00+03:00</text:p>
      <text:p text:style-name="P4">
Modified Time: 2023-04-05T19:30:00+03:00</text:p>
      <text:p text:style-name="P4">
Description: German Minister of Economy Robert Gabec spoke for further sanctions against the Russian Federation, and also proposed to impose sanctions against those who bypass them. - Ukrinform.</text:p>
      <text:p text:style-name="P4">
Images: ["<text:a xlink:type="simple" xlink:href="https://static.ukrinform.com/photos/2023_04/thumb_files/630_360_1680703453-731.jpg" text:style-name="Internet_20_link" text:visited-style-name="Visited_20_Internet_20_Link">
630_360_16807...</text:a>
"]</text:p>
      <text:p text:style-name="P4">
Tags: ['Німеччина', 'Санкції', 'Роберт Габек']</text:p>
      <text:p text:style-name="P4">
Type: Article</text:p>
      <!--METADATA-->
      <text:p text:style-name="P4">
<draw:frame draw:style-name="fr1" draw:name="Image201" text:anchor-type="as-char" svg:width="6.9236in" svg:height="3.956343in" draw:z-index="0">
<draw:image xlink:href="../Images/yкринформ/2023-04-05T19-30-00-03-00/630_360_1680703453-731.jpg" xlink:type="simple" xlink:show="embed" xlink:actuate="onLoad" draw:mime-type="image/jpeg"/>
</draw:frame>
German Ministry of Germany Robert Gabec spoke for further sanctions against the Russian Federation, and also suffered sanctions against those who bypass them.</text:p>
      <text:p text:style-name="P4">
The politician declared this, as Ukrinform reports on the German radio <text:a xlink:type="simple" xlink:href="https://www.deutschlandfunk.de/eindruecke-nach-ukraine-besuch-interview-mit-wirtschaftsminister-robert-habeck-dlf-50e0aa30-100.html" text:style-name="Internet_20_link" text:visited-style-name="Visited_20_Internet_20_Link">
</text:a>
.</text:p>
      <text:p text:style-name="P4">
“Ukraine would like to be sanctioned by Russian uranium. I consider it a gas station, ”said Gabec, who discussed this issue with Ukrainian seasters during his visit to Kiev. However, he believes that this can happen for several months. According to the Minister, 20% of Uranium for NPPs, which is currently being used in the European Union, in countries such as Hungary, Finland, comes from Russia. Therefore, you can expect some resistance from individual countries.</text:p>
      <text:p text:style-name="P4">
<text:span text:style-name="T4">
 Read also: </text:span>
 <text:a xlink:type="simple" xlink:href="https://www.ukrinform.ua/rubric-economy/3691920-polska-pkn-orlen-rozirvala-vsi-naftovi-kontrakti-z-rosieu.html" text:style-name="Internet_20_link" text:visited-style-name="Visited_20_Internet_20_Link">
</text:a>
Vicecanzler is also convinced of the need to ensure that existing sanctions.</text:p>
      <text:p text:style-name="P4">
"We have reliable data that sanctions are underway, that the goods are exported by third countries and fall into Russia," Gabek said. He cited as an example that since the beginning of the war, Russia's purchases have increased sharply, which contains electronic elements that can be used in the housing systems. Companies, but also countries that deliberately assist such imports, or they do not understand what is being said, should also be sanctioned.</text:p>
      <text:p text:style-name="P4">
The Minister stated that the proposals on how to put the land transferred to this VBRUSSEL, they should be reflected in the 11th package of sanctions.</text:p>
      <text:p text:style-name="P4">
<text:span text:style-name="T4">
 Read also: </text:span>
 <text:a xlink:type="simple" xlink:href="https://www.ukrinform.ua/rubric-world/3691707-aponia-i-nadali-pidtrimuvatime-ukrainu-pered-rosijskou-agresieu-glava-mzs.html" text:style-name="Internet_20_link" text:visited-style-name="Visited_20_Internet_20_Link">
</text:a>
Gabec is convinced that sanctions are painful in the Russian economy, especially the all -technology all.</text:p>
      <text:p text:style-name="P4">
As reported by Ukrinform, the next, 11th, a package of EU sanctions against Russia is accepted within the next two months.</text:p>
      <text:p text:style-name="P4">
News Source: <text:a xlink:type="simple" xlink:href="https://www.ukrinform.ua/rubric-economy/3692114-ministr-ekonomiki-nimeccini-u-nas-e-dani-so-rosia-obhodit-sankcii.html" text:style-name="Internet_20_link" text:visited-style-name="Visited_20_Internet_20_Link">
https://www.ukrinform.ua/rubric-economy/3692114-ministr-ekonomiki-nimeccini-u-nas-e-dani-so-rosia-obhodit-sankcii.html</text:a>
</text:p>
      <!--NEWS-->
      <text:h text:style-name="P10" text:outline-level="1">
<text:span text:style-name="T4">
President insists on the creation of an aviation coalition for Ukraine</text:span>
</text:h>
      <text:p text:style-name="P4">
Authors: Ukrinform (Person)</text:p>
      <text:p text:style-name="P4">
Publisher: Укринформ (Organization)</text:p>
      <text:p text:style-name="P4">
Published Time: 2023-04-05T19:34:06+03:00</text:p>
      <text:p text:style-name="P4">
Modified Time: 2023-04-05T19:34:06+03:00</text:p>
      <text:p text:style-name="P4">
Description: President Volodymyr Zelenskyy insists on the creation of an international aviation coalition to provide Ukraine with modern fighters. - Ukrinform.</text:p>
      <text:p text:style-name="P4">
Images: ["<text:a xlink:type="simple" xlink:href="https://static.ukrinform.com/photos/2023_04/thumb_files/630_360_1680700924-201.jpg" text:style-name="Internet_20_link" text:visited-style-name="Visited_20_Internet_20_Link">
630_360_16807...</text:a>
"]</text:p>
      <text:p text:style-name="P4">
Tags: ['Польща', 'Зеленський', 'Війна з росією', 'Авіаційна коаліція']</text:p>
      <text:p text:style-name="P4">
Type: Article</text:p>
      <!--METADATA-->
      <text:p text:style-name="P4">
<draw:frame draw:style-name="fr1" draw:name="Image202" text:anchor-type="as-char" svg:width="6.9236in" svg:height="3.956343in" draw:z-index="0">
<draw:image xlink:href="../Images/yкринформ/2023-04-05T19-34-06-03-00/630_360_1680700924-201.jpg" xlink:type="simple" xlink:show="embed" xlink:actuate="onLoad" draw:mime-type="image/jpeg"/>
</draw:frame>
The Presidential Lordir Zelensky insists on the creation of an international aviation coalition to provide Ukraine with modern fighters.</text:p>
      <text:p text:style-name="P4">
He said this during a joint briefing with the Prime Minister of Poland's Moravtsky, Ukrinform correspondent reports.</text:p>
      <text:p text:style-name="P4">
"So, together with the allies, we need to come to the creation of an aviation coalition with a volume level of combat aviation, modern. Polish brothers understand this in this," Zelensky said.</text:p>
      <text:p text:style-name="P4">
<text:span text:style-name="T4">
 Read also: </text:span>
 <text:a xlink:type="simple" xlink:href="https://www.ukrinform.ua/rubric-ato/3683247-komanduvac-povitranih-sil-ukraini-zaklikav-koleg-iz-nato-stvoriti-aviacijnu-koaliciu.html" text:style-name="Internet_20_link" text:visited-style-name="Visited_20_Internet_20_Link">
</text:a>
As it was reported, President Volodymyr Zelenskyy, together with his wife on April 5, reassures the official visit to <text:a xlink:type="simple" xlink:href="https://www.ukrinform.ua/tag-polsa" text:style-name="Internet_20_link" text:visited-style-name="Visited_20_Internet_20_Link">
</text:a>
.</text:p>
      <text:p text:style-name="P4">
Polish President Andrzej Duda earlier stated that <text:a xlink:type="simple" xlink:href="https://www.ukrinform.ua/rubric-ato/3691947-polsa-peredala-ukraini-vze-visim-migiv-gotue-se-sist.html" text:style-name="Internet_20_link" text:visited-style-name="Visited_20_Internet_20_Link">
</text:a>
and prepares six fighter jets.</text:p>
      <text:p text:style-name="P4">
Photo: P.</text:p>
      <text:p text:style-name="P4">
News Source: <text:a xlink:type="simple" xlink:href="https://www.ukrinform.ua/rubric-ato/3692117-prezident-napolagae-na-stvorenni-aviacijnoi-koalicii-dla-ukraini.html" text:style-name="Internet_20_link" text:visited-style-name="Visited_20_Internet_20_Link">
https://www.ukrinform.ua/rubric-ato/3692117-prezident-napolagae-na-stvorenni-aviacijnoi-koalicii-dla-ukraini.html</text:a>
</text:p>
      <!--NEWS-->
      <text:h text:style-name="P10" text:outline-level="1">
<text:span text:style-name="T4">
The Russian military fired at two utility companies in Kherson</text:span>
</text:h>
      <text:p text:style-name="P4">
Authors: Ukrinform (Person)</text:p>
      <text:p text:style-name="P4">
Publisher: Укринформ (Organization)</text:p>
      <text:p text:style-name="P4">
Published Time: 2023-04-05T19:35:00+03:00</text:p>
      <text:p text:style-name="P4">
Modified Time: 2023-04-05T19:35:00+03:00</text:p>
      <text:p text:style-name="P4">
Description: The Russian military fired at two utility companies in Khers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203" text:anchor-type="as-char" svg:width="6.9236in" svg:height="3.948443in" draw:z-index="0">
<draw:image xlink:href="../Images/yкринформ/2023-04-05T19-35-00-03-00/630_360_1538997483-946.jpg" xlink:type="simple" xlink:show="embed" xlink:actuate="onLoad" draw:mime-type="image/jpeg"/>
</draw:frame>
Two utility companies in Kherson were fired at the military.</text:p>
      <text:p text:style-name="P4">
As Ukrinform reports, it reports <text:a xlink:type="simple" xlink:href="https://t.me/khersonskaODA/4924" text:style-name="Internet_20_link" text:visited-style-name="Visited_20_Internet_20_Link">
</text:a>
.</text:p>
      <text:p text:style-name="P4">
"The army of the Russian Federation again hit the civilian infrastructure of Kherson - fired at two -municipal enterprises," - the message reads.</text:p>
      <text:p text:style-name="P4">
As it is noted, one of the walls of the building on the territory of the enterprise, asphalt coating in the yard, also destroyed the glass in the windows.</text:p>
      <text:p text:style-name="P4">
<text:span text:style-name="T4">
 Read also: </text:span>
 <text:a xlink:type="simple" xlink:href="https://www.ukrinform.ua/rubric-ato/3692076-intensivnist-rosijskih-obstriliv-u-berezni-zrosla-na-11-prikordonniki.html" text:style-name="Internet_20_link" text:visited-style-name="Visited_20_Internet_20_Link">
<text:span text:style-name="T4">
 firing </text:span>
</text:a>
The administrative building of another enterprise has been destroyed.</text:p>
      <text:p text:style-name="P4">
According to preliminary data, people were not injured during these hostile attacks.</text:p>
      <text:p text:style-name="P4">
As reported by Ukrinform, <text:a xlink:type="simple" xlink:href="https://www.ukrinform.ua/rubric-ato/3692049-vorog-obstrilav-berislav-na-hersonsini-postrazdav-civilnij.html" text:style-name="Internet_20_link" text:visited-style-name="Visited_20_Internet_20_Link">
</text:a>
Berislav in Kherson region, one person is injured.</text:p>
      <text:p text:style-name="P4">
News Source: <text:a xlink:type="simple" xlink:href="https://www.ukrinform.ua/rubric-ato/3692119-vijskovi-rf-obstrilali-dva-komunalni-pidpriemstva-u-hersoni.html" text:style-name="Internet_20_link" text:visited-style-name="Visited_20_Internet_20_Link">
https://www.ukrinform.ua/rubric-ato/3692119-vijskovi-rf-obstrilali-dva-komunalni-pidpriemstva-u-hersoni.html</text:a>
</text:p>
      <!--NEWS-->
      <text:h text:style-name="P10" text:outline-level="1">
<text:span text:style-name="T4">
In the Tokmak area and peaceful, explosions - mayor of Melitopol</text:span>
</text:h>
      <text:p text:style-name="P4">
Authors: Ukrinform (Person)</text:p>
      <text:p text:style-name="P4">
Publisher: Укринформ (Organization)</text:p>
      <text:p text:style-name="P4">
Published Time: 2023-04-05T19:36:00+03:00</text:p>
      <text:p text:style-name="P4">
Modified Time: 2023-04-05T19:36:00+03:00</text:p>
      <text:p text:style-name="P4">
Description: In the area of Tokmak and the village of Mirne, a temporarily occupied army of the Russian Federation territory of Zaporizhzhya region, there were several explosions.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купація', 'Вибух', 'Запоріжжя', 'Війна з росією']</text:p>
      <text:p text:style-name="P4">
Type: Article</text:p>
      <!--METADATA-->
      <text:p text:style-name="P4">
<draw:frame draw:style-name="fr1" draw:name="Image204" text:anchor-type="as-char" svg:width="6.9236in" svg:height="3.956343in" draw:z-index="0">
<draw:image xlink:href="../Images/yкринформ/2023-04-05T19-36-00-03-00/630_360_1669987737-966.jpg" xlink:type="simple" xlink:show="embed" xlink:actuate="onLoad" draw:mime-type="image/jpeg"/>
</draw:frame>
In the district and the village of Mirne, a temporarily occupied army of the Russian Federation of Zaporizhzhya region, there were several explosions.</text:p>
      <text:p text:style-name="P4">
About it in <text:a xlink:type="simple" xlink:href="https://t.me/ivan_fedorov_melitopol/1656" text:style-name="Internet_20_link" text:visited-style-name="Visited_20_Internet_20_Link">
</text:a>
The city chairman of Melitopol Ivan Fedorov reports, Ukrinform reports.</text:p>
      <text:p text:style-name="P4">
"Just now they do not want the strength of resistance to the occupiers and traitors of the Mamolochansky district and Tokmak!", - the post reads.</text:p>
      <text:p text:style-name="P4">
Fedorov also added that a few hours ago it was loud and near the village of Melitopol district. Locals recorded 2 loud <text:a xlink:type="simple" xlink:href="https://www.ukrinform.ua/tag-vibuh" text:style-name="Internet_20_link" text:visited-style-name="Visited_20_Internet_20_Link">
</text:a>
.</text:p>
      <text:p text:style-name="P4">
There is no information about hostile losses.</text:p>
      <text:p text:style-name="P4">
<text:span text:style-name="T4">
 Read also: </text:span>
 <text:a xlink:type="simple" xlink:href="https://www.ukrinform.ua/rubric-regions/3690943-partizani-melitopola-vzali-na-sebe-vidpovidalnist-za-pidriv-avto-kolaboranta-zubareva.html" text:style-name="Internet_20_link" text:visited-style-name="Visited_20_Internet_20_Link">
<text:span text:style-name="T4">
 Melitopol </text:span>
</text:a>
Earlier, it was reported to the Molochansk enemy in the hospital.</text:p>
      <text:p text:style-name="P4">
News Source: <text:a xlink:type="simple" xlink:href="https://www.ukrinform.ua/rubric-ato/3692120-u-rajoni-tokmaka-ta-mirnogo-lunaut-vibuhi-mer-melitopola.html" text:style-name="Internet_20_link" text:visited-style-name="Visited_20_Internet_20_Link">
https://www.ukrinform.ua/rubric-ato/3692120-u-rajoni-tokmaka-ta-mirnogo-lunaut-vibuhi-mer-melitopola.html</text:a>
</text:p>
      <!--NEWS-->
      <text:h text:style-name="P10" text:outline-level="1">
<text:span text:style-name="T4">
Avenger's American SCRs arrived for combat duty to Ukraine</text:span>
</text:h>
      <text:p text:style-name="P4">
Authors: Ukrinform (Person)</text:p>
      <text:p text:style-name="P4">
Publisher: Укринформ (Organization)</text:p>
      <text:p text:style-name="P4">
Published Time: 2023-04-05T19:38:00+03:00</text:p>
      <text:p text:style-name="P4">
Modified Time: 2023-04-05T19:38:00+03:00</text:p>
      <text:p text:style-name="P4">
Description: Avenger's anti-aircraft missile systems will protect the Shahheda Air Space and the Winged Missiles in the Northern Operating Area. - Ukrinform.</text:p>
      <text:p text:style-name="P4">
Images: ["<text:a xlink:type="simple" xlink:href="https://static.ukrinform.com/photos/2023_04/thumb_files/630_360_1680712613-994.jpg" text:style-name="Internet_20_link" text:visited-style-name="Visited_20_Internet_20_Link">
630_360_16807...</text:a>
"]</text:p>
      <text:p text:style-name="P4">
Tags: ['США', 'Україна', 'Зброя', 'Війна з росією']</text:p>
      <text:p text:style-name="P4">
Type: Article</text:p>
      <!--METADATA-->
      <text:p text:style-name="P4">
<draw:frame draw:style-name="fr1" draw:name="Image205" text:anchor-type="as-char" svg:width="6.9236in" svg:height="3.956343in" draw:z-index="0">
<draw:image xlink:href="../Images/yкринформ/2023-04-05T19-38-00-03-00/630_360_1680712613-994.jpg" xlink:type="simple" xlink:show="embed" xlink:actuate="onLoad" draw:mime-type="image/jpeg"/>
</draw:frame>
Avenger's anti-aircraft missile systems will protect the Air Space from Shahmed Missiles in the northern operating area.</text:p>
      <text:p text:style-name="P4">
Video with the presentation of the work of the SAC was posted by the press service(https://www.facebook.com/JointForcesCommandAFU/videos/563800562488229/?extid=CL-UNK-UNK-UNK-AN_GK0T-GK1C&amp;mibextid=1YhcI9R&amp;paipv=0&amp;eav=AfYc16SSSuMCBqFf9oUrYVLgmImj5xSSGLlFNe016Zx5vUnu8spoyleeI5S0Q5zBpG0&amp;_rdr), reports Ukrinform.</text:p>
      <text:p text:style-name="P4">
"Avenger's anti-aircraft missile complexes("Avenger")Already at the combat alternation of the intake operating area. They are capable of providing low -range mobile airfron for civilian infrastructure, security and defense units, unmanned aerial vehicles, aircraft and helicopters at low altitudes, "said the Commander -in -Chief of the Armed Forces.</text:p>
      <text:p text:style-name="P4">
He noted that the military was trained in the management of the SCR in Germany. Nayev thanked the partners and testified that the technique is easy to use.</text:p>
      <text:p text:style-name="P4">
It is noted that the Avenger SHR is equipped with a thermal imaging sight, which allows you to work day and night. The machine is armed with Stinger rockets and a large -caliber -calibulent Browning. The control is carried out from the tower of the machine or from the remote. In "Avengers" a reinforced type radar station, so the enemy is unreasonable to find this target.</text:p>
      <text:p text:style-name="P4">
<text:span text:style-name="T4">
 Read also: </text:span>
 <text:a xlink:type="simple" xlink:href="https://www.ukrinform.ua/rubric-ato/3691573-pentagon-ogolosiv-pro-novij-paket-oboronnoi-dopomogi-ukraini-na-26-milarda.html" text:style-name="Internet_20_link" text:visited-style-name="Visited_20_Internet_20_Link">
</text:a>
As reported, Avenger's Avenger air defense system has been developed by American Boeing companies(Air defense systems)і General Electric(chassis)For armed forces in the 1980s and was represented in September 1990 at the International Exhibition and Farnoboro military equipment. Used in <text:a xlink:type="simple" xlink:href="https://www.ukrinform.ua/tag-ssa" text:style-name="Internet_20_link" text:visited-style-name="Visited_20_Internet_20_Link">
</text:a>
, Bahrain, Egypt, Iraq, Saudi Arabia, Taiwan, Chile.</text:p>
      <text:p text:style-name="P4">
News Source: <text:a xlink:type="simple" xlink:href="https://www.ukrinform.ua/rubric-ato/3692121-amerikanski-zrk-avenger-pribuli-na-bojove-cerguvanna-do-ukraini.html" text:style-name="Internet_20_link" text:visited-style-name="Visited_20_Internet_20_Link">
https://www.ukrinform.ua/rubric-ato/3692121-amerikanski-zrk-avenger-pribuli-na-bojove-cerguvanna-do-ukraini.html</text:a>
</text:p>
      <!--NEWS-->
      <text:h text:style-name="P10" text:outline-level="1">
<text:span text:style-name="T4">
Moravetsky: When Ukraine will be in NATO, we will be in greater security</text:span>
</text:h>
      <text:p text:style-name="P4">
Authors: Ukrinform (Person)</text:p>
      <text:p text:style-name="P4">
Publisher: Укринформ (Organization)</text:p>
      <text:p text:style-name="P4">
Published Time: 2023-04-05T19:42:00+03:00</text:p>
      <text:p text:style-name="P4">
Modified Time: 2023-04-05T19:42:00+03:00</text:p>
      <text:p text:style-name="P4">
Description: Ukraine's accession to NATO will strengthen the safety of all allies on the Alliance. - Ukrinform.</text:p>
      <text:p text:style-name="P4">
Images: ["<text:a xlink:type="simple" xlink:href="https://static.ukrinform.com/photos/2023_04/thumb_files/630_360_1680712542-574.jpg" text:style-name="Internet_20_link" text:visited-style-name="Visited_20_Internet_20_Link">
630_360_16807...</text:a>
"]</text:p>
      <text:p text:style-name="P4">
Tags: ['Євросоюз', 'НАТО', 'Україна', 'Моравецький', 'Війна з росією']</text:p>
      <text:p text:style-name="P4">
Type: Article</text:p>
      <!--METADATA-->
      <text:p text:style-name="P4">
<draw:frame draw:style-name="fr1" draw:name="Image206" text:anchor-type="as-char" svg:width="6.9236in" svg:height="3.956343in" draw:z-index="0">
<draw:image xlink:href="../Images/yкринформ/2023-04-05T19-42-00-03-00/630_360_1680712542-574.jpg" xlink:type="simple" xlink:show="embed" xlink:actuate="onLoad" draw:mime-type="image/jpeg"/>
</draw:frame>
NATO's accession to NATO will strengthen the safety of all allies on the Alliance.</text:p>
      <text:p text:style-name="P4">
According to the Ukrinform correspondent, the Prime Minister Porosimateush Moravetsky stated this during a joint press conference with President of Ukraine President Zelensky in Warsaw.</text:p>
      <text:p text:style-name="P4">
"From the first day of the war, Poland became a wall for Ukraine, and Ukrainians have their blood -wrote clearly their program for the future: they want to be in the NATO part of the EU. And Poland supports these aspiration So we will be in greater safety. So here I turn to the DEE: Europe, the place of the Ukrainian heroic people - in <text:a xlink:type="simple" xlink:href="https://www.ukrinform.ua/tag-nato" text:style-name="Internet_20_link" text:visited-style-name="Visited_20_Internet_20_Link">
</text:a>
Yes, the EU, "he said.</text:p>
      <text:p text:style-name="P4">
<text:span text:style-name="T5">
Video: op</text:span>
</text:p>
      <text:p text:style-name="P4">
Moravetsky emphasized that the Ukrainian military "today with their blood, their heroism is proved and demonstrated by everyone what is the struggle for the independence of Tai -European values."</text:p>
      <text:p text:style-name="P4">
The Polish Prime Minister thanked the Ukrainian soldiers: "You are a shield of Poland and all of Europe, and let all Europe hear about it."</text:p>
      <text:p text:style-name="P4">
<text:span text:style-name="T4">
 Read also: </text:span>
 <text:a xlink:type="simple" xlink:href="https://www.ukrinform.ua/rubric-ato/3692100-zelenskij-pogodili-z-polseu-vazlivij-oboronnij-paket.html" text:style-name="Internet_20_link" text:visited-style-name="Visited_20_Internet_20_Link">
<text:span text:style-name="T4">
 Zelensky </text:span>
</text:a>
As it was reported, President Volodymyr Zelenskyy, together with his wife on April 5, reassures an official visit in Poland.</text:p>
      <text:p text:style-name="P4">
In addition to meeting with President Andrzej Duda, meetings with the Head of Polish Government Mateusz Moravtsky, business representatives, and Ukrainian hampoles at the Royal Castle are also planned.</text:p>
      <text:p text:style-name="P4">
News Source: <text:a xlink:type="simple" xlink:href="https://www.ukrinform.ua/rubric-polytics/3692116-moraveckij-koli-ukraina-bude-v-nato-mi-budemo-u-bilsij-bezpeci.html" text:style-name="Internet_20_link" text:visited-style-name="Visited_20_Internet_20_Link">
https://www.ukrinform.ua/rubric-polytics/3692116-moraveckij-koli-ukraina-bude-v-nato-mi-budemo-u-bilsij-bezpeci.html</text:a>
</text:p>
      <!--NEWS-->
      <text:h text:style-name="P10" text:outline-level="1">
<text:span text:style-name="T4">
The consequences of pension indexation Ukrainians will see in June - PFU</text:span>
</text:h>
      <text:p text:style-name="P4">
Authors: Ukrinform (Person)</text:p>
      <text:p text:style-name="P4">
Publisher: Укринформ (Organization)</text:p>
      <text:p text:style-name="P4">
Published Time: 2023-04-05T19:42:52+03:00</text:p>
      <text:p text:style-name="P4">
Modified Time: 2023-04-05T19:42:52+03:00</text:p>
      <text:p text:style-name="P4">
Description: The pension indexation will be carried out in April by working pensioners, but increased payments will be received in June. - Ukrinform.</text:p>
      <text:p text:style-name="P4">
Images: ["<text:a xlink:type="simple" xlink:href="https://static.ukrinform.com/photos/2021_01/thumb_files/630_360_1611754369-499.jpg" text:style-name="Internet_20_link" text:visited-style-name="Visited_20_Internet_20_Link">
630_360_16117...</text:a>
"]</text:p>
      <text:p text:style-name="P4">
Tags: ['Пенсія', 'Пенсійний фонд', 'Гроші']</text:p>
      <text:p text:style-name="P4">
Type: Article</text:p>
      <!--METADATA-->
      <text:p text:style-name="P4">
<draw:frame draw:style-name="fr1" draw:name="Image207" text:anchor-type="as-char" svg:width="6.9236in" svg:height="3.956343in" draw:z-index="0">
<draw:image xlink:href="../Images/yкринформ/2023-04-05T19-42-52-03-00/630_360_1611754369-499.jpg" xlink:type="simple" xlink:show="embed" xlink:actuate="onLoad" draw:mime-type="image/jpeg"/>
</draw:frame>
The indexation of pensioners will be conducted in April, but the increased payments will be obtained in June.</text:p>
      <text:p text:style-name="P4">
About it on air <text:a xlink:type="simple" xlink:href="https://www.youtube.com/watch" text:style-name="Internet_20_link" text:visited-style-name="Visited_20_Internet_20_Link">
</text:a>
The Director of the Department of Pension Support, Insurance Payments, Social Services, Housing Subsidies and Benefits of the Pension Fund of Ukraine Olenaohrimenko reported, Ukrinform reports.</text:p>
      <text:p text:style-name="P4">
“The recalculation of pensioners will be carried out on April 1, as by law. However, they will be able to receive the indexed payments in June, together with the extra charge for April and May, ”Okhrimenko said.</text:p>
      <text:p text:style-name="P4">
<text:span text:style-name="T4">
 Read also: </text:span>
 <text:a xlink:type="simple" xlink:href="https://www.ukrinform.ua/rubric-society/3691858-serednij-rozmir-vijskovoi-pensii-pisla-indeksacii-stanovit-105-tisac.html" text:style-name="Internet_20_link" text:visited-style-name="Visited_20_Internet_20_Link">
<text:span text:style-name="T4">
 pension </text:span>
</text:a>
This is due to the change of the insurers' reporting rules on the payment of a single assignment for compulsory pension insurance from monthly to a quarterly one. As a representative of the PFC, the information for the first quarter of 2023 will be received by the Pension Fund's Dorgans in the second half of May.</text:p>
      <text:p text:style-name="P4">
As it was reported, the annual pensions for working pensioners will take place in Ukraine since April 2023. Pensioners who have received the legal recalculation will automatically transfer pensions.</text:p>
      <text:p text:style-name="P4">
News Source: <text:a xlink:type="simple" xlink:href="https://www.ukrinform.ua/rubric-society/3692122-naslidki-indeksacii-pensij-ukrainci-pobacat-u-cervni-pfu.html" text:style-name="Internet_20_link" text:visited-style-name="Visited_20_Internet_20_Link">
https://www.ukrinform.ua/rubric-society/3692122-naslidki-indeksacii-pensij-ukrainci-pobacat-u-cervni-pfu.html</text:a>
</text:p>
      <!--NEWS-->
      <text:h text:style-name="P10" text:outline-level="1">
<text:span text:style-name="T4">
UEFA President - About the Admission of the Russians: Until the war is over, I see no opportunity to change something</text:span>
</text:h>
      <text:p text:style-name="P4">
Authors: Ukrinform (Person)</text:p>
      <text:p text:style-name="P4">
Publisher: Укринформ (Organization)</text:p>
      <text:p text:style-name="P4">
Published Time: 2023-04-05T19:45:00+03:00</text:p>
      <text:p text:style-name="P4">
Modified Time: 2023-04-05T19:45:00+03:00</text:p>
      <text:p text:style-name="P4">
Description: UEFA President Alexander Cheferin expressed his thoughts on the expense of the removal of teams from Russia from the tournaments under the auspices of the Union. - Ukrinform.</text:p>
      <text:p text:style-name="P4">
Images: ["<text:a xlink:type="simple" xlink:href="https://static.ukrinform.com/photos/2023_04/thumb_files/630_360_1680712496-708.jpg" text:style-name="Internet_20_link" text:visited-style-name="Visited_20_Internet_20_Link">
630_360_16807...</text:a>
"]</text:p>
      <text:p text:style-name="P4">
Tags: ['Футбол', 'УЄФА']</text:p>
      <text:p text:style-name="P4">
Type: Article</text:p>
      <!--METADATA-->
      <text:p text:style-name="P4">
<draw:frame draw:style-name="fr1" draw:name="Image208" text:anchor-type="as-char" svg:width="6.9236in" svg:height="3.956343in" draw:z-index="0">
<draw:image xlink:href="../Images/yкринформ/2023-04-05T19-45-00-03-00/630_360_1680712496-708.jpg" xlink:type="simple" xlink:show="embed" xlink:actuate="onLoad" draw:mime-type="image/jpeg"/>
</draw:frame>
Presidential Alexander Cheferin expressed his thoughts on the expense of the removal of teams from Russia from the auspices of the Union.</text:p>
      <text:p text:style-name="P4">
As Ukrinform reports, with reference to <text:a xlink:type="simple" xlink:href="https://www.sportschau.de/fussball/uefa-belarus-ausschluss-krieg-ukraine-100.html" text:style-name="Internet_20_link" text:visited-style-name="Visited_20_Internet_20_Link">
</text:a>
.</text:p>
      <text:p text:style-name="P4">
"Until the war is over, I do not see the opportunity to change something," Cheferin said.</text:p>
      <text:p text:style-name="P4">
The decision to remove teams can only be made by the UEFA Executive Committee. Medium members are UAF head Andriy Pavelko and RFS Chairman Alexander Dukov.</text:p>
      <text:p text:style-name="P4">
<text:span text:style-name="T4">
 Read also: </text:span>
 <text:a xlink:type="simple" xlink:href="https://www.ukrinform.ua/rubric-sports/3691965-pavelka-pereobrali-do-skladu-vikonkomu-uefa.html" text:style-name="Internet_20_link" text:visited-style-name="Visited_20_Internet_20_Link">
</text:a>
It was reported that the Russian national team was not allowed to draw a qualifying tournament at the European Championships 2024 in football.</text:p>
      <text:p text:style-name="P4">
Photo: Getty Images</text:p>
      <text:p text:style-name="P4">
News Source: <text:a xlink:type="simple" xlink:href="https://www.ukrinform.ua/rubric-sports/3692118-prezident-uefa-pro-dopusk-rosian-poki-ne-zakincitsa-vijna-ne-bacu-mozlivosti-sos-minati.html" text:style-name="Internet_20_link" text:visited-style-name="Visited_20_Internet_20_Link">
https://www.ukrinform.ua/rubric-sports/3692118-prezident-uefa-pro-dopusk-rosian-poki-ne-zakincitsa-vijna-ne-bacu-mozlivosti-sos-minati.html</text:a>
</text:p>
      <!--NEWS-->
      <text:h text:style-name="P10" text:outline-level="1">
<text:span text:style-name="T4">
Zelensky in Warsaw honored the memory of the victims of the Smolensk tragedy and the dead soldiers</text:span>
</text:h>
      <text:p text:style-name="P4">
Authors: Ukrinform (Person)</text:p>
      <text:p text:style-name="P4">
Publisher: Укринформ (Organization)</text:p>
      <text:p text:style-name="P4">
Published Time: 2023-04-05T19:47:00+03:00</text:p>
      <text:p text:style-name="P4">
Modified Time: 2023-04-05T19:47:00+03:00</text:p>
      <text:p text:style-name="P4">
Description: President Volodymyr Zelenskyy, together with the Prime Minister of Poland Mateusha Moravetsky, honored the memory of the dead near the tomb of the unknown soldier and the victims of the Smolensk tragedy. - Ukrinform.</text:p>
      <text:p text:style-name="P4">
Images: ["<text:a xlink:type="simple" xlink:href="https://static.ukrinform.com/photos/2023_04/thumb_files/630_360_1680718461-437.jpg" text:style-name="Internet_20_link" text:visited-style-name="Visited_20_Internet_20_Link">
630_360_16807...</text:a>
", "<text:a xlink:type="simple" xlink:href="https://static.ukrinform.com/photos/2023_04/1680718520-811.jpg" text:style-name="Internet_20_link" text:visited-style-name="Visited_20_Internet_20_Link">
1680718520-81...</text:a>
", "<text:a xlink:type="simple" xlink:href="https://static.ukrinform.com/photos/2023_04/1680718520-351.jpg" text:style-name="Internet_20_link" text:visited-style-name="Visited_20_Internet_20_Link">
1680718520-35...</text:a>
", "<text:a xlink:type="simple" xlink:href="https://static.ukrinform.com/photos/2023_04/1680718520-465.jpg" text:style-name="Internet_20_link" text:visited-style-name="Visited_20_Internet_20_Link">
1680718520-46...</text:a>
"]</text:p>
      <text:p text:style-name="P4">
Tags: ['Польща', 'Варшава', 'Зеленський']</text:p>
      <text:p text:style-name="P4">
Type: Article</text:p>
      <!--METADATA-->
      <text:p text:style-name="P4">
<draw:frame draw:style-name="fr1" draw:name="Image209" text:anchor-type="as-char" svg:width="6.9236in" svg:height="3.956343in" draw:z-index="0">
<draw:image xlink:href="../Images/yкринформ/2023-04-05T19-47-00-03-00/630_360_1680718461-437.jpg" xlink:type="simple" xlink:show="embed" xlink:actuate="onLoad" draw:mime-type="image/jpeg"/>
</draw:frame>
The Presidential Lordir Zelensky, together with the Prime Minister of Poland Mateusha Moravetsky, honored the memory of the dead near the tomb of the unknown soldier and the victims of the Smolensk Tragedy.</text:p>
      <text:p text:style-name="P4">
The head of state wrote about it in <text:a xlink:type="simple" xlink:href="https://t.me/V_Zelenskiy_official/5763" text:style-name="Internet_20_link" text:visited-style-name="Visited_20_Internet_20_Link">
</text:a>
, reports Ukrinform.</text:p>
      <text:p text:style-name="P4">
"Together with the Prime Minister of Poland Mateusha Moravetsky honored the memory near the tomb of an unknown soldier in Warsaw. Establishing a doubt of the victims of the Smolensk tragedy of 2010 and to the Presidential Presidential Monument in 2005-2010," .</text:p>
      <text:p text:style-name="P4">
<draw:frame draw:style-name="fr1" draw:name="Image210" text:anchor-type="as-char" svg:width="6.9236in" svg:height="4.615733in" draw:z-index="0">
<draw:image xlink:href="../Images/yкринформ/2023-04-05T19-47-00-03-00/1680718520-811.jpg" xlink:type="simple" xlink:show="embed" xlink:actuate="onLoad" draw:mime-type="image/jpeg"/>
</draw:frame>
<draw:frame draw:style-name="fr1" draw:name="Image211" text:anchor-type="as-char" svg:width="6.9236in" svg:height="4.615733in" draw:z-index="0">
<draw:image xlink:href="../Images/yкринформ/2023-04-05T19-47-00-03-00/1680718520-351.jpg" xlink:type="simple" xlink:show="embed" xlink:actuate="onLoad" draw:mime-type="image/jpeg"/>
</draw:frame>
<text:span text:style-name="T5">
Viso: office -president</text:span>
</text:p>
      <text:p text:style-name="P4">
<text:span text:style-name="T4">
 Read also: </text:span>
 <text:a xlink:type="simple" xlink:href="https://www.ukrinform.ua/rubric-ato/3692100-zelenskij-pogodili-z-polseu-vazlivij-oboronnij-paket.html" text:style-name="Internet_20_link" text:visited-style-name="Visited_20_Internet_20_Link">
<text:span text:style-name="T4">
 Zelensky </text:span>
</text:a>
</text:p>
      <text:p text:style-name="P4">
<draw:frame draw:style-name="fr1" draw:name="Image212" text:anchor-type="as-char" svg:width="6.9236in" svg:height="4.615733in" draw:z-index="0">
<draw:image xlink:href="../Images/yкринформ/2023-04-05T19-47-00-03-00/1680718520-465.jpg" xlink:type="simple" xlink:show="embed" xlink:actuate="onLoad" draw:mime-type="image/jpeg"/>
</draw:frame>
As reported, <text:a xlink:type="simple" xlink:href="https://www.ukrinform.ua/rubric-polytics/3691724-zelenskij-pribuv-do-polsi.html" text:style-name="Internet_20_link" text:visited-style-name="Visited_20_Internet_20_Link">
</text:a>
.</text:p>
      <text:p text:style-name="P4">
It is known that Russia is involved in a plane by the Expature of Lehakachinsky, which happened on April 10, 2010. The main cause of the tragedy was the elevations in the left wing of the aircraft caused by external intervention.</text:p>
      <text:p text:style-name="P4">
Photo illustrative, op</text:p>
      <text:p text:style-name="P4">
News Source: <text:a xlink:type="simple" xlink:href="https://www.ukrinform.ua/rubric-society/3692124-zelenskij-u-varsavi-vsanuvav-pamat-zertv-smolenskoi-tragedii-i-zagiblih-soldat.html" text:style-name="Internet_20_link" text:visited-style-name="Visited_20_Internet_20_Link">
https://www.ukrinform.ua/rubric-society/3692124-zelenskij-u-varsavi-vsanuvav-pamat-zertv-smolenskoi-tragedii-i-zagiblih-soldat.html</text:a>
</text:p>
      <!--NEWS-->
      <text:h text:style-name="P10" text:outline-level="1">
<text:span text:style-name="T4">
Russia discusses the deportation of Ukrainian children without official broadcasting in the UN</text:span>
</text:h>
      <text:p text:style-name="P4">
Authors: Ukrinform (Person)</text:p>
      <text:p text:style-name="P4">
Publisher: Укринформ (Organization)</text:p>
      <text:p text:style-name="P4">
Published Time: 2023-04-05T19:48:45+03:00</text:p>
      <text:p text:style-name="P4">
Modified Time: 2023-04-05T19:48:45+03:00</text:p>
      <text:p text:style-name="P4">
Description: </text:p>
      <text:p text:style-name="P4">
Обговорення Депортації Українських Дітей На Неформальному Заході Радбезу Оон За Участю Уповноваженої З Прав Дитини Рф Марії Львової-Бєлової, Щодо Якої Міжнародний Кримінальний Суд Видав Ордер На Арешт, Відбувається Без Трансляції На Вебканалі Оон Та Офіційній Сторінці Оон У Ютубі. — Укрінформ.: </text:p>
      <text:p text:style-name="P4">
Images: ["<text:a xlink:type="simple" xlink:href="https://static.ukrinform.com/photos/2023_04/thumb_files/630_360_1680706448-998.jpg" text:style-name="Internet_20_link" text:visited-style-name="Visited_20_Internet_20_Link">
630_360_16807...</text:a>
"]</text:p>
      <text:p text:style-name="P4">
Tags: ['Депортація', 'Діти', 'ООН', 'Війна з росією']</text:p>
      <text:p text:style-name="P4">
Type: Article</text:p>
      <!--METADATA-->
      <text:p text:style-name="P4">
<draw:frame draw:style-name="fr1" draw:name="Image213" text:anchor-type="as-char" svg:width="6.9236in" svg:height="3.956343in" draw:z-index="0">
<draw:image xlink:href="../Images/yкринформ/2023-04-05T19-48-45-03-00/630_360_1680706448-998.jpg" xlink:type="simple" xlink:show="embed" xlink:actuate="onLoad" draw:mime-type="image/jpeg"/>
</draw:frame>
Discussion of the deportation of Ukrainian children at the informal event of the UNZA Security Council by the involvement of the RF Commissioner of the Russian Federation Maria Lviv-Bielova, in which the international criminal court issued a warrant for arrest, occurs without broadcasting the UN Web and Official Page in YouTube.</text:p>
      <text:p text:style-name="P4">
About it reports its own correspondent of Ukrinform.</text:p>
      <text:p text:style-name="P4">
At the same time, the US, Great Britain, Albania and Malta delegations were left behind during the Russian Ombudsmenka's speech and other speakers invited by Russia who participated in the online discussion.</text:p>
      <text:p text:style-name="P4">
Two countries are members of the Security Council, the United Kingdom and the US, blocking the transaction through the UN official channels.</text:p>
      <text:p text:style-name="P4">
"Today we opposed their speaker at a meeting by Arria(Ukrainian - ed.)kindergartens to Russia. We are against this. And that's why we joined Britain in blocking the use of the UN as an international site for her, ”the US post -press reporters told Linda Thomas Grinfield before the West.</text:p>
      <text:p text:style-name="P4">
Leo-Belova tried to give Russia the abduction of Ukrainian children as an "evacuation".</text:p>
      <text:p text:style-name="P4">
<text:span text:style-name="T4">
 Read also: </text:span>
 <text:a xlink:type="simple" xlink:href="https://www.ukrinform.ua/rubric-ato/3692111-zelenskij-obgovoriv-iz-moraveckim-dopomogi-u-posuku-ta-povernenni-z-rf-ukrainskih-ditej.html" text:style-name="Internet_20_link" text:visited-style-name="Visited_20_Internet_20_Link">
<text:span text:style-name="T4">
 children </text:span>
</text:a>
As reported by Ukrinform, the United Kingdom <text:a xlink:type="simple" xlink:href="https://www.ukrinform.ua/rubric-world/3691671-britania-zablokuvala-vistup-v-radbezi-oon-rosianki-aka-mae-order-na-arest-vid-mks.html" text:style-name="Internet_20_link" text:visited-style-name="Visited_20_Internet_20_Link">
</text:a>
calling it to be responsible for her actions in the Hague.</text:p>
      <text:p text:style-name="P4">
On March 17, 2023, the International Criminal Court issued a warrant on the Russian arrest president Vladimir Putin and Lviv-Bielova, who are suspected of unicoon deportation of children from the occupied territories of Ukraine to Russia at the less than February 2022.</text:p>
      <text:p text:style-name="P4">
<text:span text:style-name="T5">
Foto: Getty Images</text:span>
</text:p>
      <text:p text:style-name="P4">
News Source: <text:a xlink:type="simple" xlink:href="https://www.ukrinform.ua/rubric-ato/3692126-rosia-obgovorue-v-oon-deportaciu-ukrainskih-ditej-bez-oficijnoi-translacii.html" text:style-name="Internet_20_link" text:visited-style-name="Visited_20_Internet_20_Link">
https://www.ukrinform.ua/rubric-ato/3692126-rosia-obgovorue-v-oon-deportaciu-ukrainskih-ditej-bez-oficijnoi-translacii.html</text:a>
</text:p>
      <!--NEWS-->
      <text:h text:style-name="P10" text:outline-level="1">
<text:span text:style-name="T4">
88 invaders, three drones and ammunition composition - the Armed Forces were destroyed in Bakhmut.</text:span>
</text:h>
      <text:p text:style-name="P4">
Authors: Ukrinform (Person)</text:p>
      <text:p text:style-name="P4">
Publisher: Укринформ (Organization)</text:p>
      <text:p text:style-name="P4">
Published Time: 2023-04-05T19:51:00+03:00</text:p>
      <text:p text:style-name="P4">
Modified Time: 2023-04-05T19:51:00+03:00</text:p>
      <text:p text:style-name="P4">
Description: Over the last day of the Defense Force of Ukraine, 88 invaders were destroyed in the Bakhmut direction, 124 invaders were injured, three enemy unmanned unmanned devices were destroyed, one station of electronic warfare and a composition with ammunition. - Ukrinform.</text:p>
      <text:p text:style-name="P4">
Images: ["<text:a xlink:type="simple" xlink:href="https://static.ukrinform.com/photos/2023_04/thumb_files/630_360_1680537141-596.jpg" text:style-name="Internet_20_link" text:visited-style-name="Visited_20_Internet_20_Link">
630_360_16805...</text:a>
"]</text:p>
      <text:p text:style-name="P4">
Tags: ['Бахмут', 'Війна з росією', 'Єдині новини']</text:p>
      <text:p text:style-name="P4">
Type: Article</text:p>
      <!--METADATA-->
      <text:p text:style-name="P4">
<draw:frame draw:style-name="fr1" draw:name="Image214" text:anchor-type="as-char" svg:width="6.9236in" svg:height="3.956343in" draw:z-index="0">
<draw:image xlink:href="../Images/yкринформ/2023-04-05T19-51-00-03-00/630_360_1680537141-596.jpg" xlink:type="simple" xlink:show="embed" xlink:actuate="onLoad" draw:mime-type="image/jpeg"/>
</draw:frame>
For the latter, the Defense of Ukraine in the Bakhmut direction destroyed 88 invaders, 124 ashes were injured, three unmanned enemy unmanned devices, one station of radiolectronic struggle and composition with ammunition were destroyed.</text:p>
      <text:p text:style-name="P4">
The spokesman of the Eastern Urgent Armed Forces of the Armed Forces Sergey Cherevaty reported this on the air of the Telernado "The only news, Ukrinform reports.</text:p>
      <text:p text:style-name="P4">
"In this day, 245 shellings of various Arrtillery systems took place in the Bakhmut direction, 21 ammunition, 88 invaders were destroyed, 124 -for -sighted wounds were destroyed. In addition, three unmanned enemy apparatus was destroyed, one radio -electronic struggle station and the composition with ammunition.</text:p>
      <text:p text:style-name="P4">
According to him, now there are heavy battles under Bakhmut, the enemy continues to fain.</text:p>
      <text:p text:style-name="P4">
The spokesman of the eastern group of troops also stated that, unfortunately, the "projectile voice" where the enemy concentrated its main efforts, now is not. Tsebakhmut direction and Kupyansko-Limansky.</text:p>
      <text:p text:style-name="P4">
"He(The enemy - ed.)Unfortunately, it still has considerable capacity to beat the laid positions. Just compared to the summer, when the enemy is drilling strokes with all types of weapons and calibers in non-stop mode, now there is no such thing: they are concentrated only where there is such a need to be as a need for fire. This is the Bakhmut direction, and Lymansky, in this case, the latter even leads the use of enemy artillery, " - said Chrum.</text:p>
      <text:p text:style-name="P4">
He noted that if the Ukrainian military leadership see that the benefit of Bakhmut's maintenance will be less than existing threats, then a heated tactical step can be taken, but only if necessary.</text:p>
      <text:p text:style-name="P4">
<text:span text:style-name="T4">
 Read also: </text:span>
 <text:a xlink:type="simple" xlink:href="https://www.ukrinform.ua/rubric-ato/3691802-u-bahmuti-prikordonniki-vidbili-masnij-sturm-vagnerivciv.html" text:style-name="Internet_20_link" text:visited-style-name="Visited_20_Internet_20_Link">
<text:span text:style-name="T4">
 Bakhmut </text:span>
</text:a>
"If we see that the benefits of keeping Bakhmut are less in our development, then a certain tactical step can be taken. But I emphasize, heaven," said Cherevaty.</text:p>
      <text:p text:style-name="P4">
As reported by Ukrinform, President Volodymyr Zelenskyy said on April 5 that <text:a xlink:type="simple" xlink:href="https://www.ukrinform.ua/rubric-ato/3691963-zelenskij-vorog-ne-kontrolue-bahmut-ale-situacia-skladna.html" text:style-name="Internet_20_link" text:visited-style-name="Visited_20_Internet_20_Link">
</text:a>
, but the situation is the most difficult on the front.</text:p>
      <text:p text:style-name="P4">
He recalled that General Alexander and, according to him, for the general, the main thing is to keep the personnel.<text:span text:style-name="T5">
Foto: General Staff of the Armed Forces</text:span>
</text:p>
      <text:p text:style-name="P4">
News Source: <text:a xlink:type="simple" xlink:href="https://www.ukrinform.ua/rubric-ato/3692130-v-rajoni-bahmuta-znisili-88-zagarbnikiv-tri-bezpilotniki-i-sklad-boepripasiv-zsu.html" text:style-name="Internet_20_link" text:visited-style-name="Visited_20_Internet_20_Link">
https://www.ukrinform.ua/rubric-ato/3692130-v-rajoni-bahmuta-znisili-88-zagarbnikiv-tri-bezpilotniki-i-sklad-boepripasiv-zsu.html</text:a>
</text:p>
      <!--NEWS-->
      <text:h text:style-name="P10" text:outline-level="1">
<text:span text:style-name="T4">
Moravetsky called the unleashed war on the "beginning of the end of aggressive Russia"</text:span>
</text:h>
      <text:p text:style-name="P4">
Authors: Ukrinform (Person)</text:p>
      <text:p text:style-name="P4">
Publisher: Укринформ (Organization)</text:p>
      <text:p text:style-name="P4">
Published Time: 2023-04-05T19:55:00+03:00</text:p>
      <text:p text:style-name="P4">
Modified Time: 2023-04-05T19:55:00+03:00</text:p>
      <text:p text:style-name="P4">
Description: Russia's war against Ukraine is the end for the most aggressive Russia, but also the beginning of the strong cooperation of Ukraine and Poland, which will be the basis of Central Europe's security for decades. - Ukrinform.</text:p>
      <text:p text:style-name="P4">
Images: ["<text:a xlink:type="simple" xlink:href="https://static.ukrinform.com/photos/2023_04/thumb_files/630_360_1680712542-574.jpg" text:style-name="Internet_20_link" text:visited-style-name="Visited_20_Internet_20_Link">
630_360_16807...</text:a>
"]</text:p>
      <text:p text:style-name="P4">
Tags: ['Моравецький', 'Зеленський', 'Війна з росією']</text:p>
      <text:p text:style-name="P4">
Type: Article</text:p>
      <!--METADATA-->
      <text:p text:style-name="P4">
<draw:frame draw:style-name="fr1" draw:name="Image215" text:anchor-type="as-char" svg:width="6.9236in" svg:height="3.956343in" draw:z-index="0">
<draw:image xlink:href="../Images/yкринформ/2023-04-05T19-55-00-03-00/630_360_1680712542-574.jpg" xlink:type="simple" xlink:show="embed" xlink:actuate="onLoad" draw:mime-type="image/jpeg"/>
</draw:frame>
Solvement by the war against Ukraine is the end for the most aggressive Russia, but also the notion of powerful cooperation of Ukraine and Poland, which will become the basis of the security of central Europe for decades.</text:p>
      <text:p text:style-name="P4">
According to the Ukrinform correspondent, the Prime Minister Porosimateush Moravetsky stated this during a joint press conference with President of Ukraine President Zelensky in Warsaw.</text:p>
      <text:p text:style-name="P4">
"Today we form a picture of future Europe. The Kremlin and Putin, the end of Ukraine is moushed. But today we see that this war is the beginning of the end for Russia, aggressive Russia - one we know it, but also the beginning of completely completely Europe," he said.</text:p>
      <text:p text:style-name="P4">
<text:span text:style-name="T4">
 Read also: </text:span>
 <text:a xlink:type="simple" xlink:href="https://www.ukrinform.ua/rubric-polytics/3692116-moraveckij-koli-ukraina-bude-v-nato-mi-budemo-u-bilsij-bezpeci.html" text:style-name="Internet_20_link" text:visited-style-name="Visited_20_Internet_20_Link">
<text:span text:style-name="T4">
 Moravetsky </text:span>
</text:a>
Moravetsky emphasized that not only Ukraine's independence but also the security of all Europe and Poland is now standing at stake.</text:p>
      <text:p text:style-name="P4">
"Russia has already lost war and struggle for Ukrainian souls. And I am convinced that Russia is also losing this war for Ukraine and, in the end, loses in the war in our region," he said.</text:p>
      <text:p text:style-name="P4">
The Polish Prime Minister stressed that against this background, the powerful cooperation of Ukraine will be the "foundation of Central Europe's security" for decades.</text:p>
      <text:p text:style-name="P4">
<text:span text:style-name="T4">
 Read also: </text:span>
 <text:a xlink:type="simple" xlink:href="https://www.ukrinform.ua/rubric-ato/3692111-zelenskij-obgovoriv-iz-moraveckim-dopomogi-u-posuku-ta-povernenni-z-rf-ukrainskih-ditej.html" text:style-name="Internet_20_link" text:visited-style-name="Visited_20_Internet_20_Link">
<text:span text:style-name="T4">
 Moravetsky </text:span>
</text:a>
"On February 24, we realized that a new era began - the beginning of the end of Russian colonialism and imperialism, but also the beginning of cooperation between Ukraine Tapolshche - and our friendship will be the foundation of the security of Central Europe for numerous or longer. Ukraine will stand, Ukraine will win!" he said.</text:p>
      <text:p text:style-name="P4">
According to him, Poland is also ready to "be the leader of Europe" and "speaks of Cese with its partners from Western Europe and the US, how to build this newarchitecture of security."</text:p>
      <text:p text:style-name="P4">
Separately, the Head of the Polish Government commented on some calls for Ukraine to admit and give part of Russia. He stressed that it is impossible to "confuse peace and peace" and the inability to negotiate with barbarian Russia.</text:p>
      <text:p text:style-name="P4">
<text:span text:style-name="T4">
 Read also: </text:span>
 <text:a xlink:type="simple" xlink:href="https://www.ukrinform.ua/rubric-ato/3692100-zelenskij-pogodili-z-polseu-vazlivij-oboronnij-paket.html" text:style-name="Internet_20_link" text:visited-style-name="Visited_20_Internet_20_Link">
</text:a>
"It depends on Ukraine that it will determine what the conditions of peace of safety are acceptable to it," he emphasized.In addition to meeting with President Andrzej Duda and the Head of the Polish Government Mateusmomorovtsky, meetings with business representatives, Ukrainians, are also planned.</text:p>
      <text:p text:style-name="P4">
Photo: op</text:p>
      <text:p text:style-name="P4">
News Source: <text:a xlink:type="simple" xlink:href="https://www.ukrinform.ua/rubric-ato/3692129-moraveckij-nazvav-rozvazanu-vijnu-pocatkom-kinca-agresivnoi-rosii.html" text:style-name="Internet_20_link" text:visited-style-name="Visited_20_Internet_20_Link">
https://www.ukrinform.ua/rubric-ato/3692129-moraveckij-nazvav-rozvazanu-vijnu-pocatkom-kinca-agresivnoi-rosii.html</text:a>
</text:p>
      <!--NEWS-->
      <text:h text:style-name="P10" text:outline-level="1">
<text:span text:style-name="T4">
Zelensky congratulated the Jews on the Pesach</text:span>
</text:h>
      <text:p text:style-name="P4">
Authors: Ukrinform (Person)</text:p>
      <text:p text:style-name="P4">
Publisher: Укринформ (Organization)</text:p>
      <text:p text:style-name="P4">
Published Time: 2023-04-05T19:57:00+03:00</text:p>
      <text:p text:style-name="P4">
Modified Time: 2023-04-05T19:57:00+03:00</text:p>
      <text:p text:style-name="P4">
Description: President Volodymyr Zelenskyy wished harmony, goodness and peace on the occasion of the celebration of the Jews of the whole world of Passover. - Ukrinform.</text:p>
      <text:p text:style-name="P4">
Images: ["<text:a xlink:type="simple" xlink:href="https://static.ukrinform.com/photos/2023_02/thumb_files/630_360_1676049059-535.png" text:style-name="Internet_20_link" text:visited-style-name="Visited_20_Internet_20_Link">
630_360_16760...</text:a>
"]</text:p>
      <text:p text:style-name="P4">
Tags: ['Свято', 'Зеленський', 'Песах']</text:p>
      <text:p text:style-name="P4">
Type: Article</text:p>
      <!--METADATA-->
      <text:p text:style-name="P4">
<draw:frame draw:style-name="fr1" draw:name="Image216" text:anchor-type="as-char" svg:width="6.9236in" svg:height="3.956343in" draw:z-index="0">
<draw:image xlink:href="../Images/yкринформ/2023-04-05T19-57-00-03-00/630_360_1676049059-535.png" xlink:type="simple" xlink:show="embed" xlink:actuate="onLoad" draw:mime-type="image/png"/>
</draw:frame>
The Presidential Lordir Zelensky wished harmony, goodness and peace on the occasion of the beginning of the priesting Jews of the whole world of Pesakh.</text:p>
      <text:p text:style-name="P4">
Greetings President Posted in <text:a xlink:type="simple" xlink:href="https://twitter.com/ZelenskyyUa/status/1643653727532793857" text:style-name="Internet_20_link" text:visited-style-name="Visited_20_Internet_20_Link">
</text:a>
Transfers Ukrinform.</text:p>
      <text:p text:style-name="P4">
"Greetings to the Jews all over the world on the occasion of the bright holiday of the dogs!May the well -being of our homes, and peace reigns on our lands and in the hearts.(https://www.ukrinform.ua/tag-pesah)Haga Pesakhsames!", - the President said.</text:p>
      <text:p text:style-name="P4">
<text:span text:style-name="T4">
 Read also: </text:span>
 <text:a xlink:type="simple" xlink:href="https://www.ukrinform.ua/rubric-world/3685641-izrail-znav-zaboronu-na-povernenna-evreiv-do-poselen-na-zahidnomu-berezi-ricki-jordan.html" text:style-name="Internet_20_link" text:visited-style-name="Visited_20_Internet_20_Link">
<text:span text:style-name="T4">
 Jews </text:span>
</text:a>
It is known that Passova - a Jewish holiday in memory of exit from Egypt, is celebrated for 7 days in Israel and 8 days beyond. This year, the celebration will be established in the evening of April 5 and will end on April 13.</text:p>
      <text:p text:style-name="P4">
News Source: <text:a xlink:type="simple" xlink:href="https://www.ukrinform.ua/rubric-society/3692132-zelenskij-privitav-iudeiv-z-pesahom.html" text:style-name="Internet_20_link" text:visited-style-name="Visited_20_Internet_20_Link">
https://www.ukrinform.ua/rubric-society/3692132-zelenskij-privitav-iudeiv-z-pesahom.html</text:a>
</text:p>
      <!--NEWS-->
      <text:h text:style-name="P10" text:outline-level="1">
<text:span text:style-name="T4">
In Lviv, a full -wheel drive Bagi was developed for the military</text:span>
</text:h>
      <text:p text:style-name="P4">
Authors: Ukrinform (Person)</text:p>
      <text:p text:style-name="P4">
Publisher: Укринформ (Organization)</text:p>
      <text:p text:style-name="P4">
Published Time: 2023-04-05T20:01:00+03:00</text:p>
      <text:p text:style-name="P4">
Modified Time: 2023-04-05T20:01:00+03:00</text:p>
      <text:p text:style-name="P4">
Description: On the basis of the Lviv Higher Professional School of Computer Technology and Construction, they developed the full -wheel drive Bagi "Ram", which is not available. - Ukrinform.</text:p>
      <text:p text:style-name="P4">
Images: ["<text:a xlink:type="simple" xlink:href="https://static.ukrinform.com/photos/2023_04/thumb_files/630_360_1680708639-876.jpg" text:style-name="Internet_20_link" text:visited-style-name="Visited_20_Internet_20_Link">
630_360_16807...</text:a>
", "<text:a xlink:type="simple" xlink:href="https://static.ukrinform.com/photos/2023_04/1680709177-654.jpg" text:style-name="Internet_20_link" text:visited-style-name="Visited_20_Internet_20_Link">
1680709177-65...</text:a>
"]</text:p>
      <text:p text:style-name="P4">
Tags: ['Львів', 'Технології', 'Транспорт', 'Військові']</text:p>
      <text:p text:style-name="P4">
Type: Article</text:p>
      <!--METADATA-->
      <text:p text:style-name="P4">
<draw:frame draw:style-name="fr1" draw:name="Image217" text:anchor-type="as-char" svg:width="6.9236in" svg:height="3.956343in" draw:z-index="0">
<draw:image xlink:href="../Images/yкринформ/2023-04-05T20-01-00-03-00/630_360_1680708639-876.jpg" xlink:type="simple" xlink:show="embed" xlink:actuate="onLoad" draw:mime-type="image/jpeg"/>
</draw:frame>
At the Basilivsky Higher Professional School of Computer Technology and Construction, they have developed the full -wheel drive Bagi "roar", which is not analogues.</text:p>
      <text:p text:style-name="P4">
About it reports P <text:a xlink:type="simple" xlink:href="https://city-adm.lviv.ua/news/society/education/295954-u-lvivskomu-uchylyshchi-rozrobyly-unikalne-povnopryvidne-bahi-dlia-viiskovykh-na-peredovii" text:style-name="Internet_20_link" text:visited-style-name="Visited_20_Internet_20_Link">
</text:a>
, reports Ukrinform.</text:p>
      <text:p text:style-name="P4">
“The uniqueness of this design is that the engine in the Bagi is located inside. That is, here is a perfectly unloaded running part, and it is very strongly floating on the patency of the vehicle. It is also a triumphant, but can be fully folded to make it convenient to transport a person. There is a convenient compartment for different weapons and two points for fixing machine guns, ”said the student of the school and one of the developers Tarasyanush.</text:p>
      <text:p text:style-name="P4">
<draw:frame draw:style-name="fr1" draw:name="Image218" text:anchor-type="as-char" svg:width="6.9236in" svg:height="5.171846in" draw:z-index="0">
<draw:image xlink:href="../Images/yкринформ/2023-04-05T20-01-00-03-00/1680709177-654.jpg" xlink:type="simple" xlink:show="embed" xlink:actuate="onLoad" draw:mime-type="image/jpeg"/>
</draw:frame>
He also noted that the first Bagi at the school began to process from sports models into those that would be more convenient on the front line. Last year, a mammalic model of Bagi Tyrex, which still perform combat missions. And the "roar" is a vehicle that is even more advanced version of the previous one, adhesut takes into account all the needs of the military who test various vehicles by UBA.</text:p>
      <text:p text:style-name="P4">
<text:span text:style-name="T4">
 Read also: </text:span>
 [<text:span text:style-name="T4">
 Frankivsk </text:span>
 <text:span text:style-name="T4">
 Schoolboy </text:span>
 <text:span text:style-name="T4">
 developed </text:span>
 <text:span text:style-name="T4">
 </text:span>
 drone ****(https://www.ukrinform.ua/rubric-technology/3599874-frankivskij-skolar-rozrobiv-dronminosukac.html)It is emphasized that the full -wheel drive Bagi has many advantages. In particular, in addition to the central location of the engine, the low center of gravity; High clearance; protected leaks; no front and rear curtains of the body; Disc brakes. And in addition, high patency, load capacity and maneuverability(Small reversal radius).</text:p>
      <text:p text:style-name="P4">
У міськраді додають, що львівське училище комп’ютерних технологій табудівництва з початку повномасштабного вторгнення бере активну участь удопомозі Збройним силам України та внутрішньо переміщеним українцям: тутживуть і навчаються переселенці, ремонтують автомобілі для військових,проводять курси операторів дронів, створюють унікальні освітлювачі,співпрацюють з різноманітними громадськими та міжнародними організаціями.</text:p>
      <text:p text:style-name="P4">
Photo: press service of Lviv City Council</text:p>
      <text:p text:style-name="P4">
News Source: <text:a xlink:type="simple" xlink:href="https://www.ukrinform.ua/rubric-technology/3692085-u-lvovi-rozrobili-povnoprividne-bagi-dla-vijskovih.html" text:style-name="Internet_20_link" text:visited-style-name="Visited_20_Internet_20_Link">
https://www.ukrinform.ua/rubric-technology/3692085-u-lvovi-rozrobili-povnoprividne-bagi-dla-vijskovih.html</text:a>
</text:p>
      <!--NEWS-->
      <text:h text:style-name="P10" text:outline-level="1">
<text:span text:style-name="T4">
In Transcarpathia, an earthquake was recorded</text:span>
</text:h>
      <text:p text:style-name="P4">
Authors: Ukrinform (Person)</text:p>
      <text:p text:style-name="P4">
Publisher: Укринформ (Organization)</text:p>
      <text:p text:style-name="P4">
Published Time: 2023-04-05T20:02:00+03:00</text:p>
      <text:p text:style-name="P4">
Modified Time: 2023-04-05T20:02:00+03:00</text:p>
      <text:p text:style-name="P4">
Description: An earthquake of 2.2 on the Richter scale took place near the city of Mukachevo, Transcarpathian region. - Ukrinform.</text:p>
      <text:p text:style-name="P4">
Images: ["<text:a xlink:type="simple" xlink:href="https://static.ukrinform.com/photos/2023_02/thumb_files/630_360_1675857416-430.jpg" text:style-name="Internet_20_link" text:visited-style-name="Visited_20_Internet_20_Link">
630_360_16758...</text:a>
"]</text:p>
      <text:p text:style-name="P4">
Tags: ['Мукачево', 'Землетрус', 'Закарпаття']</text:p>
      <text:p text:style-name="P4">
Type: Article</text:p>
      <!--METADATA-->
      <text:p text:style-name="P4">
<draw:frame draw:style-name="fr1" draw:name="Image219" text:anchor-type="as-char" svg:width="6.9236in" svg:height="3.949857in" draw:z-index="0">
<draw:image xlink:href="../Images/yкринформ/2023-04-05T20-02-00-03-00/630_360_1675857416-430.jpg" xlink:type="simple" xlink:show="embed" xlink:actuate="onLoad" draw:mime-type="image/jpeg"/>
</draw:frame>
Around Mukachevo in the Transcarpathian region, a magnitude earthquake 2.2 from the Richter scale occurred on Wednesday.</text:p>
      <text:p text:style-name="P4">
According to Ukrinform, the main center of special control reports in <text:a xlink:type="simple" xlink:href="https://www.facebook.com/gcsk.mcsm/posts/pfbid0Qr4EYSyp2UXKbFfk2DNYLdb7ZD8ZsRjrdEin64RGbY2DVdAgGvesSLjyVyMXtTFUl" text:style-name="Internet_20_link" text:visited-style-name="Visited_20_Internet_20_Link">
</text:a>
.</text:p>
      <text:p text:style-name="P4">
"05 квітня 2023 року о 11:41:05 (Kyiv time)An earthquake, south of the city of Mukachevozakarpattya region, magnitude 2.2 is registered by the main center of specialized control(On the Richter scale)at a depth of 3 km ", -is in the message.</text:p>
      <text:p text:style-name="P4">
<text:span text:style-name="T4">
 Read also: </text:span>
 <text:a xlink:type="simple" xlink:href="https://www.ukrinform.ua/rubric-world/3691685-u-zoni-zemletrusu-v-tureccini-zveli-700-tisac-nametiv-ta-kontejneriv.html" text:style-name="Internet_20_link" text:visited-style-name="Visited_20_Internet_20_Link">
<text:span text:style-name="T4">
 earthquake </text:span>
</text:a>
It is known that according to the calculations, the earthquake does not pose a threat to the exposure, according to the classification of earthquakes refers to the insensitive.</text:p>
      <text:p text:style-name="P4">
News Source: <text:a xlink:type="simple" xlink:href="https://www.ukrinform.ua/rubric-regions/3692193-na-zakarpatti-zafiksuvali-zemletrus.html" text:style-name="Internet_20_link" text:visited-style-name="Visited_20_Internet_20_Link">
https://www.ukrinform.ua/rubric-regions/3692193-na-zakarpatti-zafiksuvali-zemletrus.html</text:a>
</text:p>
      <!--NEWS-->
      <text:h text:style-name="P10" text:outline-level="1">
<text:span text:style-name="T4">
Zinchenko's Ukrainian is the least folds in the APL</text:span>
</text:h>
      <text:p text:style-name="P4">
Authors: Ukrinform (Person)</text:p>
      <text:p text:style-name="P4">
Publisher: Укринформ (Organization)</text:p>
      <text:p text:style-name="P4">
Published Time: 2023-04-05T20:05:13+03:00</text:p>
      <text:p text:style-name="P4">
Modified Time: 2023-04-05T20:05:13+03:00</text:p>
      <text:p text:style-name="P4">
Description: Arsenal's left defender Alexander Zinchenko violates the rules less often than all other field players in the English Premier League. - Ukrinform.</text:p>
      <text:p text:style-name="P4">
Images: ["<text:a xlink:type="simple" xlink:href="https://static.ukrinform.com/photos/2023_04/thumb_files/630_360_1680714206-442.jpeg" text:style-name="Internet_20_link" text:visited-style-name="Visited_20_Internet_20_Link">
630_360_16807...</text:a>
"]</text:p>
      <text:p text:style-name="P4">
Tags: ['Арсенал', 'Футбол', 'Зінченко', 'АПЛ']</text:p>
      <text:p text:style-name="P4">
Type: Article</text:p>
      <!--METADATA-->
      <text:p text:style-name="P4">
<draw:frame draw:style-name="fr1" draw:name="Image220" text:anchor-type="as-char" svg:width="6.9236in" svg:height="3.956343in" draw:z-index="0">
<draw:image xlink:href="../Images/yкринформ/2023-04-05T20-05-13-03-00/630_360_1680714206-442.jpeg" xlink:type="simple" xlink:show="embed" xlink:actuate="onLoad" draw:mime-type="image/jpeg"/>
</draw:frame>
Arsenal's left-hand defender Alexander Zinchenko violates the rules less often than all other players in the English Premier League.</text:p>
      <text:p text:style-name="P4">
For <text:a xlink:type="simple" xlink:href="https://twitter.com/OptaJoe/status/1643631308193628165" text:style-name="Internet_20_link" text:visited-style-name="Visited_20_Internet_20_Link">
</text:a>
Opta is Ukrainian fits every 583 minutes, Ukrinform reports.</text:p>
      <text:p text:style-name="P4">
Top 5 Field Players of APL by a rarity of foul(Only football players have been taken into account that have played this season for at least 900 minutes)1 . Alexander Zinchenko(«Arsenal»)- one foul for 583 minutes</text:p>
      <text:p text:style-name="P4">
2 . MADS Rherslev("Brentford")- one foul for 465 minutes</text:p>
      <text:p text:style-name="P4">
3 . Ethan Pins("Brentford")- one foul for 360 minutes</text:p>
      <text:p text:style-name="P4">
4 . Ezry Cons(Aston Villa ")- one foul for 279 minutes</text:p>
      <text:p text:style-name="P4">
5 . Sun Botman(«Newcastle»)- one foul for 238 minutes</text:p>
      <text:p text:style-name="P4">
<text:span text:style-name="T4">
 Read also: </text:span>
 <text:a xlink:type="simple" xlink:href="https://www.ukrinform.ua/rubric-sports/3692063-ukrainska-molodizka-prograla-futbolistkam-svecii-u-kvalifikacii-evro2023.html" text:style-name="Internet_20_link" text:visited-style-name="Visited_20_Internet_20_Link">
<text:span text:style-name="T4">
 Football </text:span>
</text:a>
As reported, Arsenal Zinchenko heads the English Premier League, having a 72 point after 29 matches.</text:p>
      <text:p text:style-name="P4">
Photo: Getty Images</text:p>
      <text:p text:style-name="P4">
News Source: <text:a xlink:type="simple" xlink:href="https://www.ukrinform.ua/rubric-sports/3692135-ukrainec-zincenko-najmense-folit-v-apl.html" text:style-name="Internet_20_link" text:visited-style-name="Visited_20_Internet_20_Link">
https://www.ukrinform.ua/rubric-sports/3692135-ukrainec-zincenko-najmense-folit-v-apl.html</text:a>
</text:p>
      <!--NEWS-->
      <text:h text:style-name="P10" text:outline-level="1">
<text:span text:style-name="T4">
Ukraine will be the first crisis region where Germany will provide guarantees for investors</text:span>
</text:h>
      <text:p text:style-name="P4">
Authors: Ukrinform (Person)</text:p>
      <text:p text:style-name="P4">
Publisher: Укринформ (Organization)</text:p>
      <text:p text:style-name="P4">
Published Time: 2023-04-05T20:06:32+03:00</text:p>
      <text:p text:style-name="P4">
Modified Time: 2023-04-05T20:06:32+03:00</text:p>
      <text:p text:style-name="P4">
Description: Germany in the issue of promoting businesses to invest in Ukraine deviates from work practice in other regions of the world. - Ukrinform.</text:p>
      <text:p text:style-name="P4">
Images: ["<text:a xlink:type="simple" xlink:href="https://static.ukrinform.com/photos/2022_12/thumb_files/630_360_1670417330-791.jpg" text:style-name="Internet_20_link" text:visited-style-name="Visited_20_Internet_20_Link">
630_360_16704...</text:a>
"]</text:p>
      <text:p text:style-name="P4">
Tags: ['Інвестиції', 'Німеччина', 'Україна']</text:p>
      <text:p text:style-name="P4">
Type: Article</text:p>
      <!--METADATA-->
      <text:p text:style-name="P4">
<draw:frame draw:style-name="fr1" draw:name="Image221" text:anchor-type="as-char" svg:width="6.9236in" svg:height="3.956343in" draw:z-index="0">
<draw:image xlink:href="../Images/yкринформ/2023-04-05T20-06-32-03-00/630_360_1670417330-791.jpg" xlink:type="simple" xlink:show="embed" xlink:actuate="onLoad" draw:mime-type="image/jpeg"/>
</draw:frame>
Germany has the issue of promoting businesses to invest in Ukraine deviates from practitioners in other regions of the world.</text:p>
      <text:p text:style-name="P4">
This was confirmed by a spokesman for the German Ministry of Economy Stefan Gabrielgauf, Ukrinform correspondent reports.</text:p>
      <text:p text:style-name="P4">
He noted that it was important for the head of Robert Gabek, the head of Robert Gabec, who made a two -day visit to Ukraine at the beginning of the week, it was important to convey how Germanyadal would support Ukraine, in particular in guaranteeing investments.</text:p>
      <text:p text:style-name="P4">
<text:span text:style-name="T4">
 Read also: </text:span>
 <text:a xlink:type="simple" xlink:href="https://www.ukrinform.ua/rubric-economy/3692007-inozemci-investuvatimut-v-agrosektor-ukraini-za-umovi-strahuvanna-voennih-rizikiv-baslik.html" text:style-name="Internet_20_link" text:visited-style-name="Visited_20_Internet_20_Link">
<text:span text:style-name="T4">
 Invest </text:span>
</text:a>
“The minister wanted to show that Germany was ready to take the steps that she had previously worked out, as for the provision of guarantees for investment in areas where war is. Now we do it, ”the spokesman said.</text:p>
      <text:p text:style-name="P4">
The minister, according to the spokesman, made it clear that in this matter, Germany "departs from the practice of working in other regions of the world."</text:p>
      <text:p text:style-name="P4">
There are currently 21 applications for warranties in the amount of € 48 million. 11 projections worth 220 million euros are already provided with such guarantees. There will be negotiations with businessmen who have plans to invest or reformat the business started before the war. This applies to energy, logistics, agriculture.</text:p>
      <text:p text:style-name="P4">
<text:span text:style-name="T4">
 Read also: </text:span>
 <text:a xlink:type="simple" xlink:href="https://www.ukrinform.ua/rubric-vidbudova/3691422-ukraina-vze-otrimala-vid-kraindonoriv-15-miljoniv-na-vidnovlenna-cornobilskoi-zoni.html" text:style-name="Internet_20_link" text:visited-style-name="Visited_20_Internet_20_Link">
</text:a>
Minister Gabec, who was accompanied by a group of businessmen, wanted to see, delineations are working, where there are problems where Ukraine still needs help, added.</text:p>
      <text:p text:style-name="P4">
As reported by Ukrinform, Vicecanzler, German Economy Minister Robert Gabeckev in Kiev on April 3 with a delegation of representatives of German business.</text:p>
      <text:p text:style-name="P4">
News Source: <text:a xlink:type="simple" xlink:href="https://www.ukrinform.ua/rubric-economy/3692136-ukraina-bude-persim-krizovim-regionom-de-nimeccina-nadavatime-garantii-dla-investoriv.html" text:style-name="Internet_20_link" text:visited-style-name="Visited_20_Internet_20_Link">
https://www.ukrinform.ua/rubric-economy/3692136-ukraina-bude-persim-krizovim-regionom-de-nimeccina-nadavatime-garantii-dla-investoriv.html</text:a>
</text:p>
      <!--NEWS-->
      <text:h text:style-name="P10" text:outline-level="1">
<text:span text:style-name="T4">
It is impossible to give the Kremlin to boil Ukraine and Poland - Moravetsky</text:span>
</text:h>
      <text:p text:style-name="P4">
Authors: Ukrinform (Person)</text:p>
      <text:p text:style-name="P4">
Publisher: Укринформ (Organization)</text:p>
      <text:p text:style-name="P4">
Published Time: 2023-04-05T20:17:12+03:00</text:p>
      <text:p text:style-name="P4">
Modified Time: 2023-04-05T20:17:12+03:00</text:p>
      <text:p text:style-name="P4">
Description: Polish Prime Minister Mateusz Moravetsky called on compatriots not to be conducted on Russian propaganda, which is aimed at ensuring that the Ukrainian and Polish peoples were quarreling. - Ukrinform.</text:p>
      <text:p text:style-name="P4">
Images: ["<text:a xlink:type="simple" xlink:href="https://static.ukrinform.com/photos/2018_02/thumb_files/630_360_1519390944-7416.jpg" text:style-name="Internet_20_link" text:visited-style-name="Visited_20_Internet_20_Link">
630_360_15193...</text:a>
"]</text:p>
      <text:p text:style-name="P4">
Tags: ['росія', 'Моравецький', 'Війна з росією']</text:p>
      <text:p text:style-name="P4">
Type: Article</text:p>
      <!--METADATA-->
      <text:p text:style-name="P4">
<draw:frame draw:style-name="fr1" draw:name="Image222" text:anchor-type="as-char" svg:width="6.9236in" svg:height="3.956343in" draw:z-index="0">
<draw:image xlink:href="../Images/yкринформ/2023-04-05T20-17-12-03-00/630_360_1519390944-7416.jpg" xlink:type="simple" xlink:show="embed" xlink:actuate="onLoad" draw:mime-type="image/jpeg"/>
</draw:frame>
Polish Prime Minister Mateusz Moravetsky called on compatriots not to conduct Narodian propaganda, which is aimed at making Ukrainian and Polish peoples.</text:p>
      <text:p text:style-name="P4">
According to the Ukrinform correspondent, Moravetsky declared it during a joint press conference with President of Ukraine Vladimir Zelensky in Warsaw.</text:p>
      <text:p text:style-name="P4">
"The Kremlin expects that Poland and Ukraine are quarrel. And so I also call you, my compatriots: be careful and careful, do not pay attention to this harmful propaganda. You cannot allow them to share us. Today, Ukrainian military is choosing Ukrainian and our freedom." the Glavopolsky Government.</text:p>
      <text:p text:style-name="P4">
<text:span text:style-name="T4">
 Read also: </text:span>
 <text:a xlink:type="simple" xlink:href="https://www.ukrinform.ua/rubric-ato/3692129-moraveckij-nazvav-rozvazanu-vijnu-pocatkom-kinca-agresivnoi-rosii.html" text:style-name="Internet_20_link" text:visited-style-name="Visited_20_Internet_20_Link">
<text:span text:style-name="T4">
 Moravetsky </text:span>
</text:a>
According to him, Poland is also the "object of attacks of Russian spies, trolls, online farms and fake news at all possible levels." He added that "at all possible levels work at all possible levels to counteract." Yes, they recently exposed the network of Russian agents.</text:p>
      <text:p text:style-name="P4">
Moravetsky emphasized that Poland is a real brotherly country for Ukraine.</text:p>
      <text:p text:style-name="P4">
<text:span text:style-name="T4">
 Read also: </text:span>
 <text:a xlink:type="simple" xlink:href="https://www.ukrinform.ua/rubric-polytics/3692116-moraveckij-koli-ukraina-bude-v-nato-mi-budemo-u-bilsij-bezpeci.html" text:style-name="Internet_20_link" text:visited-style-name="Visited_20_Internet_20_Link">
<text:span text:style-name="T4">
 Moravetsky </text:span>
</text:a>
According to Ukrinform, Polish Prime Minister Mateusz Moravetsky stated that the war against Ukraine is the end for the most aggressive Russia, the beginning of the powerful cooperation of Ukraine and Poland, which will become the foundation of Central Europe for decades.</text:p>
      <text:p text:style-name="P4">
News Source: <text:a xlink:type="simple" xlink:href="https://www.ukrinform.ua/rubric-society/3692139-ne-mozna-dati-kremlu-rozsvariti-ukrainu-ta-polsu-moraveckij.html" text:style-name="Internet_20_link" text:visited-style-name="Visited_20_Internet_20_Link">
https://www.ukrinform.ua/rubric-society/3692139-ne-mozna-dati-kremlu-rozsvariti-ukrainu-ta-polsu-moraveckij.html</text:a>
</text:p>
      <!--NEWS-->
      <text:h text:style-name="P10" text:outline-level="1">
<text:span text:style-name="T4">
In Ukraine tomorrow is expected rains, in the western regions - with wet snow</text:span>
</text:h>
      <text:p text:style-name="P4">
Authors: Ukrinform (Person)</text:p>
      <text:p text:style-name="P4">
Publisher: Укринформ (Organization)</text:p>
      <text:p text:style-name="P4">
Published Time: 2023-04-05T20:18:00+03:00</text:p>
      <text:p text:style-name="P4">
Modified Time: 2023-04-05T20:18:00+03:00</text:p>
      <text:p text:style-name="P4">
Description: In Ukraine on Thursday, April 6, rains are expected, in western regions with wet snow, at night 4-9 ° heat, in the afternoon 8-13 °, in the west of the country at night from 2 ° heat to 3 ° frost, in the day Warm. - Ukrinform.</text:p>
      <text:p text:style-name="P4">
Images: ["<text:a xlink:type="simple" xlink:href="https://static.ukrinform.com/photos/2020_12/thumb_files/630_360_1609431493-211.jpeg" text:style-name="Internet_20_link" text:visited-style-name="Visited_20_Internet_20_Link">
630_360_16094...</text:a>
"]</text:p>
      <text:p text:style-name="P4">
Tags: None</text:p>
      <text:p text:style-name="P4">
Type: Article</text:p>
      <!--METADATA-->
      <text:p text:style-name="P4">
<draw:frame draw:style-name="fr1" draw:name="Image223" text:anchor-type="as-char" svg:width="6.9236in" svg:height="3.956343in" draw:z-index="0">
<draw:image xlink:href="../Images/yкринформ/2023-04-05T20-18-00-03-00/630_360_1609431493-211.jpeg" xlink:type="simple" xlink:show="embed" xlink:actuate="onLoad" draw:mime-type="image/jpeg"/>
</draw:frame>
In Ukraine, Thursday, April 6, rains are expected, in western regions with wet snow, a temperature of 4-9 ° heat at night, 8-13 ° in the daytime, in the west of the country at night from 2 ° Teplode 3 ° frost, in the afternoon 1-6 ° heat.</text:p>
      <text:p text:style-name="P4">
Ukrinform was reported at the Ukrainian Hydrometeorological Center.</text:p>
      <text:p text:style-name="P4">
"In the western regions, moderate wet snow and <text:a xlink:type="simple" xlink:href="https://www.ukrinform.ua/tag-dos" text:style-name="Internet_20_link" text:visited-style-name="Visited_20_Internet_20_Link">
</text:a>
, in the Carpathian region, at night and in Khmelnytskyi significant precipitation; on the roads of icing; wind mainly northern 7-12 m/s, gusts 15-20m/s; Temperature at night from 2 ° warm to 3 ° frost, in the daytime 1-6 ° heat(in the Carpathian Mountains 4-9 ° Frost, in the afternoon about 0 °). На решті території невеликий, вночі убільшості північних, центральних та Одеській областях помірний дощ; вітерпереважно південно-східний, 7-12 м/с; температура вночі 4-9° тепла, вдень8-13°, у східних областях до 16°", - йдеться в повідомленні.</text:p>
      <text:p text:style-name="P4">
У Києві та області 6 квітня вночі пройде помірний, вдень невеликий дощ. Вітерпівденно-східний, 7-12 м/с. У столиці температура вночі 6-8° тепла, вдень9-11°; на Київщині вночі 4-9° тепла, вдень 8-13°.</text:p>
      <text:p text:style-name="P4">
Синоптики прогнозують 7-8 квітня на Лівобережжі, у північних областях та накрайньому заході країни часом дощ, 7 квітня на Закарпатті та Прикарпаттімокрий сніг, на решті території без істотних опадів. Вітер змінних напрямків,3-8 м/с.</text:p>
      <text:p text:style-name="P4">
Температура вночі 3-8° тепла, вдень 8-13°, у східних областях до 16°; 7 квітняна Закарпатті та Прикарпатті вночі близько 0° (In the Carpathians 1-6 ° frost), daytime 0-5 ° warm.</text:p>
      <text:p text:style-name="P4">
In Kyiv and the region will rain on April 7 and night on April 8, in the rest of the timeless rainfall. Wind of variable directions, 3-5 m/s. In the capital the temperature at night 5-7 ° heat, in the afternoon 10-12 °; In Kyiv region at night 3-8 ° heat, in the afternoon 8-13 °.</text:p>
      <text:p text:style-name="P4">
<text:span text:style-name="T4">
 Read also: </text:span>
 <text:a xlink:type="simple" xlink:href="https://www.ukrinform.ua/rubric-regions/3691927-na-zahodi-ukraini-prognozuut-silnij-mokrij-snig-ta-dos.html" text:style-name="Internet_20_link" text:visited-style-name="Visited_20_Internet_20_Link">
<text:span text:style-name="T4">
 rain </text:span>
</text:a>
According to the forecast, in Ukraine April 9-10 will sometimes be rained(At night, east, southern, April 9 and central regions, without essentials). Температура вночі 2-8° тепла, вдень 9-15°.</text:p>
      <text:p text:style-name="P4">
У Карпатах вночі без істотних опадів, вдень 9 квітня часом невеликий, 10квітня помірний мокрий сніг; температура вночі 1-7° морозу, вдень близько 0°.</text:p>
      <text:p text:style-name="P4">
У Києві та області 10 квітня очікується помірний, 9 квітня невеликий дощ. Устолиці температура вночі 5-7° тепла, вдень 12-14°; на Київщині вночі 2-7°тепла, вдень 9-14°.</text:p>
      <text:p text:style-name="P4">
News Source: <text:a xlink:type="simple" xlink:href="https://www.ukrinform.ua/rubric-regions/3691953-v-ukraini-zavtra-ocikuutsa-dosi-u-zahidnih-oblastah-z-mokrim-snigom.html" text:style-name="Internet_20_link" text:visited-style-name="Visited_20_Internet_20_Link">
https://www.ukrinform.ua/rubric-regions/3691953-v-ukraini-zavtra-ocikuutsa-dosi-u-zahidnih-oblastah-z-mokrim-snigom.html</text:a>
</text:p>
      <!--NEWS-->
      <text:h text:style-name="P10" text:outline-level="1">
<text:span text:style-name="T4">
Problems of Polish farmers: Zelensky assures that the issue will be resolved in the coming days to the week</text:span>
</text:h>
      <text:p text:style-name="P4">
Authors: Ukrinform (Person)</text:p>
      <text:p text:style-name="P4">
Publisher: Укринформ (Organization)</text:p>
      <text:p text:style-name="P4">
Published Time: 2023-04-05T20:22:53+03:00</text:p>
      <text:p text:style-name="P4">
Modified Time: 2023-04-05T20:22:53+03:00</text:p>
      <text:p text:style-name="P4">
Description: President of Ukraine Volodymyr Zelensky assures that the issue of control over the export of Ukrainian grain, which Polish farmers insist, will be regulated in the near future. - Ukrinform.</text:p>
      <text:p text:style-name="P4">
Images: ["<text:a xlink:type="simple" xlink:href="https://static.ukrinform.com/photos/2023_04/thumb_files/630_360_1680700924-201.jpg" text:style-name="Internet_20_link" text:visited-style-name="Visited_20_Internet_20_Link">
630_360_16807...</text:a>
"]</text:p>
      <text:p text:style-name="P4">
Tags: ['Експорт', 'Польща', 'Зерно', 'Аграрії', 'Зеленський']</text:p>
      <text:p text:style-name="P4">
Type: Article</text:p>
      <!--METADATA-->
      <text:p text:style-name="P4">
<draw:frame draw:style-name="fr1" draw:name="Image224" text:anchor-type="as-char" svg:width="6.9236in" svg:height="3.956343in" draw:z-index="0">
<draw:image xlink:href="../Images/yкринформ/2023-04-05T20-22-53-03-00/630_360_1680700924-201.jpg" xlink:type="simple" xlink:show="embed" xlink:actuate="onLoad" draw:mime-type="image/jpeg"/>
</draw:frame>
Volodymyr Zelensky presidentials asserts that the issue of control over exporting Ukrainian grain, which Polish farmers insist, will be regulated in the near future.</text:p>
      <text:p text:style-name="P4">
He noted this during a joint briefing with the Prime Minister of Poland's Moravtsky, Ukrinform correspondent reports.</text:p>
      <text:p text:style-name="P4">
"We discussed issues about our farmers. We have found a way out and I believe that in the coming days we will finally solve this issue. Because there can ", - said Zelensky.</text:p>
      <text:p text:style-name="P4">
As it was reported, Polish farmers conducted a series of protests in connection with grain resistance from Ukraine.</text:p>
      <text:p text:style-name="P4">
*!(https://www.ukrinform.ua/rubric-economy/3686685-es-zbilsit-dopomogu-fermeram-aki-dopomagaut-ukraini-eksportuvati-zerno.html)Ukraine exports a large part of its grain through the land border with Poland in connection with a full -scale invasion of the Russian Federation and complicated exports of the sea. It was necessary to go through Poland in transit to other states, but according to Polish farmers, it remains in the country and sells there.</text:p>
      <text:p text:style-name="P4">
Last week the premieres of Romania and <text:a xlink:type="simple" xlink:href="https://www.ukrinform.ua/tag-polsa" text:style-name="Internet_20_link" text:visited-style-name="Visited_20_Internet_20_Link">
</text:a>
They stated that Bucharest and Warsaw will ask the European Commission to develop memorialisms that will help to establish tracking of grain exports from Ukraine to tact the dumping of prices to the detriment of local farmers.</text:p>
      <text:p text:style-name="P4">
<text:span text:style-name="T5">
Foto: Presidential Office</text:span>
</text:p>
      <text:p text:style-name="P4">
News Source: <text:a xlink:type="simple" xlink:href="https://www.ukrinform.ua/rubric-economy/3692141-problemi-polskih-fermeriv-zelenskij-zapevnae-so-pitanna-virisat-u-najblizci-dnitizni.html" text:style-name="Internet_20_link" text:visited-style-name="Visited_20_Internet_20_Link">
https://www.ukrinform.ua/rubric-economy/3692141-problemi-polskih-fermeriv-zelenskij-zapevnae-so-pitanna-virisat-u-najblizci-dnitizni.html</text:a>
</text:p>
      <!--NEWS-->
      <text:h text:style-name="P10" text:outline-level="1">
<text:span text:style-name="T4">
49 countries condemned Russia for abuse of the status of a permanent UN Council Member</text:span>
</text:h>
      <text:p text:style-name="P4">
Authors: Ukrinform (Person)</text:p>
      <text:p text:style-name="P4">
Publisher: Укринформ (Organization)</text:p>
      <text:p text:style-name="P4">
Published Time: 2023-04-05T20:29:00+03:00</text:p>
      <text:p text:style-name="P4">
Modified Time: 2023-04-05T20:29:00+03:00</text:p>
      <text:p text:style-name="P4">
Description: Forty -nine countries in the world and the EU have condemned Russia for organizing a meeting of the Council with respect to the alleged legal grounds for the abduction of Ukrainian children from temporarily captured territories. - Ukrinform.</text:p>
      <text:p text:style-name="P4">
Images: ["<text:a xlink:type="simple" xlink:href="https://static.ukrinform.com/photos/2021_11/thumb_files/630_360_1635749082-989.jpg" text:style-name="Internet_20_link" text:visited-style-name="Visited_20_Internet_20_Link">
630_360_16357...</text:a>
"]</text:p>
      <text:p text:style-name="P4">
Tags: ['Діти', 'ООН', 'росія', 'Війна з росією']</text:p>
      <text:p text:style-name="P4">
Type: Article</text:p>
      <!--METADATA-->
      <text:p text:style-name="P4">
<draw:frame draw:style-name="fr1" draw:name="Image225" text:anchor-type="as-char" svg:width="6.9236in" svg:height="3.956343in" draw:z-index="0">
<draw:image xlink:href="../Images/yкринформ/2023-04-05T20-29-00-03-00/630_360_1635749082-989.jpg" xlink:type="simple" xlink:show="embed" xlink:actuate="onLoad" draw:mime-type="image/jpeg"/>
</draw:frame>
Forty -five countries of the world and the EU condemned Russia for organizing a meeting of the Soviet Council of alleged legal grounds for the abduction of Ukrainian children from temporarily seized territories.</text:p>
      <text:p text:style-name="P4">
As Ukrinform reports, this is said in <text:a xlink:type="simple" xlink:href="https://twitter.com/CanadaUN/status/1643606423266361345" text:style-name="Internet_20_link" text:visited-style-name="Visited_20_Internet_20_Link">
</text:a>
of these countries.</text:p>
      <text:p text:style-name="P4">
"Today, the Russian Federation is again abusing the rights and privileges of the UN Security Council of the UN Security Council in order to disseminate misinformation regarding the organized by the abduction and illegal compulsory deportations of thousands of Ukrainian children," the statement goes.</text:p>
      <text:p text:style-name="P4">
It is noted that numerous reliable sources “pay attention to Russian Kinezozozoza deportations <text:a xlink:type="simple" xlink:href="https://www.ukrinform.ua/tag-diti" text:style-name="Internet_20_link" text:visited-style-name="Visited_20_Internet_20_Link">
</text:a>
From Ukraine to the Russian Federation.</text:p>
      <text:p text:style-name="Quotations">

<text:p text:style-name="P4">
Statement on Behalf of:&gt;
 🇦🇩🇦🇱🇦🇺🇦🇹🇧🇪🇧🇦🇧🇬🇨🇦🇭🇷🇨🇾🇨🇿🇩🇰🇪🇪🇪🇺🇫🇮🇫🇷🇩🇪🇬🇪🇬🇷🇬🇹🇭🇺🇮 🇸🇮🇪🇮🇹🇯🇵🇰🇷🇱🇻🇱🇮🇱🇹🇱🇺🇲🇹🇲🇩🇲🇨🇲🇪🇳🇱🇳🇿🇲🇰🇳🇴🇵🇱🇵🇹🇷🇴🇸🇲🇸🇰🇸🇮🇪🇸🇸🇪🇨 🇭🇺🇦🇬🇧🇺🇸&gt;
 <text:a xlink:type="simple" xlink:href="https://t.co/kcicaAwx5s" text:style-name="Internet_20_link" text:visited-style-name="Visited_20_Internet_20_Link">
</text:a>
&gt;
&gt;
 — Canada Mission UN #StandWithUkraine 🇺🇦(@Sundown) <text:a xlink:type="simple" xlink:href="https://twitter.com/CanadaUN/status/1643606423266361345" text:style-name="Internet_20_link" text:visited-style-name="Visited_20_Internet_20_Link">
&gt;
 </text:a>
"No amount of misinformation distributed by the Russian Federation will be able to deny the truth of the chief of persons from responsibility for their crimes," the statement said.</text:p>

</text:p>
      <text:p text:style-name="P4">
Among its signatories Andorra, Albania, Australia, Austria, Belgium, Bosnia Tagerzhogovina, Bulgaria, Canada, Croatia, Cyprus, Czech Republic, Denmark, Estonia, Finland, France, Germany, Georgia, Greece, Guatemala, Hungary, Ireland, Ireland, Ireland, Ireland, Ireland, Ireland, Ireland Japan, South Korea, Latvia, Liechtenstein, Lithuania, Luxembourg, Malta, Moldova, Monaco, Montenegro, Netherlands, New Zealand, Northern Macedonia, Norway, Poland, Portugal, Romania, Schwitza, Slovia, Slovakia Ukraine, United Kingdom, USA and EU.</text:p>
      <text:p text:style-name="P4">
<text:span text:style-name="T4">
 Read also: </text:span>
 <text:a xlink:type="simple" xlink:href="https://www.ukrinform.ua/rubric-ato/3692052-popri-order-mks-rosia-dorucila-svoij-ombudsmenci-rozpovidati-v-oon-pro-vikradenna-ukrainskih-ditej.html" text:style-name="Internet_20_link" text:visited-style-name="Visited_20_Internet_20_Link">
</text:a>
As reported by Ukrinform, Russia has tried today to organize informal constituents of the members of the Council according to the formula of Arria on the alleged legal grounds for the implementation of Ukrainian children from the occupied territories, inviting Lviv-Belov to it. <text:a xlink:type="simple" xlink:href="https://www.ukrinform.ua/rubric-world/3691671-britania-zablokuvala-vistup-v-radbezi-oon-rosianki-aka-mae-order-na-arest-vid-mks.html" text:style-name="Internet_20_link" text:visited-style-name="Visited_20_Internet_20_Link">
</text:a>
calling it to be responsible for her actions in the Hague.<text:span text:style-name="T5">
Фото: Alexandros Michailidis/Shutterstock</text:span>
</text:p>
      <text:p text:style-name="P4">
News Source: <text:a xlink:type="simple" xlink:href="https://www.ukrinform.ua/rubric-world/3692144-49-krain-zasudili-rosiu-za-zlovzivanna-statusom-postijnogo-clena-radbezu-oon.html" text:style-name="Internet_20_link" text:visited-style-name="Visited_20_Internet_20_Link">
https://www.ukrinform.ua/rubric-world/3692144-49-krain-zasudili-rosiu-za-zlovzivanna-statusom-postijnogo-clena-radbezu-oon.html</text:a>
</text:p>
      <!--NEWS-->
      <text:h text:style-name="P10" text:outline-level="1">
<text:span text:style-name="T4">
US exhibition explained why China did not dare to send Russia weapons</text:span>
</text:h>
      <text:p text:style-name="P4">
Authors: Ukrinform (Person)</text:p>
      <text:p text:style-name="P4">
Publisher: Укринформ (Organization)</text:p>
      <text:p text:style-name="P4">
Published Time: 2023-04-05T20:33:02+03:00</text:p>
      <text:p text:style-name="P4">
Modified Time: 2023-04-05T20:33:02+03:00</text:p>
      <text:p text:style-name="P4">
Description: Vice president of the US Peace Institute, the former US Ambassador to Ukraine William Taylor doubts that China will provide Russia with weapons and ammunition, because otherwise the event will impose the same sanctions on it as on the Russian Federation. - Ukrinform.</text:p>
      <text:p text:style-name="P4">
Images: ["<text:a xlink:type="simple" xlink:href="https://static.ukrinform.com/photos/2019_09/thumb_files/630_360_1567593737-725.jpg" text:style-name="Internet_20_link" text:visited-style-name="Visited_20_Internet_20_Link">
630_360_15675...</text:a>
"]</text:p>
      <text:p text:style-name="P4">
Tags: ['Китай', 'Посол', 'США', 'Вільям Тейлор']</text:p>
      <text:p text:style-name="P4">
Type: Article</text:p>
      <!--METADATA-->
      <text:p text:style-name="P4">
<draw:frame draw:style-name="fr1" draw:name="Image226" text:anchor-type="as-char" svg:width="6.9236in" svg:height="3.956343in" draw:z-index="0">
<draw:image xlink:href="../Images/yкринформ/2023-04-05T20-33-02-03-00/630_360_1567593737-725.jpg" xlink:type="simple" xlink:show="embed" xlink:actuate="onLoad" draw:mime-type="image/jpeg"/>
</draw:frame>
Vice president of the US Peace Institute, the former US Ambassador to Ukraine William Taylor, which will give Russia weapons and ammunition, because otherwise west is the same sanctions on it as in the Russian Federation.</text:p>
      <text:p text:style-name="P4">
According to Ukrinform, Taylor expressed this opinion in <text:a xlink:type="simple" xlink:href="https://www.youtube.com/watch" text:style-name="Internet_20_link" text:visited-style-name="Visited_20_Internet_20_Link">
</text:a>
The question of whether he believes that China will give Russia weapons and may be integrated to war at a certain stage.</text:p>
      <text:p text:style-name="P4">
"No I do not think so. And so far China has not done either the first or the second, and I understand why. After all, if China dares to send Russia weapons, supply it to it, dare to violate sanctions and go against the entire Western world, the same Western world and the same sanctions will return against China, ”said Tyilor.</text:p>
      <text:p text:style-name="P4">
<text:span text:style-name="T4">
 Read also: </text:span>
 <text:a xlink:type="simple" xlink:href="https://www.ukrinform.ua/rubric-polytics/3692017-makron-sprobue-zaluciti-kitaj-do-spilnoi-vidpovidalnosti-za-mir-v-ukraini.html" text:style-name="Internet_20_link" text:visited-style-name="Visited_20_Internet_20_Link">
<text:span text:style-name="T4">
 China </text:span>
</text:a>
According to the diplomat, if China still dares to give Russia weapons camp and actually enter the war, he will find himself in a situation similar to Russia.</text:p>
      <text:p text:style-name="P4">
“The US and Europe have long made it clear that if China dare to this step, if it suggests the same miscalculation as Putin, it will pay for the price price. The sanctions will very much shake the PRC. Therefore, I do not think that China will be centered, and so far he did nothing of it: at the moment he did not give the puppy to Russia, and I doubt what he would give, ”the exhibit summarized in Ukraine.</text:p>
      <text:p text:style-name="P4">
<text:span text:style-name="T4">
 Read also: </text:span>
 <text:a xlink:type="simple" xlink:href="https://www.ukrinform.ua/rubric-world/3691954-kitaj-nikoli-ne-buv-na-boci-rosii-u-ii-vijni-proti-ukraini-posol.html" text:style-name="Internet_20_link" text:visited-style-name="Visited_20_Internet_20_Link">
<text:span text:style-name="T4">
 China </text:span>
</text:a>
The Ambassador of China to the Tsun European Union reported that the Chinese was not on the side of Russia in Moscow's war against Ukraine.</text:p>
      <text:p text:style-name="P4">
News Source: <text:a xlink:type="simple" xlink:href="https://www.ukrinform.ua/rubric-ato/3692146-eksposol-ssa-poasniv-comu-kitaj-ne-navazivsa-vidpraviti-rosii-zbrou.html" text:style-name="Internet_20_link" text:visited-style-name="Visited_20_Internet_20_Link">
https://www.ukrinform.ua/rubric-ato/3692146-eksposol-ssa-poasniv-comu-kitaj-ne-navazivsa-vidpraviti-rosii-zbrou.html</text:a>
</text:p>
      <!--NEWS-->
      <text:h text:style-name="P10" text:outline-level="1">
<text:span text:style-name="T4">
In Khmelnitsky, another parish went to the PCCU</text:span>
</text:h>
      <text:p text:style-name="P4">
Authors: Ukrinform (Person)</text:p>
      <text:p text:style-name="P4">
Publisher: Укринформ (Organization)</text:p>
      <text:p text:style-name="P4">
Published Time: 2023-04-05T20:37:25+03:00</text:p>
      <text:p text:style-name="P4">
Modified Time: 2023-04-05T20:37:25+03:00</text:p>
      <text:p text:style-name="P4">
Description: In Khmelnitsky, people who gathered near the Church of the Nativity of the Blessed Virgin Mary of the UOC of the Moscow Patriarchate voted for its transition to the Orthodox Church of Ukraine. - Ukrinform.</text:p>
      <text:p text:style-name="P4">
Images: ["<text:a xlink:type="simple" xlink:href="https://static.ukrinform.com/photos/2023_04/thumb_files/630_360_1680716043-272.jpg" text:style-name="Internet_20_link" text:visited-style-name="Visited_20_Internet_20_Link">
630_360_16807...</text:a>
"]</text:p>
      <text:p text:style-name="P4">
Tags: ['УПЦ МП', 'Хмельницький', 'Православна церква України']</text:p>
      <text:p text:style-name="P4">
Type: Article</text:p>
      <!--METADATA-->
      <text:p text:style-name="P4">
<draw:frame draw:style-name="fr1" draw:name="Image227" text:anchor-type="as-char" svg:width="6.9236in" svg:height="3.956343in" draw:z-index="0">
<draw:image xlink:href="../Images/yкринформ/2023-04-05T20-37-25-03-00/630_360_1680716043-272.jpg" xlink:type="simple" xlink:show="embed" xlink:actuate="onLoad" draw:mime-type="image/jpeg"/>
</draw:frame>
Ukhmelnitsky people who gathered near the Church of the Nativity of the Blessed Church of the UOC of the Moscow Patriarchate, voted in favor of its transition of the Orthodox Church of Ukraine.</text:p>
      <text:p text:style-name="P4">
As Ukrinform reports, it reports <text:a xlink:type="simple" xlink:href="https://suspilne.media/436548-hmelnicani-progolosuvali-za-perehid-hramu-rizdva-presvatoi-bogorodici-upc-mp-do-pcu/" text:style-name="Internet_20_link" text:visited-style-name="Visited_20_Internet_20_Link">
</text:a>
.</text:p>
      <text:p text:style-name="P4">
“Today, April 5, during the gathering near the Temple of the Nativity of the Blessed Virgin Mary(MP), in the city center, the Khmelnytsky people held a meeting and a majority voted for the transition of the UOC(MP)to the PCU, ”the message reads.</text:p>
      <text:p text:style-name="P4">
The meeting registered about 1000 people. To <text:a xlink:type="simple" xlink:href="https://www.ukrinform.ua/tag-cerkva" text:style-name="Internet_20_link" text:visited-style-name="Visited_20_Internet_20_Link">
</text:a>
The Audit Committee has already come, and later it is sealed.</text:p>
      <text:p text:style-name="P4">
Earlier, Khmelnytsky City Council deputy Vitaliy Pidhaychuk in <text:a xlink:type="simple" xlink:href="https://www.facebook.com/100006077688531/videos/741001457520596/" text:style-name="Internet_20_link" text:visited-style-name="Visited_20_Internet_20_Link">
</text:a>
He reported that the priests began to export from the Church of the Nativity of the Blessed Virgin Mary.</text:p>
      <text:p text:style-name="P4">
As it was reported, in Khmelnitsky on April 2, after beating in the Pokrovsky Cathedral of the former serviceman, the temple moved to the PCU. April April <text:a xlink:type="simple" xlink:href="https://www.ukrinform.ua/rubric-regions/3691602-u-hmelnickomu-se-odna-parafia-perejsla-do-pcu.html" text:style-name="Internet_20_link" text:visited-style-name="Visited_20_Internet_20_Link">
</text:a>
.</text:p>
      <text:p text:style-name="P4">
<text:span text:style-name="T4">
 Read also: </text:span>
 <text:a xlink:type="simple" xlink:href="https://www.ukrinform.ua/rubric-regions/3691813-gromada-lvivskogo-kafedralnogo-soboru-upc-mp-perejsla-do-pcu.html" text:style-name="Internet_20_link" text:visited-style-name="Visited_20_Internet_20_Link">
<text:span text:style-name="T4">
 PCC </text:span>
</text:a>
The Khmelnytsky City Council decided to terminate the right to use 13 land plots for the churches of the UOC -MP. A similar decision on 19 land carriages made and <text:a xlink:type="simple" xlink:href="https://www.ukrinform.ua/rubric-regions/3691346-u-kamancipodilskomu-upc-mp-pozbavili-prava-na-koristuvanna-zemleu.html" text:style-name="Internet_20_link" text:visited-style-name="Visited_20_Internet_20_Link">
</text:a>
.</text:p>
      <text:p text:style-name="P4">
The Khmelnytsky Regional Council made a decision on <text:a xlink:type="simple" xlink:href="https://www.ukrinform.ua/rubric-regions/3691444-hmelnicka-oblrada-zaboronila-dialnist-upc-mp-na-teritorii-oblasti.html" text:style-name="Internet_20_link" text:visited-style-name="Visited_20_Internet_20_Link">
</text:a>
.</text:p>
      <text:p text:style-name="P4">
<text:span text:style-name="T5">
Foto: Public Khmelnitsky</text:span>
</text:p>
      <text:p text:style-name="P4">
News Source: <text:a xlink:type="simple" xlink:href="https://www.ukrinform.ua/rubric-society/3692147-u-hmelnickomu-se-odna-parafia-perejsla-do-pcu.html" text:style-name="Internet_20_link" text:visited-style-name="Visited_20_Internet_20_Link">
https://www.ukrinform.ua/rubric-society/3692147-u-hmelnickomu-se-odna-parafia-perejsla-do-pcu.html</text:a>
</text:p>
      <!--NEWS-->
      <text:h text:style-name="P10" text:outline-level="1">
<text:span text:style-name="T4">
In Poland, they signed a document on the reconstruction of Ukraine - Zelensky</text:span>
</text:h>
      <text:p text:style-name="P4">
Authors: Ukrinform (Person)</text:p>
      <text:p text:style-name="P4">
Publisher: Укринформ (Organization)</text:p>
      <text:p text:style-name="P4">
Published Time: 2023-04-05T20:41:00+03:00</text:p>
      <text:p text:style-name="P4">
Modified Time: 2023-04-05T20:41:00+03:00</text:p>
      <text:p text:style-name="P4">
Description: Ukraine and Poland have signed a separate recovery document. - Ukrinform.</text:p>
      <text:p text:style-name="P4">
Images: ["<text:a xlink:type="simple" xlink:href="https://static.ukrinform.com/photos/2023_04/thumb_files/630_360_1680712542-783.jpg" text:style-name="Internet_20_link" text:visited-style-name="Visited_20_Internet_20_Link">
630_360_16807...</text:a>
", "<text:a xlink:type="simple" xlink:href="https://static.ukrinform.com/photos/2023_04/1680712543-882.jpg" text:style-name="Internet_20_link" text:visited-style-name="Visited_20_Internet_20_Link">
1680712543-88...</text:a>
", "<text:a xlink:type="simple" xlink:href="https://static.ukrinform.com/photos/2023_04/1680712543-797.jpg" text:style-name="Internet_20_link" text:visited-style-name="Visited_20_Internet_20_Link">
1680712543-79...</text:a>
", "<text:a xlink:type="simple" xlink:href="https://static.ukrinform.com/photos/2023_04/1680712542-574.jpg" text:style-name="Internet_20_link" text:visited-style-name="Visited_20_Internet_20_Link">
1680712542-57...</text:a>
"]</text:p>
      <text:p text:style-name="P4">
Tags: ['Польща', 'Моравецький', 'Зеленський', 'Відбудова']</text:p>
      <text:p text:style-name="P4">
Type: Article</text:p>
      <!--METADATA-->
      <text:p text:style-name="P4">
<draw:frame draw:style-name="fr1" draw:name="Image228" text:anchor-type="as-char" svg:width="6.9236in" svg:height="3.956343in" draw:z-index="0">
<draw:image xlink:href="../Images/yкринформ/2023-04-05T20-41-00-03-00/630_360_1680712542-783.jpg" xlink:type="simple" xlink:show="embed" xlink:actuate="onLoad" draw:mime-type="image/jpeg"/>
</draw:frame>
Ukraine of the Tapolshi signed a separate recovery document.</text:p>
      <text:p text:style-name="P4">
President of Ukraine Volodymyr Zelensky stated this during a joint briefing with the Prime Minister of Poland Mateusha Moravetsky, Ukrinform reports.</text:p>
      <text:p text:style-name="P4">
"We are interested in maximizing the involvement of Polish business in Ukraine. I want to live for potential investors: we are working on minimizing military rises," the President said.</text:p>
      <text:p text:style-name="P4">
<draw:frame draw:style-name="fr1" draw:name="Image229" text:anchor-type="as-char" svg:width="6.9236in" svg:height="4.615733in" draw:z-index="0">
<draw:image xlink:href="../Images/yкринформ/2023-04-05T20-41-00-03-00/1680712543-882.jpg" xlink:type="simple" xlink:show="embed" xlink:actuate="onLoad" draw:mime-type="image/jpeg"/>
</draw:frame>
<draw:frame draw:style-name="fr1" draw:name="Image230" text:anchor-type="as-char" svg:width="6.9236in" svg:height="4.615733in" draw:z-index="0">
<draw:image xlink:href="../Images/yкринформ/2023-04-05T20-41-00-03-00/1680712543-797.jpg" xlink:type="simple" xlink:show="embed" xlink:actuate="onLoad" draw:mime-type="image/jpeg"/>
</draw:frame>
He noted that Ukraine and Poland have signed a separate document on the reconstruction of the state, and expressed confidence that the restoration of Ukraine would help both the development of the Polish business and the general development of the two countries.</text:p>
      <text:p text:style-name="P4">
<text:span text:style-name="T4">
 Read also: </text:span>
 <text:a xlink:type="simple" xlink:href="https://www.ukrinform.ua/rubric-society/3692139-ne-mozna-dati-kremlu-rozsvariti-ukrainu-ta-polsu-moraveckij.html" text:style-name="Internet_20_link" text:visited-style-name="Visited_20_Internet_20_Link">
</text:a>
"It is important that the economic growth we work on is to give a special increase in jobs in two countries. We are very interested in this. This will give us a positive social result with Poland," Zelensky emphasized.</text:p>
      <text:p text:style-name="P4">
<draw:frame draw:style-name="fr1" draw:name="Image231" text:anchor-type="as-char" svg:width="6.9236in" svg:height="4.615733in" draw:z-index="0">
<draw:image xlink:href="../Images/yкринформ/2023-04-05T20-41-00-03-00/1680712543-797.jpg" xlink:type="simple" xlink:show="embed" xlink:actuate="onLoad" draw:mime-type="image/jpeg"/>
</draw:frame>
<draw:frame draw:style-name="fr1" draw:name="Image232" text:anchor-type="as-char" svg:width="6.9236in" svg:height="4.615733in" draw:z-index="0">
<draw:image xlink:href="../Images/yкринформ/2023-04-05T20-41-00-03-00/1680712542-574.jpg" xlink:type="simple" xlink:show="embed" xlink:actuate="onLoad" draw:mime-type="image/jpeg"/>
</draw:frame>
As it was reported, President Volodymyr Zelenskyy, together with his wife on April 5, reassures an official visit in Poland.</text:p>
      <text:p text:style-name="P4">
The current visit is the first official visit of the President of Ukraine to Poland after the full -scale invasion of Russia into Ukraine. Zelensky and Duda twice - in December last year and February this year - met in Rzeszow during the President of Ukraine transit through Poland to Ukraine after the visits of state to the USA and European countries. However, these meetings had no status.</text:p>
      <text:p text:style-name="P4">
News Source: <text:a xlink:type="simple" xlink:href="https://www.ukrinform.ua/rubric-vidbudova/3692152-u-polsi-pidpisali-dokument-pro-vidbudovu-ukraini-zelenskij.html" text:style-name="Internet_20_link" text:visited-style-name="Visited_20_Internet_20_Link">
https://www.ukrinform.ua/rubric-vidbudova/3692152-u-polsi-pidpisali-dokument-pro-vidbudovu-ukraini-zelenskij.html</text:a>
</text:p>
      <!--NEWS-->
      <text:h text:style-name="P10" text:outline-level="1">
<text:span text:style-name="T4">
Athletes from Russia and Belarus who have missed qualification will not receive additional quotas</text:span>
</text:h>
      <text:p text:style-name="P4">
Authors: Ukrinform (Person)</text:p>
      <text:p text:style-name="P4">
Publisher: Укринформ (Organization)</text:p>
      <text:p text:style-name="P4">
Published Time: 2023-04-05T20:44:08+03:00</text:p>
      <text:p text:style-name="P4">
Modified Time: 2023-04-05T20:44:08+03:00</text:p>
      <text:p text:style-name="P4">
Description: The International Olympic Committee explained that it would be with Russian and Belarusian athletes who have already missed qualifying tournaments to the 2024 Olympic Games. - Ukrinform.</text:p>
      <text:p text:style-name="P4">
Images: ["<text:a xlink:type="simple" xlink:href="https://static.ukrinform.com/photos/2023_04/thumb_files/630_360_1680716549-213.jpg" text:style-name="Internet_20_link" text:visited-style-name="Visited_20_Internet_20_Link">
630_360_16807...</text:a>
"]</text:p>
      <text:p text:style-name="P4">
Tags: ['МОК', 'Олімпіада']</text:p>
      <text:p text:style-name="P4">
Type: Article</text:p>
      <!--METADATA-->
      <text:p text:style-name="P4">
<draw:frame draw:style-name="fr1" draw:name="Image233" text:anchor-type="as-char" svg:width="6.9236in" svg:height="3.956343in" draw:z-index="0">
<draw:image xlink:href="../Images/yкринформ/2023-04-05T20-44-08-03-00/630_360_1680716549-213.jpg" xlink:type="simple" xlink:show="embed" xlink:actuate="onLoad" draw:mime-type="image/jpeg"/>
</draw:frame>
The International Olympic Committee explained that it would be with Russian and Belarussian exports who have already missed qualifying tournaments to the 2024 Olympic Games.</text:p>
      <text:p text:style-name="P4">
As Ukrinform reports, with <text:a xlink:type="simple" xlink:href="https://olympics.com/ioc/news/q-a-on-solidarity-with-ukraine-sanctions-against-russia-and-belarus-and-the-status-of-athletes-from-these-countries" text:style-name="Internet_20_link" text:visited-style-name="Visited_20_Internet_20_Link">
</text:a>
to the IOC site.</text:p>
      <text:p text:style-name="P4">
“Some qualification competitions in several sports have already taken place. The IOC will disallow international federations to adapt their background qualifications to allocate additional quotas to athletes with Russian or Belarusian passport, which have lost their ability to qualify through the war, ”the IOC said.</text:p>
      <text:p text:style-name="P4">
The IOC recently published recommendations for international federations on the admission of Russians and Belarus to international competitions in neutral status without national symbols. The Committee plans to make a separate decision this issue a little later.</text:p>
      <text:p text:style-name="P4">
<text:span text:style-name="T4">
 Read also: </text:span>
 <text:a xlink:type="simple" xlink:href="https://www.ukrinform.ua/rubric-sports/3691986-britanci-ne-vistupatimut-na-cempionati-svitu2023-z-boksu.html" text:style-name="Internet_20_link" text:visited-style-name="Visited_20_Internet_20_Link">
</text:a>
As reported by Ukrinform, the Cabinet of Ministers has decided that Ukrainian athletes will compete at international tournaments, which will be presented with athletes of Irrigation and Belarus.</text:p>
      <text:p text:style-name="P4">
Photo: Getty Images</text:p>
      <text:p text:style-name="P4">
News Source: <text:a xlink:type="simple" xlink:href="https://www.ukrinform.ua/rubric-sports/3692149-atleti-z-rosii-i-bilorusi-aki-propustili-kvalifikaciu-ne-otrimaut-dodatkovih-kvot.html" text:style-name="Internet_20_link" text:visited-style-name="Visited_20_Internet_20_Link">
https://www.ukrinform.ua/rubric-sports/3692149-atleti-z-rosii-i-bilorusi-aki-propustili-kvalifikaciu-ne-otrimaut-dodatkovih-kvot.html</text:a>
</text:p>
      <!--NEWS-->
      <text:h text:style-name="P10" text:outline-level="1">
<text:span text:style-name="T4">
Russians fired Nikopol from artillery, there is a destruction</text:span>
</text:h>
      <text:p text:style-name="P4">
Authors: Ukrinform (Person)</text:p>
      <text:p text:style-name="P4">
Publisher: Укринформ (Organization)</text:p>
      <text:p text:style-name="P4">
Published Time: 2023-04-05T20:46:45+03:00</text:p>
      <text:p text:style-name="P4">
Modified Time: 2023-04-05T20:46:45+03:00</text:p>
      <text:p text:style-name="P4">
Description: The Russian army fired at Nikopol in Dnipropetrovsk. 14 houses were destroyed, the gas pipeline was damaged and the power line was broken. - Ukrinform.</text:p>
      <text:p text:style-name="P4">
Images: ["<text:a xlink:type="simple" xlink:href="https://static.ukrinform.com/photos/2023_04/thumb_files/630_360_1680716718-174.jpg" text:style-name="Internet_20_link" text:visited-style-name="Visited_20_Internet_20_Link">
630_360_16807...</text:a>
"]</text:p>
      <text:p text:style-name="P4">
Tags: ['Дніпропетровщина', 'Обстріл', 'Війна з росією']</text:p>
      <text:p text:style-name="P4">
Type: Article</text:p>
      <!--METADATA-->
      <text:p text:style-name="P4">
<draw:frame draw:style-name="fr1" draw:name="Image234" text:anchor-type="as-char" svg:width="6.9236in" svg:height="3.956343in" draw:z-index="0">
<draw:image xlink:href="../Images/yкринформ/2023-04-05T20-46-45-03-00/630_360_1680716718-174.jpg" xlink:type="simple" xlink:show="embed" xlink:actuate="onLoad" draw:mime-type="image/jpeg"/>
</draw:frame>
The Russian army fired at Nikopol in Dnipropetrovsk. 14 houses were destroyed, the gas pipeline was damaged and the power line was broken.</text:p>
      <text:p text:style-name="P4">
About it in <text:a xlink:type="simple" xlink:href="https://t.me/dnipropetrovskaODA/3971" text:style-name="Internet_20_link" text:visited-style-name="Visited_20_Internet_20_Link">
</text:a>
Informs the Chief -Propetrovsk Ova Sergei Lisak, Ukrinform reports.</text:p>
      <text:p text:style-name="P4">
"Today, the Russian army has covered Nikopol artillery fire. Again, Civil Infrastructure.</text:p>
      <text:p text:style-name="P4">
The enemy shells destroyed the store. 14 private homes and 15 houses, several cars were beaten. The city has a line of electrical programs, a mutilated gas pipeline.</text:p>
      <text:p text:style-name="P4">
<text:span text:style-name="T4">
 Read also: </text:span>
 <text:a xlink:type="simple" xlink:href="https://www.ukrinform.ua/rubric-ato/3692066-ponad-300-obstriliv-za-misac-demcenko-rozpoviv-pro-ataki-rf-na-tri-prikordonni-oblasti.html" text:style-name="Internet_20_link" text:visited-style-name="Visited_20_Internet_20_Link">
<text:span text:style-name="T4">
 Demchenko </text:span>
</text:a>
There are no casualties and wounded.</text:p>
      <text:p text:style-name="P4">
Earlier it was reported that the Russian army <text:a xlink:type="simple" xlink:href="https://www.ukrinform.ua/tag-obstril" text:style-name="Internet_20_link" text:visited-style-name="Visited_20_Internet_20_Link">
</text:a>
Nikopol district from the occupied coast of the Kakhovsky reservoir, in particular from Vasyliv district of Zaporizhzhya region.</text:p>
      <text:p text:style-name="P4">
News Source: <text:a xlink:type="simple" xlink:href="https://www.ukrinform.ua/rubric-ato/3692151-rosiani-obstrilali-nikopol-z-artilerii-e-rujnuvanna.html" text:style-name="Internet_20_link" text:visited-style-name="Visited_20_Internet_20_Link">
https://www.ukrinform.ua/rubric-ato/3692151-rosiani-obstrilali-nikopol-z-artilerii-e-rujnuvanna.html</text:a>
</text:p>
      <!--NEWS-->
      <text:h text:style-name="P10" text:outline-level="1">
<text:span text:style-name="T4">
Damage to Ukraine's energy infrastructure has exceeded $ 10 billion - UNDP and World Bank</text:span>
</text:h>
      <text:p text:style-name="P4">
Authors: Ukrinform (Person)</text:p>
      <text:p text:style-name="P4">
Publisher: Укринформ (Organization)</text:p>
      <text:p text:style-name="P4">
Published Time: 2023-04-05T20:52:00+03:00</text:p>
      <text:p text:style-name="P4">
Modified Time: 2023-04-05T20:52:00+03:00</text:p>
      <text:p text:style-name="P4">
Description: According to the results of the new joint assessment of the UN and World Bank Development Program, the losses caused by the energy, gas and thermal infrastructure of Ukraine exceeding $ 10 billion. - Ukrinform.</text:p>
      <text:p text:style-name="P4">
Images: ["<text:a xlink:type="simple" xlink:href="https://static.ukrinform.com/photos/2022_12/thumb_files/630_360_1671101042-938.jpg" text:style-name="Internet_20_link" text:visited-style-name="Visited_20_Internet_20_Link">
630_360_16711...</text:a>
"]</text:p>
      <text:p text:style-name="P4">
Tags: ['Енергетика', 'Мінінфраструктури', 'Україна', 'Збитки', 'Війна з росією']</text:p>
      <text:p text:style-name="P4">
Type: Article</text:p>
      <!--METADATA-->
      <text:p text:style-name="P4">
<draw:frame draw:style-name="fr1" draw:name="Image235" text:anchor-type="as-char" svg:width="6.9236in" svg:height="3.956343in" draw:z-index="0">
<draw:image xlink:href="../Images/yкринформ/2023-04-05T20-52-00-03-00/630_360_1671101042-938.jpg" xlink:type="simple" xlink:show="embed" xlink:actuate="onLoad" draw:mime-type="image/jpeg"/>
</draw:frame>
The reserves of the new joint assessment of the UN and World Bank Development Program, the losses caused by the energy, gas and thermal infrastructure of Ukraine exceeding $ 10 billion.</text:p>
      <text:p text:style-name="P4">
According to Ukrinform, this is stated in the UNDP presbyal, which is in the disposal of the agency.</text:p>
      <text:p text:style-name="P4">
"Continuous attacks on Ukraine's energy infrastructure have caused losses to $ 10 billion and left more than 12 million people with electricity or with restricted access to it, as well as violated the work united nations(UNDP)Iswide Bank, "the message reads.</text:p>
      <text:p text:style-name="P4">
The evaluation contains a detailed overview of catastrophic damage caused by Ukraine's energy infrastructure. Emergency repair work is estimated at 1.2 billionadolars in the United States.</text:p>
      <text:p text:style-name="P4">
<text:span text:style-name="T4">
 Read also: </text:span>
 <text:a xlink:type="simple" xlink:href="https://www.ukrinform.ua/rubric-vidbudova/3682827-energeticne-spivtovaristvo-dopomoze-ukraini-u-vidbudovi-infrastrukturi-pidpisali-memorandum.html" text:style-name="Internet_20_link" text:visited-style-name="Visited_20_Internet_20_Link">
</text:a>
“We are currently focused on the implementation of the projects to ensure the public and economics. UNDP's energy loss assessment shows how large -scale needs are. We expect that the International Comparison will use this report to provide additional assistance, ”the Viceremier-Minister for Recovery-Minister of Community Development, Territories and Infrastructure of Ukraine Oleksandr Kubrakov reported.</text:p>
      <text:p text:style-name="P4">
The largest share of losses is on the energy sector - about $ 6.5 billion, while the losses caused <text:a xlink:type="simple" xlink:href="https://www.ukrinform.ua/tag-aes" text:style-name="Internet_20_link" text:visited-style-name="Visited_20_Internet_20_Link">
</text:a>
About 770 million dollars reached. Due to the fact that this winter, community goals remained in electricity at minus temperatures, this assessment also emphasizes the need for urgent planning in case of emergency situations named after 2023/2024, which, as expected, will cost about $ 1 billion.</text:p>
      <text:p text:style-name="P4">
“Currently, the primary task is to provide light and heat. This will be a very important task, since our new estimate shows that emergency repair work will cost at least $ 1.2 billion, with this basic attention will be paid to ensuring energy supply to critically important infrastructure in large cities and in the war -victims of the war. UNDP representative in Ukraine like Silter.In general, losses in the country's energy infrastructure more than five times exceed indicators in the preliminary assessment made in June 2022. Green »technologies.</text:p>
      <text:p text:style-name="P4">
As reported by Ukrinform, <text:a xlink:type="simple" xlink:href="https://www.ukrinform.ua/rubric-economy/3686021-vidnovlenna-ekonomiki-ukraini-kostuvatime-411-milardiv-svitovij-bank.html" text:style-name="Internet_20_link" text:visited-style-name="Visited_20_Internet_20_Link">
</text:a>
2.6 times exceeds the expected GDP of Ukraine in 2022.</text:p>
      <text:p text:style-name="P4">
<text:span text:style-name="T5">
Foto: DTEK</text:span>
</text:p>
      <text:p text:style-name="P4">
News Source: <text:a xlink:type="simple" xlink:href="https://www.ukrinform.ua/rubric-economy/3692153-zbitki-energeticnoi-infrastrukturi-ukraini-perevisili-10-milardiv-ocinka-proon-i-svitovogo-banku.html" text:style-name="Internet_20_link" text:visited-style-name="Visited_20_Internet_20_Link">
https://www.ukrinform.ua/rubric-economy/3692153-zbitki-energeticnoi-infrastrukturi-ukraini-perevisili-10-milardiv-ocinka-proon-i-svitovogo-banku.html</text:a>
</text:p>
      <!--NEWS-->
      <text:h text:style-name="P10" text:outline-level="1">
<text:span text:style-name="T4">
The draft law on the activities of religious organizations will protect Ukraine - Helensky</text:span>
</text:h>
      <text:p text:style-name="P4">
Authors: Ukrinform (Person)</text:p>
      <text:p text:style-name="P4">
Publisher: Укринформ (Organization)</text:p>
      <text:p text:style-name="P4">
Published Time: 2023-04-05T21:11:00+03:00</text:p>
      <text:p text:style-name="P4">
Modified Time: 2023-04-05T21:11:00+03:00</text:p>
      <text:p text:style-name="P4">
Description: The bill on the activities of religious organizations in Ukraine can protect the country from speculation on the basis of religion by Russia. - Ukrinform.</text:p>
      <text:p text:style-name="P4">
Images: ["<text:a xlink:type="simple" xlink:href="https://static.ukrinform.com/photos/2023_02/thumb_files/630_360_1676992884-988.jpg" text:style-name="Internet_20_link" text:visited-style-name="Visited_20_Internet_20_Link">
630_360_16769...</text:a>
"]</text:p>
      <text:p text:style-name="P4">
Tags: ['Релігія', 'Законопроєкт', 'Єленський']</text:p>
      <text:p text:style-name="P4">
Type: Article</text:p>
      <!--METADATA-->
      <text:p text:style-name="P4">
<draw:frame draw:style-name="fr1" draw:name="Image236" text:anchor-type="as-char" svg:width="6.9236in" svg:height="3.956343in" draw:z-index="0">
<draw:image xlink:href="../Images/yкринформ/2023-04-05T21-11-00-03-00/630_360_1676992884-988.jpg" xlink:type="simple" xlink:show="embed" xlink:actuate="onLoad" draw:mime-type="image/jpeg"/>
</draw:frame>
The bill on the activities of religious organizations in Ukraine can protect Ukraine from speculation on the basis of religion by Russia.</text:p>
      <text:p text:style-name="P4">
This was reported by the Head of the State Service for Ethnopolitics and Freedom of Conscience(Dess)Victor Helensky is on the air of the Teleterna "One News", reports Ukrinform.</text:p>
      <text:p text:style-name="P4">
"This bill is effective for the protection of Ukraine from abuse of religion of the part of the aggressor country. It also corresponds to democratic procedures, because the word will be by court. The bill provides that the activity Ukraine, "he said.</text:p>
      <text:p text:style-name="P4">
<text:span text:style-name="T4">
 Read also: </text:span>
 <text:a xlink:type="simple" xlink:href="https://www.ukrinform.ua/rubric-ato/3681725-viktor-elenskij-golova-derzavnoi-sluzbi-z-etnopolitiki-ta-svobodi-sovisti.html" text:style-name="Internet_20_link" text:visited-style-name="Visited_20_Internet_20_Link">
<text:span text:style-name="T4">
 Elensky </text:span>
</text:a>
According to Helensky, in order to determine whether there is one or another organization under the subordination of centers in the territory of the aggressor country, desus provides religious examination, the commission will include experts of saving law, history of Orthodoxy, political science, sociology of religion.</text:p>
      <text:p text:style-name="P4">
"With a positive response, the Dex will make the order under study to break this connection. The connection, with the Moscow Patriarchate in the Naziadka, is not part of the Orthodox doctrine. He does not impose burdens of the individual or the organization," said the Head of the Dex.</text:p>
      <text:p text:style-name="P4">
He noted that if the organization interrupts this connection, then it will not be a pity. For its preservation, the Desx can go to the court, which "put the drill on this issue".</text:p>
      <text:p text:style-name="P4">
<text:span text:style-name="T4">
 Read also: </text:span>
 <text:a xlink:type="simple" xlink:href="https://www.ukrinform.ua/rubric-society/3673120-kozna-etnicna-spilnota-robit-unikalnij-vnesok-v-ukrainsku-kulturu-elenskij.html" text:style-name="Internet_20_link" text:visited-style-name="Visited_20_Internet_20_Link">
<text:span text:style-name="T4">
 Helensky </text:span>
</text:a>
As reported by Ukrinform, in January 2023 the Verkhovna Rada registered a registered bill No. 8371 on the activities of religious organizations in Ukraine, which may be terminated by the UOC -MP. The bill is aimed at adopting spiritual independence, preventing the split in society with a resilience, promoting the consolidation of Ukrainian society and protection of national interests.</text:p>
      <text:p text:style-name="P4">
News Source: <text:a xlink:type="simple" xlink:href="https://www.ukrinform.ua/rubric-society/3692201-zakonoproekt-sodo-dialnosti-religijnih-organizacij-ubezpecit-ukrainu-elenskij.html" text:style-name="Internet_20_link" text:visited-style-name="Visited_20_Internet_20_Link">
https://www.ukrinform.ua/rubric-society/3692201-zakonoproekt-sodo-dialnosti-religijnih-organizacij-ubezpecit-ukrainu-elenskij.html</text:a>
</text:p>
      <!--NEWS-->
      <text:h text:style-name="P10" text:outline-level="1">
<text:span text:style-name="T4">
Switzerland is outraged by the UN Ombudsmenka West, which is under the ICS</text:span>
</text:h>
      <text:p text:style-name="P4">
Authors: Ukrinform (Person)</text:p>
      <text:p text:style-name="P4">
Publisher: Укринформ (Organization)</text:p>
      <text:p text:style-name="P4">
Published Time: 2023-04-05T21:12:00+03:00</text:p>
      <text:p text:style-name="P4">
Modified Time: 2023-04-05T21:12:00+03:00</text:p>
      <text:p text:style-name="P4">
Description: Switzerland condemned Russia's selection of speakers to discuss the deportation of Ukrainian children at an informal meeting of UN Security Council members by the Arrians formula. - Ukrinform.</text:p>
      <text:p text:style-name="P4">
Images: ["<text:a xlink:type="simple" xlink:href="https://static.ukrinform.com/photos/2018_09/thumb_files/630_360_1538176474-3876.jpg" text:style-name="Internet_20_link" text:visited-style-name="Visited_20_Internet_20_Link">
630_360_15381...</text:a>
"]</text:p>
      <text:p text:style-name="P4">
Tags: ['Діти', 'ООН', 'Швейцарія']</text:p>
      <text:p text:style-name="P4">
Type: Article</text:p>
      <!--METADATA-->
      <text:p text:style-name="P4">
<draw:frame draw:style-name="fr1" draw:name="Image237" text:anchor-type="as-char" svg:width="6.9236in" svg:height="3.956343in" draw:z-index="0">
<draw:image xlink:href="../Images/yкринформ/2023-04-05T21-12-00-03-00/630_360_1538176474-3876.jpg" xlink:type="simple" xlink:show="embed" xlink:actuate="onLoad" draw:mime-type="image/jpeg"/>
</draw:frame>
Switzerarita has been selected by Russian speakers to discuss the deportation of Ukrainian children with an informal meeting of the UN Security Council by Arria.</text:p>
      <text:p text:style-name="P4">
According to Ukrinform correspondent in New York, a representative of Switzerland from his delegation to the UN in the UN expressed his outrage that Russia has invited the so-called "DNR/LNR" to the UN-Custodian representatives of the so-called "DNR/LNR naps ”(Commissioner for the Rights of the Russian Federation Maria Lviv-Belov).</text:p>
      <text:p text:style-name="P4">
Він зазначив, що «російська воєнна агресія проти України призвела донестерпних страждань дітей, і Швейцарія глибоко стурбована випадкаминезаконної депортації та переміщення дітей, які незалежна комісія ООН зрозслідування визнала воєнними злочинами».</text:p>
      <text:p text:style-name="P4">
<text:span text:style-name="T4">
Читайте також:</text:span>
 <text:a xlink:type="simple" xlink:href="https://www.ukrinform.ua/rubric-world/3692144-49-krain-zasudili-rosiu-za-zlovzivanna-statusom-postijnogo-clena-radbezu-oon.html" text:style-name="Internet_20_link" text:visited-style-name="Visited_20_Internet_20_Link">
 </text:a>
According to him, Switzerland calls on Russia to immediately follow the recommendations of this Commission, including by providing reliable information on deported -died, facilitating communication between them and their families and active initiation of their return to Ukraine.</text:p>
      <text:p text:style-name="P4">
Switzerland, stressed the diplomat, once again declares his full support for the People's Criminal Court, which issued warrants for the arrest of President of RFVvolodimir Putin and Lviv-Beliv.</text:p>
      <text:p text:style-name="P4">
In turn, the UK representative, on behalf of his delegation, has suggested that "Russia seeks to mislead the Radbez on the devastating consequences of the invasion." "Under the pretext of evacuation, the violent movement of thousands of children selected from their parents is horror ..." she said. - Russia has confirmed that protects these children. In fact, it is a calculated policy aimed at erasing Ukrainian identity and statehood as a whole. "</text:p>
      <text:p text:style-name="P4">
<text:span text:style-name="T4">
 Read also: </text:span>
 <text:a xlink:type="simple" xlink:href="https://www.ukrinform.ua/rubric-world/3691671-britania-zablokuvala-vistup-v-radbezi-oon-rosianki-aka-mae-order-na-arest-vid-mks.html" text:style-name="Internet_20_link" text:visited-style-name="Visited_20_Internet_20_Link">
</text:a>
The United Kingdom and the United States have been reported to broadcast the UN resources.</text:p>
      <text:p text:style-name="P4">
On March 17, 2023, the International Criminal Court issued a warrant on the Russian arrest president Vladimir Putin and Lviv-Bielova, who are suspected of unicoon deportation of children from the occupied territories of Ukraine to Russia at the less than February 2022.On Wednesday, Russia was discussing the deportation of children from Ukraine to the informal constituent of the members of the Council in the format of Aria. During the speeches of Lviv-Bielova and other Russia invited, the US delegations, the United Kingdom, Malta Taalbania left the meeting room.</text:p>
      <text:p text:style-name="P4">
News Source: <text:a xlink:type="simple" xlink:href="https://www.ukrinform.ua/rubric-polytics/3692157-svejcaria-oburena-ucastu-v-zahodi-v-oon-ombudsmenki-rosii-aka-perebuvae-pid-slidstvom-mks.html" text:style-name="Internet_20_link" text:visited-style-name="Visited_20_Internet_20_Link">
https://www.ukrinform.ua/rubric-polytics/3692157-svejcaria-oburena-ucastu-v-zahodi-v-oon-ombudsmenki-rosii-aka-perebuvae-pid-slidstvom-mks.html</text:a>
</text:p>
      <!--NEWS-->
      <text:h text:style-name="P10" text:outline-level="1">
<text:span text:style-name="T4">
Cherevaty: Russians use in Bakhmut area improved Fab-500 aircraft</text:span>
</text:h>
      <text:p text:style-name="P4">
Authors: Ukrinform (Person)</text:p>
      <text:p text:style-name="P4">
Publisher: Укринформ (Organization)</text:p>
      <text:p text:style-name="P4">
Published Time: 2023-04-05T21:21:00+03:00</text:p>
      <text:p text:style-name="P4">
Modified Time: 2023-04-05T21:21:00+03:00</text:p>
      <text:p text:style-name="P4">
Description: The army of the Russian Federation does not have the latest battle systems, so it now uses in the Bakhmut direction improved managed aviation bombs Fab-500, which can be effectively counteracting F-16 aircraft. - Ukrinform.</text:p>
      <text:p text:style-name="P4">
Images: ["<text:a xlink:type="simple" xlink:href="https://static.ukrinform.com/photos/2023_04/thumb_files/630_360_1680718845-815.jpg" text:style-name="Internet_20_link" text:visited-style-name="Visited_20_Internet_20_Link">
630_360_16807...</text:a>
"]</text:p>
      <text:p text:style-name="P4">
Tags: ['Бахмут', 'Російська авіація', 'Бомба', 'Війна з росією', 'Єдині новини']</text:p>
      <text:p text:style-name="P4">
Type: Article</text:p>
      <!--METADATA-->
      <text:p text:style-name="P4">
<draw:frame draw:style-name="fr1" draw:name="Image238" text:anchor-type="as-char" svg:width="6.9236in" svg:height="3.956343in" draw:z-index="0">
<draw:image xlink:href="../Images/yкринформ/2023-04-05T21-21-00-03-00/630_360_1680718845-815.jpg" xlink:type="simple" xlink:show="embed" xlink:actuate="onLoad" draw:mime-type="image/jpeg"/>
</draw:frame>
The RFNE army has the latest battle systems, so it now uses the improved managed air bombs of the Fab-500 at the Bakhmut bomb, and the F-16 aircraft can be effectively counter.</text:p>
      <text:p text:style-name="P4">
The spokesman of the Eastern Group of the Armed Forces Sergey Cherevaty said this on the air of the Televahorphone "The only news", Ukrinform reports.</text:p>
      <text:p text:style-name="P4">
"Since the enemy does not have the latest battle systems, unlike the fact that partners are trying to provide, the Russians are improving and using Staradya weapons, including Fab -500 bombs, equipping their wings with GPS inaugators," Cherevaty said.</text:p>
      <text:p text:style-name="P4">
According to him, this is all done to bypass our air defense system and to unsubscribe expensive "Caliber" or "Iskander" missiles.</text:p>
      <text:p text:style-name="P4">
<text:span text:style-name="T4">
 Read also: </text:span>
 <text:a xlink:type="simple" xlink:href="https://www.ukrinform.ua/rubric-ato/3691802-u-bahmuti-prikordonniki-vidbili-masnij-sturm-vagnerivciv.html" text:style-name="Internet_20_link" text:visited-style-name="Visited_20_Internet_20_Link">
<text:span text:style-name="T4">
 Bakhmut </text:span>
</text:a>
"The use of these airbombs gives the Russians a certain space, but here we also have their opposition. Ideal opposition, of course, would be to give the weaving of the latest F-16 aircraft with powerful air-air missiles that can knock hostile aircraft when they try to dump Bombs. Accordingly, this problem would be solved quickly. But in this case we are looking for other proper ways to protect from the consequences of this new threat, " -said the abdomen.</text:p>
      <text:p text:style-name="P4">
As reported by Ukrinform, President Volodymyr Zelenskyy said on April 5 that <text:a xlink:type="simple" xlink:href="https://www.ukrinform.ua/rubric-ato/3691963-zelenskij-vorog-ne-kontrolue-bahmut-ale-situacia-skladna.html" text:style-name="Internet_20_link" text:visited-style-name="Visited_20_Internet_20_Link">
</text:a>
, but the situation is the most difficult on the front.</text:p>
      <text:p text:style-name="P4">
<text:span text:style-name="T4">
 Read also: </text:span>
 <text:a xlink:type="simple" xlink:href="https://www.ukrinform.ua/rubric-ato/3692155-nastupalni-dii-rosian-trivaut-na-cotiroh-napramkah-minoboroni.html" text:style-name="Internet_20_link" text:visited-style-name="Visited_20_Internet_20_Link">
</text:a>
He stressed that the sooner Ukraine receives weapons from partners, the faster Ukrainian soldiers will "choose the situation" not only in Bakhmut, but in the whole territory of the state.</text:p>
      <text:p text:style-name="P4">
For the last day of Ukraine's defense force <text:a xlink:type="simple" xlink:href="https://www.ukrinform.ua/rubric-ato/3692130-v-rajoni-bahmuta-znisili-88-zagarbnikiv-tri-bezpilotniki-i-sklad-boepripasiv-zsu.html" text:style-name="Internet_20_link" text:visited-style-name="Visited_20_Internet_20_Link">
</text:a>
, three enemy unmanned devices, one radio electronic struggle and ammunition composition were destroyed.</text:p>
      <text:p text:style-name="P4">
_ Photo illustrative from social networks_</text:p>
      <text:p text:style-name="P4">
News Source: <text:a xlink:type="simple" xlink:href="https://www.ukrinform.ua/rubric-ato/3692159-cerevatij-rosiani-vikoristovuut-na-bahmutskomu-napramku-vdoskonaleni-aviabombi-fab500.html" text:style-name="Internet_20_link" text:visited-style-name="Visited_20_Internet_20_Link">
https://www.ukrinform.ua/rubric-ato/3692159-cerevatij-rosiani-vikoristovuut-na-bahmutskomu-napramku-vdoskonaleni-aviabombi-fab500.html</text:a>
</text:p>
      <!--NEWS-->
      <text:h text:style-name="P10" text:outline-level="1">
<text:span text:style-name="T4">
The Czech Republic will transfer property from army warehouses to Ukraine</text:span>
</text:h>
      <text:p text:style-name="P4">
Authors: Ukrinform (Person)</text:p>
      <text:p text:style-name="P4">
Publisher: Укринформ (Organization)</text:p>
      <text:p text:style-name="P4">
Published Time: 2023-04-05T21:31:00+03:00</text:p>
      <text:p text:style-name="P4">
Modified Time: 2023-04-05T21:31:00+03:00</text:p>
      <text:p text:style-name="P4">
Description: The planned military assistance of the Czech Republic of Ukraine will reach 600-700 million crowns (28 thousand - $ 32.6 thousand). - Ukrinform.</text:p>
      <text:p text:style-name="P4">
Images: ["<text:a xlink:type="simple" xlink:href="https://static.ukrinform.com/photos/2023_04/thumb_files/630_360_1680719617-531.jpg" text:style-name="Internet_20_link" text:visited-style-name="Visited_20_Internet_20_Link">
630_360_16807...</text:a>
"]</text:p>
      <text:p text:style-name="P4">
Tags: ['Чехія', 'Україна', 'допомога', 'Війна з росією']</text:p>
      <text:p text:style-name="P4">
Type: Article</text:p>
      <!--METADATA-->
      <text:p text:style-name="P4">
<draw:frame draw:style-name="fr1" draw:name="Image239" text:anchor-type="as-char" svg:width="6.9236in" svg:height="3.956343in" draw:z-index="0">
<draw:image xlink:href="../Images/yкринформ/2023-04-05T21-31-00-03-00/630_360_1680719617-531.jpg" xlink:type="simple" xlink:show="embed" xlink:actuate="onLoad" draw:mime-type="image/jpeg"/>
</draw:frame>
The planned military assistance of the Czech Republic of Ukraine reaches 600-700 million crowns(28 TIS. - 32.6 TIS. Dol.).</text:p>
      <text:p text:style-name="P4">
Про це заявила журналістам міністр оборони ЧР Яна Чернохова після зустрічі зпрезидентом Петром Павелом, передає Укрінформ.</text:p>
      <text:p text:style-name="P4">
За її словами, Україні буде передане непотрібне чеській армії майно зармійських складів.</text:p>
      <text:p text:style-name="P4">
«Допомога, яку ми плануємо разом із начальником Генерального штабу, становитьблизько 600-700 мільйонів крон. Це не фінансова допомога, це військовийматеріал, який все ще знаходиться на наших складах, якого армія не потребує тадійсно може відправити в Україну, не ставлячи під загрозу власнуобороноздатність», – сказала міністр.</text:p>
      <text:p text:style-name="P4">
Чернохова передала президенту список допомоги, яку Чехія вже надіслала Україніраніше. Вона згадала чесько-український виробничий кластер та допомогу, надануприватними компаніями.</text:p>
      <text:p text:style-name="P4">
<text:span text:style-name="T4">
Читайте також:</text:span>
 <text:a xlink:type="simple" xlink:href="https://www.ukrinform.ua/rubric-ato/3690670-cehia-se-mae-mozlivist-nadavati-ukraini-vijskovu-dopomogu-ministr-oboroni.html" text:style-name="Internet_20_link" text:visited-style-name="Visited_20_Internet_20_Link">
 <text:span text:style-name="T4">
Чехія</text:span>
 <text:span text:style-name="T4">
має</text:span>
 <text:span text:style-name="T4">
можливість</text:span>
 <text:span text:style-name="T4">
надавати</text:span>
 <text:span text:style-name="T4">
Україні</text:span>
<text:span text:style-name="T4">
військову</text:span>
 <text:span text:style-name="T4">
допомогу</text:span>
 <text:span text:style-name="T4">
міністр</text:span>
 <text:span text:style-name="T4">
оборони</text:span>
</text:a>
As reported, Paul in one of the recent interviews stated that <text:a xlink:type="simple" xlink:href="https://www.ukrinform.ua/tag-cehia" text:style-name="Internet_20_link" text:visited-style-name="Visited_20_Internet_20_Link">
</text:a>
She gave Ukraine everything she could, but have a valid capacity for further assistance.</text:p>
      <text:p text:style-name="P4">
The Czech Republic began to transfer weapons to Ukraine a few days before the start of the war. It became one of the largest suppliers of military equipment in Ukraine. Throughout the year, Prague handed over about 422 million euros to Ukraine, including tanks, infantry fighting vehicles, armored personnel carriers, howitzers, helicopters and anti -aircraft systems.</text:p>
      <text:p text:style-name="P4">
News Source: <text:a xlink:type="simple" xlink:href="https://www.ukrinform.ua/rubric-ato/3692167-cehia-peredast-ukraini-majno-z-armijskih-skladiv.html" text:style-name="Internet_20_link" text:visited-style-name="Visited_20_Internet_20_Link">
https://www.ukrinform.ua/rubric-ato/3692167-cehia-peredast-ukraini-majno-z-armijskih-skladiv.html</text:a>
</text:p>
      <!--NEWS-->
      <text:h text:style-name="P10" text:outline-level="1">
<text:span text:style-name="T4">
Hockey: Ukraine won Hungary by Bullits in the framework of preparation for the World Cup</text:span>
</text:h>
      <text:p text:style-name="P4">
Authors: Ukrinform (Person)</text:p>
      <text:p text:style-name="P4">
Publisher: Укринформ (Organization)</text:p>
      <text:p text:style-name="P4">
Published Time: 2023-04-05T21:36:04+03:00</text:p>
      <text:p text:style-name="P4">
Modified Time: 2023-04-05T21:36:04+03:00</text:p>
      <text:p text:style-name="P4">
Description: The national team of hockey beat Hungary at the start of preparation for the World Cup. - Ukrinform.</text:p>
      <text:p text:style-name="P4">
Images: ["<text:a xlink:type="simple" xlink:href="https://static.ukrinform.com/photos/2023_04/thumb_files/630_360_1680719724-946.jpg" text:style-name="Internet_20_link" text:visited-style-name="Visited_20_Internet_20_Link">
630_360_16807...</text:a>
"]</text:p>
      <text:p text:style-name="P4">
Tags: ['хокей', 'Збірна України']</text:p>
      <text:p text:style-name="P4">
Type: Article</text:p>
      <!--METADATA-->
      <text:p text:style-name="P4">
<draw:frame draw:style-name="fr1" draw:name="Image240" text:anchor-type="as-char" svg:width="6.9236in" svg:height="3.956343in" draw:z-index="0">
<draw:image xlink:href="../Images/yкринформ/2023-04-05T21-36-04-03-00/630_360_1680719724-946.jpg" xlink:type="simple" xlink:show="embed" xlink:actuate="onLoad" draw:mime-type="image/jpeg"/>
</draw:frame>
The Hockey national team beat the Hungarian team at the start of preparation for the championship.</text:p>
      <text:p text:style-name="P4">
"Blue-yellow" won with a score of 1: 0(After the bully), reports Ukrinform.</text:p>
      <text:p text:style-name="P4">
Ukraine has planned six preparatory games before the participation and World Cup.</text:p>
      <text:p text:style-name="P4">
The second match The Ukrainian team will also be held against Hungary on April 6.</text:p>
      <text:p text:style-name="P4">
<text:span text:style-name="T4">
 Read also: </text:span>
 <text:a xlink:type="simple" xlink:href="https://www.ukrinform.ua/rubric-sports/3691574-zinoca-zbirna-ukraini-zaznala-persoi-porazki-na-cs-z-hokeu.html" text:style-name="Internet_20_link" text:visited-style-name="Visited_20_Internet_20_Link">
<text:span text:style-name="T4">
 hockey </text:span>
</text:a>
The World Cup will take place from April 23 to April 29 in Tallinn.</text:p>
      <text:p text:style-name="P4">
Photo: FHU</text:p>
      <text:p text:style-name="P4">
News Source: <text:a xlink:type="simple" xlink:href="https://www.ukrinform.ua/rubric-sports/3692169-hokej-ukraina-peremogla-ugorsinu-po-bullitah-v-ramkah-pidgotovki-do-cs.html" text:style-name="Internet_20_link" text:visited-style-name="Visited_20_Internet_20_Link">
https://www.ukrinform.ua/rubric-sports/3692169-hokej-ukraina-peremogla-ugorsinu-po-bullitah-v-ramkah-pidgotovki-do-cs.html</text:a>
</text:p>
      <!--NEWS-->
      <text:h text:style-name="P10" text:outline-level="1">
<text:span text:style-name="T4">
The White House denied the Kremlin's statements about seemingly involvement of the event in the blows of</text:span>
</text:h>
      <text:p text:style-name="P4">
Authors: Ukrinform (Person)</text:p>
      <text:p text:style-name="P4">
Publisher: Укринформ (Organization)</text:p>
      <text:p text:style-name="P4">
Published Time: 2023-04-05T21:37:59+03:00</text:p>
      <text:p text:style-name="P4">
Modified Time: 2023-04-05T21:37:59+03:00</text:p>
      <text:p text:style-name="P4">
Description: The United States, together with the allies and partners, do not provide Ukraine with opportunities and do not encourage it to strike outside their territory, instead focused on strengthening the potential of the Armed Forces to defend its own territory. - Ukrinform.</text:p>
      <text:p text:style-name="P4">
Images: ["<text:a xlink:type="simple" xlink:href="https://static.ukrinform.com/photos/2016_11/thumb_files/630_360_1478586899-5364.jpg" text:style-name="Internet_20_link" text:visited-style-name="Visited_20_Internet_20_Link">
630_360_14785...</text:a>
"]</text:p>
      <text:p text:style-name="P4">
Tags: ['США', 'Білий дім', 'Війна з росією']</text:p>
      <text:p text:style-name="P4">
Type: Article</text:p>
      <!--METADATA-->
      <text:p text:style-name="P4">
<draw:frame draw:style-name="fr1" draw:name="Image241" text:anchor-type="as-char" svg:width="6.9236in" svg:height="3.956343in" draw:z-index="0">
<draw:image xlink:href="../Images/yкринформ/2023-04-05T21-37-59-03-00/630_360_1478586899-5364.jpg" xlink:type="simple" xlink:show="embed" xlink:actuate="onLoad" draw:mime-type="image/jpeg"/>
</draw:frame>
Combining with the allies and partners do not provide Ukraine with the opportunities to make it out of their territory, instead, in order to strengthen the potential of the Armed Forces to defend its own territory.</text:p>
      <text:p text:style-name="P4">
So commented on Wednesday the next accusations of the Kremlin Coordinator of the White House Radin Security John Kirby, Ukrinform reports his own correspondent.</text:p>
      <text:p text:style-name="P4">
"We do not provide opportunities and do not encourage Ukrainians to strike Ukraine," Kirby emphasized.</text:p>
      <text:p text:style-name="P4">
<text:span text:style-name="T4">
 Read also: </text:span>
 <text:a xlink:type="simple" xlink:href="https://www.ukrinform.ua/rubric-ato/3691113-bilij-dim-sprostuvav-rosijski-fejki-pro-bahmut.html" text:style-name="Internet_20_link" text:visited-style-name="Visited_20_Internet_20_Link">
</text:a>
At the same time, he confirmed that from the first days of Russian aggression against Ukraine, Sashas was provided by the Armed Forces of Ukraine with intelligence and information support. He explained the time that "so that they can defend themselves better, carry out operations and continue to take away the territories", conquered by Russia since 2014.</text:p>
      <text:p text:style-name="P4">
The White House representative stressed that the United States support is aimed at helping Ukraine to protect itself.</text:p>
      <text:p text:style-name="P4">
<text:span text:style-name="T4">
 Read also: </text:span>
 <text:a xlink:type="simple" xlink:href="https://www.ukrinform.ua/rubric-polytics/3689209-bilij-dim-ne-bacit-dokaziv-nenaleznogo-vikoristanna-ukrainou-vijskovoi-dopomogi-ssa.html" text:style-name="Internet_20_link" text:visited-style-name="Visited_20_Internet_20_Link">
</text:a>
As it was reported, on Wednesday, the Kremlin leader Putin stated without providing evidence that the Western intelligence services could be involved in the "terrorist attacks" carried out in the Russian Federation, including an explosion during which the Tatarsky propagandist was killed. At the same time, the Secretary of the Security Council of the Russian Federation reported on measures to prevent the recruitment of Russians by the Western intelligence services.</text:p>
      <text:p text:style-name="P4">
News Source: <text:a xlink:type="simple" xlink:href="https://www.ukrinform.ua/rubric-ato/3692170-bilij-dim-sprostuvav-zaavi-kremla-pro-nacebto-pricetnist-zahodu-do-udariv-po-rosii.html" text:style-name="Internet_20_link" text:visited-style-name="Visited_20_Internet_20_Link">
https://www.ukrinform.ua/rubric-ato/3692170-bilij-dim-sprostuvav-zaavi-kremla-pro-nacebto-pricetnist-zahodu-do-udariv-po-rosii.html</text:a>
</text:p>
      <!--NEWS-->
      <text:h text:style-name="P10" text:outline-level="1">
<text:span text:style-name="T4">
Donor Coordination Platform of Ukraine held a second meeting</text:span>
</text:h>
      <text:p text:style-name="P4">
Authors: Ukrinform (Person)</text:p>
      <text:p text:style-name="P4">
Publisher: Укринформ (Organization)</text:p>
      <text:p text:style-name="P4">
Published Time: 2023-04-05T21:45:18+03:00</text:p>
      <text:p text:style-name="P4">
Modified Time: 2023-04-05T21:45:18+03:00</text:p>
      <text:p text:style-name="P4">
Description: Ways to improve financial support coordination, as well as the need for restoration and reconstruction, were discussed by the participants of the Interagency Coordination Platform of Donors of Ukraine on April 5 during the second meeting of the executive committee. - Ukrinform.</text:p>
      <text:p text:style-name="P4">
Images: ["<text:a xlink:type="simple" xlink:href="https://static.ukrinform.com/photos/2023_04/thumb_files/630_360_1680720019-853.jpg" text:style-name="Internet_20_link" text:visited-style-name="Visited_20_Internet_20_Link">
630_360_16807...</text:a>
"]</text:p>
      <text:p text:style-name="P4">
Tags: ['Мінфін', 'Донор', 'Відбудова']</text:p>
      <text:p text:style-name="P4">
Type: Article</text:p>
      <!--METADATA-->
      <text:p text:style-name="P4">
<draw:frame draw:style-name="fr1" draw:name="Image242" text:anchor-type="as-char" svg:width="6.9236in" svg:height="3.956343in" draw:z-index="0">
<draw:image xlink:href="../Images/yкринформ/2023-04-05T21-45-18-03-00/630_360_1680720019-853.jpg" xlink:type="simple" xlink:show="embed" xlink:actuate="onLoad" draw:mime-type="image/jpeg"/>
</draw:frame>
The way to improve the coordination of financial support, as well as the need for restoration of targets, was discussed by the participants of the interagency coordination platform of donors of Ukraine on April 5 during the second meeting of the executive committee.</text:p>
      <text:p text:style-name="P4">
As Ukrinform reports, it reports <text:a xlink:type="simple" xlink:href="https://www.mof.gov.ua/uk/news/second_meeting_of_the_steering_committee_for_the_multi-agency_donor_coordination_platform_for_ukraine-3922" text:style-name="Internet_20_link" text:visited-style-name="Visited_20_Internet_20_Link">
</text:a>
The co-chairman of the Finance Minister of Ukraine Serhiy Marchenko, the Deputy Advisor to the White House on the National Security in the International Economy Michael Pilvid of the United States and the Director General for Neighborhood and Oblasts to Expand Grt-Jan Kupman from the European Commission. Representatives of the G7 countries, the European Commission of Tamyzhi International Financial Organizations, also participated.</text:p>
      <text:p text:style-name="P4">
Serhiy Marchenko informed about the needs for financing the state budget of Tadeficitis, and also informed that international partners assured Ukraine of their supporting support. He also spoke about the needs of Ukraine in the rapid renovation.</text:p>
      <text:p text:style-name="P4">
“This year, Ukraine has significant need to attract external financing to cover such priority expenditures as social and humanitarian. Grateful to the international partners for assuring Ukraine in covering the shortage of deficiency this year, ”the Ukrainian Minister said.</text:p>
      <text:p text:style-name="P4">
He added that this was made possible by the recent approval of the new four -year program of extended financing(Extended FundFacility - EFF)For Ukraine, $ 15.6 billion USA.</text:p>
      <text:p text:style-name="P4">
“Last week, we have achieved a significant result in cooperation with the International Bulk Fund. For the first time, a belligerent country has received approval from the Fund of the Financial Cooperation Program. This solution is an important indicator of DUMBER trust, which will contribute to attracting additional financial resources from international donors, ”Marchenko said.</text:p>
      <text:p text:style-name="P4">
The minister stressed that the Ukrainian restoration plan is not just about the reconstruction of the rooted roads and homes. This is a complete transformation of Ukraine on the principle ofbuild Back Better and the integration of the country into the European Union.</text:p>
      <text:p text:style-name="P4">
"The Government of Ukraine expects that the functioning of the platform should ensure close coordination between international donors and international financial organizations, as well as coordinated, transparent and accountable support for the country," Marchenko added.$ 3.3 billion from the required $ 14.1 billion has already been allocated a state budget for a quick recovery. To finance the remaining almost $ 10.8lrd, the Government of Ukraine is aimed at constructive and fruitful cooperation with donors and private sector.</text:p>
      <text:p text:style-name="P4">
Summarizing, the participants of the meeting spoke about the importance of continuing the work of the platform to mobilize international assistance required for the recent response to the needs of Ukraine.</text:p>
      <text:p text:style-name="P4">
As it was reported, the Interagency Donor Coordination Platform began its work on January 26, when the first meeting of its executive committee took place.</text:p>
      <text:p text:style-name="P4">
<text:span text:style-name="T5">
Foto: Minion</text:span>
</text:p>
      <text:p text:style-name="P4">
News Source: <text:a xlink:type="simple" xlink:href="https://www.ukrinform.ua/rubric-vidbudova/3692173-koordinacijna-platforma-donoriv-ukraini-provela-druge-zasidanna.html" text:style-name="Internet_20_link" text:visited-style-name="Visited_20_Internet_20_Link">
https://www.ukrinform.ua/rubric-vidbudova/3692173-koordinacijna-platforma-donoriv-ukraini-provela-druge-zasidanna.html</text:a>
</text:p>
      <!--NEWS-->
      <text:h text:style-name="P10" text:outline-level="1">
<text:span text:style-name="T4">
Zelensky in Poland: Four colors of our flags stronger than Russian tricolor</text:span>
</text:h>
      <text:p text:style-name="P4">
Authors: Ukrinform (Person)</text:p>
      <text:p text:style-name="P4">
Publisher: Укринформ (Organization)</text:p>
      <text:p text:style-name="P4">
Published Time: 2023-04-05T21:47:22+03:00</text:p>
      <text:p text:style-name="P4">
Modified Time: 2023-04-05T21:47:22+03:00</text:p>
      <text:p text:style-name="P4">
Description: President of Ukraine Volodymyr Zelensky is convinced that yellow-blue and white-red colors are stronger than Russian tricolor. - Ukrinform.</text:p>
      <text:p text:style-name="P4">
Images: ["<text:a xlink:type="simple" xlink:href="https://static.ukrinform.com/photos/2023_04/thumb_files/630_360_1680717213-122.jpg" text:style-name="Internet_20_link" text:visited-style-name="Visited_20_Internet_20_Link">
630_360_16807...</text:a>
", "<text:a xlink:type="simple" xlink:href="https://static.ukrinform.com/photos/2023_04/1680717214-559.jpg" text:style-name="Internet_20_link" text:visited-style-name="Visited_20_Internet_20_Link">
1680717214-55...</text:a>
", "<text:a xlink:type="simple" xlink:href="https://static.ukrinform.com/photos/2023_04/1680717213-704.jpg" text:style-name="Internet_20_link" text:visited-style-name="Visited_20_Internet_20_Link">
1680717213-70...</text:a>
"]</text:p>
      <text:p text:style-name="P4">
Tags: ['Польща', 'Варшава', 'Зеленський']</text:p>
      <text:p text:style-name="P4">
Type: Article</text:p>
      <!--METADATA-->
      <text:p text:style-name="P4">
<draw:frame draw:style-name="fr1" draw:name="Image243" text:anchor-type="as-char" svg:width="6.9236in" svg:height="3.956343in" draw:z-index="0">
<draw:image xlink:href="../Images/yкринформ/2023-04-05T21-47-22-03-00/630_360_1680717213-122.jpg" xlink:type="simple" xlink:show="embed" xlink:actuate="onLoad" draw:mime-type="image/jpeg"/>
</draw:frame>
President of Ukraine Volodymyr Zelenskyy is convinced that yellow-blue and white-red colors are stronger than Russian tricolor.</text:p>
      <text:p text:style-name="P4">
He stated this, speaking to the Ukrainian and Polish communities at the Plashchikorolovsky Castle in Warsaw, and thanks to the Poles for their support and assistance in the war with the aggressor, Ukrinform correspondent reports.</text:p>
      <text:p text:style-name="P4">
"Ukraine and Poland will affirm freedom together in Europe forever. Tyrania loses Vistoria when it loses Ukraine. Moscow will not kill, and St. Petersburg will never share more. After our victory on our and your Maidans will never be more than Russia," the head of the Ukrainian state said.</text:p>
      <text:p text:style-name="P4">
<draw:frame draw:style-name="fr1" draw:name="Image244" text:anchor-type="as-char" svg:width="6.9236in" svg:height="3.237424in" draw:z-index="0">
<draw:image xlink:href="../Images/yкринформ/2023-04-05T21-47-22-03-00/1680717214-559.jpg" xlink:type="simple" xlink:show="embed" xlink:actuate="onLoad" draw:mime-type="image/jpeg"/>
</draw:frame>
He emphasized that every time the Ukrainian flag returns to its law on Ukrainian soil, and the Russian occupier escapes, the Ipol flag is stronger. Yellow-blue and white-red-these four colors are stronger than the Obrosian tricolor.</text:p>
      <text:p text:style-name="P4">
<text:span text:style-name="T4">
 Read also: </text:span>
 <text:a xlink:type="simple" xlink:href="https://www.ukrinform.ua/rubric-polytics/3692154-zelenskij-vistupae-u-korolivskomu-zamku-varsavi.html" text:style-name="Internet_20_link" text:visited-style-name="Visited_20_Internet_20_Link">
<text:span text:style-name="T4">
 Zelensky </text:span>
</text:a>
According to the President, every successful battle for an independent Ukrainian state adds protection and Polish independence. "Polish" crabs "and" Peruns "in the hands of Ukrainians who return freedom to our people, add strength and vice. That is what our skills - Ukrainians and Poles mean - build a winged story side by side, and I am grateful for this fraternity to every Pole for this brotherhood "," he said.</text:p>
      <text:p text:style-name="P4">
Zelensky reminded the prophetic words of Pope John Paul II of the Spirit of God, who will descend on our earth.</text:p>
      <text:p text:style-name="P4">
<draw:frame draw:style-name="fr1" draw:name="Image245" text:anchor-type="as-char" svg:width="6.9236in" svg:height="3.237424in" draw:z-index="0">
<draw:image xlink:href="../Images/yкринформ/2023-04-05T21-47-22-03-00/1680717213-704.jpg" xlink:type="simple" xlink:show="embed" xlink:actuate="onLoad" draw:mime-type="image/jpeg"/>
</draw:frame>
He emphasized that it happened: Free Poland appeared and never fall, free Ukraine appeared and will never fall, and the Soviet regime crumbled. Taksamo, in his opinion, will happen to Russia.</text:p>
      <text:p text:style-name="P4">
"This alien power, who wanted to control our peoples and did not understand what we would like to do, just scattered. And we stand. We stand together side by side-Ukraine and Europe, both Europe, and the free world. Aggression against our freedom. This regime will also fall, which went to the war against us, "Zelensky said.</text:p>
      <text:p text:style-name="P4">
<text:span text:style-name="T4">
 Read also: </text:span>
 <text:a xlink:type="simple" xlink:href="https://www.ukrinform.ua/rubric-vidbudova/3692152-u-polsi-pidpisali-dokument-pro-vidbudovu-ukraini-zelenskij.html" text:style-name="Internet_20_link" text:visited-style-name="Visited_20_Internet_20_Link">
<text:span text:style-name="T4">
 Zelensky </text:span>
</text:a>
</text:p>
      <text:p text:style-name="P4">
The head of state is convinced that as Ukrainians and Poles now oppose the Russian aggressor, so they will enjoy the world together, will be together in the NATO.</text:p>
      <text:p text:style-name="P4">
"It is a continuation of our fate of free peoples, historical understanding between our people should reinforce everyone - everything we need to solve for the interests of the Spirit of our societies, they must decide - from the cooperation of military and political, economic, energy to the hard work of historians," Zelensky.</text:p>
      <text:p text:style-name="P4">
<text:span text:style-name="T4">
 Read also: </text:span>
 <text:a xlink:type="simple" xlink:href="https://www.ukrinform.ua/rubric-ato/3692129-moraveckij-nazvav-rozvazanu-vijnu-pocatkom-kinca-agresivnoi-rosii.html" text:style-name="Internet_20_link" text:visited-style-name="Visited_20_Internet_20_Link">
</text:a>
The President also expressed gratitude to the Polish cities and the state for the previous days of a full -scale Russian invasion of shelter and assistance to Ukrainians.</text:p>
      <text:p text:style-name="P4">
As it was reported, President Volodymyr Zelenskyy, together with his wife on April 5, reassures an official visit in Poland.</text:p>
      <text:p text:style-name="P4">
News Source: <text:a xlink:type="simple" xlink:href="https://www.ukrinform.ua/rubric-polytics/3692174-zelenskij-u-polsi-cotiri-kolori-nasih-praporiv-micnisi-za-rosijskij-trikolor.html" text:style-name="Internet_20_link" text:visited-style-name="Visited_20_Internet_20_Link">
https://www.ukrinform.ua/rubric-polytics/3692174-zelenskij-u-polsi-cotiri-kolori-nasih-praporiv-micnisi-za-rosijskij-trikolor.html</text:a>
</text:p>
      <!--NEWS-->
      <text:h text:style-name="P10" text:outline-level="1">
<text:span text:style-name="T4">
Zelensky believes that Poland will show its leadership in creating an aviation coalition</text:span>
</text:h>
      <text:p text:style-name="P4">
Authors: Ukrinform (Person)</text:p>
      <text:p text:style-name="P4">
Publisher: Укринформ (Organization)</text:p>
      <text:p text:style-name="P4">
Published Time: 2023-04-05T21:48:11+03:00</text:p>
      <text:p text:style-name="P4">
Modified Time: 2023-04-05T21:48:11+03:00</text:p>
      <text:p text:style-name="P4">
Description: President of Ukraine Volodymyr Zelensky believes that Poland will show its leadership in the creation of an international aviation coalition to provide Ukraine with modern fighters, and called on the world not to dwell in solidarity with Ukraine. - Ukrinform.</text:p>
      <text:p text:style-name="P4">
Images: ["<text:a xlink:type="simple" xlink:href="https://static.ukrinform.com/photos/2023_04/thumb_files/630_360_1680717221-266.jpg" text:style-name="Internet_20_link" text:visited-style-name="Visited_20_Internet_20_Link">
630_360_16807...</text:a>
"]</text:p>
      <text:p text:style-name="P4">
Tags: ['Польща', 'Зеленський', 'Війна з росією', 'Авіаційна коаліція']</text:p>
      <text:p text:style-name="P4">
Type: Article</text:p>
      <!--METADATA-->
      <text:p text:style-name="P4">
<draw:frame draw:style-name="fr1" draw:name="Image246" text:anchor-type="as-char" svg:width="6.9236in" svg:height="3.956343in" draw:z-index="0">
<draw:image xlink:href="../Images/yкринформ/2023-04-05T21-48-11-03-00/630_360_1680717221-266.jpg" xlink:type="simple" xlink:show="embed" xlink:actuate="onLoad" draw:mime-type="image/jpeg"/>
</draw:frame>
President of Ukraine Volodymyr Zelensky believes that Poland will show its leadership for the establishment of an international aviation coalition to provide Ukraine with modern -day joints, and called on the world not to dwell in solidarity with Ukraine.</text:p>
      <text:p text:style-name="P4">
He stated this, speaking to the Ukrainian and Polish communities at the Plashchikorolovsky Castle in Warsaw, and thanks to the Poles for their support and assistance in the war with the aggressor, Ukrinform correspondent reports.</text:p>
      <text:p text:style-name="P4">
"Do you still need steps to victory? No. It is only necessary not to dwell. On aircraft, you should not guess what number will look safer next to the letter F - 16 something else. It is worth acting, "the President said.</text:p>
      <text:p text:style-name="P4">
<text:span text:style-name="T4">
 Read also: </text:span>
 <text:a xlink:type="simple" xlink:href="https://www.ukrinform.ua/rubric-ato/3692117-prezident-napolagae-na-stvorenni-aviacijnoi-koalicii-dla-ukraini.html" text:style-name="Internet_20_link" text:visited-style-name="Visited_20_Internet_20_Link">
<text:span text:style-name="T4">
 Coalitions </text:span>
</text:a>
He recalled Poland's leadership and determination to create a "tank coalition" to help Ukraine and hopes for this leadership in the "aviation coalition".</text:p>
      <text:p text:style-name="P4">
"It is necessary to act as much as your leadership manifested itself in the" tank coalition ". Belief that will be manifested in the" aviation coalition ". Because it is a battle for freedom, and in it it is impossible to win partially," - said <text:a xlink:type="simple" xlink:href="https://www.ukrinform.ua/tag-zelenskij" text:style-name="Internet_20_link" text:visited-style-name="Visited_20_Internet_20_Link">
</text:a>
.</text:p>
      <text:p text:style-name="P4">
<text:span text:style-name="T4">
 Read also: </text:span>
 <text:a xlink:type="simple" xlink:href="https://www.ukrinform.ua/rubric-ato/3692111-zelenskij-obgovoriv-iz-moraveckim-dopomogi-u-posuku-ta-povernenni-z-rf-ukrainskih-ditej.html" text:style-name="Internet_20_link" text:visited-style-name="Visited_20_Internet_20_Link">
<text:span text:style-name="T4">
 Zelensky </text:span>
</text:a>
As it was reported, President Volodymyr Zelenskyy, together with his wife on April 5, reassures an official visit in Poland.</text:p>
      <text:p text:style-name="P4">
Polish President Andrzej Duda earlier stated that <text:a xlink:type="simple" xlink:href="https://www.ukrinform.ua/rubric-ato/3691947-polsa-peredala-ukraini-vze-visim-migiv-gotue-se-sist.html" text:style-name="Internet_20_link" text:visited-style-name="Visited_20_Internet_20_Link">
</text:a>
and prepares six fighter jets.</text:p>
      <text:p text:style-name="P4">
News Source: <text:a xlink:type="simple" xlink:href="https://www.ukrinform.ua/rubric-ato/3692175-zelenskij-virit-so-polsa-proavit-svoe-liderstvo-u-stvorenni-aviacijnoi-koalicii.html" text:style-name="Internet_20_link" text:visited-style-name="Visited_20_Internet_20_Link">
https://www.ukrinform.ua/rubric-ato/3692175-zelenskij-virit-so-polsa-proavit-svoe-liderstvo-u-stvorenni-aviacijnoi-koalicii.html</text:a>
</text:p>
      <!--NEWS-->
      <text:h text:style-name="P10" text:outline-level="1">
<text:span text:style-name="T4">
Since the beginning of the year, the consolidated budget has received more than ₴ 253 billion</text:span>
</text:h>
      <text:p text:style-name="P4">
Authors: Ukrinform (Person)</text:p>
      <text:p text:style-name="P4">
Publisher: Укринформ (Organization)</text:p>
      <text:p text:style-name="P4">
Published Time: 2023-04-05T21:52:12+03:00</text:p>
      <text:p text:style-name="P4">
Modified Time: 2023-04-05T21:52:12+03:00</text:p>
      <text:p text:style-name="P4">
Description: Payers in difficult wartime continue to support the economy of Ukraine, honestly paying taxes to the budget, so in three months it has already received more than UAH 253 billion. - Ukrinform.</text:p>
      <text:p text:style-name="P4">
Images: ["<text:a xlink:type="simple" xlink:href="https://static.ukrinform.com/photos/2020_10/thumb_files/630_360_1602826953-917.jpg" text:style-name="Internet_20_link" text:visited-style-name="Visited_20_Internet_20_Link">
630_360_16028...</text:a>
"]</text:p>
      <text:p text:style-name="P4">
Tags: ['Бюджет', 'Податки']</text:p>
      <text:p text:style-name="P4">
Type: Article</text:p>
      <!--METADATA-->
      <text:p text:style-name="P4">
<draw:frame draw:style-name="fr1" draw:name="Image247" text:anchor-type="as-char" svg:width="6.9236in" svg:height="3.956343in" draw:z-index="0">
<draw:image xlink:href="../Images/yкринформ/2023-04-05T21-52-12-03-00/630_360_1602826953-917.jpg" xlink:type="simple" xlink:show="embed" xlink:actuate="onLoad" draw:mime-type="image/jpeg"/>
</draw:frame>
Payers are complicated by wartime continue to support the economy of Ukraine, honestly paying taxes to the budget, so in three months more than 253 billion.</text:p>
      <text:p text:style-name="P4">
As Ukrinform reports, it reports <text:a xlink:type="simple" xlink:href="https://tax.gov.ua/media-tsentr/novini/666239.html" text:style-name="Internet_20_link" text:visited-style-name="Visited_20_Internet_20_Link">
</text:a>
"Yes, in January - March 2023(balance)For the consolidated budget, the traffic controls of the DPS amount to UAH 253.2 billion. The state budget received UAH 152.2 billion, to local budgets -UAH 101 billion, " -goes in the message.</text:p>
      <text:p text:style-name="P4">
Receipt(balance)The general fund of the state budget in January - March2023 amounted to UAH 150.4 billion. Indicators of the painting of the Ministry of Finance of Ukraine by revenues of the general fund of the state budget were performed on 98.8 performance. For the 1st quarter of 2023, 40.4 billion VAT was reimbursed into the accounts of payers.</text:p>
      <text:p text:style-name="P4">
<text:span text:style-name="T4">
 Read also: </text:span>
 <text:a xlink:type="simple" xlink:href="https://www.ukrinform.ua/rubric-economy/3691281-derzavni-zapozicenna-do-budzetu-v-persomu-kvartali-stanovili-4035-milarda-minfin.html" text:style-name="Internet_20_link" text:visited-style-name="Visited_20_Internet_20_Link">
</text:a>
In March 2023 revenue(balance)The consolidated budget for payments, which control the DPS, amounts to UAH 103.3 billion. The state budget received 68.8 billion UAH, to local budgets - UAH 34.5 billion.</text:p>
      <text:p text:style-name="P4">
As reported by Ukrinform, in January-February 2023 revenues to the consolidated <text:a xlink:type="simple" xlink:href="https://www.ukrinform.ua/tag-budzet" text:style-name="Internet_20_link" text:visited-style-name="Visited_20_Internet_20_Link">
</text:a>
According to payments controlled by the State tax service of Ukraine, amounted to UAH 149.9 billion.</text:p>
      <text:p text:style-name="P4">
News Source: <text:a xlink:type="simple" xlink:href="https://www.ukrinform.ua/rubric-economy/3692177-z-pocatku-roku-do-zvedenogo-budzetu-nadijslo-ponad-253-milardi.html" text:style-name="Internet_20_link" text:visited-style-name="Visited_20_Internet_20_Link">
https://www.ukrinform.ua/rubric-economy/3692177-z-pocatku-roku-do-zvedenogo-budzetu-nadijslo-ponad-253-milardi.html</text:a>
</text:p>
      <!--NEWS-->
      <text:h text:style-name="P10" text:outline-level="1">
<text:span text:style-name="T4">
Freedom of Ukraine and Poland is a guarantee of freedom for neighboring countries - Zelensky</text:span>
</text:h>
      <text:p text:style-name="P4">
Authors: Ukrinform (Person)</text:p>
      <text:p text:style-name="P4">
Publisher: Укринформ (Organization)</text:p>
      <text:p text:style-name="P4">
Published Time: 2023-04-05T21:53:46+03:00</text:p>
      <text:p text:style-name="P4">
Modified Time: 2023-04-05T21:53:46+03:00</text:p>
      <text:p text:style-name="P4">
Description: Freedom of Ukraine and Poland is a guarantee of freedom for neighboring countries, and the more freedom, the more guarantees that the enemy will be fair responsibility. - Ukrinform.</text:p>
      <text:p text:style-name="P4">
Images: ["<text:a xlink:type="simple" xlink:href="https://static.ukrinform.com/photos/2023_04/thumb_files/630_360_1680717221-266.jpg" text:style-name="Internet_20_link" text:visited-style-name="Visited_20_Internet_20_Link">
630_360_16807...</text:a>
"]</text:p>
      <text:p text:style-name="P4">
Tags: ['Польща', 'Варшава', 'Зеленський']</text:p>
      <text:p text:style-name="P4">
Type: Article</text:p>
      <!--METADATA-->
      <text:p text:style-name="P4">
<draw:frame draw:style-name="fr1" draw:name="Image248" text:anchor-type="as-char" svg:width="6.9236in" svg:height="3.956343in" draw:z-index="0">
<draw:image xlink:href="../Images/yкринформ/2023-04-05T21-53-46-03-00/630_360_1680717221-266.jpg" xlink:type="simple" xlink:show="embed" xlink:actuate="onLoad" draw:mime-type="image/jpeg"/>
</draw:frame>
Freedom and Poland is a guarantee of freedom for neighboring countries, and the more freedom, the more guarantees that the enemy will be fair responsibility.</text:p>
      <text:p text:style-name="P4">
President Volodymyr Zelenskyy said this during a speech in the Royal Zamka in Warsaw, Ukrinform correspondent reports.</text:p>
      <text:p text:style-name="P4">
"When we are free with you, it is a guarantee that freedom will be strong in all our neighborhoods in the EU: Romania and Slovakia, Lithuania and other Baltic countries are more external when we are free. When we are free is a guarantee that freedom will stand Umoldo It will leave Georgia and come, it will definitely come, in Belarus, "Zelensky said.</text:p>
      <text:p text:style-name="P4">
<text:span text:style-name="T4">
 Read also: </text:span>
 <text:a xlink:type="simple" xlink:href="https://www.ukrinform.ua/rubric-polytics/3692174-zelenskij-u-polsi-cotiri-kolori-nasih-praporiv-micnisi-za-rosijskij-trikolor.html" text:style-name="Internet_20_link" text:visited-style-name="Visited_20_Internet_20_Link">
<text:span text:style-name="T4">
 Zelensky </text:span>
</text:a>
He also emphasized that the more freedom in countries, the greater the guarantees that "our common enemy will be rightly responsible for the Bull Tabing, Katyn and Smolensk, will be responsible for the end of his life here, the Equatus, and for ever before God."</text:p>
      <text:p text:style-name="P4">
"Justice is the historical achievement of our generations," the president.</text:p>
      <text:p text:style-name="P4">
As it was reported, President Volodymyr Zelenskyy, together with his wife on April 5, reassures an official visit in Poland.</text:p>
      <text:p text:style-name="P4">
News Source: <text:a xlink:type="simple" xlink:href="https://www.ukrinform.ua/rubric-polytics/3692179-svoboda-ukraini-ta-polsi-e-garantieu-svobodi-dla-susidnih-krain-zelenskij.html" text:style-name="Internet_20_link" text:visited-style-name="Visited_20_Internet_20_Link">
https://www.ukrinform.ua/rubric-polytics/3692179-svoboda-ukraini-ta-polsi-e-garantieu-svobodi-dla-susidnih-krain-zelenskij.html</text:a>
</text:p>
      <!--NEWS-->
      <text:h text:style-name="P10" text:outline-level="1">
<text:span text:style-name="T4">
In the center of Moscow burned the building of the Ministry of Defense</text:span>
</text:h>
      <text:p text:style-name="P4">
Authors: Ukrinform (Person)</text:p>
      <text:p text:style-name="P4">
Publisher: Укринформ (Organization)</text:p>
      <text:p text:style-name="P4">
Published Time: 2023-04-05T21:55:00+03:00</text:p>
      <text:p text:style-name="P4">
Modified Time: 2023-04-05T21:55:00+03:00</text:p>
      <text:p text:style-name="P4">
Description: In the historic center of Moscow on Znamenka Street there was a fire of the second level in the building of the Ministry of Defense of the Russian Federation.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Міноборони', 'Москва', 'росія']</text:p>
      <text:p text:style-name="P4">
Type: Article</text:p>
      <!--METADATA-->
      <text:p text:style-name="P4">
<draw:frame draw:style-name="fr1" draw:name="Image249" text:anchor-type="as-char" svg:width="6.9236in" svg:height="3.956343in" draw:z-index="0">
<draw:image xlink:href="../Images/yкринформ/2023-04-05T21-55-00-03-00/630_360_1677569405-698.jpg" xlink:type="simple" xlink:show="embed" xlink:actuate="onLoad" draw:mime-type="image/jpeg"/>
</draw:frame>
Moscow's news center on Znamenka Street there was a second level of complexity in the building of the Ministry of Defense of the Russian Federation.</text:p>
      <text:p text:style-name="P4">
As Ukrinform reports, it reports <text:a xlink:type="simple" xlink:href="https://tass.ru/proisshestviya/17459961" text:style-name="Internet_20_link" text:visited-style-name="Visited_20_Internet_20_Link">
</text:a>
With reference to the press service of the Ministry of Emergencies of Russia.</text:p>
      <text:p text:style-name="P4">
According to officials, the fire occurred on the third floor through an electropo feeder, in another version - due to the accident. The fire was given a second - an increased complexity of five existing ones.</text:p>
      <text:p text:style-name="P4">
<text:span text:style-name="T4">
 Read also: </text:span>
 <text:a xlink:type="simple" xlink:href="https://www.ukrinform.ua/rubric-world/3691579-u-banglades-goriv-stolicnij-rinok-zniseni-blizko-5-tisac-kramnic.html" text:style-name="Internet_20_link" text:visited-style-name="Visited_20_Internet_20_Link">
</text:a>
</text:p>
      <text:p text:style-name="P4">
<text:a xlink:type="simple" xlink:href="https://tass.ru/proisshestviya/17459961" text:style-name="Internet_20_link" text:visited-style-name="Visited_20_Internet_20_Link">
 </text:a>
Eliminated on an area of 60 square meters. M o20: 00.</text:p>
      <text:p text:style-name="P4">
The building where the fire occurred, there are administrative services of the Ministry of Defense, including the Department of Military Property and the Housing Department. It also houses the Museum of the Soviet County George Zhukov.</text:p>
      <text:p text:style-name="P4">
<text:span text:style-name="T4">
 Read also: </text:span>
 <text:a xlink:type="simple" xlink:href="https://www.ukrinform.ua/rubric-world/3690914-u-berlinskij-likarni-stalasa-pozeza-postrazdali-troe-pacientiv-i-medsestra.html" text:style-name="Internet_20_link" text:visited-style-name="Visited_20_Internet_20_Link">
<text:span text:style-name="T4">
 fires </text:span>
</text:a>
The Russian media remind that in this house where the Defense Ministry of Defense is located, there was already a fire in 2016, more large -scale. Then the roof, the fire was extinguished for about nine hours.</text:p>
      <text:p text:style-name="P4">
On the street Znamyanka, 19 is the old house of the Russian General Staff, the former Alexander Military School. It is based on the palace of General SS Apraxin, built in 1792 by architect F.I. Camporezi.</text:p>
      <text:p text:style-name="P4">
Photo Illustrative, Alexander Himanov</text:p>
      <text:p text:style-name="P4">
News Source: <text:a xlink:type="simple" xlink:href="https://www.ukrinform.ua/rubric-world/3692182-u-centri-moskvi-gorila-budivla-minoboroni.html" text:style-name="Internet_20_link" text:visited-style-name="Visited_20_Internet_20_Link">
https://www.ukrinform.ua/rubric-world/3692182-u-centri-moskvi-gorila-budivla-minoboroni.html</text:a>
</text:p>
      <!--NEWS-->
      <text:h text:style-name="P10" text:outline-level="1">
<text:span text:style-name="T4">
The profile committee of the Council supports the SPFU reorganization</text:span>
</text:h>
      <text:p text:style-name="P4">
Authors: Ukrinform (Person)</text:p>
      <text:p text:style-name="P4">
Publisher: Укринформ (Organization)</text:p>
      <text:p text:style-name="P4">
Published Time: 2023-04-05T22:01:16+03:00</text:p>
      <text:p text:style-name="P4">
Modified Time: 2023-04-05T22:01:16+03:00</text:p>
      <text:p text:style-name="P4">
Description: The Committee on Economic Development recommends that the Parliament approve in the second reading the bill No. 8250, which will help to improve the management structure of the State Property Fund. - Ukrinform.</text:p>
      <text:p text:style-name="P4">
Images: ["<text:a xlink:type="simple" xlink:href="https://static.ukrinform.com/photos/2015_12/thumb_files/630_360_1450445153-4552.jpg" text:style-name="Internet_20_link" text:visited-style-name="Visited_20_Internet_20_Link">
630_360_14504...</text:a>
"]</text:p>
      <text:p text:style-name="P4">
Tags: ['ФДМУ', 'Реформа', 'Законопроєкт', 'Верховна Рада']</text:p>
      <text:p text:style-name="P4">
Type: Article</text:p>
      <!--METADATA-->
      <text:p text:style-name="P4">
<draw:frame draw:style-name="fr1" draw:name="Image250" text:anchor-type="as-char" svg:width="6.9236in" svg:height="3.956343in" draw:z-index="0">
<draw:image xlink:href="../Images/yкринформ/2023-04-05T22-01-16-03-00/630_360_1450445153-4552.jpg" xlink:type="simple" xlink:show="embed" xlink:actuate="onLoad" draw:mime-type="image/jpeg"/>
</draw:frame>
The Economic Development Committee recommends that the Parliament approve in the second reading of the law # 8250, which will help to improve the management structure of the fund.</text:p>
      <text:p text:style-name="P4">
About it reports Ukrinform with a link to the site <text:a xlink:type="simple" xlink:href="https://www.rada.gov.ua/news/news_kom/234971.html" text:style-name="Internet_20_link" text:visited-style-name="Visited_20_Internet_20_Link">
</text:a>
.</text:p>
      <text:p text:style-name="P4">
“As a result of the discussion, MPs - members of the Committee on Economic Development made a decision to recommend <text:a xlink:type="simple" xlink:href="https://www.ukrinform.ua/tag-verhovna-rada" text:style-name="Internet_20_link" text:visited-style-name="Visited_20_Internet_20_Link">
</text:a>
To accept the above -proofed -proofreadist as a whole, ”the message reads.</text:p>
      <text:p text:style-name="P4">
The document is aimed at regulating management processes within the fund -state property. It will create a single approach to the doboruad and management system, as well as digitalized the internal document circulation of the tav perfect the risk analysis system.</text:p>
      <text:p text:style-name="P4">
<text:span text:style-name="T4">
 Read also: </text:span>
 <text:a xlink:type="simple" xlink:href="https://www.ukrinform.ua/rubric-economy/3689488-fond-derzmajna-planue-vidnoviti-veliku-privatizaciu.html" text:style-name="Internet_20_link" text:visited-style-name="Visited_20_Internet_20_Link">
</text:a>
As it was reported, since the beginning of 2023, the State Property Fund conducted 81 privatization auction and attracted UAH 1 billion from private investors. 65% of the funds were brought to the state budget.</text:p>
      <text:p text:style-name="P4">
News Source: <text:a xlink:type="simple" xlink:href="https://www.ukrinform.ua/rubric-economy/3692183-profilnij-komitet-radi-pidtrimue-zakonoproekt-pro-reorganizaciu-fdmu.html" text:style-name="Internet_20_link" text:visited-style-name="Visited_20_Internet_20_Link">
https://www.ukrinform.ua/rubric-economy/3692183-profilnij-komitet-radi-pidtrimue-zakonoproekt-pro-reorganizaciu-fdmu.html</text:a>
</text:p>
      <!--NEWS-->
      <text:h text:style-name="P10" text:outline-level="1">
<text:span text:style-name="T4">
Ukraine will be able to export less grain by highways if unlocked morts - Solsky</text:span>
</text:h>
      <text:p text:style-name="P4">
Authors: Ukrinform (Person)</text:p>
      <text:p text:style-name="P4">
Publisher: Укринформ (Organization)</text:p>
      <text:p text:style-name="P4">
Published Time: 2023-04-05T22:06:56+03:00</text:p>
      <text:p text:style-name="P4">
Modified Time: 2023-04-05T22:06:56+03:00</text:p>
      <text:p text:style-name="P4">
Description: Ukraine could reduce the volume of transportation of grain by road through Europe if Russia ceases to block the work of Ukrainian seaports. - Ukrinform.</text:p>
      <text:p text:style-name="P4">
Images: ["<text:a xlink:type="simple" xlink:href="https://static.ukrinform.com/photos/2022_06/thumb_files/630_360_1655714911-861.jpg" text:style-name="Internet_20_link" text:visited-style-name="Visited_20_Internet_20_Link">
630_360_16557...</text:a>
"]</text:p>
      <text:p text:style-name="P4">
Tags: ['Експорт', 'Мінагро', 'Польща', 'Зерно', 'Сольський']</text:p>
      <text:p text:style-name="P4">
Type: Article</text:p>
      <!--METADATA-->
      <text:p text:style-name="P4">
<draw:frame draw:style-name="fr1" draw:name="Image251" text:anchor-type="as-char" svg:width="6.9236in" svg:height="3.956343in" draw:z-index="0">
<draw:image xlink:href="../Images/yкринформ/2023-04-05T22-06-56-03-00/630_360_1655714911-861.jpg" xlink:type="simple" xlink:show="embed" xlink:actuate="onLoad" draw:mime-type="image/jpeg"/>
</draw:frame>
Ukraine would reduce the volume of transportation of grain by road through Europe if Russia ceases to block the work of Ukrainian seaports.</text:p>
      <text:p text:style-name="P4">
The Minister of Agrarian Policy and Food of Ukraine Mykolasolsky said this, Ukrinform reports with reference to <text:a xlink:type="simple" xlink:href="https://minagro.gov.ua/news/mikola-solskij-na-vartist-zerna-u-sviti-vplivaye-vijna-proti-ukrayini" text:style-name="Internet_20_link" text:visited-style-name="Visited_20_Internet_20_Link">
</text:a>
He noted that if the whole world community managed to squeeze Russia to increase inspections in Bosphorus, Ukraine could send several times more grain vessels per day. Accordingly, the flow of car transportation of Ukrainian grain in Europe could be reduced.</text:p>
      <text:p text:style-name="P4">
According to Solsky, exports are cheaper for the Ukrainian farmer, and therefore more profitable.</text:p>
      <text:p text:style-name="P4">
He stressed that Russia continues to artificially restrain the export of Ukrainian <text:a xlink:type="simple" xlink:href="https://www.ukrinform.ua/tag-zerno" text:style-name="Internet_20_link" text:visited-style-name="Visited_20_Internet_20_Link">
</text:a>
by the sea, inhibiting the inspection of the Vuden in the Bosphorus. Only 2-3 ships are inspected. The minister explained that Ukrainian ports did not work at full capacity due to military aggression. Therefore, for the export of Ukrainian grain, we have to look for alternatives, including through Poland.</text:p>
      <text:p text:style-name="P4">
"Russia's war against Ukraine has influenced the whole world agricultural market. The aggressor country has created problems for both Ukrainian and Polish and consumers, not only in us, but also in Europe or Africa. And one major problems - It is a blocking of maritime routes of Ukrainian exports, " - said the head of the Ministry of Agrarian Policy.</text:p>
      <text:p text:style-name="P4">
He added that almost a year ago, the European Commission implemented the Overhanging initiative to establish alternative routes of exports of Ukrainian agro -products and imports of essential goods in the conditions of blockade of marine ports.</text:p>
      <text:p text:style-name="P4">
"It was a fierce support from Europe, including Poland, and this decision was to protect the critical interests of Ukrainian farmers. We continue to coal our markets, we for healthy competition and understand that allies should be comfortable to cooperate. Unfortunately, the war made its adjustments Fortunately, the Poles understand it, " - said Solsky.</text:p>
      <text:p text:style-name="P4">
<text:span text:style-name="T4">
 Read also: </text:span>
 <text:a xlink:type="simple" xlink:href="https://www.ukrinform.ua/rubric-economy/3692141-problemi-polskih-fermeriv-zelenskij-zapevnae-so-pitanna-virisat-u-najblizci-dnitizni.html" text:style-name="Internet_20_link" text:visited-style-name="Visited_20_Internet_20_Link">
<text:span text:style-name="T4">
 farmers </text:span>
</text:a>
</text:p>
      <text:p text:style-name="P4">
Kovalchyk stated that he decided to leave the position through the decision of the European Commission to continue to duty -free import of Ukrainian grain by June 2024. Tariffs were made by Polish farmers.</text:p>
      <text:p text:style-name="P4">
Poland and other countries have offered assistance in transit of Ukrainian grain outside the markets after Russia has blocked traditional routes for post -scale -scale invasion of Ukraine.</text:p>
      <text:p text:style-name="P4">
Polish farmers claim that grain remains in their countries, which leads to a decrease in prices.</text:p>
      <text:p text:style-name="P4">
News Source: <text:a xlink:type="simple" xlink:href="https://www.ukrinform.ua/rubric-economy/3692184-ukraina-zmoze-eksportuvati-mense-zerna-avtoslahami-akso-budut-rozblokovani-morporti-solskij.html" text:style-name="Internet_20_link" text:visited-style-name="Visited_20_Internet_20_Link">
https://www.ukrinform.ua/rubric-economy/3692184-ukraina-zmoze-eksportuvati-mense-zerna-avtoslahami-akso-budut-rozblokovani-morporti-solskij.html</text:a>
</text:p>
      <!--NEWS-->
      <text:h text:style-name="P10" text:outline-level="1">
<text:span text:style-name="T4">
The first ladies of Ukraine and Poland visited the Warsaw Refugee Assistance Center</text:span>
</text:h>
      <text:p text:style-name="P4">
Authors: Ukrinform (Person)</text:p>
      <text:p text:style-name="P4">
Publisher: Укринформ (Organization)</text:p>
      <text:p text:style-name="P4">
Published Time: 2023-04-05T22:12:00+03:00</text:p>
      <text:p text:style-name="P4">
Modified Time: 2023-04-05T22:12:00+03:00</text:p>
      <text:p text:style-name="P4">
Description: The wives of the Presidents of Ukraine Elena Zelensk and Poland Agatha Corningauzer-Duda visited the Caritas Polska (Caritas Polska) at Warsaw. - Ukrinform.</text:p>
      <text:p text:style-name="P4">
Images: ["<text:a xlink:type="simple" xlink:href="https://static.ukrinform.com/photos/2023_04/thumb_files/630_360_1680721814-410.jpg" text:style-name="Internet_20_link" text:visited-style-name="Visited_20_Internet_20_Link">
630_360_16807...</text:a>
"]</text:p>
      <text:p text:style-name="P4">
Tags: ['Польща', 'Візит', 'Олена Зеленська', 'Перша леді']</text:p>
      <text:p text:style-name="P4">
Type: Article</text:p>
      <!--METADATA-->
      <text:p text:style-name="P4">
<draw:frame draw:style-name="fr1" draw:name="Image252" text:anchor-type="as-char" svg:width="6.9236in" svg:height="3.956343in" draw:z-index="0">
<draw:image xlink:href="../Images/yкринформ/2023-04-05T22-12-00-03-00/630_360_1680721814-410.jpg" xlink:type="simple" xlink:show="embed" xlink:actuate="onLoad" draw:mime-type="image/jpeg"/>
</draw:frame>
Olena Zelenskaya and Poland, Agatha Cornhauser-Duda, Warsaw Vichava Center for Migrant Assistance and Refugees from Caritas Poland Visited Presidents of Ukraine and Poland.(Caritaspolska).</text:p>
      <text:p text:style-name="P4">
Як передає Укрінформ, про це Зеленська повідомила у <text:a xlink:type="simple" xlink:href="https://t.me/FirstLadyOfUkraine/2851" text:style-name="Internet_20_link" text:visited-style-name="Visited_20_Internet_20_Link">
</text:a>
.</text:p>
      <text:p text:style-name="P4">
“Honoring for housing, food money, psychological support, linguistic courses, employment, comprehensive classes for children and adults, rooms for Malechi and seniors are not all that Ukrainians receive at Warsaw Center for Migrants and Refugees from Caritas Poland.(Caritas Poland).Сьогодні побували тут разом із колегою Агатою Корнгаузер-Дудою», - зазначилаЗеленська.</text:p>
      <text:p text:style-name="P4">
<text:span text:style-name="T4">
Читайте також:</text:span>
 <text:span text:style-name="T4">
<text:a xlink:type="simple" xlink:href="https://www.ukrinform.ua/rubric-society/3692022-zelenska-zustrilasa-z-ukrainskimi-medikami-aki-zaversuut-navcanna-u-polsi.html" text:style-name="Internet_20_link" text:visited-style-name="Visited_20_Internet_20_Link">
 </text:a>
</text:span>
</text:p>
      <text:p text:style-name="P4">
According to her, with Caritas - a charitable organization of the Catholic Church - almost every Ukrainian, whose war expelled abroad. After all, the thousands of Caritas volunteers simply gave food, drinks, thermos, blankets, in the first days of large -scale Russian invasion.</text:p>
      <text:p text:style-name="P4">
"And so far in different cities of the country: centers similar to Zharshavsky, in Poland there are 32. Millions of Ukrainians have received not only effective support, but also invaluable feeling that in an unfamiliar country they do not remain on its own," Zelenska said.</text:p>
      <text:p text:style-name="P4">
<text:span text:style-name="T4">
 Read also: </text:span>
 <text:span text:style-name="T4">
 <text:a xlink:type="simple" xlink:href="https://www.ukrinform.ua/rubric-vidbudova/3692152-u-polsi-pidpisali-dokument-pro-vidbudovu-ukraini-zelenskij.html" text:style-name="Internet_20_link" text:visited-style-name="Visited_20_Internet_20_Link">
</text:a>
</text:span>
</text:p>
      <text:p text:style-name="P4">
She thanked each Polish volunteer and every volunteer, qualify Ukrainians on the difficult emigrant journey, and emphasized that "good would come to return a hundred."</text:p>
      <text:p text:style-name="P4">
<text:span text:style-name="T4">
 Read also: </text:span>
 <text:span text:style-name="T4">
 <text:a xlink:type="simple" xlink:href="https://www.ukrinform.ua/rubric-polytics/3692154-zelenskij-vistupae-u-korolivskomu-zamku-varsavi.html" text:style-name="Internet_20_link" text:visited-style-name="Visited_20_Internet_20_Link">
</text:a>
</text:span>
</text:p>
      <text:p text:style-name="P4">
As reported by Ukrinform, earlier Olena Zelenskaya and Agatha Cornhauser-Doudasa were with Ukrainian doctors who are completed in <text:span text:style-name="T4">
 <text:a xlink:type="simple" xlink:href="https://www.ukrinform.ua/tag-polsa" text:style-name="Internet_20_link" text:visited-style-name="Visited_20_Internet_20_Link">
</text:a>
</text:span>
 Course in helicopter an emergency medical care.</text:p>
      <text:p text:style-name="P4">
News Source: <text:a xlink:type="simple" xlink:href="https://www.ukrinform.ua/rubric-society/3692186-persi-ledi-ukraini-ta-polsi-vidvidali-varsavskij-centr-dopomogi-bizencam.html" text:style-name="Internet_20_link" text:visited-style-name="Visited_20_Internet_20_Link">
https://www.ukrinform.ua/rubric-society/3692186-persi-ledi-ukraini-ta-polsi-vidvidali-varsavskij-centr-dopomogi-bizencam.html</text:a>
</text:p>
      <!--NEWS-->
      <text:h text:style-name="P10" text:outline-level="1">
<text:span text:style-name="T4">
The world must demand to withdraw Russian troops from all over Ukraine - Duda</text:span>
</text:h>
      <text:p text:style-name="P4">
Authors: Ukrinform (Person)</text:p>
      <text:p text:style-name="P4">
Publisher: Укринформ (Organization)</text:p>
      <text:p text:style-name="P4">
Published Time: 2023-04-05T22:18:00+03:00</text:p>
      <text:p text:style-name="P4">
Modified Time: 2023-04-05T22:18:00+03:00</text:p>
      <text:p text:style-name="P4">
Description: Only Ukraine will determine its future and conditions of peace with Russia, and the world at this time should act with the sole call to the Kremlin - to withdraw Russian troops from all over the Ukrainian territory. - Ukrinform.</text:p>
      <text:p text:style-name="P4">
Images: ["<text:a xlink:type="simple" xlink:href="https://static.ukrinform.com/photos/2023_04/thumb_files/630_360_1680720196-140.jpg" text:style-name="Internet_20_link" text:visited-style-name="Visited_20_Internet_20_Link">
630_360_16807...</text:a>
"]</text:p>
      <text:p text:style-name="P4">
Tags: ['Дуда', 'Польща', 'Україна', 'Агресія РФ', 'Війна з росією']</text:p>
      <text:p text:style-name="P4">
Type: Article</text:p>
      <!--METADATA-->
      <text:p text:style-name="P4">
<draw:frame draw:style-name="fr1" draw:name="Image253" text:anchor-type="as-char" svg:width="6.9236in" svg:height="3.956343in" draw:z-index="0">
<draw:image xlink:href="../Images/yкринформ/2023-04-05T22-18-00-03-00/630_360_1680720196-140.jpg" xlink:type="simple" xlink:show="embed" xlink:actuate="onLoad" draw:mime-type="image/jpeg"/>
</draw:frame>
OnlyUkraine will determine its future and conditions of peace with Russia, and the world is in this way to speak with the only call to the Kremlin - to withdraw Russian troops from all over Ukrainian territory.</text:p>
      <text:p text:style-name="P4">
According to Ukrinform, Polish President Andrzej Duda said in his emotional speech before Ukrainians and Poles at the Royal Castle in Warsaw, the presence of President of Ukraine Vladimir Zelensky.</text:p>
      <text:p text:style-name="P4">
The Polish leader began his speech on the leadership of Vladimirrazellensky, calling him "the hero of the free world", and expressed his respect for the "great Ukrainian people, which leads a heroic struggle for independence."</text:p>
      <text:p text:style-name="P4">
"Ukraine has shown the world that is able to withstand the neighboring power, a lot more, theoretically much more powerful. Putin has not achieved any of the strategic goals, and Russia has suffered enormous losses. It is a huge success of the Ukrainian state, Ukrainian society and the Armed Forces of Ukraine," said Duda.</text:p>
      <text:p text:style-name="P4">
<text:span text:style-name="T4">
 Read also: </text:span>
 <text:span text:style-name="T4">
 <text:a xlink:type="simple" xlink:href="https://www.ukrinform.ua/rubric-ato/3692100-zelenskij-pogodili-z-polseu-vazlivij-oboronnij-paket.html" text:style-name="Internet_20_link" text:visited-style-name="Visited_20_Internet_20_Link">
</text:a>
</text:span>
</text:p>
      <text:p text:style-name="P4">
Along with this, he pointed out that before the end of the war is far away, and Ukraine disappears further support and immediate supply of modern weapons.</text:p>
      <text:p text:style-name="P4">
"Poland was and will be one of the leaders in this support ... There is no time to wait. That is why we immediately supply tanks, BTRA, SAU, and the latest planes. And we also give an example to other states and sometimes over -supplies. Weapons, "the Polish President said.</text:p>
      <text:p text:style-name="P4">
He added that Ukrainians are now fighting not only for their independence, but also the protection of the whole of Europe, and also assured that "the support of free and independent country was, is and will be and will be in our country an extra -political issue, regardless of the left or right in power" .</text:p>
      <text:p text:style-name="P4">
<text:span text:style-name="T4">
 Read also: </text:span>
 <text:span text:style-name="T4">
 <text:a xlink:type="simple" xlink:href="https://www.ukrinform.ua/rubric-ato/3692117-prezident-napolagae-na-stvorenni-aviacijnoi-koalicii-dla-ukraini.html" text:style-name="Internet_20_link" text:visited-style-name="Visited_20_Internet_20_Link">
</text:a>
</text:span>
</text:p>
      <text:p text:style-name="P4">
Along with this, Duda noted that "in many countries after more than 400 days of war there is fatigue, exhaustion and despair:" There is a temptation, fueling by Russian propaganda and misinformation, at all costs as soon as possible to know the ceasefire - the conclusion of a disadvantage for Ukraine with Russia, which In fact, it will be that Russia will continue to occupy Ukrainian occupied. "</text:p>
      <text:p text:style-name="P4">
He stressed that Poland would never agree to this, and emphasized that Ukraine would decide how to end this war.<text:span text:style-name="T4">
 Read also: </text:span>
 <text:span text:style-name="T4">
 <text:a xlink:type="simple" xlink:href="https://www.ukrinform.ua/rubric-polytics/3692018-polsa-ta-ukraina-pracuut-nad-novim-dogovorom-pro-dobrosusidstvo-duda.html" text:style-name="Internet_20_link" text:visited-style-name="Visited_20_Internet_20_Link">
</text:a>
</text:span>
</text:p>
      <text:p text:style-name="P4">
He overwhelmed that "no negotiations and the decision over the heads of Ukrainians can not be a language."</text:p>
      <text:p text:style-name="P4">
"If someone in the world starts such a conversation with me, then I reply: And you were Ubuchi, Borodyans and Irpini? Not? Then go there, and tell people whose people were killed, tortured and raped, tell them directly in the eye that the victim is victim Their close suffering did not matter, and that everything will be.</text:p>
      <text:p text:style-name="P4">
<text:span text:style-name="T4">
 Read also: </text:span>
 <text:span text:style-name="T4">
 <text:a xlink:type="simple" xlink:href="https://www.ukrinform.ua/rubric-polytics/3692000-ukraina-ne-pide-na-kompromisi-u-pitannah-zahistu-svoei-zemli-zelenskij.html" text:style-name="Internet_20_link" text:visited-style-name="Visited_20_Internet_20_Link">
</text:a>
</text:span>
</text:p>
      <text:p text:style-name="P4">
He once again stressed that it was necessary to continue to support Ukraine for no doubt.</text:p>
      <text:p text:style-name="P4">
"Ukraine today is urgently needed by the faith of the free world in its victory. We, Poles, believe that Ukraine will protect itself from Russian aggression, and the mines of its citizens will be able to return to their homes, which we, which we, we, will help to rebuild ... We believe in You and in your victory!" - stressed the President.</text:p>
      <text:p text:style-name="P4">
He completed his speech with the first lines from the Polish and Ukrainian state anthems.</text:p>
      <text:p text:style-name="P4">
As it was reported, President Volodymyr Zelenskyy, together with his wife on April 5, reassures an official visit in Poland.</text:p>
      <text:p text:style-name="P4">
News Source: <text:a xlink:type="simple" xlink:href="https://www.ukrinform.ua/rubric-polytics/3692190-svit-mae-vimagati-vivesti-rosijski-vijska-z-usiei-teritorii-ukraini-duda.html" text:style-name="Internet_20_link" text:visited-style-name="Visited_20_Internet_20_Link">
https://www.ukrinform.ua/rubric-polytics/3692190-svit-mae-vimagati-vivesti-rosijski-vijska-z-usiei-teritorii-ukraini-duda.html</text:a>
</text:p>
      <!--NEWS-->
      <text:h text:style-name="P10" text:outline-level="1">
<text:span text:style-name="T4">
On the eve of Easter holidays, the passenger traffic of citizens to Ukraine - Demchenko increased</text:span>
</text:h>
      <text:p text:style-name="P4">
Authors: Ukrinform (Person)</text:p>
      <text:p text:style-name="P4">
Publisher: Укринформ (Organization)</text:p>
      <text:p text:style-name="P4">
Published Time: 2023-04-05T22:23:00+03:00</text:p>
      <text:p text:style-name="P4">
Modified Time: 2023-04-05T22:23:00+03:00</text:p>
      <text:p text:style-name="P4">
Description: The passenger traffic of citizens heading to Ukraine has increased on the eve of Easter. Earlier, up to 80,000 people crossed the border on average per day, more than 110,000 people recently. - Ukrinform.</text:p>
      <text:p text:style-name="P4">
Images: ["<text:a xlink:type="simple" xlink:href="https://static.ukrinform.com/photos/2023_04/thumb_files/630_360_1680704433-141.jpg" text:style-name="Internet_20_link" text:visited-style-name="Visited_20_Internet_20_Link">
630_360_16807...</text:a>
"]</text:p>
      <text:p text:style-name="P4">
Tags: ['Прикордонники', 'Великдень', 'Демченко']</text:p>
      <text:p text:style-name="P4">
Type: Article</text:p>
      <!--METADATA-->
      <text:p text:style-name="P4">
<draw:frame draw:style-name="fr1" draw:name="Image254" text:anchor-type="as-char" svg:width="6.9236in" svg:height="3.956343in" draw:z-index="0">
<draw:image xlink:href="../Images/yкринформ/2023-04-05T22-23-00-03-00/630_360_1680704433-141.jpg" xlink:type="simple" xlink:show="embed" xlink:actuate="onLoad" draw:mime-type="image/jpeg"/>
</draw:frame>
The passenger traffic of citizens who head to Ukraine has increased the pre -detachable holidays. Earlier, up to 80 thousand people crossed the border per day, more than 110,000 people recently.</text:p>
      <text:p text:style-name="P4">
This was announced during a briefing at the Media Center Ukraine - Ukrinform spokesman Andriy Demchenko.</text:p>
      <text:p text:style-name="P4">
“At this time, the overall passenger traffic has changed somewhat and tends to rise. This is due primarily to Easter holidays. The increase in movements began to be recorded from Wednesday last week and if before that, in the average advocacy, the border crossed up to 80 thousand people in both sides, then from the middle -aged poetic increased to 90 thousand people per day, and during Saturday Ingedilla it was at the level of more than 110 thousand people for A day on both sides. He decreased again over the day, but the indicators kept at the level of more than 80 thousand people a day, ”Demchenko said.</text:p>
      <text:p text:style-name="P4">
<text:span text:style-name="T4">
 Read also: </text:span>
 <text:a xlink:type="simple" xlink:href="https://www.ukrinform.ua/rubric-society/3690986-sodobi-prikordonniki-zatrimuut-do-20-uhilantiv-demcenko.html" text:style-name="Internet_20_link" text:visited-style-name="Visited_20_Internet_20_Link">
<text:span text:style-name="T4">
 Demchenko </text:span>
</text:a>
He also reported that before the increase in passenger traffic, the citizen's entry and departure remained at 50 to 50 in percentage, there was no significant advantage of the departure of citizens from Ukraine. At the same time, the spokeswoman said that some Russian publications tried to disseminate fake information that Ukraine seems to be largely left by Ukrainians.</text:p>
      <text:p text:style-name="P4">
Demchenko emphasized that the mass departure of Ukrainian citizens has recently been. In total, in 3 months of this year, the total intensity of passenger production was 16% compared to last year's indicators.</text:p>
      <text:p text:style-name="P4">
According to the spokesman, the increase in the number of passengers to enter Ukraine was specially sensitive on Saturday, Sunday and Monday. In total, during the week, Ukraine has crossed the border of 80,000 more than those who followed the skills. The high dynamics of passenger traffic are expected to continue, before the end of the holidays, the spokesman predicted.</text:p>
      <text:p text:style-name="P4">
<text:span text:style-name="T4">
 Read also: </text:span>
 <text:a xlink:type="simple" xlink:href="https://www.ukrinform.ua/rubric-society/3662856-bez-vidradzenna-derzsluzbovciv-ne-vipuskatimut-za-kordon-navit-iz-dovidkou-pro-invalidnist.html" text:style-name="Internet_20_link" text:visited-style-name="Visited_20_Internet_20_Link">
</text:a>
</text:p>
      <text:p text:style-name="P4">
Demchenko appealed to the citizens with a call when planning trips to be interested in information about the state of loading points of checking on information republics of controlling services of adjacent countries. Such information can also be obtained on the resources of the SPSU and Western Regional Administration.</text:p>
      <text:p text:style-name="P4">
As it was reported earlier, during the day of April 4, the western borders of Ukraine with the EU Tamold's crossed 70 thousand people and 18 thousand vehicles. The passenger flow relative to the previous day decreased by another 11 thousand people.</text:p>
      <text:p text:style-name="P4">
News Source: <text:a xlink:type="simple" xlink:href="https://www.ukrinform.ua/rubric-society/3692029-naperedodni-velikodnih-svat-zbilsivsa-pasaziropotik-gromadan-v-ukrainu-demcenko.html" text:style-name="Internet_20_link" text:visited-style-name="Visited_20_Internet_20_Link">
https://www.ukrinform.ua/rubric-society/3692029-naperedodni-velikodnih-svat-zbilsivsa-pasaziropotik-gromadan-v-ukrainu-demcenko.html</text:a>
</text:p>
      <!--NEWS-->
      <text:h text:style-name="P10" text:outline-level="1">
<text:span text:style-name="T4">
Mirny-21 tape is available for viewing on streaming platforms</text:span>
</text:h>
      <text:p text:style-name="P4">
Authors: Ukrinform (Person)</text:p>
      <text:p text:style-name="P4">
Publisher: Укринформ (Organization)</text:p>
      <text:p text:style-name="P4">
Published Time: 2023-04-05T22:25:03+03:00</text:p>
      <text:p text:style-name="P4">
Modified Time: 2023-04-05T22:25:03+03:00</text:p>
      <text:p text:style-name="P4">
Description: Akhtem Seitablaeva's film about the Lugansk border detachment, which met the enemy in the summer of 2014, is available from now on viewing Ukrainian streaming platforms. - Ukrinform.</text:p>
      <text:p text:style-name="P4">
Images: ["<text:a xlink:type="simple" xlink:href="https://static.ukrinform.com/photos/2022_12/thumb_files/630_360_1670480597-631.jpg" text:style-name="Internet_20_link" text:visited-style-name="Visited_20_Internet_20_Link">
630_360_16704...</text:a>
", "<text:a xlink:type="simple" xlink:href="https://static.ukrinform.com/photos/2023_04/1680722632-547.jpg" text:style-name="Internet_20_link" text:visited-style-name="Visited_20_Internet_20_Link">
1680722632-54...</text:a>
"]</text:p>
      <text:p text:style-name="P4">
Tags: ['Держкіно', 'фільм']</text:p>
      <text:p text:style-name="P4">
Type: Article</text:p>
      <!--METADATA-->
      <text:p text:style-name="P4">
<draw:frame draw:style-name="fr1" draw:name="Image255" text:anchor-type="as-char" svg:width="6.9236in" svg:height="3.956343in" draw:z-index="0">
<draw:image xlink:href="../Images/yкринформ/2023-04-05T22-25-03-03-00/630_360_1670480597-631.jpg" xlink:type="simple" xlink:show="embed" xlink:actuate="onLoad" draw:mime-type="image/jpeg"/>
</draw:frame>
The Seitablaeva Filmachtam about the Lugansk Border Detachment, which met the 2014 enemular van, is available from now on viewing on Ukrainian arms platforms.</text:p>
      <text:p text:style-name="P4">
About it reports <text:a xlink:type="simple" xlink:href="https://www.facebook.com/ukrainefilmagency/posts/pfbid021uz7twATyqxaJkt899g81mGoHhxvWSShY7BquyZGoSbnrATHoWM834Cy8h91zYqel" text:style-name="Internet_20_link" text:visited-style-name="Visited_20_Internet_20_Link">
</text:a>
, reports Ukrinform.</text:p>
      <text:p text:style-name="P4">
"From April 5, the Akhn Drama about the border guards of the Luhansk region is on the streaming platforms: Megogo, Sweet.tv, Volia Hits TV, Kyivstar TV. View is available only in Ukraine," the statement said.</text:p>
      <text:p text:style-name="P4">
<text:span text:style-name="T4">
 Read also: </text:span>
 <text:a xlink:type="simple" xlink:href="https://www.ukrinform.ua/rubric-culture/3691995-u-kinoprokat-z-6-kvitna-vihodit-stricka-bacenna-metelika.html" text:style-name="Internet_20_link" text:visited-style-name="Visited_20_Internet_20_Link">
</text:a>
The picture tells the story of confidence and its absence against the background of events that are unfolding in eastern Ukraine in early 2014. The main theme is discharged through the lens of the Lugansk border detachment, whose soldiers and Russian special services are in vain to force to betray their Ukraine.</text:p>
      <text:p text:style-name="P4">
<draw:frame draw:style-name="fr1" draw:name="Image256" text:anchor-type="as-char" svg:width="6.9236in" svg:height="6.9236in" draw:z-index="0">
<draw:image xlink:href="../Images/yкринформ/2023-04-05T22-25-03-03-00/1680722632-547.jpg" xlink:type="simple" xlink:show="embed" xlink:actuate="onLoad" draw:mime-type="image/jpeg"/>
</draw:frame>
The tape was created by the Istmen Films with the support of the State Agency of Ukraine and UA Production.</text:p>
      <text:p text:style-name="P4">
<text:span text:style-name="T4">
 Read also: </text:span>
 <text:a xlink:type="simple" xlink:href="https://www.ukrinform.ua/rubric-culture/3691940-v-avstralii-ta-novij-zelandii-startue-kinoprokat-multfilmu-mavka-lisova-pisna.html" text:style-name="Internet_20_link" text:visited-style-name="Visited_20_Internet_20_Link">
</text:a>
According to Ukrinform, on February 22, the premiere of the film surveyor Akhtem Seitablaev "Mirny-21" took place.</text:p>
      <text:p text:style-name="P4">
News Source: <text:a xlink:type="simple" xlink:href="https://www.ukrinform.ua/rubric-culture/3692192-stricka-mirnij21-dostupna-do-peregladu-na-strimingovih-platformah.html" text:style-name="Internet_20_link" text:visited-style-name="Visited_20_Internet_20_Link">
https://www.ukrinform.ua/rubric-culture/3692192-stricka-mirnij21-dostupna-do-peregladu-na-strimingovih-platformah.html</text:a>
</text:p>
      <!--NEWS-->
      <text:h text:style-name="P10" text:outline-level="1">
<text:span text:style-name="T4">
Zelensky invited Polish business to rebuild Ukraine</text:span>
</text:h>
      <text:p text:style-name="P4">
Authors: Ukrinform (Person)</text:p>
      <text:p text:style-name="P4">
Publisher: Укринформ (Organization)</text:p>
      <text:p text:style-name="P4">
Published Time: 2023-04-05T22:29:00+03:00</text:p>
      <text:p text:style-name="P4">
Modified Time: 2023-04-05T22:29:00+03:00</text:p>
      <text:p text:style-name="P4">
Description: President of Ukraine Volodymyr Zelensky invited investors of Poland to the future rebuilding our country. - Ukrinform.</text:p>
      <text:p text:style-name="P4">
Images: ["<text:a xlink:type="simple" xlink:href="https://static.ukrinform.com/photos/2023_04/thumb_files/630_360_1680720218-593.jpg" text:style-name="Internet_20_link" text:visited-style-name="Visited_20_Internet_20_Link">
630_360_16807...</text:a>
"]</text:p>
      <text:p text:style-name="P4">
Tags: ['Польща', 'Зеленський', 'Відбудова']</text:p>
      <text:p text:style-name="P4">
Type: Article</text:p>
      <!--METADATA-->
      <text:p text:style-name="P4">
<draw:frame draw:style-name="fr1" draw:name="Image257" text:anchor-type="as-char" svg:width="6.9236in" svg:height="3.956343in" draw:z-index="0">
<draw:image xlink:href="../Images/yкринформ/2023-04-05T22-29-00-03-00/630_360_1680720218-593.jpg" xlink:type="simple" xlink:show="embed" xlink:actuate="onLoad" draw:mime-type="image/jpeg"/>
</draw:frame>
Volodymyr Zelensky's Presidential Ukraine invited Poland investors to the future building of our country.</text:p>
      <text:p text:style-name="P4">
He stated this, speaking at the Ukrainian-Polish business forum Uzarshava, Ukrinform correspondent reports.</text:p>
      <text:p text:style-name="P4">
"When a business works with a country when business believes in the country, it expands its adverb - it is the most obvious confirmation that the country has the future. I am trusting that you believe in the future of Ukraine ... and I would like to invite all Polish business to rebuild our country", said the President.</text:p>
      <text:p text:style-name="P4">
<text:span text:style-name="T5">
Video: Presidential Office</text:span>
</text:p>
      <text:p text:style-name="P4">
<text:span text:style-name="T4">
 Read also: </text:span>
 <text:a xlink:type="simple" xlink:href="https://www.ukrinform.ua/rubric-vidbudova/3692152-u-polsi-pidpisali-dokument-pro-vidbudovu-ukraini-zelenskij.html" text:style-name="Internet_20_link" text:visited-style-name="Visited_20_Internet_20_Link">
<text:span text:style-name="T4">
 rebuilding </text:span>
</text:a>
He expressed gratitude to all Polish business for working with Ukraine and earning in Ukraine, especially those Polish companies working in the eastern regions of our country.</text:p>
      <text:p text:style-name="P4">
The President also thanked the Polish companies that provided and provided medical materials and medicines to Ukraine, and a business that helps temporarily displaced Ukrainians.</text:p>
      <text:p text:style-name="P4">
He expressed his gratitude to the Polish companies who left the Russian Market, were guided by humanity, not pragmatism.</text:p>
      <text:p text:style-name="P4">
<text:span text:style-name="T4">
 Read also: </text:span>
 <text:a xlink:type="simple" xlink:href="https://www.ukrinform.ua/rubric-polytics/3692174-zelenskij-u-polsi-cotiri-kolori-nasih-praporiv-micnisi-za-rosijskij-trikolor.html" text:style-name="Internet_20_link" text:visited-style-name="Visited_20_Internet_20_Link">
<text:span text:style-name="T4">
 Zelensky </text:span>
</text:a>
"I am sure that we will keep our economic university mobilization for our economic university when the project of reconstruction of Ukraine will unfold. We are already working together on the reconstruction, but it is obvious that it is just a notion, and most importantly - ahead," Zelensky said.</text:p>
      <text:p text:style-name="P4">
In his opinion, Ukraine and Poland are able to fill with new safe and technological content all the space between the Baltic and Black Seas, which will lead to economic growth for the two countries and for Europe as a whole.</text:p>
      <text:p text:style-name="P4">
"Our social, economic. Energy, cultural potential in the Baltic -Black Sea space, is sure, will give ten years of growth for our natives and for all of Europe," Zelensky said.</text:p>
      <text:p text:style-name="P4">
<text:span text:style-name="T4">
 Read also: </text:span>
 <text:a xlink:type="simple" xlink:href="https://www.ukrinform.ua/rubric-polytics/3692154-zelenskij-vistupae-u-korolivskomu-zamku-varsavi.html" text:style-name="Internet_20_link" text:visited-style-name="Visited_20_Internet_20_Link">
<text:span text:style-name="T4">
 Zelensky </text:span>
</text:a>
As it was reported, President Volodymyr Zelenskyy, together with his wife on April 5, reassures an official visit in Poland.</text:p>
      <text:p text:style-name="P4">
Photo: op</text:p>
      <text:p text:style-name="P4">
News Source: <text:a xlink:type="simple" xlink:href="https://www.ukrinform.ua/rubric-economy/3692194-zelenskij-zaprosiv-polskij-biznes-do-vidbudovi-ukraini.html" text:style-name="Internet_20_link" text:visited-style-name="Visited_20_Internet_20_Link">
https://www.ukrinform.ua/rubric-economy/3692194-zelenskij-zaprosiv-polskij-biznes-do-vidbudovi-ukraini.html</text:a>
</text:p>
      <!--NEWS-->
      <text:h text:style-name="P10" text:outline-level="1">
<text:span text:style-name="T4">
The Ukrainian military participated in NATO -General Staff training course</text:span>
</text:h>
      <text:p text:style-name="P4">
Authors: Ukrinform (Person)</text:p>
      <text:p text:style-name="P4">
Publisher: Укринформ (Organization)</text:p>
      <text:p text:style-name="P4">
Published Time: 2023-04-05T22:40:00+03:00</text:p>
      <text:p text:style-name="P4">
Modified Time: 2023-04-05T22:40:00+03:00</text:p>
      <text:p text:style-name="P4">
Description: The Ukrainian military has undergone an international CIMIC course for officers of the tactical and staff link of the Center for the best practices of NATO Civil-Military Cooperation. - Ukrinform.</text:p>
      <text:p text:style-name="P4">
Images: ["<text:a xlink:type="simple" xlink:href="https://static.ukrinform.com/photos/2023_04/thumb_files/630_360_1680721467-268.jpg" text:style-name="Internet_20_link" text:visited-style-name="Visited_20_Internet_20_Link">
630_360_16807...</text:a>
"]</text:p>
      <text:p text:style-name="P4">
Tags: ['Генштаб', 'ЗСУ', 'Військові навчання']</text:p>
      <text:p text:style-name="P4">
Type: Article</text:p>
      <!--METADATA-->
      <text:p text:style-name="P4">
<draw:frame draw:style-name="fr1" draw:name="Image258" text:anchor-type="as-char" svg:width="6.9236in" svg:height="3.956343in" draw:z-index="0">
<draw:image xlink:href="../Images/yкринформ/2023-04-05T22-40-00-03-00/630_360_1680721467-268.jpg" xlink:type="simple" xlink:show="embed" xlink:actuate="onLoad" draw:mime-type="image/jpeg"/>
</draw:frame>
The Ukrainian NATO International Cimic Course for Officers of the Tactical Tape-Tape Center of the Beloor Experience of Civil-Military Cooperations took place.</text:p>
      <text:p text:style-name="P4">
About it reports the General Staff of the Armed Forces on the page B <text:a xlink:type="simple" xlink:href="https://www.facebook.com/GeneralStaff.ua/posts/pfbid02na81scDJ7tfG7ty2jQM3spfpnDEmo8KDtNQZdgMrJZfZZ7nEkUHNqursUkTqW3fVl" text:style-name="Internet_20_link" text:visited-style-name="Visited_20_Internet_20_Link">
</text:a>
, reports Ukrinform.</text:p>
      <text:p text:style-name="P4">
"During two weeks, the participants of the course improved their skills in spheric-military cooperation, namely in the direction of: planning of measures-military cooperation, assessment of the state of civil environment, negotiations, coordination Validation.</text:p>
      <text:p text:style-name="P4">
<text:span text:style-name="T4">
 Read also: </text:span>
 <text:a xlink:type="simple" xlink:href="https://www.ukrinform.ua/rubric-ato/3691966-protiminni-navcanna-ukrainskih-vijskovih-u-britanii-trenuut-kanadski-instruktori.html" text:style-name="Internet_20_link" text:visited-style-name="Visited_20_Internet_20_Link">
<text:span text:style-name="T4">
 learning </text:span>
</text:a>
It is noted that the classes were held at the Center for Preparation for Foreign Missions in the Polish city of Kielce. The training was carried out by military instructors of Tappods of international organizations, in particular from Greece, the Netherlands, Germany, Poland, Canada and the USA. At the same time, officers from the Czech Republic, Spain, Germany, the USA, Ukraine and Poland took part in the exercises. The purpose of the training was to prepare the officers of civil-military cooperation for the tasks of international peacekeeping and military operations, as well as the exchange of participants from different countries of the world.</text:p>
      <text:p text:style-name="P4">
"The Ukrainian military introduced representatives of the CIMIC international community with the current security situation in the country, the main challenges of the retransitious armed aggression of the Russian Federation and the acquired experience of units of the Armed Forces of Ukraine in the field of civilian -military work," - emphasize.</text:p>
      <text:p text:style-name="P4">
All participants successfully confirmed the high level of preparation and received appropriate certificates of NATO CEC.</text:p>
      <text:p text:style-name="P4">
<text:span text:style-name="T4">
 Read also: </text:span>
 <text:a xlink:type="simple" xlink:href="https://www.ukrinform.ua/rubric-ato/3692130-v-rajoni-bahmuta-znisili-88-zagarbnikiv-tri-bezpilotniki-i-sklad-boepripasiv-zsu.html" text:style-name="Internet_20_link" text:visited-style-name="Visited_20_Internet_20_Link">
</text:a>
As reported by Ukrinform, in the UK, military personnel of armed force Ukraine are undergoing engineering training on mine safety on special features of explosion installation.</text:p>
      <text:p text:style-name="P4">
News Source: <text:a xlink:type="simple" xlink:href="https://www.ukrinform.ua/rubric-ato/3692185-ukrainski-vijskovi-vzali-ucast-v-navcalnomu-kursi-nato-genstab.html" text:style-name="Internet_20_link" text:visited-style-name="Visited_20_Internet_20_Link">
https://www.ukrinform.ua/rubric-ato/3692185-ukrainski-vijskovi-vzali-ucast-v-navcalnomu-kursi-nato-genstab.html</text:a>
</text:p>
      <!--NEWS-->
      <text:h text:style-name="P10" text:outline-level="1">
<text:span text:style-name="T4">
In Kiev at the Main Postamt opened an exhibition of foreign postal stamps "Solidaries with Ukraine"</text:span>
</text:h>
      <text:p text:style-name="P4">
Authors: Ukrinform (Person)</text:p>
      <text:p text:style-name="P4">
Publisher: Укринформ (Organization)</text:p>
      <text:p text:style-name="P4">
Published Time: 2023-04-05T22:47:34+03:00</text:p>
      <text:p text:style-name="P4">
Modified Time: 2023-04-05T22:47:34+03:00</text:p>
      <text:p text:style-name="P4">
Description: The exhibition of foreign stamps "Solidaries with Ukraine", which over the past year released postal operators of 15 countries of the world in solidarity with our country, opened on April 5 at the Main Postamt in Kiev. - Ukrinform.</text:p>
      <text:p text:style-name="P4">
Images: ["<text:a xlink:type="simple" xlink:href="https://static.ukrinform.com/photos/2023_04/thumb_files/630_360_1680723914-132.jpg" text:style-name="Internet_20_link" text:visited-style-name="Visited_20_Internet_20_Link">
630_360_16807...</text:a>
", "<text:a xlink:type="simple" xlink:href="https://static.ukrinform.com/photos/2023_04/thumb_files/630_360_1680713194-8016.jpeg" text:style-name="Internet_20_link" text:visited-style-name="Visited_20_Internet_20_Link">
630_360_16807...</text:a>
", "<text:a xlink:type="simple" xlink:href="https://static.ukrinform.com/photos/2023_04/thumb_files/630_360_1680713194-4394.jpeg" text:style-name="Internet_20_link" text:visited-style-name="Visited_20_Internet_20_Link">
630_360_16807...</text:a>
", "<text:a xlink:type="simple" xlink:href="https://static.ukrinform.com/photos/2023_04/thumb_files/630_360_1680713194-7670.jpeg" text:style-name="Internet_20_link" text:visited-style-name="Visited_20_Internet_20_Link">
630_360_16807...</text:a>
", "<text:a xlink:type="simple" xlink:href="https://static.ukrinform.com/photos/2023_04/thumb_files/630_360_1680713194-7840.jpeg" text:style-name="Internet_20_link" text:visited-style-name="Visited_20_Internet_20_Link">
630_360_16807...</text:a>
", "<text:a xlink:type="simple" xlink:href="https://static.ukrinform.com/photos/2023_04/thumb_files/630_360_1680713194-6885.jpeg" text:style-name="Internet_20_link" text:visited-style-name="Visited_20_Internet_20_Link">
630_360_16807...</text:a>
"]</text:p>
      <text:p text:style-name="P4">
Tags: ['Укрпошта', 'Київ', 'Головпоштамт']</text:p>
      <text:p text:style-name="P4">
Type: Article</text:p>
      <!--METADATA-->
      <text:p text:style-name="P4">
<draw:frame draw:style-name="fr1" draw:name="Image259" text:anchor-type="as-char" svg:width="6.9236in" svg:height="3.956343in" draw:z-index="0">
<draw:image xlink:href="../Images/yкринформ/2023-04-05T22-47-34-03-00/630_360_1680723914-132.jpg" xlink:type="simple" xlink:show="embed" xlink:actuate="onLoad" draw:mime-type="image/jpeg"/>
</draw:frame>
The exhibition of Solidaries with Ukraine, which over the past year, has released in 15 countries of the world in solidarity with our country, opened on April 5 at the Main Postchemt in Kiev.</text:p>
      <text:p text:style-name="P4">
As Ukrinform reports with reference to <text:a xlink:type="simple" xlink:href="https://mfa.gov.ua/news/yevgen-perebijnis-vzyav-uchast-u-vidkritti-vistavki-inozemnih-poshtovih-marok-ukrposhti" text:style-name="Internet_20_link" text:visited-style-name="Visited_20_Internet_20_Link">
</text:a>
The exposition presents postal stamps from Latvia, Estonia, Poland, Austria, Croatia, Moldova, Czech Republic, Luxembourg, Spain, Lithuania, France, Canada, Slovakia, Portugal and Italy.</text:p>
      <text:p text:style-name="P4">
Deputy Foreign Minister Yevgeny Perebinis, who participated in the Voification Ceremony of opening a unique exhibition organized by Ukrposhta, thanked the partners and friends of Ukraine for their incredible support for the difficult year.</text:p>
      <text:p text:style-name="P4">
<text:span text:style-name="T4">
 Read also: </text:span>
 <text:a xlink:type="simple" xlink:href="https://www.ukrinform.ua/rubric-economy/3691734-ukrposta-zapustila-persu-avtomatizovanu-liniu-sortuvanna-posilok.html" text:style-name="Internet_20_link" text:visited-style-name="Visited_20_Internet_20_Link">
</text:a>
</text:p>
      <text:p text:style-name="P4">
<draw:frame draw:style-name="fr1" draw:name="Image260" text:anchor-type="as-char" svg:width="6.9236in" svg:height="3.956343in" draw:z-index="0">
<draw:image xlink:href="../Images/yкринформ/2023-04-05T22-47-34-03-00/630_360_1680713194-8016.jpeg" xlink:type="simple" xlink:show="embed" xlink:actuate="onLoad" draw:mime-type="image/jpeg"/>
</draw:frame>
In Kiev, the Chief Postamt opened an exhibition of foreign postal stamps "Solidaries in Ukraine" / Photo: Foreign Ministry <text:a xlink:type="simple" xlink:href="https://static.ukrinform.com/photos/2023_04/1680713194-8016.jpeg" text:style-name="Internet_20_link" text:visited-style-name="Visited_20_Internet_20_Link">
<draw:frame draw:style-name="fr1" draw:name="Image261" text:anchor-type="as-char" svg:width="6.9236in" svg:height="3.956343in" draw:z-index="0">
<draw:image xlink:href="../Images/yкринформ/2023-04-05T22-47-34-03-00/630_360_1680713194-8016.jpeg" xlink:type="simple" xlink:show="embed" xlink:actuate="onLoad" draw:mime-type="image/jpeg"/>
</draw:frame>
</text:a>
 <text:a xlink:type="simple" xlink:href="https://static.ukrinform.com/photos/2023_04/1680713194-4394.jpeg" text:style-name="Internet_20_link" text:visited-style-name="Visited_20_Internet_20_Link">
<draw:frame draw:style-name="fr1" draw:name="Image262" text:anchor-type="as-char" svg:width="6.9236in" svg:height="3.956343in" draw:z-index="0">
<draw:image xlink:href="../Images/yкринформ/2023-04-05T22-47-34-03-00/630_360_1680713194-4394.jpeg" xlink:type="simple" xlink:show="embed" xlink:actuate="onLoad" draw:mime-type="image/jpeg"/>
</draw:frame>
</text:a>
 <text:a xlink:type="simple" xlink:href="https://static.ukrinform.com/photos/2023_04/1680713194-7670.jpeg" text:style-name="Internet_20_link" text:visited-style-name="Visited_20_Internet_20_Link">
<draw:frame draw:style-name="fr1" draw:name="Image263" text:anchor-type="as-char" svg:width="6.9236in" svg:height="3.956343in" draw:z-index="0">
<draw:image xlink:href="../Images/yкринформ/2023-04-05T22-47-34-03-00/630_360_1680713194-7670.jpeg" xlink:type="simple" xlink:show="embed" xlink:actuate="onLoad" draw:mime-type="image/jpeg"/>
</draw:frame>
</text:a>
 <text:a xlink:type="simple" xlink:href="https://static.ukrinform.com/photos/2023_04/1680713194-7840.jpeg" text:style-name="Internet_20_link" text:visited-style-name="Visited_20_Internet_20_Link">
<draw:frame draw:style-name="fr1" draw:name="Image264" text:anchor-type="as-char" svg:width="6.9236in" svg:height="3.956343in" draw:z-index="0">
<draw:image xlink:href="../Images/yкринформ/2023-04-05T22-47-34-03-00/630_360_1680713194-7840.jpeg" xlink:type="simple" xlink:show="embed" xlink:actuate="onLoad" draw:mime-type="image/jpeg"/>
</draw:frame>
</text:a>
 <text:a xlink:type="simple" xlink:href="https://static.ukrinform.com/photos/2023_04/1680713194-6885.jpeg" text:style-name="Internet_20_link" text:visited-style-name="Visited_20_Internet_20_Link">
<draw:frame draw:style-name="fr1" draw:name="Image265" text:anchor-type="as-char" svg:width="6.9236in" svg:height="3.956343in" draw:z-index="0">
<draw:image xlink:href="../Images/yкринформ/2023-04-05T22-47-34-03-00/630_360_1680713194-6885.jpeg" xlink:type="simple" xlink:show="embed" xlink:actuate="onLoad" draw:mime-type="image/jpeg"/>
</draw:frame>
</text:a>
"I am convinced that on the day of our victory, all countries will release stamps that will be dedicated to the victory of Ukraine," Perebinis said.</text:p>
      <text:p text:style-name="P4">
Kiev residents and guests of the capital can visit the exposition of foreign postal stamps.</text:p>
      <text:p text:style-name="P4">
<text:span text:style-name="T4">
 Read also: </text:span>
 <text:a xlink:type="simple" xlink:href="https://www.ukrinform.ua/rubric-kyiv/3691448-u-kievi-prezentuvali-vistavku-vijna-ocima-pirotehnikiv-dsns.html" text:style-name="Internet_20_link" text:visited-style-name="Visited_20_Internet_20_Link">
<text:span text:style-name="T4">
 exhibitions </text:span>
</text:a>
Solidari with Ukraine project will also be presented in the online format of the company.</text:p>
      <text:p text:style-name="P4">
News Source: <text:a xlink:type="simple" xlink:href="https://www.ukrinform.ua/rubric-kyiv/3692196-u-kievi-na-golovpostamti-vidkrili-vistavku-inozemnih-postovih-marok-solidarni-z-ukrainou.html" text:style-name="Internet_20_link" text:visited-style-name="Visited_20_Internet_20_Link">
https://www.ukrinform.ua/rubric-kyiv/3692196-u-kievi-na-golovpostamti-vidkrili-vistavku-inozemnih-postovih-marok-solidarni-z-ukrainou.html</text:a>
</text:p>
      <!--NEWS-->
      <text:h text:style-name="P10" text:outline-level="1">
<text:span text:style-name="T4">
In the Kherson region, electricity supply was restored in the village where there was no light for more than seven months</text:span>
</text:h>
      <text:p text:style-name="P4">
Authors: Ukrinform (Person)</text:p>
      <text:p text:style-name="P4">
Publisher: Укринформ (Organization)</text:p>
      <text:p text:style-name="P4">
Published Time: 2023-04-05T22:52:19+03:00</text:p>
      <text:p text:style-name="P4">
Modified Time: 2023-04-05T22:52:19+03:00</text:p>
      <text:p text:style-name="P4">
Description: In the Kherson region, electricity supply in the village of Magic of the Borozensk Tergromades, where light was not for more than 7 months. - Ukrinform.</text:p>
      <text:p text:style-name="P4">
Images: ["<text:a xlink:type="simple" xlink:href="https://static.ukrinform.com/photos/2022_12/thumb_files/630_360_1671100904-294.jpg" text:style-name="Internet_20_link" text:visited-style-name="Visited_20_Internet_20_Link">
630_360_16711...</text:a>
"]</text:p>
      <text:p text:style-name="P4">
Tags: ['Електроенергія', 'Херсонщина', 'Відновлення України']</text:p>
      <text:p text:style-name="P4">
Type: Article</text:p>
      <!--METADATA-->
      <text:p text:style-name="P4">
<draw:frame draw:style-name="fr1" draw:name="Image266" text:anchor-type="as-char" svg:width="6.9236in" svg:height="3.956343in" draw:z-index="0">
<draw:image xlink:href="../Images/yкринформ/2023-04-05T22-52-19-03-00/630_360_1671100904-294.jpg" xlink:type="simple" xlink:show="embed" xlink:actuate="onLoad" draw:mime-type="image/jpeg"/>
</draw:frame>
Nakherson region restored electricity supply in the village of Magic of the Borozensk Tergromad, where the light was not for more than 7 months.</text:p>
      <text:p text:style-name="P4">
As Ukrinform reports, it reports <text:a xlink:type="simple" xlink:href="https://t.me/khersonskaODA/4925" text:style-name="Internet_20_link" text:visited-style-name="Visited_20_Internet_20_Link">
</text:a>
.</text:p>
      <text:p text:style-name="P4">
"In the village of Magic of the Borozensk Tergromades began to give stress,"- said the presentation.</text:p>
      <text:p text:style-name="P4">
It is noted that due to the criminal acts of Russian invaders for more than 7 months, people were left without light. Currently, 290 residents live in the village and have finally been resumed for their basic power supply service.</text:p>
      <text:p text:style-name="P4">
<text:span text:style-name="T4">
 Read also: </text:span>
 <text:a xlink:type="simple" xlink:href="https://www.ukrinform.ua/rubric-economy/3691598-energoatom-ulitku-vivede-polovinu-energoblokiv-aes-u-remont.html" text:style-name="Internet_20_link" text:visited-style-name="Visited_20_Internet_20_Link">
</text:a>
As reported by Ukrinform, the Armed Forces liberated the right -bank part of the Kherson region, including the city of Kherson. Part of the region, located on the left birch, temporarily captured by Russian troops, which abduct locals, are engaged in looting, looting enterprises.</text:p>
      <text:p text:style-name="P4">
Photo Illustrative, DTEK</text:p>
      <text:p text:style-name="P4">
News Source: <text:a xlink:type="simple" xlink:href="https://www.ukrinform.ua/rubric-regions/3692197-na-hersonsini-vidnovili-elektropostacanna-u-seli-de-svitla-ne-bulo-ponad-sim-misaciv.html" text:style-name="Internet_20_link" text:visited-style-name="Visited_20_Internet_20_Link">
https://www.ukrinform.ua/rubric-regions/3692197-na-hersonsini-vidnovili-elektropostacanna-u-seli-de-svitla-ne-bulo-ponad-sim-misaciv.html</text:a>
</text:p>
      <!--NEWS-->
      <text:h text:style-name="P10" text:outline-level="1">
<text:span text:style-name="T4">
The child was returned to Ukraine, which the Russian Federation deported from Kherson region - Lubinets</text:span>
</text:h>
      <text:p text:style-name="P4">
Authors: Ukrinform (Person)</text:p>
      <text:p text:style-name="P4">
Publisher: Укринформ (Organization)</text:p>
      <text:p text:style-name="P4">
Published Time: 2023-04-05T22:58:00+03:00</text:p>
      <text:p text:style-name="P4">
Modified Time: 2023-04-05T22:58:00+03:00</text:p>
      <text:p text:style-name="P4">
Description: Ukraine was able to return a child deported to the Russian Federation from the temporarily captured territory of Kherson region. - Ukrinform.</text:p>
      <text:p text:style-name="P4">
Images: ["<text:a xlink:type="simple" xlink:href="https://static.ukrinform.com/photos/2023_02/thumb_files/630_360_1677395798-958.jpg" text:style-name="Internet_20_link" text:visited-style-name="Visited_20_Internet_20_Link">
630_360_16773...</text:a>
", "<text:a xlink:type="simple" xlink:href="https://static.ukrinform.com/photos/2023_04/1680718910-991.jpg" text:style-name="Internet_20_link" text:visited-style-name="Visited_20_Internet_20_Link">
1680718910-99...</text:a>
"]</text:p>
      <text:p text:style-name="P4">
Tags: ['Діти', 'Викрадення людей', 'Дмитро Лубінець']</text:p>
      <text:p text:style-name="P4">
Type: Article</text:p>
      <!--METADATA-->
      <text:p text:style-name="P4">
<draw:frame draw:style-name="fr1" draw:name="Image267" text:anchor-type="as-char" svg:width="6.9236in" svg:height="3.956343in" draw:z-index="0">
<draw:image xlink:href="../Images/yкринформ/2023-04-05T22-58-00-03-00/630_360_1677395798-958.jpg" xlink:type="simple" xlink:show="embed" xlink:actuate="onLoad" draw:mime-type="image/jpeg"/>
</draw:frame>
It was not possible to return the child deported to the Russian Federation from the temporarily seized territory of Kherson region.</text:p>
      <text:p text:style-name="P4">
According to Ukrinform, Dmitrolubinets reported this Commissioner for Human Rights of Human Rights in <text:a xlink:type="simple" xlink:href="https://t.me/dmytro_lubinetzs/2068" text:style-name="Internet_20_link" text:visited-style-name="Visited_20_Internet_20_Link">
</text:a>
.</text:p>
      <text:p text:style-name="P4">
"At the beginning of the year, my grandmother asked me to assist in the return of Artem, who, together with other pupils of the Oleshkovsky Children's Board of Kherson Oblast, was deported to the Russian Federation," - said.</text:p>
      <text:p text:style-name="P4">
<text:span text:style-name="T4">
 Read also: </text:span>
 <text:a xlink:type="simple" xlink:href="https://www.ukrinform.ua/rubric-ato/3692111-zelenskij-obgovoriv-iz-moraveckim-dopomogi-u-posuku-ta-povernenni-z-rf-ukrainskih-ditej.html" text:style-name="Internet_20_link" text:visited-style-name="Visited_20_Internet_20_Link">
</text:a>
The applicant reported that as soon as she became aware that the pupils of the specified boarding school were taken to the Russian Federation, she personally went to the institution, the grandson's abyss. However, Artem, together with other pupils at that time, had already been converted to the territory of Russia, from there to the temporarily occupied Crimea, Azgod to the city of Skadovsk. However, the administration of the establishment in which the ground was refused to return the baby.</text:p>
      <text:p text:style-name="P4">
<draw:frame draw:style-name="fr1" draw:name="Image268" text:anchor-type="as-char" svg:width="6.9236in" svg:height="7.468513in" draw:z-index="0">
<draw:image xlink:href="../Images/yкринформ/2023-04-05T22-58-00-03-00/1680718910-991.jpg" xlink:type="simple" xlink:show="embed" xlink:actuate="onLoad" draw:mime-type="image/jpeg"/>
</draw:frame>
"According to my appeal to the guardianship authority and care for measures to protect the rights and interests of the child, in February, grandmother was appointed by a worker over his grandson and other measures taken to return the child to Ukraine -controlled territory were taken," Lubinets emphasized.</text:p>
      <text:p text:style-name="P4">
He thanked the service for children of Kherson Regional State Administration, the Dniprovsky District Content of Kherson Council, because the "Children's Towns of Ukraine" and JSC "Smile Yua" Charity Foundation.</text:p>
      <text:p text:style-name="P4">
<text:span text:style-name="T4">
 Read also: </text:span>
 <text:a xlink:type="simple" xlink:href="https://www.ukrinform.ua/rubric-polytics/3692041-lubinec-predstaviv-soricnu-dopovid-pered-profilnim-komitetom-radi.html" text:style-name="Internet_20_link" text:visited-style-name="Visited_20_Internet_20_Link">
<text:span text:style-name="T4">
 Lubinets </text:span>
</text:a>
“I will remind that in case of violation of rights, illegal movement/deportation of you Ivasha family, you can contact the Ombudsman of the Verkhovna Rada of Ukraine right human right: at: str. Institutskaya, 21/8, Kyiv, 01008; Nayelectronic mail: hotline@ombudsman.gov.ua; on the hotline: 0 800 501 720; Call: 044 299 74 08, ”Lubinets emphasized.</text:p>
      <text:p text:style-name="P4">
In case of deportation of the child, you can fill out the online form of the statement "Report the reconciliation/deportation/forced movement of the child" <text:a xlink:type="simple" xlink:href="https://childrenofwar.gov.ua/" text:style-name="Internet_20_link" text:visited-style-name="Visited_20_Internet_20_Link">
</text:a>
in the section "Send a single click".</text:p>
      <text:p text:style-name="P4">
News Source: <text:a xlink:type="simple" xlink:href="https://www.ukrinform.ua/rubric-society/3692166-v-ukrainu-povernuli-ditinu-aku-rf-deportuvala-z-hersonsini-lubinec.html" text:style-name="Internet_20_link" text:visited-style-name="Visited_20_Internet_20_Link">
https://www.ukrinform.ua/rubric-society/3692166-v-ukrainu-povernuli-ditinu-aku-rf-deportuvala-z-hersonsini-lubinec.html</text:a>
</text:p>
      <!--NEWS-->
      <text:h text:style-name="P10" text:outline-level="1">
<text:span text:style-name="T4">
The ship grouping in the Black Sea is increased - Natalia Humeniuk</text:span>
</text:h>
      <text:p text:style-name="P4">
Author: ['Ольга Вікарчук']</text:p>
      <text:p text:style-name="P4">
Time: 2023-04-05T23:00:00-04:00</text:p>
      <text:p text:style-name="P4">
Description: Nini Mi Zaststostegamo 15 Ships that rocket -bearer of the enemy. The power is great, ... the war with Ukraine 2022, the war with Ukraine is the latest news today, the war with Ukraine 2022 is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3/3-nataliya-gumenyuk.jpg" text:style-name="Internet_20_link" text:visited-style-name="Visited_20_Internet_20_Link">
3-nataliya-gumenyuk.jpg</text:a>
']</text:p>
      <text:p text:style-name="P4">
Tags: ['STOPRUSSIA', 'АГРЕСІЯ РФ', 'ВІЙНА', 'ВТОРГНЕННЯ РФ', 'НАТАЛІЯ ГУМЕНЮК']</text:p>
      <text:p text:style-name="P4">
Category: News</text:p>
      <!--METADATA-->
      <text:p text:style-name="P4">
<draw:frame draw:style-name="fr1" draw:name="Image269" text:anchor-type="as-char" svg:width="6.9236in" svg:height="4.483031in" draw:z-index="0">
<draw:image xlink:href="../Images/AРМІЯINFORM/2023-04-05T23-00-00-04-00/3-nataliya-gumenyuk.jpg" xlink:type="simple" xlink:show="embed" xlink:actuate="onLoad" draw:mime-type="image/jpeg"/>
</draw:frame>
We are currently watching 15 ships and six enemy rockets. This is a very great force, as a total volley can reach up to 40 missiles. These are four surfaces and two underwater rocket launchers.</text:p>
      <text:p text:style-name="P4">
About it <text:a xlink:type="simple" xlink:href="https://www.youtube.com/watch" text:style-name="Internet_20_link" text:visited-style-name="Visited_20_Internet_20_Link">
told</text:a>
The head of the Press Center of Defense forces of South of Ukraine and the captain of Nataliagmenyuk during the direct ether of the "Unified News" TV.</text:p>
      <ul>
        <li>
Most likely not all hostile ships are accordingly equipped, because we were not kept in activity. Nevertheless, we need to understand and realize that great power will be used. Against the background of the activity of tactical aviation, which we watched the widespread hours earlier in the southeast, we can talk about some preparation of rocket stroke, ”the officer added.</li>
      </ul>
      <text:p text:style-name="P4">
Natalia Humeniuk also does not exclude the fact that the enemy can use wave -shaped rocket attacks, that is, using different types of rockets of both rockets of both of both rockets.</text:p>
      <ul>
        <li>
The enemy does not have so many rockets, so they will save them. We admit that the enemy's army will decide in this attack to use Shahhed UAV. Weather conditions at this stage are those that can contribute to such threats. Therefore, I call everyone to respond to air alarm signals - a rank and a rank.</li>
      </ul>
      <text:p text:style-name="P4">
News Source: <text:a xlink:type="simple" xlink:href="https://armyinform.com.ua/2023/04/05/korabelne-ugrupovuvannya-voroga-u-chornomu-mori-zbilsheno-nataliya-gumenyuk/" text:style-name="Internet_20_link" text:visited-style-name="Visited_20_Internet_20_Link">
https://armyinform.com.ua/2023/04/05/korabelne-ugrupovuvannya-voroga-u-chornomu-mori-zbilsheno-nataliya-gumenyuk/</text:a>
</text:p>
      <!--NEWS-->
      <text:h text:style-name="P10" text:outline-level="1">
<text:span text:style-name="T4">
In Kyiv region by the end of this day and tomorrow morning there will be fog</text:span>
</text:h>
      <text:p text:style-name="P4">
Authors: Ukrinform (Person)</text:p>
      <text:p text:style-name="P4">
Publisher: Укринформ (Organization)</text:p>
      <text:p text:style-name="P4">
Published Time: 2023-04-05T23:05:00+03:00</text:p>
      <text:p text:style-name="P4">
Modified Time: 2023-04-05T23:05:00+03:00</text:p>
      <text:p text:style-name="P4">
Description: In the Kyiv region by the end of the day on April 5 and on the morning of April 6, the fog will be kept, which will lead to visibility of 200-300 m-Ukrinform.</text:p>
      <text:p text:style-name="P4">
Images: ["<text:a xlink:type="simple" xlink:href="https://static.ukrinform.com/photos/2020_05/thumb_files/630_360_1589268962-307.jpg" text:style-name="Internet_20_link" text:visited-style-name="Visited_20_Internet_20_Link">
630_360_15892...</text:a>
"]</text:p>
      <text:p text:style-name="P4">
Tags: ['Погода', 'Туман', 'Київ', 'Київщина']</text:p>
      <text:p text:style-name="P4">
Type: Article</text:p>
      <!--METADATA-->
      <text:p text:style-name="P4">
<draw:frame draw:style-name="fr1" draw:name="Image270" text:anchor-type="as-char" svg:width="6.9236in" svg:height="3.956343in" draw:z-index="0">
<draw:image xlink:href="../Images/yкринформ/2023-04-05T23-05-00-03-00/630_360_1589268962-307.jpg" xlink:type="simple" xlink:show="embed" xlink:actuate="onLoad" draw:mime-type="image/jpeg"/>
</draw:frame>
By the end of the day on April 5 and on the morning of April 6, the fog will last, which will visibility of 200-300 m.</text:p>
      <text:p text:style-name="P4">
This was reported by the press service of the Kyiv Regional Military Administration in <text:a xlink:type="simple" xlink:href="https://t.me/kyivoda/9175" text:style-name="Internet_20_link" text:visited-style-name="Visited_20_Internet_20_Link">
</text:a>
, reports Ukrinform.</text:p>
      <text:p text:style-name="P4">
"In the Kyiv region in the next hour, with maintenance until the end of the day on April 5, Tavranni Tavran on April 6.</text:p>
      <text:p text:style-name="P4">
<text:span text:style-name="T4">
 Read also: </text:span>
 <text:span text:style-name="T4">
 <text:a xlink:type="simple" xlink:href="https://www.ukrinform.ua/rubric-regions/3691953-v-ukraini-zavtra-ocikuutsa-dosi-u-zahidnih-oblastah-z-mokrim-snigom.html" text:style-name="Internet_20_link" text:visited-style-name="Visited_20_Internet_20_Link">
</text:a>
</text:span>
</text:p>
      <text:p text:style-name="P4">
It is also emphasized that weather conditions can lead to deterioration of movement in some areas of roads and streets. Therefore, the drivers of lined visibility and <text:span text:style-name="T4">
 <text:a xlink:type="simple" xlink:href="https://www.ukrinform.ua/tag-tuman" text:style-name="Internet_20_link" text:visited-style-name="Visited_20_Internet_20_Link">
</text:a>
</text:span>
 Being careful on the roads and keeping a safe distance.</text:p>
      <text:p text:style-name="P4">
As reported by Ukrinform, in Kiev the heating season will end on April 8.</text:p>
      <text:p text:style-name="P4">
News Source: <text:a xlink:type="simple" xlink:href="https://www.ukrinform.ua/rubric-regions/3692200-na-kiivsini-do-kinca-ciei-dobi-ta-zavtra-vranci-bude-tuman.html" text:style-name="Internet_20_link" text:visited-style-name="Visited_20_Internet_20_Link">
https://www.ukrinform.ua/rubric-regions/3692200-na-kiivsini-do-kinca-ciei-dobi-ta-zavtra-vranci-bude-tuman.html</text:a>
</text:p>
      <!--NEWS-->
      <text:h text:style-name="P10" text:outline-level="1">
<text:span text:style-name="T4">
Russia not win in Europe when Ukrainian and Pole stand side by side-Zelensky</text:span>
</text:h>
      <text:p text:style-name="P4">
Authors: Ukrinform (Person)</text:p>
      <text:p text:style-name="P4">
Publisher: Укринформ (Organization)</text:p>
      <text:p text:style-name="P4">
Published Time: 2023-04-05T23:17:00+03:00</text:p>
      <text:p text:style-name="P4">
Modified Time: 2023-04-05T23:17:00+03:00</text:p>
      <text:p text:style-name="P4">
Description: President Volodymyr Zelenskyy spoke to the deputies of both chambers of the National Assembly, representatives of the public of Ukraine and Poland on the Royal Castle Square in Warsaw. - Ukrinform.</text:p>
      <text:p text:style-name="P4">
Images: ["<text:a xlink:type="simple" xlink:href="https://static.ukrinform.com/photos/2023_04/thumb_files/630_360_1680717213-704.jpg" text:style-name="Internet_20_link" text:visited-style-name="Visited_20_Internet_20_Link">
630_360_16807...</text:a>
"]</text:p>
      <text:p text:style-name="P4">
Tags: None</text:p>
      <text:p text:style-name="P4">
Type: Article</text:p>
      <!--METADATA-->
      <text:p text:style-name="P4">
<draw:frame draw:style-name="fr1" draw:name="Image271" text:anchor-type="as-char" svg:width="6.9236in" svg:height="3.956343in" draw:z-index="0">
<draw:image xlink:href="../Images/yкринформ/2023-04-05T23-17-00-03-00/630_360_1680717213-704.jpg" xlink:type="simple" xlink:show="embed" xlink:actuate="onLoad" draw:mime-type="image/jpeg"/>
</draw:frame>
The Presidential Lordir Zelensky spoke to the deputies of both chambers of the National Assembly, representatives of the public of Ukraine and Poland on the square of the Royal Castle Uzarhava.</text:p>
      <text:p text:style-name="P4">
Ukrinform publishes the text of the speech.</text:p>
      <text:p text:style-name="P4">
_ <text:span text:style-name="T4">
 Congratulations, Warsaw!</text:span>
 _</text:p>
      <text:p text:style-name="P4">
_ <text:span text:style-name="T4">
 Congratulations, Poland!</text:span>
 _</text:p>
      <text:p text:style-name="P4">
The great Polish people!The great Ukrainian people!Side by side here, united in this square with the spirit of freedom, a majestic history and a glorious transmission that we are approaching together!</text:p>
      <text:p text:style-name="P4">
We know each other, Ukrainians and Poles, and we know for a long time. And now the Ukrainian hearts are appealing to each of the Polish hearts in the Serrtsipolsk capital.</text:p>
      <text:p text:style-name="P4">
This is an honor for me - to be here. I speak to you with words of gratitude and strength. Fits, because there are no more such moments when we were different when we would not be united. Ukrainian and Polish hearts fight for one freedom, the assertive independence of our states, for our native Europe - our common house, and we will win!</text:p>
      <text:p text:style-name="P4">
There is no more such force that would outstand Ukrainian and Polish brotherhood. Azavs will come true: "We will take the power of a stranger from us, we will pick a saber."</text:p>
      <text:p text:style-name="P4">
We recalculate, brethren, and we are everywhere in our sides.</text:p>
      <text:p text:style-name="P4">
Every time the Ukrainian flag returns to the absolutely legitimate place of the scientific land, and the Russian occupier escapes, the Polish flag is also stronger.</text:p>
      <text:p text:style-name="P4">
Yellow-blue and white-red-these four colors are stronger than a hostile tricolor.</text:p>
      <text:p text:style-name="P4">
Every successful battle of Ukrainian heroes for our independent state adds protection to Polish independence. Polish "crabs" and "Peruns" in the hands of Ukrainians, who turn our people freedom, add strength to your freedom.</text:p>
      <text:p text:style-name="P4">
Here is what our skills, Ukrainians and Poles mean, to build our victoria side by side. And I am grateful for this brotherhood to every Pole!</text:p>
      <text:p text:style-name="P4">
Bow to you, Poland!Applause to you, the Polish people!</text:p>
      <text:p text:style-name="P4">
I am grateful to you, friend Andzeya, Mr. President. Your wife Agati. For mensity - to be here today with my wife.</text:p>
      <text:p text:style-name="P4">
To you, dear Mateushe, Mr. Prime Minister.</text:p>
      <text:p text:style-name="P4">
Thank you, Mrs. Marshal and Mr Marshal. All Polish leaders are here, and everywhere in the communes and people of Poland, who know what our freedom means for your dreamer. I am grateful to all of you who are now on this square and who heard all over Poland!</text:p>
      <text:p text:style-name="P4">
Today I was on the Pilsudski Square, next to this place, where the words of the great man and the great Pole of John Paul II were heard where the great Pole and the great Pole. ”Free Poland appears and will never fall. Free Ukraine appears and never becomes.</text:p>
      <text:p text:style-name="P4">
But the alien authorities who wanted to control our peoples and did not understand what we would like to do, just crumbled. And we - we stand together!Side by side. Ukraine, and Europe, and the free world.</text:p>
      <text:p text:style-name="P4">
We stand and when the full -scale aggression forces against our freedom are thrown again. Well, this regime that went to war against us will fall. He brought the graves to Ukraine to then bring the graves to Poland and all our siblings again. And we fight. Side by side!</text:p>
      <text:p text:style-name="P4">
He brought deportation to Ukrainians to deport again and others whose freedom on the lands that Russia is about to steal. And we are defending ourselves. Side by side!</text:p>
      <text:p text:style-name="P4">
The enemy wanted to bury our independence with you and dissolve our national cultures in the Russian space. And we stand firm!We, and we, together, together, back side by side will return all this evil epitaph of Russian imperialism.</text:p>
      <text:p text:style-name="P4">
We with you, Poland, side by side will confirm freedom in Europe forever. Tyrania works in history when losing in Ukraine. Moscow will not kill, and St. Petersburg will not be indivisible. Never again.</text:p>
      <text:p text:style-name="P4">
On this glorious square and on any other Polish Square, as well as the Ukrainian Maidans, there will never be Russia again-after our victory.</text:p>
      <text:p text:style-name="P4">
Do you still need steps towards her? No. It is only necessary not to stop in solidarity. When the battle requires artillery, it should be provided. When the victory needs tanks, their roar must sound on the front line. When independence needs air, you do not need to pay attention to how to react in Russia to the aircraft in us, it is not necessary to remember which number will have a safer look near the letter F - 16 or some more. It is worth doing!</text:p>
      <text:p text:style-name="P4">
To act in the same way as your leadership has shown itself in a tank coalition. I believe that it will also be in the aviation coalition. Because it is the battle for freedom, and it is partially in it.</text:p>
      <text:p text:style-name="P4">
When our ally, a powerful allies - President Biden, said in Warsaw in Warsaw, he said, "There is no sweeter word than" freedom ". There is no higher desire than freedom. "</text:p>
      <text:p text:style-name="P4">
We, Ukrainians and Poles, know it well. Therefore, there is no such question between us that we will not solve to strengthen our common protection. That is why this visit, the negotiations here in Warsaw became another step towards victory. And I thank you to settle the agreed today!For a powerful defensive package. Thank you for your lives, which we save with you in our solidarity!</text:p>
      <text:p text:style-name="P4">
<text:span text:style-name="T4">
 Dear Polish people!</text:span>
The more freedom we have with you, around us, the more guarantees there will be goodness. The fact that our common enemy will match. It will be rightly responsible for Bykivnia and Bucha, Katyn and Smolensk. It will fit the toink of your life here on earth, and forever - before God.</text:p>
      <text:p text:style-name="P4">
Justice will be the historical achievement of our generations, and is pursued in the same way our brotherhood. Ukrainians and Poles go-by-side.</text:p>
      <text:p text:style-name="P4">
<text:span text:style-name="T4">
 Brothers and sisters Poles!</text:span>
</text:p>
      <text:p text:style-name="P4">
A few more generations, so, all that our strength is now based on was a lew.</text:p>
      <text:p text:style-name="P4">
Jerzy Gedroyts taught that "there is no independent Poland without an independent Ukraine." This is studied.</text:p>
      <text:p text:style-name="P4">
And I would continue. Do not win Russia in Europe when the Ukrainian and the Pole are standing. Let's study this.</text:p>
      <text:p text:style-name="P4">
And just as we are with you, Poland, we stand together in this war, Budmonian and peace. Together!Side by side in everything. Together in the European Union, together in NATO. This is the continuation of our fate of free peoples!</text:p>
      <text:p text:style-name="P4">
We have to support historical understanding between our peoples. Everyone!Everything that we need to solve for the interests and peace of our societies must be solved. The cooperation of the military and political, economic and energy doctrine of historians.</text:p>
      <text:p text:style-name="P4">
When we accept that human life is the highest value, we honor the memory of every person. All who lived in front of us. Anyone who needs respect. Itut should not be any prohibitions. It is our mutual and absolute respect that will carry Ukrainian and Polish culture. Always carry!Because we were always escaped by our unity, our determination.</text:p>
      <text:p text:style-name="P4">
Dear Rzeszow!I thank you for becoming the first rescuer for Ukraine!</text:p>
      <text:p text:style-name="P4">
I will go!Lublin!Helme!Thank you!You who have opened our people at a time when it was most needed!</text:p>
      <text:p text:style-name="P4">
Gdansk and Wroclaw!Katowice and Belostok!Krakow and Warsaw!Every city that has become so hospitable for our people!I thank you!</text:p>
      <text:p text:style-name="P4">
Thank you for the fact that Ukrainian children in Poland can live in respect, and the Ukrainian law has received a law from the Polish state, which guarantees them the same rights that have your people!</text:p>
      <text:p text:style-name="P4">
I thank all Poland volunteers - can volunteers be louder? - Who help people here on Polish land and in Ukraine, even risking their lives!</text:p>
      <text:p text:style-name="P4">
Thank you all who train Ukrainian soldiers on Polish land!</text:p>
      <text:p text:style-name="P4">
And thank you every Polish heart that raises their prayers as well as the Ukrainian!</text:p>
      <text:p text:style-name="P4">
<text:span text:style-name="T4">
 Dear Ukrainians, dear Ukrainians in Poland!</text:span>
And I thank all of you who helps the state!</text:p>
      <text:p text:style-name="P4">
<text:span text:style-name="T4">
 Dear Poles!All Europeans!</text:span>
</text:p>
      <text:p text:style-name="P4">
Wishing you happy coming Easter holidays!And everyone - victories of life with superstulation, victories in the battles, which continue in Ukraine now!</text:p>
      <text:p text:style-name="P4">
Glory to all our soldiers who fight for ours and your freedom!</text:p>
      <text:p text:style-name="P4">
<text:span text:style-name="T4">
Glory to Ukraine!</text:span>
</text:p>
      <text:p text:style-name="P4">
<text:span text:style-name="T4">
 chwała polsce!</text:span>
</text:p>
      <text:p text:style-name="P4">
News Source: <text:a xlink:type="simple" xlink:href="https://www.ukrinform.ua/rubric-polytics/3692203-rosii-ne-vigrati-u-evropi-koli-ukrainec-i-polak-stoat-plicoplic-zelenskij.html" text:style-name="Internet_20_link" text:visited-style-name="Visited_20_Internet_20_Link">
https://www.ukrinform.ua/rubric-polytics/3692203-rosii-ne-vigrati-u-evropi-koli-ukrainec-i-polak-stoat-plicoplic-zelenskij.html</text:a>
</text:p>
      <!--NEWS-->
      <text:h text:style-name="P10" text:outline-level="1">
<text:span text:style-name="T4">
US exhibit: States have the same plans as in Ukraine - to expel Russians from Ukrainian land</text:span>
</text:h>
      <text:p text:style-name="P4">
Authors: Ukrinform (Person)</text:p>
      <text:p text:style-name="P4">
Publisher: Укринформ (Organization)</text:p>
      <text:p text:style-name="P4">
Published Time: 2023-04-05T23:35:00+03:00</text:p>
      <text:p text:style-name="P4">
Modified Time: 2023-04-05T23:35:00+03:00</text:p>
      <text:p text:style-name="P4">
Description: The purpose of the United States in Russia's war against Ukraine is the restoration of the world order in which the rule of law prevails, and for this we need to expel Russian troops from Ukrainian land. - Ukrinform.</text:p>
      <text:p text:style-name="P4">
Images: ["<text:a xlink:type="simple" xlink:href="https://static.ukrinform.com/photos/2019_03/thumb_files/630_360_1553035558-290.jpg" text:style-name="Internet_20_link" text:visited-style-name="Visited_20_Internet_20_Link">
630_360_15530...</text:a>
"]</text:p>
      <text:p text:style-name="P4">
Tags: ['США', 'Україна', 'Вільям Тейлор', 'Війна з росією']</text:p>
      <text:p text:style-name="P4">
Type: Article</text:p>
      <!--METADATA-->
      <text:p text:style-name="P4">
<draw:frame draw:style-name="fr1" draw:name="Image272" text:anchor-type="as-char" svg:width="6.9236in" svg:height="3.956343in" draw:z-index="0">
<draw:image xlink:href="../Images/yкринформ/2023-04-05T23-35-00-03-00/630_360_1553035558-290.jpg" xlink:type="simple" xlink:show="embed" xlink:actuate="onLoad" draw:mime-type="image/jpeg"/>
</draw:frame>
The purpose of the United States in Russia's war against Ukraine is the restoration of the world order, which is reigned by the rule of law, and for this we need to expel Russian troops of the Ukrainian land.</text:p>
      <text:p text:style-name="P4">
This was stated by Vice president of the US Peace Institute, the former US Ambassador to Ukraine Taylor in an interview <text:a xlink:type="simple" xlink:href="https://www.youtube.com/watch" text:style-name="Internet_20_link" text:visited-style-name="Visited_20_Internet_20_Link">
</text:a>
, reports Ukrinform.</text:p>
      <text:p text:style-name="P4">
“I believe that within the US government there is an understanding of the goal in the Russian war of anti -Ukraine. It is that it is to return the peace in which the rule of law and the law prevails. And for this to happen, Russia must be expelled from Ukraine, Russian should be taken from Ukrainian land. It is a very clear and understandable children of the President of the Zelensky and Ukrainian people. Therefore, everything is simple - to gather from Ukraine. I believe that the US government shares this goal - it has such plans, ”Taylor said.</text:p>
      <text:p text:style-name="P4">
<text:span text:style-name="T4">
 Read also: </text:span>
 <text:span text:style-name="T4">
 <text:a xlink:type="simple" xlink:href="https://www.ukrinform.ua/rubric-polytics/3692073-ssa-pidtrimuut-zusilla-zadla-miru-v-ukraini-ale-ne-budakogo-miru-blinken.html" text:style-name="Internet_20_link" text:visited-style-name="Visited_20_Internet_20_Link">
</text:a>
</text:span>
</text:p>
      <text:p text:style-name="P4">
He noted that US goals could not always be voiced, mostly mentioned in an interview or at press conferences.</text:p>
      <text:p text:style-name="P4">
“When officials make statements, many factors are weighed. Cestos of any power-my country, yours. Therefore, I believe that the goal of the United States is that Ukraine wins, and for this to happen, it is necessary to expel all Russian troops from the territory of Ukraine, ”the exponent said.</text:p>
      <text:p text:style-name="P4">
<text:span text:style-name="T4">
 Read also: </text:span>
 <text:span text:style-name="T4">
 <text:a xlink:type="simple" xlink:href="https://www.ukrinform.ua/rubric-polytics/3691668-ssa-bacat-majbutne-ukraini-ak-silnoi-j-nezaleznoi-demokratii-derzdep.html" text:style-name="Internet_20_link" text:visited-style-name="Visited_20_Internet_20_Link">
</text:a>
</text:span>
</text:p>
      <text:p text:style-name="P4">
In this context, he reminded the statements of the President of Zelensky and the head of Ukrainian Dmitry Kuleba that Ukraine wants to return its entire territory. <text:span text:style-name="T4">
 <text:a xlink:type="simple" xlink:href="https://www.ukrinform.ua/tag-vilam-tejlor" text:style-name="Internet_20_link" text:visited-style-name="Visited_20_Internet_20_Link">
</text:a>
</text:span>
 Also attracted attention to the fact that, according to their statements, part of the occupied lands is a return by Ukraine, but perhaps part of the territories will be able to return a diplomatic way, which can take more time. Therefore, the diplomat advised to be "groomed" in everything concerning the timing of the restoration of Ukraine's territorial purpose.<text:span text:style-name="T4">
 Read also: </text:span>
 <text:span text:style-name="T4">
 <text:a xlink:type="simple" xlink:href="https://www.ukrinform.ua/rubric-ato/3692121-amerikanski-zrk-avenger-pribuli-na-bojove-cerguvanna-do-ukraini.html" text:style-name="Internet_20_link" text:visited-style-name="Visited_20_Internet_20_Link">
</text:a>
</text:span>
</text:p>
      <text:p text:style-name="P4">
As it was reported, the United States Government has announced on April 4 of _ <text:span text:style-name="T4">
 <text:a xlink:type="simple" xlink:href="https://www.ukrinform.ua/rubric-ato/3691689-novij-paket-oboronnoi-dopomogi-26-milarda-u-pentagoni-pokazali-so-peredaut-ukraini.html" text:style-name="Internet_20_link" text:visited-style-name="Visited_20_Internet_20_Link">
</text:a>
</text:span>
 _ safety and defense comprehensive $ 2.6 billion.</text:p>
      <text:p text:style-name="P4">
News Source: <text:a xlink:type="simple" xlink:href="https://www.ukrinform.ua/rubric-polytics/3692205-eksposol-ssa-u-stativ-taki-sami-plani-ak-i-v-ukraini-vignati-rosian-z-ukrainskoi-zemli.html" text:style-name="Internet_20_link" text:visited-style-name="Visited_20_Internet_20_Link">
https://www.ukrinform.ua/rubric-polytics/3692205-eksposol-ssa-u-stativ-taki-sami-plani-ak-i-v-ukraini-vignati-rosian-z-ukrainskoi-zemli.html</text:a>
</text:p>
      <!--NEWS-->
      <text:h text:style-name="P10" text:outline-level="1">
<text:span text:style-name="T4">
Klimenko presented state awards to the Azov Regiment to the soldiers of the Azov Regiment</text:span>
</text:h>
      <text:p text:style-name="P4">
Authors: Ukrinform (Person)</text:p>
      <text:p text:style-name="P4">
Publisher: Укринформ (Organization)</text:p>
      <text:p text:style-name="P4">
Published Time: 2023-04-05T23:50:00+03:00</text:p>
      <text:p text:style-name="P4">
Modified Time: 2023-04-05T23:50:00+03:00</text:p>
      <text:p text:style-name="P4">
Description: The Minister of Internal Affairs of Ukraine Igor Klimenko presented state awards to the soldiers of the Regiment of the National Guard "Azov" on Wednesday. - Ukrinform.</text:p>
      <text:p text:style-name="P4">
Images: ["<text:a xlink:type="simple" xlink:href="https://static.ukrinform.com/photos/2023_04/thumb_files/630_360_1680723352-547.jpg" text:style-name="Internet_20_link" text:visited-style-name="Visited_20_Internet_20_Link">
630_360_16807...</text:a>
", "<text:a xlink:type="simple" xlink:href="https://static.ukrinform.com/photos/2023_04/1680723415-236.jpg" text:style-name="Internet_20_link" text:visited-style-name="Visited_20_Internet_20_Link">
1680723415-23...</text:a>
", "<text:a xlink:type="simple" xlink:href="https://static.ukrinform.com/photos/2023_04/1680723415-502.jpg" text:style-name="Internet_20_link" text:visited-style-name="Visited_20_Internet_20_Link">
1680723415-50...</text:a>
", "<text:a xlink:type="simple" xlink:href="https://static.ukrinform.com/photos/2023_04/1680723414-498.jpg" text:style-name="Internet_20_link" text:visited-style-name="Visited_20_Internet_20_Link">
1680723414-49...</text:a>
", "<text:a xlink:type="simple" xlink:href="https://static.ukrinform.com/photos/2023_04/1680723414-997.jpg" text:style-name="Internet_20_link" text:visited-style-name="Visited_20_Internet_20_Link">
1680723414-99...</text:a>
"]</text:p>
      <text:p text:style-name="P4">
Tags: ['Азов', 'Клименко', 'Нагорода']</text:p>
      <text:p text:style-name="P4">
Type: Article</text:p>
      <!--METADATA-->
      <text:p text:style-name="P4">
<draw:frame draw:style-name="fr1" draw:name="Image273" text:anchor-type="as-char" svg:width="6.9236in" svg:height="3.956343in" draw:z-index="0">
<draw:image xlink:href="../Images/yкринформ/2023-04-05T23-50-00-03-00/630_360_1680723352-547.jpg" xlink:type="simple" xlink:show="embed" xlink:actuate="onLoad" draw:mime-type="image/jpeg"/>
</draw:frame>
On Wednesday, the Minister of Internal Affairs of Ukraine handed over Wednesday to the State Guard of the National Guard "Azov".</text:p>
      <text:p text:style-name="P4">
This was informed <text:a xlink:type="simple" xlink:href="https://mvs.gov.ua/uk/news/ministr-vnutrisnix-sprav-ukrayini-igor-klimenko-vruciv-derzavni-nagorodi-biiciam-polku-azov" text:style-name="Internet_20_link" text:visited-style-name="Visited_20_Internet_20_Link">
</text:a>
, reports Ukrinform.</text:p>
      <text:p text:style-name="P4">
“Today, the Minister of Internal Affairs noted the National Guards of a separate detachment of“ Azov ”by the Order of Courage of the III degree, medals“ for the military service of Ukraine ”and“ Defender of the Fatherland ”, - said the Position Service.</text:p>
      <text:p text:style-name="P4">
<draw:frame draw:style-name="fr1" draw:name="Image274" text:anchor-type="as-char" svg:width="6.9236in" svg:height="4.615733in" draw:z-index="0">
<draw:image xlink:href="../Images/yкринформ/2023-04-05T23-50-00-03-00/1680723415-236.jpg" xlink:type="simple" xlink:show="embed" xlink:actuate="onLoad" draw:mime-type="image/jpeg"/>
</draw:frame>
At the beginning of the ceremony, the attendees jointly performed the National Anthem of Ukraine and the memory of the dead brothers a moment of silence.</text:p>
      <text:p text:style-name="P4">
<text:span text:style-name="T4">
 Read also: </text:span>
 <text:a xlink:type="simple" xlink:href="https://www.ukrinform.ua/rubric-regions/3692079-na-kiivsini-nagorodili-vodiiv-skilnih-avtobusiv-aki-ratuvali-meskanciv-na-pocatku-vtorgnenna-rf.html" text:style-name="Internet_20_link" text:visited-style-name="Visited_20_Internet_20_Link">
<text:span text:style-name="T4">
 Rewards </text:span>
</text:a>
Klimenko said that the Azov unit proves its dignity daily, the defeat of the state and noted that he is one of the best in the National Guard of Ukraine.</text:p>
      <text:p text:style-name="P4">
<draw:frame draw:style-name="fr1" draw:name="Image275" text:anchor-type="as-char" svg:width="6.9236in" svg:height="4.442643in" draw:z-index="0">
<draw:image xlink:href="../Images/yкринформ/2023-04-05T23-50-00-03-00/1680723415-502.jpg" xlink:type="simple" xlink:show="embed" xlink:actuate="onLoad" draw:mime-type="image/jpeg"/>
</draw:frame>
“You are a completely capable, large unit. Full -fledged in equipment and equipment. We do the most that is possible for today, so that your treatment at the points of permanent dislocation is as effective as possible, ”said the Ministry of Internal Affairs.</text:p>
      <text:p text:style-name="P4">
<text:span text:style-name="T4">
 Read also: </text:span>
 <text:a xlink:type="simple" xlink:href="https://www.ukrinform.ua/rubric-ato/3691011-zelenskij-na-cernigivsini-vidvidav-gospital-i-vruciv-nagorodi-poranenim-vijskovim.html" text:style-name="Internet_20_link" text:visited-style-name="Visited_20_Internet_20_Link">
<text:span text:style-name="T4">
 Rewards </text:span>
</text:a>
At this ceremony, Klimenko posthumously awarded the Order of "For Courage" of the III -Pannut of the fallen fighter of a separate detachment of the special purpose "Azov", soldier Denysenko. The son of the son was given to the mother of the dead National Guards -Inna Alexandrovna and his father, Edward Konstantinovich.</text:p>
      <text:p text:style-name="P4">
<draw:frame draw:style-name="fr1" draw:name="Image276" text:anchor-type="as-char" svg:width="6.9236in" svg:height="4.577269in" draw:z-index="0">
<draw:image xlink:href="../Images/yкринформ/2023-04-05T23-50-00-03-00/1680723414-498.jpg" xlink:type="simple" xlink:show="embed" xlink:actuate="onLoad" draw:mime-type="image/jpeg"/>
</draw:frame>
The Minister of Internal Affairs afterwards handed over the Guards to the III degree, the Medal for Military Service of Ukraine and the Defender of the Customs Service.</text:p>
      <text:p text:style-name="P4">
<draw:frame draw:style-name="fr1" draw:name="Image277" text:anchor-type="as-char" svg:width="6.9236in" svg:height="4.615733in" draw:z-index="0">
<draw:image xlink:href="../Images/yкринформ/2023-04-05T23-50-00-03-00/1680723414-997.jpg" xlink:type="simple" xlink:show="embed" xlink:actuate="onLoad" draw:mime-type="image/jpeg"/>
</draw:frame>
As it was reported, on March 8, Klimenko presented state awards to the heroines to the systems.</text:p>
      <text:p text:style-name="P4">
Photo, Video: the Ministry of Internal Affairs</text:p>
      <text:p text:style-name="P4">
News Source: <text:a xlink:type="simple" xlink:href="https://www.ukrinform.ua/rubric-society/3692195-klimenko-vruciv-derzavni-nagorodi-bijcam-polku-azov.html" text:style-name="Internet_20_link" text:visited-style-name="Visited_20_Internet_20_Link">
https://www.ukrinform.ua/rubric-society/3692195-klimenko-vruciv-derzavni-nagorodi-bijcam-polku-azov.html</text:a>
</text:p>
      <!--NEWS-->
      <text:h text:style-name="P10" text:outline-level="1">
<text:span text:style-name="T4">
Real won Barcelona and reached the Final of the Spanish Cup</text:span>
</text:h>
      <text:p text:style-name="P4">
Authors: Ukrinform (Person)</text:p>
      <text:p text:style-name="P4">
Publisher: Укринформ (Organization)</text:p>
      <text:p text:style-name="P4">
Published Time: 2023-04-05T23:56:38+03:00</text:p>
      <text:p text:style-name="P4">
Modified Time: 2023-04-05T23:56:38+03:00</text:p>
      <text:p text:style-name="P4">
Description: Madrid will meet in the Final of the Cup with Osasun. - Ukrinform.</text:p>
      <text:p text:style-name="P4">
Images: ["<text:a xlink:type="simple" xlink:href="https://static.ukrinform.com/photos/2023_04/thumb_files/630_360_1680728102-865.jpg" text:style-name="Internet_20_link" text:visited-style-name="Visited_20_Internet_20_Link">
630_360_16807...</text:a>
"]</text:p>
      <text:p text:style-name="P4">
Tags: ['Барселона', 'Футбол', 'Реал Мадрид']</text:p>
      <text:p text:style-name="P4">
Type: Article</text:p>
      <!--METADATA-->
      <text:p text:style-name="P4">
<draw:frame draw:style-name="fr1" draw:name="Image278" text:anchor-type="as-char" svg:width="6.9236in" svg:height="3.956343in" draw:z-index="0">
<draw:image xlink:href="../Images/yкринформ/2023-04-05T23-56-38-03-00/630_360_1680728102-865.jpg" xlink:type="simple" xlink:show="embed" xlink:actuate="onLoad" draw:mime-type="image/jpeg"/>
</draw:frame>
Madridzustzustin will be in the Osasun Cup finals.</text:p>
      <text:p text:style-name="P4">
"Real" on a foreign field defeated Barcelona 4: 0(4: 1 Based on two matches)In the semifinals of the Spanish Cup, Ukrinform reports.</text:p>
      <text:p text:style-name="P4">
In the composition of "creamy" distinguished Vinisius, three times scored Benzema.</text:p>
      <text:p text:style-name="P4">
In the Final of the Spain Cup, Real will meet with Osasun.</text:p>
      <text:p text:style-name="P4">
<text:span text:style-name="T4">
 Read also: </text:span>
 <text:a xlink:type="simple" xlink:href="https://www.ukrinform.ua/rubric-sports/3691601-uefa-nazvav-gospodarku-zinocogo-evro2025.html" text:style-name="Internet_20_link" text:visited-style-name="Visited_20_Internet_20_Link">
</text:a>
It was reported that Barcelona heads La Liga, with 71 points after 27 mattresses.</text:p>
      <text:p text:style-name="P4">
Photo: twitter.com/realmadrid</text:p>
      <text:p text:style-name="P4">
News Source: <text:a xlink:type="simple" xlink:href="https://www.ukrinform.ua/rubric-sports/3692206-real-peremig-barselonu-i-vijsov-do-finalu-kubka-ispanii.html" text:style-name="Internet_20_link" text:visited-style-name="Visited_20_Internet_20_Link">
https://www.ukrinform.ua/rubric-sports/3692206-real-peremig-barselonu-i-vijsov-do-finalu-kubka-ispanii.html</text:a>
</text:p>
      <!--NEWS-->
      <text:h text:style-name="P10" text:outline-level="1">
<text:span text:style-name="T4">
Russian fakes last day - the center of counteraction to misinformation</text:span>
</text:h>
      <text:p text:style-name="P4">
Author: ['АРМІЯINFORM']</text:p>
      <text:p text:style-name="P4">
Time: 2023-04-05T24:00:00-04:00</text:p>
      <text:p text:style-name="P4">
Description: The Center for the Wizin -Format 4 KVITYVAV VIIAVAV in the INformation Spacious Fakes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ejky.jpg" text:style-name="Internet_20_link" text:visited-style-name="Visited_20_Internet_20_Link">
fejky.jpg</text:a>
']</text:p>
      <text:p text:style-name="P4">
Tags: ['STOPRUSSIA', 'АГРЕСІЯ РФ', 'ВІЙНА', 'ВТОРГНЕННЯ РФ', 'РОСІЙСЬКА ДЕЗІНФОРМАЦІЯ', 'РОСІЙСЬКІ ФЕЙКИ', 'ЦПД РНБО']</text:p>
      <text:p text:style-name="P4">
Category: News</text:p>
      <!--METADATA-->
      <text:p text:style-name="P4">
<draw:frame draw:style-name="fr1" draw:name="Image279" text:anchor-type="as-char" svg:width="6.9236in" svg:height="6.9236in" draw:z-index="0">
<draw:image xlink:href="../Images/AРМІЯINFORM/2023-04-05T24-00-00-04-00/fejky.jpg" xlink:type="simple" xlink:show="embed" xlink:actuate="onLoad" draw:mime-type="image/jpeg"/>
</draw:frame>
Center for Combating Misinformation on April 4 <text:a xlink:type="simple" xlink:href="https://www.facebook.com/protydiyadezinformatsiyi.cpd/posts/pfbid02vHt9wJzAbSkEmzGjza2GWwDFquDUEB9SFumjUKBeWZtVHdjZ4Leh8VpQEVgVs7Chl" text:style-name="Internet_20_link" text:visited-style-name="Visited_20_Internet_20_Link">
found</text:a>
In the information space, such fakes of Russian propaganda:</text:p>
      <text:p text:style-name="P4">
<text:span text:style-name="T4">
<text:span text:style-name="T5">
 misinformation: </text:span>
* Director of the RF RF S. Narishkin stated that “the event in the struggle for the new world order is destroying canonical Orthodoxy in Ukraine. … [At the same time] the situation in Ukraine has acquired a trait of a religious war, in which the West and Kiev do not have red lines. ” </text:span>
<text:span text:style-name="T5">
 Manipulation: </text:span>
<text:span text:style-name="T5">
 “I will probably describe the current state of relationships(Between Russia and the United States - Ed.)In short - the word "crash". Relations are destroyed, responsibility for this lies in the United States, ”said Deputy Minister of Foreign Affairs of Russia S. Ryabkov. </text:span>
<text:span text:style-name="T4">
 misinformation: </text:span>
 The Ministry of Foreign Affairs of the Russian Federation reported that a temporary attorney in France in the Russian Federation J. Darmadikari protested in connection with the statements published by the Embassy of "atrocities made The Frenchman for the inadmissibility of false accusations of the Russian Federation. … He was reminded of numerous facts of the Unknown in this far from the only propaganda staging of the Kiev regime. ”</text:p>
      <text:p text:style-name="P4">
News Source: <text:a xlink:type="simple" xlink:href="https://armyinform.com.ua/2023/04/05/rosijski-fejky-mynuloyi-doby-czentr-protydiyi-dezinformacziyi/" text:style-name="Internet_20_link" text:visited-style-name="Visited_20_Internet_20_Link">
https://armyinform.com.ua/2023/04/05/rosijski-fejky-mynuloyi-doby-czentr-protydiyi-dezinformacziyi/</text:a>
</text:p>
      <!--NEWS-->
      <text:h text:style-name="P10" text:outline-level="1">
<text:span text:style-name="T4">
Three Russian soldiers who raped a young girl during the occupation of Kharkiv region</text:span>
</text:h>
      <text:p text:style-name="P4">
Author: ['АРМІЯINFORM']</text:p>
      <text:p text:style-name="P4">
Time: 2023-04-05T25:00:00-04:00</text:p>
      <text:p text:style-name="P4">
Description: For the proprietary Kerivnitvva, the prosecutor's office of the TROM Rosiyki ... War with Ukraine 2022, the war with Ukraine Latest news today, News War with Ukraine 2022 Last for today, will there be a war between Ukraine and Russia and when the war with Ukraine will be either in 2022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3/04/gvaltivnyky.jpg" text:style-name="Internet_20_link" text:visited-style-name="Visited_20_Internet_20_Link">
gvaltivnyky.jpg</text:a>
', '<text:a xlink:type="simple" xlink:href="https://armyinform.com.ua/wp-content/uploads/2023/04/1-13-150x150.jpg" text:style-name="Internet_20_link" text:visited-style-name="Visited_20_Internet_20_Link">
1-13-150x150.jpg</text:a>
', '<text:a xlink:type="simple" xlink:href="https://armyinform.com.ua/wp-content/uploads/2023/04/2-15-150x150.jpg" text:style-name="Internet_20_link" text:visited-style-name="Visited_20_Internet_20_Link">
2-15-150x150.jpg</text:a>
', '<text:a xlink:type="simple" xlink:href="https://armyinform.com.ua/wp-content/uploads/2023/04/3-11-150x150.jpg" text:style-name="Internet_20_link" text:visited-style-name="Visited_20_Internet_20_Link">
3-11-150x150.jpg</text:a>
']</text:p>
      <text:p text:style-name="P4">
Tags: ['STOPRUSSIA', 'АГРЕСІЯ РФ', 'ВІЙНА', 'ВТОРГНЕННЯ РФ', 'ҐВАЛТІВНИКИ РОСАРМІЇ', 'ОФІС ГЕНЕРАЛЬНОГО ПРОКУРОРА']</text:p>
      <text:p text:style-name="P4">
Category: News</text:p>
      <!--METADATA-->
      <text:p text:style-name="P4">
<draw:frame draw:style-name="fr1" draw:name="Image280" text:anchor-type="as-char" svg:width="6.9236in" svg:height="3.956343in" draw:z-index="0">
<draw:image xlink:href="../Images/AРМІЯINFORM/2023-04-05T25-00-00-04-00/gvaltivnyky.jpg" xlink:type="simple" xlink:show="embed" xlink:actuate="onLoad" draw:mime-type="image/jpeg"/>
</draw:frame>
Photo of the site Ukrinform.ua</text:p>
      <text:p text:style-name="P4">
Under the procedural leadership of the Kharkiv Regional Prosecutor's Office, the three -om Russian servicemen were informed in absentia of suspicion of violations and customs of war(Part 2 of Art. 28, Part 1 of Art. 438 of the Criminal Code of Ukraine).</text:p>
      <text:p text:style-name="P4">
Про це<text:a xlink:type="simple" xlink:href="https://www.facebook.com/pgo.gov.ua/posts/pfbid02uJYhxukVCn1fsHfZgwyxeZPyC9FPnMttd4CJ3r4KQi8igzHPYXvn2sSB3NwxMheZl" text:style-name="Internet_20_link" text:visited-style-name="Visited_20_Internet_20_Link">
йдеться</text:a>
In a message on the official prosecutor General's Office page on Facebook.</text:p>
      <text:p text:style-name="P4">
Law enforcement officers identified the military, which in the spring of 2022 raped a girl in Kharkiv. It is a 43-year-old colonel, commander of the 99-More Square Regiment of the 3rd Motorized Rifle Division of the 20-Rozagalian Army of the Western Military District of the Armed Forces of the Armed Forces and two of his subordinates: 20-year-old Private, which was a driver, and a 24-year junior sergeant, commander combat vehicle.</text:p>
      <text:p text:style-name="P4">
According to the investigation, the invaders came to the house where the family lives. At first, they threatened with weapons and then started shooting the tenses towards the outbuildings. After that, the suspects ordered them to give them all the means of communication for verification. Make sure that this civilianity, the Russian military left homeownership.</text:p>
      <text:p text:style-name="P4">
In the evening, they returned, ordered the girl's relatives to remain in all, and the victim was planted in the APC and taken to one of the houses where the commander was expected.</text:p>
      <text:p text:style-name="P4">
They closed the girl's eyes with a hooded so that she did not understand where she was being taken and not route. Along the way, the Russian military began to expose the girl.</text:p>
      <text:p text:style-name="P4">
When they arrived at the house where the commander was located, the invaders were roaring the girl. At the same time the commander told his subordinates that he would do it first.</text:p>
      <text:p text:style-name="P4">
After the de -occupation, the girl appealed to law enforcement agencies for the purpose of bringing the rapists.</text:p>
      <text:p text:style-name="P4">
The pre -trial investigation conducts the SBU.</text:p>
      <text:p text:style-name="P4">
<text:a xlink:type="simple" xlink:href="https://armyinform.com.ua/wp-content/uploads/2023/04/1-13.jpg" text:style-name="Internet_20_link" text:visited-style-name="Visited_20_Internet_20_Link">
!(Images/AРМІЯINFORM/2023-04-05T25-00-00-04-00/1-13-150x150.jpg)</text:a>
</text:p>
      <text:p text:style-name="P4">
<text:a xlink:type="simple" xlink:href="https://armyinform.com.ua/wp-content/uploads/2023/04/2-15.jpg" text:style-name="Internet_20_link" text:visited-style-name="Visited_20_Internet_20_Link">
<draw:frame draw:style-name="fr1" draw:name="Image281" text:anchor-type="as-char" svg:width="6.9236in" svg:height="6.9236in" draw:z-index="0">
<draw:image xlink:href="../Images/AРМІЯINFORM/2023-04-05T25-00-00-04-00/2-15-150x150.jpg" xlink:type="simple" xlink:show="embed" xlink:actuate="onLoad" draw:mime-type="image/jpeg"/>
</draw:frame>
</text:a>
</text:p>
      <text:p text:style-name="P4">
<text:a xlink:type="simple" xlink:href="https://armyinform.com.ua/wp-content/uploads/2023/04/3-11.jpg" text:style-name="Internet_20_link" text:visited-style-name="Visited_20_Internet_20_Link">
<draw:frame draw:style-name="fr1" draw:name="Image282" text:anchor-type="as-char" svg:width="6.9236in" svg:height="6.9236in" draw:z-index="0">
<draw:image xlink:href="../Images/AРМІЯINFORM/2023-04-05T25-00-00-04-00/3-11-150x150.jpg" xlink:type="simple" xlink:show="embed" xlink:actuate="onLoad" draw:mime-type="image/jpeg"/>
</draw:frame>
</text:a>
</text:p>
      <text:p text:style-name="P4">
News Source: <text:a xlink:type="simple" xlink:href="https://armyinform.com.ua/2023/04/05/identyfikovano-troh-rosijskyh-vijskovyh-yaki-pid-chas-okupacziyi-harkivshhyny-zgvaltuvaly-molodu-divchynu/" text:style-name="Internet_20_link" text:visited-style-name="Visited_20_Internet_20_Link">
https://armyinform.com.ua/2023/04/05/identyfikovano-troh-rosijskyh-vijskovyh-yaki-pid-chas-okupacziyi-harkivshhyny-zgvaltuvaly-molodu-divchynu/</text:a>
</text:p>
      <!--NEWS-->
      <text:h text:style-name="P10" text:outline-level="1">
<text:span text:style-name="T4">
Cannot be the norm of wars such as Russia is leading against Ukraine - the presidential speech at a joint meeting of the Senate and the House of Deputies of the National Congress of Chile</text:span>
</text:h>
      <text:p text:style-name="P4">
Author: ['АРМІЯINFORM']</text:p>
      <text:p text:style-name="P4">
Time: 2023-04-05T26:00:00-04:00</text:p>
      <text:p text:style-name="P4">
Description: Pan is the head of the Senate, Pan's head of the Palator deputy!Inquiring for you for your words, for the take ... War with Ukraine 2022, war with Ukraine latest news today, news war with Ukraine 2022 The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4/zelenskyj.jpeg" text:style-name="Internet_20_link" text:visited-style-name="Visited_20_Internet_20_Link">
zelenskyj.jpeg</text:a>
', '<text:a xlink:type="simple" xlink:href="https://armyinform.com.ua/wp-content/uploads/2023/04/zelenskyj-1-150x150.jpeg" text:style-name="Internet_20_link" text:visited-style-name="Visited_20_Internet_20_Link">
zelenskyj-1-150x150.jpeg</text:a>
', '<text:a xlink:type="simple" xlink:href="https://armyinform.com.ua/wp-content/uploads/2023/04/zelenskyj-2-150x150.jpeg" text:style-name="Internet_20_link" text:visited-style-name="Visited_20_Internet_20_Link">
zelenskyj-2-150x150.jpeg</text:a>
', '<text:a xlink:type="simple" xlink:href="https://armyinform.com.ua/wp-content/uploads/2023/04/zelenskyj-3-150x150.jpeg" text:style-name="Internet_20_link" text:visited-style-name="Visited_20_Internet_20_Link">
zelenskyj-3-150x150.jpeg</text:a>
']</text:p>
      <text:p text:style-name="P4">
Tags: ['STOPRUSSIA', 'АГРЕСІЯ РФ', 'ВІЙНА', 'ВОЛОДИМИР ЗЕЛЕНСЬКИЙ', 'ВТОРГНЕННЯ РФ', 'ПРЕЗИДЕНТ УКРАЇНИ', 'ЧИЛІ']</text:p>
      <text:p text:style-name="P4">
Category: News</text:p>
      <!--METADATA-->
      <text:p text:style-name="P4">
<draw:frame draw:style-name="fr1" draw:name="Image283" text:anchor-type="as-char" svg:width="6.9236in" svg:height="4.613521in" draw:z-index="0">
<draw:image xlink:href="../Images/AРМІЯINFORM/2023-04-05T26-00-00-04-00/zelenskyj.jpeg" xlink:type="simple" xlink:show="embed" xlink:actuate="onLoad" draw:mime-type="image/jpeg"/>
</draw:frame>
Mr. Head of the Senate, Mr. Head of the House of Deputies!</text:p>
      <text:p text:style-name="P4">
Thank you for your words, for such a good greeting.</text:p>
      <text:p text:style-name="P4">
I see our flag in you. Thank you for respect for our flag, our hymn, to my state!</text:p>
      <text:p text:style-name="P4">
Ladies and Gentlemen!</text:p>
      <text:p text:style-name="P4">
Dear members of the National Congress of Chile, Dear Representatives and representatives of theiplomatic corps, dear journalists!</text:p>
      <text:p text:style-name="P4">
Chilean people!</text:p>
      <text:p text:style-name="P4">
Let me start my appeal from one story. From the story of the place in which the children were drawing.</text:p>
      <text:p text:style-name="P4">
Ordinary children, but unusual drawings. On the walls. At school. In the basement.</text:p>
      <text:p text:style-name="P4">
In the village of Yaidny in our Chernihiv region, where Russian soldiers were transformed a regular rural school for a concentration camp.</text:p>
      <text:p text:style-name="P4">
They drove all the villagers there. All!In the basement. Children and adults. Of completely years old people. Women and men. Less than 200 square meters per 360 people.</text:p>
      <text:p text:style-name="P4">
You may have not heard of this place yet. But I want to tell you about him.</text:p>
      <text:p text:style-name="P4">
To tell about the walls of this basement in the berry, on which the children painted that any children in any country: friends, relatives, their lives, their rivers, football players, other of their heroes.</text:p>
      <text:p text:style-name="P4">
The children tried to write the lines of our hymn, which just sounded here, the lines on the walls ... And the adults were calculating. Also on the walls. How many days ago, the basement and how many people were killed, not withstanding these conditions. Their cutters are still on those walls. I was there yesterday, I saw it all.</text:p>
      <text:p text:style-name="P4">
From the third to March 30 last year, the concentration camp in the berry existed.</text:p>
      <text:p text:style-name="P4">
At the beginning, people were still released outside. One at a time. Sometimes. At least in the toilet.</text:p>
      <text:p text:style-name="P4">
And then they were deprived of it. No minute of the sun and the sky. The basement of the basement, crushing, dust and bucket instead of the toilet.</text:p>
      <text:p text:style-name="P4">
We know exactly about the ten dead there. People just couldn't stand it. Know about those who were then shot in the village, who disappeared.</text:p>
      <text:p text:style-name="P4">
And I do not want to talk public now that the occupiers started to do, the outlings said that the dead had to be buried.</text:p>
      <text:p text:style-name="P4">
It was hell on the ground. Hell that came to Ukraine with the Russian army.</text:p>
      <text:p text:style-name="P4">
Perhaps somewhere on your continent, in some countries there are still positive nostalgic memories about the period of relations with the Soviet Union or the tour, which it pretended to be after 1991. But now this concentration camp characterizes who we are dealing with.</text:p>
      <text:p text:style-name="P4">
Why did you need such bullying? What could be a motive to keep the whole village in inhumane conditions in the basement?And when we turn to weapons partners, we only turn out. And nearly 1900 Ukrainian cities and villages, our soldiers managed to liberate the Occupation. Berry - among them.</text:p>
      <text:p text:style-name="P4">
Many villages, towns and cities have experienced even worse mockery. They are just burned.</text:p>
      <text:p text:style-name="P4">
Imagine a once strong village, for example, the post-Pokrovsky Kherson region of Ukraine, in which more than 2 thousand people lived, and now almost all homes are broken. If it is accurate, 96% of damage to shelling. That's it that Russia came!</text:p>
      <text:p text:style-name="P4">
Imagine when there are only 50 such almost completely broken by war in the region alone.</text:p>
      <text:p text:style-name="P4">
Imagine a city that has been famous for decades with its industry, with your naval port. And now the city is dead. Killed by Russia. This is our Mariupol.</text:p>
      <text:p text:style-name="P4">
<text:a xlink:type="simple" xlink:href="https://armyinform.com.ua/wp-content/uploads/2023/04/zelenskyj-1.jpeg" text:style-name="Internet_20_link" text:visited-style-name="Visited_20_Internet_20_Link">
!(Images/AРМІЯINFORM/2023-04-05T26-00-00-04-00/zelenskyj-1-150x150.jpeg)</text:a>
</text:p>
      <text:p text:style-name="P4">
<text:a xlink:type="simple" xlink:href="https://armyinform.com.ua/wp-content/uploads/2023/04/zelenskyj-2.jpeg" text:style-name="Internet_20_link" text:visited-style-name="Visited_20_Internet_20_Link">
<draw:frame draw:style-name="fr1" draw:name="Image284" text:anchor-type="as-char" svg:width="6.9236in" svg:height="6.9236in" draw:z-index="0">
<draw:image xlink:href="../Images/AРМІЯINFORM/2023-04-05T26-00-00-04-00/zelenskyj-2-150x150.jpeg" xlink:type="simple" xlink:show="embed" xlink:actuate="onLoad" draw:mime-type="image/jpeg"/>
</draw:frame>
</text:a>
</text:p>
      <text:p text:style-name="P4">
<text:a xlink:type="simple" xlink:href="https://armyinform.com.ua/wp-content/uploads/2023/04/zelenskyj-3.jpeg" text:style-name="Internet_20_link" text:visited-style-name="Visited_20_Internet_20_Link">
<draw:frame draw:style-name="fr1" draw:name="Image285" text:anchor-type="as-char" svg:width="6.9236in" svg:height="6.9236in" draw:z-index="0">
<draw:image xlink:href="../Images/AРМІЯINFORM/2023-04-05T26-00-00-04-00/zelenskyj-3-150x150.jpeg" xlink:type="simple" xlink:show="embed" xlink:actuate="onLoad" draw:mime-type="image/jpeg"/>
</draw:frame>
</text:a>
Imagine one of the greatest Ukrainian values, one of the greatest human values - fertile fields that have been welfare for centuries. In the south country, in the east as well.</text:p>
      <text:p text:style-name="P4">
The fields that are now contaminated with Russian mines. Often, Russian missiles are protruding from this earth from the volley fire systems, reminding that one state's aggression against another cannot be justified.</text:p>
      <text:p text:style-name="P4">
Ladies and Gentlemen!</text:p>
      <text:p text:style-name="P4">
Chilean people!</text:p>
      <text:p text:style-name="P4">
Almost 1900 Ukrainian cities and villages should be liberated from Russian evil!</text:p>
      <text:p text:style-name="P4">
This is why we have created a coalition of countries that help Ukraine's defeat national independence and the lives of our people.</text:p>
      <text:p text:style-name="P4">
For this purpose, I offered the formula of peace last fall - ten points that can return Ukraine to Ukraine, and to all of Europe and all over the world - stability, violated by Russian fascism.</text:p>
      <text:p text:style-name="P4">
This is what we seek support to you - to the Chilean people.</text:p>
      <text:p text:style-name="P4">
Life has the same value everywhere. The highest value. There is nothing that could have been liable to destroy the lives of peaceful people, the humiliation of peaceful people, the subjugation of free peoples and robbery attacks on other states for profit.</text:p>
      <text:p text:style-name="P4">
I am grateful to you, Republic Chile, for the fundamental condemnation of Russian aggression, with the support of the relevant resolutions of the UN General Assembly.We form a global coalition to accomplish this and other similar tasks. And he is Yapti that we will fulfill them.</text:p>
      <text:p text:style-name="P4">
Everywhere in the world can not be the norm of burning cities and villages. There can be no normative, which someone wants to keep people in obedience. There can be no norm -concentration or filtration camps where people are driven and where people die.</text:p>
      <text:p text:style-name="P4">
The norms of wars as Russia now leads to Ukraine. And so, Russia itself, which it became, cannot and will not be the norm. It is a fascist state. State-Zlo. A state that deserves the legitimate and justification of the world is an attitude as a criminal.</text:p>
      <text:p text:style-name="P4">
Chilean people!</text:p>
      <text:p text:style-name="P4">
Ukraine invites you to join our peacekeeping efforts. Your voice in the Uonna Support for the Restoration of Ukraine's Security and Territorial Integrity is always very important.</text:p>
      <text:p text:style-name="P4">
Your participation in the implementation of our peace formula - which may not be a mere -human mineral demining - will accurately add an international order based on the rules.</text:p>
      <text:p text:style-name="P4">
I invite you to maintain our efforts for the food security of the world. This depends on the joint actions of all countries!</text:p>
      <text:p text:style-name="P4">
Due to the fact that the giant areas of our land are contaminated with mines or there are shelling, because Russia is blocking our ports and sea transportation to the Sea, the food market is destabilized.</text:p>
      <text:p text:style-name="P4">
We managed to unlock some of the supply. But the world needs more. Simply that the volume on the market and food prices on all continents are stable. You can be the leader of stabilization efforts from your continent!</text:p>
      <text:p text:style-name="P4">
Please support the efforts of the International Criminal Court, which has recently issued a warrant for the arrest of a Russian dictator in the case of the violent deportation of Ukrainian children into Russia and attempts to destroy their identity through assimilation and illegal adoption. With living relatives!</text:p>
      <text:p text:style-name="P4">
There is no such a crime that Russia would not have committed, conducting this war.</text:p>
      <text:p text:style-name="P4">
And there is no such people who could remain indifferent or neutral to evil.</text:p>
      <text:p text:style-name="P4">
Because we are all people. We all want the children of our peoples to be happy, security. They studied and rejoiced in life, not painted on the walls in captivity, in the cellars.</text:p>
      <text:p text:style-name="P4">
I thank you for your attention!Thank you for your support!</text:p>
      <text:p text:style-name="P4">
Let the dictatorship always lose, and life - always wins!</text:p>
      <text:p text:style-name="P4">
Thank you!</text:p>
      <text:p text:style-name="P4">
Glory to Ukraine!</text:p>
      <text:p text:style-name="P4">
<text:span text:style-name="T4">
 Source: </text:span>
 <text:a xlink:type="simple" xlink:href="https://www.president.gov.ua/news/ne-mozhut-buti-normoyu-taki-vijni-yak-zaraz-vede-rosiya-prot-82093" text:style-name="Internet_20_link" text:visited-style-name="Visited_20_Internet_20_Link">
Presidential Ukrainian Official Internet.</text:a>
</text:p>
      <text:p text:style-name="P4">
News Source: <text:a xlink:type="simple" xlink:href="https://armyinform.com.ua/2023/04/05/ne-mozhut-buty-normoyu-taki-vijny-yak-zaraz-vede-rosiya-proty-ukrayiny-vystup-prezydenta-na-spilnomu-zasidanni-senatu-j-palaty-deputativ-naczionalnogo-kongresu-chyl/" text:style-name="Internet_20_link" text:visited-style-name="Visited_20_Internet_20_Link">
https://armyinform.com.ua/2023/04/05/ne-mozhut-buty-normoyu-taki-vijny-yak-zaraz-vede-rosiya-proty-ukrayiny-vystup-prezydenta-na-spilnomu-zasidanni-senatu-j-palaty-deputativ-naczionalnogo-kongresu-chyl/</text:a>
</text:p>
      <!--NEWS-->
      <text:h text:style-name="P10" text:outline-level="1">
<text:span text:style-name="T4">
The full range of humanitarian demining works in Ukraine is estimated at $ 37.4 billion</text:span>
</text:h>
      <text:p text:style-name="P4">
Author: ['АРМІЯINFORM']</text:p>
      <text:p text:style-name="P4">
Time: 2023-04-05T27:00:00-04:00</text:p>
      <text:p text:style-name="P4">
Description: Behind the Ottsivka Svit Bank, the Complex Complex Robit IZ Humanitarian Rosinwannes Bud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shmygal-kmu.jpg" text:style-name="Internet_20_link" text:visited-style-name="Visited_20_Internet_20_Link">
shmygal-kmu.jpg</text:a>
']</text:p>
      <text:p text:style-name="P4">
Tags: ['STOPRUSSIA', 'АГРЕСІЯ РФ', 'ВІЙНА', 'ВТОРГНЕННЯ РФ', 'ГУМАНІТАРНЕ РОЗМІНУВАННЯ', 'ДЕНИС ШМИГАЛЬ']</text:p>
      <text:p text:style-name="P4">
Category: News</text:p>
      <!--METADATA-->
      <text:p text:style-name="P4">
<draw:frame draw:style-name="fr1" draw:name="Image286" text:anchor-type="as-char" svg:width="6.9236in" svg:height="4.610104in" draw:z-index="0">
<draw:image xlink:href="../Images/AРМІЯINFORM/2023-04-05T27-00-00-04-00/shmygal-kmu.jpg" xlink:type="simple" xlink:show="embed" xlink:actuate="onLoad" draw:mime-type="image/jpeg"/>
</draw:frame>
According to the World Bank, a full range of humanitarian -distinguishing works will cost $ 37.4 billion. Only the needs for the current year are over $ 397 million. Prime Minister Denis Shmigal noted this.</text:p>
      <text:p text:style-name="P4">
This is stated in <text:a xlink:type="simple" xlink:href="https://www.kmu.gov.ua/news/povnyi-kompleks-robit-iz-humanitarnoho-rozminuvannia-v-ukraini-otsiniuietsia-v-374-mlrd-dolariv-denys-shmyhal" text:style-name="Internet_20_link" text:visited-style-name="Visited_20_Internet_20_Link">
message</text:a>
Department of Communications of the Secretariat of Cabinet of Ministers of Ukraine on a single web portal of executive bodies.</text:p>
      <text:p text:style-name="P4">
“We urge partners for active interaction. In particular, the G7 formatronate is promising over replaced Ukrainian regions. After all, humanitarian variable will help to return life to the territories. And it will allow to realize other renewal projects, including critical and transport infrastructure, ”the head of government emphasized.</text:p>
      <text:p text:style-name="P4">
The Prime Minister thanked everyone who helps. The European Union, the United States, Canadat Japan, he said, today are leaders in support of humanitarian distinguishing. 16 million dollars of international technical assistance were attracted, and $ 73 million was raised.</text:p>
      <text:p text:style-name="P4">
News Source: <text:a xlink:type="simple" xlink:href="https://armyinform.com.ua/2023/04/05/povnyj-kompleks-robit-iz-gumanitarnogo-rozminuvannya-v-ukrayini-oczinyuyetsya-v-374-mlrd-dolariv/" text:style-name="Internet_20_link" text:visited-style-name="Visited_20_Internet_20_Link">
https://armyinform.com.ua/2023/04/05/povnyj-kompleks-robit-iz-gumanitarnogo-rozminuvannya-v-ukrayini-oczinyuyetsya-v-374-mlrd-dolariv/</text:a>
</text:p>
      <!--NEWS-->
      <text:h text:style-name="P10" text:outline-level="1">
<text:span text:style-name="T4">
In the Donetsk region in 21 settlements, forced evacuation of children - Irina Vereshchuk was announced</text:span>
</text:h>
      <text:p text:style-name="P4">
Author: ['АРМІЯINFORM']</text:p>
      <text:p text:style-name="P4">
Time: 2023-04-05T28:00:00-04:00</text:p>
      <text:p text:style-name="P4">
Description: PID Medicanes Vicepremere'yr-Ministra Irini Vereshchuk Vidbulo Zadydann Koordinaniye ... War with Ukraine 2022, War with Ukraine Latest news today, News War with Ukraine 2022 Last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3/evakuacziya-ditej.jpg" text:style-name="Internet_20_link" text:visited-style-name="Visited_20_Internet_20_Link">
evakuacziya-ditej.jpg</text:a>
']</text:p>
      <text:p text:style-name="P4">
Tags: []</text:p>
      <text:p text:style-name="P4">
Category: News</text:p>
      <!--METADATA-->
      <text:p text:style-name="P4">
<draw:frame draw:style-name="fr1" draw:name="Image287" text:anchor-type="as-char" svg:width="6.9236in" svg:height="4.615733in" draw:z-index="0">
<draw:image xlink:href="../Images/AРМІЯINFORM/2023-04-05T28-00-00-04-00/evakuacziya-ditej.jpg" xlink:type="simple" xlink:show="embed" xlink:actuate="onLoad" draw:mime-type="image/jpeg"/>
</draw:frame>
Under the chairmanship of Viceremier Irina Vereshchuk, a meeting of the Coordination Headquarters was held on compulsory evacuation of the population of the martial law.</text:p>
      <text:p text:style-name="P4">
Coordination members unanimously supported the decision of the Donetsk OVA on the declaration of a compulsory evacuation of 126 children from 21 settlements of Donetsk region, the deny situation remains critical.</text:p>
      <text:p text:style-name="P4">
Currently, there are 5 evacuation crews of the White Angels. They ensure the safe removal of children on armored vehicles.</text:p>
      <text:p text:style-name="P4">
Evacuus children accompanied by one parent or a legal representative will be provided with free reflection, social guarantees, humanitarian assistance and psychological support.</text:p>
      <text:p text:style-name="P4">
For evacuation issues from Donetsk region, contact local departments or number:(098)890-33-18.</text:p>
      <text:p text:style-name="P4">
For the evacuation of seriously ill and persons with disabilities, please call:(099)710-48-72,(099)311-53-14,(099)311-53-36,(096)108-60-48,(096)108-52-24.</text:p>
      <text:p text:style-name="P4">
Source: <text:a xlink:type="simple" xlink:href="https://www.facebook.com/MReintegration/posts/pfbid0g1XQqJDnLtep7MHaAbJtaNdqiJFwYQyNE8rpo7TzhhGR9yyvSfgBuxrNf3bMi9col" text:style-name="Internet_20_link" text:visited-style-name="Visited_20_Internet_20_Link">
Ministry of Reintegration of temporarily occupied territories</text:a>
</text:p>
      <text:p text:style-name="P4">
News Source: <text:a xlink:type="simple" xlink:href="https://armyinform.com.ua/2023/04/05/na-donechchyni-u-21-naselenomu-punkti-ogolosheno-prymusovu-evakuacziyu-ditej-iryna-vereshhuk/" text:style-name="Internet_20_link" text:visited-style-name="Visited_20_Internet_20_Link">
https://armyinform.com.ua/2023/04/05/na-donechchyni-u-21-naselenomu-punkti-ogolosheno-prymusovu-evakuacziyu-ditej-iryna-vereshhuk/</text:a>
</text:p>
      <!--NEWS-->
      <text:h text:style-name="P10" text:outline-level="1">
<text:span text:style-name="T4">
Ministry of Veterans received 15,000 applications for payment of financial assistance from the Red Cross of Ukraine</text:span>
</text:h>
      <text:p text:style-name="P4">
Author: ['АРМІЯINFORM']</text:p>
      <text:p text:style-name="P4">
Time: 2023-04-05T29:00:00-04:00</text:p>
      <text:p text:style-name="P4">
Description: 4 KVITRY, the end of the other Etap Prochktu is a veteran -veteran, yaki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15000_zayav-2.jpg" text:style-name="Internet_20_link" text:visited-style-name="Visited_20_Internet_20_Link">
15000_zayav-2.jpg</text:a>
']</text:p>
      <text:p text:style-name="P4">
Tags: ['STOPRUSSIA', 'АГРЕСІЯ РФ', 'ВЕТЕРАНИ ВІЙНИ', 'ВІЙНА', 'ВТОРГНЕННЯ РФ', 'МІНВЕТЕРАНІВ']</text:p>
      <text:p text:style-name="P4">
Category: News</text:p>
      <!--METADATA-->
      <text:p text:style-name="P4">
<draw:frame draw:style-name="fr1" draw:name="Image288" text:anchor-type="as-char" svg:width="6.9236in" svg:height="4.85229in" draw:z-index="0">
<draw:image xlink:href="../Images/AРМІЯINFORM/2023-04-05T29-00-00-04-00/15000_zayav-2.jpg" xlink:type="simple" xlink:show="embed" xlink:actuate="onLoad" draw:mime-type="image/jpeg"/>
</draw:frame>
On April 4, the second stage of the joint project to support veterans of Yveterans, who received disabilities as a result of war I or II II, ended. Applicants who will be verified will receive one payment for their banking account in the amount of 4 thousand UAH per month. Payments will be made for four months regardless of other types of assistance.</text:p>
      <text:p text:style-name="P4">
This message <text:a xlink:type="simple" xlink:href="https://mva.gov.ua/ua/news/minveteraniv-otrimalo-15-tisyach-zayav-na-viplatu-groshovoyi-dopomogi-vid-tovaristva-chervonogo-hresta-ukrayini" text:style-name="Internet_20_link" text:visited-style-name="Visited_20_Internet_20_Link">
contains</text:a>
on the website of the Ministry of Veterans of Ukraine.</text:p>
      <text:p text:style-name="P4">
In the future, under the conditions of the project, the possibility of filing in electronic formations is stopped in order to complete the process of payment of funds for banking clubs to applicants and improvement of technical processes. The Ministry of Veteran's team builds a simple, accessible and transparent service.</text:p>
      <text:p text:style-name="P4">
The continuation of the project on payment of financial assistance from Red Cross Ukraine will be reported on Ministry of Veterans' information resources.</text:p>
      <text:p text:style-name="P4">
The Ministry of Justice reminded that the first 10,000 applications from veterans and veterans who have disabilities as a result of the Group I or II were received at the end of February. The quality of the service was monitored at the end of February.</text:p>
      <text:p text:style-name="P4">
News Source: <text:a xlink:type="simple" xlink:href="https://armyinform.com.ua/2023/04/05/minveteraniv-otrymalo-15-tysyach-zayav-na-vyplatu-groshovoyi-dopomogy-vid-chervonogo-hresta-ukrayiny/" text:style-name="Internet_20_link" text:visited-style-name="Visited_20_Internet_20_Link">
https://armyinform.com.ua/2023/04/05/minveteraniv-otrymalo-15-tysyach-zayav-na-vyplatu-groshovoyi-dopomogy-vid-chervonogo-hresta-ukrayiny/</text:a>
</text:p>
      <!--NEWS-->
      <text:h text:style-name="P10" text:outline-level="1">
<text:span text:style-name="T4">
Increase cybersecurity: the government has approved the cyberattack response mechanism</text:span>
</text:h>
      <text:p text:style-name="P4">
Author: ['АРМІЯINFORM']</text:p>
      <text:p text:style-name="P4">
Time: 2023-04-05T30:00:00-04:00</text:p>
      <text:p text:style-name="P4">
Description: Kabіnet Minstriv Ukrainian Praise the production, yak vanity of the reaction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630_360_1498568713-9864.jpg" text:style-name="Internet_20_link" text:visited-style-name="Visited_20_Internet_20_Link">
630_360_1498568713-9864.jpg</text:a>
']</text:p>
      <text:p text:style-name="P4">
Tags: ['STOPRUSSIA', 'АГРЕСІЯ РФ', 'ВІЙНА', 'ВТОРГНЕННЯ РФ']</text:p>
      <text:p text:style-name="P4">
Category: News</text:p>
      <!--METADATA-->
      <text:p text:style-name="P4">
<draw:frame draw:style-name="fr1" draw:name="Image289" text:anchor-type="as-char" svg:width="6.9236in" svg:height="3.956343in" draw:z-index="0">
<draw:image xlink:href="../Images/AРМІЯINFORM/2023-04-05T30-00-00-04-00/630_360_1498568713-9864.jpg" xlink:type="simple" xlink:show="embed" xlink:actuate="onLoad" draw:mime-type="image/jpeg"/>
</draw:frame>
The Cabinet of Ministers of Ukraine adopted a resolution that determines the response procedure for cyberincidents and cyber -attacks. This will allow you to react in a timely manner of cyber defense.</text:p>
      <text:p text:style-name="P4">
The first world cyber is now taking place. Therefore, it is extremely important to make the country's cyber resistance. To do this, you need to react in time and properly to cyberattacks to avoid negative effects. Defined order reacting will enable:</text:p>
      <text:p text:style-name="P4">
quickly identify and protect against cyberincidents or cyberattacks;</text:p>
      <text:p text:style-name="P4">
report the danger, prevent the negative effects or minimize them;</text:p>
      <text:p text:style-name="P4">
identify and correct vulnerability;</text:p>
      <text:p text:style-name="P4">
restore the sustainability and reliability of the functioning of information, electronic communication, information and communication, technological systems and other cyber defense.</text:p>
      <text:p text:style-name="P4">
Cyberattack response procedure and cyberincidents consists of several differenties: preparation, detection and analysis, restraint, elimination, restoration, analysis of the effectiveness of response measures. The resolution also defines criticality of kiberatak and cyberincidents.</text:p>
      <text:p text:style-name="P4">
The document was developed by the State Service of Special Communication and Protection of the Information of Ukraine for the implementation of the Cyber Security Strategy.</text:p>
      <text:p text:style-name="P4">
Source: <text:a xlink:type="simple" xlink:href="https://www.kmu.gov.ua/news/posyliuiemo-kiberbezpeku-uriad-zatverdyv-mekhanizm-reahuvannia-na-kiberataky" text:style-name="Internet_20_link" text:visited-style-name="Visited_20_Internet_20_Link">
Government Portal</text:a>
</text:p>
      <text:p text:style-name="P4">
News Source: <text:a xlink:type="simple" xlink:href="https://armyinform.com.ua/2023/04/05/posylyuyemo-kiberbezpeku-uryad-zatverdyv-mehanizm-reaguvannya-na-kiberataky/" text:style-name="Internet_20_link" text:visited-style-name="Visited_20_Internet_20_Link">
https://armyinform.com.ua/2023/04/05/posylyuyemo-kiberbezpeku-uryad-zatverdyv-mehanizm-reaguvannya-na-kiberataky/</text:a>
</text:p>
      <!--NEWS-->
      <text:h text:style-name="P10" text:outline-level="1">
<text:span text:style-name="T4">
There was a combat coordination of units of Donetsk separate territorial defense forces (video)</text:span>
</text:h>
      <text:p text:style-name="P4">
Author: ['АРМІЯINFORM']</text:p>
      <text:p text:style-name="P4">
Time: 2023-04-05T31:00:00-04:00</text:p>
      <text:p text:style-name="P4">
Description: In the minds, the Boydovs Zaglagzhennya Dekilkokh Pildliv, the war with Ukraine 2022, the war with Ukraine, the latest news today, the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navchannya-syl-tro.png" text:style-name="Internet_20_link" text:visited-style-name="Visited_20_Internet_20_Link">
navchannya-syl-tro.png</text:a>
']</text:p>
      <text:p text:style-name="P4">
Tags: ['STOPRUSSIA', 'АГРЕСІЯ РФ', 'БОЙОВЕ ЗЛАГОДЖЕННЯ', 'ВІЙНА', 'ВТОРГНЕННЯ РФ', 'СИЛИ ТРО ЗСУ']</text:p>
      <text:p text:style-name="P4">
Category: News</text:p>
      <!--METADATA-->
      <text:p text:style-name="P4">
<draw:frame draw:style-name="fr1" draw:name="Image290" text:anchor-type="as-char" svg:width="6.9236in" svg:height="4.925357in" draw:z-index="0">
<draw:image xlink:href="../Images/AРМІЯINFORM/2023-04-05T31-00-00-04-00/navchannya-syl-tro.png" xlink:type="simple" xlink:show="embed" xlink:actuate="onLoad" draw:mime-type="image/png"/>
</draw:frame>
In conditions close to the real, there were combat coordination of several units of the Donetsk separate brigade of territorial defense forces.</text:p>
      <text:p text:style-name="P4">
About it <text:a xlink:type="simple" xlink:href="https://www.facebook.com/TerritorialDefenseForces/videos/903925577484314/" text:style-name="Internet_20_link" text:visited-style-name="Visited_20_Internet_20_Link">
writes</text:a>
Regional Directorate of Forces of East Territorial Defense Forces of Ukraine UFACBOBOBOK, on the official page of the forces of TRO.</text:p>
      <text:p text:style-name="P4">
The area was not chosen by chance, it is such a relief and soil that has a native of the Donbas brigade. How the Terroboron Forces fighters study are visible in the video.</text:p>
      <text:p text:style-name="P4">
;</text:p>
      <text:p text:style-name="P4">
News Source: <text:a xlink:type="simple" xlink:href="https://armyinform.com.ua/2023/04/05/vidbulosya-bojove-zlagodzhennya-pidrozdiliv-doneczkoyi-okremoyi-brygady-syl-terytorialnoyi-oborony-video/" text:style-name="Internet_20_link" text:visited-style-name="Visited_20_Internet_20_Link">
https://armyinform.com.ua/2023/04/05/vidbulosya-bojove-zlagodzhennya-pidrozdiliv-doneczkoyi-okremoyi-brygady-syl-terytorialnoyi-oborony-video/</text:a>
</text:p>
      <!--NEWS-->
      <text:h text:style-name="P10" text:outline-level="1">
<text:span text:style-name="T4">
The Ukrainian delegation at the 67th session of the United Nations Commission from the situation of women became the "voice of truth" about the crimes of Russia-Olga Stephanishin</text:span>
</text:h>
      <text:p text:style-name="P4">
Author: ['АРМІЯINFORM']</text:p>
      <text:p text:style-name="P4">
Time: 2023-04-05T32:00:00-04:00</text:p>
      <text:p text:style-name="P4">
Description: “At Zv’yazku with Trivayuchoy, a large -scale, in the sesh Mali Mili his special mira. For ...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stefanishyna-scaled.jpg" text:style-name="Internet_20_link" text:visited-style-name="Visited_20_Internet_20_Link">
stefanishyna-scaled.jpg</text:a>
']</text:p>
      <text:p text:style-name="P4">
Tags: ['STOPRUSSIA', 'АГРЕСІЯ РФ', 'ВІЙНА', 'ВТОРГНЕННЯ РФ', 'ОЛЬГА СТЕФАНІШИНА', 'ООН']</text:p>
      <text:p text:style-name="P4">
Category: News</text:p>
      <!--METADATA-->
      <text:p text:style-name="P4">
<draw:frame draw:style-name="fr1" draw:name="Image291" text:anchor-type="as-char" svg:width="6.9236in" svg:height="4.615733in" draw:z-index="0">
<draw:image xlink:href="../Images/AРМІЯINFORM/2023-04-05T32-00-00-04-00/stefanishyna-scaled.jpg" xlink:type="simple" xlink:show="embed" xlink:actuate="onLoad" draw:mime-type="image/jpeg"/>
</draw:frame>
“Due to the ongoing widespread war, we had a special city at the session. It was extremely important for us that the issues of crimes that the Russian territory of Ukraine and the punishment for them became a trunk throughout the commission. Ukraine was a "voice of the truth", "said the Viceremer-Minister of Technical and Euro-Atlantic Integration Olga Stephanyshyn during the preliminary dialogue of participants in the government delegation, which represented Ukraine at the 67th sessions of the United Nations Commission from the situation of women.</text:p>
      <text:p text:style-name="P4">
About it on the government portal <text:a xlink:type="simple" xlink:href="https://www.kmu.gov.ua/news/ukrainska-delehatsiia-na-67-i-sesii-komisii-oon-zi-stanovyshcha-zhinok-stala-holosom-pravdy-pro-zlochyny-rosii-olha-stefanishyna" text:style-name="Internet_20_link" text:visited-style-name="Visited_20_Internet_20_Link">
reports</text:a>
The Vice-Minister of Ukraine Service.</text:p>
      <text:p text:style-name="P4">
The event was also attended by: Kateryna Levchenko, a government commissioner of gender policy in Ukraine; Sabin Fraser, UN representative of the woman in Ukraine; Tatiana Berezhna, Deputy Minister of Economy of Ukraine; Ulyana Tokareva, Deputy Minister of Social Policy; Yevgeny Kravchuk, deputy of the Verkhovna Rada.</text:p>
      <text:p text:style-name="P4">
Viceremier-Minister noted that this year's commission was the largest wetting of it, and emphasized the importance of Ukraine's presence at such global events to prevent the promotion of Russian narratives in the middle countries.</text:p>
      <text:p text:style-name="P4">
“In some elements of the UN system that are involved in the humanitarian response of the humanitarian law, the presence of Russia is very high. Therefore, it is critical of us to use all the possibilities to prevent any manipulation and spread of propaganda theories by Russia. This is especially important at such sites where not only NATO countries are present, but also the countries of Asia, Africa and those regions with which we have a permanent united agenda, ”-said the head of the Ukrainian delegation Viceremier-Minister on European Affairs and Euro -Atlantic integration Olga Stephanyshyn.</text:p>
      <text:p text:style-name="P4">
The Government noted that for Ukraine, the key task during all the day was to attract the attention of the world community to the criminal actions of the Russian Federation in Ukraine, their influence on the lives of citizens and the position of women in particular.Olga Stefanishina noted that another through the commission was supporting Ukrainian women, including temporarily displaced abroad.</text:p>
      <text:p text:style-name="P4">
“The war has forced women to take on the role of the economic driver of both their family and the country as a whole. Women who have been temporarily traveled outside the country opened businesses and branches of Ukrainian companies in different corners of the world. Many have made a relaxation within the state. This allowed us to survive the warfare of war, to keep the economy and these are the cases that we bring the day off today. This experience should also be taken into account in the post -war restoration of the country and to translate the role of women in the economy, ”Olga Stephanyshyn added.</text:p>
      <text:p text:style-name="P4">
The participants also noted that the experience of a full -scale invasion of in Ukraine, in particular, was the reason for reviewing the resolution of the UN Security Council 1325 "Women. Security ”for the period up to 2025, where Ukraine managed to deduct our national priorities. Another important achievement of the Ukrainian delegation within the commission was the accession to the newly created global alias to counteract sexual violence during conflicts, where Ukraine is a half -head until the end of 2023.</text:p>
      <text:p text:style-name="P4">
“The Alliance will tell even more about the crimes that the Russians do to the tasis will make our voice louder in the international arena. In addition, the task is to bring the inclusion of victims of sexual violence in the process of developing taralization of politicians at international and national levels. This will allow to promote the client orientation of the provision of services to the victims and the dialogue with them, ” - said the Government Commissioner for Gender Policy Katerynalovchenko, Vice head of the Ukrainian delegation.</text:p>
      <text:p text:style-name="P4">
Separately referred to prevention and counteraction to domestic violence. Olgastfanishina stressed that in the war, the issue of counteracting domestic violence is becoming completely different. It becomes one of the consequences of the war, so it is important to rethink and adapt to the new realities of relevant state policy.The event was held on the initiative of the Viceremier Office for European European Atlantic integration together with the Government Commissioner of Gender Equality with the UN support of the UN, within the framework of the Project "Transformational Approaches to Achieving Gender Equality in Ukraine".</text:p>
      <text:p text:style-name="P4">
<text:span text:style-name="T4">
 Help: </text:span>
</text:p>
      <text:p text:style-name="P4">
The Women's Status Commission is a functional body of the UN Economic and Social Council(Ecoshor). Вона займається оглядом застосування міжнародних стандартівіз захисту та просування прав жінок, а також розробкою пропозицій щодо їхвиконання.</text:p>
      <text:p text:style-name="P4">
Тематика цьогорічної Комісії: Інновації та технологічні зміни й освіта вцифрову епоху для досягнення гендерної рівності та розширення можливостей усіхжінок та дівчат.</text:p>
      <text:p text:style-name="P4">
News Source: <text:a xlink:type="simple" xlink:href="https://armyinform.com.ua/2023/04/05/ukrayinska-delegacziya-na-67-j-sesiyi-komisiyi-oon-zi-stanovyshha-zhinok-stala-golosom-pravdy-pro-zlochyny-rosiyi-olga-stefanishyna/" text:style-name="Internet_20_link" text:visited-style-name="Visited_20_Internet_20_Link">
https://armyinform.com.ua/2023/04/05/ukrayinska-delegacziya-na-67-j-sesiyi-komisiyi-oon-zi-stanovyshha-zhinok-stala-golosom-pravdy-pro-zlochyny-rosiyi-olga-stefanishyna/</text:a>
</text:p>
      <!--NEWS-->
      <text:h text:style-name="P10" text:outline-level="1">
<text:span text:style-name="T4">
Defense forces repelled about 30 enemy attacks in the Bogdanivka area in Donetsk region</text:span>
</text:h>
      <text:p text:style-name="P4">
Author: ['АРМІЯINFORM']</text:p>
      <text:p text:style-name="P4">
Time: 2023-04-05T33:00:00-04:00</text:p>
      <text:p text:style-name="P4">
Description: About the General Headquarters of the ZSU. “At the Bakhmutsky straightener Vorog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Tags: ['STOPRUSSIA', 'АГРЕСІЯ РФ', 'ВІЙНА', 'ВТОРГНЕННЯ РФ', 'ВТРАТИ ВОРОГА', 'ООС']</text:p>
      <text:p text:style-name="P4">
Category: News</text:p>
      <!--METADATA-->
      <text:p text:style-name="P4">
<draw:frame draw:style-name="fr1" draw:name="Image292" text:anchor-type="as-char" svg:width="6.9236in" svg:height="4.603112in" draw:z-index="0">
<draw:image xlink:href="../Images/AРМІЯINFORM/2023-04-05T33-00-00-04-00/316291145_461855632794187_3997898045081184413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yRwGWPma2WAM97XQowch8AdmFKHGMjsaoyrR2MVUnYQap48F5ZfiAjSYA6PmBYitl" text:style-name="Internet_20_link" text:visited-style-name="Visited_20_Internet_20_Link">
reports</text:a>
The General Staff of the Armed Forces.</text:p>
      <text:p text:style-name="P4">
“In the Bakhmut direction, the enemy tries to take full control of the city, continues to storm it. The invaders also kept unsuccessful offensives in the Bogdanivka area in Donetsk region. The units of the Defense Forces during the extraction of about 30 enemy attacks on the specified area of the front. More than 15 settlements, including Vasyukivka, Minkivka, Orikhovo-Vasylivka, Novomarka, Bakhmut, Yar, Grigorivka, Ivanovsk, North and North and North of Donetsk region, were injured from hostility.</text:p>
      <text:p text:style-name="P4">
It is noted that in the Avdiiv and Marinsk directions the enemy of Vivnacreal action in the areas of Novokalin, Severne, Pervomaisko and Marinkakadonetsk region, had no success. At the same time, the enemy was fired at the settlements of dotskinovbakhmutivka, Novokalinovo, Avdiivka, Vodyane, Pervomaisk, Krasnogorivka, Georgiyivka and Marinka.</text:p>
      <text:p text:style-name="P4">
News Source: <text:a xlink:type="simple" xlink:href="https://armyinform.com.ua/2023/04/05/syly-oborony-vidbyly-blyzko-30-atak-protyvnyka-v-rajoni-bogdanivky-shho-na-donechchyni/" text:style-name="Internet_20_link" text:visited-style-name="Visited_20_Internet_20_Link">
https://armyinform.com.ua/2023/04/05/syly-oborony-vidbyly-blyzko-30-atak-protyvnyka-v-rajoni-bogdanivky-shho-na-donechchyni/</text:a>
</text:p>
      <!--NEWS-->
      <text:h text:style-name="P10" text:outline-level="1">
<text:span text:style-name="T4">
Our defenders have destroyed 14 hostile UAVs of the Shahaned-136</text:span>
</text:h>
      <text:p text:style-name="P4">
Author: ['АРМІЯINFORM']</text:p>
      <text:p text:style-name="P4">
Time: 2023-04-05T34:00:00-04:00</text:p>
      <text:p text:style-name="P4">
Description: About the cereal at his own wounded Zvedenni general headquarters of the ZSU. “Last of Past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1/shah.jpg" text:style-name="Internet_20_link" text:visited-style-name="Visited_20_Internet_20_Link">
shah.jpg</text:a>
']</text:p>
      <text:p text:style-name="P4">
Tags: ['STOPRUSSIA', 'АГРЕСІЯ РФ', 'ВІЙНА', 'ВТОРГНЕННЯ РФ', 'ХРОНІКА ОБОРОНИ']</text:p>
      <text:p text:style-name="P4">
Category: News</text:p>
      <!--METADATA-->
      <text:p text:style-name="P4">
<draw:frame draw:style-name="fr1" draw:name="Image293" text:anchor-type="as-char" svg:width="6.9236in" svg:height="3.89773in" draw:z-index="0">
<draw:image xlink:href="../Images/AРМІЯINFORM/2023-04-05T34-00-00-04-00/shah.jpg" xlink:type="simple" xlink:show="embed" xlink:actuate="onLoad" draw:mime-type="image/jpeg"/>
</draw:frame>
** 🔥I</text:p>
      <text:p text:style-name="P4">
About it <text:a xlink:type="simple" xlink:href="https://www.facebook.com/GeneralStaff.ua/posts/pfbid02yRwGWPma2WAM97XQowch8AdmFKHGMjsaoyrR2MVUnYQap48F5ZfiAjSYA6PmBYitl" text:style-name="Internet_20_link" text:visited-style-name="Visited_20_Internet_20_Link">
reports</text:a>
The General Staff of the Armed Forces of Ukraine.</text:p>
      <text:p text:style-name="P4">
“Over the past day, the enemy struck 3 rocket launchers and 47 aviation strikes, in particular, used the 17 Shakhad-136 UAV. 14 of them were destroyed by our defenders, ”the message reads.</text:p>
      <text:p text:style-name="P4">
It is noted that the enemy carried out 42 shelling of jet systems. There are killed and injured among civilians.</text:p>
      <text:p text:style-name="P4">
News Source: <text:a xlink:type="simple" xlink:href="https://armyinform.com.ua/2023/04/05/nashi-zahysnyky-znyshhyly-14-vorozhyh-bpla-typu-shahed-136/" text:style-name="Internet_20_link" text:visited-style-name="Visited_20_Internet_20_Link">
https://armyinform.com.ua/2023/04/05/nashi-zahysnyky-znyshhyly-14-vorozhyh-bpla-typu-shahed-136/</text:a>
</text:p>
      <!--NEWS-->
      <text:h text:style-name="P10" text:outline-level="1">
<text:span text:style-name="T4">
Aviation of Defense Forces has struck 9 beats in the areas of focus of the occupiers and shot down the high -precision UAV</text:span>
</text:h>
      <text:p text:style-name="P4">
Author: ['АРМІЯINFORM']</text:p>
      <text:p text:style-name="P4">
Time: 2023-04-05T35:00:00-04:00</text:p>
      <text:p text:style-name="P4">
Description: About the General Headquarters of the ZSU. “The Avіiaziya defense forces for Dob took 9 strikes on ...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ІЙНА', 'ВТОРГНЕННЯ РФ', 'ВТРАТИ ВОРОГА']</text:p>
      <text:p text:style-name="P4">
Category: News</text:p>
      <!--METADATA-->
      <text:p text:style-name="P4">
<draw:frame draw:style-name="fr1" draw:name="Image294" text:anchor-type="as-char" svg:width="6.9236in" svg:height="4.49457in" draw:z-index="0">
<draw:image xlink:href="../Images/AРМІЯINFORM/2023-04-05T35-00-00-04-00/aviacziya-ps-zsu-zavdara-udariv.jpg" xlink:type="simple" xlink:show="embed" xlink:actuate="onLoad" draw:mime-type="image/jpeg"/>
</draw:frame>
Illustrative photo</text:p>
      <text:p text:style-name="P4">
About it <text:a xlink:type="simple" xlink:href="https://www.facebook.com/GeneralStaff.ua/posts/pfbid02yRwGWPma2WAM97XQowch8AdmFKHGMjsaoyrR2MVUnYQap48F5ZfiAjSYA6PmBYitl" text:style-name="Internet_20_link" text:visited-style-name="Visited_20_Internet_20_Link">
reports</text:a>
The General Staff of the Armed Forces.</text:p>
      <text:p text:style-name="P4">
“Aviation of defense forces per day made 9 beats in the areas of concentration of personal staff and military equipment of the invaders. Also shot by Russian high -flowable UAVs of the type "cube", - said in the message.</text:p>
      <text:p text:style-name="P4">
It is noted that the units of rocket troops and artillery, for their part, struck 3 points of management, 2 areas of concentration of live force, 2 jet systems of the system of gas fire BM-21 "Grad" and the station of electronic fight against the enemy.</text:p>
      <text:p text:style-name="P4">
News Source: <text:a xlink:type="simple" xlink:href="https://armyinform.com.ua/2023/04/05/aviacziya-syl-oborony-zavdala-9-udariv-po-rajonah-zoseredzhennya-okupantiv-ta-zbyla-vysokotochnyj-bpla-typu-kub/" text:style-name="Internet_20_link" text:visited-style-name="Visited_20_Internet_20_Link">
https://armyinform.com.ua/2023/04/05/aviacziya-syl-oborony-zavdala-9-udariv-po-rajonah-zoseredzhennya-okupantiv-ta-zbyla-vysokotochnyj-bpla-typu-kub/</text:a>
</text:p>
      <!--NEWS-->
      <text:h text:style-name="P10" text:outline-level="1">
<text:span text:style-name="T4">
The occupiers are distributed to the local population for their evacuation to the Russian Federation to the Russian population</text:span>
</text:h>
      <text:p text:style-name="P4">
Author: ['АРМІЯINFORM']</text:p>
      <text:p text:style-name="P4">
Time: 2023-04-05T36:00:00-04:00</text:p>
      <text:p text:style-name="P4">
Description: About the General Headquarters of the ZSU. “The settlement of Melitopol Zaporizho ... War with Ukraine 2022, the war with Ukraine latest news today, news war with Ukraine 2022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4/37_main-v1660280985.jpg" text:style-name="Internet_20_link" text:visited-style-name="Visited_20_Internet_20_Link">
37_main-v1660280985.jpg</text:a>
']</text:p>
      <text:p text:style-name="P4">
Tags: ['STOPRUSSIA', 'АГРЕСІЯ РФ', 'ВІЙНА', 'ВТОРГНЕННЯ РФ', 'ВТРАТИ ВОРОГА']</text:p>
      <text:p text:style-name="P4">
Category: News</text:p>
      <!--METADATA-->
      <text:p text:style-name="P4">
<draw:frame draw:style-name="fr1" draw:name="Image295" text:anchor-type="as-char" svg:width="6.9236in" svg:height="4.61903in" draw:z-index="0">
<draw:image xlink:href="../Images/AРМІЯINFORM/2023-04-05T36-00-00-04-00/37_main-v1660280985.jpg" xlink:type="simple" xlink:show="embed" xlink:actuate="onLoad" draw:mime-type="image/jpeg"/>
</draw:frame>
Illustrative Photo <text:span text:style-name="T4">
 🔥Set on Russian invasion </text:span>
</text:p>
      <text:p text:style-name="P4">
About it <text:a xlink:type="simple" xlink:href="https://www.facebook.com/GeneralStaff.ua/posts/pfbid02yRwGWPma2WAM97XQowch8AdmFKHGMjsaoyrR2MVUnYQap48F5ZfiAjSYA6PmBYitl" text:style-name="Internet_20_link" text:visited-style-name="Visited_20_Internet_20_Link">
reports</text:a>
The General Staff of the Armed Forces.</text:p>
      <text:p text:style-name="P4">
“In the settlement of Melitopol of Zaporizhzhia region, Russian occupants have a psychological impact on the local population by distributing leaflets on their evacuation to Russia. They scare people with a member offensive of the Armed Forces of Ukraine, ”the message reads.</text:p>
      <text:p text:style-name="P4">
It is noted that in the Great Kardashivka of the Kherson region, due to the movement of the weighted equipment of the occupiers of the outskirts of the settlement, it is forbidden to leave their plants and departure and departure of all locals. Documents and mobile phones check.</text:p>
      <text:p text:style-name="P4">
News Source: <text:a xlink:type="simple" xlink:href="https://armyinform.com.ua/2023/04/05/na-tot-okupanty-rozpovsyudzhuyut-sered-misczevogo-naselennya-lystivky-shhodo-yih-evakuacziyi-do-rf/" text:style-name="Internet_20_link" text:visited-style-name="Visited_20_Internet_20_Link">
https://armyinform.com.ua/2023/04/05/na-tot-okupanty-rozpovsyudzhuyut-sered-misczevogo-naselennya-lystivky-shhodo-yih-evakuacziyi-do-rf/</text:a>
</text:p>
      <!--NEWS-->
      <text:h text:style-name="P10" text:outline-level="1">
<text:span text:style-name="T4">
Ukrainian defenders per day eliminated more than 500 invaders, destroyed 2 tanks and 6 BBM</text:span>
</text:h>
      <text:p text:style-name="P4">
Author: ['АРМІЯINFORM']</text:p>
      <text:p text:style-name="P4">
Time: 2023-04-05T37:00:00-04:00</text:p>
      <text:p text:style-name="P4">
Description: Zagalni Boyov, take the enemy on 02.24.22 to 05.05.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4a127158-c3df-4a91-ac7e-9083ec66d057-scaled.jpg" text:style-name="Internet_20_link" text:visited-style-name="Visited_20_Internet_20_Link">
4a127158-c3df-4a91-ac7e-9083ec66d057-scaled.jpg</text:a>
']</text:p>
      <text:p text:style-name="P4">
Tags: ['STOPRUSSIA', 'АГРЕСІЯ РФ', 'ВТОРГНЕННЯ РФ', 'ВТРАТИ ВОРОГА', 'ГШ ЗСУ']</text:p>
      <text:p text:style-name="P4">
Category: News</text:p>
      <!--METADATA-->
      <text:p text:style-name="P4">
<draw:frame draw:style-name="fr1" draw:name="Image296" text:anchor-type="as-char" svg:width="6.9236in" svg:height="6.975527in" draw:z-index="0">
<draw:image xlink:href="../Images/AРМІЯINFORM/2023-04-05T37-00-00-04-00/4a127158-c3df-4a91-ac7e-9083ec66d057-scaled.jpg" xlink:type="simple" xlink:show="embed" xlink:actuate="onLoad" draw:mime-type="image/jpeg"/>
</draw:frame>
The total fighting loss of the enemy from 24.02.22 to 05.04.23 will be assigned:</text:p>
      <text:p text:style-name="P4">
<text:span text:style-name="T4">
<text:span text:style-name="T5">
 Personnel - </text:span>
* 176240(+550)persons eliminated</text:span>
<text:span text:style-name="T5">
 tanks - </text:span>
<text:span text:style-name="T5">
 3629(+2)</text:span>
<text:span text:style-name="T4">
 combat armored vehicles - </text:span>
 7005(+6)<text:span text:style-name="T4">
<text:span text:style-name="T5">
 Artillery Systems - </text:span>
<text:span text:style-name="T5">
 2707(+10)</text:span>
 </text:span>
 RSZV - <text:span text:style-name="T4">
 532(+4)</text:span>
<text:span text:style-name="T5">
 air defense means - </text:span>
<text:span text:style-name="T5">
 280(0)</text:span>
<text:span text:style-name="T4">
 aircraft - </text:span>
 306(0)<text:span text:style-name="T4">
<text:span text:style-name="T5">
 helicopters - </text:span>
* 291(0)</text:span>
<text:span text:style-name="T5">
 UAV Operative Tactical Level-</text:span>
<text:span text:style-name="T5">
 2283(+6)</text:span>
<text:span text:style-name="T4">
 Winged missiles - </text:span>
 911(0)<text:span text:style-name="T4">
<text:span text:style-name="T5">
 ships / boats - </text:span>
* 18(0)</text:span>
<text:span text:style-name="T5">
 Automobile equipment and tanks - </text:span>
<text:span text:style-name="T5">
 5573(+11)</text:span>
<text:span text:style-name="T4">
 SPECIAL TECHANGE - </text:span>
 299(+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5.04.23.</text:p>
      <text:p text:style-name="P4">
News Source: <text:a xlink:type="simple" xlink:href="https://armyinform.com.ua/2023/04/05/ukrayinski-zahysnyky-za-dobu-likviduvaly-ponad-500-okupantiv-znyshhyly-2-tanky-i-6-bbm/" text:style-name="Internet_20_link" text:visited-style-name="Visited_20_Internet_20_Link">
https://armyinform.com.ua/2023/04/05/ukrayinski-zahysnyky-za-dobu-likviduvaly-ponad-500-okupantiv-znyshhyly-2-tanky-i-6-bbm/</text:a>
</text:p>
      <!--NEWS-->
      <text:h text:style-name="P10" text:outline-level="1">
<text:span text:style-name="T4">
Pentagon's press service posted a photo of military assistance from a new package</text:span>
</text:h>
      <text:p text:style-name="P4">
Author: ['АРМІЯINFORM']</text:p>
      <text:p text:style-name="P4">
Time: 2023-04-05T38:00:00-04:00</text:p>
      <text:p text:style-name="P4">
Description: The USS -Castle of Defense of the United States was published by the photo of the dupomogo, the novelty of the New Package, ... the war with Ukraine 2022, the war with Ukraine is the latest news today, the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2-16.jpg" text:style-name="Internet_20_link" text:visited-style-name="Visited_20_Internet_20_Link">
2-16.jpg</text:a>
', '<text:a xlink:type="simple" xlink:href="https://armyinform.com.ua/wp-content/uploads/2023/04/1-15-150x150.jpg" text:style-name="Internet_20_link" text:visited-style-name="Visited_20_Internet_20_Link">
1-15-150x150.jpg</text:a>
', '<text:a xlink:type="simple" xlink:href="https://armyinform.com.ua/wp-content/uploads/2023/04/3-13-150x150.jpg" text:style-name="Internet_20_link" text:visited-style-name="Visited_20_Internet_20_Link">
3-13-150x150.jpg</text:a>
']</text:p>
      <text:p text:style-name="P4">
Tags: ['STOPRUSSIA', 'АГРЕСІЯ РФ', 'ВІЙСЬКОВА ДОПОМОГА УКРАЇНІ', 'ВТОРГНЕННЯ РФ', 'НАТО']</text:p>
      <text:p text:style-name="P4">
Category: News</text:p>
      <!--METADATA-->
      <text:p text:style-name="P4">
<draw:frame draw:style-name="fr1" draw:name="Image297" text:anchor-type="as-char" svg:width="6.9236in" svg:height="4.981146in" draw:z-index="0">
<draw:image xlink:href="../Images/AРМІЯINFORM/2023-04-05T38-00-00-04-00/2-16.jpg" xlink:type="simple" xlink:show="embed" xlink:actuate="onLoad" draw:mime-type="image/jpeg"/>
</draw:frame>
Photo of the Susta Defense.gov</text:p>
      <text:p text:style-name="P4">
The US Department of Defense has published a photo of a military aid, which was announced on April 4.</text:p>
      <text:p text:style-name="P4">
Photos <text:a xlink:type="simple" xlink:href="https://www.defense.gov/News/News-Stories/Article/Article/3351964/large-quantity-of-defensive-munitions-earmarked-for-ukraine/" text:style-name="Internet_20_link" text:visited-style-name="Visited_20_Internet_20_Link">
placed</text:a>
Pentagon press service on its official site.</text:p>
      <text:p text:style-name="P4">
"The Department is constantly negotiating with Ukraine on its needs, whether you can do it or other material means, and are constantly adjusted to the conditions on the battlefield," the department said.</text:p>
      <text:p text:style-name="P4">
<text:span text:style-name="T4">
 Help: </text:span>
 new <text:a xlink:type="simple" xlink:href="https://armyinform.com.ua/2023/04/04/pentagon-ogolosyv-pro-novyj-masshtabnyj-paket-vijskovoyi-dopomogy-ukrayini/" text:style-name="Internet_20_link" text:visited-style-name="Visited_20_Internet_20_Link">
package</text:a>
Defense is $ 2.6 billion.</text:p>
      <text:p text:style-name="P4">
<text:a xlink:type="simple" xlink:href="https://armyinform.com.ua/wp-content/uploads/2023/04/1-15.jpg" text:style-name="Internet_20_link" text:visited-style-name="Visited_20_Internet_20_Link">
!(Images/AРМІЯINFORM/2023-04-05T38-00-00-04-00/1-15-150x150.jpg)</text:a>
Photo from Defense.gov</text:p>
      <text:p text:style-name="P4">
<text:a xlink:type="simple" xlink:href="https://armyinform.com.ua/wp-content/uploads/2023/04/3-13.jpg" text:style-name="Internet_20_link" text:visited-style-name="Visited_20_Internet_20_Link">
!(Images/AРМІЯINFORM/2023-04-05T38-00-00-04-00/3-13-150x150.jpg)</text:a>
Photo from Defense.gov</text:p>
      <text:p text:style-name="P4">
News Source: <text:a xlink:type="simple" xlink:href="https://armyinform.com.ua/2023/04/05/pressluzhba-pentagonu-opublikuvala-foto-vijskovoyi-dopomogy-z-novogo-paketu/" text:style-name="Internet_20_link" text:visited-style-name="Visited_20_Internet_20_Link">
https://armyinform.com.ua/2023/04/05/pressluzhba-pentagonu-opublikuvala-foto-vijskovoyi-dopomogy-z-novogo-paketu/</text:a>
</text:p>
      <!--NEWS-->
      <text:h text:style-name="P10" text:outline-level="1">
<text:span text:style-name="T4">
Dmytro Kuleba discussed with a Spanish colleague accelerating the supplies of ammunition to Ukraine</text:span>
</text:h>
      <text:p text:style-name="P4">
Author: ['АРМІЯINFORM']</text:p>
      <text:p text:style-name="P4">
Time: 2023-04-05T39:00:00-04:00</text:p>
      <text:p text:style-name="P4">
Description: The Ministry of Law Formation of the Herds of Ukraine Dmitro Kuleba Proviv Zustrich Iz Minstrom of the Lawless Assembly ... The war with Ukraine 2022, the war with Ukraine is the latest news today, the News War with Ukraine 2022 is the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642c736bb19a0015998510_730x410.jpg" text:style-name="Internet_20_link" text:visited-style-name="Visited_20_Internet_20_Link">
642c736bb19a0015998510_730x410.jpg</text:a>
']</text:p>
      <text:p text:style-name="P4">
Tags: ['STOPRUSSIA', 'ГЛАВА МЗС УКРАЇНИ', 'ДМИТРО КУЛЕБА', 'ПОСТАВКИ ЗБРОЇ']</text:p>
      <text:p text:style-name="P4">
Category: News</text:p>
      <!--METADATA-->
      <text:p text:style-name="P4">
<draw:frame draw:style-name="fr1" draw:name="Image298" text:anchor-type="as-char" svg:width="6.9236in" svg:height="4.713739in" draw:z-index="0">
<draw:image xlink:href="../Images/AРМІЯINFORM/2023-04-05T39-00-00-04-00/642c736bb19a0015998510_730x410.jpg" xlink:type="simple" xlink:show="embed" xlink:actuate="onLoad" draw:mime-type="image/jpeg"/>
</draw:frame>
Foreign Minister of Ukraine Dmytro Kuleba met with the Minister of Law of Spain, Jose Manuel Albars, during which he discussed the adhesion of ammunition and other weapons to Ukraine.</text:p>
      <text:p text:style-name="P4">
About it <text:a xlink:type="simple" xlink:href="https://twitter.com/DmytroKuleba/status/1643323407734374401" text:style-name="Internet_20_link" text:visited-style-name="Visited_20_Internet_20_Link">
wrote</text:a>
Dmitry Kuleb in Twitter.</text:p>
      <text:p text:style-name="P4">
“I met with my Spanish colleague and friend Jose Manuel Albarsombuena to discuss the acceleration of ammunition delivery and additional weapons of Ukraine. We also focused on promoting Ukraine's integration into the EU. It is for the solidarity of Spain with Ukraine, ”the message reads.</text:p>
      <text:p text:style-name="P4">
News Source: <text:a xlink:type="simple" xlink:href="https://armyinform.com.ua/2023/04/05/dmytro-kuleba-obgovoryv-z-ispanskym-kolegoyu-pryskorennya-postavok-boyeprypasiv-v-ukrayinu/" text:style-name="Internet_20_link" text:visited-style-name="Visited_20_Internet_20_Link">
https://armyinform.com.ua/2023/04/05/dmytro-kuleba-obgovoryv-z-ispanskym-kolegoyu-pryskorennya-postavok-boyeprypasiv-v-ukrayinu/</text:a>
</text:p>
      <!--NEWS-->
      <text:h text:style-name="P10" text:outline-level="1">
<text:span text:style-name="T4">
In Ukraine a moment of silence</text:span>
</text:h>
      <text:p text:style-name="P4">
Author: ['АРМІЯINFORM']</text:p>
      <text:p text:style-name="P4">
Time: 2023-04-05T4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299" text:anchor-type="as-char" svg:width="6.9236in" svg:height="3.895992in" draw:z-index="0">
<draw:image xlink:href="../Images/AРМІЯINFORM/2023-04-05T40-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05/v-ukrayini-hvylyna-movchannya/" text:style-name="Internet_20_link" text:visited-style-name="Visited_20_Internet_20_Link">
https://armyinform.com.ua/2023/04/05/v-ukrayini-hvylyna-movchannya/</text:a>
</text:p>
      <!--NEWS-->
      <text:h text:style-name="P10" text:outline-level="1">
<text:span text:style-name="T4">
NATO extension is important for Ukraine - Alexey Danilov</text:span>
</text:h>
      <text:p text:style-name="P4">
Author: ['АРМІЯINFORM']</text:p>
      <text:p text:style-name="P4">
Time: 2023-04-05T41:00:00-04:00</text:p>
      <text:p text:style-name="P4">
Description: For Ukrainian, the bike of the vengeance of the rodsholenny of the pyvnik -adulting alliance. At the Tsomo, yak ... War with Ukraine 2022, war with Ukraine latest news today, news war with Ukraine 2022 last for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1/11/2-44.jpg" text:style-name="Internet_20_link" text:visited-style-name="Visited_20_Internet_20_Link">
2-44.jpg</text:a>
']</text:p>
      <text:p text:style-name="P4">
Tags: ['STOPRUSSIA', 'АГРЕСІЯ РФ', 'ВТОРГНЕННЯ РФ', 'НАТО', 'ОЛЕКСІЙ ДАНІЛОВ', 'СЕКРЕТАР РНБО УКРАЇНИ']</text:p>
      <text:p text:style-name="P4">
Category: News</text:p>
      <!--METADATA-->
      <text:p text:style-name="P4">
<draw:frame draw:style-name="fr1" draw:name="Image300" text:anchor-type="as-char" svg:width="6.9236in" svg:height="4.633042in" draw:z-index="0">
<draw:image xlink:href="../Images/AРМІЯINFORM/2023-04-05T41-00-00-04-00/2-44.jpg" xlink:type="simple" xlink:show="embed" xlink:actuate="onLoad" draw:mime-type="image/jpeg"/>
</draw:frame>
For Ukraine, the expansion of the North Atlantic Alliance is of great importance.</text:p>
      <text:p text:style-name="P4">
On this, as <text:a xlink:type="simple" xlink:href="https://www.rnbo.gov.ua/ua/Diialnist/6234.html" text:style-name="Internet_20_link" text:visited-style-name="Visited_20_Internet_20_Link">
reports</text:a>
NSDC, the secretary of the National Security and Defense Council of Ukraine Alexeydanilov emphasized.</text:p>
      <text:p text:style-name="P4">
“When Putin began the hot phase of the war on February 24, 2022, there was no idea that Finland and Sweden would begin the procedure for joining NATO. Today <text:a xlink:type="simple" xlink:href="https://armyinform.com.ua/2023/04/04/sogodni-finlyandiya-stala-31-m-chlenom-nato-oficzijna-zayava-genseka/" text:style-name="Internet_20_link" text:visited-style-name="Visited_20_Internet_20_Link">
Finland</text:a>
It is a full member of NATO, and in the near future this procedure will be Sweden. There will be 32 countries in NATO.</text:p>
      <text:p text:style-name="P4">
News Source: <text:a xlink:type="simple" xlink:href="https://armyinform.com.ua/2023/04/05/rozshyrennya-nato-ye-vazhlyvym-dlya-ukrayiny-oleksij-danilov/" text:style-name="Internet_20_link" text:visited-style-name="Visited_20_Internet_20_Link">
https://armyinform.com.ua/2023/04/05/rozshyrennya-nato-ye-vazhlyvym-dlya-ukrayiny-oleksij-danilov/</text:a>
</text:p>
      <!--NEWS-->
      <text:h text:style-name="P10" text:outline-level="1">
<text:span text:style-name="T4">
During the day, rescuers went over 150 times to eliminate the consequences of enemy shelling</text:span>
</text:h>
      <text:p text:style-name="P4">
Author: ['АРМІЯINFORM']</text:p>
      <text:p text:style-name="P4">
Time: 2023-04-05T42:00:00-04:00</text:p>
      <text:p text:style-name="P4">
Description: Last of Passing, 4 KVITRY, PIDRODRODSHICE OF WERE OF KLASSIAN WITH OBZVISHYNISH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01" text:anchor-type="as-char" svg:width="6.9236in" svg:height="4.635046in" draw:z-index="0">
<draw:image xlink:href="../Images/AРМІЯINFORM/2023-04-05T42-00-00-04-00/pozhezha-1.jpg" xlink:type="simple" xlink:show="embed" xlink:actuate="onLoad" draw:mime-type="image/jpeg"/>
</draw:frame>
Illustrative photo</text:p>
      <text:p text:style-name="P4">
During the last day, <text:span text:style-name="T4">
 April 4, </text:span>
 Divisions of the Civil Service of Ukraine of Uncertain Situations <text:span text:style-name="T4">
 168 departures </text:span>
 to eliminate the consequences of the occupants of settlements and infrastructure. 4 fires were eliminated. Psychological assistance was provided to 555 persons.</text:p>
      <text:p text:style-name="P4">
This is stated in <text:a xlink:type="simple" xlink:href="https://dsns.gov.ua/uk/news/nadzvicaini-podiyi/operativna-informaciia-dsns-shhodo-naslidkiv-vedennia-boiovix-dii-rosiiskoiu-federacijeiu-116" text:style-name="Internet_20_link" text:visited-style-name="Visited_20_Internet_20_Link">
message</text:a>
SES of Ukraine.</text:p>
      <text:p text:style-name="P4">
Reference: Since the beginning of the war, 87 635 trips have been made <text:span text:style-name="T4">
 to liquidate shelling, </text:span>
 14 250 fires <text:span text:style-name="T4">
, </text:span>
 3,988 persons <text:span text:style-name="T4">
, psychological assistance </text:span>
 208 834 persons <text:span text:style-name="T4">
 </text:span>
.</text:p>
      <text:p text:style-name="P4">
News Source: <text:a xlink:type="simple" xlink:href="https://armyinform.com.ua/2023/04/05/za-dobu-ryatuvalnyky-ponad-150-raziv-vyyizdyly-na-likvidacziyu-naslidkiv-vorozhyh-obstriliv-2/" text:style-name="Internet_20_link" text:visited-style-name="Visited_20_Internet_20_Link">
https://armyinform.com.ua/2023/04/05/za-dobu-ryatuvalnyky-ponad-150-raziv-vyyizdyly-na-likvidacziyu-naslidkiv-vorozhyh-obstriliv-2/</text:a>
</text:p>
      <!--NEWS-->
      <text:h text:style-name="P10" text:outline-level="1">
<text:span text:style-name="T4">
Alexei Reznikov thanked the US for a new military assistance package</text:span>
</text:h>
      <text:p text:style-name="P4">
Author: ['АРМІЯINFORM']</text:p>
      <text:p text:style-name="P4">
Time: 2023-04-05T43:00:00-04:00</text:p>
      <text:p text:style-name="P4">
Description: Minstro defense of Ukraine Oleksiy Reznikov, pacing the presidential states of America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entagon.jpg" text:style-name="Internet_20_link" text:visited-style-name="Visited_20_Internet_20_Link">
pentagon.jpg</text:a>
']</text:p>
      <text:p text:style-name="P4">
Tags: ['ВІЙСЬКОВА ДОПОМОГА УКРАЇНІ', 'МІНІСТР ОБОРОНИ УКРАЇНИ ОЛЕКСІЙ РЕЗНІКОВ', 'НАТО', 'США']</text:p>
      <text:p text:style-name="P4">
Category: News</text:p>
      <!--METADATA-->
      <text:p text:style-name="P4">
<draw:frame draw:style-name="fr1" draw:name="Image302" text:anchor-type="as-char" svg:width="6.9236in" svg:height="3.894525in" draw:z-index="0">
<draw:image xlink:href="../Images/AРМІЯINFORM/2023-04-05T43-00-00-04-00/pentagon.jpg" xlink:type="simple" xlink:show="embed" xlink:actuate="onLoad" draw:mime-type="image/jpeg"/>
</draw:frame>
Minister of Defense of Ukraine Alexei Reznikov thanked the President of the United States of America Joe Biden, the head of the American defense department Austin and the entire American people for <text:a xlink:type="simple" xlink:href="https://armyinform.com.ua/2023/04/04/pentagon-ogolosyv-pro-novyj-masshtabnyj-paket-vijskovoyi-dopomogy-ukrayini/" text:style-name="Internet_20_link" text:visited-style-name="Visited_20_Internet_20_Link">
alternate package</text:a>
military assistance to Ukraine.</text:p>
      <text:p text:style-name="P4">
The head of the Ministry of Defense of Ukraine <text:a xlink:type="simple" xlink:href="https://twitter.com/oleksiireznikov/status/1643364827933417475" text:style-name="Internet_20_link" text:visited-style-name="Visited_20_Internet_20_Link">
informed</text:a>
Utwitter.</text:p>
      <text:p text:style-name="P4">
“In <text:a xlink:type="simple" xlink:href="https://armyinform.com.ua/2023/04/04/yak-hto-i-chomu-stvoryv-nato-74-roky-tomu/" text:style-name="Internet_20_link" text:visited-style-name="Visited_20_Internet_20_Link">
birthday</text:a>
The US NATO has announced the next package of security assistance to Ukraine, which, among other things, increases the compatibility of the Ukrainian army with Salians. We are determined to fight and win this war, ”Reznikov said.</text:p>
      <text:p text:style-name="P4">
News Source: <text:a xlink:type="simple" xlink:href="https://armyinform.com.ua/2023/04/05/oleksij-reznikov-podyakuvav-ssha-za-novyj-paket-vijskovoyi-dopomogy/" text:style-name="Internet_20_link" text:visited-style-name="Visited_20_Internet_20_Link">
https://armyinform.com.ua/2023/04/05/oleksij-reznikov-podyakuvav-ssha-za-novyj-paket-vijskovoyi-dopomogy/</text:a>
</text:p>
      <!--NEWS-->
      <text:h text:style-name="P10" text:outline-level="1">
<text:span text:style-name="T4">
Dmytro Kuleba discussed with James Kleverli strengthening the counter -offensive capabilities of the Armed Forces</text:span>
</text:h>
      <text:p text:style-name="P4">
Author: ['АРМІЯINFORM']</text:p>
      <text:p text:style-name="P4">
Time: 2023-04-05T44:00:00-04:00</text:p>
      <text:p text:style-name="P4">
Description: The main of the law enforcement reports of Ukraine Dmitro Kuleba Zustiv Zustych Iz by the Secretary by the Secretary W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s4zjtzxoai-88l.jpg" text:style-name="Internet_20_link" text:visited-style-name="Visited_20_Internet_20_Link">
fs4zjtzxoai-88l.jpg</text:a>
']</text:p>
      <text:p text:style-name="P4">
Tags: ['ВЕЛИКА БРИТАНІЯ', 'ВІЙСЬКОВА ДОПОМОГА УКРАЇНІ', 'ДЖЕЙМС КЛЕВЕРЛІ', 'ДМИТРО КУЛЕБА', 'МЗС УКРАЇНИ']</text:p>
      <text:p text:style-name="P4">
Category: News</text:p>
      <!--METADATA-->
      <text:p text:style-name="P4">
<draw:frame draw:style-name="fr1" draw:name="Image303" text:anchor-type="as-char" svg:width="6.9236in" svg:height="4.901963in" draw:z-index="0">
<draw:image xlink:href="../Images/AРМІЯINFORM/2023-04-05T44-00-00-04-00/fs4zjtzxoai-88l.jpg" xlink:type="simple" xlink:show="embed" xlink:actuate="onLoad" draw:mime-type="image/jpeg"/>
</draw:frame>
Foreign Minister of Ukraine Dmytro Kuleba met with the State Secretary of Foreign Affairs, Commonwealth of Nations and Development of Britain James Kleverly, during which they discussed the strengthening</text:p>
      <text:p text:style-name="P4">
He [wrote] about it(https://twitter.com/DmytroKuleba/status/1643278566111563777?cxt=HHwWgsC-gcjJjM4tAAAA)In Twitter.</text:p>
      <text:p text:style-name="P4">
"We both agreed that Russia should leave Ukraine to stop the war. I also stressed that Ukraine's membership in NATO would prevent future aggression of the Uevrop," Dmytro Kuleba said.</text:p>
      <text:p text:style-name="P4">
News Source: <text:a xlink:type="simple" xlink:href="https://armyinform.com.ua/2023/04/05/dmytro-kuleba-obgovoryv-z-dzhejmsom-kleverli-posylennya-kontrnastupalnyh-mozhlyvostej-zsu/" text:style-name="Internet_20_link" text:visited-style-name="Visited_20_Internet_20_Link">
https://armyinform.com.ua/2023/04/05/dmytro-kuleba-obgovoryv-z-dzhejmsom-kleverli-posylennya-kontrnastupalnyh-mozhlyvostej-zsu/</text:a>
</text:p>
      <!--NEWS-->
      <text:h text:style-name="P10" text:outline-level="1">
<text:span text:style-name="T4">
NATO supported the creation of many years of support program of Ukraine</text:span>
</text:h>
      <text:p text:style-name="P4">
Author: ['АРМІЯINFORM']</text:p>
      <text:p text:style-name="P4">
Time: 2023-04-05T45:00:00-04:00</text:p>
      <text:p text:style-name="P4">
Description: Mainstrodalnaya Herds of the Krajani -Attlant alliance Piditrimali Rosrobka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230404d-026_rdax_775x440s.jpg" text:style-name="Internet_20_link" text:visited-style-name="Visited_20_Internet_20_Link">
230404d-026_rdax_775x440s.jpg</text:a>
']</text:p>
      <text:p text:style-name="P4">
Tags: ['STOPRUSSIA', 'ГЕНСЕК НАТО', 'ЄНС СТОЛТЕНБЕРГ', 'НАТО']</text:p>
      <text:p text:style-name="P4">
Category: News</text:p>
      <!--METADATA-->
      <text:p text:style-name="P4">
<draw:frame draw:style-name="fr1" draw:name="Image304" text:anchor-type="as-char" svg:width="6.9236in" svg:height="3.935897in" draw:z-index="0">
<draw:image xlink:href="../Images/AРМІЯINFORM/2023-04-05T45-00-00-04-00/230404d-026_rdax_775x440s.jpg" xlink:type="simple" xlink:show="embed" xlink:actuate="onLoad" draw:mime-type="image/jpeg"/>
</draw:frame>
Meeting of the Nato-Ukraine Commission</text:p>
      <text:p text:style-name="P4">
Foreign Ministers of the North Atlantic Alliance support a long -term support program for Ukraine, which will help it bring NATO.</text:p>
      <text:p text:style-name="P4">
NATO Secretary General Jens Stoltenberg <text:a xlink:type="simple" xlink:href="https://www.nato.int/cps/en/natohq/news_213669.htm" text:style-name="Internet_20_link" text:visited-style-name="Visited_20_Internet_20_Link">
stated</text:a>
Presconference in Brussels following the meeting of the NATO-Ukraine Commission.</text:p>
      <text:p text:style-name="P4">
"We will develop a long -term initiative to support Ukraine, which helps to ensure the conditions of defense of Ukraine, make the transition from equipment and the doctrinal era to NATO standards and increase operational compatibility," he said.</text:p>
      <text:p text:style-name="P4">
According to NATO Secretary General, this step demonstrates "long -term dedication to the Alliance and brings Ukraine closer to the Euro -Atlantic family."</text:p>
      <text:p text:style-name="P4">
"We encourage Ukraine to continue the way of reforms - even in difficult times," he said.</text:p>
      <text:p text:style-name="P4">
News Source: <text:a xlink:type="simple" xlink:href="https://armyinform.com.ua/2023/04/05/u-nato-pidtrymaly-stvorennya-bagatorichnoyi-programy-pidtrymky-ukrayiny/" text:style-name="Internet_20_link" text:visited-style-name="Visited_20_Internet_20_Link">
https://armyinform.com.ua/2023/04/05/u-nato-pidtrymaly-stvorennya-bagatorichnoyi-programy-pidtrymky-ukrayiny/</text:a>
</text:p>
      <!--NEWS-->
      <text:h text:style-name="P10" text:outline-level="1">
<text:span text:style-name="T4">
In Kherson region, measures to information about mine safety</text:span>
</text:h>
      <text:p text:style-name="P4">
Author: ['АРМІЯINFORM']</text:p>
      <text:p text:style-name="P4">
Time: 2023-04-05T46:00:00-04:00</text:p>
      <text:p text:style-name="P4">
Description: Khersonska region to be kicked by one of the Vybrundeniy Vibuhonebizhny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0a3b658d-3ee175c85d754efe5b42798755200c73.jpg" text:style-name="Internet_20_link" text:visited-style-name="Visited_20_Internet_20_Link">
0a3b658d-3ee175c85d754efe5b42798755200c73.jpg</text:a>
']</text:p>
      <text:p text:style-name="P4">
Tags: ['МІННА БЕЗПЕКА', 'МІНРЕІНТЕГРАЦІЇ', 'ХЕРСОНЩИНА']</text:p>
      <text:p text:style-name="P4">
Category: News</text:p>
      <!--METADATA-->
      <text:p text:style-name="P4">
<draw:frame draw:style-name="fr1" draw:name="Image305" text:anchor-type="as-char" svg:width="6.9236in" svg:height="3.499428in" draw:z-index="0">
<draw:image xlink:href="../Images/AРМІЯINFORM/2023-04-05T46-00-00-04-00/0a3b658d-3ee175c85d754efe5b42798755200c73.jpg" xlink:type="simple" xlink:show="embed" xlink:actuate="onLoad" draw:mime-type="image/jpeg"/>
</draw:frame>
The Kherson region remains one of the most polluted extinguished objects(GNP)territories. Since the beginning of the year, 28 incidents have been recorded here with civilian underpasses on mines and non -disconnected trips. These incidents were injured in 43 people, 17 of them were agitated and others were injured.</text:p>
      <text:p text:style-name="P4">
About it <text:a xlink:type="simple" xlink:href="https://minre.gov.ua/2023/04/05/na-hersonshhyni-minreintegracziyi-posylyuye-zahody-z-informuvannya-shhodo-minnoyi-bezpeky/" text:style-name="Internet_20_link" text:visited-style-name="Visited_20_Internet_20_Link">
reports</text:a>
Ministry of Reintegration of Temporarily Occupied Territories of Ukraine.</text:p>
      <text:p text:style-name="P4">
That is why, informed of the population of the risks related(GNP)were discussed during the meeting of representatives of the Ministry of Reintegration and the Kherson Regional Military Administration.</text:p>
      <text:p text:style-name="P4">
As a result of the meeting, a representative of the Ministry of Reintegration transferred to the Kherson Ova 2 thousand handouts for informing the population with mine safety. As well - student notebooks and banners for schools of liberated areas of the region. It is at the next time to transfer to Kherson another 100,000 handout materials on mine safety.</text:p>
      <text:p text:style-name="P4">
News Source: <text:a xlink:type="simple" xlink:href="https://armyinform.com.ua/2023/04/05/na-hersonshhyni-posylyuyutsya-zahody-z-informuvannya-shhodo-minnoyi-bezpeky/" text:style-name="Internet_20_link" text:visited-style-name="Visited_20_Internet_20_Link">
https://armyinform.com.ua/2023/04/05/na-hersonshhyni-posylyuyutsya-zahody-z-informuvannya-shhodo-minnoyi-bezpeky/</text:a>
</text:p>
      <!--NEWS-->
      <text:h text:style-name="P10" text:outline-level="1">
<text:span text:style-name="T4">
The UN approved a resolution on human rights in Ukraine as a result of Russian aggression</text:span>
</text:h>
      <text:p text:style-name="P4">
Author: ['АРМІЯINFORM']</text:p>
      <text:p text:style-name="P4">
Time: 2023-04-05T47:00:00-04:00</text:p>
      <text:p text:style-name="P4">
Description: The Organized National National Nazi was glad of the rights of the people's rights to praised the resolution about “the situation with ... the war with Ukraine 2022, the war with Ukraine is the latest news today, the news war with Ukraine 2022 is the last for today, whether there will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un.jpg" text:style-name="Internet_20_link" text:visited-style-name="Visited_20_Internet_20_Link">
un.jpg</text:a>
']</text:p>
      <text:p text:style-name="P4">
Tags: ['STOPRUSSIA', 'ДОПОМОГА ПАРТНЕРІВ', 'МЗС УКРАЇНИ', 'ООН', 'РЕЗОЛЮЦІЯ', 'СВІТ ПІДТРИМУЄ УКРАЇНУ']</text:p>
      <text:p text:style-name="P4">
Category: News</text:p>
      <!--METADATA-->
      <text:p text:style-name="P4">
<draw:frame draw:style-name="fr1" draw:name="Image306" text:anchor-type="as-char" svg:width="6.9236in" svg:height="3.894525in" draw:z-index="0">
<draw:image xlink:href="../Images/AРМІЯINFORM/2023-04-05T47-00-00-04-00/un.jpg" xlink:type="simple" xlink:show="embed" xlink:actuate="onLoad" draw:mime-type="image/jpeg"/>
</draw:frame>
Illustrative photo</text:p>
      <text:p text:style-name="P4">
The Council of Organization of the United Nations Human Rights has approved a resolution on "human rights situation in Ukraine as a result of Russian aggression."</text:p>
      <text:p text:style-name="P4">
About it <text:a xlink:type="simple" xlink:href="https://mfa.gov.ua/news/komentar-mzs-ukrayini-shchodo-shvalennya-radoyu-oon-z-prav-lyudini-rezolyuciyi-situaciya-z-pravami-lyudini-v-ukrayini-vnaslidok-rosijskoyi-agresiyi" text:style-name="Internet_20_link" text:visited-style-name="Visited_20_Internet_20_Link">
reported</text:a>
The press service of Ukraine's foreign policy.</text:p>
      <text:p text:style-name="P4">
The resolution will continue the powers of the Independent International Commission to Oon Investigate all violations of international law in the context of armed aggression against Ukraine.</text:p>
      <text:p text:style-name="P4">
An important element of the resolution is to confirm the need to ensure the responsibility for human rights violations, international humanitarian law Tanai Tangai, so Ukraine, together with partners, will work on the creation of a special tribunal to hold the Russian leadership for the crime of aggression.</text:p>
      <text:p text:style-name="P4">
In connection with the study of the commission of the facts of illegal violent movement and the deportation of civilians, in particular children, from the occupied territories of Ukraine, the Russian Summeria, the resolution contains a call to Russia to terminate such actions by relevant international human rights and humanitarian mechanisms.</text:p>
      <text:p text:style-name="P4">
"The UN Human Rights Council also appeals to the Russian Federation demanding that the international mechanisms have immediate access to all prisoners of war, forcibly maintained and deported persons," the Ministry of Foreign Affairs of Ukraine reads.</text:p>
      <text:p text:style-name="P4">
News Source: <text:a xlink:type="simple" xlink:href="https://armyinform.com.ua/2023/04/05/oon-uhvalyla-rezolyucziyu-pro-prava-lyudyny-v-ukrayini-vnaslidok-rosijskoyi-agresiyi/" text:style-name="Internet_20_link" text:visited-style-name="Visited_20_Internet_20_Link">
https://armyinform.com.ua/2023/04/05/oon-uhvalyla-rezolyucziyu-pro-prava-lyudyny-v-ukrayini-vnaslidok-rosijskoyi-agresiyi/</text:a>
</text:p>
      <!--NEWS-->
      <text:h text:style-name="P10" text:outline-level="1">
<text:span text:style-name="T4">
Defense Ministers of Ukraine and Lithuania visited Kharkiv</text:span>
</text:h>
      <text:p text:style-name="P4">
Author: ['АРМІЯINFORM']</text:p>
      <text:p text:style-name="P4">
Time: 2023-04-05T48:00:00-04:00</text:p>
      <text:p text:style-name="P4">
Description: Mainstr Defense of Ukraine Oleksiy Reznikov Ta Min (the defense of the Lithuanian defense of the Lithuania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reznikov-i-arvidas-anushauskas.jpg" text:style-name="Internet_20_link" text:visited-style-name="Visited_20_Internet_20_Link">
reznikov-i-arvidas-anushauskas.jpg</text:a>
', '<text:a xlink:type="simple" xlink:href="https://armyinform.com.ua/wp-content/uploads/2023/04/fs7yfnfwwamhhck-1-e1680680850209.jpg" text:style-name="Internet_20_link" text:visited-style-name="Visited_20_Internet_20_Link">
fs7yfnfwwamhhck-1-e1680680850209.jpg</text:a>
']</text:p>
      <text:p text:style-name="P4">
Tags: ['STOPRUSSIA', 'ЛИТВА', 'МІНІСТР ОБОРОНИ УКРАЇНИ ОЛЕКСІЙ РЕЗНІКОВ', 'ХАРКІВ']</text:p>
      <text:p text:style-name="P4">
Category: News</text:p>
      <!--METADATA-->
      <text:p text:style-name="P4">
<draw:frame draw:style-name="fr1" draw:name="Image307" text:anchor-type="as-char" svg:width="6.9236in" svg:height="3.851805in" draw:z-index="0">
<draw:image xlink:href="../Images/AРМІЯINFORM/2023-04-05T48-00-00-04-00/reznikov-i-arvidas-anushauskas.jpg" xlink:type="simple" xlink:show="embed" xlink:actuate="onLoad" draw:mime-type="image/jpeg"/>
</draw:frame>
The Minister of Defense of Ukraine Oleksiy Reznikov and the Minister of the National Defense of the Republic of Arvidas Anushauskas visited Kharkiv.</text:p>
      <text:p text:style-name="P4">
About it the head of the defense department of Ukraine <text:a xlink:type="simple" xlink:href="https://twitter.com/oleksiireznikov/status/1643517537034944512" text:style-name="Internet_20_link" text:visited-style-name="Visited_20_Internet_20_Link">
wrote</text:a>
In his tweet.</text:p>
      <text:p text:style-name="P4">
“I was glad to accept my brave friend and colleague Arvidas Anushauskas to Uharkiv and his suburbs. Our second largest city lives only 40 km from the border with the terrorist state. He lives under fire, ”his post reads.</text:p>
      <text:p text:style-name="P4">
<draw:frame draw:style-name="fr1" draw:name="Image308" text:anchor-type="as-char" svg:width="6.9236in" svg:height="4.259987in" draw:z-index="0">
<draw:image xlink:href="../Images/AРМІЯINFORM/2023-04-05T48-00-00-04-00/fs7yfnfwwamhhck-1-e1680680850209.jpg" xlink:type="simple" xlink:show="embed" xlink:actuate="onLoad" draw:mime-type="image/jpeg"/>
</draw:frame>
Alexei Reznikov thanked Lithuania for his help in restoring peace and revival of Ukrainian cities, which were significant damage as a result of hostilities.</text:p>
      <text:p text:style-name="P4">
News Source: <text:a xlink:type="simple" xlink:href="https://armyinform.com.ua/2023/04/05/ministr-oborony-ukrayiny-razom-z-lytovskym-kolegoyu-vidvidaly-harkiv/" text:style-name="Internet_20_link" text:visited-style-name="Visited_20_Internet_20_Link">
https://armyinform.com.ua/2023/04/05/ministr-oborony-ukrayiny-razom-z-lytovskym-kolegoyu-vidvidaly-harkiv/</text:a>
</text:p>
      <!--NEWS-->
      <text:h text:style-name="P10" text:outline-level="1">
<text:span text:style-name="T4">
Ukraine's victory is a prerequisite for any discussion on future NATO membership-Jens Stoltenberg</text:span>
</text:h>
      <text:p text:style-name="P4">
Author: ['АРМІЯINFORM']</text:p>
      <text:p text:style-name="P4">
Time: 2023-04-05T49:00:00-04:00</text:p>
      <text:p text:style-name="P4">
Description: The pivnis -adult alliance Vyslovlyu by the Dovgostokov is the smash of Ukraine, the war with Ukraine 2022, the war with Ukraine is the latest news today, the news war with Ukraine 2022 is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12/czczcznato.jpg" text:style-name="Internet_20_link" text:visited-style-name="Visited_20_Internet_20_Link">
czczcznato.jpg</text:a>
']</text:p>
      <text:p text:style-name="P4">
Tags: ['ЄНС СТОЛТЕНБЕРГ', 'НАТО', 'СВІТ ПІДТРИМУЄ УКРАЇНУ']</text:p>
      <text:p text:style-name="P4">
Category: News</text:p>
      <!--METADATA-->
      <text:p text:style-name="P4">
<draw:frame draw:style-name="fr1" draw:name="Image309" text:anchor-type="as-char" svg:width="6.9236in" svg:height="4.340623in" draw:z-index="0">
<draw:image xlink:href="../Images/AРМІЯINFORM/2023-04-05T49-00-00-04-00/czczcznato.jpg" xlink:type="simple" xlink:show="embed" xlink:actuate="onLoad" draw:mime-type="image/jpeg"/>
</draw:frame>
The North Atlantic Alliance expresses Ukraine's long -term commitment to Ukraine to Ukraine to the Euro -Atlantic family.</text:p>
      <text:p text:style-name="P4">
The results of the first day of the meeting of foreign ministers in the country <text:a xlink:type="simple" xlink:href="https://www.nato.int/cps/en/natohq/opinions_213420.htm" text:style-name="Internet_20_link" text:visited-style-name="Visited_20_Internet_20_Link">
stated</text:a>
Hens Stoltenberg, head of the Noniatnical Atlantic Alliance.</text:p>
      <text:p text:style-name="P4">
“The people of Ukraine continue to defend their state skillfully and courageously. And we will support them as much as you need. Our meeting emphasized NATO's devotion to Ukraine, ”said Jens Stoltenberg.</text:p>
      <text:p text:style-name="P4">
He added that the North Atlantic Bloc will develop many years of Ukraine's support to help ensure the restraint and defense of Ukraine, to transition from the equipment and doctrines of Soviet times to standard and to increase its intensity with NATO.</text:p>
      <text:p text:style-name="P4">
“The first step is to ensure that Ukraine prevails as a sovereign, independent state. And this is the reason why NATO members and partners provide a non -supporting level of support. And we will continue to do it, and therefore duties in constant, close contact with Ukrainians, as well as providing training, and the members of the Alliance announced additional support to Ukraine to ensure that Ukraine prevails as a sovereign, independent state, which is a prerequisite for any substantive discussion for any substantive discussion Future membership, ”the Secretary General of NATO stated.</text:p>
      <text:p text:style-name="P4">
News Source: <text:a xlink:type="simple" xlink:href="https://armyinform.com.ua/2023/04/05/peremoga-ukrayiny-ye-peredumovoyu-dlya-bud-yakoyi-dyskusiyi-shhodo-majbutnogo-chlenstva-v-nato-yens-stoltenberg/" text:style-name="Internet_20_link" text:visited-style-name="Visited_20_Internet_20_Link">
https://armyinform.com.ua/2023/04/05/peremoga-ukrayiny-ye-peredumovoyu-dlya-bud-yakoyi-dyskusiyi-shhodo-majbutnogo-chlenstva-v-nato-yens-stoltenberg/</text:a>
</text:p>
      <!--NEWS-->
      <text:h text:style-name="P10" text:outline-level="1">
<text:span text:style-name="T4">
The enemy directs information about battles in Bakhmut for psychological influence, but he fails - Anna Malyar</text:span>
</text:h>
      <text:p text:style-name="P4">
Author: ['АРМІЯINFORM']</text:p>
      <text:p text:style-name="P4">
Time: 2023-04-05T50:00:00-04:00</text:p>
      <text:p text:style-name="P4">
Description: The column cannot be psychologically fucked up for the clinics of the ritual commanding of the command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ganna-malyar-778-1.jpg" text:style-name="Internet_20_link" text:visited-style-name="Visited_20_Internet_20_Link">
ganna-malyar-778-1.jpg</text:a>
']</text:p>
      <text:p text:style-name="P4">
Tags: ['STOPRUSSIA', 'АГРЕСІЯ РФ', 'БАХМУТСЬКИЙ НАПРЯМОК', 'ГАННА МАЛЯР']</text:p>
      <text:p text:style-name="P4">
Category: News</text:p>
      <!--METADATA-->
      <text:p text:style-name="P4">
<draw:frame draw:style-name="fr1" draw:name="Image310" text:anchor-type="as-char" svg:width="6.9236in" svg:height="3.894525in" draw:z-index="0">
<draw:image xlink:href="../Images/AРМІЯINFORM/2023-04-05T50-00-00-04-00/ganna-malyar-778-1.jpg" xlink:type="simple" xlink:show="embed" xlink:actuate="onLoad" draw:mime-type="image/jpeg"/>
</draw:frame>
The enemy cannot psychologically influence the decisions of our team in the Bakhmut direction. Just as the demotivative fighters are not able. Despite the fact that all the information messages of the enemy about the battles of Ubakhmuti are directed at this.</text:p>
      <text:p text:style-name="P4">
This <text:a xlink:type="simple" xlink:href="https://t.me/annamaliar/615" text:style-name="Internet_20_link" text:visited-style-name="Visited_20_Internet_20_Link">
noted</text:a>
Deputy Minister of Defense Anna Malyar in Telegrams.</text:p>
      <text:p text:style-name="P4">
Yes, she said, the enemy uses two tools:</text:p>
      <ul>
        <li>
notification of his success in various forms and types; * The message about our plans and Bakhmut's decisions.</li>
      </ul>
      <text:p text:style-name="P4">
“The analysis of these messages shows that the enemy cannot find effective narratives, so information is more like a test of all possible options. Let's say, the version that it was "Syrsky made to Zelensky and what a decision was made", about ten has been extended, "Anna Malyar summarized.</text:p>
      <text:p text:style-name="P4">
News Source: <text:a xlink:type="simple" xlink:href="https://armyinform.com.ua/2023/04/05/vorog-spryamovuye-informacziyu-pro-boyi-u-bahmuti-dlya-psyhologichnogo-vplyvu-ale-jomu-cze-ne-vdayetsya-ganna-malyar/" text:style-name="Internet_20_link" text:visited-style-name="Visited_20_Internet_20_Link">
https://armyinform.com.ua/2023/04/05/vorog-spryamovuye-informacziyu-pro-boyi-u-bahmuti-dlya-psyhologichnogo-vplyvu-ale-jomu-cze-ne-vdayetsya-ganna-malyar/</text:a>
</text:p>
      <!--NEWS-->
      <text:h text:style-name="P10" text:outline-level="1">
<text:span text:style-name="T4">
During the day of the Pyrotechnics of the SESS neutralized nearly 500 explosive items</text:span>
</text:h>
      <text:p text:style-name="P4">
Author: ['АРМІЯINFORM']</text:p>
      <text:p text:style-name="P4">
Time: 2023-04-05T51:00:00-04:00</text:p>
      <text:p text:style-name="P4">
Description: Lent out, 04 Kvіnynya, Pirotechnici Pydrozhylovy of the Hold Service of Ukrai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medium.jpg" text:style-name="Internet_20_link" text:visited-style-name="Visited_20_Internet_20_Link">
medium.jpg</text:a>
', '<text:a xlink:type="simple" xlink:href="https://armyinform.com.ua/wp-content/uploads/2023/04/339115787_2265642500489976_9097460951087385887_n.jpg" text:style-name="Internet_20_link" text:visited-style-name="Visited_20_Internet_20_Link">
339115787_2265642500489976_9097460951087385887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311" text:anchor-type="as-char" svg:width="6.9236in" svg:height="3.89908in" draw:z-index="0">
<draw:image xlink:href="../Images/AРМІЯINFORM/2023-04-05T51-00-00-04-00/medium.jpg" xlink:type="simple" xlink:show="embed" xlink:actuate="onLoad" draw:mime-type="image/jpeg"/>
</draw:frame>
Illustrative photo</text:p>
      <text:p text:style-name="P4">
<text:span text:style-name="T4">
 During the last day, </text:span>
 <text:span text:style-name="T4">
 04 April </text:span>
 <text:span text:style-name="T4">
 </text:span>
, <text:span text:style-name="T4">
 Pyrotechnical units of Ukraine for emergency situations </text:span>
 136 times ** have been involved in finishing tasks.</text:p>
      <text:p text:style-name="P4">
About it _ <text:a xlink:type="simple" xlink:href="https://dsns.gov.ua/uk/news/nadzvicaini-podiyi/informaciia-shhodo-diialnosti-pirotexnicnix-pidrozdiliv-dsns-96" text:style-name="Internet_20_link" text:visited-style-name="Visited_20_Internet_20_Link">
reports</text:a>
_ SESU Ukraine.</text:p>
      <text:p text:style-name="P4">
Pyrotechnic units found, seized and disposed of <text:span text:style-name="T4">
 477 </text:span>
<text:span text:style-name="T4">
 explosive </text:span>
 <text:span text:style-name="T4">
 items. </text:span>
 examined(cleared)Territory of the area of the emphasis <text:span text:style-name="T4">
 44 hectares </text:span>
.</text:p>
      <text:p text:style-name="P4">
Most often pyrotechnic units worked: in Kharkiv region 16 362 times, Kyiv region - 7 379, Chernihiv region - 4 415, Donetsk region - 4 474, Mykolaiv region - 4 140, Kherson region - 3 879, Sumy - 1 769, Cherkasy region - 1 083.</text:p>
      <text:p text:style-name="P4">
Background: from the beginning of large -scale aggression of the Russian Federation of Ukrainian Pyrotechnical units of the SES of Ukraine, the Pyrotechnical units of the SES of Ukraine were involved <text:span text:style-name="T4">
 49 561 </text:span>
 to fulfill the tasks of mine. Disposed of <text:span text:style-name="T4">
 340 488 -diligent items </text:span>
, including <text:span text:style-name="T4">
 2 200 aviation bombs </text:span>
. Examined(cleared)area of area <text:span text:style-name="T4">
 81 646 hectares </text:span>
.</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draw:frame draw:style-name="fr1" draw:name="Image312" text:anchor-type="as-char" svg:width="6.9236in" svg:height="5.804039in" draw:z-index="0">
<draw:image xlink:href="../Images/AРМІЯINFORM/2023-04-05T51-00-00-04-00/339115787_2265642500489976_9097460951087385887_n.jpg" xlink:type="simple" xlink:show="embed" xlink:actuate="onLoad" draw:mime-type="image/jpeg"/>
</draw:frame>
</text:p>
      <text:p text:style-name="P4">
News Source: <text:a xlink:type="simple" xlink:href="https://armyinform.com.ua/2023/04/05/za-dobu-pirotehniky-dsns-zneshkodyly-majzhe-500-vybuhonebezpechnyh-predmetiv-3/" text:style-name="Internet_20_link" text:visited-style-name="Visited_20_Internet_20_Link">
https://armyinform.com.ua/2023/04/05/za-dobu-pirotehniky-dsns-zneshkodyly-majzhe-500-vybuhonebezpechnyh-predmetiv-3/</text:a>
</text:p>
      <!--NEWS-->
      <text:h text:style-name="P10" text:outline-level="1">
<text:span text:style-name="T4">
15 invaders who forcibly held 368 civilians in Chernihiv will be judged in Ukraine</text:span>
</text:h>
      <text:p text:style-name="P4">
Author: ['АРМІЯINFORM']</text:p>
      <text:p text:style-name="P4">
Time: 2023-04-05T52:00:00-04:00</text:p>
      <text:p text:style-name="P4">
Description: I am convicted of the 15th Rosiyskiyskovo services for Zhorstoka Perevodenni by the Civil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icons-100.jpg" text:style-name="Internet_20_link" text:visited-style-name="Visited_20_Internet_20_Link">
icons-100.jpg</text:a>
']</text:p>
      <text:p text:style-name="P4">
Tags: ['STOPRUSSIA', 'ВОЄННІ ЗЛОЧИНИ РФ', 'ОФІС ГЕНПРОКУРОРА УКРАЇНИ']</text:p>
      <text:p text:style-name="P4">
Category: News</text:p>
      <!--METADATA-->
      <text:p text:style-name="P4">
<draw:frame draw:style-name="fr1" draw:name="Image313" text:anchor-type="as-char" svg:width="6.9236in" svg:height="4.661891in" draw:z-index="0">
<draw:image xlink:href="../Images/AРМІЯINFORM/2023-04-05T52-00-00-04-00/icons-100.jpg" xlink:type="simple" xlink:show="embed" xlink:actuate="onLoad" draw:mime-type="image/jpeg"/>
</draw:frame>
15 Russian servicemen will be judged by the abuse of the Chernihiv region.</text:p>
      <text:p text:style-name="P4">
About it <text:a xlink:type="simple" xlink:href="https://www.gp.gov.ua/ua/posts/za-zorstoke-povodzennya-z-civilnim-naselennyam-na-cernigivshhini-suditimut-15-viiskovosluzbovciv-rf" text:style-name="Internet_20_link" text:visited-style-name="Visited_20_Internet_20_Link">
reports</text:a>
Office of the Prosecutor General of Ukraine.</text:p>
      <text:p text:style-name="P4">
As the investigation was established, in early March 2022 in the occupied village. Yaidne Chernyhiv district armed military Armed Forces of the Russian Federation was deprived of freedom and forcibly maintained in the basement of the Yagyanian school as a "live shield" of 368 people, including 69 non -full -bodied.</text:p>
      <text:p text:style-name="P4">
Thus, local residents were used to cover the teamwork from possible offensive actions by the Armed Forces of Ukraine.</text:p>
      <text:p text:style-name="P4">
The prosecutor's office noted that the Russian military threatens punishment in the discharge of will for up to 12 years.</text:p>
      <text:p text:style-name="P4">
News Source: <text:a xlink:type="simple" xlink:href="https://armyinform.com.ua/2023/04/05/v-ukrayini-sudytymut-15-okupantiv-yaki-na-chernigivshhyni-nasylno-utrymuvaly-368-czyvilnyh-u-pidvali/" text:style-name="Internet_20_link" text:visited-style-name="Visited_20_Internet_20_Link">
https://armyinform.com.ua/2023/04/05/v-ukrayini-sudytymut-15-okupantiv-yaki-na-chernigivshhyni-nasylno-utrymuvaly-368-czyvilnyh-u-pidvali/</text:a>
</text:p>
      <!--NEWS-->
      <text:h text:style-name="P10" text:outline-level="1">
<text:span text:style-name="T4">
Office of the Prosecutor General of Ukraine: Almost 17,000 crimes against National Security have been documented</text:span>
</text:h>
      <text:p text:style-name="P4">
Author: ['АРМІЯINFORM']</text:p>
      <text:p text:style-name="P4">
Time: 2023-04-05T53: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05042023ua.jpg" text:style-name="Internet_20_link" text:visited-style-name="Visited_20_Internet_20_Link">
warcrime-05042023ua.jpg</text:a>
', '<text:a xlink:type="simple" xlink:href="https://armyinform.com.ua/wp-content/uploads/2023/04/warcrime-05042023en.jpg" text:style-name="Internet_20_link" text:visited-style-name="Visited_20_Internet_20_Link">
warcrime-05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14" text:anchor-type="as-char" svg:width="6.9236in" svg:height="4.448413in" draw:z-index="0">
<draw:image xlink:href="../Images/AРМІЯINFORM/2023-04-05T53-00-00-04-00/warcrime-05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05 </text:span>
 Registered:</text:p>
      <ul>
        <li>
78 433 Military Crimes, * 16 977 Crimes against Ukraine's National Security.</li>
      </ul>
      <text:p text:style-name="P4">
In addition, according to the official data of juvenile prosecutors, <text:span text:style-name="T4">
 1411 children have become </text:span>
 due to aggression of the Russian Federation, including:</text:p>
      <ul>
        <li>
467 - children were killed, * 944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15" text:anchor-type="as-char" svg:width="6.9236in" svg:height="4.448413in" draw:z-index="0">
<draw:image xlink:href="../Images/AРМІЯINFORM/2023-04-05T53-00-00-04-00/warcrime-05042023en.jpg" xlink:type="simple" xlink:show="embed" xlink:actuate="onLoad" draw:mime-type="image/jpeg"/>
</draw:frame>
</text:p>
      <text:p text:style-name="P4">
News Source: <text:a xlink:type="simple" xlink:href="https://armyinform.com.ua/2023/04/05/ofis-genprokurora-ukrayiny-zadokumentovano-majzhe-17-tysyach-zlochyniv-proty-naczbezpeky-8/" text:style-name="Internet_20_link" text:visited-style-name="Visited_20_Internet_20_Link">
https://armyinform.com.ua/2023/04/05/ofis-genprokurora-ukrayiny-zadokumentovano-majzhe-17-tysyach-zlochyniv-proty-naczbezpeky-8/</text:a>
</text:p>
      <!--NEWS-->
      <text:h text:style-name="P10" text:outline-level="1">
<text:span text:style-name="T4">
The Russian Federation has increased the number of rocket carriers in the Black Sea, a total volley can reach 60 rockets</text:span>
</text:h>
      <text:p text:style-name="P4">
Author: ['АРМІЯINFORM']</text:p>
      <text:p text:style-name="P4">
Time: 2023-04-05T54:00:00-04:00</text:p>
      <text:p text:style-name="P4">
Description: Rosiyski Vіsyska Zbilshili Kilkiy Ugroopannni in China Morce up to 13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2022-10-27-u-chornomu-mori-perebuvayut-2.jpg" text:style-name="Internet_20_link" text:visited-style-name="Visited_20_Internet_20_Link">
2022-10-27-u-chornomu-mori-perebuvayut-2.jpg</text:a>
']</text:p>
      <text:p text:style-name="P4">
Tags: ['STOPRUSSIA', 'ВМС ЗС УКРАЇНИ', 'РАКЕТИ «КАЛІБР»']</text:p>
      <text:p text:style-name="P4">
Category: News</text:p>
      <!--METADATA-->
      <text:p text:style-name="P4">
<draw:frame draw:style-name="fr1" draw:name="Image316" text:anchor-type="as-char" svg:width="6.9236in" svg:height="3.893007in" draw:z-index="0">
<draw:image xlink:href="../Images/AРМІЯINFORM/2023-04-05T54-00-00-04-00/2022-10-27-u-chornomu-mori-perebuvayut-2.jpg" xlink:type="simple" xlink:show="embed" xlink:actuate="onLoad" draw:mime-type="image/jpeg"/>
</draw:frame>
Illustrative photo</text:p>
      <text:p text:style-name="P4">
Russian troops have increased the number of ship grouping in black Morido 13 units, including six rocket carriers, a total volley can reach a 40-rocket type "caliber".</text:p>
      <text:p text:style-name="P4">
About it <text:a xlink:type="simple" xlink:href="https%3A%2F%2Fwww.facebook.com%2Fnavy.mil.gov.ua%2Fposts%2Fpfbid0Qm9CKL1xFP7BMQq66fG2L6risiA9uFMXFcr44yuVSBBgKhMJMxZTfvehYL37oQQbl&amp;show_text=true&amp;width=500" text:style-name="Internet_20_link" text:visited-style-name="Visited_20_Internet_20_Link">
reports</text:a>
The press service of the Navy of the Armed Forces.</text:p>
      <text:p text:style-name="P4">
One enemy ship continues in the Sea of the Russian Federation. In the Mediterranean - up to 7 -wave ships, of which 3 carriers of winged missiles "Caliber", a total volley of up to 20 row;</text:p>
      <text:p text:style-name="P4">
During the day, in the interests of the Russian Federation, the passage of the Kerch-Yenicral Strait was made:</text:p>
      <ul>
        <li>
to the Azov Sea - 10 vessels, of which 3 vessels continued movement in the direction of the Bosphorus Strait; * To the Black Sea - 25 ships, 9 of them vessels continued the movement in the direction of the Bosphorus.</li>
      </ul>
      <text:p text:style-name="P4">
It is noted that the Russian Federation continues to violate the International Convention on the Protected Life at the sea of 1974.(SOLAS)by turning off automatic identification systems(AIS), on civil vessels in the Azov Sea.</text:p>
      <text:p text:style-name="P4">
News Source: <text:a xlink:type="simple" xlink:href="https://armyinform.com.ua/2023/04/05/rf-zbilshyla-kilkist-raketonosiyiv-u-chornomu-mori-zagalnyj-zalp-mozhe-syagaty-60-raket/" text:style-name="Internet_20_link" text:visited-style-name="Visited_20_Internet_20_Link">
https://armyinform.com.ua/2023/04/05/rf-zbilshyla-kilkist-raketonosiyiv-u-chornomu-mori-zagalnyj-zalp-mozhe-syagaty-60-raket/</text:a>
</text:p>
      <!--NEWS-->
      <text:h text:style-name="P10" text:outline-level="1">
<text:span text:style-name="T4">
Over the past day, the occupiers fired at 8 regions of Ukraine: 4 persons were killed</text:span>
</text:h>
      <text:p text:style-name="P4">
Author: ['АРМІЯINFORM']</text:p>
      <text:p text:style-name="P4">
Time: 2023-04-05T55:00:00-04:00</text:p>
      <text:p text:style-name="P4">
Description: The last passes of Rosiyski Vіsyska fired the Teritarian of 8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289846060543493931_y.jpg" text:style-name="Internet_20_link" text:visited-style-name="Visited_20_Internet_20_Link">
photo_5289846060543493931_y.jpg</text:a>
']</text:p>
      <text:p text:style-name="P4">
Tags: ['MILITARY MEDIA CENTER', 'ВОРОЖІ ОБСТРІЛИ', 'ОБСТРІЛИ РФ', 'ХАРКІВСЬКИЙ ТРИБУНАЛ']</text:p>
      <text:p text:style-name="P4">
Category: News</text:p>
      <!--METADATA-->
      <text:p text:style-name="P4">
<draw:frame draw:style-name="fr1" draw:name="Image317" text:anchor-type="as-char" svg:width="6.9236in" svg:height="4.847899in" draw:z-index="0">
<draw:image xlink:href="../Images/AРМІЯINFORM/2023-04-05T55-00-00-04-00/photo_5289846060543493931_y.jpg" xlink:type="simple" xlink:show="embed" xlink:actuate="onLoad" draw:mime-type="image/jpeg"/>
</draw:frame>
During the last day, Russian troops fired at the territory of 8 regions of Ukraine.</text:p>
      <text:p text:style-name="P4">
About it in Telegram <text:a xlink:type="simple" xlink:href="https://t.me/militarymediacenter/1603" text:style-name="Internet_20_link" text:visited-style-name="Visited_20_Internet_20_Link">
informs</text:a>
MilitaryMedia Center.</text:p>
      <text:p text:style-name="P4">
“In general from different types of weapons(grenade launchers, mortars, tanks, artillery, RSZV, UAV, tactical aviation)92 settlements were fired, 75 infrastructure objects were confirmed, ”the message reads.</text:p>
      <text:p text:style-name="P4">
According to preliminary information, 4 people were killed and 14 were injured.</text:p>
      <text:p text:style-name="P4">
News Source: <text:a xlink:type="simple" xlink:href="https://armyinform.com.ua/2023/04/05/za-mynulu-dobu-okupanty-obstrilyaly-8-oblastej-ukrayiny-zagynulo-4-osoby/" text:style-name="Internet_20_link" text:visited-style-name="Visited_20_Internet_20_Link">
https://armyinform.com.ua/2023/04/05/za-mynulu-dobu-okupanty-obstrilyaly-8-oblastej-ukrayiny-zagynulo-4-osoby/</text:a>
</text:p>
      <!--NEWS-->
      <text:h text:style-name="P10" text:outline-level="1">
<text:span text:style-name="T4">
Three collaborators will judge torture over civilians in Donetsk</text:span>
</text:h>
      <text:p text:style-name="P4">
Author: ['АРМІЯINFORM']</text:p>
      <text:p text:style-name="P4">
Time: 2023-04-05T56:00:00-04:00</text:p>
      <text:p text:style-name="P4">
Description: To the court, the accusatory act of the cup of the Teroric organized organize was shut up ... The war with Ukraine 2022, the war with Ukraine is the latest news today, the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145579563_4191828170828513_5286622141540812964_n-e1680694071653.jpg" text:style-name="Internet_20_link" text:visited-style-name="Visited_20_Internet_20_Link">
145579563_4191828170828513_5286622141540812964_n-e1680694071653.jpg</text:a>
', '<text:a xlink:type="simple" xlink:href="https://armyinform.com.ua/wp-content/uploads/2023/04/6-7-150x150.jpg" text:style-name="Internet_20_link" text:visited-style-name="Visited_20_Internet_20_Link">
6-7-150x150.jpg</text:a>
', '<text:a xlink:type="simple" xlink:href="https://armyinform.com.ua/wp-content/uploads/2023/04/7-3-150x150.jpg" text:style-name="Internet_20_link" text:visited-style-name="Visited_20_Internet_20_Link">
7-3-150x150.jpg</text:a>
', '<text:a xlink:type="simple" xlink:href="https://armyinform.com.ua/wp-content/uploads/2023/04/8-2-150x150.jpg" text:style-name="Internet_20_link" text:visited-style-name="Visited_20_Internet_20_Link">
8-2-150x150.jpg</text:a>
']</text:p>
      <text:p text:style-name="P4">
Tags: ['STOPRUSSIA', 'ВТОРГНЕННЯ РФ', 'КОЛАБОРАНТИ', 'ОФІС ГЕНЕРАЛЬНОГО ПРОКУРОРА УКРАЇНИ']</text:p>
      <text:p text:style-name="P4">
Category: News</text:p>
      <!--METADATA-->
      <text:p text:style-name="P4">
<draw:frame draw:style-name="fr1" draw:name="Image318" text:anchor-type="as-char" svg:width="6.9236in" svg:height="4.428219in" draw:z-index="0">
<draw:image xlink:href="../Images/AРМІЯINFORM/2023-04-05T56-00-00-04-00/145579563_4191828170828513_5286622141540812964_n-e1680694071653.jpg" xlink:type="simple" xlink:show="embed" xlink:actuate="onLoad" draw:mime-type="image/jpeg"/>
</draw:frame>
Illustrative photo</text:p>
      <text:p text:style-name="P4">
Three participants in the DNR terrorist organization were sent to the court. They were charged with treason, participation in the activity of a terrorist organization, violation of the laws and customs of war.</text:p>
      <text:p text:style-name="P4">
The investigation found that the defendants occupied a pseudo -office in the so -called "Ministry of State Security" DNR ".</text:p>
      <text:p text:style-name="P4">
From January to November 2016, the collaborators, acting on the tasks of the DNR terrorist organization, treated civilians detained in temporarily occupied Donetsk for pro -Ukrainian views.</text:p>
      <text:p text:style-name="P4">
During the interrogations and illegal maintenance, the militants used torture, systematically applied a large number of mansions and feet in different parts of the body, which caused strong physical and suffering. The defendants also exercised psychological pressure to demoralize and intimidate illegally detained citizens.</text:p>
      <text:p text:style-name="P4">
<text:a xlink:type="simple" xlink:href="https://armyinform.com.ua/wp-content/uploads/2023/04/6-7.jpg" text:style-name="Internet_20_link" text:visited-style-name="Visited_20_Internet_20_Link">
!(Images/AРМІЯINFORM/2023-04-05T56-00-00-04-00/6-7-150x150.jpg)</text:a>
</text:p>
      <text:p text:style-name="P4">
<text:a xlink:type="simple" xlink:href="https://armyinform.com.ua/wp-content/uploads/2023/04/7-3.jpg" text:style-name="Internet_20_link" text:visited-style-name="Visited_20_Internet_20_Link">
<draw:frame draw:style-name="fr1" draw:name="Image319" text:anchor-type="as-char" svg:width="6.9236in" svg:height="6.9236in" draw:z-index="0">
<draw:image xlink:href="../Images/AРМІЯINFORM/2023-04-05T56-00-00-04-00/7-3-150x150.jpg" xlink:type="simple" xlink:show="embed" xlink:actuate="onLoad" draw:mime-type="image/jpeg"/>
</draw:frame>
</text:a>
</text:p>
      <text:p text:style-name="P4">
<text:a xlink:type="simple" xlink:href="https://armyinform.com.ua/wp-content/uploads/2023/04/8-2.jpg" text:style-name="Internet_20_link" text:visited-style-name="Visited_20_Internet_20_Link">
<draw:frame draw:style-name="fr1" draw:name="Image320" text:anchor-type="as-char" svg:width="6.9236in" svg:height="6.9236in" draw:z-index="0">
<draw:image xlink:href="../Images/AРМІЯINFORM/2023-04-05T56-00-00-04-00/8-2-150x150.jpg" xlink:type="simple" xlink:show="embed" xlink:actuate="onLoad" draw:mime-type="image/jpeg"/>
</draw:frame>
</text:a>
<text:span text:style-name="T4">
 Source: </text:span>
 _ <text:a xlink:type="simple" xlink:href="https://www.gp.gov.ua/ua/posts/za-zorstoke-povodzennya-z-civilnim-naselennyam-suditimut-tryox-ucasnikiv-teroristicnoyi-organizaciyi-dnr" text:style-name="Internet_20_link" text:visited-style-name="Visited_20_Internet_20_Link">
Office of Prosecutor General Ukraine</text:a>
_</text:p>
      <text:p text:style-name="P4">
News Source: <text:a xlink:type="simple" xlink:href="https://armyinform.com.ua/2023/04/05/troh-kolaborantiv-sudytymut-za-tortury-nad-czyvilnymy-u-doneczku/" text:style-name="Internet_20_link" text:visited-style-name="Visited_20_Internet_20_Link">
https://armyinform.com.ua/2023/04/05/troh-kolaborantiv-sudytymut-za-tortury-nad-czyvilnymy-u-doneczku/</text:a>
</text:p>
      <!--NEWS-->
      <text:h text:style-name="P10" text:outline-level="1">
<text:span text:style-name="T4">
The Minister of Defense of Ukraine in Kharkiv presented awards to wounded servicemen</text:span>
</text:h>
      <text:p text:style-name="P4">
Author: ['АРМІЯINFORM']</text:p>
      <text:p text:style-name="P4">
Time: 2023-04-05T57:00:00-04:00</text:p>
      <text:p text:style-name="P4">
Description: Mainstr Defense of Ukraine Oleksiy Reznikov Ta Min (the defense of the Lithuanian defense of the Lithuania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39408555_1515212205631408_2688761157321420681_n.jpg" text:style-name="Internet_20_link" text:visited-style-name="Visited_20_Internet_20_Link">
339408555_1515212205631408_2688761157321420681_n.jpg</text:a>
', '<text:a xlink:type="simple" xlink:href="https://armyinform.com.ua/wp-content/uploads/2023/04/339574038_6147501265315341_4972539804739946309_n-150x150.jpg" text:style-name="Internet_20_link" text:visited-style-name="Visited_20_Internet_20_Link">
339574038_6147501265315341_4972539804739946309_n-150x150.jpg</text:a>
', '<text:a xlink:type="simple" xlink:href="https://armyinform.com.ua/wp-content/uploads/2023/04/339915591_1350642132447361_471700998703725543_n-150x150.jpg" text:style-name="Internet_20_link" text:visited-style-name="Visited_20_Internet_20_Link">
339915591_1350642132447361_471700998703725543_n-150x150.jpg</text:a>
', '<text:a xlink:type="simple" xlink:href="https://armyinform.com.ua/wp-content/uploads/2023/04/339789176_534824022067697_707525689452154207_n-150x150.jpg" text:style-name="Internet_20_link" text:visited-style-name="Visited_20_Internet_20_Link">
339789176_534824022067697_707525689452154207_n-150x150.jpg</text:a>
', '<text:a xlink:type="simple" xlink:href="https://armyinform.com.ua/wp-content/uploads/2023/04/339500242_145671248183251_2504559477426765081_n-1-150x150.jpg" text:style-name="Internet_20_link" text:visited-style-name="Visited_20_Internet_20_Link">
339500242_145671248183251_2504559477426765081_n-1-150x150.jpg</text:a>
', '<text:a xlink:type="simple" xlink:href="https://armyinform.com.ua/wp-content/uploads/2023/04/339788985_886881009078343_7195779154720715384_n-150x150.jpg" text:style-name="Internet_20_link" text:visited-style-name="Visited_20_Internet_20_Link">
339788985_886881009078343_7195779154720715384_n-150x150.jpg</text:a>
']</text:p>
      <text:p text:style-name="P4">
Tags: ['АРВІДАС АНУШАУСКАС', 'МІНІСТР ОБОРОНИ УКРАЇНИ ОЛЕКСІЙ РЕЗНІКОВ', 'ХАРКІВ']</text:p>
      <text:p text:style-name="P4">
Category: News</text:p>
      <!--METADATA-->
      <text:p text:style-name="P4">
<draw:frame draw:style-name="fr1" draw:name="Image321" text:anchor-type="as-char" svg:width="6.9236in" svg:height="3.894525in" draw:z-index="0">
<draw:image xlink:href="../Images/AРМІЯINFORM/2023-04-05T57-00-00-04-00/339408555_1515212205631408_2688761157321420681_n.jpg" xlink:type="simple" xlink:show="embed" xlink:actuate="onLoad" draw:mime-type="image/jpeg"/>
</draw:frame>
Minister of Defense of Ukraine Oleksiy Reznikov and Minister of National Defense of the Republic of Arvidas Anushauskas, while on a working visit to <text:a xlink:type="simple" xlink:href="https://armyinform.com.ua/2023/04/05/ministr-oborony-ukrayiny-razom-z-lytovskym-kolegoyu-vidvidaly-harkiv/" text:style-name="Internet_20_link" text:visited-style-name="Visited_20_Internet_20_Link">
Kharkiv</text:a>
, visited at the hospital of wounded servicemen.</text:p>
      <text:p text:style-name="P4">
The head of the defense department in [Facebook] said this(https://www.facebook.com/reznikovoleksii/posts/pfbid02UDm34QZnEHMiXVuyrUt5X48yHLnvTfaN6KCowMH5fPKAT6AcLDxtHA1McZZUAAeJl)in.</text:p>
      <text:p text:style-name="P4">
"They awarded our heroic warriors," Alexei Reznikov said, adding that he also presented state awards to the Kharkiv people who work every day for winning.</text:p>
      <text:p text:style-name="P4">
<text:a xlink:type="simple" xlink:href="https://armyinform.com.ua/wp-content/uploads/2023/04/339574038_6147501265315341_4972539804739946309_n.jpg" text:style-name="Internet_20_link" text:visited-style-name="Visited_20_Internet_20_Link">
!(Images/AРМІЯINFORM/2023-04-05T57-00-00-04-00/339574038_6147501265315341_4972539804739946309_n-150x150.jpg)</text:a>
</text:p>
      <text:p text:style-name="P4">
<text:a xlink:type="simple" xlink:href="https://armyinform.com.ua/wp-content/uploads/2023/04/339915591_1350642132447361_471700998703725543_n.jpg" text:style-name="Internet_20_link" text:visited-style-name="Visited_20_Internet_20_Link">
<draw:frame draw:style-name="fr1" draw:name="Image322" text:anchor-type="as-char" svg:width="6.9236in" svg:height="6.9236in" draw:z-index="0">
<draw:image xlink:href="../Images/AРМІЯINFORM/2023-04-05T57-00-00-04-00/339915591_1350642132447361_471700998703725543_n-150x150.jpg" xlink:type="simple" xlink:show="embed" xlink:actuate="onLoad" draw:mime-type="image/jpeg"/>
</draw:frame>
</text:a>
</text:p>
      <text:p text:style-name="P4">
<text:a xlink:type="simple" xlink:href="https://armyinform.com.ua/wp-content/uploads/2023/04/339789176_534824022067697_707525689452154207_n.jpg" text:style-name="Internet_20_link" text:visited-style-name="Visited_20_Internet_20_Link">
<draw:frame draw:style-name="fr1" draw:name="Image323" text:anchor-type="as-char" svg:width="6.9236in" svg:height="6.9236in" draw:z-index="0">
<draw:image xlink:href="../Images/AРМІЯINFORM/2023-04-05T57-00-00-04-00/339789176_534824022067697_707525689452154207_n-150x150.jpg" xlink:type="simple" xlink:show="embed" xlink:actuate="onLoad" draw:mime-type="image/jpeg"/>
</draw:frame>
</text:a>
The Ministers of Defense of Ukraine and Lithuania have visited the previously occupied territories, which are still being fired by the Rushists. In particular, they visited the North Salt, which is now trying to rebuild step by step.</text:p>
      <text:p text:style-name="P4">
Alexei Reznikov and Arvidas Anushauskas also spoke with the Ukrainian sky defenses.</text:p>
      <text:p text:style-name="P4">
<text:a xlink:type="simple" xlink:href="https://armyinform.com.ua/wp-content/uploads/2023/04/339500242_145671248183251_2504559477426765081_n-1.jpg" text:style-name="Internet_20_link" text:visited-style-name="Visited_20_Internet_20_Link">
!(Images/AРМІЯINFORM/2023-04-05T57-00-00-04-00/339500242_145671248183251_2504559477426765081_n-1-150x150.jpg)</text:a>
</text:p>
      <text:p text:style-name="P4">
<text:a xlink:type="simple" xlink:href="https://armyinform.com.ua/wp-content/uploads/2023/04/339788985_886881009078343_7195779154720715384_n.jpg" text:style-name="Internet_20_link" text:visited-style-name="Visited_20_Internet_20_Link">
<draw:frame draw:style-name="fr1" draw:name="Image324" text:anchor-type="as-char" svg:width="6.9236in" svg:height="6.9236in" draw:z-index="0">
<draw:image xlink:href="../Images/AРМІЯINFORM/2023-04-05T57-00-00-04-00/339788985_886881009078343_7195779154720715384_n-150x150.jpg" xlink:type="simple" xlink:show="embed" xlink:actuate="onLoad" draw:mime-type="image/jpeg"/>
</draw:frame>
</text:a>
“Undoubtedly, bilateral negotiations were held with my Lithuanian colleague to strengthen the defense capability of our army to protect Ukraine with Eques and in the air. I am grateful to our Lithuanian friend, Mr. Arvanushaususkas and the whole people of Lithuania for their support and for a significant contribution of the victory of Ukraine.</text:p>
      <text:p text:style-name="P4">
News Source: <text:a xlink:type="simple" xlink:href="https://armyinform.com.ua/2023/04/05/ministr-oborony-ukrayiny-u-harkovi-vruchyv-nagorody-poranenym-vijskovosluzhbovczyam/" text:style-name="Internet_20_link" text:visited-style-name="Visited_20_Internet_20_Link">
https://armyinform.com.ua/2023/04/05/ministr-oborony-ukrayiny-u-harkovi-vruchyv-nagorody-poranenym-vijskovosluzhbovczyam/</text:a>
</text:p>
      <!--NEWS-->
      <text:h text:style-name="P10" text:outline-level="1">
<text:span text:style-name="T4">
If a person is recorded in the Register of the National Information Bureau, it is involved in the exchange process</text:span>
</text:h>
      <text:p text:style-name="P4">
Author: ['АРМІЯINFORM']</text:p>
      <text:p text:style-name="P4">
Time: 2023-04-05T58:00:00-04:00</text:p>
      <text:p text:style-name="P4">
Description: At the coordinating headquarters of Putin Zavzhennya Zuzkovo Poloili Zustych Zustych Z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39913696_583745593715111_8383913936741083410_n.jpg" text:style-name="Internet_20_link" text:visited-style-name="Visited_20_Internet_20_Link">
339913696_583745593715111_8383913936741083410_n.jpg</text:a>
']</text:p>
      <text:p text:style-name="P4">
Tags: ['STOPRUSSIA', 'АГРЕСІЯ РФ', 'ВІЙСЬКОВОПОЛОНЕНІ', 'КООРДИНАЦІЙНИЙ ШТАБ З ПИТАНЬ ПОВОДЖЕННЯ З ВІЙСЬКОВОПОЛОНЕНИМИ']</text:p>
      <text:p text:style-name="P4">
Category: News</text:p>
      <!--METADATA-->
      <text:p text:style-name="P4">
<draw:frame draw:style-name="fr1" draw:name="Image325" text:anchor-type="as-char" svg:width="6.9236in" svg:height="3.681047in" draw:z-index="0">
<draw:image xlink:href="../Images/AРМІЯINFORM/2023-04-05T58-00-00-04-00/339913696_583745593715111_8383913936741083410_n.jpg" xlink:type="simple" xlink:show="embed" xlink:actuate="onLoad" draw:mime-type="image/jpeg"/>
</draw:frame>
The Coordination Headquarters on the management of prisoners of war took place with relatives and close servicemen of the National Guard of Ukraine. Representatives of the Coordination Staff and the Main Directorate of the National Guard of Ukraine communicated with the families of the captives of the National Guard.</text:p>
      <text:p text:style-name="P4">
About it <text:a xlink:type="simple" xlink:href="https://t.me/Koord_shtab/787" text:style-name="Internet_20_link" text:visited-style-name="Visited_20_Internet_20_Link">
reports</text:a>
Coordinating headquarters for the issue of prisoners of war.</text:p>
      <text:p text:style-name="P4">
According to the headquarters, if the person is accounted for in the Register of the National Information Bureau, it is involved in the exchange process. The missing person's persons, as well as confirmed by the Ministry of Defense of Russia through the International Committee of the Red Cross(ICCH), also return from captivity.</text:p>
      <text:p text:style-name="P4">
As for the maintenance of prisoners of defenders, the representative staffed that there was no official information about it. But efforts are made to release servicemen from all places where they are back. He added that there are no illusions regarding the conditions of their maintenance, AMKCHH has not access to all camps and colonies.</text:p>
      <text:p text:style-name="P4">
A representative of the National Guard of Ukraine noted that in the event of new materials, which may indicate that a person is captured, the military unit is appropriately changed his type of accounting.</text:p>
      <text:p text:style-name="P4">
Separately discussed the issues of financial support and one -time monetary assistance to the families of prisoners of war, as well as carrying out a serviceman after his release from captivity, treatment and rehabilitation.</text:p>
      <text:p text:style-name="P4">
News Source: <text:a xlink:type="simple" xlink:href="https://armyinform.com.ua/2023/04/05/koordynaczijnyj-shtab-yakshho-lyudyna-oblikovana-v-reyestri-nib-vona-zadiyana-v-proczesi-obminiv/" text:style-name="Internet_20_link" text:visited-style-name="Visited_20_Internet_20_Link">
https://armyinform.com.ua/2023/04/05/koordynaczijnyj-shtab-yakshho-lyudyna-oblikovana-v-reyestri-nib-vona-zadiyana-v-proczesi-obminiv/</text:a>
</text:p>
      <!--NEWS-->
      <text:h text:style-name="P10" text:outline-level="1">
<text:span text:style-name="T4">
Volodymyr Zelenskyy arrived on a working visit to Poland</text:span>
</text:h>
      <text:p text:style-name="P4">
Author: ['АРМІЯINFORM']</text:p>
      <text:p text:style-name="P4">
Time: 2023-04-05T59:00:00-04:00</text:p>
      <text:p text:style-name="P4">
Description: About CEALE OFIS President of Ukraine: “OFITSIINA CeremonIya Zustychi Presiden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АНДЖЕЙ ДУДА', 'ВОЛОДИМИР ЗЕЛЕНСЬКИЙ']</text:p>
      <text:p text:style-name="P4">
Category: News</text:p>
      <!--METADATA-->
      <text:p text:style-name="P4">
About it <text:a xlink:type="simple" xlink:href="https://www.facebook.com/watch/" text:style-name="Internet_20_link" text:visited-style-name="Visited_20_Internet_20_Link">
reports</text:a>
Office President of Ukraine:</text:p>
      <text:p text:style-name="P4">
"Official Ceremony of President of Ukraine Volodymyr Zelensky Tap -President of the Republic of Poland Andrzej Duda."</text:p>
      <text:p text:style-name="P4">
News Source: <text:a xlink:type="simple" xlink:href="https://armyinform.com.ua/2023/04/05/volodymyr-zelenskyj-prybuv-z-robochym-vizytom-do-polshhi/" text:style-name="Internet_20_link" text:visited-style-name="Visited_20_Internet_20_Link">
https://armyinform.com.ua/2023/04/05/volodymyr-zelenskyj-prybuv-z-robochym-vizytom-do-polshhi/</text:a>
</text:p>
      <!--NEWS-->
      <text:h text:style-name="P10" text:outline-level="1">
<text:span text:style-name="T4">
The President of Ukraine was presented with the highest award of Poland</text:span>
</text:h>
      <text:p text:style-name="P4">
Author: ['АРМІЯINFORM']</text:p>
      <text:p text:style-name="P4">
Time: 2023-04-05T60:00:00-04:00</text:p>
      <text:p text:style-name="P4">
Description: About Tslodomlya Verkhovna Paradise Klanda: “President of Ukraine Volodymyr Zelensky on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1-18.jpg" text:style-name="Internet_20_link" text:visited-style-name="Visited_20_Internet_20_Link">
1-18.jpg</text:a>
']</text:p>
      <text:p text:style-name="P4">
Tags: ['АНДЖЕЙ ДУДА', 'ВОЛОДИМИР ЗЕЛЕНСЬКИЙ']</text:p>
      <text:p text:style-name="P4">
Category: News</text:p>
      <!--METADATA-->
      <text:p text:style-name="P4">
<draw:frame draw:style-name="fr1" draw:name="Image326" text:anchor-type="as-char" svg:width="6.9236in" svg:height="3.767592in" draw:z-index="0">
<draw:image xlink:href="../Images/AРМІЯINFORM/2023-04-05T60-00-00-04-00/1-18.jpg" xlink:type="simple" xlink:show="embed" xlink:actuate="onLoad" draw:mime-type="image/jpeg"/>
</draw:frame>
About it <text:a xlink:type="simple" xlink:href="https://www.facebook.com/watch/" text:style-name="Internet_20_link" text:visited-style-name="Visited_20_Internet_20_Link">
reports</text:a>
Verkhovna Rada of Ukraine:</text:p>
      <text:p text:style-name="P4">
“President of Ukraine Volodymyr Zelensky in recognition of merits in the deepened relations between Poland and Ukraine, the activity in the field of security and the sustainability of human rights is awarded the Order of the White Eagle - the highest award.</text:p>
      <text:p text:style-name="P4">
The Order of the White Eagle is the oldest and most valuable Polish award. It is awarded to prominent people who have made an exclusive contribution to the Republic of Person with their lives. It is difficult to hide tears of moving, watching your service. You have left neither Ukraine nor your compatriots. You are the main leader of the state and the nation, " - said Polish President Andrzej Duda.</text:p>
      <text:p text:style-name="P4">
News Source: <text:a xlink:type="simple" xlink:href="https://armyinform.com.ua/2023/04/05/prezydentu-ukrayiny-vruchyly-najvyshhu-nagorodu-polshhi/" text:style-name="Internet_20_link" text:visited-style-name="Visited_20_Internet_20_Link">
https://armyinform.com.ua/2023/04/05/prezydentu-ukrayiny-vruchyly-najvyshhu-nagorodu-polshhi/</text:a>
</text:p>
      <!--NEWS-->
      <text:h text:style-name="P10" text:outline-level="1">
<text:span text:style-name="T4">
OK East showed how our defenders master Western equipment</text:span>
</text:h>
      <text:p text:style-name="P4">
Author: ['АРМІЯINFORM']</text:p>
      <text:p text:style-name="P4">
Time: 2023-04-05T61:00:00-04:00</text:p>
      <text:p text:style-name="P4">
Description: Video about the rosmer on Facebook-Storinzi Operational command "SCID".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ЗАХІДНА ТЕХНІКА', 'ОК «СХІД»']</text:p>
      <text:p text:style-name="P4">
Category: News</text:p>
      <!--METADATA-->
      <text:p text:style-name="P4">
Video about it <text:a xlink:type="simple" xlink:href="https://www.facebook.com/watch/" text:style-name="Internet_20_link" text:visited-style-name="Visited_20_Internet_20_Link">
placed</text:a>
On the phasebook page of the Operations Command "East".</text:p>
      <text:p text:style-name="P4">
"We master modern equipment, train to destroy the enemy from new weapons - intense training of our units is ongoing," - said in the post.</text:p>
      <text:p text:style-name="P4">
News Source: <text:a xlink:type="simple" xlink:href="https://armyinform.com.ua/2023/04/05/ok-shid-pokazalo-yak-nashi-zahysnyky-opanovuyut-zahidnu-tehniku/" text:style-name="Internet_20_link" text:visited-style-name="Visited_20_Internet_20_Link">
https://armyinform.com.ua/2023/04/05/ok-shid-pokazalo-yak-nashi-zahysnyky-opanovuyut-zahidnu-tehniku/</text:a>
</text:p>
      <!--NEWS-->
      <text:h text:style-name="P10" text:outline-level="1">
<text:span text:style-name="T4">
Representatives of Kharkiv TCC and JV told young people about the conditions of entry into military universities</text:span>
</text:h>
      <text:p text:style-name="P4">
Author: ['Дмитро Горбунов']</text:p>
      <text:p text:style-name="P4">
Time: 2023-04-05T62:00:00-04:00</text:p>
      <text:p text:style-name="P4">
Description: Kilka Soten Kharkivskiysky Seni -Co -Claims Tu, Ozelkiv, in also about pass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harkiv-onlajn-konferencziya-1.jpg" text:style-name="Internet_20_link" text:visited-style-name="Visited_20_Internet_20_Link">
harkiv-onlajn-konferencziya-1.jpg</text:a>
']</text:p>
      <text:p text:style-name="P4">
Tags: ['STOPRUSSIA', 'АГРЕСІЯ РФ', 'ВІЙНА', 'ВТОРГНЕННЯ РФ', 'ТЦК ТА СП']</text:p>
      <text:p text:style-name="P4">
Category: News</text:p>
      <!--METADATA-->
      <text:p text:style-name="P4">
<draw:frame draw:style-name="fr1" draw:name="Image327" text:anchor-type="as-char" svg:width="6.9236in" svg:height="4.604194in" draw:z-index="0">
<draw:image xlink:href="../Images/AРМІЯINFORM/2023-04-05T62-00-00-04-00/harkiv-onlajn-konferencziya-1.jpg" xlink:type="simple" xlink:show="embed" xlink:actuate="onLoad" draw:mime-type="image/jpeg"/>
</draw:frame>
Several hundreds of Kharkiv high school students and their parents have already learned the prosecutions of study at higher military educational establishments of Ukraine and the condition.</text:p>
      <text:p text:style-name="P4">
Officers of the Kharkiv Regional Territorial Center for Tasotcial Support Completion for the first time in their practice decided to communicate with current cadets in the form of an online conference.</text:p>
      <ul>
        <li>
This year, we have been creative quite creatively to the task of proving about the conditions of study in military universities, - says the head of the department of recruiting and acquisition - the deputy head of the sector of manning the Kharkivsky OTC and JV Podol Colonel Andriy Kotenko. -On the eve of we went out all district education structures in the region and suggested to hold a small-line meeting in this format.</li>
      </ul>
      <text:p text:style-name="P4">
At the same time, the Armians came to the command of HEIs with proposals to join the added event within the framework of military-professional orientation. In order to reach as much as possible persons, the military made the appropriate schedules, posted announcements of RTCs and JVs.</text:p>
      <text:p text:style-name="P4">
Eight online conferences with the residents of Kharkiv districts managed to hold eight online conferences within two days.</text:p>
      <text:p text:style-name="P4">
During one of the meetings with potential cadets was present the Officer Institute of Tank Troops of NTU "KPI" Major Vladimir Sinko.</text:p>
      <ul>
        <li>
Unlike civilian universities, our training is free of charge. Mastering the officer's specialties is carried out in a safe environment. The main thing is that the first day of wearing shoulder straps in front of boys and girls open a prospects of professional growth. Also, after the issue, we guarantee work, - Major Vladimir Sinko informed.</li>
      </ul>
      <text:p text:style-name="P4">
Two cadets of NTU "KPI" Alexkravtsov and Dmitry Kolosok also joined online communication.</text:p>
      <ul>
        <li>
I am from Transcarpathia, but three years ago I was not afraid to go for 1300 kilometers, to Kharkiv to join the faculty of weapons and military equipment. If you want something, then you will succeed. There are some official difficulties. However, I believe that officer shoulder straps will be a worthy reward for all efforts, - said Alexander Kravtsov.</li>
      </ul>
      <text:p text:style-name="P4">
After the performance of each representative of the university, the children or their parents asked questions, asked for contacts of the admissions committee, etc.According to the command of the Kharkiv Regional Territorial Center for Supporting and Social Support, online conferences will continue. As a result, they will most cover graduates of secondary schools located in the eastern region.</text:p>
      <text:p text:style-name="P4">
<text:span text:style-name="T5">
Opto author</text:span>
</text:p>
      <text:p text:style-name="P4">
News Source: <text:a xlink:type="simple" xlink:href="https://armyinform.com.ua/2023/04/05/predstavnyky-harkivskogo-tczk-ta-sp-rozpovily-molodi-pro-umovy-vstupu-do-vijskovyh-vyshiv/" text:style-name="Internet_20_link" text:visited-style-name="Visited_20_Internet_20_Link">
https://armyinform.com.ua/2023/04/05/predstavnyky-harkivskogo-tczk-ta-sp-rozpovily-molodi-pro-umovy-vstupu-do-vijskovyh-vyshiv/</text:a>
</text:p>
      <!--NEWS-->
      <text:h text:style-name="P10" text:outline-level="1">
<text:span text:style-name="T4">
There will be 19 more about the exercise of veterans rights to the CNAP.</text:span>
</text:h>
      <text:p text:style-name="P4">
Author: ['АРМІЯINFORM']</text:p>
      <text:p text:style-name="P4">
Time: 2023-04-05T63:00:00-04:00</text:p>
      <text:p text:style-name="P4">
Description: About Tslodomlya Minvelave: “Feeling the nadannia of the deposits of admirable obedienc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0/12/ubd.jpg" text:style-name="Internet_20_link" text:visited-style-name="Visited_20_Internet_20_Link">
ubd.jpg</text:a>
']</text:p>
      <text:p text:style-name="P4">
Tags: ['МІНВЕТЕРАНІВ', 'ЦНАП']</text:p>
      <text:p text:style-name="P4">
Category: News</text:p>
      <!--METADATA-->
      <text:p text:style-name="P4">
<draw:frame draw:style-name="fr1" draw:name="Image328" text:anchor-type="as-char" svg:width="6.9236in" svg:height="3.624072in" draw:z-index="0">
<draw:image xlink:href="../Images/AРМІЯINFORM/2023-04-05T63-00-00-04-00/ubd.jpg" xlink:type="simple" xlink:show="embed" xlink:actuate="onLoad" draw:mime-type="image/jpeg"/>
</draw:frame>
About it <text:a xlink:type="simple" xlink:href="https://www.facebook.com/mva.gov.ua/posts/pfbid0FuxrWzWyqiv7sAfgm3mb5mocBDLQQSHYmaY3SPkkzSiJGpPNRNn18GmywgCY4wwyl" text:style-name="Internet_20_link" text:visited-style-name="Visited_20_Internet_20_Link">
reports</text:a>
Ministry of Veterans:</text:p>
      <text:p text:style-name="P4">
"Ensuring the provision of proper administrative services and quality warfare service and their families - among the priorities of the Ministry of Justice," the Minister of Veterans of Ukraine Julia Laputin said during direct -arapy on Ukrainian Radio.</text:p>
      <text:p text:style-name="P4">
Currently, the Ministry of Justice has started training in CNAP employees in all regional Ukraine. During April, they will get acquainted with the list of veterans services, practical cases on the features of interaction with veterans and veterans of state.</text:p>
      <text:p text:style-name="P4">
“We have initiated changes to the list of administrative services through CNAPs. Now there are 19 more services that are already provided in the CNAP, which relate to the realization of veterans' rights. The starting start will be reported additionally.</text:p>
      <text:p text:style-name="P4">
When a large number of our defenders and defenders return from the post -winning front, a single window should be available for them where proper services and services will be provided. We count on CNAPs that are available in almost every settlement and where a person can physically go to obtain a particular service, accessible, quickly and qualitatively, ”Yulia Laputina stressed.</text:p>
      <text:p text:style-name="P4">
News Source: <text:a xlink:type="simple" xlink:href="https://armyinform.com.ua/2023/04/05/do-poslug-u-cznap-dodadutsya-shhe-19-yaki-stosuyutsya-realizacziyi-prav-veteraniv/" text:style-name="Internet_20_link" text:visited-style-name="Visited_20_Internet_20_Link">
https://armyinform.com.ua/2023/04/05/do-poslug-u-cznap-dodadutsya-shhe-19-yaki-stosuyutsya-realizacziyi-prav-veteraniv/</text:a>
</text:p>
      <!--NEWS-->
      <text:h text:style-name="P10" text:outline-level="1">
<text:span text:style-name="T4">
In Lviv illegally sold real estate of the defense department will return to the state</text:span>
</text:h>
      <text:p text:style-name="P4">
Author: ['АРМІЯINFORM']</text:p>
      <text:p text:style-name="P4">
Time: 2023-04-05T64:00:00-04:00</text:p>
      <text:p text:style-name="P4">
Description: The Lviv appeal court is superior to Skargu specialized prosecutors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0/08/74ad5acd091bee871ce0dba43bd17a5d709ce798-1.jpg" text:style-name="Internet_20_link" text:visited-style-name="Visited_20_Internet_20_Link">
74ad5acd091bee871ce0dba43bd17a5d709ce798-1.jpg</text:a>
']</text:p>
      <text:p text:style-name="P4">
Tags: ['ЛЬВІВ', 'НЕРУХОМІСТЬ']</text:p>
      <text:p text:style-name="P4">
Category: News</text:p>
      <!--METADATA-->
      <text:p text:style-name="P4">
<draw:frame draw:style-name="fr1" draw:name="Image329" text:anchor-type="as-char" svg:width="6.9236in" svg:height="4.615733in" draw:z-index="0">
<draw:image xlink:href="../Images/AРМІЯINFORM/2023-04-05T64-00-00-04-00/74ad5acd091bee871ce0dba43bd17a5d709ce798-1.jpg" xlink:type="simple" xlink:show="embed" xlink:actuate="onLoad" draw:mime-type="image/jpeg"/>
</draw:frame>
Illustrative photo</text:p>
      <text:p text:style-name="P4">
The Lviv Court of Appeal granted the appeal of the Specialized Prosecutor's Office in the field of defense of the Western Region on the return to the state property of the real estate object on Striyskaya Street in Lviv with an estimated 4 million hryvnias.</text:p>
      <text:p text:style-name="P4">
About it <text:a xlink:type="simple" xlink:href="https://vpzhr.gp.gov.ua/ua/news.html" text:style-name="Internet_20_link" text:visited-style-name="Visited_20_Internet_20_Link">
reports</text:a>
Specialized prosecutor's office in the field of defense of the Western region.</text:p>
      <text:p text:style-name="P4">
Special prosecutors found that more than 65 square meters of the premises of the former store, which belonged to the structural unit of the Ministry of Defense of Ukraine, without the permission of the defense department, in 2007 was sold to a concern -friendly enterprise, and then - more than a third time.</text:p>
      <text:p text:style-name="P4">
Responding to violations of the legislation, special prosecutors have filed a lawsuit, which was satisfied in the court of appeal.</text:p>
      <text:p text:style-name="P4">
Measures are being taken to return the state real estate.</text:p>
      <text:p text:style-name="P4">
News Source: <text:a xlink:type="simple" xlink:href="https://armyinform.com.ua/2023/04/05/u-lvovi-neruhomist-oboronnogo-vidomstva-vartistyu-4-mln-gryven-povernut-derzhavi/" text:style-name="Internet_20_link" text:visited-style-name="Visited_20_Internet_20_Link">
https://armyinform.com.ua/2023/04/05/u-lvovi-neruhomist-oboronnogo-vidomstva-vartistyu-4-mln-gryven-povernut-derzhavi/</text:a>
</text:p>
      <!--NEWS-->
      <text:h text:style-name="P10" text:outline-level="1">
<text:span text:style-name="T4">
He gave criminal orders: the commander of the Russian National Guard unit will be judged in Zaporozhye</text:span>
</text:h>
      <text:p text:style-name="P4">
Author: ['АРМІЯINFORM']</text:p>
      <text:p text:style-name="P4">
Time: 2023-04-05T65:00:00-04:00</text:p>
      <text:p text:style-name="P4">
Description: To the court, the accusations of the Schodo “Vіskovoy commandant” of the focus on the puptock ... the war with Ukraine 2022, the war with Ukraine is the latest news today, the news war with Ukraine 2022 The last to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image-2023-04-04-14-49-42.png" text:style-name="Internet_20_link" text:visited-style-name="Visited_20_Internet_20_Link">
image-2023-04-04-14-49-42.png</text:a>
']</text:p>
      <text:p text:style-name="P4">
Tags: ['STOPRUSSIA', 'ВТОРГНЕННЯ РФ', 'ОФІС ГЕНЕРАЛЬНОГО ПРОКУРОРА УКРАЇНИ']</text:p>
      <text:p text:style-name="P4">
Category: News</text:p>
      <!--METADATA-->
      <text:p text:style-name="P4">
<draw:frame draw:style-name="fr1" draw:name="Image330" text:anchor-type="as-char" svg:width="6.9236in" svg:height="5.367538in" draw:z-index="0">
<draw:image xlink:href="../Images/AРМІЯINFORM/2023-04-05T65-00-00-04-00/image-2023-04-04-14-49-42.png" xlink:type="simple" xlink:show="embed" xlink:actuate="onLoad" draw:mime-type="image/png"/>
</draw:frame>
The Court has an indictment on the "military commandant" of the occupation administration of Melitopol on violation of the laws and customs of war.</text:p>
      <text:p text:style-name="P4">
The investigation found that after the occupation of the Melitopol district of the commanding group of the National Guard of the Russian Federation was appointed "military commandant".</text:p>
      <text:p text:style-name="P4">
In order to fulfill the criminal orders of the accused, the aggressor state servicemen detained civilians who, by their active civic position, "interfere" the implementation and implementation of occupation policy.</text:p>
      <text:p text:style-name="P4">
They were sent to the so -called "military commandant", where physical violence was used.</text:p>
      <text:p text:style-name="P4">
The man and his accomplices also initiated the abduction of the head of one content institutions of education. The woman was placed in the camera where they were kept without food and a bonded bathroom, they were allowed to drink a minimal amount of water.</text:p>
      <text:p text:style-name="P4">
The victim was arranged only at night, thus forcing cooperation with the enemy.</text:p>
      <text:p text:style-name="P4">
<text:span text:style-name="T4">
 Source: </text:span>
 _ <text:a xlink:type="simple" xlink:href="https://www.gp.gov.ua/ua/posts/suditimut-viiskovogo-komendanta-okupaciinoyi-administraciyi-melitopolya-yakii-katuvav-mirnix-ziteliv-z-proukrayinskoyu-pozicijeyu" text:style-name="Internet_20_link" text:visited-style-name="Visited_20_Internet_20_Link">
Office of Prosecutor General Ukraine</text:a>
_</text:p>
      <text:p text:style-name="P4">
News Source: <text:a xlink:type="simple" xlink:href="https://armyinform.com.ua/2023/04/05/viddavav-zlochynni-nakazy-u-zaporizhzhi-sudytymut-komandyra-pidrozdilu-rosijskoyi-naczgvardiyi/" text:style-name="Internet_20_link" text:visited-style-name="Visited_20_Internet_20_Link">
https://armyinform.com.ua/2023/04/05/viddavav-zlochynni-nakazy-u-zaporizhzhi-sudytymut-komandyra-pidrozdilu-rosijskoyi-naczgvardiyi/</text:a>
</text:p>
      <!--NEWS-->
      <text:h text:style-name="P10" text:outline-level="1">
<text:span text:style-name="T4">
What to do if the certificate of the combatant is lost or spoiled</text:span>
</text:h>
      <text:p text:style-name="P4">
Author: ['АРМІЯINFORM']</text:p>
      <text:p text:style-name="P4">
Time: 2023-04-05T66:00:00-04:00</text:p>
      <text:p text:style-name="P4">
Description: Algorithm DIY MILITAY MEDIA Center: “KROK 1. ZBERIT NEVKHIDNID: 1️⃣ ... War with Ukraine 2022, War with Ukraine Latest News Today, News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1/11/ubd-e1635926270362.jpg" text:style-name="Internet_20_link" text:visited-style-name="Visited_20_Internet_20_Link">
ubd-e1635926270362.jpg</text:a>
']</text:p>
      <text:p text:style-name="P4">
Tags: ['ВЕТЕРАНИ', 'СОЦЗАХИСТ']</text:p>
      <text:p text:style-name="P4">
Category: News</text:p>
      <!--METADATA-->
      <text:p text:style-name="P4">
<draw:frame draw:style-name="fr1" draw:name="Image331" text:anchor-type="as-char" svg:width="6.9236in" svg:height="4.1181in" draw:z-index="0">
<draw:image xlink:href="../Images/AРМІЯINFORM/2023-04-05T66-00-00-04-00/ubd-e1635926270362.jpg" xlink:type="simple" xlink:show="embed" xlink:actuate="onLoad" draw:mime-type="image/jpeg"/>
</draw:frame>
Action algorithm <text:a xlink:type="simple" xlink:href="https://t.me/militarymediacenter/1635" text:style-name="Internet_20_link" text:visited-style-name="Visited_20_Internet_20_Link">
gives</text:a>
Military Mediacenter:</text:p>
      <text:p text:style-name="P4">
“Step 1. Collect the necessary documents:</text:p>
      <text:p text:style-name="P4">
1️⃣ A statement of replacement of spoiled / lost certificate with clarification of reasons</text:p>
      <text:p text:style-name="P4">
loss. Be sure to include a mobile phone number in the statement.</text:p>
      <text:p text:style-name="P4">
2️⃣ In case of loss of certificate(If possible)- announcement in a newspaper about the loss</text:p>
      <text:p text:style-name="P4">
a document indicating the name, name, patronymic, which is indicated on it.</text:p>
      <text:p text:style-name="P4">
3️⃣ In case of damage to the certificate - a spoiled certificate.</text:p>
      <text:p text:style-name="P4">
4️⃣ A copy of the lost certificate(in the presence)or indicate the number, series and date of issue.</text:p>
      <text:p text:style-name="P4">
5️⃣ Copies of Page Pages(1.2 and 11.12), copies of the certificate of assignment of the identification number.</text:p>
      <text:p text:style-name="P4">
6️⃣ photographs 3*4 - 2 pcs.</text:p>
      <text:p text:style-name="P4">
Step 2. Send documents to the Ministry of Veterans Email <text:a xlink:type="simple" xlink:href="https://armyinform.com.ua/cdn-cgi/l/email-protection" text:style-name="Internet_20_link" text:visited-style-name="Visited_20_Internet_20_Link">
[Emailprotected]</text:a>
</text:p>
      <text:p text:style-name="P4">
(Photo cards - postal communication of JSC "UkrPoshta" to the Ministry of Veterans: Kyiv, Prov. Museum, 12, 01001).</text:p>
      <text:p text:style-name="P4">
P.S: Необхідно зібрати відповідний пакет документів та надіслати на поштуМіністерства у справах ветеранів України.</text:p>
      <text:p text:style-name="P4">
Звертаємо вашу увагу на те, що така можливість доступна для тих Захисників іЗахисниць, які отримували статус УБД згідно з рішенням міжвідомчої комісї,утвореної Мінветеранів!».</text:p>
      <text:p text:style-name="P4">
News Source: <text:a xlink:type="simple" xlink:href="https://armyinform.com.ua/2023/04/05/shho-robyty-yakshho-posvidchennya-uchasnyka-bojovyh-dij-vtrachene-chy-zipsovane/" text:style-name="Internet_20_link" text:visited-style-name="Visited_20_Internet_20_Link">
https://armyinform.com.ua/2023/04/05/shho-robyty-yakshho-posvidchennya-uchasnyka-bojovyh-dij-vtrachene-chy-zipsovane/</text:a>
</text:p>
      <!--NEWS-->
      <text:h text:style-name="P10" text:outline-level="1">
<text:span text:style-name="T4">
Canadian instructors in Britain are taught by the Mine Security Armed Forces</text:span>
</text:h>
      <text:p text:style-name="P4">
Author: ['АРМІЯINFORM']</text:p>
      <text:p text:style-name="P4">
Time: 2023-04-05T67:00:00-04:00</text:p>
      <text:p text:style-name="P4">
Description: VIISKOVOVOSKOVSKY of the ZBROSYANI of Ukraine from great British to reject the theoretical tha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miny01.jpg" text:style-name="Internet_20_link" text:visited-style-name="Visited_20_Internet_20_Link">
miny01.jpg</text:a>
', '<text:a xlink:type="simple" xlink:href="https://armyinform.com.ua/wp-content/uploads/2023/04/miny02-150x150.jpg" text:style-name="Internet_20_link" text:visited-style-name="Visited_20_Internet_20_Link">
miny02-150x150.jpg</text:a>
', '<text:a xlink:type="simple" xlink:href="https://armyinform.com.ua/wp-content/uploads/2023/04/miny03-150x150.jpg" text:style-name="Internet_20_link" text:visited-style-name="Visited_20_Internet_20_Link">
miny03-150x150.jpg</text:a>
']</text:p>
      <text:p text:style-name="P4">
Tags: ['ВЕЛИКА БРИТАНІЯ', 'ГШ ЗС УКРАЇНИ', 'НАВЧАННЯ ВІЙСЬКОВИХ']</text:p>
      <text:p text:style-name="P4">
Category: News</text:p>
      <!--METADATA-->
      <text:p text:style-name="P4">
<draw:frame draw:style-name="fr1" draw:name="Image332" text:anchor-type="as-char" svg:width="6.9236in" svg:height="3.894525in" draw:z-index="0">
<draw:image xlink:href="../Images/AРМІЯINFORM/2023-04-05T67-00-00-04-00/miny01.jpg" xlink:type="simple" xlink:show="embed" xlink:actuate="onLoad" draw:mime-type="image/jpeg"/>
</draw:frame>
Servicemen of the Armed Forces of Ukraine in the United Kingdom receive theoretical and practical training in engineering training. The training applies to the safety of the special features of the places of installation of explosive subjects.</text:p>
      <text:p text:style-name="P4">
About it <text:a xlink:type="simple" xlink:href="https://www.facebook.com/100069092624537/posts/pfbid024YDyXTGJ8QfPQbQnWwiGLY4ZXDW2C9kcQMKMBhGA7GbykMKVgoYUFndgPZLW6ZLol/" text:style-name="Internet_20_link" text:visited-style-name="Visited_20_Internet_20_Link">
reports</text:a>
The General Staff of the Armed Forces.</text:p>
      <text:p text:style-name="P4">
Training is carried out under the guidance of instructors of the 3rd Battalion-Kichad Light infantry of the Patricia of the 1st Canadian Mechanized Brigade Group of the 3rd Canadian Division of the Armed Forces of Canada as part of the UNIFIER-UK operation.</text:p>
      <text:p text:style-name="P4">
<text:a xlink:type="simple" xlink:href="https://armyinform.com.ua/wp-content/uploads/2023/04/miny02.jpg" text:style-name="Internet_20_link" text:visited-style-name="Visited_20_Internet_20_Link">
!(Images/AРМІЯINFORM/2023-04-05T67-00-00-04-00/miny02-150x150.jpg)</text:a>
</text:p>
      <text:p text:style-name="P4">
<text:a xlink:type="simple" xlink:href="https://armyinform.com.ua/wp-content/uploads/2023/04/miny03.jpg" text:style-name="Internet_20_link" text:visited-style-name="Visited_20_Internet_20_Link">
<draw:frame draw:style-name="fr1" draw:name="Image333" text:anchor-type="as-char" svg:width="6.9236in" svg:height="6.9236in" draw:z-index="0">
<draw:image xlink:href="../Images/AРМІЯINFORM/2023-04-05T67-00-00-04-00/miny03-150x150.jpg" xlink:type="simple" xlink:show="embed" xlink:actuate="onLoad" draw:mime-type="image/jpeg"/>
</draw:frame>
</text:a>
</text:p>
      <text:p text:style-name="P4">
News Source: <text:a xlink:type="simple" xlink:href="https://armyinform.com.ua/2023/04/05/kanadski-instruktory-u-brytaniyi-vchat-vijskovyh-zsu-minnoyi-bezpeky/" text:style-name="Internet_20_link" text:visited-style-name="Visited_20_Internet_20_Link">
https://armyinform.com.ua/2023/04/05/kanadski-instruktory-u-brytaniyi-vchat-vijskovyh-zsu-minnoyi-bezpeky/</text:a>
</text:p>
      <!--NEWS-->
      <text:h text:style-name="P10" text:outline-level="1">
<text:span text:style-name="T4">
Already more than 7 thousand Ukrainian soldiers have been trained in the framework of the project "Army Drone"</text:span>
</text:h>
      <text:p text:style-name="P4">
Author: ['АРМІЯINFORM']</text:p>
      <text:p text:style-name="P4">
Time: 2023-04-05T68:00:00-04:00</text:p>
      <text:p text:style-name="P4">
Description: Podn 7 Tysyach Vіskikovikh went in a fortunate operator of nonsense for the virgin Mysyat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287452312060676436_y-1.jpg" text:style-name="Internet_20_link" text:visited-style-name="Visited_20_Internet_20_Link">
photo_5287452312060676436_y-1.jpg</text:a>
']</text:p>
      <text:p text:style-name="P4">
Tags: ['АРМІЯ ДРОНІВ', 'МИХАЙЛО ФЕДОРОВ', 'МІНЦИФРИ']</text:p>
      <text:p text:style-name="P4">
Category: News</text:p>
      <!--METADATA-->
      <text:p text:style-name="P4">
<draw:frame draw:style-name="fr1" draw:name="Image334" text:anchor-type="as-char" svg:width="6.9236in" svg:height="4.615733in" draw:z-index="0">
<draw:image xlink:href="../Images/AРМІЯINFORM/2023-04-05T68-00-00-04-00/photo_5287452312060676436_y-1.jpg" xlink:type="simple" xlink:show="embed" xlink:actuate="onLoad" draw:mime-type="image/jpeg"/>
</draw:frame>
More than 7,000 soldiers have been trained in the drone operators of the Army of Drones.</text:p>
      <text:p text:style-name="P4">
About it <text:a xlink:type="simple" xlink:href="https://t.me/zedigital/3028" text:style-name="Internet_20_link" text:visited-style-name="Visited_20_Internet_20_Link">
reports</text:a>
Viceremier on innovation, development of education, science and technology - Minister of Digital Transformation Mikhailofedorov in Telegram.</text:p>
      <text:p text:style-name="P4">
In particular, in the framework of the United24 project, the Drone Army regulated 3200 UAV complexes for more than UAH 4 billion. But they completely transformed the doctrine of UAV.</text:p>
      <text:p text:style-name="P4">
Mikhail Fedorov added that powerful drones are our competitive advantage of the overpaits. Birds change the course of war and save lives for the military.</text:p>
      <text:p text:style-name="P4">
News Source: <text:a xlink:type="simple" xlink:href="https://armyinform.com.ua/2023/04/05/vzhe-ponad-7-tys-ukrayinskyh-vijskovyh-projshly-navchannya-v-ramkah-proektu-armiya-droniv/" text:style-name="Internet_20_link" text:visited-style-name="Visited_20_Internet_20_Link">
https://armyinform.com.ua/2023/04/05/vzhe-ponad-7-tys-ukrayinskyh-vijskovyh-projshly-navchannya-v-ramkah-proektu-armiya-droniv/</text:a>
</text:p>
      <!--NEWS-->
      <text:h text:style-name="P10" text:outline-level="1">
<text:span text:style-name="T4">
I believe this year as in the year of victory - Alexei Reznikov</text:span>
</text:h>
      <text:p text:style-name="P4">
Author: ['АРМІЯINFORM']</text:p>
      <text:p text:style-name="P4">
Time: 2023-04-05T69:00:00-04:00</text:p>
      <text:p text:style-name="P4">
Description: I wanted Rosiysko-Ukrainian Vyina on his own scale of the Great Conventioni Viyn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reznikov-rejt-e1680696122348.jpg" text:style-name="Internet_20_link" text:visited-style-name="Visited_20_Internet_20_Link">
reznikov-rejt-e1680696122348.jpg</text:a>
']</text:p>
      <text:p text:style-name="P4">
Tags: ['МІНІСТР ОБОРОНИ УКРАЇНИ ОЛЕКСІЙ РЕЗНІКОВ']</text:p>
      <text:p text:style-name="P4">
Category: News</text:p>
      <!--METADATA-->
      <text:p text:style-name="P4">
<draw:frame draw:style-name="fr1" draw:name="Image335" text:anchor-type="as-char" svg:width="6.9236in" svg:height="4.15416in" draw:z-index="0">
<draw:image xlink:href="../Images/AРМІЯINFORM/2023-04-05T69-00-00-04-00/reznikov-rejt-e1680696122348.jpg" xlink:type="simple" xlink:show="embed" xlink:actuate="onLoad" draw:mime-type="image/jpeg"/>
</draw:frame>
Although the Russo-Ukrainian war is reminiscent of the Great Convention's Wars of the last century, it will not last long, since in Ukraine there is an advantage in the military and emotional support of the civilized world.</text:p>
      <text:p text:style-name="P4">
This opinion in an interview with the publication <text:a xlink:type="simple" xlink:href="https://nv.ua/ukr/ukraine/politics/reznikov-pro-kontrnastup-viyskova-dopomoga-ti-tayming-virishalni-dlya-peremogi-interv-yu-50315526.html" text:style-name="Internet_20_link" text:visited-style-name="Visited_20_Internet_20_Link">
NV</text:a>
Defense Minister of Ukraine Alexei Reznikov.</text:p>
      <text:p text:style-name="P4">
According to the Minister of Defense, this war is a war of resources, and although they decline on both sides, Ukraine has powerful resource support from 50 countries of Ramstein Club members who wish it victory, and believe that it is a lane. The second favorable factor for Ukraine is the information component - the civilized world feels its emotional involvement in this war because of the crimes of the occupation troops in Bucha, Izium, Mariupol and Balakliya.</text:p>
      <ul>
        <li>
People feel their emotional involvement in this war that they can float on it, I am no longer talking about modern technologies that allow you to put on the stroke and balance the lack of living strength. I think this war is fast. Of course, I would like it to begin, but personally I believed this year, as in the year of victory, - the head of the defense department assured.</li>
      </ul>
      <text:p text:style-name="P4">
<text:span text:style-name="T4">
<text:span text:style-name="T5">
*</text:span>
* Other important abstracts with interview with the Minister of Defense: </text:span>
</text:p>
      <ul>
        <li>
          <text:p text:style-name="P4">
Russia begins to lack resources - human, high -precision weapons and artillery ammunition.</text:p>
        </li>
        <li>
          <text:p text:style-name="P4">
Previously, they poured us up to 60 thousand shells on our head, now, undoubtedly, the front line narrowed, but they started to beat less, only 20-30 thousand supply. Intelligence reports that our partners confirm that they run through the year to North Korea, China and other countries according to artillery and armored vehicles. Even from Belarus, they removed all heavy weapons, - said Alexei Reznikov.</text:p>
        </li>
        <li>
          <text:p text:style-name="P4">
The Minister predicts that the US entry into the election campaign will not affect Ukraine's support.</text:p>
        </li>
        <li>
          <text:p text:style-name="P4">
Yes, during American primaries and races there will be noticeable Ukrainian rhetoric in some politicians who dream of business with the Kremlin asusual. But all the same, I think that the one who will support the idea that will be proud of the victory of Ukraine. Because the US is the main partner of this winner, and this victory is quite achievable, - the Minister of Defense notes.</text:p>
        </li>
      </ul>
      <text:p text:style-name="P4">
News Source: <text:a xlink:type="simple" xlink:href="https://armyinform.com.ua/2023/04/05/viryu-v-czej-rik-yak-v-rik-peremogy-oleksij-reznikov/" text:style-name="Internet_20_link" text:visited-style-name="Visited_20_Internet_20_Link">
https://armyinform.com.ua/2023/04/05/viryu-v-czej-rik-yak-v-rik-peremogy-oleksij-reznikov/</text:a>
</text:p>
      <!--NEWS-->
      <text:h text:style-name="P10" text:outline-level="1">
<text:span text:style-name="T4">
For the first time in Ukraine, a judge was convicted of Crimean from a temporarily occupied peninsula</text:span>
</text:h>
      <text:p text:style-name="P4">
Author: ['АРМІЯINFORM']</text:p>
      <text:p text:style-name="P4">
Time: 2023-04-05T70:00:00-04:00</text:p>
      <text:p text:style-name="P4">
Description: Zibraino Bezerazniy Docasi of the Persusquake “Suddі”, yak in the process of a primary vidvoland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2022-11-01-zasudzheno-meshkanczya.jpg" text:style-name="Internet_20_link" text:visited-style-name="Visited_20_Internet_20_Link">
2022-11-01-zasudzheno-meshkanczya.jpg</text:a>
']</text:p>
      <text:p text:style-name="P4">
Tags: ['STOPRUSSIA', 'АГРЕСІЯ РФ', 'ПОРУШЕННЯ ЗАКОНІВ ТА ЗВИЧАЇВ ВІЙНИ', 'СБУ']</text:p>
      <text:p text:style-name="P4">
Category: News</text:p>
      <!--METADATA-->
      <text:p text:style-name="P4">
<draw:frame draw:style-name="fr1" draw:name="Image336" text:anchor-type="as-char" svg:width="6.9236in" svg:height="3.956343in" draw:z-index="0">
<draw:image xlink:href="../Images/AРМІЯINFORM/2023-04-05T70-00-00-04-00/2022-11-01-zasudzheno-meshkanczya.jpg" xlink:type="simple" xlink:show="embed" xlink:actuate="onLoad" draw:mime-type="image/jpeg"/>
</draw:frame>
Illustrative photo</text:p>
      <text:p text:style-name="P4">
The undisputed evidence of the wine of the occupation "judge" is collected, which contributes to the compulsion of the Crimeans from the territory of the temporarily captured peninsula. Since 2014, she has made "court" decisions on violent deportation beyond the limits of the Crimean President 20 locals. The court appointed the malefactors of 10 years in prison.</text:p>
      <text:p text:style-name="P4">
About it <text:a xlink:type="simple" xlink:href="https://ssu.gov.ua/novyny/zavdiaky-sbu-v-ukraini-vpershe-zasudzheno-suddiu-yaka-deportuie-krymchan-z-tymchasovo-okupovanoho-pivostrova" text:style-name="Internet_20_link" text:visited-style-name="Visited_20_Internet_20_Link">
reports</text:a>
Security Service of Ukraine.</text:p>
      <text:p text:style-name="P4">
The former Ukrainian judge is the convicted who, after the occupation of the peninsula, went on cooperation with the Russian invaders. For this he prescribed it to the head of the so -called "armenian city court of the Republicykrim".</text:p>
      <text:p text:style-name="P4">
Being in a "position", she made illegal decisions on deportation of the residents for the alleged lack of documents and failure to comply with the "rules of the Establishment" in the seized territory.</text:p>
      <text:p text:style-name="P4">
The court found the person guilty of violation of the laws and customs of war. The start of the sentence will be calculated from the date of its detention.</text:p>
      <text:p text:style-name="P4">
News Source: <text:a xlink:type="simple" xlink:href="https://armyinform.com.ua/2023/04/05/vpershe-v-ukrayini-zasudzheno-suddyu-yaka-deportuye-krymchan-z-tymchasovo-okupovanogo-pivostrova/" text:style-name="Internet_20_link" text:visited-style-name="Visited_20_Internet_20_Link">
https://armyinform.com.ua/2023/04/05/vpershe-v-ukrayini-zasudzheno-suddyu-yaka-deportuye-krymchan-z-tymchasovo-okupovanogo-pivostrova/</text:a>
</text:p>
      <!--NEWS-->
      <text:h text:style-name="P10" text:outline-level="1">
<text:span text:style-name="T4">
April 6 will be briefing on the directions of development of civil-military cooperation of the Armed Forces</text:span>
</text:h>
      <text:p text:style-name="P4">
Author: ['АРМІЯINFORM']</text:p>
      <text:p text:style-name="P4">
Time: 2023-04-05T71:00:00-04:00</text:p>
      <text:p text:style-name="P4">
Description: 6 KVITRY about 11:30 Military Media Center Briff will be on the topic: “Case camp, ... War with Ukraine 2022, War with Ukraine Latest News Today, News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2/09/big-mmc.jpg" text:style-name="Internet_20_link" text:visited-style-name="Visited_20_Internet_20_Link">
big-mmc.jpg</text:a>
']</text:p>
      <text:p text:style-name="P4">
Tags: ['MILITARY MEDIA CENTER', 'БРИФІНГ', 'ГРУПИ ЦИВІЛЬНОГО-ВІЙСЬКОВОГО СПІВРОБІТНИЦТВА']</text:p>
      <text:p text:style-name="P4">
Category: News</text:p>
      <!--METADATA-->
      <text:p text:style-name="P4">
<draw:frame draw:style-name="fr1" draw:name="Image337" text:anchor-type="as-char" svg:width="6.9236in" svg:height="3.894525in" draw:z-index="0">
<draw:image xlink:href="../Images/AРМІЯINFORM/2023-04-05T71-00-00-04-00/big-mmc.jpg" xlink:type="simple" xlink:show="embed" xlink:actuate="onLoad" draw:mime-type="image/jpeg"/>
</draw:frame>
Briefing</text:p>
      <text:p text:style-name="P4">
On April 6 at 11:30 the Military Media Center will take place on the topic: <text:span text:style-name="T4">
 “The current state, the acquired lessons and directions of development of the Civil-Military Workers of the Armed Forces of Ukraine” </text:span>
 with the participation of the Head of the Central Administration .</text:p>
      <text:p text:style-name="P4">
<text:span text:style-name="T4">
 Accreditation of media representatives is required and will last up to </text:span>
 <text:span text:style-name="T4">
 </text:span>
 10 <text:span text:style-name="T4">
 </text:span>
 <text:span text:style-name="T4">
: </text:span>
 00 <text:span text:style-name="T4">
<text:span text:style-name="T5">
* </text:span>
* </text:span>
 April 6. **</text:p>
      <text:p text:style-name="P4">
Accreditation applications send to the e -mail address: <text:a xlink:type="simple" xlink:href="https://armyinform.com.ua/cdn-cgi/l/email-protection#3f4f4c52505b4a7f4f504c4b1152565311585049114a5e" text:style-name="Internet_20_link" text:visited-style-name="Visited_20_Internet_20_Link">
[emailprotected]</text:a>
indicating the magazine, name and patronymic of the journalist, name of the publication, number of the Prescardiacreditation of the Armed Forces, contact phone.</text:p>
      <text:p text:style-name="P4">
Follow the news and announcements in the Military Media Center Telegrams-<text:a xlink:type="simple" xlink:href="https://t.me/militarymediacenter" text:style-name="Internet_20_link" text:visited-style-name="Visited_20_Internet_20_Link">
https://t.me/militaryMediacenter</text:a>
.</text:p>
      <text:p text:style-name="P4">
News Source: <text:a xlink:type="simple" xlink:href="https://armyinform.com.ua/2023/04/05/6-kvitnya-vidbudetsya-bryfing-shhodo-napryamiv-rozvytku-czyvilno-vijskovogo-spivrobitnycztva-zsu/" text:style-name="Internet_20_link" text:visited-style-name="Visited_20_Internet_20_Link">
https://armyinform.com.ua/2023/04/05/6-kvitnya-vidbudetsya-bryfing-shhodo-napryamiv-rozvytku-czyvilno-vijskovogo-spivrobitnycztva-zsu/</text:a>
</text:p>
      <!--NEWS-->
      <text:h text:style-name="P10" text:outline-level="1">
<text:span text:style-name="T4">
Andrzej Duda reported how many MiG-29 Poland will transfer to Ukraine</text:span>
</text:h>
      <text:p text:style-name="P4">
Author: ['АРМІЯINFORM']</text:p>
      <text:p text:style-name="P4">
Time: 2023-04-05T72:00:00-04:00</text:p>
      <text:p text:style-name="P4">
Description: Polishchi was also transmitted by Ukrainian Chotiri Vinishchevachi MIG-29, Schelki Z-to deliver ... War with Ukraine 2022, War with Ukraine Latest News today, News War with Ukraine 2022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mig.jpg" text:style-name="Internet_20_link" text:visited-style-name="Visited_20_Internet_20_Link">
mig.jpg</text:a>
']</text:p>
      <text:p text:style-name="P4">
Tags: ['STOPRUSSIA', 'АГРЕСІЯ РФ', 'АНДЖЕЙ ДУДА', 'ВІЙНА', 'ВОЛОДИМИР ЗЕЛЕНСЬКИЙ', 'ВТОРГНЕННЯ РФ', 'ПОЛЬЩА']</text:p>
      <text:p text:style-name="P4">
Category: News</text:p>
      <!--METADATA-->
      <text:p text:style-name="P4">
<draw:frame draw:style-name="fr1" draw:name="Image338" text:anchor-type="as-char" svg:width="6.9236in" svg:height="3.894525in" draw:z-index="0">
<draw:image xlink:href="../Images/AРМІЯINFORM/2023-04-05T72-00-00-04-00/mig.jpg" xlink:type="simple" xlink:show="embed" xlink:actuate="onLoad" draw:mime-type="image/jpeg"/>
</draw:frame>
Poland has already handed over four MiG-29 fighters to Ukraine, as much as they would have given in the near future. In addition, Poland is ready to send to Ukraine the fierce of such aircraft.</text:p>
      <text:p text:style-name="P4">
About it <text:a xlink:type="simple" xlink:href="https://twitter.com/prezydentpl/status/1643576832208297984" text:style-name="Internet_20_link" text:visited-style-name="Visited_20_Internet_20_Link">
stated</text:a>
Polish President Andrzej Duda during a joint press conference with President of Ukraine Vladimir Zelensky in Warsaw.</text:p>
      <text:p text:style-name="P4">
-Four MiG-29 of our reserves have already been transferred to the Armed Forces of Ukraine in recent months. Four miges have been transferred lately. It turns out to be 8. We are ready and I spoke about it(_Volodimir Zelensky - ed.), to provide another six, which are innocent to the transmission. I suppose we can give them soon, ”Andrzej Duda reported.</text:p>
      <text:p text:style-name="P4">
He reported that there are still migs in Poland who have undergone modernization and NATO standards. However, Andrzej Duda adds, this year they will be planned to be replaced with new aircraft, and this will allow Ukraine to transfer the entire Parkmig-29 to Ukraine.</text:p>
      <ul>
        <li>
I think that in the future we will be able to hand over to Ukraine the whole park of Migiv, which is known if there is such a need, - added the President of Poland.</li>
      </ul>
      <text:p text:style-name="P4">
News Source: <text:a xlink:type="simple" xlink:href="https://armyinform.com.ua/2023/04/05/polshha-peredala-ukrayini-8-vynyshhuvachiv-mig-29-ta-gotova-nadaty-shhe-6/" text:style-name="Internet_20_link" text:visited-style-name="Visited_20_Internet_20_Link">
https://armyinform.com.ua/2023/04/05/polshha-peredala-ukrayini-8-vynyshhuvachiv-mig-29-ta-gotova-nadaty-shhe-6/</text:a>
</text:p>
      <!--NEWS-->
      <text:h text:style-name="P10" text:outline-level="1">
<text:span text:style-name="T4">
In the United Kingdom, another group of Ukrainian artillerymen has completed training at the As90 howitzer</text:span>
</text:h>
      <text:p text:style-name="P4">
Author: ['АРМІЯINFORM']</text:p>
      <text:p text:style-name="P4">
Time: 2023-04-05T73:00:00-04:00</text:p>
      <text:p text:style-name="P4">
Description: A friend of the group of Ukrainian artillerymen Zakinchili on the Self -Okhodnaya Artillery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fs8vqt_xwamymqt-scaled.jpg" text:style-name="Internet_20_link" text:visited-style-name="Visited_20_Internet_20_Link">
fs8vqt_xwamymqt-scaled.jpg</text:a>
', '<text:a xlink:type="simple" xlink:href="https://armyinform.com.ua/wp-content/uploads/2023/04/fs8vqusxgaetrrg-150x150.jpg" text:style-name="Internet_20_link" text:visited-style-name="Visited_20_Internet_20_Link">
fs8vqusxgaetrrg-150x150.jpg</text:a>
', '<text:a xlink:type="simple" xlink:href="https://armyinform.com.ua/wp-content/uploads/2023/04/fs8vqtpwyaasd-s-150x150.jpg" text:style-name="Internet_20_link" text:visited-style-name="Visited_20_Internet_20_Link">
fs8vqtpwyaasd-s-150x150.jpg</text:a>
', '<text:a xlink:type="simple" xlink:href="https://armyinform.com.ua/wp-content/uploads/2023/04/fs8vqvaxwaik-bd-150x150.jpg" text:style-name="Internet_20_link" text:visited-style-name="Visited_20_Internet_20_Link">
fs8vqvaxwaik-bd-150x150.jpg</text:a>
']</text:p>
      <text:p text:style-name="P4">
Tags: ['БОЙОВА ПІДГОТОВКА', 'ВІЙСЬКОВІ НАВЧАННЯ']</text:p>
      <text:p text:style-name="P4">
Category: News</text:p>
      <!--METADATA-->
      <text:p text:style-name="P4">
<draw:frame draw:style-name="fr1" draw:name="Image339" text:anchor-type="as-char" svg:width="6.9236in" svg:height="4.615733in" draw:z-index="0">
<draw:image xlink:href="../Images/AРМІЯINFORM/2023-04-05T73-00-00-04-00/fs8vqt_xwamymqt-scaled.jpg" xlink:type="simple" xlink:show="embed" xlink:actuate="onLoad" draw:mime-type="image/jpeg"/>
</draw:frame>
The second group of Ukrainian artillerymen has completed their studies at the AS90 self -propelled artillery facilities in the United Kingdom.</text:p>
      <text:p text:style-name="P4">
About it <text:a xlink:type="simple" xlink:href="https://twitter.com/DefenceHQ/status/1642482035271819265" text:style-name="Internet_20_link" text:visited-style-name="Visited_20_Internet_20_Link">
reports</text:a>
The UK Ministry of Defense in Twitter.</text:p>
      <text:p text:style-name="P4">
“The second group of Ukrainian recurrent artillerymen has completed the training of the AS90 155-mm SAU. The program is part of the unchanging obligation of the Great Britain to support Ukraine in its fight against Russia, ”the Verification said.</text:p>
      <text:p text:style-name="P4">
<text:a xlink:type="simple" xlink:href="https://armyinform.com.ua/wp-content/uploads/2023/04/fs8vqusxgaetrrg-scaled.jpg" text:style-name="Internet_20_link" text:visited-style-name="Visited_20_Internet_20_Link">
!(Images/AРМІЯINFORM/2023-04-05T73-00-00-04-00/fs8vqusxgaetrrg-150x150.jpg)</text:a>
</text:p>
      <text:p text:style-name="P4">
<text:a xlink:type="simple" xlink:href="https://armyinform.com.ua/wp-content/uploads/2023/04/fs8vqtpwyaasd-s-scaled.jpg" text:style-name="Internet_20_link" text:visited-style-name="Visited_20_Internet_20_Link">
<draw:frame draw:style-name="fr1" draw:name="Image340" text:anchor-type="as-char" svg:width="6.9236in" svg:height="6.9236in" draw:z-index="0">
<draw:image xlink:href="../Images/AРМІЯINFORM/2023-04-05T73-00-00-04-00/fs8vqtpwyaasd-s-150x150.jpg" xlink:type="simple" xlink:show="embed" xlink:actuate="onLoad" draw:mime-type="image/jpeg"/>
</draw:frame>
</text:a>
</text:p>
      <text:p text:style-name="P4">
<text:a xlink:type="simple" xlink:href="https://armyinform.com.ua/wp-content/uploads/2023/04/fs8vqvaxwaik-bd-scaled.jpg" text:style-name="Internet_20_link" text:visited-style-name="Visited_20_Internet_20_Link">
<draw:frame draw:style-name="fr1" draw:name="Image341" text:anchor-type="as-char" svg:width="6.9236in" svg:height="6.9236in" draw:z-index="0">
<draw:image xlink:href="../Images/AРМІЯINFORM/2023-04-05T73-00-00-04-00/fs8vqvaxwaik-bd-150x150.jpg" xlink:type="simple" xlink:show="embed" xlink:actuate="onLoad" draw:mime-type="image/jpeg"/>
</draw:frame>
</text:a>
</text:p>
      <text:p text:style-name="P4">
News Source: <text:a xlink:type="simple" xlink:href="https://armyinform.com.ua/2023/04/05/u-velykij-brytaniyi-shhe-odna-grupa-ukrayinskyh-artylerystiv-zavershyla-navchannya-na-gaubyczi-as90/" text:style-name="Internet_20_link" text:visited-style-name="Visited_20_Internet_20_Link">
https://armyinform.com.ua/2023/04/05/u-velykij-brytaniyi-shhe-odna-grupa-ukrayinskyh-artylerystiv-zavershyla-navchannya-na-gaubyczi-as90/</text:a>
</text:p>
      <!--NEWS-->
      <text:h text:style-name="P10" text:outline-level="1">
<text:span text:style-name="T4">
Poland provides Ukraine with a powerful defense package</text:span>
</text:h>
      <text:p text:style-name="P4">
Author: ['АРМІЯINFORM']</text:p>
      <text:p text:style-name="P4">
Time: 2023-04-05T74:00:00-04:00</text:p>
      <text:p text:style-name="P4">
Description: President Polish, Ukrainian, was home about the Nadannya OFITSIA Kiwa new Potuzhnoy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eapons-3.jpg" text:style-name="Internet_20_link" text:visited-style-name="Visited_20_Internet_20_Link">
weapons-3.jpg</text:a>
']</text:p>
      <text:p text:style-name="P4">
Tags: ['ВОЛОДИМИР ЗЕЛЕНСЬКИЙ', 'ДОПОМОГА ПАРТНЕРІВ', 'ПОЛЬЩА', 'СВІТ ПІДТРИМУЄ УКРАЇНУ']</text:p>
      <text:p text:style-name="P4">
Category: News</text:p>
      <!--METADATA-->
      <text:p text:style-name="P4">
<draw:frame draw:style-name="fr1" draw:name="Image342" text:anchor-type="as-char" svg:width="6.9236in" svg:height="3.894525in" draw:z-index="0">
<draw:image xlink:href="../Images/AРМІЯINFORM/2023-04-05T74-00-00-04-00/weapons-3.jpg" xlink:type="simple" xlink:show="embed" xlink:actuate="onLoad" draw:mime-type="image/jpeg"/>
</draw:frame>
Illustrative photo</text:p>
      <text:p text:style-name="P4">
The Presidents of Poland and Ukraine have agreed to provide official Kyiv with a new powerful defense package.</text:p>
      <text:p text:style-name="P4">
This during an official visit to Warsaw <text:a xlink:type="simple" xlink:href="https://www.facebook.com/watch/live/" text:style-name="Internet_20_link" text:visited-style-name="Visited_20_Internet_20_Link">
stated</text:a>
Volodymyr Zelensky Head of Ukraine.</text:p>
      <text:p text:style-name="P4">
“They discussed the strengthening of our army. It is very important. Today we discussed the decisions about a powerful defense package that will strengthen our people, ”Volodymyr Zelenskyy said</text:p>
      <text:p text:style-name="P4">
He thanked Poland for the support of Ukraine and Ukrainian refugees during the rangoad offensive of the Russian Federation on Ukraine.</text:p>
      <text:p text:style-name="P4">
"Today we are in Warsaw, but there - in the trenches of Bakhmut, Marinka, Avdiivka, our people, real warriors, men, women, absolutely strong people, whom we, unfortunately, through Russia, we lose daily," added the Ukrainian president.</text:p>
      <text:p text:style-name="P4">
News Source: <text:a xlink:type="simple" xlink:href="https://armyinform.com.ua/2023/04/05/polshha-nadaye-ukrayini-potuzhnyj-oboronnyj-paket-dopomogy/" text:style-name="Internet_20_link" text:visited-style-name="Visited_20_Internet_20_Link">
https://armyinform.com.ua/2023/04/05/polshha-nadaye-ukrayini-potuzhnyj-oboronnyj-paket-dopomogy/</text:a>
</text:p>
      <!--NEWS-->
      <text:h text:style-name="P10" text:outline-level="1">
<text:span text:style-name="T4">
Pick up barbaric deforestation, which will lead to an environmental disaster - Anna Malyar</text:span>
</text:h>
      <text:p text:style-name="P4">
Author: ['АРМІЯINFORM']</text:p>
      <text:p text:style-name="P4">
Time: 2023-04-05T75:00:00-04:00</text:p>
      <text:p text:style-name="P4">
Description: Rosiyski Zagarbniki is an actively Zesischuvati natural resource potential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photo_2022-12-15_12-35-48.jpg" text:style-name="Internet_20_link" text:visited-style-name="Visited_20_Internet_20_Link">
photo_2022-12-15_12-35-48.jpg</text:a>
']</text:p>
      <text:p text:style-name="P4">
Tags: ['STOPRUSSIA', 'АГРЕСІЯ РФ', 'ВТОРГНЕННЯ РФ', 'ГАННА МАЛЯР']</text:p>
      <text:p text:style-name="P4">
Category: News</text:p>
      <!--METADATA-->
      <text:p text:style-name="P4">
<draw:frame draw:style-name="fr1" draw:name="Image343" text:anchor-type="as-char" svg:width="6.9236in" svg:height="4.615733in" draw:z-index="0">
<draw:image xlink:href="../Images/AРМІЯINFORM/2023-04-05T75-00-00-04-00/photo_2022-12-15_12-35-48.jpg" xlink:type="simple" xlink:show="embed" xlink:actuate="onLoad" draw:mime-type="image/jpeg"/>
</draw:frame>
Deputy Minister of Defense Anna Malyar. Photo by Dmitry Yurchenko.</text:p>
      <text:p text:style-name="P4">
Russian invaders continue to actively destroy the natural resource potential of temporarily occupied Ukrainian territories.</text:p>
      <text:p text:style-name="P4">
This was stated by Deputy Minister of Defense of Ukraine Anna Malyar in <text:a xlink:type="simple" xlink:href="https://t.me/annamaliar/616" text:style-name="Internet_20_link" text:visited-style-name="Visited_20_Internet_20_Link">
telegrams</text:a>
.</text:p>
      <text:p text:style-name="P4">
«З початку окупації російськими підприємствами було організовано заготівлюлісу у Запорізькій, Херсонській та інших тимчасово окупованих областяхУкраїни. При цьому підприємцями здійснюється неконтрольована варварськавирубка лісових насаджень, що у разі її продовження невідворотно призведе докатастрофічних наслідків для екології», — зазначила вона.</text:p>
      <text:p text:style-name="P4">
Ганна Маляр наголосила, що більшість лісових масивів у південному регіоніштучного походження і вони спеціально створювались для захисту від вітрової,ґрунтової та водної ерозії, виконуючи функцію рекреаційних талісомеліоративних насаджень.</text:p>
      <text:p text:style-name="P4">
«Разом з цим, протягом останньої декади березня ц. р. у районі Маріуполязафіксовано інтенсивне переміщення автошляхами Е105 та М18 колон російськихвантажних автомобілів, завантажених свіжозрубаним лісом-кругляком», —повідомила заступник Міністра оборони України.</text:p>
      <text:p text:style-name="P4">
Крім того, акцентує Ганна Маляр, у деяких населених пунктах ТОТ Україниросійське командування заборонило місцевому населенню здійснюватисільськогосподарські роботи на полях, що, ймовірно, призведе до зривуцьогорічної весняної посівної кампанії, а в надалі — занедбаннясільськогосподарських угідь.</text:p>
      <text:p text:style-name="P4">
News Source: <text:a xlink:type="simple" xlink:href="https://armyinform.com.ua/2023/04/05/okupaty-zdijsnyuyut-varvarsku-vyrubku-lisu-shho-pryzvede-do-ekologichnoyi-katastrofy-ganna-malyar/" text:style-name="Internet_20_link" text:visited-style-name="Visited_20_Internet_20_Link">
https://armyinform.com.ua/2023/04/05/okupaty-zdijsnyuyut-varvarsku-vyrubku-lisu-shho-pryzvede-do-ekologichnoyi-katastrofy-ganna-malyar/</text:a>
</text:p>
      <!--NEWS-->
      <text:h text:style-name="P10" text:outline-level="1">
<text:span text:style-name="T4">
Andrzej Duda: Poland provides military support to Ukraine and mobilizes allies to do the same</text:span>
</text:h>
      <text:p text:style-name="P4">
Author: ['АРМІЯINFORM']</text:p>
      <text:p text:style-name="P4">
Time: 2023-04-05T76:00:00-04:00</text:p>
      <text:p text:style-name="P4">
Description: Polish Nini є Nuti -General Ekononian Partner of Ukraine. I Zbereznaya of the Tenden on ... War with Ukraine 2022, War with Ukraine Latest News today, News War with Ukraine 2022 Last for today, whether the war between Ukraine and Russia will be,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4/925d657bf445d6d4caf8832036450940_1680693113_extra_large.jpeg" text:style-name="Internet_20_link" text:visited-style-name="Visited_20_Internet_20_Link">
925d657bf445d6d4caf8832036450940_1680693113_extra_large.jpeg</text:a>
']</text:p>
      <text:p text:style-name="P4">
Tags: ['АНДЖЕЙ ДУДА', 'ПОЛЬЩА']</text:p>
      <text:p text:style-name="P4">
Category: News</text:p>
      <!--METADATA-->
      <text:p text:style-name="P4">
<draw:frame draw:style-name="fr1" draw:name="Image344" text:anchor-type="as-char" svg:width="6.9236in" svg:height="4.617948in" draw:z-index="0">
<draw:image xlink:href="../Images/AРМІЯINFORM/2023-04-05T76-00-00-04-00/925d657bf445d6d4caf8832036450940_1680693113_extra_large.jpeg" xlink:type="simple" xlink:show="embed" xlink:actuate="onLoad" draw:mime-type="image/jpeg"/>
</draw:frame>
Poland is now the largest economic partner of Ukraine. And the preservation of this target for the future considers the necessary President of Poland Andrzej Duda.</text:p>
      <text:p text:style-name="P4">
This was stated by the Polish head during the official visit of the President of Ukraine Zelensky to Warsaw, <text:a xlink:type="simple" xlink:href="https://twitter.com/prezydentpl/status/1643576162910625794" text:style-name="Internet_20_link" text:visited-style-name="Visited_20_Internet_20_Link">
reports</text:a>
The Andzeya Duda office.</text:p>
      <text:p text:style-name="P4">
“Today, the most important current business is the help of Ukraine to expel the invaders. We provide military support and mobilize the mobilized allies to do so at every world forum, ”Andrzejdud stressed.</text:p>
      <text:p text:style-name="P4">
He believes that the western direction of Ukraine's economic activity will be saved.</text:p>
      <text:p text:style-name="P4">
“We support Ukraine and its desire for EU and NATO membership. During <text:a xlink:type="simple" xlink:href="https://armyinform.com.ua/2022/11/09/nastupnyj-samit-nato-vidbudetsya-vlitku-2023-roku-v-lytvi/" text:style-name="Internet_20_link" text:visited-style-name="Visited_20_Internet_20_Link">
Vilnius Summit</text:a>
We want to get security guarantee for Ukraine, ”the Polish President emphasized.</text:p>
      <text:p text:style-name="P4">
We will remind, on April 5, 2023 Andrzej Duda <text:a xlink:type="simple" xlink:href="https://armyinform.com.ua/2023/04/05/polshha-peredala-ukrayini-8-vynyshhuvachiv-mig-29-ta-gotova-nadaty-shhe-6/" text:style-name="Internet_20_link" text:visited-style-name="Visited_20_Internet_20_Link">
declared</text:a>
that Poland has already transmitted to Ukraine four MiG-29 fighters, as much as it will be delivered at the next time. In addition, his country is ready to send six more aircraft to Ukraine.</text:p>
      <text:p text:style-name="P4">
News Source: <text:a xlink:type="simple" xlink:href="https://armyinform.com.ua/2023/04/05/andzhej-duda-polshha-nadaye-ukrayini-vijskovu-pidtrymku-ta-mobilizuye-soyuznykiv-robyty-te-zh-same/" text:style-name="Internet_20_link" text:visited-style-name="Visited_20_Internet_20_Link">
https://armyinform.com.ua/2023/04/05/andzhej-duda-polshha-nadaye-ukrayini-vijskovu-pidtrymku-ta-mobilizuye-soyuznykiv-robyty-te-zh-same/</text:a>
</text:p>
      <!--NEWS-->
      <text:h text:style-name="P10" text:outline-level="1">
<text:span text:style-name="T4">
Veterans housing: step -by -step instruction</text:span>
</text:h>
      <text:p text:style-name="P4">
Author: ['АРМІЯINFORM']</text:p>
      <text:p text:style-name="P4">
Time: 2023-04-05T77:00:00-04:00</text:p>
      <text:p text:style-name="P4">
Description: Minіtystvo at the right of the veteran of Ukrainian, INformation Matereli Shrado ... War with Ukraine 2022, war with Ukraine Latest news today, News War with Ukraine 2022 The last to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339309546_533235822314179_3237245969651263245_n.jpg" text:style-name="Internet_20_link" text:visited-style-name="Visited_20_Internet_20_Link">
339309546_533235822314179_3237245969651263245_n.jpg</text:a>
', '<text:a xlink:type="simple" xlink:href="https://armyinform.com.ua/wp-content/uploads/2023/04/infogafikazabezpechennya-zhitlom-1page-0003-1-150x150.jpg" text:style-name="Internet_20_link" text:visited-style-name="Visited_20_Internet_20_Link">
infogafikazabezpechennya-zhitlom-1page-0003-1-150x150.jpg</text:a>
', '<text:a xlink:type="simple" xlink:href="https://armyinform.com.ua/wp-content/uploads/2023/04/infogafikazabezpechennya-zhitlom-1page-0005-1-150x150.jpg" text:style-name="Internet_20_link" text:visited-style-name="Visited_20_Internet_20_Link">
infogafikazabezpechennya-zhitlom-1page-0005-1-150x150.jpg</text:a>
', '<text:a xlink:type="simple" xlink:href="https://armyinform.com.ua/wp-content/uploads/2023/04/infogafikazabezpechennya-zhitlom-1page-0007-1-150x150.jpg" text:style-name="Internet_20_link" text:visited-style-name="Visited_20_Internet_20_Link">
infogafikazabezpechennya-zhitlom-1page-0007-1-150x150.jpg</text:a>
', '<text:a xlink:type="simple" xlink:href="https://armyinform.com.ua/wp-content/uploads/2023/04/infogafikazabezpechennya-zhitlom-1page-0017-1-150x150.jpg" text:style-name="Internet_20_link" text:visited-style-name="Visited_20_Internet_20_Link">
infogafikazabezpechennya-zhitlom-1page-0017-1-150x150.jpg</text:a>
', '<text:a xlink:type="simple" xlink:href="https://armyinform.com.ua/wp-content/uploads/2023/04/zabezpechennya-zhitlom-1page-0002-150x150.jpg" text:style-name="Internet_20_link" text:visited-style-name="Visited_20_Internet_20_Link">
zabezpechennya-zhitlom-1page-0002-150x150.jpg</text:a>
', '<text:a xlink:type="simple" xlink:href="https://armyinform.com.ua/wp-content/uploads/2023/04/zabezpechennya-zhitlom-1page-0004-1-150x150.jpg" text:style-name="Internet_20_link" text:visited-style-name="Visited_20_Internet_20_Link">
zabezpechennya-zhitlom-1page-0004-1-150x150.jpg</text:a>
', '<text:a xlink:type="simple" xlink:href="https://armyinform.com.ua/wp-content/uploads/2023/04/zabezpechennya-zhitlom-1page-0006-1-150x150.jpg" text:style-name="Internet_20_link" text:visited-style-name="Visited_20_Internet_20_Link">
zabezpechennya-zhitlom-1page-0006-1-150x150.jpg</text:a>
', '<text:a xlink:type="simple" xlink:href="https://armyinform.com.ua/wp-content/uploads/2023/04/zabezpechennya-zhitlom-1page-0008-1-150x150.jpg" text:style-name="Internet_20_link" text:visited-style-name="Visited_20_Internet_20_Link">
zabezpechennya-zhitlom-1page-0008-1-150x150.jpg</text:a>
', '<text:a xlink:type="simple" xlink:href="https://armyinform.com.ua/wp-content/uploads/2023/04/zabezpechennya-zhitlom-1page-0009-1-150x150.jpg" text:style-name="Internet_20_link" text:visited-style-name="Visited_20_Internet_20_Link">
zabezpechennya-zhitlom-1page-0009-1-150x150.jpg</text:a>
', '<text:a xlink:type="simple" xlink:href="https://armyinform.com.ua/wp-content/uploads/2023/04/zabezpechennya-zhitlom-1page-0010-1-150x150.jpg" text:style-name="Internet_20_link" text:visited-style-name="Visited_20_Internet_20_Link">
zabezpechennya-zhitlom-1page-0010-1-150x150.jpg</text:a>
', '<text:a xlink:type="simple" xlink:href="https://armyinform.com.ua/wp-content/uploads/2023/04/zabezpechennya-zhitlom-1page-0011-1-150x150.jpg" text:style-name="Internet_20_link" text:visited-style-name="Visited_20_Internet_20_Link">
zabezpechennya-zhitlom-1page-0011-1-150x150.jpg</text:a>
', '<text:a xlink:type="simple" xlink:href="https://armyinform.com.ua/wp-content/uploads/2023/04/zabezpechennya-zhitlom-1page-0012-1-150x150.jpg" text:style-name="Internet_20_link" text:visited-style-name="Visited_20_Internet_20_Link">
zabezpechennya-zhitlom-1page-0012-1-150x150.jpg</text:a>
', '<text:a xlink:type="simple" xlink:href="https://armyinform.com.ua/wp-content/uploads/2023/04/zabezpechennya-zhitlom-1page-0013-1-150x150.jpg" text:style-name="Internet_20_link" text:visited-style-name="Visited_20_Internet_20_Link">
zabezpechennya-zhitlom-1page-0013-1-150x150.jpg</text:a>
', '<text:a xlink:type="simple" xlink:href="https://armyinform.com.ua/wp-content/uploads/2023/04/zabezpechennya-zhitlom-1page-0014-1-150x150.jpg" text:style-name="Internet_20_link" text:visited-style-name="Visited_20_Internet_20_Link">
zabezpechennya-zhitlom-1page-0014-1-150x150.jpg</text:a>
', '<text:a xlink:type="simple" xlink:href="https://armyinform.com.ua/wp-content/uploads/2023/04/zabezpechennya-zhitlom-1page-0015-1-150x150.jpg" text:style-name="Internet_20_link" text:visited-style-name="Visited_20_Internet_20_Link">
zabezpechennya-zhitlom-1page-0015-1-150x150.jpg</text:a>
', '<text:a xlink:type="simple" xlink:href="https://armyinform.com.ua/wp-content/uploads/2023/04/zabezpechennya-zhitlom-1page-0016-1-150x150.jpg" text:style-name="Internet_20_link" text:visited-style-name="Visited_20_Internet_20_Link">
zabezpechennya-zhitlom-1page-0016-1-150x150.jpg</text:a>
']</text:p>
      <text:p text:style-name="P4">
Tags: ['ВЕТЕРАНИ', 'ЖИТЛО']</text:p>
      <text:p text:style-name="P4">
Category: News</text:p>
      <!--METADATA-->
      <text:p text:style-name="P4">
<draw:frame draw:style-name="fr1" draw:name="Image345" text:anchor-type="as-char" svg:width="6.9236in" svg:height="3.894525in" draw:z-index="0">
<draw:image xlink:href="../Images/AРМІЯINFORM/2023-04-05T77-00-00-04-00/339309546_533235822314179_3237245969651263245_n.jpg" xlink:type="simple" xlink:show="embed" xlink:actuate="onLoad" draw:mime-type="image/jpeg"/>
</draw:frame>
The Ministry of Veterans Affairs of Ukraine has prepared information material to be topical issues in the field of exercising the right to housing veterans of war, members of the families of dead(the dead)Veterans, defenders and defenders of Ukraine.</text:p>
      <text:p text:style-name="P4">
About it <text:a xlink:type="simple" xlink:href="https://mva.gov.ua/ua/news/minveteraniv-pidgotuvalo-pokrokovu-instrukciyu-shchodo-zabezpechennya-zhitlom-veteraniv-ta-chleniv-yihnih-rodin" text:style-name="Internet_20_link" text:visited-style-name="Visited_20_Internet_20_Link">
reports</text:a>
Ministry of Veterans.</text:p>
      <text:p text:style-name="P4">
It should be noted that in March this year, on the initiative of the Ministry of Veterments, the government made changes to the CMU Resolutions No. 719, 280 and 214, which improved the procedure for payment of monetary compensation for the purchase of housing with veterans and their families.</text:p>
      <text:p text:style-name="P4">
In particular, the mechanism of exercising the right to receive monetary compensation was created by the recipients, which such compensation was assigned in 2018-2022. place of residence in a single IDP information database. The budget programs in 2023 provide for UAH 5.5 billion in the budget programs-comprehensive support for the Prime Minister of Ukraine, the Presidential Office of the President.</text:p>
      <text:p text:style-name="P4">
In the infographic below or at this link [infographic on relevant issues for providing housing of veterans and their families]](https://mva.gov.ua/storage/app/sites/1/uploaded-files/%20%D1%89%D0%BE%D0%B4%D0%BE%20%D0%B0%D0%BA%D1%82%D1%83%D0%B0%D0%BB%D1%8C%D0%BD%D0%B8%D1%85%20%D0%BF%D0%B8%D1%82%D0%B0%D0%BD%D1%8C%20%D1%96%D0%B7%20%D0%B7%D0%B0%D0%B1%D0%B5%D0%B7%D0%BF%D0%B5%D1%87%D0%B5%D0%BD%D0%BD%D1%8F%20%D0%B6%D0%B8%D1%82%D0%BB%D0%BE%D0%BC%20%D0%B2%D0%B5%D1%82%D0%B5%D1%80%D0%B0%D0%BD%D1%96%D0%B2%20%D1%82%D0%B0%20%D1%87%D0%BB%D0%B5%D0%BD%D1%96%D0%B2%20%D1%97%D1%85%D0%BD%D1%96%D1%85%20%D1%81%D1%96%D0%BC%D0%B5%D0%B9.pdf)Veterans for their families can get detailed information about residential issues, including:In the event of questions, you can contact the Department for Development and Implementation of Living Programs of the Department of Social Protection(063)688 95 98.</text:p>
      <text:p text:style-name="P4">
<text:a xlink:type="simple" xlink:href="https://armyinform.com.ua/wp-content/uploads/2023/04/infogafikazabezpechennya-zhitlom-1page-0003-1.jpg" text:style-name="Internet_20_link" text:visited-style-name="Visited_20_Internet_20_Link">
<draw:frame draw:style-name="fr1" draw:name="Image346" text:anchor-type="as-char" svg:width="6.9236in" svg:height="6.9236in" draw:z-index="0">
<draw:image xlink:href="../Images/AРМІЯINFORM/2023-04-05T77-00-00-04-00/infogafikazabezpechennya-zhitlom-1page-0003-1-150x150.jpg" xlink:type="simple" xlink:show="embed" xlink:actuate="onLoad" draw:mime-type="image/jpeg"/>
</draw:frame>
</text:a>
</text:p>
      <text:p text:style-name="P4">
<text:a xlink:type="simple" xlink:href="https://armyinform.com.ua/wp-content/uploads/2023/04/infogafikazabezpechennya-zhitlom-1page-0005-1.jpg" text:style-name="Internet_20_link" text:visited-style-name="Visited_20_Internet_20_Link">
<draw:frame draw:style-name="fr1" draw:name="Image347" text:anchor-type="as-char" svg:width="6.9236in" svg:height="6.9236in" draw:z-index="0">
<draw:image xlink:href="../Images/AРМІЯINFORM/2023-04-05T77-00-00-04-00/infogafikazabezpechennya-zhitlom-1page-0005-1-150x150.jpg" xlink:type="simple" xlink:show="embed" xlink:actuate="onLoad" draw:mime-type="image/jpeg"/>
</draw:frame>
</text:a>
</text:p>
      <text:p text:style-name="P4">
<text:a xlink:type="simple" xlink:href="https://armyinform.com.ua/wp-content/uploads/2023/04/infogafikazabezpechennya-zhitlom-1page-0007-1.jpg" text:style-name="Internet_20_link" text:visited-style-name="Visited_20_Internet_20_Link">
<draw:frame draw:style-name="fr1" draw:name="Image348" text:anchor-type="as-char" svg:width="6.9236in" svg:height="6.9236in" draw:z-index="0">
<draw:image xlink:href="../Images/AРМІЯINFORM/2023-04-05T77-00-00-04-00/infogafikazabezpechennya-zhitlom-1page-0007-1-150x150.jpg" xlink:type="simple" xlink:show="embed" xlink:actuate="onLoad" draw:mime-type="image/jpeg"/>
</draw:frame>
</text:a>
</text:p>
      <text:p text:style-name="P4">
<text:a xlink:type="simple" xlink:href="https://armyinform.com.ua/wp-content/uploads/2023/04/infogafikazabezpechennya-zhitlom-1page-0017-1.jpg" text:style-name="Internet_20_link" text:visited-style-name="Visited_20_Internet_20_Link">
<draw:frame draw:style-name="fr1" draw:name="Image349" text:anchor-type="as-char" svg:width="6.9236in" svg:height="6.9236in" draw:z-index="0">
<draw:image xlink:href="../Images/AРМІЯINFORM/2023-04-05T77-00-00-04-00/infogafikazabezpechennya-zhitlom-1page-0017-1-150x150.jpg" xlink:type="simple" xlink:show="embed" xlink:actuate="onLoad" draw:mime-type="image/jpeg"/>
</draw:frame>
</text:a>
</text:p>
      <text:p text:style-name="P4">
<text:a xlink:type="simple" xlink:href="https://armyinform.com.ua/wp-content/uploads/2023/04/zabezpechennya-zhitlom-1page-0002.jpg" text:style-name="Internet_20_link" text:visited-style-name="Visited_20_Internet_20_Link">
<draw:frame draw:style-name="fr1" draw:name="Image350" text:anchor-type="as-char" svg:width="6.9236in" svg:height="6.9236in" draw:z-index="0">
<draw:image xlink:href="../Images/AРМІЯINFORM/2023-04-05T77-00-00-04-00/zabezpechennya-zhitlom-1page-0002-150x150.jpg" xlink:type="simple" xlink:show="embed" xlink:actuate="onLoad" draw:mime-type="image/jpeg"/>
</draw:frame>
</text:a>
</text:p>
      <text:p text:style-name="P4">
<text:a xlink:type="simple" xlink:href="https://armyinform.com.ua/wp-content/uploads/2023/04/zabezpechennya-zhitlom-1page-0004-1.jpg" text:style-name="Internet_20_link" text:visited-style-name="Visited_20_Internet_20_Link">
<draw:frame draw:style-name="fr1" draw:name="Image351" text:anchor-type="as-char" svg:width="6.9236in" svg:height="6.9236in" draw:z-index="0">
<draw:image xlink:href="../Images/AРМІЯINFORM/2023-04-05T77-00-00-04-00/zabezpechennya-zhitlom-1page-0004-1-150x150.jpg" xlink:type="simple" xlink:show="embed" xlink:actuate="onLoad" draw:mime-type="image/jpeg"/>
</draw:frame>
</text:a>
</text:p>
      <text:p text:style-name="P4">
<text:a xlink:type="simple" xlink:href="https://armyinform.com.ua/wp-content/uploads/2023/04/zabezpechennya-zhitlom-1page-0006-1.jpg" text:style-name="Internet_20_link" text:visited-style-name="Visited_20_Internet_20_Link">
<draw:frame draw:style-name="fr1" draw:name="Image352" text:anchor-type="as-char" svg:width="6.9236in" svg:height="6.9236in" draw:z-index="0">
<draw:image xlink:href="../Images/AРМІЯINFORM/2023-04-05T77-00-00-04-00/zabezpechennya-zhitlom-1page-0006-1-150x150.jpg" xlink:type="simple" xlink:show="embed" xlink:actuate="onLoad" draw:mime-type="image/jpeg"/>
</draw:frame>
</text:a>
</text:p>
      <text:p text:style-name="P4">
<text:a xlink:type="simple" xlink:href="https://armyinform.com.ua/wp-content/uploads/2023/04/zabezpechennya-zhitlom-1page-0008-1.jpg" text:style-name="Internet_20_link" text:visited-style-name="Visited_20_Internet_20_Link">
<draw:frame draw:style-name="fr1" draw:name="Image353" text:anchor-type="as-char" svg:width="6.9236in" svg:height="6.9236in" draw:z-index="0">
<draw:image xlink:href="../Images/AРМІЯINFORM/2023-04-05T77-00-00-04-00/zabezpechennya-zhitlom-1page-0008-1-150x150.jpg" xlink:type="simple" xlink:show="embed" xlink:actuate="onLoad" draw:mime-type="image/jpeg"/>
</draw:frame>
</text:a>
</text:p>
      <text:p text:style-name="P4">
<text:a xlink:type="simple" xlink:href="https://armyinform.com.ua/wp-content/uploads/2023/04/zabezpechennya-zhitlom-1page-0009-1.jpg" text:style-name="Internet_20_link" text:visited-style-name="Visited_20_Internet_20_Link">
<draw:frame draw:style-name="fr1" draw:name="Image354" text:anchor-type="as-char" svg:width="6.9236in" svg:height="6.9236in" draw:z-index="0">
<draw:image xlink:href="../Images/AРМІЯINFORM/2023-04-05T77-00-00-04-00/zabezpechennya-zhitlom-1page-0009-1-150x150.jpg" xlink:type="simple" xlink:show="embed" xlink:actuate="onLoad" draw:mime-type="image/jpeg"/>
</draw:frame>
</text:a>
</text:p>
      <text:p text:style-name="P4">
<text:a xlink:type="simple" xlink:href="https://armyinform.com.ua/wp-content/uploads/2023/04/zabezpechennya-zhitlom-1page-0010-1.jpg" text:style-name="Internet_20_link" text:visited-style-name="Visited_20_Internet_20_Link">
<draw:frame draw:style-name="fr1" draw:name="Image355" text:anchor-type="as-char" svg:width="6.9236in" svg:height="6.9236in" draw:z-index="0">
<draw:image xlink:href="../Images/AРМІЯINFORM/2023-04-05T77-00-00-04-00/zabezpechennya-zhitlom-1page-0010-1-150x150.jpg" xlink:type="simple" xlink:show="embed" xlink:actuate="onLoad" draw:mime-type="image/jpeg"/>
</draw:frame>
</text:a>
</text:p>
      <text:p text:style-name="P4">
<text:a xlink:type="simple" xlink:href="https://armyinform.com.ua/wp-content/uploads/2023/04/zabezpechennya-zhitlom-1page-0011-1.jpg" text:style-name="Internet_20_link" text:visited-style-name="Visited_20_Internet_20_Link">
<draw:frame draw:style-name="fr1" draw:name="Image356" text:anchor-type="as-char" svg:width="6.9236in" svg:height="6.9236in" draw:z-index="0">
<draw:image xlink:href="../Images/AРМІЯINFORM/2023-04-05T77-00-00-04-00/zabezpechennya-zhitlom-1page-0011-1-150x150.jpg" xlink:type="simple" xlink:show="embed" xlink:actuate="onLoad" draw:mime-type="image/jpeg"/>
</draw:frame>
</text:a>
</text:p>
      <text:p text:style-name="P4">
<text:a xlink:type="simple" xlink:href="https://armyinform.com.ua/wp-content/uploads/2023/04/zabezpechennya-zhitlom-1page-0013-1.jpg" text:style-name="Internet_20_link" text:visited-style-name="Visited_20_Internet_20_Link">
<draw:frame draw:style-name="fr1" draw:name="Image357" text:anchor-type="as-char" svg:width="6.9236in" svg:height="6.9236in" draw:z-index="0">
<draw:image xlink:href="../Images/AРМІЯINFORM/2023-04-05T77-00-00-04-00/zabezpechennya-zhitlom-1page-0013-1-150x150.jpg" xlink:type="simple" xlink:show="embed" xlink:actuate="onLoad" draw:mime-type="image/jpeg"/>
</draw:frame>
</text:a>
</text:p>
      <text:p text:style-name="P4">
<text:a xlink:type="simple" xlink:href="https://armyinform.com.ua/wp-content/uploads/2023/04/zabezpechennya-zhitlom-1page-0014-1.jpg" text:style-name="Internet_20_link" text:visited-style-name="Visited_20_Internet_20_Link">
<draw:frame draw:style-name="fr1" draw:name="Image358" text:anchor-type="as-char" svg:width="6.9236in" svg:height="6.9236in" draw:z-index="0">
<draw:image xlink:href="../Images/AРМІЯINFORM/2023-04-05T77-00-00-04-00/zabezpechennya-zhitlom-1page-0014-1-150x150.jpg" xlink:type="simple" xlink:show="embed" xlink:actuate="onLoad" draw:mime-type="image/jpeg"/>
</draw:frame>
</text:a>
</text:p>
      <text:p text:style-name="P4">
<text:a xlink:type="simple" xlink:href="https://armyinform.com.ua/wp-content/uploads/2023/04/zabezpechennya-zhitlom-1page-0015-1.jpg" text:style-name="Internet_20_link" text:visited-style-name="Visited_20_Internet_20_Link">
<draw:frame draw:style-name="fr1" draw:name="Image359" text:anchor-type="as-char" svg:width="6.9236in" svg:height="6.9236in" draw:z-index="0">
<draw:image xlink:href="../Images/AРМІЯINFORM/2023-04-05T77-00-00-04-00/zabezpechennya-zhitlom-1page-0015-1-150x150.jpg" xlink:type="simple" xlink:show="embed" xlink:actuate="onLoad" draw:mime-type="image/jpeg"/>
</draw:frame>
</text:a>
</text:p>
      <text:p text:style-name="P4">
<text:a xlink:type="simple" xlink:href="https://armyinform.com.ua/wp-content/uploads/2023/04/zabezpechennya-zhitlom-1page-0016-1.jpg" text:style-name="Internet_20_link" text:visited-style-name="Visited_20_Internet_20_Link">
<draw:frame draw:style-name="fr1" draw:name="Image360" text:anchor-type="as-char" svg:width="6.9236in" svg:height="6.9236in" draw:z-index="0">
<draw:image xlink:href="../Images/AРМІЯINFORM/2023-04-05T77-00-00-04-00/zabezpechennya-zhitlom-1page-0016-1-150x150.jpg" xlink:type="simple" xlink:show="embed" xlink:actuate="onLoad" draw:mime-type="image/jpeg"/>
</draw:frame>
</text:a>
</text:p>
      <text:p text:style-name="P4">
News Source: <text:a xlink:type="simple" xlink:href="https://armyinform.com.ua/2023/04/05/zhytlo-dlya-veteraniv-pokrokova-instrukcziya/" text:style-name="Internet_20_link" text:visited-style-name="Visited_20_Internet_20_Link">
https://armyinform.com.ua/2023/04/05/zhytlo-dlya-veteraniv-pokrokova-instrukcziya/</text:a>
</text:p>
      <!--NEWS-->
      <text:h text:style-name="P10" text:outline-level="1">
<text:span text:style-name="T4">
Ukrainian Armored vehicles have restored the production of mortar shots: more than 100 thousand already in the Armed Forces</text:span>
</text:h>
      <text:p text:style-name="P4">
Author: ['Олег Мащенко']</text:p>
      <text:p text:style-name="P4">
Time: 2023-04-05T78:00:00-04:00</text:p>
      <text:p text:style-name="P4">
Description: The designer-vibrant-vibrants “Ukrainian armored vehicles” was able t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foto1-miny.jpg" text:style-name="Internet_20_link" text:visited-style-name="Visited_20_Internet_20_Link">
foto1-miny.jpg</text:a>
', '<text:a xlink:type="simple" xlink:href="https://armyinform.com.ua/wp-content/uploads/2023/04/foto2-miny1.jpg" text:style-name="Internet_20_link" text:visited-style-name="Visited_20_Internet_20_Link">
foto2-miny1.jpg</text:a>
', '<text:a xlink:type="simple" xlink:href="https://armyinform.com.ua/wp-content/uploads/2023/04/foto3-miny2.jpg" text:style-name="Internet_20_link" text:visited-style-name="Visited_20_Internet_20_Link">
foto3-miny2.jpg</text:a>
']</text:p>
      <text:p text:style-name="P4">
Tags: ['STOPRUSSIA', 'АГРЕСІЯ РФ', 'ВИРОБНИЦТВО БОЄПРИПАСІВ', 'ВІЙНА', 'ВТОРГНЕННЯ РФ', 'МІНОМЕТИ', 'СНАРЯДИ']</text:p>
      <text:p text:style-name="P4">
Category: News</text:p>
      <!--METADATA-->
      <text:p text:style-name="P4">
<draw:frame draw:style-name="fr1" draw:name="Image361" text:anchor-type="as-char" svg:width="6.9236in" svg:height="4.633042in" draw:z-index="0">
<draw:image xlink:href="../Images/AРМІЯINFORM/2023-04-05T78-00-00-04-00/foto1-miny.jpg" xlink:type="simple" xlink:show="embed" xlink:actuate="onLoad" draw:mime-type="image/jpeg"/>
</draw:frame>
Mortar shots of Ukrainian production. Photo: "Ukrainian armored vehicles"</text:p>
      <text:p text:style-name="P4">
** Design and production enterprise "Ukrainian armored vehicles" the restoration of serial production of mortar shots of 60 mm caliber and already transmitted more</text:p>
      <ul>
        <li>
For the first time in Ukraine, Ukrainian armored vehicles have used the Nativ approach of Tabbas not a mine of 60 mm of caliber, but a shot. A mortar shot from our enterprise is a fully equipped with a maximum powder charger that is hermetically packed in an individual tube. It can be used immediately in positions without additional preparation, which adds to our military mobility. Today it is the only Ukrainian mortar shot produced by domestic MIC, - Belbas explained.</li>
      </ul>
      <text:p text:style-name="P4">
<draw:frame draw:style-name="fr1" draw:name="Image362" text:anchor-type="as-char" svg:width="6.9236in" svg:height="3.894525in" draw:z-index="0">
<draw:image xlink:href="../Images/AРМІЯINFORM/2023-04-05T78-00-00-04-00/foto2-miny1.jpg" xlink:type="simple" xlink:show="embed" xlink:actuate="onLoad" draw:mime-type="image/jpeg"/>
</draw:frame>
Mortar shots of Ukrainian production. _Foto: "Ukrainian armored vehicles" _</text:p>
      <text:p text:style-name="P4">
It should be noted that the classic mine of the post -Soviet model is the corps of the established cartridge and the undermining, all the components of which are already screwed in the premiums, which requires higher level of training from artillerymen and more than the time of the combat task.</text:p>
      <text:p text:style-name="P4">
According to Vladislav Belbas, the 60-mm mortar shot of the production of "Ukrainian armored vehicles" after the test was adopted by the Armed Forces at the end of 2018. Since 2019, mass production has begun for the needs of the Ukrainian army.</text:p>
      <ul>
        <li>
Unfortunately, with the beginning of a large -scale invasion of the enterprise's production power was lost, some were occupied. At this moment, Ukrainian armored vehicles, using the principles of distribution production, restored the possibilities of serial production, which are urgently needed for the forces of ammunition forces, said Belbas.</li>
      </ul>
      <text:p text:style-name="P4">
<draw:frame draw:style-name="fr1" draw:name="Image363" text:anchor-type="as-char" svg:width="6.9236in" svg:height="4.894269in" draw:z-index="0">
<draw:image xlink:href="../Images/AРМІЯINFORM/2023-04-05T78-00-00-04-00/foto3-miny2.jpg" xlink:type="simple" xlink:show="embed" xlink:actuate="onLoad" draw:mime-type="image/jpeg"/>
</draw:frame>
Mortar shots of Ukrainian production. _Foto: "Ukrainian armored vehicles" _</text:p>
      <text:p text:style-name="P4">
According to the head of the enterprise, at this time "Ukrainian armored vehicles" has possible to expand and systematize the production of mortar shock 60 mm. There are also 82mm and 120 mm caliber shots in the form of experimental samples. And in agreement with the customers, the enterprise is able to increase the production of its products.</text:p>
      <text:p text:style-name="P4">
News Source: <text:a xlink:type="simple" xlink:href="https://armyinform.com.ua/2023/04/05/pidpryyemstvo-ukrayinska-bronetehnika-vidnovylo-vyrobnycztvo-minometnyh-postriliv-ponad-100-tysyach-vzhe-u-zsu/" text:style-name="Internet_20_link" text:visited-style-name="Visited_20_Internet_20_Link">
https://armyinform.com.ua/2023/04/05/pidpryyemstvo-ukrayinska-bronetehnika-vidnovylo-vyrobnycztvo-minometnyh-postriliv-ponad-100-tysyach-vzhe-u-zsu/</text:a>
</text:p>
      <!--NEWS-->
      <text:h text:style-name="P10" text:outline-level="1">
<text:span text:style-name="T4">
Ministry of Veterans prepares a pilot project in four regions of Ukraine for the introduction of a veteran assistant</text:span>
</text:h>
      <text:p text:style-name="P4">
Author: ['АРМІЯINFORM']</text:p>
      <text:p text:style-name="P4">
Time: 2023-04-05T79:00:00-04:00</text:p>
      <text:p text:style-name="P4">
Description: About CELLEMEL, URIROVIS PORTAL. Minіtystvo at the right of veteran -pratsuu above ... the war with Ukraine 2022, the war with Ukraine is the latest news today, the news war with Ukraine 2022 is the last for today, will there be a war between Ukraine and Russia and when, the war with Ukraine will be or not, or not, it will be, Will there be a war with Ukraine in the near future, they say, the war with Ukraine, Ukrainian news today, Ukrainian news in Ukrainian media in Russian</text:p>
      <text:p text:style-name="P4">
Images: ['<text:a xlink:type="simple" xlink:href="https://armyinform.com.ua/wp-content/uploads/2023/04/c9d8d0c-bumble-dee-depositphotos-1320.jpg" text:style-name="Internet_20_link" text:visited-style-name="Visited_20_Internet_20_Link">
c9d8d0c-bumble-dee-depositphotos-1320.jpg</text:a>
']</text:p>
      <text:p text:style-name="P4">
Tags: ['STOPRUSSIA', 'АГРЕСІЯ РФ', 'ВЕТЕРАНИ АТО/ООС', 'ВІЙНА', 'ВТОРГНЕННЯ РФ', 'МІНВЕТЕРАНІВ', 'УРЯДОВИЙ ПОРТАЛ']</text:p>
      <text:p text:style-name="P4">
Category: News</text:p>
      <!--METADATA-->
      <text:p text:style-name="P4">
<draw:frame draw:style-name="fr1" draw:name="Image364" text:anchor-type="as-char" svg:width="6.9236in" svg:height="3.565654in" draw:z-index="0">
<draw:image xlink:href="../Images/AРМІЯINFORM/2023-04-05T79-00-00-04-00/c9d8d0c-bumble-dee-depositphotos-1320.jpg" xlink:type="simple" xlink:show="embed" xlink:actuate="onLoad" draw:mime-type="image/jpeg"/>
</draw:frame>
Illustrative photo</text:p>
      <text:p text:style-name="P4">
About it <text:a xlink:type="simple" xlink:href="https://www.kmu.gov.ua/news/yuliia-laputina-minveteraniv-hotuie-pilotnyi-proekt-u-chotyrokh-oblastiakh-ukrainy-iz-vprovadzhennia-pomichnyka-veterana" text:style-name="Internet_20_link" text:visited-style-name="Visited_20_Internet_20_Link">
reports</text:a>
Government portal.</text:p>
      <text:p text:style-name="P4">
The Ministry of Veterans Affairs is working on the introduction of a veteran institute in Ukraine. The pilot project is currently planned in four -year -olds - Lviv, Vinnytsia, Dnipropetrovsk and Mykolaiv.</text:p>
      <text:p text:style-name="P4">
The Minister of Veterans of Ukraine Yulia Laputina announced this during a period of transmission on Ukrainian Radio on Wednesday, April 5.</text:p>
      <text:p text:style-name="P4">
“We plan that in the Ukrainian communities, on the principle of" Rivne - Rivne "will work specially trained people who will establish communication veterans with the whole bureaucratic system, will assist with the necessary information on social guarantees and veterans services. Each assistant will answer for a certain number of veterans in the community, ”said the headmaster.</text:p>
      <text:p text:style-name="P4">
In addition, future assistants will also teach the features of psychological development with people who have returned from the war zone. In the future, this project will be scaled throughout the country.</text:p>
      <text:p text:style-name="P4">
Currently, Ministry of Veterans are developing requirements for assistants and algorithm work with veterans. The priority for this position is veterans and veterans who will show such a desire, as well as members of their families and families of fallen soldiers.</text:p>
      <text:p text:style-name="P4">
“Ukrainian society should be ready for the mass return of our soldiers after winning the war and qualitative reintegration of them to the peaceful life of the communities. Our policy and our philosophy that veteran policy is a national security, an element of state stability and it has to be realized through a human -centric approach, ”Yulia Laputina emphasized.</text:p>
      <text:p text:style-name="P4">
News Source: <text:a xlink:type="simple" xlink:href="https://armyinform.com.ua/2023/04/05/minveteraniv-gotuye-pilotnyj-proekt-u-chotyroh-oblastyah-ukrayiny-iz-vprovadzhennya-pomichnyka-veterana/" text:style-name="Internet_20_link" text:visited-style-name="Visited_20_Internet_20_Link">
https://armyinform.com.ua/2023/04/05/minveteraniv-gotuye-pilotnyj-proekt-u-chotyroh-oblastyah-ukrayiny-iz-vprovadzhennya-pomichnyka-veterana/</text:a>
</text:p>
      <!--NEWS-->
      <text:h text:style-name="P10" text:outline-level="1">
<text:span text:style-name="T4">
Ukraine considers Poland not only its partner, but also a friend forever - Volodymyr Zelenskyy</text:span>
</text:h>
      <text:p text:style-name="P4">
Author: ['АРМІЯINFORM']</text:p>
      <text:p text:style-name="P4">
Time: 2023-04-05T80:00:00-04:00</text:p>
      <text:p text:style-name="P4">
Description: At the OFITSIIT -VIZITA, President of Ukraine President Volodymyr Zelensky ... The war with Ukraine 2022, the war with Ukraine is th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712bcf8f7bca16746b914601e5cfc88_1680693297_extra_large.jpeg" text:style-name="Internet_20_link" text:visited-style-name="Visited_20_Internet_20_Link">
2712bcf8f7bca16746b914601e5cfc88_1680693297_extra_large.jpeg</text:a>
']</text:p>
      <text:p text:style-name="P4">
Tags: ['STOPRUSSIA', 'АГРЕСІЯ РФ', 'АНДЖЕЙ ДУДА', 'ВІЙНА', 'ВОЛОДИМИР ЗЕЛЕНСЬКИЙ', 'ВТОРГНЕННЯ РФ', 'ОФІС ПРЕЗИДЕНТА УКРАЇНИ', 'ПОЛЬЩА']</text:p>
      <text:p text:style-name="P4">
Category: News</text:p>
      <!--METADATA-->
      <text:p text:style-name="P4">
<draw:frame draw:style-name="fr1" draw:name="Image365" text:anchor-type="as-char" svg:width="6.9236in" svg:height="4.617948in" draw:z-index="0">
<draw:image xlink:href="../Images/AРМІЯINFORM/2023-04-05T80-00-00-04-00/2712bcf8f7bca16746b914601e5cfc88_1680693297_extra_large.jpeg" xlink:type="simple" xlink:show="embed" xlink:actuate="onLoad" draw:mime-type="image/jpeg"/>
</draw:frame>
Within the framework of the official visit to the Republic of Poland, President of Ukraine Volodymyrzelensky met with President of Poland Andrzej Duda.</text:p>
      <text:p text:style-name="P4">
About it reports the office of the President of Ukraine.</text:p>
      <text:p text:style-name="P4">
The head of the Ukrainian state expressed gratitude personally to the leader of Poland, the first Ladiagati Cornhauser-Doudi, Prime Minister Mateusz Moravtsky, government commandite to the whole Polish people for the brotherhood and real friendship, which they have renovated during the large-scale invasion of Russia.</text:p>
      <text:p text:style-name="P4">
“I want to thank you for the fact that you, our powerful neighbors, did not give and do not give for the sake, you help us. If Ukraine falls, we know that Russia will stop there and go on, ”said Volodymyr Zelenskyy at a meeting with media offers as a result of negotiations with Andrzej Duda in Warsaw.</text:p>
      <text:p text:style-name="P4">
During the negotiations that took place both in a narrow circle and in the expanded format, the parties touched a number of issues, including: strengthening of Ukrainian army, returning Russian children illegally deported by Russia, supporting Ukraine's membership in the European Union and Euro -Atlantic integration.</text:p>
      <text:p text:style-name="P4">
“We consider Poland not only a partner, but also a friend forever. I thank you, Andzeya, for having built such a friendly relationship with you. Today, we have a strong relationship-not just pragmatic, but human. This is very important in historical and any issues that I am sure that we will definitely solve, ”the head of state said.</text:p>
      <text:p text:style-name="P4">
-The president of Ukraine emphasized that our state has received the status of a candidate for members of the European Union thanks to the help of many partners, but above all -thanks to Poland, which demonstrated uncompromising support.</text:p>
      <text:p text:style-name="P4">
“I would like to say to all our partners who are constantly looking for compromises of Ukraine's NATO, which in this matter our country will be uncompromising. Ivodnyachny, which is on this way with us - Poland, ”he added.</text:p>
      <text:p text:style-name="P4">
The head of state also thanked for the powerful defense package, which would strengthen Ukrainian defenders on the battlefield.</text:p>
      <text:p text:style-name="P4">
"After all, they are at risk of their lives not only for the sake of the life of Ukrainians, but also for your children, children of Europe," Volodymyr Zelenskyy said.</text:p>
      <text:p text:style-name="P4">
"Today we are here in Warsaw, and there, in the trenches of Bakhmut, Marinka, Avdiivka. There are our people, real warriors - men, women, absolutely strengths, which we, unfortunately, through Russia we lose daily," - He added.-“It will really become as much as possible by our businesses, our peoples. It is extremely important for us that Poland is one of the main partners in the reconstruction of Ukraine. This should not only be helping Ukraine, but above all it should be profitable. And we very much want Polish business to be one of the leaders in our market and necessarily come to us, ”the President of Ukraine emphasized.</text:p>
      <text:p text:style-name="P4">
Volodymyr Zelensky expressed his gratitude to the Polish citizens who have been presented to Ukrainians since the beginning of a large -scale invasion of Russia.</text:p>
      <text:p text:style-name="P4">
“You can forget about this or that economic project, because history is long. But Ukraine will never forget your citizen attitude to our citizens. Low bow and glory to Ukraine!” Said the Head of State.</text:p>
      <text:p text:style-name="P4">
For his part, Andrzej Duda emphasized that for him - a great joy from the names of the Poles to greet today in Warsaw President of Ukraine Volodymyrazellensky and the first Lady Elena Zelensk. He emphasized that this is the first -time foreign visit of the Ukrainian leader since the beginning of Russia's large -scale interference to Ukraine.</text:p>
      <text:p text:style-name="P4">
The Polish leader noted that the focus during this visit is a defense cooperation. Andrzej Duda noted that Poland is the largest partners of Ukraine in military assistance. In particular, his country transmitted hundreds of tanks, the Crab SAU, the missiles of the Ukrainian Army, so that it is bombable to restrain Russia's aggression, whose expansive plans apply to other Europe's other, which gained independence after 1989.</text:p>
      <text:p text:style-name="P4">
“Ukraine first gave her a decisive repel. We thank everyone who supports Ukraine, and we assure that we will continue to support you, ”the President of Poland emphasized.</text:p>
      <text:p text:style-name="P4">
News Source: <text:a xlink:type="simple" xlink:href="https://armyinform.com.ua/2023/04/05/ukrayina-vvazhaye-polshhu-ne-lyshe-svoyim-partnerom-a-j-drugom-naviky-volodymyr-zelenskyj/" text:style-name="Internet_20_link" text:visited-style-name="Visited_20_Internet_20_Link">
https://armyinform.com.ua/2023/04/05/ukrayina-vvazhaye-polshhu-ne-lyshe-svoyim-partnerom-a-j-drugom-naviky-volodymyr-zelenskyj/</text:a>
</text:p>
      <!--NEWS-->
      <text:h text:style-name="P10" text:outline-level="1">
<text:span text:style-name="T4">
Another Russian helicopter Ka-52 has been destroyed</text:span>
</text:h>
      <text:p text:style-name="P4">
Author: ['АРМІЯINFORM']</text:p>
      <text:p text:style-name="P4">
Time: 2023-04-05T81:00:00-04:00</text:p>
      <text:p text:style-name="P4">
Description: About the General Staff of the ZSU at Facebook. “On the SCID Front of our Wonya ... The war with Ukraine 2022, the war with Ukraine is the latest news today, the news of the war with Ukraine 2022 is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4/339923826_1527524527771380_1703833838219506002_n.jpg" text:style-name="Internet_20_link" text:visited-style-name="Visited_20_Internet_20_Link">
339923826_1527524527771380_1703833838219506002_n.jpg</text:a>
']</text:p>
      <text:p text:style-name="P4">
Tags: ['АГРЕСІЯ РФ', 'ВІЙНА', 'ВТОРГНЕННЯ РФ', 'ВТРАТИ ВОРОГА', 'КА-52']</text:p>
      <text:p text:style-name="P4">
Category: News</text:p>
      <!--METADATA-->
      <text:p text:style-name="P4">
<draw:frame draw:style-name="fr1" draw:name="Image366" text:anchor-type="as-char" svg:width="6.9236in" svg:height="3.883237in" draw:z-index="0">
<draw:image xlink:href="../Images/AРМІЯINFORM/2023-04-05T81-00-00-04-00/339923826_1527524527771380_1703833838219506002_n.jpg" xlink:type="simple" xlink:show="embed" xlink:actuate="onLoad" draw:mime-type="image/jpeg"/>
</draw:frame>
About it <text:a xlink:type="simple" xlink:href="https://www.facebook.com/GeneralStaff.ua/posts/pfbid03443hHweHB6MCqhm1PNpweErFR5TnGFKFJPjioei9SdcoMPi82tnUxc7fFi1LZLqml" text:style-name="Internet_20_link" text:visited-style-name="Visited_20_Internet_20_Link">
reports</text:a>
Armed Forces General Staff on Facebook.</text:p>
      <text:p text:style-name="P4">
“On the Eastern Front, our soldiers destroyed the Russian helicopter KA-52.</text:p>
      <text:p text:style-name="P4">
Let's stand and win!”, - the message reads.</text:p>
      <text:p text:style-name="P4">
News Source: <text:a xlink:type="simple" xlink:href="https://armyinform.com.ua/2023/04/05/na-shidnomu-fronti-nashi-voyiny-znyshhyly-rosijskyj-vertolit-ka-52/" text:style-name="Internet_20_link" text:visited-style-name="Visited_20_Internet_20_Link">
https://armyinform.com.ua/2023/04/05/na-shidnomu-fronti-nashi-voyiny-znyshhyly-rosijskyj-vertolit-ka-52/</text:a>
</text:p>
      <!--NEWS-->
      <text:h text:style-name="P10" text:outline-level="1">
<text:span text:style-name="T4">
GUR appeals to the residents of the temporarily occupied Crimea on cooperation with the Defense Forces of Ukraine</text:span>
</text:h>
      <text:p text:style-name="P4">
Author: ['АРМІЯINFORM']</text:p>
      <text:p text:style-name="P4">
Time: 2023-04-05T82:00:00-04:00</text:p>
      <text:p text:style-name="P4">
Description: About the gorus of the Moscow State University of Medice: “Resident Crim, Dyaku, you are for Yakіsnu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2/gur.webp" text:style-name="Internet_20_link" text:visited-style-name="Visited_20_Internet_20_Link">
gur.webp</text:a>
']</text:p>
      <text:p text:style-name="P4">
Tags: ['STOPRUSSIA', 'АГРЕСІЯ РФ', 'ВІЙНА', 'ВТОРГНЕННЯ РФ', 'ГУР МО УКРАЇНИ', 'СОЦЗАХИСТ']</text:p>
      <text:p text:style-name="P4">
Category: News</text:p>
      <!--METADATA-->
      <text:p text:style-name="P4">
<draw:frame draw:style-name="fr1" draw:name="Image367" text:anchor-type="as-char" svg:width="6.9236in" svg:height="3.894525in" draw:z-index="0">
<draw:image xlink:href="../ConvertedIMGs/AРМІЯINFORM/2023-04-05T82-00-00-04-00/gur.png" xlink:type="simple" xlink:show="embed" xlink:actuate="onLoad" draw:mime-type="image/png"/>
</draw:frame>
This is stated in <text:a xlink:type="simple" xlink:href="https://gur.gov.ua/content/hur-mo-ukrainy-zvertaietsia-do-meshkantsiv-tymchasovo-okupovanoho-krymu-shchodo-spivpratsi-z-sylamy-oborony-ukrainy.html" text:style-name="Internet_20_link" text:visited-style-name="Visited_20_Internet_20_Link">
message</text:a>
GUR MO UKRAINE:</text:p>
      <text:p text:style-name="P4">
“Inhabitants of Crimea, thank you for the quality cooperation and the approach of defeaters!</text:p>
      <text:p text:style-name="P4">
The determination of the military-political leadership of Ukraine, the Ukrainian Society of Defense Forces of Ukraine in the issue of returning all temporarily occupied by Russian invaders of Ukrainian lands, as well as your support, bring our victory closer!</text:p>
      <text:p text:style-name="P4">
<text:span text:style-name="T4">
 We ask and continue to report information about the location of the occupation forces of the hub: </text:span>
</text:p>
      <ul>
        <li>
dislocation points, residence of the personnel and management of the occupation troops; * warehouses of storage of shells and fuel and lubricants; * points of placement, storage and repair of military equipment; * places of placement of Rer and Reb means(Haraker Label: Antenna TA locators); * headquarters and points of management of occupation troops; * storage places and points of duty of air defense products(Air defense).</li>
      </ul>
      <text:p text:style-name="P4">
Разом виженемо окупантів з рідної землі!</text:p>
      <text:p text:style-name="P4">
Слава Україні!».</text:p>
      <text:p text:style-name="P4">
News Source: <text:a xlink:type="simple" xlink:href="https://armyinform.com.ua/2023/04/05/gur-mo-ukrayiny-zvertayetsya-do-meshkancziv-tymchasovo-okupovanogo-krymu-shhodo-spivpraczi-z-sylamy-oborony-ukrayiny/" text:style-name="Internet_20_link" text:visited-style-name="Visited_20_Internet_20_Link">
https://armyinform.com.ua/2023/04/05/gur-mo-ukrayiny-zvertayetsya-do-meshkancziv-tymchasovo-okupovanogo-krymu-shhodo-spivpraczi-z-sylamy-oborony-ukrayiny/</text:a>
</text:p>
      <!--NEWS-->
      <text:h text:style-name="P10" text:outline-level="1">
<text:span text:style-name="T4">
During the day of defense forces repelled more than 40 invaders attacks</text:span>
</text:h>
      <text:p text:style-name="P4">
Author: ['АРМІЯINFORM']</text:p>
      <text:p text:style-name="P4">
Time: 2023-04-05T83:00:00-04:00</text:p>
      <text:p text:style-name="P4">
Description: About the General Headquarters of the Zbroyshany forces of Ukraine. - The opponent is swayed ...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4-7-1.jpg" text:style-name="Internet_20_link" text:visited-style-name="Visited_20_Internet_20_Link">
4-7-1.jpg</text:a>
']</text:p>
      <text:p text:style-name="P4">
Tags: ['STOPRUSSIA', 'АГРЕСІЯ РФ', 'ВІЙНА', 'ВТОРГНЕННЯ РФ', 'ВТРАТИ ВОРОГА', 'ГШ ЗСУ']</text:p>
      <text:p text:style-name="P4">
Category: News</text:p>
      <!--METADATA-->
      <text:p text:style-name="P4">
<draw:frame draw:style-name="fr1" draw:name="Image368" text:anchor-type="as-char" svg:width="6.9236in" svg:height="5.009994in" draw:z-index="0">
<draw:image xlink:href="../Images/AРМІЯINFORM/2023-04-05T83-00-00-04-00/4-7-1.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XvaP348ULJjaxc4FchgCzmoBpUUayVR6xuvTTdsgyv8kgg5earRwtyPk1VJFU4cZl" text:style-name="Internet_20_link" text:visited-style-name="Visited_20_Internet_20_Link">
reports</text:a>
General Staff of the Armed Forces of Ukraine.</text:p>
      <ul>
        <li>
The enemy continues to concentrate the main efforts on leading the offensives in Liman, Bakhmut, Avdiiv and Mariinsky directions. More than 40 invaders' attacks were reflected. The settlements of Bakhmut, Avdiivka and Marinka are opened at the epicenter of the fighting, - the testimony reads.</li>
      </ul>
      <text:p text:style-name="P4">
According to the Armed Forces General Staff, during the day the enemy struck 3 rocket and 21 Aviation strike, carried out more than 35 shelling from the reactive systems of the railway system at the positions of our troops and civilian infrastructure of settlements.</text:p>
      <text:p text:style-name="P4">
The probability of missile and aviation strikes throughout Ukraine is high.</text:p>
      <text:p text:style-name="P4">
News Source: <text:a xlink:type="simple" xlink:href="https://armyinform.com.ua/2023/04/05/protyagom-doby-syly-oborony-vidbyly-ponad-40-atak-okupantiv/" text:style-name="Internet_20_link" text:visited-style-name="Visited_20_Internet_20_Link">
https://armyinform.com.ua/2023/04/05/protyagom-doby-syly-oborony-vidbyly-ponad-40-atak-okupantiv/</text:a>
</text:p>
      <!--NEWS-->
      <text:h text:style-name="P10" text:outline-level="1">
<text:span text:style-name="T4">
Russian invaders strengthen counterintelligence and police regimes for temporarily occupied Kherson region</text:span>
</text:h>
      <text:p text:style-name="P4">
Author: ['АРМІЯINFORM']</text:p>
      <text:p text:style-name="P4">
Time: 2023-04-05T84:00:00-04:00</text:p>
      <text:p text:style-name="P4">
Description: About the General Headquarters of the Zbroyshany forces of Ukraine. - Zokrem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rosiia-vyznachylasia-z-holovnymy-udaramy-po-ukraini-1024x731-1.webp" text:style-name="Internet_20_link" text:visited-style-name="Visited_20_Internet_20_Link">
rosiia-vyznachylasia-z-holovnymy-udaramy-po-ukraini-1024x731-1.webp</text:a>
']</text:p>
      <text:p text:style-name="P4">
Tags: ['STOPRUSSIA', 'АГРЕСІЯ РФ', 'ВІЙНА', 'ВТОРГНЕННЯ РФ', 'ГШ ЗСУ', 'ХЕРСОНЩИНА']</text:p>
      <text:p text:style-name="P4">
Category: News</text:p>
      <!--METADATA-->
      <text:p text:style-name="P4">
<draw:frame draw:style-name="fr1" draw:name="Image369" text:anchor-type="as-char" svg:width="6.9236in" svg:height="4.942531in" draw:z-index="0">
<draw:image xlink:href="../ConvertedIMGs/AРМІЯINFORM/2023-04-05T84-00-00-04-00/rosiia-vyznachylasia-z-holovnymy-udaramy-po-ukraini-1024x731-1.png" xlink:type="simple" xlink:show="embed" xlink:actuate="onLoad" draw:mime-type="image/png"/>
</draw:frame>
Illustrative photo</text:p>
      <text:p text:style-name="P4">
<text:span text:style-name="T4">
 🔥 Situation on Russian invasion </text:span>
</text:p>
      <text:p text:style-name="P4">
About it <text:a xlink:type="simple" xlink:href="https://www.facebook.com/GeneralStaff.ua/posts/pfbid02XvaP348ULJjaxc4FchgCzmoBpUUayVR6xuvTTdsgyv8kgg5earRwtyPk1VJFU4cZl" text:style-name="Internet_20_link" text:visited-style-name="Visited_20_Internet_20_Link">
reports</text:a>
General Staff of the Armed Forces of Ukraine.</text:p>
      <ul>
        <li>
In particular, in the Kakhovsky district, starting on March 23 this year, raid events of the Armed Forces of the Russian Federation on checking personal phones in the local population for photo-tavernava materials, as well as "forbidden" content are ongoing. During such inspectors conduct searches in the homes of the locals. First of all, those who make phone calls to free Ukraine are inspected, - the General Staff of the Armed Forces of Ukraine reports.</li>
      </ul>
      <text:p text:style-name="P4">
News Source: <text:a xlink:type="simple" xlink:href="https://armyinform.com.ua/2023/04/05/rosijski-okupanty-posylyuyut-kontrrozviduvalnyj-ta-policzejskyj-rezhymy-na-tymchasovo-zajnyatij-hersonshhyni/" text:style-name="Internet_20_link" text:visited-style-name="Visited_20_Internet_20_Link">
https://armyinform.com.ua/2023/04/05/rosijski-okupanty-posylyuyut-kontrrozviduvalnyj-ta-policzejskyj-rezhymy-na-tymchasovo-zajnyatij-hersonshhyni/</text:a>
</text:p>
      <!--NEWS-->
      <text:h text:style-name="P10" text:outline-level="1">
<text:span text:style-name="T4">
The more military aid will come to Ukraine, the faster the situation in Bakhmut will change - President of Ukraine</text:span>
</text:h>
      <text:p text:style-name="P4">
Author: ['АРМІЯINFORM']</text:p>
      <text:p text:style-name="P4">
Time: 2023-04-05T85:00:00-04:00</text:p>
      <text:p text:style-name="P4">
Description: Situations in the MISTI BAHMUTI on the Donechyni that on the same Dlyanki front in Ukrainian, d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4f50273bfbfa55d421b996be06787e2c_1680700426_extra_large.jpeg" text:style-name="Internet_20_link" text:visited-style-name="Visited_20_Internet_20_Link">
4f50273bfbfa55d421b996be06787e2c_1680700426_extra_large.jpeg</text:a>
']</text:p>
      <text:p text:style-name="P4">
Tags: ['STOPRUSSIA', 'АГРЕСІЯ РФ', 'ВІЙНА', 'ВОЛОДИМИР ЗЕЛЕНСЬКИЙ', 'ВТОРГНЕННЯ РФ', 'ОФІС ПРЕЗИДЕНТА УКРАЇНИ', 'ПОЛЬЩА']</text:p>
      <text:p text:style-name="P4">
Category: News</text:p>
      <!--METADATA-->
      <text:p text:style-name="P4">
<draw:frame draw:style-name="fr1" draw:name="Image370" text:anchor-type="as-char" svg:width="6.9236in" svg:height="4.617948in" draw:z-index="0">
<draw:image xlink:href="../Images/AРМІЯINFORM/2023-04-05T85-00-00-04-00/4f50273bfbfa55d421b996be06787e2c_1680700426_extra_large.jpeg" xlink:type="simple" xlink:show="embed" xlink:actuate="onLoad" draw:mime-type="image/jpeg"/>
</draw:frame>
The situation in the city of Bakhmuta in Donetsk and other areas of the front in Ukraine, where heavy fighting with Russian invaders is ongoing, depends not only on the departure of the Ukrainian military, but also on the speed and volume of receipts from international partners. This was stated by the President of Ukraine Volodymyr Zelensky during a meeting with media representatives after the negotiations of Polish President Andrzej Duda in Warsaw.</text:p>
      <text:p text:style-name="P4">
About it <text:a xlink:type="simple" xlink:href="https://president.gov.ua/news/sho-bilshe-nadhoditime-v-ukrayinu-vijskovoyi-dopomogi-shvids-82105" text:style-name="Internet_20_link" text:visited-style-name="Visited_20_Internet_20_Link">
reports</text:a>
Office of the President of Ukraine.</text:p>
      <text:p text:style-name="P4">
“The most difficult situation in our country is in Bakhmut. The most visualing of different weapons, artillery - exactly there. There is a very, very difficult history. And daily - a deficit: that is artillery, enough shells in our pages, then there are less. This happens daily. That is the success in some parts of the Khbakhmut, we go forward, then it is not, and we go back to position again. Alema is in Bakhmut, and the enemy does not control the city. This is the situation today, ”Volodymyr Zelenskyy explained, answering questions of journalists.</text:p>
      <text:p text:style-name="P4">
The head of state reminded that the commander of the Land Forces of the Armed Forces of Ukraine, the commander of the Khortytsa, Colonel-General Oleksandr Sirsky, for whom the main efficiency of personnel, is reported by the commander of the Land Forces of the Armed Forces of Ukraine.</text:p>
      <text:p text:style-name="P4">
“The most important thing for me is our military. And, of course, if there is a moment of more and more events and the danger that we can lose the personnel of the result, the correct solutions of the general on the spot will be appropriate. It was sure, ”the President emphasized.</text:p>
      <text:p text:style-name="P4">
Volodymyr Zelensky emphasized: the more and faster they come to Ukraine and ammunition, the faster the armed forces will change the situation not only in the Ughmuti, but also in other areas of the front in our country.</text:p>
      <text:p text:style-name="P4">
For his part, Andrzej Duda, answering questions about plans for Ukraine's combat aircraft, noted that Poland was given four-mig-29 from its warehouses during the last months. The transfer of four more is in the process.</text:p>
      <text:p text:style-name="P4">
“That is, eight. We are ready - and I spoke about it to the President - to pass the furnishness of the aircraft that prepare for it, ”the leader of Poland said.</text:p>
      <text:p text:style-name="P4">
News Source: <text:a xlink:type="simple" xlink:href="https://armyinform.com.ua/2023/04/05/shho-bilshe-nadhodytyme-v-ukrayinu-vijskovoyi-dopomogy-to-shvydshe-zminyuvatymetsya-sytuacziya-v-bahmuti-j-na-inshyh-dilyankah-frontu-prezydent/" text:style-name="Internet_20_link" text:visited-style-name="Visited_20_Internet_20_Link">
https://armyinform.com.ua/2023/04/05/shho-bilshe-nadhodytyme-v-ukrayinu-vijskovoyi-dopomogy-to-shvydshe-zminyuvatymetsya-sytuacziya-v-bahmuti-j-na-inshyh-dilyankah-frontu-prezydent/</text:a>
</text:p>
      <!--NEWS-->
      <text:h text:style-name="P10" text:outline-level="1">
<text:span text:style-name="T4">
Aviation of Defense Forces per day struck 12 beats in the occupants' concentration areas</text:span>
</text:h>
      <text:p text:style-name="P4">
Author: ['АРМІЯINFORM']</text:p>
      <text:p text:style-name="P4">
Time: 2023-04-05T86:00:00-04:00</text:p>
      <text:p text:style-name="P4">
Description: About the General Headquarters of the Zbroyshany forces of Ukraine. - Our Zahisniki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ІЙНА', 'ВТОРГНЕННЯ РФ', 'ВТРАТИ ВОРОГА']</text:p>
      <text:p text:style-name="P4">
Category: News</text:p>
      <!--METADATA-->
      <text:p text:style-name="P4">
<draw:frame draw:style-name="fr1" draw:name="Image371" text:anchor-type="as-char" svg:width="6.9236in" svg:height="3.894525in" draw:z-index="0">
<draw:image xlink:href="../Images/AРМІЯINFORM/2023-04-05T86-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XvaP348ULJjaxc4FchgCzmoBpUUayVR6xuvTTdsgyv8kgg5earRwtyPk1VJFU4cZl" text:style-name="Internet_20_link" text:visited-style-name="Visited_20_Internet_20_Link">
reports</text:a>
General Staff of the Armed Forces of Ukraine.</text:p>
      <text:p text:style-name="P4">
-Our defenders on the Eastern Front destroyed the Russian helicopter KA-52. The units of missile troops and artillery struck 2 management points, 2 warehouses, 2 positions of air defense and 4 stations of the Radioelectronic struggle of the enemy,-said the General Staff of the Armed Forces.</text:p>
      <text:p text:style-name="P4">
News Source: <text:a xlink:type="simple" xlink:href="https://armyinform.com.ua/2023/04/05/aviacziya-syl-oborony-za-dobu-zavdala-12-udariv-po-rajonah-zoseredzhennya-okupantiv/" text:style-name="Internet_20_link" text:visited-style-name="Visited_20_Internet_20_Link">
https://armyinform.com.ua/2023/04/05/aviacziya-syl-oborony-za-dobu-zavdala-12-udariv-po-rajonah-zoseredzhennya-okupantiv/</text:a>
</text:p>
      <!--NEWS-->
      <text:h text:style-name="P10" text:outline-level="1">
<text:span text:style-name="T4">
The Russians have all the timing of taking Bakhmut they put earlier, passed - Sergey Cherevaty</text:span>
</text:h>
      <text:p text:style-name="P4">
Author: ['Наталія Задверняк']</text:p>
      <text:p text:style-name="P4">
Time: 2023-04-05T87:00:00-04:00</text:p>
      <text:p text:style-name="P4">
Description: - Vorog for the passing of our positions on the Central Administration of the Front to the Front. For the remains of Doba Vidbulo ... The war with Ukraine 2022, the war with Ukraine is the latest news today, the news war with Ukraine 2022 The last for today, will there be a war between Ukraine and Russia and when, the war with Ukraine in 2022 will be or not, will there be whether it will be, will there be The war with Ukraine in the near future says, the war with Ukraine, Ukrainian news today, Ukrainian news in Ukrainian media in Russian</text:p>
      <text:p text:style-name="P4">
Images: ['<text:a xlink:type="simple" xlink:href="https://armyinform.com.ua/wp-content/uploads/2023/04/bahmut-2.jpg" text:style-name="Internet_20_link" text:visited-style-name="Visited_20_Internet_20_Link">
bahmut-2.jpg</text:a>
']</text:p>
      <text:p text:style-name="P4">
Tags: ['STOPRUSSIA', 'АГРЕСІЯ РФ', 'ВІЙНА', 'ВТОРГНЕННЯ РФ', 'СЕРГІЙ ЧЕРЕВАТИЙ', 'ФОРТЕЦЯ БАХМУТ']</text:p>
      <text:p text:style-name="P4">
Category: News</text:p>
      <!--METADATA-->
      <text:p text:style-name="P4">
<draw:frame draw:style-name="fr1" draw:name="Image372" text:anchor-type="as-char" svg:width="6.9236in" svg:height="4.609964in" draw:z-index="0">
<draw:image xlink:href="../Images/AРМІЯINFORM/2023-04-05T87-00-00-04-00/bahmut-2.jpg" xlink:type="simple" xlink:show="embed" xlink:actuate="onLoad" draw:mime-type="image/jpeg"/>
</draw:frame>
- The enemy continues to attack our positions on this front area. For the latter, 245 shellings took place in various artillery systems, 21 faults, 88 invaders were destroyed, 124 - were injured, 3 UAVs were also destroy The Armed Forces of Ukraine Colonel Sergey Cherevaty.</text:p>
      <text:p text:style-name="P4">
In addition, he noted that where the enemy focuses on his main effort, unfortunately, he does not feel the "projectile famine".</text:p>
      <text:p text:style-name="P4">
-If you compare the situation with the summer period, when the occupiers have raided strokes throughout the front, in fact, in non-stop of slice weapons, now there is no such thing and they concentrate efforts where there is a need to cover our positions with fire. In our case, it is Bakhmut and Kupyansk-Liman directions,-the officer emphasized.</text:p>
      <text:p text:style-name="P4">
Concerning the use of the C-300 rockets and managed aviation bombs, Colonel Sergei Cherevati assured that although it gives a certain space to the enemy, the Aleukhin military, who found all hostile actions before, will find it now.</text:p>
      <ul>
        <li>
The Russians have all the timing of Bakhmut, which they put earlier. They were offered by the professionalism and heroism of our soldiers. I am convinced that it will be inadali, ”said the spokesman of the eastern grouping of the Armed Forces of Ukraine.</li>
      </ul>
      <text:p text:style-name="P4">
News Source: <text:a xlink:type="simple" xlink:href="https://armyinform.com.ua/2023/04/05/u-rosiyan-vsi-terminy-vzyattya-bahmuta-yaki-vony-stavyly-ranishe-mynuly-sergij-cherevatyj/" text:style-name="Internet_20_link" text:visited-style-name="Visited_20_Internet_20_Link">
https://armyinform.com.ua/2023/04/05/u-rosiyan-vsi-terminy-vzyattya-bahmuta-yaki-vony-stavyly-ranishe-mynuly-sergij-cherevatyj/</text:a>
</text:p>
      <!--NEWS-->
      <text:h text:style-name="P10" text:outline-level="1">
<text:span text:style-name="T4">
President of Ukraine honored the memory of the dead near the tomb of an unknown soldier in Warsaw</text:span>
</text:h>
      <text:p text:style-name="P4">
Author: ['АРМІЯINFORM']</text:p>
      <text:p text:style-name="P4">
Time: 2023-04-05T88:00:00-04:00</text:p>
      <text:p text:style-name="P4">
Description: About the president of Ukraine President Volodymyr Zelensky: “At once, I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p>
      <text:p text:style-name="P4">
Tags: ['ВОЛОДИМИР ЗЕЛЕНСЬКИЙ', 'ПОЛЬЩА']</text:p>
      <text:p text:style-name="P4">
Category: News</text:p>
      <!--METADATA-->
      <text:p text:style-name="P4">
About this <text:a xlink:type="simple" xlink:href="https://www.facebook.com/zelenskiy.official/videos/1690240278088603/" text:style-name="Internet_20_link" text:visited-style-name="Visited_20_Internet_20_Link">
it is referred</text:a>
In the post of President of Ukraine Vladimir Zelensky:</text:p>
      <text:p text:style-name="P4">
“Together with Poland Prime Minister Mateusha Moravetsky, he honored the commemoration of the unknown soldier in Warsaw.</text:p>
      <text:p text:style-name="P4">
The lamps were erected to the monument to the victims of the Smolensk tragedy of 2010 and a fee to the President of Poland in 2005-2010 by Lech Kaczynski. ”</text:p>
      <text:p text:style-name="P4">
News Source: <text:a xlink:type="simple" xlink:href="https://armyinform.com.ua/2023/04/05/prezydent-ukrayiny-vshanuvav-pamyat-zagyblyh-bilya-mogyly-nevidomogo-soldata-u-varshavi/" text:style-name="Internet_20_link" text:visited-style-name="Visited_20_Internet_20_Link">
https://armyinform.com.ua/2023/04/05/prezydent-ukrayiny-vshanuvav-pamyat-zagyblyh-bilya-mogyly-nevidomogo-soldata-u-varshavi/</text:a>
</text:p>
      <!--NEWS-->
      <text:h text:style-name="P10" text:outline-level="1">
<text:span text:style-name="T4">
The epicenter of hostilities remains the East - Anna Malyar</text:span>
</text:h>
      <text:p text:style-name="P4">
Author: ['АРМІЯINFORM']</text:p>
      <text:p text:style-name="P4">
Time: 2023-04-05T89:00:00-04:00</text:p>
      <text:p text:style-name="P4">
Description: About the intercessor of Minstra defense of Ukraine, Ganna Malel Malar Maldomil with Telegram: “Yakshcho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ganna-malyar-778-1.jpg" text:style-name="Internet_20_link" text:visited-style-name="Visited_20_Internet_20_Link">
ganna-malyar-778-1.jpg</text:a>
']</text:p>
      <text:p text:style-name="P4">
Tags: ['STOPRUSSIA', 'АГРЕСІЯ РФ']</text:p>
      <text:p text:style-name="P4">
Category: News</text:p>
      <!--METADATA-->
      <text:p text:style-name="P4">
<draw:frame draw:style-name="fr1" draw:name="Image373" text:anchor-type="as-char" svg:width="6.9236in" svg:height="3.894525in" draw:z-index="0">
<draw:image xlink:href="../Images/AРМІЯINFORM/2023-04-05T89-00-00-04-00/ganna-malyar-778-1.jpg" xlink:type="simple" xlink:show="embed" xlink:actuate="onLoad" draw:mime-type="image/jpeg"/>
</draw:frame>
The Deputy Minister of Defense of Ukraine Anna Malyar <text:a xlink:type="simple" xlink:href="https://t.me/annamaliar/617" text:style-name="Internet_20_link" text:visited-style-name="Visited_20_Internet_20_Link">
reported</text:a>
In Telegram:</text:p>
      <text:p text:style-name="P4">
"If you read today's official reports, they are really similar to yesterday. In fact, in these words, there are active actions of our defenders and round -the -clock work of headquarters.</text:p>
      <text:p text:style-name="P4">
Indeed, the epicenter of hostilities remains the East.</text:p>
      <text:p text:style-name="P4">
The enemy's offensive actions in four directions - Liman, Bakhmut, Avdiivsky and Marinski.</text:p>
      <text:p text:style-name="P4">
The enemy is unable to reach the target in the estuary. Despite the hot battles, the action is as unsuccessful in the Avdi and Mary's directions.</text:p>
      <text:p text:style-name="P4">
Our warriors reflect dozens of attacks a day.</text:p>
      <text:p text:style-name="P4">
The enemy does not leave the goal of grabbing Bakhmut. It uses not only a viability but also other professional units. They perform combat tasks by the opposition to be shot by their own.</text:p>
      <text:p text:style-name="P4">
For our part, the situation is fully controlled. The command continuously assesses the operational situation and makes the necessary decisions. "</text:p>
      <text:p text:style-name="P4">
News Source: <text:a xlink:type="simple" xlink:href="https://armyinform.com.ua/2023/04/05/epiczentrom-bojovyh-dij-zalyshayetsya-shid-ganna-malyar/" text:style-name="Internet_20_link" text:visited-style-name="Visited_20_Internet_20_Link">
https://armyinform.com.ua/2023/04/05/epiczentrom-bojovyh-dij-zalyshayetsya-shid-ganna-malyar/</text:a>
</text:p>
      <!--NEWS-->
      <text:h text:style-name="P10" text:outline-level="1">
<text:span text:style-name="T4">
The enemy tries to block Avdiivka and capture Marinka</text:span>
</text:h>
      <text:p text:style-name="P4">
Author: ['Наталія Задверняк']</text:p>
      <text:p text:style-name="P4">
Time: 2023-04-05T90:00:00-04:00</text:p>
      <text:p text:style-name="P4">
Description: About the PID hour of the direct Efir Telemarathon “єini News”, the chief of the Oblodnaya is the head ... War with Ukraine 2022, the war with Ukraine Latest news today, News War with Ukraine 2022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2023-04-05_205155.jpg" text:style-name="Internet_20_link" text:visited-style-name="Visited_20_Internet_20_Link">
2023-04-05_205155.jpg</text:a>
']</text:p>
      <text:p text:style-name="P4">
Tags: ['STOPRUSSIA', 'АВДІЇВКА', 'АГРЕСІЯ РФ', 'ВІЙНА', 'ВТОРГНЕННЯ РФ', 'ЄДИНІ НОВИНИ', 'ОЛЕКСІЙ ДМИТРАШКІВСЬКИЙ']</text:p>
      <text:p text:style-name="P4">
Category: News</text:p>
      <!--METADATA-->
      <text:p text:style-name="P4">
<draw:frame draw:style-name="fr1" draw:name="Image374" text:anchor-type="as-char" svg:width="6.9236in" svg:height="3.894525in" draw:z-index="0">
<draw:image xlink:href="../Images/AРМІЯINFORM/2023-04-05T90-00-00-04-00/2023-04-05_205155.jpg" xlink:type="simple" xlink:show="embed" xlink:actuate="onLoad" draw:mime-type="image/jpeg"/>
</draw:frame>
Colonel Alexeydmitrashkivsky reported this during the live broadcast of the only news television "Unified News".</text:p>
      <ul>
        <li>
In yesterday, there were 35 storms of our positions, of which 13 at night. Vorozhavasted 9 aircraft blows on Marinka, Village and the Great Novosilka. In general, shelling does not stop, - said the Armed Forces officer.</li>
      </ul>
      <text:p text:style-name="P4">
According to him, in the Zaporizhzhya direction the enemy is not able to datak and has problems with logistics.</text:p>
      <ul>
        <li>
If you "run" the Zaporizhzhya direction, the enemy will have quite large problems in both living force and in technique, which is constantly destroyed by ourviation and artillery. They destroy their ammunition, punctuation, accumulation of equipment and live power daily, - said Colonel Alexeydmitrashkivsky.</li>
      </ul>
      <text:p text:style-name="P4">
He also noted that the enemy began in this direction.</text:p>
      <ul>
        <li>
The Russians have been changing the terrain with managed fugas with the use of maiden bombs, artillery and engineering ammunition. It should be noted that these measures are happening that they are afraid of a counter -offensive, and they are afraid of an income from our Western partners, - summed up the Tavriya Defense Press Center of Defense forces.</li>
      </ul>
      <text:p text:style-name="P4">
News Source: <text:a xlink:type="simple" xlink:href="https://armyinform.com.ua/2023/04/05/vorog-namagayetsya-blokuvaty-avdiyivku-i-zahopyty-maryinku/" text:style-name="Internet_20_link" text:visited-style-name="Visited_20_Internet_20_Link">
https://armyinform.com.ua/2023/04/05/vorog-namagayetsya-blokuvaty-avdiyivku-i-zahopyty-maryinku/</text:a>
</text:p>
      <!--NEWS-->
      <text:h text:style-name="P10" text:outline-level="1">
<text:span text:style-name="T4">
Anna Malyar on key principles of informing during the war</text:span>
</text:h>
      <text:p text:style-name="P4">
Author: ['АРМІЯINFORM']</text:p>
      <text:p text:style-name="P4">
Time: 2023-04-05T91:00:00-04:00</text:p>
      <text:p text:style-name="P4">
Description: https://www.youtube.com/watch?v=6TCWJMKWXQY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ІЙНА', 'ВТОРГНЕННЯ РФ', 'ГАННА МАЛЯР']</text:p>
      <text:p text:style-name="P4">
Category: News</text:p>
      <!--METADATA-->
      <text:p text:style-name="P4">
News Source: <text:a xlink:type="simple" xlink:href="https://armyinform.com.ua/2023/04/05/ganna-malyar-pro-klyuchovi-prynczypy-informuvannya-pid-chas-vijny/" text:style-name="Internet_20_link" text:visited-style-name="Visited_20_Internet_20_Link">
https://armyinform.com.ua/2023/04/05/ganna-malyar-pro-klyuchovi-prynczypy-informuvannya-pid-chas-vijny/</text:a>
</text:p>
      <!--NEWS-->
      <text:h text:style-name="P10" text:outline-level="1">
<text:span text:style-name="T4">
Navy artillerymen destroyed the field gun of Hyacinth-B occupiers</text:span>
</text:h>
      <text:p text:style-name="P4">
Author: ['АРМІЯINFORM']</text:p>
      <text:p text:style-name="P4">
Time: 2023-04-05T92:00:00-04:00</text:p>
      <text:p text:style-name="P4">
Description: About the cereal of the Navy of the ZS Ukrainian: “The artillery of the Okremo arterial brigades ... War with Ukraine 2022, the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text:p>
      <text:p text:style-name="P4">
Category: News</text:p>
      <!--METADATA-->
      <text:p text:style-name="P4">
About it <text:a xlink:type="simple" xlink:href="https://www.facebook.com/watch/" text:style-name="Internet_20_link" text:visited-style-name="Visited_20_Internet_20_Link">
reports</text:a>
Navy of the Armed Forces of Ukraine:</text:p>
      <text:p text:style-name="P4">
“The artillerymen of the Special Artillery Brigade named after Alexealmazov, the Orkivsk gun 2A36“ Hyacint-B ”, which fired at Mirnisel in Kherson region, was destroyed.</text:p>
      <text:p text:style-name="P4">
We constantly remind the enemy on whose land they are. "</text:p>
      <text:p text:style-name="P4">
News Source: <text:a xlink:type="simple" xlink:href="https://armyinform.com.ua/2023/04/05/artylerysty-vms-znyshhyly-polovu-garmatu-okupantiv-giaczynt-b/" text:style-name="Internet_20_link" text:visited-style-name="Visited_20_Internet_20_Link">
https://armyinform.com.ua/2023/04/05/artylerysty-vms-znyshhyly-polovu-garmatu-okupantiv-giaczynt-b/</text:a>
</text:p>
      <!--NEWS-->
      <text:h text:style-name="P10" text:outline-level="1">
<text:span text:style-name="T4">
“How is you like, Ilon Musk?”, Or about the work-miner on the forefront</text:span>
</text:h>
      <text:p text:style-name="P4">
Author: ['АРМІЯINFORM']</text:p>
      <text:p text:style-name="P4">
Time: 2023-04-05T93:00:00-04:00</text:p>
      <text:p text:style-name="P4">
Description: About the work at Video, pinking on Facebook-Storansi bitter force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text:p>
      <text:p text:style-name="P4">
Category: News</text:p>
      <!--METADATA-->
      <text:p text:style-name="P4">
About this <text:a xlink:type="simple" xlink:href="https://www.facebook.com/watch/" text:style-name="Internet_20_link" text:visited-style-name="Visited_20_Internet_20_Link">
it is referred</text:a>
The video posted on the Facebook page of the United Forces.</text:p>
      <text:p text:style-name="P4">
"How is you, Ilon Musk?</text:p>
      <text:p text:style-name="P4">
In the ranks of the assault team is a unique robot miner.</text:p>
      <text:p text:style-name="P4">
He remotely lays explosive "gifts" near the positions of the Russians and creates a nourished "Bad-Bum".</text:p>
      <text:p text:style-name="P4">
How it works - shows the fighters of the assault battalion, ”the testimony reads.</text:p>
      <text:p text:style-name="P4">
News Source: <text:a xlink:type="simple" xlink:href="https://armyinform.com.ua/2023/04/05/ugrupovannya-obyednanyh-syl-pokazalo-yak-robot-miner-praczyuye-na-peredovij/" text:style-name="Internet_20_link" text:visited-style-name="Visited_20_Internet_20_Link">
https://armyinform.com.ua/2023/04/05/ugrupovannya-obyednanyh-syl-pokazalo-yak-robot-miner-praczyuye-na-peredovij/</text:a>
</text:p>
      <!--NEWS-->
      <text:h text:style-name="P10" text:outline-level="1">
<text:span text:style-name="T4">
We agreed that they would give Ukrainian soldiers more power - Volodymyr Zelenskyy about negotiations in Warsaw</text:span>
</text:h>
      <text:p text:style-name="P4">
Author: ['АРМІЯINFORM']</text:p>
      <text:p text:style-name="P4">
Time: 2023-04-05T94:00:00-04:00</text:p>
      <text:p text:style-name="P4">
Description: https://www.youtube.com/watch?v=qyzeyorjrhi at the offices of the Office VIZITA before Respubbleki ... War with Ukraine is the latest news today, news war with Ukraine 2022 Last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c1dd19d9c162795bef3fba4a58d4c597_1680720041_extra_large.jpeg" text:style-name="Internet_20_link" text:visited-style-name="Visited_20_Internet_20_Link">
c1dd19d9c162795bef3fba4a58d4c597_1680720041_extra_large.jpeg</text:a>
', '<text:a xlink:type="simple" xlink:href="https://armyinform.com.ua/wp-content/uploads/2023/04/07e225037084ecbd7ed3ad0626bf50b8_1680706386_extra_large.jpeg" text:style-name="Internet_20_link" text:visited-style-name="Visited_20_Internet_20_Link">
07e225037084ecbd7ed3ad0626bf50b8_1680706386_extra_large.jpeg</text:a>
']</text:p>
      <text:p text:style-name="P4">
Tags: ['STOPRUSSIA', 'АГРЕСІЯ РФ']</text:p>
      <text:p text:style-name="P4">
Category: News</text:p>
      <!--METADATA-->
      <text:p text:style-name="P4">
Within the framework of the official visit to the Republic of Poland, President of Ukraine Volodymyrzelensky met with the Prime Minister of Poland Mateusha Moravetsky.</text:p>
      <text:p text:style-name="P4">
About it <text:a xlink:type="simple" xlink:href="https://president.gov.ua/news/volodimir-zelenskij-za-rezultatami-peregovoriv-iz-mateushem-82121" text:style-name="Internet_20_link" text:visited-style-name="Visited_20_Internet_20_Link">
reports</text:a>
Office of the President of Ukraine.</text:p>
      <text:p text:style-name="P4">
The head of the Ukrainian state thanked the head of the Polish government for the words of support and the corresponding powerful steps, which he, as the Prime Minister of Poland, made the very beginning of a full-scale invasion of the Russian Federation into Ukraine.</text:p>
      <text:p text:style-name="P4">
“This visit to Warsaw, all our talks today - they can really be called the winning. The new and very much needed now is our warrior package that protects the freedom and independence of not only Ukraine, Poland, Europe, but the world. And it is very important that the warriors who are now in the trenches of the raincoat, where hot, which in the south of Ukraine, knew that here, in Warsaw, they were expected that they would give Ukraine and each of our defenders. We need this force now. I thank you for this, Mateushe, ”Volodymyr Zelenskyy said.</text:p>
      <text:p text:style-name="P4">
The President of Ukraine stated that the previous arrangements that were reached, in particular, during a meeting in Lviv, have already been executed.</text:p>
      <text:p text:style-name="P4">
“There is an obvious Polish leadership in the tank coalition. And the Polish tanks are already Napoli Battle in Ukraine. And just together with the allies, we must come to the creation of an aviation coalition - at the highest level of combat aviation, more modern. Polish brothers understand this in this, ”the Head of State said.</text:p>
      <text:p text:style-name="P4">
<draw:frame draw:style-name="fr1" draw:name="Image375" text:anchor-type="as-char" svg:width="6.9236in" svg:height="4.617948in" draw:z-index="0">
<draw:image xlink:href="../Images/AРМІЯINFORM/2023-04-05T94-00-00-04-00/c1dd19d9c162795bef3fba4a58d4c597_1680720041_extra_large.jpeg" xlink:type="simple" xlink:show="embed" xlink:actuate="onLoad" draw:mime-type="image/jpeg"/>
</draw:frame>
During the meeting, the parties discussed economic and infrastructure issues, and can be as possible for Ukraine's rebuilding.</text:p>
      <text:p text:style-name="P4">
“We discussed issues about our farmers - Polish and Ukrainian. Mes have been exit. I believe that in the coming days, weeks we finally resolve the issue, because there can be no difficulty between such close partners and real friends as Poland and Ukraine, ”Vladimirzelensky said.</text:p>
      <text:p text:style-name="P4">
The President also expressed gratitude to the Polish people for the key logistics of Poland, because it is Polish roads and through Polish portraying to Ukraine military, energy, medical, and humanitarian assistance to the world.The negotiations also discussed further steps for the rapprochement of Ukraine with the Zevrian Union and their support from the Poland Government.</text:p>
      <text:p text:style-name="P4">
<draw:frame draw:style-name="fr1" draw:name="Image376" text:anchor-type="as-char" svg:width="6.9236in" svg:height="4.617948in" draw:z-index="0">
<draw:image xlink:href="../Images/AРМІЯINFORM/2023-04-05T94-00-00-04-00/07e225037084ecbd7ed3ad0626bf50b8_1680706386_extra_large.jpeg" xlink:type="simple" xlink:show="embed" xlink:actuate="onLoad" draw:mime-type="image/jpeg"/>
</draw:frame>
“And one more that needs maximum attention. We are looking for a solution to return Ukrainian children who were stolen, deported by our enemy - the Russian Federation. Our Polish brothers are ready to help Ukraine in search of children, ”the Head of State said.</text:p>
      <text:p text:style-name="P4">
He thanked the joint initiative of Poland and the European Commission to search for the return of children whom the Russian state is trying to deprive family, country and national identity.</text:p>
      <text:p text:style-name="P4">
“It is very important that such a form of Russian aggression - and it has many forms - we will be marked with Poland. Together - Ukraine and Poland, ” - said Volodymyr Zelensky.</text:p>
      <text:p text:style-name="P4">
For his part, Mateusz Moravetsky emphasized that from the first day of full -scale protection of Russia, Poland became a wall for Ukraine, and Ukrainians wrote their own program for the future.</text:p>
      <text:p text:style-name="P4">
“They want to be in NATO, they want to be part of the EU, and Poland is very supported by cycling. Because we know: when Ukraine is in NATO - we will be in greater security, ”he is convinced.</text:p>
      <text:p text:style-name="P4">
Poland's Prime Minister stressed that today the Ukrainian military has been demonstrating their wretched heroism that such a struggle for the independence of Tai-European values.</text:p>
      <text:p text:style-name="P4">
"You are a shield of Poland, a shield of all of Europe," said Mateusz Moravetsky.</text:p>
      <text:p text:style-name="P4">
The head of the Polish government stated that there could be no discussion of agreements with Fury, Barbarian Russia.</text:p>
      <text:p text:style-name="P4">
"It depends on Ukraine that it will determine how acceptable conditions of peace of safety," he stressed.</text:p>
      <text:p text:style-name="P4">
According to Mateusz Moravetsky, Poland is discussing the US European partners how to build a new security architecture.</text:p>
      <text:p text:style-name="P4">
The Prime Minister noted that Russia with the help of its propaganda and Dalinama is to quarrel with Poland and Ukraine, which cannot be allowed. According to its words, Ukrainian-Polish cooperation is of special character, and during the times the problematic issues are raised, in particular regarding the Ukrainian granate of other agricultural products in the Polish market.</text:p>
      <text:p text:style-name="P4">
Mateusz Moravetsky emphasized that the Poles are well aware of how valuable they are also solidarity, so the Ukrainian people are extremely supported by the Ukrainian people with the Russian aggressor.Volodymyr Zelensky and Mateusz Moravetsky also examined the samples of military equipment, which Poland plans to transfer to Ukraine.</text:p>
      <text:p text:style-name="P4">
In addition, the President of Ukraine and the Polish Prime Minister laid flowers in the Mogilinean soldier in Warsaw. The head of the Ukrainian state, in the presence of the Polish Government, got acquainted with the history of the memorial and made a record of the memory.</text:p>
      <text:p text:style-name="P4">
Volodymyr Zelensky and Mateusz Moravetsky also installed a domestic lamps to the victims of the Smolensk tragedy of 2010 and to the Presidential Monument in 2005–2010 Lech Kaczynski.</text:p>
      <text:p text:style-name="P4">
News Source: <text:a xlink:type="simple" xlink:href="https://armyinform.com.ua/2023/04/05/my-domovylysya-pro-te-shho-dast-ukrayinskym-voyinam-bilshe-syly-volodymyr-zelenskyj-pro-peregovory-u-varshavi/" text:style-name="Internet_20_link" text:visited-style-name="Visited_20_Internet_20_Link">
https://armyinform.com.ua/2023/04/05/my-domovylysya-pro-te-shho-dast-ukrayinskym-voyinam-bilshe-syly-volodymyr-zelenskyj-pro-peregovory-u-varshavi/</text:a>
</text:p>
      <!--NEWS-->
      <text:h text:style-name="P10" text:outline-level="1">
<text:span text:style-name="T4">
The Ukrainian team won the Quantico Cyber Eagle trophy at cyber studies of the US Marine Corps</text:span>
</text:h>
      <text:p text:style-name="P4">
Author: ['АРМІЯINFORM']</text:p>
      <text:p text:style-name="P4">
Time: 2023-04-05T95:00:00-04:00</text:p>
      <text:p text:style-name="P4">
Description: Chotiri of the command of the special services of the special stars of the Zahist izhormatsky Ukrainian ... War with Ukraine 2022, the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9922069_536033915351206_81406824076544962_n-1-e1680698418531.jpg" text:style-name="Internet_20_link" text:visited-style-name="Visited_20_Internet_20_Link">
339922069_536033915351206_81406824076544962_n-1-e1680698418531.jpg</text:a>
']</text:p>
      <text:p text:style-name="P4">
Tags: ['QUANTICO CYBER EAGLE', 'ДССЗЗІ', 'КІБЕРНАВЧАННЯ']</text:p>
      <text:p text:style-name="P4">
Category: News</text:p>
      <!--METADATA-->
      <text:p text:style-name="P4">
<draw:frame draw:style-name="fr1" draw:name="Image377" text:anchor-type="as-char" svg:width="6.9236in" svg:height="2.682895in" draw:z-index="0">
<draw:image xlink:href="../Images/AРМІЯINFORM/2023-04-05T95-00-00-04-00/339922069_536033915351206_81406824076544962_n-1-e1680698418531.jpg" xlink:type="simple" xlink:show="embed" xlink:actuate="onLoad" draw:mime-type="image/jpeg"/>
</draw:frame>
Four State Service for Special Communications and Information Protection of Ukraine, at the invitation of the US Marine Corps, participated in Quantico Cyber Eagle, which was held at the end of March at the Kystyo Landfiber Ranges Technology(USA).</text:p>
      <text:p text:style-name="P4">
Мета заходу, в якому взяли участь 11 команд, — навчання елітних кіберфахівців,здатних проводити сучасні оборонні операції і протистояти розумному івинахідливому противнику.</text:p>
      <text:p text:style-name="P4">
Такі виклики вимагають від кіберфахівців тренувань у симуляційних середовищах,що відображають загрози, які постійно змінюються.</text:p>
      <text:p text:style-name="P4">
В основу сценарію лягла імітація кібератаки спецслужб рф на посольствовигаданої країни НАТО. Схожість тактик, технік та процедур, яківикористовуються для проведення реальних кібератак на нашу країну та країниНАТО, дала українським командам можливість попрактикуватися та відточити своївміння оперативного реагування на кіберінциденти.</text:p>
      <text:p text:style-name="P4">
Також учасники могли перевірити навички командної роботи в середовищімоделювання з високою точністю, яке відтворювало тактику та методи, щовикористовують ворожі суб’єкти в кіберпросторі.</text:p>
      <text:p text:style-name="P4">
«Ми раді, що наші команди показали дуже хороші результати, а команда CERT-UAотримала трофей Quantico Cyber Eagle», — зазначив заступник головиДержспецзв’язку Олександр Потій.</text:p>
      <text:p text:style-name="P4">
<text:span text:style-name="T4">
Джерело:</text:span>
 <text:a xlink:type="simple" xlink:href="https://www.facebook.com/dsszzi/posts/pfbid02iNoSz4fRiNTwzCHqp6CXKf6BSautSYEkUMJ6jRm8mshw2X5juLfxatCHaT71W2r3l" text:style-name="Internet_20_link" text:visited-style-name="Visited_20_Internet_20_Link">
<text:span text:style-name="T5">
Державна служба спеціального зв 'язку та захисту інформаціїУкраїни</text:span>
</text:a>
</text:p>
      <text:p text:style-name="P4">
News Source: <text:a xlink:type="simple" xlink:href="https://armyinform.com.ua/2023/04/05/komanda-cert-ua-vyborola-trofej-quantico-cyber-eagle-na-kibernavchannyah-korpusu-morskoyi-pihoty-ssha/" text:style-name="Internet_20_link" text:visited-style-name="Visited_20_Internet_20_Link">
https://armyinform.com.ua/2023/04/05/komanda-cert-ua-vyborola-trofej-quantico-cyber-eagle-na-kibernavchannyah-korpusu-morskoyi-pihoty-ssha/</text:a>
</text:p>
      <!--NEWS-->
      <text:h text:style-name="P10" text:outline-level="1">
<text:span text:style-name="T4">
Russia not win in Europe when Ukrainian and Pole stand side by side-the President of Ukraine's speech</text:span>
</text:h>
      <text:p text:style-name="P4">
Author: ['АРМІЯINFORM']</text:p>
      <text:p text:style-name="P4">
Time: 2023-04-05T96:00:00-04:00</text:p>
      <text:p text:style-name="P4">
Description: https://www.youtube.com/watch?v=M8GM2RDMELG Rosії not to vigate with єvropi, if the war with Ukraine 2022, the war with Ukraine is the latest news today, the war with Ukraine 2022 is the last for today, will there be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2c94aa12eb09c8f77fd3b824b939b885_1680724194_extra_large-150x150.jpeg" text:style-name="Internet_20_link" text:visited-style-name="Visited_20_Internet_20_Link">
2c94aa12eb09c8f77fd3b824b939b885_1680724194_extra_large-150x150.jpeg</text:a>
', '<text:a xlink:type="simple" xlink:href="https://armyinform.com.ua/wp-content/uploads/2023/04/6ea505822437ed271db598f470834246_1680724192_extra_large-150x150.jpeg" text:style-name="Internet_20_link" text:visited-style-name="Visited_20_Internet_20_Link">
6ea505822437ed271db598f470834246_1680724192_extra_large-150x150.jpeg</text:a>
', '<text:a xlink:type="simple" xlink:href="https://armyinform.com.ua/wp-content/uploads/2023/04/80eba2d58b1cc3046a0ce7daf4d4dd8a_1680724199_extra_large-150x150.jpeg" text:style-name="Internet_20_link" text:visited-style-name="Visited_20_Internet_20_Link">
80eba2d58b1cc3046a0ce7daf4d4dd8a_1680724199_extra_large-150x150.jpeg</text:a>
']</text:p>
      <text:p text:style-name="P4">
Tags: ['STOPRUSSIA', 'АГРЕСІЯ РФ']</text:p>
      <text:p text:style-name="P4">
Category: News</text:p>
      <!--METADATA-->
      <text:p text:style-name="P4">
Russia not to win in Europe when Ukrainian and Pole stand side by side-a protrusion of the president of Ukraine before the deputies of both chambers of the National Assembly, representatives of the public of Ukraine and Poland:</text:p>
      <text:p text:style-name="P4">
“Congratulations, Warsaw!</text:p>
      <text:p text:style-name="P4">
Congratulations, Poland!</text:p>
      <text:p text:style-name="P4">
The great Polish people!The great Ukrainian people!Side by side here, united in this square with the spirit of freedom, a majestic history and a glorious transmission that we are approaching together!</text:p>
      <text:p text:style-name="P4">
We know each other, Ukrainians and Poles, and we know for a long time. And now the Ukrainian hearts are appealing to each of the Polish hearts in the Serrtsipolsk capital.</text:p>
      <text:p text:style-name="P4">
This is an honor for me - to be here. I speak to you with words of gratitude and strength. Fits, because there are no more such moments when we were different when we would not be united. Ukrainian and Polish hearts fight for one freedom, the default independence of our states, for our native Europe - our common house, and we will win!</text:p>
      <text:p text:style-name="P4">
There is no more such force that would outstand Ukrainian and Polish brotherhood. Azavs will come true: "We will take the power of a stranger from us, we will pick a saber."</text:p>
      <text:p text:style-name="P4">
We recalculate, brethren, and we are everywhere in our sides.</text:p>
      <text:p text:style-name="P4">
<text:a xlink:type="simple" xlink:href="https://armyinform.com.ua/wp-content/uploads/2023/04/2c94aa12eb09c8f77fd3b824b939b885_1680724194_extra_large.jpeg" text:style-name="Internet_20_link" text:visited-style-name="Visited_20_Internet_20_Link">
!(Images/AРМІЯINFORM/2023-04-05T96-00-00-04-00/2c94aa12eb09c8f77fd3b824b939b885_1680724194_extra_large-150x150.jpeg)</text:a>
</text:p>
      <text:p text:style-name="P4">
<text:a xlink:type="simple" xlink:href="https://armyinform.com.ua/wp-content/uploads/2023/04/6ea505822437ed271db598f470834246_1680724192_extra_large.jpeg" text:style-name="Internet_20_link" text:visited-style-name="Visited_20_Internet_20_Link">
<draw:frame draw:style-name="fr1" draw:name="Image378" text:anchor-type="as-char" svg:width="6.9236in" svg:height="6.9236in" draw:z-index="0">
<draw:image xlink:href="../Images/AРМІЯINFORM/2023-04-05T96-00-00-04-00/6ea505822437ed271db598f470834246_1680724192_extra_large-150x150.jpeg" xlink:type="simple" xlink:show="embed" xlink:actuate="onLoad" draw:mime-type="image/jpeg"/>
</draw:frame>
</text:a>
</text:p>
      <text:p text:style-name="P4">
<text:a xlink:type="simple" xlink:href="https://armyinform.com.ua/wp-content/uploads/2023/04/80eba2d58b1cc3046a0ce7daf4d4dd8a_1680724199_extra_large.jpeg" text:style-name="Internet_20_link" text:visited-style-name="Visited_20_Internet_20_Link">
<draw:frame draw:style-name="fr1" draw:name="Image379" text:anchor-type="as-char" svg:width="6.9236in" svg:height="6.9236in" draw:z-index="0">
<draw:image xlink:href="../Images/AРМІЯINFORM/2023-04-05T96-00-00-04-00/80eba2d58b1cc3046a0ce7daf4d4dd8a_1680724199_extra_large-150x150.jpeg" xlink:type="simple" xlink:show="embed" xlink:actuate="onLoad" draw:mime-type="image/jpeg"/>
</draw:frame>
</text:a>
Every time the Ukrainian flag returns to the absolutely legitimate place of the scientific land, and the Russian occupier escapes, the Polish flag is also stronger.</text:p>
      <text:p text:style-name="P4">
Yellow-blue and white-red-these four colors are stronger than a hostile tricolor.</text:p>
      <text:p text:style-name="P4">
Every successful battle of Ukrainian heroes for our independent state adds protection to Polish independence. Polish "crabs" and "Peruns" in the hands of Ukrainians, who turn our people freedom, add strength to your freedom.</text:p>
      <text:p text:style-name="P4">
Here is what our skills, Ukrainians and Poles mean, to build our victoria side by side. And I am grateful for this brotherhood to every Pole!</text:p>
      <text:p text:style-name="P4">
Bow to you, Poland!Applause to you, the Polish people!To you, dear Mateushe, Mr. Prime Minister.</text:p>
      <text:p text:style-name="P4">
Thank you, Ms Marsalek and Mr Marshal. All Polish leaders are here, and everywhere in the communes and people of Poland, who know what our freedom means for your dreamer. I am grateful to all of you who are now on this square and who heard all over Poland!</text:p>
      <text:p text:style-name="P4">
Today I was on the Pilsudski Square, next to this place, where the words of the great man and the great Pole of John Paul II were heard where the great Pole and the great Pole. ”</text:p>
      <text:p text:style-name="P4">
Today it is obvious how generous the Lord was when he heard these words.</text:p>
      <text:p text:style-name="P4">
Free Poland appears and will never fall. Free Ukraine appears and never becomes.</text:p>
      <text:p text:style-name="P4">
But the alien authorities who wanted to control our peoples and did not understand what we would like to do, just crumbled. And we - we stand together!Side by side. Ukraine, and Europe, and the free world.</text:p>
      <text:p text:style-name="P4">
We stand and when the full -scale aggression forces against our freedom are thrown again. Well, this regime that went to war against us will fall. He brought the graves to Ukraine to then bring the graves to Poland and all our siblings again. And we fight. Side by side!</text:p>
      <text:p text:style-name="P4">
He brought deportation to Ukrainians to deport again and others whose freedom on the lands that Russia is about to steal. And we are defending ourselves. Side by side!</text:p>
      <text:p text:style-name="P4">
The enemy wanted to bury our independence with you and dissolve our national cultures in the Russian space. And we stand firm!We, and we, together, together, back side by side will return all this evil epitaph of Russian imperialism.</text:p>
      <text:p text:style-name="P4">
We with you, Poland, side by side will confirm freedom in Europe forever. Tyrania works in history when losing in Ukraine. Moscow will not kill, and St. Petersburg will not be indivisible. Never again.</text:p>
      <text:p text:style-name="P4">
On this glorious square and on any other Polish Square, just like the Ukrainian Maidans, there will never be Russia again-after our victory.</text:p>
      <text:p text:style-name="P4">
Do you still need steps towards her? No. It is only necessary not to stop in solidarity. When the battle requires artillery, it should be provided. When the victory needs tanks, their roar must sound on the front line. When independence requires air, you do not need to pay attention to how to react in Russia to the planes in us, it is not necessary to remember which number will have a safer look near the letter F - 16 or some more. It is worth doing!</text:p>
      <text:p text:style-name="P4">
To act in the same way as your leadership has shown in a tank coalition. I believe that it will also be in the aviation coalition. Because it is the battle for freedom, and it is partially in it.We, Ukrainians and Poles, know it well. Therefore, there is no such question between us that we will not solve to strengthen our common protection. That is why this visit, the negotiations here in Warsaw became another step towards victory. And I thank you to settle the agreed today!For a powerful defensive package. Thank you for your lives, which we save with you in our solidarity!</text:p>
      <text:p text:style-name="P4">
Dear Polish people!</text:p>
      <text:p text:style-name="P4">
I am sure, you know that solidarity now covers much more than the fate of our two peoples. When we are free, it is a guarantee that freedom will be strong ears of our neighboring countries in the European Union. Romania and Slovakia, Lithuania and Other Balticia… All are stronger when we are free. When we are free, it is a guarantee, it will stand in Moldova, will not leave Georgia and come, will definitely come in the Villorus.</text:p>
      <text:p text:style-name="P4">
The more freedom we have with you, around us, the more guarantees there will be goodness. The fact that our common enemy will match. It will be rightly responsible for Bykivnia and Bucha, Katyn and Smolensk. It will answer the toink of your life here on earth, and forever - before God.</text:p>
      <text:p text:style-name="P4">
Justice will be the historical achievement of our generations, and is pursued in the same way our brotherhood. Ukrainians and Poles go-by-side.</text:p>
      <text:p text:style-name="P4">
Brothers and sisters Poles!</text:p>
      <text:p text:style-name="P4">
A few more generations, so, all that our strength is now based on was a lew.</text:p>
      <text:p text:style-name="P4">
Jerzy Gedroyts taught that "there is no independent Poland without an independent Ukraine." This is studied.</text:p>
      <text:p text:style-name="P4">
And I would continue. Do not win Russia in Europe when the Ukrainian and the Pole are standing. Let's study this.</text:p>
      <text:p text:style-name="P4">
And just as we are with you, Poland, we stand together in this war, Budmonian and peace. Together!Side by side in everything. Together in the European Union, together in NATO. This is the continuation of our fate of free peoples!</text:p>
      <text:p text:style-name="P4">
We have to support historical understanding between our peoples. Everyone!Everything that we need to solve for the interests and peace of our societies must be solved. The cooperation of the military and political, economic and energy doctrine of historians.</text:p>
      <text:p text:style-name="P4">
When we accept that human life is the highest value, we honor the memory of every person. All who lived in front of us. Anyone who needs respect. Itut should not be any prohibitions. It is our mutual and absolute respect that will carry Ukrainian and Polish culture. Always carry!Because we were always escaped by our unity, our determination.</text:p>
      <text:p text:style-name="P4">
Dear Rzeszow!I thank you for becoming the first rescuer for Ukraine!Gdansk and Wroclaw!Katowice and Belostok!Krakow and Warsaw!Every city that has become so hospitable for our people!I thank you!</text:p>
      <text:p text:style-name="P4">
Thank you for the fact that Ukrainian children in Poland can live in respect, and the Ukrainian law has received a law from the Polish state, which guarantees them the same rights that have your people!</text:p>
      <text:p text:style-name="P4">
I thank all Poland volunteers - can volunteers be louder? - Who help people here on Polish land and in Ukraine, even at risk!</text:p>
      <text:p text:style-name="P4">
Thank you all who train Ukrainian soldiers on Polish land!</text:p>
      <text:p text:style-name="P4">
And thank you every Polish heart that raises their prayers as well as the Ukrainian!</text:p>
      <text:p text:style-name="P4">
Dear Ukrainians, dear Ukrainians in Poland!</text:p>
      <text:p text:style-name="P4">
We work every day to expel the enemy from Ukraine to return the safety of our cities and villages, so that our people who find shelter in other countries can return home.</text:p>
      <text:p text:style-name="P4">
And I thank all of you who helps the state!</text:p>
      <text:p text:style-name="P4">
Dear Poles!All Europeans!</text:p>
      <text:p text:style-name="P4">
Wishing you happy coming Easter holidays!And everyone - victories of life with superstition, victories in the battles, which continue in Ukraine now!</text:p>
      <text:p text:style-name="P4">
Glory to all our soldiers who fight for ours and your freedom!</text:p>
      <text:p text:style-name="P4">
Glory to Ukraine!</text:p>
      <text:p text:style-name="P4">
Chwała Polsce!”.</text:p>
      <text:p text:style-name="P4">
Source: <text:a xlink:type="simple" xlink:href="https://www.president.gov.ua/news/rosiyi-ne-vigrati-u-yevropi-koli-ukrayinec-i-polyak-stoyat-p-82125" text:style-name="Internet_20_link" text:visited-style-name="Visited_20_Internet_20_Link">
Presidential Office of Ukraine</text:a>
</text:p>
      <text:p text:style-name="P4">
News Source: <text:a xlink:type="simple" xlink:href="https://armyinform.com.ua/2023/04/05/rosiyi-ne-vygraty-u-yevropy-koly-ukrayinecz-i-polyak-stoyat-plich-o-plich-vystup-prezydenta-ukrayiny/" text:style-name="Internet_20_link" text:visited-style-name="Visited_20_Internet_20_Link">
https://armyinform.com.ua/2023/04/05/rosiyi-ne-vygraty-u-yevropy-koly-ukrayinecz-i-polyak-stoyat-plich-o-plich-vystup-prezydenta-ukrayiny/</text:a>
</text:p>
      <!--NEWS-->
      <text:h text:style-name="P10" text:outline-level="1">
<text:span text:style-name="T4">
49 states condemned the Russian Federation for organizing a meeting of the UN Security Council on the alleged legal grounds for abduction of Ukrainian children</text:span>
</text:h>
      <text:p text:style-name="P4">
Author: ['АРМІЯINFORM']</text:p>
      <text:p text:style-name="P4">
Time: 2023-04-05T97:00:00-04:00</text:p>
      <text:p text:style-name="P4">
Description: About CEO of the Verkhovna, the Verkhovna Khokhovna: “49 powers of the Svita that є have dried the Russian Federation for ... War with Ukraine 2022, war with Ukraine Latest news today, News War with Ukraine 2022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339257142_1239857860257879_5050545734590329332_n.jpg" text:style-name="Internet_20_link" text:visited-style-name="Visited_20_Internet_20_Link">
339257142_1239857860257879_5050545734590329332_n.jpg</text:a>
']</text:p>
      <text:p text:style-name="P4">
Tags: ['STOPRUSSIA', 'АГРЕСІЯ РФ']</text:p>
      <text:p text:style-name="P4">
Category: News</text:p>
      <!--METADATA-->
      <text:p text:style-name="P4">
<draw:frame draw:style-name="fr1" draw:name="Image380" text:anchor-type="as-char" svg:width="6.9236in" svg:height="5.383099in" draw:z-index="0">
<draw:image xlink:href="../Images/AРМІЯINFORM/2023-04-05T97-00-00-04-00/339257142_1239857860257879_5050545734590329332_n.jpg" xlink:type="simple" xlink:show="embed" xlink:actuate="onLoad" draw:mime-type="image/jpeg"/>
</draw:frame>
About it <text:a xlink:type="simple" xlink:href="https://www.facebook.com/verkhovna.rada.ukraine/posts/pfbid02DgDnGzzZWBhuH7gjMXTr5GXijH9LXunHCCbSDCqo8wXS2HtRUgmaGkA3BMSsciU1l" text:style-name="Internet_20_link" text:visited-style-name="Visited_20_Internet_20_Link">
reports</text:a>
Verkhovna Rada of Ukraine:</text:p>
      <text:p text:style-name="P4">
"49 of the countries of the world and the EU condemned the Russian Federation for organizing a meeting of the UN Security Council regarding the non -legal grounds for the abduction of Ukrainian children from temporarily captured territories," said the permanent representative of Ukraine at the UN Sergey Kyslytsia.</text:p>
      <text:p text:style-name="P4">
"The Russian Federation abuses the rights and privileges of a permanent member of the UN Security Council in order to spread misinformation on organized abductions and illegal forced deportations of thousands of Ukrainian children ... We condemn the actions Ukraine. No amount of misinformation that spreads to the Russian Federation does not deny the truth of this issue or protect people visiting these crimes, ”the statement reads.</text:p>
      <text:p text:style-name="P4">
Signers: Andorra, Albania, Australia, Austria, Belgium, Bosnia Tagerzhogovina, Bulgaria, Canada, Croatia, Cyprus, Czech Republic, Denmark, Estonia, Finland, France, Germany, Georgia, Greece, Guatemala, Hungary, Ireland, Ireland , South Korea, Latvia, Liechtenstein, Lithuania, Luxembourg, Malta, Moldova, Monaco, Montenegro, Netherlands, New Zealand, Northern Macedonia, Norway, Poland, Portugal, Romania, Schwitz, Schwitz, Slovakia, Slovenia, Slavic, Spania , United Kingdom, USA and EU. "</text:p>
      <text:p text:style-name="P4">
News Source: <text:a xlink:type="simple" xlink:href="https://armyinform.com.ua/2023/04/05/49-derzhav-zasudyly-rf-za-organizacziyu-zasidannya-radbezu-oon-shhodo-nibyto-pravovyh-pidstav-vykradennya-ukrayinskyh-ditej/" text:style-name="Internet_20_link" text:visited-style-name="Visited_20_Internet_20_Link">
https://armyinform.com.ua/2023/04/05/49-derzhav-zasudyly-rf-za-organizacziyu-zasidannya-radbezu-oon-shhodo-nibyto-pravovyh-pidstav-vykradennya-ukrayinskyh-ditej/</text:a>
</text:p>
      <!--NEWS-->
      <text:h text:style-name="P10" text:outline-level="1">
<text:span text:style-name="T4">
The Ukrainian military participated in the NATO Cimic training course</text:span>
</text:h>
      <text:p text:style-name="P4">
Author: ['АРМІЯINFORM']</text:p>
      <text:p text:style-name="P4">
Time: 2023-04-05T98:00:00-04:00</text:p>
      <text:p text:style-name="P4">
Description: The NATO CIMIC course for the offices of the Tactical Lanka to the center of the advanc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9621733_733857251550726_5548035444740075252_n.jpg" text:style-name="Internet_20_link" text:visited-style-name="Visited_20_Internet_20_Link">
339621733_733857251550726_5548035444740075252_n.jpg</text:a>
', '<text:a xlink:type="simple" xlink:href="https://armyinform.com.ua/wp-content/uploads/2023/04/339643243_155702247126445_7118633002958684930_n-150x150.jpg" text:style-name="Internet_20_link" text:visited-style-name="Visited_20_Internet_20_Link">
339643243_155702247126445_7118633002958684930_n-150x150.jpg</text:a>
', '<text:a xlink:type="simple" xlink:href="https://armyinform.com.ua/wp-content/uploads/2023/04/339653253_968065574576055_169202602372472069_n-150x150.jpg" text:style-name="Internet_20_link" text:visited-style-name="Visited_20_Internet_20_Link">
339653253_968065574576055_169202602372472069_n-150x150.jpg</text:a>
', '<text:a xlink:type="simple" xlink:href="https://armyinform.com.ua/wp-content/uploads/2023/04/339653591_6004956609540692_5628547629119552766_n-150x150.jpg" text:style-name="Internet_20_link" text:visited-style-name="Visited_20_Internet_20_Link">
339653591_6004956609540692_5628547629119552766_n-150x150.jpg</text:a>
']</text:p>
      <text:p text:style-name="P4">
Tags: ['STOPRUSSIA', 'АГРЕСІЯ РФ']</text:p>
      <text:p text:style-name="P4">
Category: News</text:p>
      <!--METADATA-->
      <text:p text:style-name="P4">
<draw:frame draw:style-name="fr1" draw:name="Image381" text:anchor-type="as-char" svg:width="6.9236in" svg:height="4.621503in" draw:z-index="0">
<draw:image xlink:href="../Images/AРМІЯINFORM/2023-04-05T98-00-00-04-00/339621733_733857251550726_5548035444740075252_n.jpg" xlink:type="simple" xlink:show="embed" xlink:actuate="onLoad" draw:mime-type="image/jpeg"/>
</draw:frame>
NATO International Cimic Course for Officers of Tactical and Staff Lanka Center Center for NATO Civil-Military Cooperation, which was conducted(Kielce, Poland), is the main stage of preparation for the tasks in the direction of the CEC as the only joint function of NATO member countries.</text:p>
      <text:p text:style-name="P4">
About it on Facebook <text:a xlink:type="simple" xlink:href="https://www.facebook.com/GeneralStaff.ua/posts/pfbid02na81scDJ7tfG7ty2jQM3spfpnDEmo8KDtNQZdgMrJZfZZ7nEkUHNqursUkTqW3fVl" text:style-name="Internet_20_link" text:visited-style-name="Visited_20_Internet_20_Link">
reports</text:a>
The General Staff of the Armed Forces.</text:p>
      <text:p text:style-name="P4">
The purpose of the training was to prepare civil-military cooperation officers to perform tasks for intended purpose, within the framework of international peacekeeping Tavish operations, as well as the exchange of experience of participants from around the world.</text:p>
      <text:p text:style-name="P4">
The training was attended by Cimic officers from the Czech Republic, Spain, Germany, the USA, Ukraine and Poland, and military instructors were conducted by tapraders of international organizations, in particular, from Greece, the Netherlands, Germany, Poland, Canada and the United States.</text:p>
      <text:p text:style-name="P4">
<text:a xlink:type="simple" xlink:href="https://armyinform.com.ua/wp-content/uploads/2023/04/339643243_155702247126445_7118633002958684930_n.jpg" text:style-name="Internet_20_link" text:visited-style-name="Visited_20_Internet_20_Link">
!(Images/AРМІЯINFORM/2023-04-05T98-00-00-04-00/339643243_155702247126445_7118633002958684930_n-150x150.jpg)</text:a>
</text:p>
      <text:p text:style-name="P4">
<text:a xlink:type="simple" xlink:href="https://armyinform.com.ua/wp-content/uploads/2023/04/339653253_968065574576055_169202602372472069_n.jpg" text:style-name="Internet_20_link" text:visited-style-name="Visited_20_Internet_20_Link">
<draw:frame draw:style-name="fr1" draw:name="Image382" text:anchor-type="as-char" svg:width="6.9236in" svg:height="6.9236in" draw:z-index="0">
<draw:image xlink:href="../Images/AРМІЯINFORM/2023-04-05T98-00-00-04-00/339653253_968065574576055_169202602372472069_n-150x150.jpg" xlink:type="simple" xlink:show="embed" xlink:actuate="onLoad" draw:mime-type="image/jpeg"/>
</draw:frame>
</text:a>
</text:p>
      <text:p text:style-name="P4">
<text:a xlink:type="simple" xlink:href="https://armyinform.com.ua/wp-content/uploads/2023/04/339653591_6004956609540692_5628547629119552766_n.jpg" text:style-name="Internet_20_link" text:visited-style-name="Visited_20_Internet_20_Link">
<draw:frame draw:style-name="fr1" draw:name="Image383" text:anchor-type="as-char" svg:width="6.9236in" svg:height="6.9236in" draw:z-index="0">
<draw:image xlink:href="../Images/AРМІЯINFORM/2023-04-05T98-00-00-04-00/339653591_6004956609540692_5628547629119552766_n-150x150.jpg" xlink:type="simple" xlink:show="embed" xlink:actuate="onLoad" draw:mime-type="image/jpeg"/>
</draw:frame>
</text:a>
The Ukrainian military acquainted representatives of the CIMIC international community with the current security situation in the country, the main challenges of the Rushell Commodinal Armed Aggression of the Russian Federation and the acquired experience of units of the Armed Forces of Ukraine in the field of civilian-military work.</text:p>
      <text:p text:style-name="P4">
For two weeks, the participants of the course improved their skills in spheric-military cooperation, namely in the direction of: planning of events-military cooperation, assessing the state of civil environment, conducting negotiations, coordinating humanitarian aid, as well as adjusting effective civilian-military interaction.It is worth noting that the military personnel of the Armed Forces of Ukraine are actively involved in these courses and, along with other participants, receive the appropriate qualification of NATO officers of both tactical and staff. Share their own experiences tank skills in order to further implement them in their activities and improve the CVS system in the Armed Forces.</text:p>
      <text:p text:style-name="P4">
News Source: <text:a xlink:type="simple" xlink:href="https://armyinform.com.ua/2023/04/05/ukrayinski-vijskovi-vzyaly-uchast-v-navchalnomu-kursi-cimic-nato/" text:style-name="Internet_20_link" text:visited-style-name="Visited_20_Internet_20_Link">
https://armyinform.com.ua/2023/04/05/ukrayinski-vijskovi-vzyaly-uchast-v-navchalnomu-kursi-cimic-nato/</text:a>
</text:p>
      <!--NEWS-->
      <text:h text:style-name="P10" text:outline-level="1">
<text:span text:style-name="T4">
Short. War. Day 406. Videoodigest</text:span>
</text:h>
      <text:p text:style-name="P4">
Author: ['АРМІЯINFORM']</text:p>
      <text:p text:style-name="P4">
Time: 2023-04-05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ГШ ЗСУ']</text:p>
      <text:p text:style-name="P4">
Category: News</text:p>
      <!--METADATA-->
      <text:p text:style-name="P4">
<text:span text:style-name="T4">
 Source: </text:span>
 <text:a xlink:type="simple" xlink:href="https://www.facebook.com/GeneralStaff.ua/videos/724534472705223/" text:style-name="Internet_20_link" text:visited-style-name="Visited_20_Internet_20_Link">
<text:span text:style-name="T5">
gshzu</text:span>
</text:a>
</text:p>
      <text:p text:style-name="P4">
News Source: <text:a xlink:type="simple" xlink:href="https://armyinform.com.ua/2023/04/05/korotko-vijna-den-406-videodajdzhest/" text:style-name="Internet_20_link" text:visited-style-name="Visited_20_Internet_20_Link">
https://armyinform.com.ua/2023/04/05/korotko-vijna-den-406-videodajdzhest/</text:a>
</text:p>
      <!--NEWS-->
      <text:h text:style-name="P10" text:outline-level="1">
<text:span text:style-name="T4">
700 residents of Melitopol district - mayor agreed with the enemy</text:span>
</text:h>
      <text:p text:style-name="P4">
Authors: Ukrinform (Person)</text:p>
      <text:p text:style-name="P4">
Publisher: Укринформ (Organization)</text:p>
      <text:p text:style-name="P4">
Published Time: 2023-04-06T-31:42:00+03:00</text:p>
      <text:p text:style-name="P4">
Modified Time: 2023-04-06T00:42:00+03:00</text:p>
      <text:p text:style-name="P4">
Description: 700 people agreed to cooperate with the enemy. It is about Melitopol and Melitopol district. - Ukrinform.</text:p>
      <text:p text:style-name="P4">
Images: ["<text:a xlink:type="simple" xlink:href="https://static.ukrinform.com/photos/2022_11/thumb_files/630_360_1667485448-125.jpg" text:style-name="Internet_20_link" text:visited-style-name="Visited_20_Internet_20_Link">
630_360_16674...</text:a>
"]</text:p>
      <text:p text:style-name="P4">
Tags: ['Мелітополь', 'Федоров', 'Війна з росією']</text:p>
      <text:p text:style-name="P4">
Type: Article</text:p>
      <!--METADATA-->
      <text:p text:style-name="P4">
<draw:frame draw:style-name="fr1" draw:name="Image384" text:anchor-type="as-char" svg:width="6.9236in" svg:height="3.956343in" draw:z-index="0">
<draw:image xlink:href="../Images/yкринформ/2023-04-06T-31-42-00-03-00/630_360_1667485448-125.jpg" xlink:type="simple" xlink:show="embed" xlink:actuate="onLoad" draw:mime-type="image/jpeg"/>
</draw:frame>
700 people agreed with the enemy. It is about Melitopol Tamelitopol district.</text:p>
      <text:p text:style-name="P4">
Ivan Fedorov, Ukrinform, said this on the national telecommunications "One News".</text:p>
      <text:p text:style-name="P4">
"If we talk about Melitopol and district, then to cooperate with an enemy(Who is a pondolaborator who helped with the organization of pseudo -referendum), 700 people are gathered in our register. These are the people who began to capture schools and teaching children, and those who went to the fake tax, pension fund and so on. These700 people are tested, there are facts of collaboration, criminal proceedings and suspicions will be awarded, "he said.</text:p>
      <text:p text:style-name="P4">
<text:span text:style-name="T4">
 Read also: </text:span>
 <text:a xlink:type="simple" xlink:href="https://www.ukrinform.ua/rubric-society/3691595-veresuk-rekomendue-ukraincam-timcasovo-viihati-z-tot-do-tretih-krain.html" text:style-name="Internet_20_link" text:visited-style-name="Visited_20_Internet_20_Link">
</text:a>
As for whether many collaborators among representatives of the authorities, Fyodorov replaced that no more than 10 people were over the enemy in the structure of the city council.</text:p>
      <text:p text:style-name="P4">
As it was reported, this morning, at about 8:20, an explosion in Melitopol has been. It is not known exactly what it exploded. However, as Fedorov noted, it exploded in the part where the military airfield is located, the locomotive depot -that is, where there is a cluster of enemy equipment.</text:p>
      <text:p text:style-name="P4">
News Source: <text:a xlink:type="simple" xlink:href="https://www.ukrinform.ua/rubric-regions/3691887-spivpracuvati-z-vorogom-pogodilis-700-meskanciv-melitopolskogo-rajonu-mer.html" text:style-name="Internet_20_link" text:visited-style-name="Visited_20_Internet_20_Link">
https://www.ukrinform.ua/rubric-regions/3691887-spivpracuvati-z-vorogom-pogodilis-700-meskanciv-melitopolskogo-rajonu-mer.html</text:a>
</text:p>
      <!--NEWS-->
      <text:h text:style-name="P10" text:outline-level="1">
<text:span text:style-name="T4">
The intensity of Russian shelling in March increased by 11% - border guards</text:span>
</text:h>
      <text:p text:style-name="P4">
Authors: Ukrinform (Person)</text:p>
      <text:p text:style-name="P4">
Publisher: Укринформ (Organization)</text:p>
      <text:p text:style-name="P4">
Published Time: 2023-04-06T-33:24:00+03:00</text:p>
      <text:p text:style-name="P4">
Modified Time: 2023-04-06T00:24:00+03:00</text:p>
      <text:p text:style-name="P4">
Description: </text:p>
      <text:p text:style-name="P4">
Спільно З Іншими Підрозділами Сил Оборони Прикордонники Протягом Березня Брали Участь У Понад 900 Бойових Зіткненнях З Агресором. — Укрінформ.: </text:p>
      <text:p text:style-name="P4">
Images: ["<text:a xlink:type="simple" xlink:href="https://static.ukrinform.com/photos/2022_04/thumb_files/630_360_1651318370-894.jpg" text:style-name="Internet_20_link" text:visited-style-name="Visited_20_Internet_20_Link">
630_360_16513...</text:a>
"]</text:p>
      <text:p text:style-name="P4">
Tags: ['Обстріл', 'Війна з росією']</text:p>
      <text:p text:style-name="P4">
Type: Article</text:p>
      <!--METADATA-->
      <text:p text:style-name="P4">
<draw:frame draw:style-name="fr1" draw:name="Image385" text:anchor-type="as-char" svg:width="6.9236in" svg:height="3.956343in" draw:z-index="0">
<draw:image xlink:href="../Images/yкринформ/2023-04-06T-33-24-00-03-00/630_360_1651318370-894.jpg" xlink:type="simple" xlink:show="embed" xlink:actuate="onLoad" draw:mime-type="image/jpeg"/>
</draw:frame>
Together with other units of defense forces, the border guards participated in the full of 900 fighting with the aggressor during March.</text:p>
      <text:p text:style-name="P4">
This was announced in the comment of Ukrinform Andrey Demchenko.</text:p>
      <text:p text:style-name="P4">
“During March, border guards withstood over 1800 <text:a xlink:type="simple" xlink:href="https://www.ukrinform.ua/tag-obstril" text:style-name="Internet_20_link" text:visited-style-name="Visited_20_Internet_20_Link">
</text:a>
, who carried out the enemy on positions of military personnel. Their intensity compared to the previous month has increased by 11%. Together with other units, border guards have participated in more than 900 fighting with the aggressor. Also, a considerable amount of living power of enemy and hostile technology was destroyed, ”Demchenko said.</text:p>
      <text:p text:style-name="P4">
According to him, the attacks of the enemy by Ukrainian servicemen are constantly reflecting in the Avdeevsky, Lyman and Bakhmut directions. Finally, the enemy continues to concentrate its greatest offensive, despite significant losses. The invaders try to use tactic and total destruction.</text:p>
      <text:p text:style-name="P4">
<text:span text:style-name="T4">
 Read also: </text:span>
 <text:a xlink:type="simple" xlink:href="https://www.ukrinform.ua/rubric-ato/3692066-ponad-300-obstriliv-za-misac-demcenko-rozpoviv-pro-ataki-rf-na-tri-prikordonni-oblasti.html" text:style-name="Internet_20_link" text:visited-style-name="Visited_20_Internet_20_Link">
<text:span text:style-name="T4">
 Demchenko </text:span>
</text:a>
Especially the spokesman noted the effective actions of the groups of aerial intelligence of the border units that not only destroy the enemy, but also corrects the fire of the artillery of the enemy.</text:p>
      <text:p text:style-name="P4">
In carrying out combat tasks, the border guards operate on a single plan of the general staff, Demchenko emphasized.</text:p>
      <text:p text:style-name="P4">
As reported by Ukrinform, the State Border Guard Subdivisions as part of the Defense Forces nowadays <text:a xlink:type="simple" xlink:href="https://www.ukrinform.ua/rubric-ato/3691802-u-bahmuti-prikordonniki-vidbili-masnij-sturm-vagnerivciv.html" text:style-name="Internet_20_link" text:visited-style-name="Visited_20_Internet_20_Link">
</text:a>
In particular, 29 encroachments were destroyed, more than 40 were injured.</text:p>
      <text:p text:style-name="P4">
News Source: <text:a xlink:type="simple" xlink:href="https://www.ukrinform.ua/rubric-ato/3692076-intensivnist-rosijskih-obstriliv-u-berezni-zrosla-na-11-prikordonniki.html" text:style-name="Internet_20_link" text:visited-style-name="Visited_20_Internet_20_Link">
https://www.ukrinform.ua/rubric-ato/3692076-intensivnist-rosijskih-obstriliv-u-berezni-zrosla-na-11-prikordonniki.html</text:a>
</text:p>
      <!--NEWS-->
      <text:h text:style-name="P10" text:outline-level="1">
<text:span text:style-name="T4">
The intensity of Russian shelling in March increased by 11% - border guards</text:span>
</text:h>
      <text:p text:style-name="P4">
Authors: Ukrinform (Person)</text:p>
      <text:p text:style-name="P4">
Publisher: Укринформ (Organization)</text:p>
      <text:p text:style-name="P4">
Published Time: 2023-04-06T00:24:00+03:00</text:p>
      <text:p text:style-name="P4">
Modified Time: 2023-04-06T00:24:00+03:00</text:p>
      <text:p text:style-name="P4">
Description: </text:p>
      <text:p text:style-name="P4">
Спільно З Іншими Підрозділами Сил Оборони Прикордонники Протягом Березня Брали Участь У Понад 900 Бойових Зіткненнях З Агресором. — Укрінформ.: </text:p>
      <text:p text:style-name="P4">
Images: ["<text:a xlink:type="simple" xlink:href="https://static.ukrinform.com/photos/2022_04/thumb_files/630_360_1651318370-894.jpg" text:style-name="Internet_20_link" text:visited-style-name="Visited_20_Internet_20_Link">
630_360_16513...</text:a>
"]</text:p>
      <text:p text:style-name="P4">
Tags: ['Обстріл', 'Війна з росією']</text:p>
      <text:p text:style-name="P4">
Type: Article</text:p>
      <!--METADATA-->
      <text:p text:style-name="P4">
<draw:frame draw:style-name="fr1" draw:name="Image386" text:anchor-type="as-char" svg:width="6.9236in" svg:height="3.956343in" draw:z-index="0">
<draw:image xlink:href="../Images/yкринформ/2023-04-06T00-24-00-03-00/630_360_1651318370-894.jpg" xlink:type="simple" xlink:show="embed" xlink:actuate="onLoad" draw:mime-type="image/jpeg"/>
</draw:frame>
Together with other units of defense forces, the border guards participated in the full of 900 fighting with the aggressor during March.</text:p>
      <text:p text:style-name="P4">
This was announced in the comment of Ukrinform Andrey Demchenko.</text:p>
      <text:p text:style-name="P4">
“During March, border guards withstood over 1800 <text:a xlink:type="simple" xlink:href="https://www.ukrinform.ua/tag-obstril" text:style-name="Internet_20_link" text:visited-style-name="Visited_20_Internet_20_Link">
</text:a>
, who carried out the enemy on positions of military personnel. Their intensity compared to the previous month has increased by 11%. Together with other units, border guards have participated in more than 900 fighting with the aggressor. Also, a considerable amount of living power of enemy and hostile technology was destroyed, ”Demchenko said.</text:p>
      <text:p text:style-name="P4">
According to him, the attacks of the enemy by Ukrainian servicemen are constantly reflecting in the Avdeevsky, Lyman and Bakhmut directions. Finally, the enemy continues to concentrate its greatest offensive, despite significant losses. The invaders try to use tactic and total destruction.</text:p>
      <text:p text:style-name="P4">
<text:span text:style-name="T4">
 Read also: </text:span>
 <text:a xlink:type="simple" xlink:href="https://www.ukrinform.ua/rubric-ato/3692066-ponad-300-obstriliv-za-misac-demcenko-rozpoviv-pro-ataki-rf-na-tri-prikordonni-oblasti.html" text:style-name="Internet_20_link" text:visited-style-name="Visited_20_Internet_20_Link">
<text:span text:style-name="T4">
 Demchenko </text:span>
</text:a>
Especially the spokesman noted the effective actions of the groups of aerial intelligence of the border units that not only destroy the enemy, but also corrects the fire of the artillery of the enemy.</text:p>
      <text:p text:style-name="P4">
In carrying out combat tasks, the border guards operate on a single plan of the general staff, Demchenko emphasized.</text:p>
      <text:p text:style-name="P4">
As reported by Ukrinform, the State Border Guard Subdivisions as part of the Defense Forces nowadays <text:a xlink:type="simple" xlink:href="https://www.ukrinform.ua/rubric-ato/3691802-u-bahmuti-prikordonniki-vidbili-masnij-sturm-vagnerivciv.html" text:style-name="Internet_20_link" text:visited-style-name="Visited_20_Internet_20_Link">
</text:a>
In particular, 29 encroachments were destroyed, more than 40 were injured.</text:p>
      <text:p text:style-name="P4">
News Source: <text:a xlink:type="simple" xlink:href="https://www.ukrinform.ua/rubric-ato/3692076-intensivnist-rosijskih-obstriliv-u-berezni-zrosla-na-11-prikordonniki.html" text:style-name="Internet_20_link" text:visited-style-name="Visited_20_Internet_20_Link">
https://www.ukrinform.ua/rubric-ato/3692076-intensivnist-rosijskih-obstriliv-u-berezni-zrosla-na-11-prikordonniki.html</text:a>
</text:p>
      <!--NEWS-->
      <text:h text:style-name="P10" text:outline-level="1">
<text:span text:style-name="T4">
700 residents of Melitopol district - mayor agreed with the enemy</text:span>
</text:h>
      <text:p text:style-name="P4">
Authors: Ukrinform (Person)</text:p>
      <text:p text:style-name="P4">
Publisher: Укринформ (Organization)</text:p>
      <text:p text:style-name="P4">
Published Time: 2023-04-06T00:42:00+03:00</text:p>
      <text:p text:style-name="P4">
Modified Time: 2023-04-06T00:42:00+03:00</text:p>
      <text:p text:style-name="P4">
Description: 700 people agreed to cooperate with the enemy. It is about Melitopol and Melitopol district. - Ukrinform.</text:p>
      <text:p text:style-name="P4">
Images: ["<text:a xlink:type="simple" xlink:href="https://static.ukrinform.com/photos/2022_11/thumb_files/630_360_1667485448-125.jpg" text:style-name="Internet_20_link" text:visited-style-name="Visited_20_Internet_20_Link">
630_360_16674...</text:a>
"]</text:p>
      <text:p text:style-name="P4">
Tags: ['Мелітополь', 'Федоров', 'Війна з росією']</text:p>
      <text:p text:style-name="P4">
Type: Article</text:p>
      <!--METADATA-->
      <text:p text:style-name="P4">
<draw:frame draw:style-name="fr1" draw:name="Image387" text:anchor-type="as-char" svg:width="6.9236in" svg:height="3.956343in" draw:z-index="0">
<draw:image xlink:href="../Images/yкринформ/2023-04-06T00-42-00-03-00/630_360_1667485448-125.jpg" xlink:type="simple" xlink:show="embed" xlink:actuate="onLoad" draw:mime-type="image/jpeg"/>
</draw:frame>
700 people agreed with the enemy. It is about Melitopol Tamelitopol district.</text:p>
      <text:p text:style-name="P4">
Ivan Fedorov, Ukrinform, said this on the national telecommunications "One News".</text:p>
      <text:p text:style-name="P4">
"If we talk about Melitopol and district, then to cooperate with an enemy(Who is a pondolaborator who helped with the organization of pseudo -referendum), 700 people are gathered in our register. These are the people who began to capture schools and teaching children, and those who went to the fake tax, pension fund and so on. These700 people are tested, there are facts of collaboration, criminal proceedings and suspicions will be awarded, "he said.</text:p>
      <text:p text:style-name="P4">
<text:span text:style-name="T4">
 Read also: </text:span>
 <text:a xlink:type="simple" xlink:href="https://www.ukrinform.ua/rubric-society/3691595-veresuk-rekomendue-ukraincam-timcasovo-viihati-z-tot-do-tretih-krain.html" text:style-name="Internet_20_link" text:visited-style-name="Visited_20_Internet_20_Link">
</text:a>
As for whether many collaborators among representatives of the authorities, Fyodorov replaced that no more than 10 people were over the enemy in the structure of the city council.</text:p>
      <text:p text:style-name="P4">
As it was reported, this morning, at about 8:20, an explosion in Melitopol has been. It is not known exactly what it exploded. However, as Fedorov noted, it exploded in the part where the military airfield is located, the locomotive depot -that is, where there is a cluster of enemy equipment.</text:p>
      <text:p text:style-name="P4">
News Source: <text:a xlink:type="simple" xlink:href="https://www.ukrinform.ua/rubric-regions/3691887-spivpracuvati-z-vorogom-pogodilis-700-meskanciv-melitopolskogo-rajonu-mer.html" text:style-name="Internet_20_link" text:visited-style-name="Visited_20_Internet_20_Link">
https://www.ukrinform.ua/rubric-regions/3691887-spivpracuvati-z-vorogom-pogodilis-700-meskanciv-melitopolskogo-rajonu-mer.html</text:a>
</text:p>
      <!--NEWS-->
      <text:h text:style-name="P10" text:outline-level="1">
<text:span text:style-name="T4">
Minibraintegration Increases Informing Measures on Mine Safety</text:span>
</text:h>
      <text:p text:style-name="P4">
Author: ['АРМІЯINFORM']</text:p>
      <text:p text:style-name="P4">
Time: 2023-04-06T98:00:00-04:00</text:p>
      <text:p text:style-name="P4">
Description: About the cereal of the Mini -Castle of the Rintegrazi Timchasovo Okulovani Terito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4/miny.jpg" text:style-name="Internet_20_link" text:visited-style-name="Visited_20_Internet_20_Link">
miny.jpg</text:a>
']</text:p>
      <text:p text:style-name="P4">
Tags: ['STOPRUSSIA', 'АГРЕСІЯ РФ', 'ВІЙНА', 'ВТОРГНЕННЯ РФ', 'МІННА БЕЗПЕКА', 'ХЕРСОНЩИНА']</text:p>
      <text:p text:style-name="P4">
Category: News</text:p>
      <!--METADATA-->
      <text:p text:style-name="P4">
<draw:frame draw:style-name="fr1" draw:name="Image388" text:anchor-type="as-char" svg:width="6.9236in" svg:height="3.893007in" draw:z-index="0">
<draw:image xlink:href="../Images/AРМІЯINFORM/2023-04-06T98-00-00-04-00/miny.jpg" xlink:type="simple" xlink:show="embed" xlink:actuate="onLoad" draw:mime-type="image/jpeg"/>
</draw:frame>
Illustrative photo</text:p>
      <text:p text:style-name="P4">
About it <text:a xlink:type="simple" xlink:href="https://minre.gov.ua/2023/04/05/na-hersonshhyni-minreintegracziyi-posylyuye-zahody-z-informuvannya-shhodo-minnoyi-bezpeky/" text:style-name="Internet_20_link" text:visited-style-name="Visited_20_Internet_20_Link">
reports</text:a>
Ministry of Reintegration of Temporarily Occupied Territories of Ukraine.</text:p>
      <text:p text:style-name="P4">
Informing the population about the risks related to explosive subjects(GNP)were discussed during a meeting of representatives of mintrointegration and the Kherson regional military administration.</text:p>
      <text:p text:style-name="P4">
As a result of the meeting, a representative of the Ministry of Reintegration transferred to the Kherson Ova 2 thousand handouts for informing the population with mine safety. As well - student notebooks and banners for schools of liberated areas of the region. It is at the next time to transfer to Kherson another 100,000 handout materials on mine safety.</text:p>
      <text:p text:style-name="P4">
According to the Database of the Ministry of Reintegration on the accounting of victims of mines of inevitable ammunition, the Kherson region remains one of the most cozy GNP territories. Since the beginning of the year, 28 incidents have been recorded here with civilian underpasses and unreasonable ammunition. 43 people were killed as a result of these incidents, 17 of them were killed and others were injured.</text:p>
      <text:p text:style-name="P4">
It should be noted that, within the framework of the coordination headquarters, the Ministry ofreintegration conducts constant explanatory work for the purpose of teaching the population of the released territories related to GNP.</text:p>
      <text:p text:style-name="P4">
News Source: <text:a xlink:type="simple" xlink:href="https://armyinform.com.ua/2023/04/06/naselennya-zvilnenyh-rajoniv-hersonshhyny-posylyuyut-zahody-z-informuvannya-shhodo-minnoyi-bezpeky/" text:style-name="Internet_20_link" text:visited-style-name="Visited_20_Internet_20_Link">
https://armyinform.com.ua/2023/04/06/naselennya-zvilnenyh-rajoniv-hersonshhyny-posylyuyut-zahody-z-informuvannya-shhodo-minnoyi-bezpe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